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5.9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1.997cm"/>
    </style:style>
    <style:style style:name="co18" style:family="table-column">
      <style:table-column-properties fo:break-before="auto" style:column-width="1.342cm"/>
    </style:style>
    <style:style style:name="co1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 style:data-style-name="N99"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u_edytu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3" table:default-cell-style-name="ce10"/>
        <table:table-column table:style-name="co4" table:default-cell-style-name="ce22"/>
        <table:table-column table:style-name="co5" table:default-cell-style-name="ce35"/>
        <table:table-column table:style-name="co6" table:default-cell-style-name="ce35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8" office:value-type="string" calcext:value-type="string">
            <text:p>freq</text:p>
          </table:table-cell>
          <table:table-cell table:style-name="ce15" office:value-type="string" calcext:value-type="string">
            <text:p>eg</text:p>
          </table:table-cell>
          <table:table-cell table:style-name="ce15" table:formula="of:=COUNTA([.C2:.C495])" office:value-type="float" office:value="35" calcext:value-type="float">
            <text:p>35</text:p>
          </table:table-cell>
          <table:table-cell table:style-name="ce20" table:formula="of:=COUNTA([.D2:.D495])" office:value-type="float" office:value="337" calcext:value-type="float">
            <text:p>337</text:p>
          </table:table-cell>
          <table:table-cell table:style-name="ce20" table:formula="of:=COUNTA([.E2:.E495])" office:value-type="float" office:value="72" calcext:value-type="float">
            <text:p>72</text:p>
          </table:table-cell>
          <table:table-cell table:style-name="ce20" table:formula="of:=COUNTA([.F2:.F495])" office:value-type="float" office:value="13" calcext:value-type="float">
            <text:p>13</text:p>
          </table:table-cell>
          <table:table-cell table:style-name="ce23" office:value-type="string" calcext:value-type="string">
            <text:p>coda</text:p>
          </table:table-cell>
          <table:table-cell table:style-name="ce23" office:value-type="string" calcext:value-type="string">
            <text:p>translation</text:p>
          </table:table-cell>
          <table:table-cell table:style-name="ce23" office:value-type="string" calcext:value-type="string">
            <text:p>propozycja</text:p>
          </table:table-cell>
          <table:table-cell table:style-name="ce32" office:value-type="string" calcext:value-type="string">
            <text:p>uwagi/propozycje</text:p>
          </table:table-cell>
          <table:table-cell/>
        </table:table-row>
        <table:table-row table:style-name="ro2">
          <table:table-cell table:style-name="ce2" office:value-type="float" office:value="57574" calcext:value-type="float">
            <text:p>57574</text:p>
          </table:table-cell>
          <table:table-cell table:style-name="ce4" office:value-type="string" calcext:value-type="string">
            <text:p>chleb</text:p>
          </table:table-cell>
          <table:table-cell table:style-name="ce7" office:value-type="string" calcext:value-type="string">
            <text:p>b</text:p>
          </table:table-cell>
          <table:table-cell table:style-name="ce9" table:number-columns-repeated="2"/>
          <table:table-cell/>
          <table:table-cell table:style-name="ce21" table:formula="of:=COM.MICROSOFT.CONCAT([.C2:.F2]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gibbsyt</text:p>
          </table:table-cell>
          <table:table-cell table:style-name="ce7"/>
          <table:table-cell table:style-name="ce9" office:value-type="string" calcext:value-type="string">
            <text:p>bb</text:p>
          </table:table-cell>
          <table:table-cell table:style-name="ce9"/>
          <table:table-cell/>
          <table:table-cell table:style-name="ce21" table:formula="of:=COM.MICROSOFT.CONCAT([.C3:.F3])" office:value-type="string" office:string-value="bb" calcext:value-type="string">
            <text:p>bb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bc</text:p>
          </table:table-cell>
          <table:table-cell table:style-name="ce7"/>
          <table:table-cell table:style-name="ce9" office:value-type="string" calcext:value-type="string">
            <text:p>bc</text:p>
          </table:table-cell>
          <table:table-cell table:style-name="ce9"/>
          <table:table-cell/>
          <table:table-cell table:style-name="ce21" table:formula="of:=COM.MICROSOFT.CONCAT([.C4:.F4])" office:value-type="string" office:string-value="bc" calcext:value-type="string">
            <text:p>bc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ch</text:p>
          </table:table-cell>
          <table:table-cell table:style-name="ce9"/>
          <table:table-cell/>
          <table:table-cell table:style-name="ce21" table:formula="of:=COM.MICROSOFT.CONCAT([.C5:.F5])" office:value-type="string" office:string-value="bch" calcext:value-type="string">
            <text:p>b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abć</text:p>
          </table:table-cell>
          <table:table-cell table:style-name="ce7"/>
          <table:table-cell table:style-name="ce9" office:value-type="string" calcext:value-type="string">
            <text:p>bć</text:p>
          </table:table-cell>
          <table:table-cell table:style-name="ce9"/>
          <table:table-cell/>
          <table:table-cell table:style-name="ce21" table:formula="of:=COM.MICROSOFT.CONCAT([.C6:.F6])" office:value-type="string" office:string-value="bć" calcext:value-type="string">
            <text:p>bć</text:p>
          </table:table-cell>
          <table:table-cell office:value-type="string" calcext:value-type="string">
            <text:p>B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ci</text:p>
          </table:table-cell>
          <table:table-cell table:style-name="ce9"/>
          <table:table-cell/>
          <table:table-cell table:style-name="ce21" table:formula="of:=COM.MICROSOFT.CONCAT([.C7:.F7])" office:value-type="string" office:string-value="bci" calcext:value-type="string">
            <text:p>bci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ebd</text:p>
          </table:table-cell>
          <table:table-cell table:style-name="ce7"/>
          <table:table-cell table:style-name="ce9" office:value-type="string" calcext:value-type="string">
            <text:p>bd</text:p>
          </table:table-cell>
          <table:table-cell table:style-name="ce9"/>
          <table:table-cell/>
          <table:table-cell table:style-name="ce21" table:formula="of:=COM.MICROSOFT.CONCAT([.C8:.F8])" office:value-type="string" office:string-value="bd" calcext:value-type="string">
            <text:p>bd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konstabl</text:p>
          </table:table-cell>
          <table:table-cell table:style-name="ce7"/>
          <table:table-cell table:style-name="ce9" office:value-type="string" calcext:value-type="string">
            <text:p>bl</text:p>
          </table:table-cell>
          <table:table-cell table:style-name="ce9"/>
          <table:table-cell/>
          <table:table-cell table:style-name="ce21" table:formula="of:=COM.MICROSOFT.CONCAT([.C9:.F9])" office:value-type="string" office:string-value="bl" calcext:value-type="string">
            <text:p>b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jabł=ko</text:p>
          </table:table-cell>
          <table:table-cell table:style-name="ce7"/>
          <table:table-cell table:style-name="ce9" office:value-type="string" calcext:value-type="string">
            <text:p>bł</text:p>
          </table:table-cell>
          <table:table-cell table:style-name="ce9"/>
          <table:table-cell/>
          <table:table-cell table:style-name="ce21" table:formula="of:=COM.MICROSOFT.CONCAT([.C10:.F10])" office:value-type="string" office:string-value="bł" calcext:value-type="string">
            <text:p>bł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ubn</text:p>
          </table:table-cell>
          <table:table-cell table:style-name="ce7"/>
          <table:table-cell table:style-name="ce9" office:value-type="string" calcext:value-type="string">
            <text:p>bn</text:p>
          </table:table-cell>
          <table:table-cell table:style-name="ce9"/>
          <table:table-cell/>
          <table:table-cell table:style-name="ce21" table:formula="of:=COM.MICROSOFT.CONCAT([.C11:.F11])" office:value-type="string" office:string-value="bn" calcext:value-type="string">
            <text:p>bn</text:p>
          </table:table-cell>
          <table:table-cell office:value-type="string" calcext:value-type="string">
            <text:p>CLB</text:p>
          </table:table-cell>
          <table:table-cell/>
          <table:table-cell office:value-type="string" calcext:value-type="string">
            <text:p>Dubn = duchn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ni</text:p>
          </table:table-cell>
          <table:table-cell table:style-name="ce9"/>
          <table:table-cell/>
          <table:table-cell table:style-name="ce21" table:formula="of:=COM.MICROSOFT.CONCAT([.C12:.F12])" office:value-type="string" office:string-value="bni" calcext:value-type="string">
            <text:p>bni</text:p>
          </table:table-cell>
          <table:table-cell/>
          <table:table-cell office:value-type="string" calcext:value-type="string">
            <text:p>CLBW</text:p>
          </table:table-cell>
          <table:table-cell table:number-columns-repeated="2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4" office:value-type="string" calcext:value-type="string">
            <text:p>bóbr</text:p>
          </table:table-cell>
          <table:table-cell table:style-name="ce7"/>
          <table:table-cell table:style-name="ce9" office:value-type="string" calcext:value-type="string">
            <text:p>br</text:p>
          </table:table-cell>
          <table:table-cell table:style-name="ce9"/>
          <table:table-cell/>
          <table:table-cell table:style-name="ce21" table:formula="of:=COM.MICROSOFT.CONCAT([.C13:.F13])" office:value-type="string" office:string-value="br" calcext:value-type="string">
            <text:p>br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srebrz</text:p>
          </table:table-cell>
          <table:table-cell table:style-name="ce7"/>
          <table:table-cell table:style-name="ce9" office:value-type="string" calcext:value-type="string">
            <text:p>brz</text:p>
          </table:table-cell>
          <table:table-cell table:style-name="ce9"/>
          <table:table-cell/>
          <table:table-cell table:style-name="ce21" table:formula="of:=COM.MICROSOFT.CONCAT([.C14:.F14])" office:value-type="string" office:string-value="brz" calcext:value-type="string">
            <text:p>br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plebs</text:p>
          </table:table-cell>
          <table:table-cell table:style-name="ce7"/>
          <table:table-cell table:style-name="ce9" office:value-type="string" calcext:value-type="string">
            <text:p>bs</text:p>
          </table:table-cell>
          <table:table-cell table:style-name="ce9"/>
          <table:table-cell/>
          <table:table-cell table:style-name="ce21" table:formula="of:=COM.MICROSOFT.CONCAT([.C15:.F15])" office:value-type="string" office:string-value="bs" calcext:value-type="string">
            <text:p>bs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si</text:p>
          </table:table-cell>
          <table:table-cell table:style-name="ce9"/>
          <table:table-cell/>
          <table:table-cell table:style-name="ce21" table:formula="of:=COM.MICROSOFT.CONCAT([.C16:.F16])" office:value-type="string" office:string-value="bsi" calcext:value-type="string">
            <text:p>bsi</text:p>
          </table:table-cell>
          <table:table-cell/>
          <table:table-cell office:value-type="string" calcext:value-type="string">
            <text:p>BSW</text:p>
          </table:table-cell>
          <table:table-cell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żabsk</text:p>
          </table:table-cell>
          <table:table-cell table:style-name="ce7"/>
          <table:table-cell table:style-name="ce9"/>
          <table:table-cell table:style-name="ce9" office:value-type="string" calcext:value-type="string">
            <text:p>bsk</text:p>
          </table:table-cell>
          <table:table-cell/>
          <table:table-cell table:style-name="ce21" table:formula="of:=COM.MICROSOFT.CONCAT([.C17:.F17])" office:value-type="string" office:string-value="bsk" calcext:value-type="string">
            <text:p>bsk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rabstw</text:p>
          </table:table-cell>
          <table:table-cell table:style-name="ce7"/>
          <table:table-cell table:style-name="ce9"/>
          <table:table-cell/>
          <table:table-cell table:style-name="ce9" office:value-type="string" calcext:value-type="string">
            <text:p>bstw</text:p>
          </table:table-cell>
          <table:table-cell table:style-name="ce21" table:formula="of:=COM.MICROSOFT.CONCAT([.C18:.F18])" office:value-type="string" office:string-value="bstw" calcext:value-type="string">
            <text:p>bstw</text:p>
          </table:table-cell>
          <table:table-cell office:value-type="string" calcext:value-type="string">
            <text:p>BSTW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sz</text:p>
          </table:table-cell>
          <table:table-cell/>
          <table:table-cell table:style-name="ce9"/>
          <table:table-cell table:style-name="ce21" table:formula="of:=COM.MICROSOFT.CONCAT([.C19:.F19])" office:value-type="string" office:string-value="bsz" calcext:value-type="string">
            <text:p>bs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bt</text:p>
          </table:table-cell>
          <table:table-cell/>
          <table:table-cell table:style-name="ce9"/>
          <table:table-cell table:style-name="ce21" table:formula="of:=COM.MICROSOFT.CONCAT([.C20:.F20])" office:value-type="string" office:string-value="bt" calcext:value-type="string">
            <text:p>bt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kobz</text:p>
          </table:table-cell>
          <table:table-cell table:style-name="ce7"/>
          <table:table-cell table:style-name="ce9" office:value-type="string" calcext:value-type="string">
            <text:p>bz</text:p>
          </table:table-cell>
          <table:table-cell table:style-name="ce9"/>
          <table:table-cell/>
          <table:table-cell table:style-name="ce21" table:formula="of:=COM.MICROSOFT.CONCAT([.C21:.F21])" office:value-type="string" office:string-value="bz" calcext:value-type="string">
            <text:p>bz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48134" calcext:value-type="float">
            <text:p>48134</text:p>
          </table:table-cell>
          <table:table-cell table:style-name="ce4" office:value-type="string" calcext:value-type="string">
            <text:p>lec</text:p>
          </table:table-cell>
          <table:table-cell table:style-name="ce7" office:value-type="string" calcext:value-type="string">
            <text:p>c</text:p>
          </table:table-cell>
          <table:table-cell table:style-name="ce9" table:number-columns-repeated="2"/>
          <table:table-cell/>
          <table:table-cell table:style-name="ce21" table:formula="of:=COM.MICROSOFT.CONCAT([.C22:.F22]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ock=nąć</text:p>
          </table:table-cell>
          <table:table-cell table:style-name="ce7"/>
          <table:table-cell table:style-name="ce9" office:value-type="string" calcext:value-type="string">
            <text:p>ck</text:p>
          </table:table-cell>
          <table:table-cell table:style-name="ce9"/>
          <table:table-cell/>
          <table:table-cell table:style-name="ce21" table:formula="of:=COM.MICROSOFT.CONCAT([.C23:.F23])" office:value-type="string" office:string-value="ck" calcext:value-type="string">
            <text:p>ck</text:p>
          </table:table-cell>
          <table:table-cell office:value-type="string" calcext:value-type="string">
            <text:p>C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ucp</text:p>
          </table:table-cell>
          <table:table-cell table:style-name="ce7"/>
          <table:table-cell table:style-name="ce9" office:value-type="string" calcext:value-type="string">
            <text:p>cp</text:p>
          </table:table-cell>
          <table:table-cell table:style-name="ce9"/>
          <table:table-cell/>
          <table:table-cell table:style-name="ce21" table:formula="of:=COM.MICROSOFT.CONCAT([.C24:.F24])" office:value-type="string" office:string-value="cp" calcext:value-type="string">
            <text:p>cp</text:p>
          </table:table-cell>
          <table:table-cell office:value-type="string" calcext:value-type="string">
            <text:p>CP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icr</text:p>
          </table:table-cell>
          <table:table-cell table:style-name="ce7"/>
          <table:table-cell table:style-name="ce9" office:value-type="string" calcext:value-type="string">
            <text:p>cr</text:p>
          </table:table-cell>
          <table:table-cell table:style-name="ce9"/>
          <table:table-cell/>
          <table:table-cell table:style-name="ce21" table:formula="of:=COM.MICROSOFT.CONCAT([.C25:.F25])" office:value-type="string" office:string-value="cr" calcext:value-type="string">
            <text:p>c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omics</text:p>
          </table:table-cell>
          <table:table-cell table:style-name="ce7"/>
          <table:table-cell table:style-name="ce9" office:value-type="string" calcext:value-type="string">
            <text:p>cs</text:p>
          </table:table-cell>
          <table:table-cell table:style-name="ce9"/>
          <table:table-cell/>
          <table:table-cell table:style-name="ce21" table:formula="of:=COM.MICROSOFT.CONCAT([.C26:.F26])" office:value-type="string" office:string-value="cs" calcext:value-type="string">
            <text:p>c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erfect</text:p>
          </table:table-cell>
          <table:table-cell table:style-name="ce7"/>
          <table:table-cell table:style-name="ce9" office:value-type="string" calcext:value-type="string">
            <text:p>ct</text:p>
          </table:table-cell>
          <table:table-cell table:style-name="ce9"/>
          <table:table-cell/>
          <table:table-cell table:style-name="ce21" table:formula="of:=COM.MICROSOFT.CONCAT([.C27:.F27])" office:value-type="string" office:string-value="ct" calcext:value-type="string">
            <text:p>c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proroctw</text:p>
          </table:table-cell>
          <table:table-cell table:style-name="ce7"/>
          <table:table-cell table:style-name="ce9"/>
          <table:table-cell table:style-name="ce9" office:value-type="string" calcext:value-type="string">
            <text:p>ctw</text:p>
          </table:table-cell>
          <table:table-cell/>
          <table:table-cell table:style-name="ce21" table:formula="of:=COM.MICROSOFT.CONCAT([.C28:.F28])" office:value-type="string" office:string-value="ctw" calcext:value-type="string">
            <text:p>ctw</text:p>
          </table:table-cell>
          <table:table-cell office:value-type="string" calcext:value-type="string">
            <text:p>CTW</text:p>
          </table:table-cell>
          <table:table-cell office:value-type="string" calcext:value-type="string">
            <text:p>STW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icw</text:p>
          </table:table-cell>
          <table:table-cell table:style-name="ce7"/>
          <table:table-cell table:style-name="ce9" office:value-type="string" calcext:value-type="string">
            <text:p>cw</text:p>
          </table:table-cell>
          <table:table-cell table:style-name="ce9"/>
          <table:table-cell/>
          <table:table-cell table:style-name="ce21" table:formula="of:=COM.MICROSOFT.CONCAT([.C29:.F29])" office:value-type="string" office:string-value="cw" calcext:value-type="string">
            <text:p>cw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2">
          <table:table-cell table:style-name="ce2" office:value-type="float" office:value="181548" calcext:value-type="float">
            <text:p>181548</text:p>
          </table:table-cell>
          <table:table-cell table:style-name="ce4" office:value-type="string" calcext:value-type="string">
            <text:p>lech</text:p>
          </table:table-cell>
          <table:table-cell table:style-name="ce7" office:value-type="string" calcext:value-type="string">
            <text:p>ch</text:p>
          </table:table-cell>
          <table:table-cell table:style-name="ce9" table:number-columns-repeated="2"/>
          <table:table-cell/>
          <table:table-cell table:style-name="ce21" table:formula="of:=COM.MICROSOFT.CONCAT([.C30:.F30])" office:value-type="string" office:string-value="ch" calcext:value-type="string">
            <text:p>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utrechc=cy</text:p>
          </table:table-cell>
          <table:table-cell table:style-name="ce7"/>
          <table:table-cell table:style-name="ce9" office:value-type="string" calcext:value-type="string">
            <text:p>chc</text:p>
          </table:table-cell>
          <table:table-cell table:style-name="ce9"/>
          <table:table-cell/>
          <table:table-cell table:style-name="ce21" table:formula="of:=COM.MICROSOFT.CONCAT([.C31:.F31])" office:value-type="string" office:string-value="chc" calcext:value-type="string">
            <text:p>chc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łechcz</text:p>
          </table:table-cell>
          <table:table-cell table:style-name="ce7"/>
          <table:table-cell table:style-name="ce9" office:value-type="string" calcext:value-type="string">
            <text:p>chcz</text:p>
          </table:table-cell>
          <table:table-cell table:style-name="ce9"/>
          <table:table-cell/>
          <table:table-cell table:style-name="ce21" table:formula="of:=COM.MICROSOFT.CONCAT([.C32:.F32])" office:value-type="string" office:string-value="chcz" calcext:value-type="string">
            <text:p>chcz</text:p>
          </table:table-cell>
          <table:table-cell office:value-type="string" calcext:value-type="string">
            <text:p>CBGW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pichć</text:p>
          </table:table-cell>
          <table:table-cell table:style-name="ce7"/>
          <table:table-cell table:style-name="ce9" office:value-type="string" calcext:value-type="string">
            <text:p>chć</text:p>
          </table:table-cell>
          <table:table-cell table:style-name="ce9"/>
          <table:table-cell/>
          <table:table-cell table:style-name="ce21" table:formula="of:=COM.MICROSOFT.CONCAT([.C33:.F33])" office:value-type="string" office:string-value="chć" calcext:value-type="string">
            <text:p>chć</text:p>
          </table:table-cell>
          <table:table-cell office:value-type="string" calcext:value-type="string">
            <text:p>CB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chci</text:p>
          </table:table-cell>
          <table:table-cell table:style-name="ce9"/>
          <table:table-cell/>
          <table:table-cell table:style-name="ce21" table:formula="of:=COM.MICROSOFT.CONCAT([.C34:.F34])" office:value-type="string" office:string-value="chci" calcext:value-type="string">
            <text:p>chci</text:p>
          </table:table-cell>
          <table:table-cell office:value-type="string" calcext:value-type="string">
            <text:p>CB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lechd</text:p>
          </table:table-cell>
          <table:table-cell table:style-name="ce7"/>
          <table:table-cell table:style-name="ce9" office:value-type="string" calcext:value-type="string">
            <text:p>chd</text:p>
          </table:table-cell>
          <table:table-cell table:style-name="ce9"/>
          <table:table-cell/>
          <table:table-cell table:style-name="ce21" table:formula="of:=COM.MICROSOFT.CONCAT([.C35:.F35])" office:value-type="string" office:string-value="chd" calcext:value-type="string">
            <text:p>chd</text:p>
          </table:table-cell>
          <table:table-cell office:value-type="string" calcext:value-type="string">
            <text:p>CBT</text:p>
          </table:table-cell>
          <table:table-cell table:number-columns-repeated="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cichł</text:p>
          </table:table-cell>
          <table:table-cell table:style-name="ce7"/>
          <table:table-cell table:style-name="ce9" office:value-type="string" calcext:value-type="string">
            <text:p>chł</text:p>
          </table:table-cell>
          <table:table-cell table:style-name="ce9"/>
          <table:table-cell/>
          <table:table-cell table:style-name="ce21" table:formula="of:=COM.MICROSOFT.CONCAT([.C36:.F36])" office:value-type="string" office:string-value="chł" calcext:value-type="string">
            <text:p>chł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rachm</text:p>
          </table:table-cell>
          <table:table-cell table:style-name="ce7"/>
          <table:table-cell table:style-name="ce9" office:value-type="string" calcext:value-type="string">
            <text:p>chm</text:p>
          </table:table-cell>
          <table:table-cell table:style-name="ce9"/>
          <table:table-cell/>
          <table:table-cell table:style-name="ce21" table:formula="of:=COM.MICROSOFT.CONCAT([.C37:.F37])" office:value-type="string" office:string-value="chm" calcext:value-type="string">
            <text:p>chm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chn</text:p>
          </table:table-cell>
          <table:table-cell table:style-name="ce7"/>
          <table:table-cell table:style-name="ce9" office:value-type="string" calcext:value-type="string">
            <text:p>chn</text:p>
          </table:table-cell>
          <table:table-cell table:style-name="ce9"/>
          <table:table-cell/>
          <table:table-cell table:style-name="ce21" table:formula="of:=COM.MICROSOFT.CONCAT([.C38:.F38])" office:value-type="string" office:string-value="chn" calcext:value-type="string">
            <text:p>chn</text:p>
          </table:table-cell>
          <table:table-cell office:value-type="string" calcext:value-type="string">
            <text:p>CLB</text:p>
          </table:table-cell>
          <table:table-cell/>
          <table:table-cell office:value-type="string" calcext:value-type="string">
            <text:p>Dubn = duchn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chr, wichr</text:p>
          </table:table-cell>
          <table:table-cell table:style-name="ce7"/>
          <table:table-cell table:style-name="ce9" office:value-type="string" calcext:value-type="string">
            <text:p>chr</text:p>
          </table:table-cell>
          <table:table-cell table:style-name="ce9"/>
          <table:table-cell/>
          <table:table-cell table:style-name="ce21" table:formula="of:=COM.MICROSOFT.CONCAT([.C39:.F39])" office:value-type="string" office:string-value="chr" calcext:value-type="string">
            <text:p>chr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wichrz</text:p>
          </table:table-cell>
          <table:table-cell table:style-name="ce7"/>
          <table:table-cell table:style-name="ce9" office:value-type="string" calcext:value-type="string">
            <text:p>chrz</text:p>
          </table:table-cell>
          <table:table-cell table:style-name="ce9"/>
          <table:table-cell/>
          <table:table-cell table:style-name="ce21" table:formula="of:=COM.MICROSOFT.CONCAT([.C40:.F40])" office:value-type="string" office:string-value="chrz" calcext:value-type="string">
            <text:p>chrz</text:p>
          </table:table-cell>
          <table:table-cell office:value-type="string" calcext:value-type="string">
            <text:p>CB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wychrzt</text:p>
          </table:table-cell>
          <table:table-cell table:style-name="ce7"/>
          <table:table-cell table:style-name="ce9"/>
          <table:table-cell table:style-name="ce9" office:value-type="string" calcext:value-type="string">
            <text:p>chrzt</text:p>
          </table:table-cell>
          <table:table-cell/>
          <table:table-cell table:style-name="ce21" table:formula="of:=COM.MICROSOFT.CONCAT([.C41:.F41])" office:value-type="string" office:string-value="chrzt" calcext:value-type="string">
            <text:p>chrzt</text:p>
          </table:table-cell>
          <table:table-cell office:value-type="string" calcext:value-type="string">
            <text:p>CBSGT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a=kichś</text:p>
          </table:table-cell>
          <table:table-cell table:style-name="ce7"/>
          <table:table-cell table:style-name="ce9" office:value-type="string" calcext:value-type="string">
            <text:p>chś</text:p>
          </table:table-cell>
          <table:table-cell table:style-name="ce9"/>
          <table:table-cell/>
          <table:table-cell table:style-name="ce21" table:formula="of:=COM.MICROSOFT.CONCAT([.C42:.F42])" office:value-type="string" office:string-value="chś" calcext:value-type="string">
            <text:p>chś</text:p>
          </table:table-cell>
          <table:table-cell office:value-type="string" calcext:value-type="string">
            <text:p>CB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chsi</text:p>
          </table:table-cell>
          <table:table-cell table:style-name="ce9"/>
          <table:table-cell/>
          <table:table-cell table:style-name="ce21" table:formula="of:=COM.MICROSOFT.CONCAT([.C43:.F43])" office:value-type="string" office:string-value="chsi" calcext:value-type="string">
            <text:p>chsi</text:p>
          </table:table-cell>
          <table:table-cell office:value-type="string" calcext:value-type="string">
            <text:p>CBSW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/>
          <table:table-cell table:style-name="ce7"/>
          <table:table-cell table:style-name="ce9" office:value-type="string" calcext:value-type="string">
            <text:p>cht</text:p>
          </table:table-cell>
          <table:table-cell table:style-name="ce9"/>
          <table:table-cell/>
          <table:table-cell table:style-name="ce21" table:formula="of:=COM.MICROSOFT.CONCAT([.C44:.F44])" office:value-type="string" office:string-value="cht" calcext:value-type="string">
            <text:p>cht</text:p>
          </table:table-cell>
          <table:table-cell office:value-type="string" calcext:value-type="string">
            <text:p>CB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lichtr</text:p>
          </table:table-cell>
          <table:table-cell table:style-name="ce7"/>
          <table:table-cell table:style-name="ce9"/>
          <table:table-cell table:style-name="ce9" office:value-type="string" calcext:value-type="string">
            <text:p>chtr</text:p>
          </table:table-cell>
          <table:table-cell/>
          <table:table-cell table:style-name="ce21" table:formula="of:=COM.MICROSOFT.CONCAT([.C45:.F45])" office:value-type="string" office:string-value="chtr" calcext:value-type="string">
            <text:p>chtr</text:p>
          </table:table-cell>
          <table:table-cell office:value-type="string" calcext:value-type="string">
            <text:p>CRBT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brzechw</text:p>
          </table:table-cell>
          <table:table-cell table:style-name="ce7"/>
          <table:table-cell table:style-name="ce9" office:value-type="string" calcext:value-type="string">
            <text:p>chw</text:p>
          </table:table-cell>
          <table:table-cell table:style-name="ce9"/>
          <table:table-cell/>
          <table:table-cell table:style-name="ce21" table:formula="of:=COM.MICROSOFT.CONCAT([.C46:.F46])" office:value-type="string" office:string-value="chw" calcext:value-type="string">
            <text:p>chw</text:p>
          </table:table-cell>
          <table:table-cell office:value-type="string" calcext:value-type="string">
            <text:p>CBW</text:p>
          </table:table-cell>
          <table:table-cell table:number-columns-repeated="3"/>
        </table:table-row>
        <table:table-row table:style-name="ro2">
          <table:table-cell table:style-name="ce2" office:value-type="float" office:value="74466" calcext:value-type="float">
            <text:p>74466</text:p>
          </table:table-cell>
          <table:table-cell table:style-name="ce4" office:value-type="string" calcext:value-type="string">
            <text:p>lecz</text:p>
          </table:table-cell>
          <table:table-cell table:style-name="ce7" office:value-type="string" calcext:value-type="string">
            <text:p>cz</text:p>
          </table:table-cell>
          <table:table-cell table:style-name="ce9" table:number-columns-repeated="2"/>
          <table:table-cell/>
          <table:table-cell table:style-name="ce21" table:formula="of:=COM.MICROSOFT.CONCAT([.C47:.F47])" office:value-type="string" office:string-value="cz" calcext:value-type="string">
            <text:p>cz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CL??? literówka???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czb</text:p>
          </table:table-cell>
          <table:table-cell table:style-name="ce7"/>
          <table:table-cell table:style-name="ce9" office:value-type="string" calcext:value-type="string">
            <text:p>czb</text:p>
          </table:table-cell>
          <table:table-cell table:style-name="ce9"/>
          <table:table-cell/>
          <table:table-cell table:style-name="ce21" table:formula="of:=COM.MICROSOFT.CONCAT([.C48:.F48])" office:value-type="string" office:string-value="czb" calcext:value-type="string">
            <text:p>czb</text:p>
          </table:table-cell>
          <table:table-cell office:value-type="string" calcext:value-type="string">
            <text:p>B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czm</text:p>
          </table:table-cell>
          <table:table-cell table:style-name="ce7"/>
          <table:table-cell table:style-name="ce9" office:value-type="string" calcext:value-type="string">
            <text:p>czm</text:p>
          </table:table-cell>
          <table:table-cell table:style-name="ce9"/>
          <table:table-cell/>
          <table:table-cell table:style-name="ce21" table:formula="of:=COM.MICROSOFT.CONCAT([.C49:.F49])" office:value-type="string" office:string-value="czm" calcext:value-type="string">
            <text:p>czm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uczt</text:p>
          </table:table-cell>
          <table:table-cell table:style-name="ce7"/>
          <table:table-cell table:style-name="ce9" office:value-type="string" calcext:value-type="string">
            <text:p>czt</text:p>
          </table:table-cell>
          <table:table-cell table:style-name="ce9"/>
          <table:table-cell/>
          <table:table-cell table:style-name="ce21" table:formula="of:=COM.MICROSOFT.CONCAT([.C50:.F50])" office:value-type="string" office:string-value="czt" calcext:value-type="string">
            <text:p>czt</text:p>
          </table:table-cell>
          <table:table-cell office:value-type="string" calcext:value-type="string">
            <text:p>GTW</text:p>
          </table:table-cell>
          <table:table-cell table:number-columns-repeated="3"/>
        </table:table-row>
        <table:table-row table:style-name="ro2">
          <table:table-cell table:style-name="ce2" office:value-type="float" office:value="27236" calcext:value-type="float">
            <text:p>27236</text:p>
          </table:table-cell>
          <table:table-cell table:style-name="ce4" office:value-type="string" calcext:value-type="string">
            <text:p>leć</text:p>
          </table:table-cell>
          <table:table-cell table:style-name="ce7" office:value-type="string" calcext:value-type="string">
            <text:p>ć</text:p>
          </table:table-cell>
          <table:table-cell table:style-name="ce9" table:number-columns-repeated="2"/>
          <table:table-cell/>
          <table:table-cell table:style-name="ce21" table:formula="of:=COM.MICROSOFT.CONCAT([.C51:.F51])" office:value-type="string" office:string-value="ć" calcext:value-type="string">
            <text:p>ć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ci</text:p>
          </table:table-cell>
          <table:table-cell table:style-name="ce9" table:number-columns-repeated="2"/>
          <table:table-cell/>
          <table:table-cell table:style-name="ce21" table:formula="of:=COM.MICROSOFT.CONCAT([.C52:.F52])" office:value-type="string" office:string-value="ci" calcext:value-type="string">
            <text:p>ci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zaćm</text:p>
          </table:table-cell>
          <table:table-cell table:style-name="ce7"/>
          <table:table-cell table:style-name="ce9" office:value-type="string" calcext:value-type="string">
            <text:p>ćm</text:p>
          </table:table-cell>
          <table:table-cell table:style-name="ce9"/>
          <table:table-cell/>
          <table:table-cell table:style-name="ce21" table:formula="of:=COM.MICROSOFT.CONCAT([.C53:.F53])" office:value-type="string" office:string-value="ćm" calcext:value-type="string">
            <text:p>ćm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162951" calcext:value-type="float">
            <text:p>162951</text:p>
          </table:table-cell>
          <table:table-cell table:style-name="ce4" office:value-type="string" calcext:value-type="string">
            <text:p>bied</text:p>
          </table:table-cell>
          <table:table-cell table:style-name="ce7" office:value-type="string" calcext:value-type="string">
            <text:p>d</text:p>
          </table:table-cell>
          <table:table-cell table:style-name="ce9" table:number-columns-repeated="2"/>
          <table:table-cell/>
          <table:table-cell table:style-name="ce21" table:formula="of:=COM.MICROSOFT.CONCAT([.C54:.F54])" office:value-type="string" office:string-value="d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BT???</text:p>
          </table:table-cell>
          <table:table-cell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po=radl=ne</text:p>
          </table:table-cell>
          <table:table-cell table:style-name="ce7"/>
          <table:table-cell table:style-name="ce9" office:value-type="string" calcext:value-type="string">
            <text:p>dl</text:p>
          </table:table-cell>
          <table:table-cell table:style-name="ce9"/>
          <table:table-cell/>
          <table:table-cell table:style-name="ce21" table:formula="of:=COM.MICROSOFT.CONCAT([.C55:.F55])" office:value-type="string" office:string-value="dl" calcext:value-type="string">
            <text:p>dl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751" calcext:value-type="float">
            <text:p>751</text:p>
          </table:table-cell>
          <table:table-cell table:style-name="ce4" office:value-type="string" calcext:value-type="string">
            <text:p>jadł</text:p>
          </table:table-cell>
          <table:table-cell table:style-name="ce7"/>
          <table:table-cell table:style-name="ce9" office:value-type="string" calcext:value-type="string">
            <text:p>dł</text:p>
          </table:table-cell>
          <table:table-cell table:style-name="ce9"/>
          <table:table-cell/>
          <table:table-cell table:style-name="ce21" table:formula="of:=COM.MICROSOFT.CONCAT([.C56:.F56])" office:value-type="string" office:string-value="dł" calcext:value-type="string">
            <text:p>dł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odm</text:p>
          </table:table-cell>
          <table:table-cell table:style-name="ce7"/>
          <table:table-cell table:style-name="ce9" office:value-type="string" calcext:value-type="string">
            <text:p>dm</text:p>
          </table:table-cell>
          <table:table-cell table:style-name="ce9"/>
          <table:table-cell/>
          <table:table-cell table:style-name="ce21" table:formula="of:=COM.MICROSOFT.CONCAT([.C57:.F57])" office:value-type="string" office:string-value="dm" calcext:value-type="string">
            <text:p>d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edn</text:p>
          </table:table-cell>
          <table:table-cell table:style-name="ce7"/>
          <table:table-cell table:style-name="ce9" office:value-type="string" calcext:value-type="string">
            <text:p>dn</text:p>
          </table:table-cell>
          <table:table-cell table:style-name="ce9"/>
          <table:table-cell/>
          <table:table-cell table:style-name="ce21" table:formula="of:=COM.MICROSOFT.CONCAT([.C58:.F58])" office:value-type="string" office:string-value="dn" calcext:value-type="string">
            <text:p>dn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dni</text:p>
          </table:table-cell>
          <table:table-cell table:style-name="ce9"/>
          <table:table-cell/>
          <table:table-cell table:style-name="ce21" table:formula="of:=COM.MICROSOFT.CONCAT([.C59:.F59])" office:value-type="string" office:string-value="dni" calcext:value-type="string">
            <text:p>dni</text:p>
          </table:table-cell>
          <table:table-cell/>
          <table:table-cell office:value-type="string" calcext:value-type="string">
            <text:p>CLTW</text:p>
          </table:table-cell>
          <table:table-cell table:number-columns-repeated="2"/>
        </table:table-row>
        <table:table-row table:style-name="ro2">
          <table:table-cell table:style-name="ce2" office:value-type="float" office:value="916" calcext:value-type="float">
            <text:p>916</text:p>
          </table:table-cell>
          <table:table-cell table:style-name="ce4" office:value-type="string" calcext:value-type="string">
            <text:p>kwadr</text:p>
          </table:table-cell>
          <table:table-cell table:style-name="ce7"/>
          <table:table-cell table:style-name="ce9" office:value-type="string" calcext:value-type="string">
            <text:p>dr</text:p>
          </table:table-cell>
          <table:table-cell table:style-name="ce9"/>
          <table:table-cell/>
          <table:table-cell table:style-name="ce21" table:formula="of:=COM.MICROSOFT.CONCAT([.C60:.F60])" office:value-type="string" office:string-value="dr" calcext:value-type="string">
            <text:p>dr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kwart, kwadr, kart, kadr, nard, nart etc.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o=jędrń</text:p>
          </table:table-cell>
          <table:table-cell table:style-name="ce7"/>
          <table:table-cell table:style-name="ce9"/>
          <table:table-cell table:style-name="ce9" office:value-type="string" calcext:value-type="string">
            <text:p>drń</text:p>
          </table:table-cell>
          <table:table-cell/>
          <table:table-cell table:style-name="ce21" table:formula="of:=COM.MICROSOFT.CONCAT([.C61:.F61])" office:value-type="string" office:string-value="drń" calcext:value-type="string">
            <text:p>drń</text:p>
          </table:table-cell>
          <table:table-cell office:value-type="string" calcext:value-type="string">
            <text:p>CR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drni</text:p>
          </table:table-cell>
          <table:table-cell/>
          <table:table-cell table:style-name="ce21" table:formula="of:=COM.MICROSOFT.CONCAT([.C62:.F62])" office:value-type="string" office:string-value="drni" calcext:value-type="string">
            <text:p>drni</text:p>
          </table:table-cell>
          <table:table-cell office:value-type="string" calcext:value-type="string">
            <text:p>CRLW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roz=wydrz</text:p>
          </table:table-cell>
          <table:table-cell table:style-name="ce7"/>
          <table:table-cell table:style-name="ce9" office:value-type="string" calcext:value-type="string">
            <text:p>drz</text:p>
          </table:table-cell>
          <table:table-cell table:style-name="ce9"/>
          <table:table-cell/>
          <table:table-cell table:style-name="ce21" table:formula="of:=COM.MICROSOFT.CONCAT([.C63:.F63])" office:value-type="string" office:string-value="drz" calcext:value-type="string">
            <text:p>d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kids, aids</text:p>
          </table:table-cell>
          <table:table-cell table:style-name="ce7"/>
          <table:table-cell table:style-name="ce9" office:value-type="string" calcext:value-type="string">
            <text:p>ds</text:p>
          </table:table-cell>
          <table:table-cell table:style-name="ce9"/>
          <table:table-cell/>
          <table:table-cell table:style-name="ce21" table:formula="of:=COM.MICROSOFT.CONCAT([.C64:.F64])" office:value-type="string" office:string-value="ds" calcext:value-type="string">
            <text:p>d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kądś</text:p>
          </table:table-cell>
          <table:table-cell table:style-name="ce7"/>
          <table:table-cell table:style-name="ce9" office:value-type="string" calcext:value-type="string">
            <text:p>dś</text:p>
          </table:table-cell>
          <table:table-cell table:style-name="ce9"/>
          <table:table-cell/>
          <table:table-cell table:style-name="ce21" table:formula="of:=COM.MICROSOFT.CONCAT([.C65:.F65])" office:value-type="string" office:string-value="dś" calcext:value-type="string">
            <text:p>dś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dsi</text:p>
          </table:table-cell>
          <table:table-cell table:style-name="ce9"/>
          <table:table-cell/>
          <table:table-cell table:style-name="ce21" table:formula="of:=COM.MICROSOFT.CONCAT([.C66:.F66])" office:value-type="string" office:string-value="dsi" calcext:value-type="string">
            <text:p>ds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odw=łok</text:p>
          </table:table-cell>
          <table:table-cell table:style-name="ce7"/>
          <table:table-cell table:style-name="ce9" office:value-type="string" calcext:value-type="string">
            <text:p>dw</text:p>
          </table:table-cell>
          <table:table-cell table:style-name="ce9"/>
          <table:table-cell/>
          <table:table-cell table:style-name="ce21" table:formula="of:=COM.MICROSOFT.CONCAT([.C67:.F67])" office:value-type="string" office:string-value="dw" calcext:value-type="string">
            <text:p>dw</text:p>
          </table:table-cell>
          <table:table-cell/>
          <table:table-cell table:number-columns-repeated="2" office:value-type="string" calcext:value-type="string">
            <text:p>TW</text:p>
          </table:table-cell>
          <table:table-cell/>
        </table:table-row>
        <table:table-row table:style-name="ro2">
          <table:table-cell table:style-name="ce2" office:value-type="float" office:value="4459" calcext:value-type="float">
            <text:p>4459</text:p>
          </table:table-cell>
          <table:table-cell table:style-name="ce4" office:value-type="string" calcext:value-type="string">
            <text:p>widz</text:p>
          </table:table-cell>
          <table:table-cell table:style-name="ce7" office:value-type="string" calcext:value-type="string">
            <text:p>dz</text:p>
          </table:table-cell>
          <table:table-cell table:style-name="ce9" table:number-columns-repeated="2"/>
          <table:table-cell/>
          <table:table-cell table:style-name="ce21" table:formula="of:=COM.MICROSOFT.CONCAT([.C68:.F68])" office:value-type="string" office:string-value="dz" calcext:value-type="string">
            <text:p>dz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rództw</text:p>
          </table:table-cell>
          <table:table-cell table:style-name="ce7"/>
          <table:table-cell table:style-name="ce9"/>
          <table:table-cell table:style-name="ce9" office:value-type="string" calcext:value-type="string">
            <text:p>dztw</text:p>
          </table:table-cell>
          <table:table-cell/>
          <table:table-cell table:style-name="ce21" table:formula="of:=COM.MICROSOFT.CONCAT([.C69:.F69])" office:value-type="string" office:string-value="dztw" calcext:value-type="string">
            <text:p>dztw</text:p>
          </table:table-cell>
          <table:table-cell office:value-type="string" calcext:value-type="string">
            <text:p>CTW</text:p>
          </table:table-cell>
          <table:table-cell table:number-columns-repeated="3"/>
        </table:table-row>
        <table:table-row table:style-name="ro2">
          <table:table-cell table:style-name="ce2" office:value-type="float" office:value="4082" calcext:value-type="float">
            <text:p>4082</text:p>
          </table:table-cell>
          <table:table-cell table:style-name="ce4" office:value-type="string" calcext:value-type="string">
            <text:p>widź</text:p>
          </table:table-cell>
          <table:table-cell table:style-name="ce7" office:value-type="string" calcext:value-type="string">
            <text:p>dź</text:p>
          </table:table-cell>
          <table:table-cell table:style-name="ce9" table:number-columns-repeated="2"/>
          <table:table-cell/>
          <table:table-cell table:style-name="ce21" table:formula="of:=COM.MICROSOFT.CONCAT([.C70:.F70])" office:value-type="string" office:string-value="dź" calcext:value-type="string">
            <text:p>dź</text:p>
          </table:table-cell>
          <table:table-cell office:value-type="string" calcext:value-type="string">
            <text:p>C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dzi</text:p>
          </table:table-cell>
          <table:table-cell table:style-name="ce9" table:number-columns-repeated="2"/>
          <table:table-cell/>
          <table:table-cell table:style-name="ce21" table:formula="of:=COM.MICROSOFT.CONCAT([.C71:.F71])" office:value-type="string" office:string-value="dzi" calcext:value-type="string">
            <text:p>dzi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ędźb</text:p>
          </table:table-cell>
          <table:table-cell table:style-name="ce7"/>
          <table:table-cell table:style-name="ce9" office:value-type="string" calcext:value-type="string">
            <text:p>dźb</text:p>
          </table:table-cell>
          <table:table-cell table:style-name="ce9"/>
          <table:table-cell/>
          <table:table-cell table:style-name="ce21" table:formula="of:=COM.MICROSOFT.CONCAT([.C72:.F72])" office:value-type="string" office:string-value="dźb" calcext:value-type="string">
            <text:p>dźb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chodźstw</text:p>
          </table:table-cell>
          <table:table-cell table:style-name="ce7"/>
          <table:table-cell table:style-name="ce9"/>
          <table:table-cell table:style-name="ce9" office:value-type="string" calcext:value-type="string">
            <text:p>dźstw</text:p>
          </table:table-cell>
          <table:table-cell/>
          <table:table-cell table:style-name="ce21" table:formula="of:=COM.MICROSOFT.CONCAT([.C73:.F73])" office:value-type="string" office:string-value="dźstw" calcext:value-type="string">
            <text:p>dźstw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radż</text:p>
          </table:table-cell>
          <table:table-cell table:style-name="ce7" office:value-type="string" calcext:value-type="string">
            <text:p>dż</text:p>
          </table:table-cell>
          <table:table-cell table:style-name="ce9" table:number-columns-repeated="2"/>
          <table:table-cell/>
          <table:table-cell table:style-name="ce21" table:formula="of:=COM.MICROSOFT.CONCAT([.C74:.F74])" office:value-type="string" office:string-value="dż" calcext:value-type="string">
            <text:p>dż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żdż</text:p>
          </table:table-cell>
          <table:table-cell table:style-name="ce7"/>
          <table:table-cell table:style-name="ce9" office:value-type="string" calcext:value-type="string">
            <text:p>dżdż</text:p>
          </table:table-cell>
          <table:table-cell table:style-name="ce9"/>
          <table:table-cell/>
          <table:table-cell table:style-name="ce21" table:formula="of:=COM.MICROSOFT.CONCAT([.C75:.F75])" office:value-type="string" office:string-value="dżdż" calcext:value-type="string">
            <text:p>dżdż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adżm</text:p>
          </table:table-cell>
          <table:table-cell table:style-name="ce7"/>
          <table:table-cell table:style-name="ce9" office:value-type="string" calcext:value-type="string">
            <text:p>dżm</text:p>
          </table:table-cell>
          <table:table-cell table:style-name="ce9"/>
          <table:table-cell/>
          <table:table-cell table:style-name="ce21" table:formula="of:=COM.MICROSOFT.CONCAT([.C76:.F76])" office:value-type="string" office:string-value="dżm" calcext:value-type="string">
            <text:p>dżm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hidżr</text:p>
          </table:table-cell>
          <table:table-cell table:style-name="ce7"/>
          <table:table-cell table:style-name="ce9" office:value-type="string" calcext:value-type="string">
            <text:p>dżr</text:p>
          </table:table-cell>
          <table:table-cell table:style-name="ce9"/>
          <table:table-cell/>
          <table:table-cell table:style-name="ce21" table:formula="of:=COM.MICROSOFT.CONCAT([.C77:.F77])" office:value-type="string" office:string-value="dżr" calcext:value-type="string">
            <text:p>dżr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2">
          <table:table-cell table:style-name="ce2" office:value-type="float" office:value="4850" calcext:value-type="float">
            <text:p>4850</text:p>
          </table:table-cell>
          <table:table-cell table:style-name="ce4" office:value-type="string" calcext:value-type="string">
            <text:p>szef</text:p>
          </table:table-cell>
          <table:table-cell table:style-name="ce7" office:value-type="string" calcext:value-type="string">
            <text:p>f</text:p>
          </table:table-cell>
          <table:table-cell table:style-name="ce9" table:number-columns-repeated="2"/>
          <table:table-cell/>
          <table:table-cell table:style-name="ce21" table:formula="of:=COM.MICROSOFT.CONCAT([.C78:.F78])" office:value-type="string" office:string-value="f" calcext:value-type="string">
            <text:p>f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uffa→luff</text:p>
          </table:table-cell>
          <table:table-cell table:style-name="ce7"/>
          <table:table-cell table:style-name="ce9" office:value-type="string" calcext:value-type="string">
            <text:p>ff</text:p>
          </table:table-cell>
          <table:table-cell table:style-name="ce9"/>
          <table:table-cell/>
          <table:table-cell table:style-name="ce21" table:formula="of:=COM.MICROSOFT.CONCAT([.C79:.F79])" office:value-type="string" office:string-value="ff" calcext:value-type="string">
            <text:p>ff</text:p>
          </table:table-cell>
          <table:table-cell/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efl</text:p>
          </table:table-cell>
          <table:table-cell table:style-name="ce7"/>
          <table:table-cell table:style-name="ce9" office:value-type="string" calcext:value-type="string">
            <text:p>fl</text:p>
          </table:table-cell>
          <table:table-cell table:style-name="ce9"/>
          <table:table-cell/>
          <table:table-cell table:style-name="ce21" table:formula="of:=COM.MICROSOFT.CONCAT([.C80:.F80])" office:value-type="string" office:string-value="fl" calcext:value-type="string">
            <text:p>fl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fn</text:p>
          </table:table-cell>
          <table:table-cell table:style-name="ce7"/>
          <table:table-cell table:style-name="ce9" office:value-type="string" calcext:value-type="string">
            <text:p>fn</text:p>
          </table:table-cell>
          <table:table-cell table:style-name="ce9"/>
          <table:table-cell/>
          <table:table-cell table:style-name="ce21" table:formula="of:=COM.MICROSOFT.CONCAT([.C81:.F81])" office:value-type="string" office:string-value="fn" calcext:value-type="string">
            <text:p>fn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zyfr</text:p>
          </table:table-cell>
          <table:table-cell table:style-name="ce7"/>
          <table:table-cell table:style-name="ce9" office:value-type="string" calcext:value-type="string">
            <text:p>fr</text:p>
          </table:table-cell>
          <table:table-cell table:style-name="ce9"/>
          <table:table-cell/>
          <table:table-cell table:style-name="ce21" table:formula="of:=COM.MICROSOFT.CONCAT([.C82:.F82])" office:value-type="string" office:string-value="fr" calcext:value-type="string">
            <text:p>fr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haft</text:p>
          </table:table-cell>
          <table:table-cell table:style-name="ce7"/>
          <table:table-cell table:style-name="ce9" office:value-type="string" calcext:value-type="string">
            <text:p>ft</text:p>
          </table:table-cell>
          <table:table-cell table:style-name="ce9"/>
          <table:table-cell/>
          <table:table-cell table:style-name="ce21" table:formula="of:=COM.MICROSOFT.CONCAT([.C83:.F83])" office:value-type="string" office:string-value="ft" calcext:value-type="string">
            <text:p>ft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2">
          <table:table-cell table:style-name="ce2" office:value-type="float" office:value="6058" calcext:value-type="float">
            <text:p>6058</text:p>
          </table:table-cell>
          <table:table-cell table:style-name="ce4" office:value-type="string" calcext:value-type="string">
            <text:p>prag=ma</text:p>
          </table:table-cell>
          <table:table-cell table:style-name="ce7" office:value-type="string" calcext:value-type="string">
            <text:p>g</text:p>
          </table:table-cell>
          <table:table-cell table:style-name="ce9" table:number-columns-repeated="2"/>
          <table:table-cell/>
          <table:table-cell table:style-name="ce21" table:formula="of:=COM.MICROSOFT.CONCAT([.C84:.F84]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zma=ragd</text:p>
          </table:table-cell>
          <table:table-cell table:style-name="ce7"/>
          <table:table-cell table:style-name="ce9" office:value-type="string" calcext:value-type="string">
            <text:p>gd</text:p>
          </table:table-cell>
          <table:table-cell table:style-name="ce9"/>
          <table:table-cell/>
          <table:table-cell table:style-name="ce21" table:formula="of:=COM.MICROSOFT.CONCAT([.C85:.F85])" office:value-type="string" office:string-value="gd" calcext:value-type="string">
            <text:p>gd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wo=łogdz=cy</text:p>
          </table:table-cell>
          <table:table-cell table:style-name="ce7"/>
          <table:table-cell table:style-name="ce9" office:value-type="string" calcext:value-type="string">
            <text:p>gdz</text:p>
          </table:table-cell>
          <table:table-cell table:style-name="ce9"/>
          <table:table-cell/>
          <table:table-cell table:style-name="ce21" table:formula="of:=COM.MICROSOFT.CONCAT([.C86:.F86])" office:value-type="string" office:string-value="gdz" calcext:value-type="string">
            <text:p>gdz</text:p>
          </table:table-cell>
          <table:table-cell office:value-type="string" calcext:value-type="string">
            <text:p>C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dzi</text:p>
          </table:table-cell>
          <table:table-cell table:style-name="ce9"/>
          <table:table-cell/>
          <table:table-cell table:style-name="ce21" table:formula="of:=COM.MICROSOFT.CONCAT([.C87:.F87])" office:value-type="string" office:string-value="gdzi" calcext:value-type="string">
            <text:p>gdzi</text:p>
          </table:table-cell>
          <table:table-cell/>
          <table:table-cell office:value-type="string" calcext:value-type="string">
            <text:p>CGW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gf</text:p>
          </table:table-cell>
          <table:table-cell table:style-name="ce7"/>
          <table:table-cell table:style-name="ce9" office:value-type="string" calcext:value-type="string">
            <text:p>gf</text:p>
          </table:table-cell>
          <table:table-cell table:style-name="ce9"/>
          <table:table-cell/>
          <table:table-cell table:style-name="ce21" table:formula="of:=COM.MICROSOFT.CONCAT([.C88:.F88])" office:value-type="string" office:string-value="gf" calcext:value-type="string">
            <text:p>gf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gg=son</text:p>
          </table:table-cell>
          <table:table-cell table:style-name="ce7"/>
          <table:table-cell table:style-name="ce9" office:value-type="string" calcext:value-type="string">
            <text:p>gg</text:p>
          </table:table-cell>
          <table:table-cell table:style-name="ce9"/>
          <table:table-cell/>
          <table:table-cell table:style-name="ce21" table:formula="of:=COM.MICROSOFT.CONCAT([.C89:.F89])" office:value-type="string" office:string-value="gg" calcext:value-type="string">
            <text:p>gg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igh=cie</text:p>
          </table:table-cell>
          <table:table-cell table:style-name="ce7"/>
          <table:table-cell table:style-name="ce9" office:value-type="string" calcext:value-type="string">
            <text:p>gh</text:p>
          </table:table-cell>
          <table:table-cell table:style-name="ce9"/>
          <table:table-cell/>
          <table:table-cell table:style-name="ce21" table:formula="of:=COM.MICROSOFT.CONCAT([.C90:.F90])" office:value-type="string" office:string-value="gh" calcext:value-type="string">
            <text:p>gh</text:p>
          </table:table-cell>
          <table:table-cell/>
          <table:table-cell table:number-columns-repeated="2" office:value-type="string" calcext:value-type="string">
            <text:p>CR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ight</text:p>
          </table:table-cell>
          <table:table-cell table:style-name="ce7"/>
          <table:table-cell table:style-name="ce9" office:value-type="string" calcext:value-type="string">
            <text:p>ght</text:p>
          </table:table-cell>
          <table:table-cell table:style-name="ce9"/>
          <table:table-cell/>
          <table:table-cell table:style-name="ce21" table:formula="of:=COM.MICROSOFT.CONCAT([.C91:.F91])" office:value-type="string" office:string-value="ght" calcext:value-type="string">
            <text:p>ght</text:p>
          </table:table-cell>
          <table:table-cell/>
          <table:table-cell table:number-columns-repeated="2" office:value-type="string" calcext:value-type="string">
            <text:p>CRT</text:p>
          </table:table-cell>
          <table:table-cell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mógł</text:p>
          </table:table-cell>
          <table:table-cell table:style-name="ce7"/>
          <table:table-cell table:style-name="ce9" office:value-type="string" calcext:value-type="string">
            <text:p>gł</text:p>
          </table:table-cell>
          <table:table-cell table:style-name="ce9"/>
          <table:table-cell/>
          <table:table-cell table:style-name="ce21" table:formula="of:=COM.MICROSOFT.CONCAT([.C92:.F92])" office:value-type="string" office:string-value="gł" calcext:value-type="string">
            <text:p>gł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sigm</text:p>
          </table:table-cell>
          <table:table-cell table:style-name="ce7"/>
          <table:table-cell table:style-name="ce9" office:value-type="string" calcext:value-type="string">
            <text:p>gm</text:p>
          </table:table-cell>
          <table:table-cell table:style-name="ce9"/>
          <table:table-cell/>
          <table:table-cell table:style-name="ce21" table:formula="of:=COM.MICROSOFT.CONCAT([.C93:.F93])" office:value-type="string" office:string-value="gm" calcext:value-type="string">
            <text:p>g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de=sign</text:p>
          </table:table-cell>
          <table:table-cell table:style-name="ce7"/>
          <table:table-cell table:style-name="ce9" office:value-type="string" calcext:value-type="string">
            <text:p>gn</text:p>
          </table:table-cell>
          <table:table-cell table:style-name="ce9"/>
          <table:table-cell/>
          <table:table-cell table:style-name="ce21" table:formula="of:=COM.MICROSOFT.CONCAT([.C94:.F94])" office:value-type="string" office:string-value="gn" calcext:value-type="string">
            <text:p>g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ni</text:p>
          </table:table-cell>
          <table:table-cell table:style-name="ce9"/>
          <table:table-cell/>
          <table:table-cell table:style-name="ce21" table:formula="of:=COM.MICROSOFT.CONCAT([.C95:.F95])" office:value-type="string" office:string-value="gni" calcext:value-type="string">
            <text:p>gni</text:p>
          </table:table-cell>
          <table:table-cell/>
          <table:table-cell office:value-type="string" calcext:value-type="string">
            <text:p>CLW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igr</text:p>
          </table:table-cell>
          <table:table-cell table:style-name="ce7"/>
          <table:table-cell table:style-name="ce9" office:value-type="string" calcext:value-type="string">
            <text:p>gr</text:p>
          </table:table-cell>
          <table:table-cell table:style-name="ce9"/>
          <table:table-cell/>
          <table:table-cell table:style-name="ce21" table:formula="of:=COM.MICROSOFT.CONCAT([.C96:.F96])" office:value-type="string" office:string-value="gr" calcext:value-type="string">
            <text:p>g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gt</text:p>
          </table:table-cell>
          <table:table-cell table:style-name="ce9"/>
          <table:table-cell/>
          <table:table-cell table:style-name="ce21" table:formula="of:=COM.MICROSOFT.CONCAT([.C97:.F97])" office:value-type="string" office:string-value="gt" calcext:value-type="string">
            <text:p>g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ździągw</text:p>
          </table:table-cell>
          <table:table-cell table:style-name="ce7"/>
          <table:table-cell table:style-name="ce9" office:value-type="string" calcext:value-type="string">
            <text:p>gw</text:p>
          </table:table-cell>
          <table:table-cell table:style-name="ce9"/>
          <table:table-cell/>
          <table:table-cell table:style-name="ce21" table:formula="of:=COM.MICROSOFT.CONCAT([.C98:.F98])" office:value-type="string" office:string-value="gw" calcext:value-type="string">
            <text:p>gw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278365" calcext:value-type="float">
            <text:p>278365</text:p>
          </table:table-cell>
          <table:table-cell table:style-name="ce4" office:value-type="string" calcext:value-type="string">
            <text:p>jej</text:p>
          </table:table-cell>
          <table:table-cell table:style-name="ce7" office:value-type="string" calcext:value-type="string">
            <text:p>j</text:p>
          </table:table-cell>
          <table:table-cell table:style-name="ce9" table:number-columns-repeated="2"/>
          <table:table-cell/>
          <table:table-cell table:style-name="ce21" table:formula="of:=COM.MICROSOFT.CONCAT([.C99:.F99])" office:value-type="string" office:string-value="j" calcext:value-type="string">
            <text:p>j</text:p>
          </table:table-cell>
          <table:table-cell office:value-type="string" calcext:value-type="string">
            <text:p>CR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szajb</text:p>
          </table:table-cell>
          <table:table-cell table:style-name="ce7"/>
          <table:table-cell table:style-name="ce9" office:value-type="string" calcext:value-type="string">
            <text:p>jb</text:p>
          </table:table-cell>
          <table:table-cell table:style-name="ce9"/>
          <table:table-cell/>
          <table:table-cell table:style-name="ce21" table:formula="of:=COM.MICROSOFT.CONCAT([.C100:.F100])" office:value-type="string" office:string-value="jb" calcext:value-type="string">
            <text:p>jb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rójc</text:p>
          </table:table-cell>
          <table:table-cell table:style-name="ce7"/>
          <table:table-cell table:style-name="ce9" office:value-type="string" calcext:value-type="string">
            <text:p>jc</text:p>
          </table:table-cell>
          <table:table-cell table:style-name="ce9"/>
          <table:table-cell/>
          <table:table-cell table:style-name="ce21" table:formula="of:=COM.MICROSOFT.CONCAT([.C101:.F101])" office:value-type="string" office:string-value="jc" calcext:value-type="string">
            <text:p>jc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wajch</text:p>
          </table:table-cell>
          <table:table-cell table:style-name="ce7"/>
          <table:table-cell table:style-name="ce9" office:value-type="string" calcext:value-type="string">
            <text:p>jch</text:p>
          </table:table-cell>
          <table:table-cell table:style-name="ce9"/>
          <table:table-cell/>
          <table:table-cell table:style-name="ce21" table:formula="of:=COM.MICROSOFT.CONCAT([.C102:.F102])" office:value-type="string" office:string-value="jch" calcext:value-type="string">
            <text:p>jch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fajcz</text:p>
          </table:table-cell>
          <table:table-cell table:style-name="ce7"/>
          <table:table-cell table:style-name="ce9" office:value-type="string" calcext:value-type="string">
            <text:p>jcz</text:p>
          </table:table-cell>
          <table:table-cell table:style-name="ce9"/>
          <table:table-cell/>
          <table:table-cell table:style-name="ce21" table:formula="of:=COM.MICROSOFT.CONCAT([.C103:.F103])" office:value-type="string" office:string-value="jcz" calcext:value-type="string">
            <text:p>jcz</text:p>
          </table:table-cell>
          <table:table-cell office:value-type="string" calcext:value-type="string">
            <text:p>CRGW</text:p>
          </table:table-cell>
          <table:table-cell table:number-columns-repeated="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znajd</text:p>
          </table:table-cell>
          <table:table-cell table:style-name="ce7"/>
          <table:table-cell table:style-name="ce9" office:value-type="string" calcext:value-type="string">
            <text:p>jd</text:p>
          </table:table-cell>
          <table:table-cell table:style-name="ce9"/>
          <table:table-cell/>
          <table:table-cell table:style-name="ce21" table:formula="of:=COM.MICROSOFT.CONCAT([.C104:.F104])" office:value-type="string" office:string-value="jd" calcext:value-type="string">
            <text:p>jd</text:p>
          </table:table-cell>
          <table:table-cell office:value-type="string" calcext:value-type="string">
            <text:p>CRT</text:p>
          </table:table-cell>
          <table:table-cell table:number-columns-repeated="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przyjdź</text:p>
          </table:table-cell>
          <table:table-cell table:style-name="ce7"/>
          <table:table-cell table:style-name="ce9" office:value-type="string" calcext:value-type="string">
            <text:p>jdź</text:p>
          </table:table-cell>
          <table:table-cell table:style-name="ce9"/>
          <table:table-cell/>
          <table:table-cell table:style-name="ce21" table:formula="of:=COM.MICROSOFT.CONCAT([.C105:.F105])" office:value-type="string" office:string-value="jdź" calcext:value-type="string">
            <text:p>jdź</text:p>
          </table:table-cell>
          <table:table-cell office:value-type="string" calcext:value-type="string">
            <text:p>CRTW</text:p>
          </table:table-cell>
          <table:table-cell table:number-columns-repeated="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sejf</text:p>
          </table:table-cell>
          <table:table-cell table:style-name="ce7"/>
          <table:table-cell table:style-name="ce9" office:value-type="string" calcext:value-type="string">
            <text:p>jf</text:p>
          </table:table-cell>
          <table:table-cell table:style-name="ce9"/>
          <table:table-cell/>
          <table:table-cell table:style-name="ce21" table:formula="of:=COM.MICROSOFT.CONCAT([.C106:.F106])" office:value-type="string" office:string-value="jf" calcext:value-type="string">
            <text:p>jf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ajg</text:p>
          </table:table-cell>
          <table:table-cell table:style-name="ce7"/>
          <table:table-cell table:style-name="ce9" office:value-type="string" calcext:value-type="string">
            <text:p>jg</text:p>
          </table:table-cell>
          <table:table-cell table:style-name="ce9"/>
          <table:table-cell/>
          <table:table-cell table:style-name="ce21" table:formula="of:=COM.MICROSOFT.CONCAT([.C107:.F107])" office:value-type="string" office:string-value="jg" calcext:value-type="string">
            <text:p>jg</text:p>
          </table:table-cell>
          <table:table-cell office:value-type="string" calcext:value-type="string">
            <text:p>CRG</text:p>
          </table:table-cell>
          <table:table-cell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trajk</text:p>
          </table:table-cell>
          <table:table-cell table:style-name="ce7"/>
          <table:table-cell table:style-name="ce9" office:value-type="string" calcext:value-type="string">
            <text:p>jk</text:p>
          </table:table-cell>
          <table:table-cell table:style-name="ce9"/>
          <table:table-cell/>
          <table:table-cell table:style-name="ce21" table:formula="of:=COM.MICROSOFT.CONCAT([.C108:.F108])" office:value-type="string" office:string-value="jk" calcext:value-type="string">
            <text:p>jk</text:p>
          </table:table-cell>
          <table:table-cell office:value-type="string" calcext:value-type="string">
            <text:p>CRG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mejl</text:p>
          </table:table-cell>
          <table:table-cell table:style-name="ce7"/>
          <table:table-cell table:style-name="ce9" office:value-type="string" calcext:value-type="string">
            <text:p>jl</text:p>
          </table:table-cell>
          <table:table-cell table:style-name="ce9"/>
          <table:table-cell/>
          <table:table-cell table:style-name="ce21" table:formula="of:=COM.MICROSOFT.CONCAT([.C109:.F109])" office:value-type="string" office:string-value="jl" calcext:value-type="string">
            <text:p>jl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ójł</text:p>
          </table:table-cell>
          <table:table-cell table:style-name="ce7"/>
          <table:table-cell table:style-name="ce9" office:value-type="string" calcext:value-type="string">
            <text:p>jł</text:p>
          </table:table-cell>
          <table:table-cell table:style-name="ce9"/>
          <table:table-cell/>
          <table:table-cell table:style-name="ce21" table:formula="of:=COM.MICROSOFT.CONCAT([.C110:.F110])" office:value-type="string" office:string-value="jł" calcext:value-type="string">
            <text:p>jł</text:p>
          </table:table-cell>
          <table:table-cell office:value-type="string" calcext:value-type="string">
            <text:p>CRLB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ujm</text:p>
          </table:table-cell>
          <table:table-cell table:style-name="ce7"/>
          <table:table-cell table:style-name="ce9" office:value-type="string" calcext:value-type="string">
            <text:p>jm</text:p>
          </table:table-cell>
          <table:table-cell table:style-name="ce9"/>
          <table:table-cell/>
          <table:table-cell table:style-name="ce21" table:formula="of:=COM.MICROSOFT.CONCAT([.C111:.F111])" office:value-type="string" office:string-value="jm" calcext:value-type="string">
            <text:p>jm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fe=rajn</text:p>
          </table:table-cell>
          <table:table-cell table:style-name="ce7"/>
          <table:table-cell table:style-name="ce9" office:value-type="string" calcext:value-type="string">
            <text:p>jn</text:p>
          </table:table-cell>
          <table:table-cell table:style-name="ce9"/>
          <table:table-cell/>
          <table:table-cell table:style-name="ce21" table:formula="of:=COM.MICROSOFT.CONCAT([.C112:.F112])" office:value-type="string" office:string-value="jn" calcext:value-type="string">
            <text:p>jn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jadło=dajń</text:p>
          </table:table-cell>
          <table:table-cell table:style-name="ce7"/>
          <table:table-cell table:style-name="ce9" office:value-type="string" calcext:value-type="string">
            <text:p>jń</text:p>
          </table:table-cell>
          <table:table-cell table:style-name="ce9"/>
          <table:table-cell/>
          <table:table-cell table:style-name="ce21" table:formula="of:=COM.MICROSOFT.CONCAT([.C113:.F113])" office:value-type="string" office:string-value="jń" calcext:value-type="string">
            <text:p>jń</text:p>
          </table:table-cell>
          <table:table-cell office:value-type="string" calcext:value-type="string">
            <text:p>CR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ni</text:p>
          </table:table-cell>
          <table:table-cell table:style-name="ce9"/>
          <table:table-cell/>
          <table:table-cell table:style-name="ce21" table:formula="of:=COM.MICROSOFT.CONCAT([.C114:.F114])" office:value-type="string" office:string-value="jni" calcext:value-type="string">
            <text:p>jni</text:p>
          </table:table-cell>
          <table:table-cell office:value-type="string" calcext:value-type="string">
            <text:p>CRLW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najp</text:p>
          </table:table-cell>
          <table:table-cell table:style-name="ce7"/>
          <table:table-cell table:style-name="ce9" office:value-type="string" calcext:value-type="string">
            <text:p>jp</text:p>
          </table:table-cell>
          <table:table-cell table:style-name="ce9"/>
          <table:table-cell/>
          <table:table-cell table:style-name="ce21" table:formula="of:=COM.MICROSOFT.CONCAT([.C115:.F115])" office:value-type="string" office:string-value="jp" calcext:value-type="string">
            <text:p>jp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mojr</text:p>
          </table:table-cell>
          <table:table-cell table:style-name="ce7"/>
          <table:table-cell table:style-name="ce9" office:value-type="string" calcext:value-type="string">
            <text:p>jr</text:p>
          </table:table-cell>
          <table:table-cell table:style-name="ce9"/>
          <table:table-cell/>
          <table:table-cell table:style-name="ce21" table:formula="of:=COM.MICROSOFT.CONCAT([.C116:.F116])" office:value-type="string" office:string-value="jr" calcext:value-type="string">
            <text:p>jr</text:p>
          </table:table-cell>
          <table:table-cell/>
          <table:table-cell table:number-columns-repeated="2" office:value-type="string" calcext:value-type="string">
            <text:p>CRB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spójrz</text:p>
          </table:table-cell>
          <table:table-cell table:style-name="ce7"/>
          <table:table-cell table:style-name="ce9" office:value-type="string" calcext:value-type="string">
            <text:p>jrz</text:p>
          </table:table-cell>
          <table:table-cell table:style-name="ce9"/>
          <table:table-cell/>
          <table:table-cell table:style-name="ce21" table:formula="of:=COM.MICROSOFT.CONCAT([.C117:.F117])" office:value-type="string" office:string-value="jrz" calcext:value-type="string">
            <text:p>jrz</text:p>
          </table:table-cell>
          <table:table-cell office:value-type="string" calcext:value-type="string">
            <text:p>CRSG</text:p>
          </table:table-cell>
          <table:table-cell table:number-columns-repeated="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szajs</text:p>
          </table:table-cell>
          <table:table-cell table:style-name="ce7"/>
          <table:table-cell table:style-name="ce9" office:value-type="string" calcext:value-type="string">
            <text:p>js</text:p>
          </table:table-cell>
          <table:table-cell table:style-name="ce9"/>
          <table:table-cell/>
          <table:table-cell table:style-name="ce21" table:formula="of:=COM.MICROSOFT.CONCAT([.C118:.F118])" office:value-type="string" office:string-value="js" calcext:value-type="string">
            <text:p>js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miejsc</text:p>
          </table:table-cell>
          <table:table-cell table:style-name="ce7"/>
          <table:table-cell table:style-name="ce9"/>
          <table:table-cell table:style-name="ce9" office:value-type="string" calcext:value-type="string">
            <text:p>jsc</text:p>
          </table:table-cell>
          <table:table-cell/>
          <table:table-cell table:style-name="ce21" table:formula="of:=COM.MICROSOFT.CONCAT([.C119:.F119])" office:value-type="string" office:string-value="jsc" calcext:value-type="string">
            <text:p>jsc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ojsk</text:p>
          </table:table-cell>
          <table:table-cell table:style-name="ce7"/>
          <table:table-cell table:style-name="ce9"/>
          <table:table-cell table:style-name="ce9" office:value-type="string" calcext:value-type="string">
            <text:p>jsk</text:p>
          </table:table-cell>
          <table:table-cell/>
          <table:table-cell table:style-name="ce21" table:formula="of:=COM.MICROSOFT.CONCAT([.C120:.F120])" office:value-type="string" office:string-value="jsk" calcext:value-type="string">
            <text:p>jsk</text:p>
          </table:table-cell>
          <table:table-cell office:value-type="string" calcext:value-type="string">
            <text:p>CRLS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ojst</text:p>
          </table:table-cell>
          <table:table-cell table:style-name="ce7"/>
          <table:table-cell table:style-name="ce9"/>
          <table:table-cell table:style-name="ce9" office:value-type="string" calcext:value-type="string">
            <text:p>jst</text:p>
          </table:table-cell>
          <table:table-cell/>
          <table:table-cell table:style-name="ce21" table:formula="of:=COM.MICROSOFT.CONCAT([.C121:.F121])" office:value-type="string" office:string-value="jst" calcext:value-type="string">
            <text:p>jst</text:p>
          </table:table-cell>
          <table:table-cell office:value-type="string" calcext:value-type="string">
            <text:p>CR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jstr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jstr</text:p>
          </table:table-cell>
          <table:table-cell table:style-name="ce21" table:formula="of:=COM.MICROSOFT.CONCAT([.C122:.F122])" office:value-type="string" office:string-value="jstr" calcext:value-type="string">
            <text:p>jstr</text:p>
          </table:table-cell>
          <table:table-cell office:value-type="string" calcext:value-type="string">
            <text:p>CRST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ustroj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jstw</text:p>
          </table:table-cell>
          <table:table-cell table:style-name="ce21" table:formula="of:=COM.MICROSOFT.CONCAT([.C123:.F123])" office:value-type="string" office:string-value="jstw" calcext:value-type="string">
            <text:p>jstw</text:p>
          </table:table-cell>
          <table:table-cell office:value-type="string" calcext:value-type="string">
            <text:p>CRSTW</text:p>
          </table:table-cell>
          <table:table-cell table:number-columns-repeated="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zmniejsz</text:p>
          </table:table-cell>
          <table:table-cell table:style-name="ce7"/>
          <table:table-cell table:style-name="ce9" office:value-type="string" calcext:value-type="string">
            <text:p>jsz</text:p>
          </table:table-cell>
          <table:table-cell table:style-name="ce9"/>
          <table:table-cell/>
          <table:table-cell table:style-name="ce21" table:formula="of:=COM.MICROSOFT.CONCAT([.C124:.F124])" office:value-type="string" office:string-value="jsz" calcext:value-type="string">
            <text:p>jsz</text:p>
          </table:table-cell>
          <table:table-cell office:value-type="string" calcext:value-type="string">
            <text:p>CRSG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wojszcz</text:p>
          </table:table-cell>
          <table:table-cell table:style-name="ce7"/>
          <table:table-cell table:style-name="ce9" office:value-type="string" calcext:value-type="string">
            <text:p>jszcz</text:p>
          </table:table-cell>
          <table:table-cell table:style-name="ce9"/>
          <table:table-cell/>
          <table:table-cell table:style-name="ce21" table:formula="of:=COM.MICROSOFT.CONCAT([.C125:.F125])" office:value-type="string" office:string-value="jszcz" calcext:value-type="string">
            <text:p>jszcz</text:p>
          </table:table-cell>
          <table:table-cell office:value-type="string" calcext:value-type="string">
            <text:p>CRSGW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akiejś</text:p>
          </table:table-cell>
          <table:table-cell table:style-name="ce7"/>
          <table:table-cell table:style-name="ce9" office:value-type="string" calcext:value-type="string">
            <text:p>jś</text:p>
          </table:table-cell>
          <table:table-cell table:style-name="ce9"/>
          <table:table-cell/>
          <table:table-cell table:style-name="ce21" table:formula="of:=COM.MICROSOFT.CONCAT([.C126:.F126])" office:value-type="string" office:string-value="jś" calcext:value-type="string">
            <text:p>jś</text:p>
          </table:table-cell>
          <table:table-cell office:value-type="string" calcext:value-type="string">
            <text:p>CR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si</text:p>
          </table:table-cell>
          <table:table-cell table:style-name="ce9"/>
          <table:table-cell/>
          <table:table-cell table:style-name="ce21" table:formula="of:=COM.MICROSOFT.CONCAT([.C127:.F127])" office:value-type="string" office:string-value="jsi" calcext:value-type="string">
            <text:p>jsi</text:p>
          </table:table-cell>
          <table:table-cell office:value-type="string" calcext:value-type="string">
            <text:p>CRSW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wejść</text:p>
          </table:table-cell>
          <table:table-cell table:style-name="ce7"/>
          <table:table-cell table:style-name="ce9" office:value-type="string" calcext:value-type="string">
            <text:p>jść</text:p>
          </table:table-cell>
          <table:table-cell table:style-name="ce9"/>
          <table:table-cell/>
          <table:table-cell table:style-name="ce21" table:formula="of:=COM.MICROSOFT.CONCAT([.C128:.F128])" office:value-type="string" office:string-value="jść" calcext:value-type="string">
            <text:p>jść</text:p>
          </table:table-cell>
          <table:table-cell office:value-type="string" calcext:value-type="string">
            <text:p>CR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jści</text:p>
          </table:table-cell>
          <table:table-cell table:style-name="ce9"/>
          <table:table-cell/>
          <table:table-cell table:style-name="ce21" table:formula="of:=COM.MICROSOFT.CONCAT([.C129:.F129])" office:value-type="string" office:string-value="jści" calcext:value-type="string">
            <text:p>jści</text:p>
          </table:table-cell>
          <table:table-cell office:value-type="string" calcext:value-type="string">
            <text:p>CRSTW</text:p>
          </table:table-cell>
          <table:table-cell table:number-columns-repeated="3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4" office:value-type="string" calcext:value-type="string">
            <text:p>wójt</text:p>
          </table:table-cell>
          <table:table-cell table:style-name="ce7"/>
          <table:table-cell table:style-name="ce9" office:value-type="string" calcext:value-type="string">
            <text:p>jt</text:p>
          </table:table-cell>
          <table:table-cell table:style-name="ce9"/>
          <table:table-cell/>
          <table:table-cell table:style-name="ce21" table:formula="of:=COM.MICROSOFT.CONCAT([.C130:.F130])" office:value-type="string" office:string-value="jt" calcext:value-type="string">
            <text:p>jt</text:p>
          </table:table-cell>
          <table:table-cell office:value-type="string" calcext:value-type="string">
            <text:p>CR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rajw</text:p>
          </table:table-cell>
          <table:table-cell table:style-name="ce7"/>
          <table:table-cell table:style-name="ce9" office:value-type="string" calcext:value-type="string">
            <text:p>jw</text:p>
          </table:table-cell>
          <table:table-cell table:style-name="ce9"/>
          <table:table-cell/>
          <table:table-cell table:style-name="ce21" table:formula="of:=COM.MICROSOFT.CONCAT([.C131:.F131])" office:value-type="string" office:string-value="jw" calcext:value-type="string">
            <text:p>jw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łajz</text:p>
          </table:table-cell>
          <table:table-cell table:style-name="ce7"/>
          <table:table-cell table:style-name="ce9" office:value-type="string" calcext:value-type="string">
            <text:p>jz</text:p>
          </table:table-cell>
          <table:table-cell table:style-name="ce9"/>
          <table:table-cell/>
          <table:table-cell table:style-name="ce21" table:formula="of:=COM.MICROSOFT.CONCAT([.C132:.F132])" office:value-type="string" office:string-value="jz" calcext:value-type="string">
            <text:p>jz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72440" calcext:value-type="float">
            <text:p>72440</text:p>
          </table:table-cell>
          <table:table-cell table:style-name="ce4"/>
          <table:table-cell table:style-name="ce7" office:value-type="string" calcext:value-type="string">
            <text:p>k</text:p>
          </table:table-cell>
          <table:table-cell table:style-name="ce9" table:number-columns-repeated="2"/>
          <table:table-cell/>
          <table:table-cell table:style-name="ce21" table:formula="of:=COM.MICROSOFT.CONCAT([.C133:.F133])" office:value-type="string" office:string-value="k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kch</text:p>
          </table:table-cell>
          <table:table-cell table:style-name="ce7"/>
          <table:table-cell table:style-name="ce9" office:value-type="string" calcext:value-type="string">
            <text:p>kch</text:p>
          </table:table-cell>
          <table:table-cell table:style-name="ce9"/>
          <table:table-cell/>
          <table:table-cell table:style-name="ce21" table:formula="of:=COM.MICROSOFT.CONCAT([.C134:.F134])" office:value-type="string" office:string-value="kch" calcext:value-type="string">
            <text:p>kch</text:p>
          </table:table-cell>
          <table:table-cell office:value-type="string" calcext:value-type="string">
            <text:p>CBG</text:p>
          </table:table-cell>
          <table:table-cell table:number-columns-repeated="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miękcz</text:p>
          </table:table-cell>
          <table:table-cell table:style-name="ce7"/>
          <table:table-cell table:style-name="ce9" office:value-type="string" calcext:value-type="string">
            <text:p>kcz</text:p>
          </table:table-cell>
          <table:table-cell table:style-name="ce9"/>
          <table:table-cell/>
          <table:table-cell table:style-name="ce21" table:formula="of:=COM.MICROSOFT.CONCAT([.C135:.F135])" office:value-type="string" office:string-value="kcz" calcext:value-type="string">
            <text:p>kcz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kf</text:p>
          </table:table-cell>
          <table:table-cell table:style-name="ce7"/>
          <table:table-cell table:style-name="ce9" office:value-type="string" calcext:value-type="string">
            <text:p>kf</text:p>
          </table:table-cell>
          <table:table-cell table:style-name="ce9"/>
          <table:table-cell/>
          <table:table-cell table:style-name="ce21" table:formula="of:=COM.MICROSOFT.CONCAT([.C136:.F136])" office:value-type="string" office:string-value="kf" calcext:value-type="string">
            <text:p>kf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ikh</text:p>
          </table:table-cell>
          <table:table-cell table:style-name="ce7"/>
          <table:table-cell table:style-name="ce9" office:value-type="string" calcext:value-type="string">
            <text:p>kh</text:p>
          </table:table-cell>
          <table:table-cell table:style-name="ce9"/>
          <table:table-cell/>
          <table:table-cell table:style-name="ce21" table:formula="of:=COM.MICROSOFT.CONCAT([.C137:.F137])" office:value-type="string" office:string-value="kh" calcext:value-type="string">
            <text:p>k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jukk</text:p>
          </table:table-cell>
          <table:table-cell table:style-name="ce7"/>
          <table:table-cell table:style-name="ce9" office:value-type="string" calcext:value-type="string">
            <text:p>kk</text:p>
          </table:table-cell>
          <table:table-cell table:style-name="ce9"/>
          <table:table-cell/>
          <table:table-cell table:style-name="ce21" table:formula="of:=COM.MICROSOFT.CONCAT([.C138:.F138])" office:value-type="string" office:string-value="kk" calcext:value-type="string">
            <text:p>k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cykl</text:p>
          </table:table-cell>
          <table:table-cell table:style-name="ce7"/>
          <table:table-cell table:style-name="ce9" office:value-type="string" calcext:value-type="string">
            <text:p>kl</text:p>
          </table:table-cell>
          <table:table-cell table:style-name="ce9"/>
          <table:table-cell/>
          <table:table-cell table:style-name="ce21" table:formula="of:=COM.MICROSOFT.CONCAT([.C139:.F139])" office:value-type="string" office:string-value="kl" calcext:value-type="string">
            <text:p>kl</text:p>
          </table:table-cell>
          <table:table-cell/>
          <table:table-cell table:number-columns-repeated="2" office:value-type="string" calcext:value-type="string">
            <text:p>LG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kli</text:p>
          </table:table-cell>
          <table:table-cell table:style-name="ce9"/>
          <table:table-cell/>
          <table:table-cell table:style-name="ce21" table:formula="of:=COM.MICROSOFT.CONCAT([.C140:.F140])" office:value-type="string" office:string-value="kli" calcext:value-type="string">
            <text:p>kli</text:p>
          </table:table-cell>
          <table:table-cell/>
          <table:table-cell table:number-columns-repeated="2" office:value-type="string" calcext:value-type="string">
            <text:p>LGW</text:p>
          </table:table-cell>
          <table:table-cell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4" office:value-type="string" calcext:value-type="string">
            <text:p>zwykł</text:p>
          </table:table-cell>
          <table:table-cell table:style-name="ce7"/>
          <table:table-cell table:style-name="ce9" office:value-type="string" calcext:value-type="string">
            <text:p>kł</text:p>
          </table:table-cell>
          <table:table-cell table:style-name="ce9"/>
          <table:table-cell/>
          <table:table-cell table:style-name="ce21" table:formula="of:=COM.MICROSOFT.CONCAT([.C141:.F141])" office:value-type="string" office:string-value="kł" calcext:value-type="string">
            <text:p>kł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kr</text:p>
          </table:table-cell>
          <table:table-cell table:style-name="ce7"/>
          <table:table-cell table:style-name="ce9" office:value-type="string" calcext:value-type="string">
            <text:p>kr</text:p>
          </table:table-cell>
          <table:table-cell table:style-name="ce9"/>
          <table:table-cell/>
          <table:table-cell table:style-name="ce21" table:formula="of:=COM.MICROSOFT.CONCAT([.C142:.F142])" office:value-type="string" office:string-value="kr" calcext:value-type="string">
            <text:p>kr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przykrz</text:p>
          </table:table-cell>
          <table:table-cell table:style-name="ce7"/>
          <table:table-cell table:style-name="ce9" office:value-type="string" calcext:value-type="string">
            <text:p>krz</text:p>
          </table:table-cell>
          <table:table-cell table:style-name="ce9"/>
          <table:table-cell/>
          <table:table-cell table:style-name="ce21" table:formula="of:=COM.MICROSOFT.CONCAT([.C143:.F143])" office:value-type="string" office:string-value="krz" calcext:value-type="string">
            <text:p>kr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4738" calcext:value-type="float">
            <text:p>4738</text:p>
          </table:table-cell>
          <table:table-cell table:style-name="ce4" office:value-type="string" calcext:value-type="string">
            <text:p>o=nyks</text:p>
          </table:table-cell>
          <table:table-cell table:style-name="ce7"/>
          <table:table-cell table:style-name="ce9" office:value-type="string" calcext:value-type="string">
            <text:p>ks</text:p>
          </table:table-cell>
          <table:table-cell table:style-name="ce9"/>
          <table:table-cell/>
          <table:table-cell table:style-name="ce21" table:formula="of:=COM.MICROSOFT.CONCAT([.C144:.F144])" office:value-type="string" office:string-value="ks" calcext:value-type="string">
            <text:p>k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ekst</text:p>
          </table:table-cell>
          <table:table-cell table:style-name="ce7"/>
          <table:table-cell table:style-name="ce9"/>
          <table:table-cell table:style-name="ce9" office:value-type="string" calcext:value-type="string">
            <text:p>kst</text:p>
          </table:table-cell>
          <table:table-cell/>
          <table:table-cell table:style-name="ce21" table:formula="of:=COM.MICROSOFT.CONCAT([.C145:.F145])" office:value-type="string" office:string-value="kst" calcext:value-type="string">
            <text:p>kst</text:p>
          </table:table-cell>
          <table:table-cell office:value-type="string" calcext:value-type="string">
            <text:p>L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ekstr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kstr</text:p>
          </table:table-cell>
          <table:table-cell table:style-name="ce21" table:formula="of:=COM.MICROSOFT.CONCAT([.C146:.F146])" office:value-type="string" office:string-value="kstr" calcext:value-type="string">
            <text:p>kstr</text:p>
          </table:table-cell>
          <table:table-cell office:value-type="string" calcext:value-type="string">
            <text:p>RLST</text:p>
          </table:table-cell>
          <table:table-cell table:number-columns-repeated="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u=piększ</text:p>
          </table:table-cell>
          <table:table-cell table:style-name="ce7"/>
          <table:table-cell table:style-name="ce9" office:value-type="string" calcext:value-type="string">
            <text:p>ksz</text:p>
          </table:table-cell>
          <table:table-cell table:style-name="ce9"/>
          <table:table-cell/>
          <table:table-cell table:style-name="ce21" table:formula="of:=COM.MICROSOFT.CONCAT([.C147:.F147])" office:value-type="string" office:string-value="ksz" calcext:value-type="string">
            <text:p>ks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a=kom=plekś</text:p>
          </table:table-cell>
          <table:table-cell table:style-name="ce7"/>
          <table:table-cell table:style-name="ce9" office:value-type="string" calcext:value-type="string">
            <text:p>kś</text:p>
          </table:table-cell>
          <table:table-cell table:style-name="ce9"/>
          <table:table-cell/>
          <table:table-cell table:style-name="ce21" table:formula="of:=COM.MICROSOFT.CONCAT([.C148:.F148])" office:value-type="string" office:string-value="kś" calcext:value-type="string">
            <text:p>kś</text:p>
          </table:table-cell>
          <table:table-cell office:value-type="string" calcext:value-type="string">
            <text:p>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ksi</text:p>
          </table:table-cell>
          <table:table-cell table:style-name="ce9"/>
          <table:table-cell/>
          <table:table-cell table:style-name="ce21" table:formula="of:=COM.MICROSOFT.CONCAT([.C149:.F149])" office:value-type="string" office:string-value="ksi" calcext:value-type="string">
            <text:p>ksi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rakt</text:p>
          </table:table-cell>
          <table:table-cell table:style-name="ce7"/>
          <table:table-cell table:style-name="ce9" office:value-type="string" calcext:value-type="string">
            <text:p>kt</text:p>
          </table:table-cell>
          <table:table-cell table:style-name="ce9"/>
          <table:table-cell/>
          <table:table-cell table:style-name="ce21" table:formula="of:=COM.MICROSOFT.CONCAT([.C150:.F150])" office:value-type="string" office:string-value="kt" calcext:value-type="string">
            <text:p>kt</text:p>
          </table:table-cell>
          <table:table-cell office:value-type="string" calcext:value-type="string">
            <text:p>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pektr</text:p>
          </table:table-cell>
          <table:table-cell table:style-name="ce7"/>
          <table:table-cell table:style-name="ce9"/>
          <table:table-cell table:style-name="ce9" office:value-type="string" calcext:value-type="string">
            <text:p>ktr</text:p>
          </table:table-cell>
          <table:table-cell/>
          <table:table-cell table:style-name="ce21" table:formula="of:=COM.MICROSOFT.CONCAT([.C151:.F151])" office:value-type="string" office:string-value="ktr" calcext:value-type="string">
            <text:p>ktr</text:p>
          </table:table-cell>
          <table:table-cell office:value-type="string" calcext:value-type="string">
            <text:p>RGT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ykw</text:p>
          </table:table-cell>
          <table:table-cell table:style-name="ce7"/>
          <table:table-cell table:style-name="ce9" office:value-type="string" calcext:value-type="string">
            <text:p>kw</text:p>
          </table:table-cell>
          <table:table-cell table:style-name="ce9"/>
          <table:table-cell/>
          <table:table-cell table:style-name="ce21" table:formula="of:=COM.MICROSOFT.CONCAT([.C152:.F152])" office:value-type="string" office:string-value="kw" calcext:value-type="string">
            <text:p>kw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104661" calcext:value-type="float">
            <text:p>104661</text:p>
          </table:table-cell>
          <table:table-cell table:style-name="ce4" office:value-type="string" calcext:value-type="string">
            <text:p>gil</text:p>
          </table:table-cell>
          <table:table-cell table:style-name="ce7" office:value-type="string" calcext:value-type="string">
            <text:p>l</text:p>
          </table:table-cell>
          <table:table-cell table:style-name="ce9" table:number-columns-repeated="2"/>
          <table:table-cell/>
          <table:table-cell table:style-name="ce21" table:formula="of:=COM.MICROSOFT.CONCAT([.C153:.F153]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kolb</text:p>
          </table:table-cell>
          <table:table-cell table:style-name="ce7"/>
          <table:table-cell table:style-name="ce9" office:value-type="string" calcext:value-type="string">
            <text:p>lb</text:p>
          </table:table-cell>
          <table:table-cell table:style-name="ce9"/>
          <table:table-cell/>
          <table:table-cell table:style-name="ce21" table:formula="of:=COM.MICROSOFT.CONCAT([.C154:.F154])" office:value-type="string" office:string-value="lb" calcext:value-type="string">
            <text:p>lb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szmelc</text:p>
          </table:table-cell>
          <table:table-cell table:style-name="ce7"/>
          <table:table-cell table:style-name="ce9" office:value-type="string" calcext:value-type="string">
            <text:p>lc</text:p>
          </table:table-cell>
          <table:table-cell table:style-name="ce9"/>
          <table:table-cell/>
          <table:table-cell table:style-name="ce21" table:formula="of:=COM.MICROSOFT.CONCAT([.C155:.F155])" office:value-type="string" office:string-value="lc" calcext:value-type="string">
            <text:p>lc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olch</text:p>
          </table:table-cell>
          <table:table-cell table:style-name="ce7"/>
          <table:table-cell table:style-name="ce9" office:value-type="string" calcext:value-type="string">
            <text:p>lch</text:p>
          </table:table-cell>
          <table:table-cell table:style-name="ce9"/>
          <table:table-cell/>
          <table:table-cell table:style-name="ce21" table:formula="of:=COM.MICROSOFT.CONCAT([.C156:.F156])" office:value-type="string" office:string-value="lch" calcext:value-type="string">
            <text:p>lc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milcz</text:p>
          </table:table-cell>
          <table:table-cell table:style-name="ce7"/>
          <table:table-cell table:style-name="ce9" office:value-type="string" calcext:value-type="string">
            <text:p>lcz</text:p>
          </table:table-cell>
          <table:table-cell table:style-name="ce9"/>
          <table:table-cell/>
          <table:table-cell table:style-name="ce21" table:formula="of:=COM.MICROSOFT.CONCAT([.C157:.F157])" office:value-type="string" office:string-value="lcz" calcext:value-type="string">
            <text:p>lcz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sald</text:p>
          </table:table-cell>
          <table:table-cell table:style-name="ce7"/>
          <table:table-cell table:style-name="ce9" office:value-type="string" calcext:value-type="string">
            <text:p>ld</text:p>
          </table:table-cell>
          <table:table-cell table:style-name="ce9"/>
          <table:table-cell/>
          <table:table-cell table:style-name="ce21" table:formula="of:=COM.MICROSOFT.CONCAT([.C158:.F158])" office:value-type="string" office:string-value="ld" calcext:value-type="string">
            <text:p>ld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zmal=kaldz=cy</text:p>
          </table:table-cell>
          <table:table-cell table:style-name="ce7"/>
          <table:table-cell table:style-name="ce9" office:value-type="string" calcext:value-type="string">
            <text:p>ldz</text:p>
          </table:table-cell>
          <table:table-cell table:style-name="ce9"/>
          <table:table-cell/>
          <table:table-cell table:style-name="ce21" table:formula="of:=COM.MICROSOFT.CONCAT([.C159:.F159])" office:value-type="string" office:string-value="ldz" calcext:value-type="string">
            <text:p>ldz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elf</text:p>
          </table:table-cell>
          <table:table-cell table:style-name="ce7"/>
          <table:table-cell table:style-name="ce9" office:value-type="string" calcext:value-type="string">
            <text:p>lf</text:p>
          </table:table-cell>
          <table:table-cell table:style-name="ce9"/>
          <table:table-cell/>
          <table:table-cell table:style-name="ce21" table:formula="of:=COM.MICROSOFT.CONCAT([.C160:.F160])" office:value-type="string" office:string-value="lf" calcext:value-type="string">
            <text:p>lf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elft</text:p>
          </table:table-cell>
          <table:table-cell table:style-name="ce7"/>
          <table:table-cell table:style-name="ce9" office:value-type="string" calcext:value-type="string">
            <text:p>lft</text:p>
          </table:table-cell>
          <table:table-cell table:style-name="ce9"/>
          <table:table-cell/>
          <table:table-cell table:style-name="ce21" table:formula="of:=COM.MICROSOFT.CONCAT([.C161:.F161])" office:value-type="string" office:string-value="lft" calcext:value-type="string">
            <text:p>lft</text:p>
          </table:table-cell>
          <table:table-cell office:value-type="string" calcext:value-type="string">
            <text:p>LTW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przylg</text:p>
          </table:table-cell>
          <table:table-cell table:style-name="ce7"/>
          <table:table-cell table:style-name="ce9" office:value-type="string" calcext:value-type="string">
            <text:p>lg</text:p>
          </table:table-cell>
          <table:table-cell table:style-name="ce9"/>
          <table:table-cell/>
          <table:table-cell table:style-name="ce21" table:formula="of:=COM.MICROSOFT.CONCAT([.C162:.F162])" office:value-type="string" office:string-value="lg" calcext:value-type="string">
            <text:p>lg</text:p>
          </table:table-cell>
          <table:table-cell office:value-type="string" calcext:value-type="string">
            <text:p>LG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wilgł</text:p>
          </table:table-cell>
          <table:table-cell table:style-name="ce7"/>
          <table:table-cell table:style-name="ce9"/>
          <table:table-cell table:style-name="ce9" office:value-type="string" calcext:value-type="string">
            <text:p>lgł</text:p>
          </table:table-cell>
          <table:table-cell/>
          <table:table-cell table:style-name="ce21" table:formula="of:=COM.MICROSOFT.CONCAT([.C163:.F163])" office:value-type="string" office:string-value="lgł" calcext:value-type="string">
            <text:p>lgł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wilk</text:p>
          </table:table-cell>
          <table:table-cell table:style-name="ce7"/>
          <table:table-cell table:style-name="ce9" office:value-type="string" calcext:value-type="string">
            <text:p>lk</text:p>
          </table:table-cell>
          <table:table-cell table:style-name="ce9"/>
          <table:table-cell/>
          <table:table-cell table:style-name="ce21" table:formula="of:=COM.MICROSOFT.CONCAT([.C164:.F164])" office:value-type="string" office:string-value="lk" calcext:value-type="string">
            <text:p>lk</text:p>
          </table:table-cell>
          <table:table-cell office:value-type="string" calcext:value-type="string">
            <text:p>LG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ilkł</text:p>
          </table:table-cell>
          <table:table-cell table:style-name="ce7"/>
          <table:table-cell table:style-name="ce9"/>
          <table:table-cell table:style-name="ce9" office:value-type="string" calcext:value-type="string">
            <text:p>lkł</text:p>
          </table:table-cell>
          <table:table-cell/>
          <table:table-cell table:style-name="ce21" table:formula="of:=COM.MICROSOFT.CONCAT([.C165:.F165])" office:value-type="string" office:string-value="lkł" calcext:value-type="string">
            <text:p>lkł</text:p>
          </table:table-cell>
          <table:table-cell office:value-type="string" calcext:value-type="string">
            <text:p>LGW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folks</text:p>
          </table:table-cell>
          <table:table-cell table:style-name="ce7"/>
          <table:table-cell table:style-name="ce9" office:value-type="string" calcext:value-type="string">
            <text:p>lks</text:p>
          </table:table-cell>
          <table:table-cell table:style-name="ce9"/>
          <table:table-cell/>
          <table:table-cell table:style-name="ce21" table:formula="of:=COM.MICROSOFT.CONCAT([.C166:.F166])" office:value-type="string" office:string-value="lks" calcext:value-type="string">
            <text:p>lks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full, grill</text:p>
          </table:table-cell>
          <table:table-cell table:style-name="ce7"/>
          <table:table-cell table:style-name="ce9" office:value-type="string" calcext:value-type="string">
            <text:p>ll</text:p>
          </table:table-cell>
          <table:table-cell table:style-name="ce9"/>
          <table:table-cell/>
          <table:table-cell table:style-name="ce21" table:formula="of:=COM.MICROSOFT.CONCAT([.C167:.F167])" office:value-type="string" office:string-value="ll" calcext:value-type="string">
            <text:p>l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film</text:p>
          </table:table-cell>
          <table:table-cell table:style-name="ce7"/>
          <table:table-cell table:style-name="ce9" office:value-type="string" calcext:value-type="string">
            <text:p>lm</text:p>
          </table:table-cell>
          <table:table-cell table:style-name="ce9"/>
          <table:table-cell/>
          <table:table-cell table:style-name="ce21" table:formula="of:=COM.MICROSOFT.CONCAT([.C168:.F168])" office:value-type="string" office:string-value="lm" calcext:value-type="string">
            <text:p>lm</text:p>
          </table:table-cell>
          <table:table-cell/>
          <table:table-cell table:number-columns-repeated="2" office:value-type="string" calcext:value-type="string">
            <text:p>CLS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=coln</text:p>
          </table:table-cell>
          <table:table-cell table:style-name="ce7"/>
          <table:table-cell table:style-name="ce9" office:value-type="string" calcext:value-type="string">
            <text:p>ln</text:p>
          </table:table-cell>
          <table:table-cell table:style-name="ce9"/>
          <table:table-cell/>
          <table:table-cell table:style-name="ce21" table:formula="of:=COM.MICROSOFT.CONCAT([.C169:.F169])" office:value-type="string" office:string-value="ln" calcext:value-type="string">
            <text:p>l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od=pylń</text:p>
          </table:table-cell>
          <table:table-cell table:style-name="ce7"/>
          <table:table-cell table:style-name="ce9" office:value-type="string" calcext:value-type="string">
            <text:p>lń</text:p>
          </table:table-cell>
          <table:table-cell table:style-name="ce9"/>
          <table:table-cell/>
          <table:table-cell table:style-name="ce21" table:formula="of:=COM.MICROSOFT.CONCAT([.C170:.F170])" office:value-type="string" office:string-value="lń" calcext:value-type="string">
            <text:p>l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lni</text:p>
          </table:table-cell>
          <table:table-cell table:style-name="ce9"/>
          <table:table-cell/>
          <table:table-cell table:style-name="ce21" table:formula="of:=COM.MICROSOFT.CONCAT([.C171:.F171])" office:value-type="string" office:string-value="lni" calcext:value-type="string">
            <text:p>l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pulp</text:p>
          </table:table-cell>
          <table:table-cell table:style-name="ce7"/>
          <table:table-cell table:style-name="ce9" office:value-type="string" calcext:value-type="string">
            <text:p>lp</text:p>
          </table:table-cell>
          <table:table-cell table:style-name="ce9"/>
          <table:table-cell/>
          <table:table-cell table:style-name="ce21" table:formula="of:=COM.MICROSOFT.CONCAT([.C172:.F172])" office:value-type="string" office:string-value="lp" calcext:value-type="string">
            <text:p>lp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puls</text:p>
          </table:table-cell>
          <table:table-cell table:style-name="ce7"/>
          <table:table-cell table:style-name="ce9" office:value-type="string" calcext:value-type="string">
            <text:p>ls</text:p>
          </table:table-cell>
          <table:table-cell table:style-name="ce9"/>
          <table:table-cell/>
          <table:table-cell table:style-name="ce21" table:formula="of:=COM.MICROSOFT.CONCAT([.C173:.F173])" office:value-type="string" office:string-value="ls" calcext:value-type="string">
            <text:p>ls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zielsk</text:p>
          </table:table-cell>
          <table:table-cell table:style-name="ce7"/>
          <table:table-cell table:style-name="ce9"/>
          <table:table-cell table:style-name="ce9" office:value-type="string" calcext:value-type="string">
            <text:p>lsk</text:p>
          </table:table-cell>
          <table:table-cell/>
          <table:table-cell table:style-name="ce21" table:formula="of:=COM.MICROSOFT.CONCAT([.C174:.F174])" office:value-type="string" office:string-value="lsk" calcext:value-type="string">
            <text:p>lsk</text:p>
          </table:table-cell>
          <table:table-cell office:value-type="string" calcext:value-type="string">
            <text:p>RSK</text:p>
          </table:table-cell>
          <table:table-cell table:number-columns-repeated="2" office:value-type="string" calcext:value-type="string">
            <text:p>LSG</text:p>
          </table:table-cell>
          <table:table-cell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zu=chwal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lstw</text:p>
          </table:table-cell>
          <table:table-cell table:style-name="ce21" table:formula="of:=COM.MICROSOFT.CONCAT([.C175:.F175])" office:value-type="string" office:string-value="lstw" calcext:value-type="string">
            <text:p>lstw</text:p>
          </table:table-cell>
          <table:table-cell office:value-type="string" calcext:value-type="string">
            <text:p>LSTW</text:p>
          </table:table-cell>
          <table:table-cell table:number-columns-repeated="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spolsz=czyć</text:p>
          </table:table-cell>
          <table:table-cell table:style-name="ce7"/>
          <table:table-cell table:style-name="ce9" office:value-type="string" calcext:value-type="string">
            <text:p>lsz</text:p>
          </table:table-cell>
          <table:table-cell table:style-name="ce9"/>
          <table:table-cell/>
          <table:table-cell table:style-name="ce21" table:formula="of:=COM.MICROSOFT.CONCAT([.C176:.F176])" office:value-type="string" office:string-value="lsz" calcext:value-type="string">
            <text:p>lsz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polszcz</text:p>
          </table:table-cell>
          <table:table-cell table:style-name="ce7"/>
          <table:table-cell table:style-name="ce9" office:value-type="string" calcext:value-type="string">
            <text:p>lszcz</text:p>
          </table:table-cell>
          <table:table-cell table:style-name="ce9"/>
          <table:table-cell/>
          <table:table-cell table:style-name="ce21" table:formula="of:=COM.MICROSOFT.CONCAT([.C177:.F177])" office:value-type="string" office:string-value="lszcz" calcext:value-type="string">
            <text:p>lszcz</text:p>
          </table:table-cell>
          <table:table-cell office:value-type="string" calcext:value-type="string">
            <text:p>LSG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ilśń</text:p>
          </table:table-cell>
          <table:table-cell table:style-name="ce7"/>
          <table:table-cell table:style-name="ce9"/>
          <table:table-cell table:style-name="ce9" office:value-type="string" calcext:value-type="string">
            <text:p>lśń</text:p>
          </table:table-cell>
          <table:table-cell/>
          <table:table-cell table:style-name="ce21" table:formula="of:=COM.MICROSOFT.CONCAT([.C178:.F178])" office:value-type="string" office:string-value="lśń" calcext:value-type="string">
            <text:p>lś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lśni</text:p>
          </table:table-cell>
          <table:table-cell/>
          <table:table-cell table:style-name="ce21" office:value-type="string" calcext:value-type="string">
            <text:p>lśni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palt</text:p>
          </table:table-cell>
          <table:table-cell table:style-name="ce7"/>
          <table:table-cell table:style-name="ce9" office:value-type="string" calcext:value-type="string">
            <text:p>lt</text:p>
          </table:table-cell>
          <table:table-cell table:style-name="ce9"/>
          <table:table-cell/>
          <table:table-cell table:style-name="ce21" table:formula="of:=COM.MICROSOFT.CONCAT([.C180:.F180])" office:value-type="string" office:string-value="lt" calcext:value-type="string">
            <text:p>lt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e=alth</text:p>
          </table:table-cell>
          <table:table-cell table:style-name="ce7"/>
          <table:table-cell table:style-name="ce9"/>
          <table:table-cell table:style-name="ce9" office:value-type="string" calcext:value-type="string">
            <text:p>lth</text:p>
          </table:table-cell>
          <table:table-cell/>
          <table:table-cell table:style-name="ce21" table:formula="of:=COM.MICROSOFT.CONCAT([.C181:.F181])" office:value-type="string" office:string-value="lth" calcext:value-type="string">
            <text:p>lth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iltr</text:p>
          </table:table-cell>
          <table:table-cell table:style-name="ce7"/>
          <table:table-cell table:style-name="ce9"/>
          <table:table-cell table:style-name="ce9" office:value-type="string" calcext:value-type="string">
            <text:p>ltr</text:p>
          </table:table-cell>
          <table:table-cell/>
          <table:table-cell table:style-name="ce21" table:formula="of:=COM.MICROSOFT.CONCAT([.C182:.F182])" office:value-type="string" office:string-value="ltr" calcext:value-type="string">
            <text:p>ltr</text:p>
          </table:table-cell>
          <table:table-cell office:value-type="string" calcext:value-type="string">
            <text:p>RL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malts</text:p>
          </table:table-cell>
          <table:table-cell table:style-name="ce7"/>
          <table:table-cell table:style-name="ce9"/>
          <table:table-cell table:style-name="ce9" office:value-type="string" calcext:value-type="string">
            <text:p>lts</text:p>
          </table:table-cell>
          <table:table-cell/>
          <table:table-cell table:style-name="ce21" table:formula="of:=COM.MICROSOFT.CONCAT([.C183:.F183])" office:value-type="string" office:string-value="lts" calcext:value-type="string">
            <text:p>lts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ulw</text:p>
          </table:table-cell>
          <table:table-cell table:style-name="ce7"/>
          <table:table-cell table:style-name="ce9" office:value-type="string" calcext:value-type="string">
            <text:p>lw</text:p>
          </table:table-cell>
          <table:table-cell table:style-name="ce9"/>
          <table:table-cell/>
          <table:table-cell table:style-name="ce21" table:formula="of:=COM.MICROSOFT.CONCAT([.C184:.F184])" office:value-type="string" office:string-value="lw" calcext:value-type="string">
            <text:p>lw</text:p>
          </table:table-cell>
          <table:table-cell office:value-type="string" calcext:value-type="string">
            <text:p>L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ilz</text:p>
          </table:table-cell>
          <table:table-cell table:style-name="ce7"/>
          <table:table-cell table:style-name="ce9" office:value-type="string" calcext:value-type="string">
            <text:p>lz</text:p>
          </table:table-cell>
          <table:table-cell table:style-name="ce9"/>
          <table:table-cell/>
          <table:table-cell table:style-name="ce21" table:formula="of:=COM.MICROSOFT.CONCAT([.C185:.F185])" office:value-type="string" office:string-value="lz" calcext:value-type="string">
            <text:p>lz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lź=nian</text:p>
          </table:table-cell>
          <table:table-cell table:style-name="ce7"/>
          <table:table-cell table:style-name="ce9" office:value-type="string" calcext:value-type="string">
            <text:p>lź</text:p>
          </table:table-cell>
          <table:table-cell table:style-name="ce9"/>
          <table:table-cell/>
          <table:table-cell table:style-name="ce21" table:formula="of:=COM.MICROSOFT.CONCAT([.C186:.F186])" office:value-type="string" office:string-value="lź" calcext:value-type="string">
            <text:p>lź</text:p>
          </table:table-cell>
          <table:table-cell office:value-type="string" calcext:value-type="string">
            <text:p>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lzi</text:p>
          </table:table-cell>
          <table:table-cell table:style-name="ce9"/>
          <table:table-cell/>
          <table:table-cell table:style-name="ce21" table:formula="of:=COM.MICROSOFT.CONCAT([.C187:.F187])" office:value-type="string" office:string-value="lzi" calcext:value-type="string">
            <text:p>lzi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wilż</text:p>
          </table:table-cell>
          <table:table-cell table:style-name="ce7"/>
          <table:table-cell table:style-name="ce9" office:value-type="string" calcext:value-type="string">
            <text:p>lż</text:p>
          </table:table-cell>
          <table:table-cell table:style-name="ce9"/>
          <table:table-cell/>
          <table:table-cell table:style-name="ce21" table:formula="of:=COM.MICROSOFT.CONCAT([.C188:.F188])" office:value-type="string" office:string-value="lż" calcext:value-type="string">
            <text:p>lż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127899" calcext:value-type="float">
            <text:p>127899</text:p>
          </table:table-cell>
          <table:table-cell table:style-name="ce4" office:value-type="string" calcext:value-type="string">
            <text:p>był</text:p>
          </table:table-cell>
          <table:table-cell table:style-name="ce7" office:value-type="string" calcext:value-type="string">
            <text:p>ł</text:p>
          </table:table-cell>
          <table:table-cell table:style-name="ce9" table:number-columns-repeated="2"/>
          <table:table-cell/>
          <table:table-cell table:style-name="ce21" table:formula="of:=COM.MICROSOFT.CONCAT([.C189:.F189])" office:value-type="string" office:string-value="ł" calcext:value-type="string">
            <text:p>ł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tołb</text:p>
          </table:table-cell>
          <table:table-cell table:style-name="ce7"/>
          <table:table-cell table:style-name="ce9" office:value-type="string" calcext:value-type="string">
            <text:p>łb</text:p>
          </table:table-cell>
          <table:table-cell table:style-name="ce9"/>
          <table:table-cell/>
          <table:table-cell table:style-name="ce21" table:formula="of:=COM.MICROSOFT.CONCAT([.C190:.F190])" office:value-type="string" office:string-value="łb" calcext:value-type="string">
            <text:p>łb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łc=cy</text:p>
          </table:table-cell>
          <table:table-cell table:style-name="ce7"/>
          <table:table-cell table:style-name="ce9" office:value-type="string" calcext:value-type="string">
            <text:p>łc</text:p>
          </table:table-cell>
          <table:table-cell table:style-name="ce9"/>
          <table:table-cell/>
          <table:table-cell table:style-name="ce21" table:formula="of:=COM.MICROSOFT.CONCAT([.C191:.F191])" office:value-type="string" office:string-value="łc" calcext:value-type="string">
            <text:p>łc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wałcz</text:p>
          </table:table-cell>
          <table:table-cell table:style-name="ce7"/>
          <table:table-cell table:style-name="ce9" office:value-type="string" calcext:value-type="string">
            <text:p>łcz</text:p>
          </table:table-cell>
          <table:table-cell table:style-name="ce9"/>
          <table:table-cell/>
          <table:table-cell table:style-name="ce21" table:formula="of:=COM.MICROSOFT.CONCAT([.C192:.F192])" office:value-type="string" office:string-value="łcz" calcext:value-type="string">
            <text:p>łcz</text:p>
          </table:table-cell>
          <table:table-cell office:value-type="string" calcext:value-type="string">
            <text:p>LBGW</text:p>
          </table:table-cell>
          <table:table-cell table:number-columns-repeated="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kształć</text:p>
          </table:table-cell>
          <table:table-cell table:style-name="ce7"/>
          <table:table-cell table:style-name="ce9" office:value-type="string" calcext:value-type="string">
            <text:p>łć</text:p>
          </table:table-cell>
          <table:table-cell table:style-name="ce9"/>
          <table:table-cell/>
          <table:table-cell table:style-name="ce21" table:formula="of:=COM.MICROSOFT.CONCAT([.C193:.F193])" office:value-type="string" office:string-value="łć" calcext:value-type="string">
            <text:p>łć</text:p>
          </table:table-cell>
          <table:table-cell office:value-type="string" calcext:value-type="string">
            <text:p>LB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ci</text:p>
          </table:table-cell>
          <table:table-cell table:style-name="ce9"/>
          <table:table-cell/>
          <table:table-cell table:style-name="ce21" table:formula="of:=COM.MICROSOFT.CONCAT([.C194:.F194])" office:value-type="string" office:string-value="łci" calcext:value-type="string">
            <text:p>łci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żołd</text:p>
          </table:table-cell>
          <table:table-cell table:style-name="ce7"/>
          <table:table-cell table:style-name="ce9" office:value-type="string" calcext:value-type="string">
            <text:p>łd</text:p>
          </table:table-cell>
          <table:table-cell table:style-name="ce9"/>
          <table:table-cell/>
          <table:table-cell table:style-name="ce21" table:formula="of:=COM.MICROSOFT.CONCAT([.C195:.F195])" office:value-type="string" office:string-value="łd" calcext:value-type="string">
            <text:p>łd</text:p>
          </table:table-cell>
          <table:table-cell office:value-type="string" calcext:value-type="string">
            <text:p>LBT</text:p>
          </table:table-cell>
          <table:table-cell table:number-columns-repeated="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gietrz=wałdz=cy</text:p>
          </table:table-cell>
          <table:table-cell table:style-name="ce7"/>
          <table:table-cell table:style-name="ce9" office:value-type="string" calcext:value-type="string">
            <text:p>łdz</text:p>
          </table:table-cell>
          <table:table-cell table:style-name="ce9"/>
          <table:table-cell/>
          <table:table-cell table:style-name="ce21" table:formula="of:=COM.MICROSOFT.CONCAT([.C196:.F196])" office:value-type="string" office:string-value="łdz" calcext:value-type="string">
            <text:p>łdz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zołg</text:p>
          </table:table-cell>
          <table:table-cell table:style-name="ce7"/>
          <table:table-cell table:style-name="ce9" office:value-type="string" calcext:value-type="string">
            <text:p>łg</text:p>
          </table:table-cell>
          <table:table-cell table:style-name="ce9"/>
          <table:table-cell/>
          <table:table-cell table:style-name="ce21" table:formula="of:=COM.MICROSOFT.CONCAT([.C197:.F197])" office:value-type="string" office:string-value="łg" calcext:value-type="string">
            <text:p>łg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żółk=nie</text:p>
          </table:table-cell>
          <table:table-cell table:style-name="ce7"/>
          <table:table-cell table:style-name="ce9" office:value-type="string" calcext:value-type="string">
            <text:p>łk</text:p>
          </table:table-cell>
          <table:table-cell table:style-name="ce9"/>
          <table:table-cell/>
          <table:table-cell table:style-name="ce21" table:formula="of:=COM.MICROSOFT.CONCAT([.C198:.F198])" office:value-type="string" office:string-value="łk" calcext:value-type="string">
            <text:p>łk</text:p>
          </table:table-cell>
          <table:table-cell office:value-type="string" calcext:value-type="string">
            <text:p>LBG</text:p>
          </table:table-cell>
          <table:table-cell table:number-columns-repeated="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żółkł</text:p>
          </table:table-cell>
          <table:table-cell table:style-name="ce7"/>
          <table:table-cell table:style-name="ce9"/>
          <table:table-cell table:style-name="ce9" office:value-type="string" calcext:value-type="string">
            <text:p>łkł</text:p>
          </table:table-cell>
          <table:table-cell/>
          <table:table-cell table:style-name="ce21" table:formula="of:=COM.MICROSOFT.CONCAT([.C199:.F199])" office:value-type="string" office:string-value="łkł" calcext:value-type="string">
            <text:p>łkł</text:p>
          </table:table-cell>
          <table:table-cell office:value-type="string" calcext:value-type="string">
            <text:p>LBGW</text:p>
          </table:table-cell>
          <table:table-cell table:number-columns-repeated="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pełł</text:p>
          </table:table-cell>
          <table:table-cell table:style-name="ce7"/>
          <table:table-cell table:style-name="ce9" office:value-type="string" calcext:value-type="string">
            <text:p>łł</text:p>
          </table:table-cell>
          <table:table-cell table:style-name="ce9"/>
          <table:table-cell/>
          <table:table-cell table:style-name="ce21" table:formula="of:=COM.MICROSOFT.CONCAT([.C200:.F200])" office:value-type="string" office:string-value="łł" calcext:value-type="string">
            <text:p>łł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chełm</text:p>
          </table:table-cell>
          <table:table-cell table:style-name="ce7"/>
          <table:table-cell table:style-name="ce9" office:value-type="string" calcext:value-type="string">
            <text:p>łm</text:p>
          </table:table-cell>
          <table:table-cell table:style-name="ce9"/>
          <table:table-cell/>
          <table:table-cell table:style-name="ce21" table:formula="of:=COM.MICROSOFT.CONCAT([.C201:.F201])" office:value-type="string" office:string-value="łm" calcext:value-type="string">
            <text:p>łm</text:p>
          </table:table-cell>
          <table:table-cell/>
          <table:table-cell office:value-type="string" calcext:value-type="string">
            <text:p>CSLB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żołn</text:p>
          </table:table-cell>
          <table:table-cell table:style-name="ce7"/>
          <table:table-cell table:style-name="ce9" office:value-type="string" calcext:value-type="string">
            <text:p>łn</text:p>
          </table:table-cell>
          <table:table-cell table:style-name="ce9"/>
          <table:table-cell/>
          <table:table-cell table:style-name="ce21" table:formula="of:=COM.MICROSOFT.CONCAT([.C202:.F202])" office:value-type="string" office:string-value="łn" calcext:value-type="string">
            <text:p>łn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pełń</text:p>
          </table:table-cell>
          <table:table-cell table:style-name="ce7"/>
          <table:table-cell table:style-name="ce9" office:value-type="string" calcext:value-type="string">
            <text:p>łń</text:p>
          </table:table-cell>
          <table:table-cell table:style-name="ce9"/>
          <table:table-cell/>
          <table:table-cell table:style-name="ce21" table:formula="of:=COM.MICROSOFT.CONCAT([.C203:.F203])" office:value-type="string" office:string-value="łń" calcext:value-type="string">
            <text:p>łń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ni</text:p>
          </table:table-cell>
          <table:table-cell table:style-name="ce9"/>
          <table:table-cell/>
          <table:table-cell table:style-name="ce21"/>
          <table:table-cell/>
          <table:table-cell table:number-columns-repeated="2" office:value-type="string" calcext:value-type="string">
            <text:p>CLWY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ałp</text:p>
          </table:table-cell>
          <table:table-cell table:style-name="ce7"/>
          <table:table-cell table:style-name="ce9" office:value-type="string" calcext:value-type="string">
            <text:p>łp</text:p>
          </table:table-cell>
          <table:table-cell table:style-name="ce9"/>
          <table:table-cell/>
          <table:table-cell table:style-name="ce21" table:formula="of:=COM.MICROSOFT.CONCAT([.C205:.F205])" office:value-type="string" office:string-value="łp" calcext:value-type="string">
            <text:p>łp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ełst</text:p>
          </table:table-cell>
          <table:table-cell table:style-name="ce7"/>
          <table:table-cell table:style-name="ce9"/>
          <table:table-cell table:style-name="ce9" office:value-type="string" calcext:value-type="string">
            <text:p>łst</text:p>
          </table:table-cell>
          <table:table-cell/>
          <table:table-cell table:style-name="ce21" table:formula="of:=COM.MICROSOFT.CONCAT([.C206:.F206])" office:value-type="string" office:string-value="łst" calcext:value-type="string">
            <text:p>łst</text:p>
          </table:table-cell>
          <table:table-cell office:value-type="string" calcext:value-type="string">
            <text:p>LBS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ałsz=</text:p>
          </table:table-cell>
          <table:table-cell table:style-name="ce7"/>
          <table:table-cell table:style-name="ce9" office:value-type="string" calcext:value-type="string">
            <text:p>łsz</text:p>
          </table:table-cell>
          <table:table-cell table:style-name="ce9"/>
          <table:table-cell/>
          <table:table-cell table:style-name="ce21" table:formula="of:=COM.MICROSOFT.CONCAT([.C207:.F207])" office:value-type="string" office:string-value="łsz" calcext:value-type="string">
            <text:p>łsz</text:p>
          </table:table-cell>
          <table:table-cell office:value-type="string" calcext:value-type="string">
            <text:p>LBSG</text:p>
          </table:table-cell>
          <table:table-cell table:number-columns-repeated="2" office:value-type="string" calcext:value-type="string">
            <text:p>LBS</text:p>
          </table:table-cell>
          <table:table-cell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bełt</text:p>
          </table:table-cell>
          <table:table-cell table:style-name="ce7"/>
          <table:table-cell table:style-name="ce9" office:value-type="string" calcext:value-type="string">
            <text:p>łt</text:p>
          </table:table-cell>
          <table:table-cell table:style-name="ce9"/>
          <table:table-cell/>
          <table:table-cell table:style-name="ce21" table:formula="of:=COM.MICROSOFT.CONCAT([.C208:.F208])" office:value-type="string" office:string-value="łt" calcext:value-type="string">
            <text:p>łt</text:p>
          </table:table-cell>
          <table:table-cell office:value-type="string" calcext:value-type="string">
            <text:p>LB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żółw, chałw</text:p>
          </table:table-cell>
          <table:table-cell table:style-name="ce7"/>
          <table:table-cell table:style-name="ce9" office:value-type="string" calcext:value-type="string">
            <text:p>łw</text:p>
          </table:table-cell>
          <table:table-cell table:style-name="ce9"/>
          <table:table-cell/>
          <table:table-cell table:style-name="ce21" table:formula="of:=COM.MICROSOFT.CONCAT([.C209:.F209])" office:value-type="string" office:string-value="łw" calcext:value-type="string">
            <text:p>łw</text:p>
          </table:table-cell>
          <table:table-cell office:value-type="string" calcext:value-type="string">
            <text:p>LB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zołz</text:p>
          </table:table-cell>
          <table:table-cell table:style-name="ce7"/>
          <table:table-cell table:style-name="ce9" office:value-type="string" calcext:value-type="string">
            <text:p>łz</text:p>
          </table:table-cell>
          <table:table-cell table:style-name="ce9"/>
          <table:table-cell/>
          <table:table-cell table:style-name="ce21" table:formula="of:=COM.MICROSOFT.CONCAT([.C210:.F210])" office:value-type="string" office:string-value="łz" calcext:value-type="string">
            <text:p>łz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pełzł</text:p>
          </table:table-cell>
          <table:table-cell table:style-name="ce7"/>
          <table:table-cell table:style-name="ce9"/>
          <table:table-cell table:style-name="ce9" office:value-type="string" calcext:value-type="string">
            <text:p>łzł</text:p>
          </table:table-cell>
          <table:table-cell/>
          <table:table-cell table:style-name="ce21" table:formula="of:=COM.MICROSOFT.CONCAT([.C211:.F211])" office:value-type="string" office:string-value="łzł" calcext:value-type="string">
            <text:p>łzł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małż</text:p>
          </table:table-cell>
          <table:table-cell table:style-name="ce7"/>
          <table:table-cell table:style-name="ce9" office:value-type="string" calcext:value-type="string">
            <text:p>łż</text:p>
          </table:table-cell>
          <table:table-cell table:style-name="ce9"/>
          <table:table-cell/>
          <table:table-cell table:style-name="ce21" table:formula="of:=COM.MICROSOFT.CONCAT([.C212:.F212])" office:value-type="string" office:string-value="łż" calcext:value-type="string">
            <text:p>łż</text:p>
          </table:table-cell>
          <table:table-cell office:value-type="string" calcext:value-type="string">
            <text:p>LB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łź=li</text:p>
          </table:table-cell>
          <table:table-cell table:style-name="ce7"/>
          <table:table-cell table:style-name="ce9" office:value-type="string" calcext:value-type="string">
            <text:p>łź</text:p>
          </table:table-cell>
          <table:table-cell table:style-name="ce9"/>
          <table:table-cell/>
          <table:table-cell table:style-name="ce21" table:formula="of:=COM.MICROSOFT.CONCAT([.C213:.F213])" office:value-type="string" office:string-value="łź" calcext:value-type="string">
            <text:p>łź</text:p>
          </table:table-cell>
          <table:table-cell/>
          <table:table-cell table:number-columns-repeated="2" office:value-type="string" calcext:value-type="string">
            <text:p>LBSO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łzi</text:p>
          </table:table-cell>
          <table:table-cell table:style-name="ce9"/>
          <table:table-cell/>
          <table:table-cell table:style-name="ce21" table:formula="of:=COM.MICROSOFT.CONCAT([.C214:.F214])" office:value-type="string" office:string-value="łzi" calcext:value-type="string">
            <text:p>łzi</text:p>
          </table:table-cell>
          <table:table-cell/>
          <table:table-cell table:number-columns-repeated="2" office:value-type="string" calcext:value-type="string">
            <text:p>LBSW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łźl</text:p>
          </table:table-cell>
          <table:table-cell/>
          <table:table-cell table:style-name="ce21" table:formula="of:=COM.MICROSOFT.CONCAT([.C215:.F215])" office:value-type="string" office:string-value="łźl" calcext:value-type="string">
            <text:p>łźl</text:p>
          </table:table-cell>
          <table:table-cell office:value-type="string" calcext:value-type="string">
            <text:p>LBSW</text:p>
          </table:table-cell>
          <table:table-cell table:number-columns-repeated="3"/>
        </table:table-row>
        <table:table-row table:style-name="ro2">
          <table:table-cell table:style-name="ce2" office:value-type="float" office:value="600928" calcext:value-type="float">
            <text:p>600928</text:p>
          </table:table-cell>
          <table:table-cell table:style-name="ce4" office:value-type="string" calcext:value-type="string">
            <text:p>dom</text:p>
          </table:table-cell>
          <table:table-cell table:style-name="ce7" office:value-type="string" calcext:value-type="string">
            <text:p>m</text:p>
          </table:table-cell>
          <table:table-cell table:style-name="ce9" table:number-columns-repeated="2"/>
          <table:table-cell/>
          <table:table-cell table:style-name="ce21" table:formula="of:=COM.MICROSOFT.CONCAT([.C216:.F216])" office:value-type="string" office:string-value="m" calcext:value-type="string">
            <text:p>m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plomb, romb</text:p>
          </table:table-cell>
          <table:table-cell table:style-name="ce7"/>
          <table:table-cell table:style-name="ce9" office:value-type="string" calcext:value-type="string">
            <text:p>mb</text:p>
          </table:table-cell>
          <table:table-cell table:style-name="ce9"/>
          <table:table-cell/>
          <table:table-cell table:style-name="ce21" table:formula="of:=COM.MICROSOFT.CONCAT([.C217:.F217])" office:value-type="string" office:string-value="mb" calcext:value-type="string">
            <text:p>mb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mbd</text:p>
          </table:table-cell>
          <table:table-cell table:style-name="ce7"/>
          <table:table-cell table:style-name="ce9"/>
          <table:table-cell table:style-name="ce9" office:value-type="string" calcext:value-type="string">
            <text:p>mbd</text:p>
          </table:table-cell>
          <table:table-cell/>
          <table:table-cell table:style-name="ce21" table:formula="of:=COM.MICROSOFT.CONCAT([.C218:.F218])" office:value-type="string" office:string-value="mbd" calcext:value-type="string">
            <text:p>mbd</text:p>
          </table:table-cell>
          <table:table-cell office:value-type="string" calcext:value-type="string">
            <text:p>CBS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n=sambl</text:p>
          </table:table-cell>
          <table:table-cell table:style-name="ce7"/>
          <table:table-cell table:style-name="ce9"/>
          <table:table-cell table:style-name="ce9" office:value-type="string" calcext:value-type="string">
            <text:p>mbl</text:p>
          </table:table-cell>
          <table:table-cell/>
          <table:table-cell table:style-name="ce21" table:formula="of:=COM.MICROSOFT.CONCAT([.C219:.F219])" office:value-type="string" office:string-value="mbl" calcext:value-type="string">
            <text:p>mbl</text:p>
          </table:table-cell>
          <table:table-cell office:value-type="string" calcext:value-type="string">
            <text:p>CLBS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embr, kambr</text:p>
          </table:table-cell>
          <table:table-cell table:style-name="ce7"/>
          <table:table-cell table:style-name="ce9"/>
          <table:table-cell table:style-name="ce9" office:value-type="string" calcext:value-type="string">
            <text:p>mbr</text:p>
          </table:table-cell>
          <table:table-cell/>
          <table:table-cell table:style-name="ce21" table:formula="of:=COM.MICROSOFT.CONCAT([.C220:.F220])" office:value-type="string" office:string-value="mbr" calcext:value-type="string">
            <text:p>mbr</text:p>
          </table:table-cell>
          <table:table-cell office:value-type="string" calcext:value-type="string">
            <text:p>CR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ze=remch</text:p>
          </table:table-cell>
          <table:table-cell table:style-name="ce7"/>
          <table:table-cell table:style-name="ce9" office:value-type="string" calcext:value-type="string">
            <text:p>mch</text:p>
          </table:table-cell>
          <table:table-cell table:style-name="ce9"/>
          <table:table-cell/>
          <table:table-cell table:style-name="ce21" table:formula="of:=COM.MICROSOFT.CONCAT([.C221:.F221])" office:value-type="string" office:string-value="mch" calcext:value-type="string">
            <text:p>mch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cz</text:p>
          </table:table-cell>
          <table:table-cell table:style-name="ce9"/>
          <table:table-cell/>
          <table:table-cell table:style-name="ce21" table:formula="of:=COM.MICROSOFT.CONCAT([.C222:.F222])" office:value-type="string" office:string-value="mcz" calcext:value-type="string">
            <text:p>mcz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imć</text:p>
          </table:table-cell>
          <table:table-cell table:style-name="ce7"/>
          <table:table-cell table:style-name="ce9" office:value-type="string" calcext:value-type="string">
            <text:p>mć</text:p>
          </table:table-cell>
          <table:table-cell table:style-name="ce9"/>
          <table:table-cell/>
          <table:table-cell table:style-name="ce21" table:formula="of:=COM.MICROSOFT.CONCAT([.C223:.F223])" office:value-type="string" office:string-value="mć" calcext:value-type="string">
            <text:p>mć</text:p>
          </table:table-cell>
          <table:table-cell office:value-type="string" calcext:value-type="string">
            <text:p>C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ci</text:p>
          </table:table-cell>
          <table:table-cell table:style-name="ce9"/>
          <table:table-cell/>
          <table:table-cell table:style-name="ce21" table:formula="of:=COM.MICROSOFT.CONCAT([.C224:.F224])" office:value-type="string" office:string-value="mci" calcext:value-type="string">
            <text:p>mci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imf</text:p>
          </table:table-cell>
          <table:table-cell table:style-name="ce7"/>
          <table:table-cell table:style-name="ce9" office:value-type="string" calcext:value-type="string">
            <text:p>mf</text:p>
          </table:table-cell>
          <table:table-cell table:style-name="ce9"/>
          <table:table-cell/>
          <table:table-cell table:style-name="ce21" table:formula="of:=COM.MICROSOFT.CONCAT([.C225:.F225])" office:value-type="string" office:string-value="mf" calcext:value-type="string">
            <text:p>mf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mg</text:p>
          </table:table-cell>
          <table:table-cell table:style-name="ce7"/>
          <table:table-cell table:style-name="ce9" office:value-type="string" calcext:value-type="string">
            <text:p>mg</text:p>
          </table:table-cell>
          <table:table-cell table:style-name="ce9"/>
          <table:table-cell/>
          <table:table-cell table:style-name="ce21" table:formula="of:=COM.MICROSOFT.CONCAT([.C226:.F226])" office:value-type="string" office:string-value="mg" calcext:value-type="string">
            <text:p>mg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kaml</text:p>
          </table:table-cell>
          <table:table-cell table:style-name="ce7"/>
          <table:table-cell table:style-name="ce9" office:value-type="string" calcext:value-type="string">
            <text:p>ml</text:p>
          </table:table-cell>
          <table:table-cell table:style-name="ce9"/>
          <table:table-cell/>
          <table:table-cell table:style-name="ce21" table:formula="of:=COM.MICROSOFT.CONCAT([.C227:.F227])" office:value-type="string" office:string-value="ml" calcext:value-type="string">
            <text:p>ml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emm</text:p>
          </table:table-cell>
          <table:table-cell table:style-name="ce7"/>
          <table:table-cell table:style-name="ce9" office:value-type="string" calcext:value-type="string">
            <text:p>mm</text:p>
          </table:table-cell>
          <table:table-cell table:style-name="ce9"/>
          <table:table-cell/>
          <table:table-cell table:style-name="ce21" table:formula="of:=COM.MICROSOFT.CONCAT([.C228:.F228])" office:value-type="string" office:string-value="mm" calcext:value-type="string">
            <text:p>mm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hymn</text:p>
          </table:table-cell>
          <table:table-cell table:style-name="ce7"/>
          <table:table-cell table:style-name="ce9" office:value-type="string" calcext:value-type="string">
            <text:p>mn</text:p>
          </table:table-cell>
          <table:table-cell table:style-name="ce9"/>
          <table:table-cell/>
          <table:table-cell table:style-name="ce21" table:formula="of:=COM.MICROSOFT.CONCAT([.C229:.F229])" office:value-type="string" office:string-value="mn" calcext:value-type="string">
            <text:p>m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4" office:value-type="string" calcext:value-type="string">
            <text:p>pomp</text:p>
          </table:table-cell>
          <table:table-cell table:style-name="ce7"/>
          <table:table-cell table:style-name="ce9" office:value-type="string" calcext:value-type="string">
            <text:p>mp</text:p>
          </table:table-cell>
          <table:table-cell table:style-name="ce9"/>
          <table:table-cell/>
          <table:table-cell table:style-name="ce21" table:formula="of:=COM.MICROSOFT.CONCAT([.C230:.F230])" office:value-type="string" office:string-value="mp" calcext:value-type="string">
            <text:p>mp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mpf</text:p>
          </table:table-cell>
          <table:table-cell table:style-name="ce7"/>
          <table:table-cell table:style-name="ce9"/>
          <table:table-cell table:style-name="ce9" office:value-type="string" calcext:value-type="string">
            <text:p>mpf</text:p>
          </table:table-cell>
          <table:table-cell/>
          <table:table-cell table:style-name="ce21" table:formula="of:=COM.MICROSOFT.CONCAT([.C231:.F231])" office:value-type="string" office:string-value="mpf" calcext:value-type="string">
            <text:p>mpf</text:p>
          </table:table-cell>
          <table:table-cell office:value-type="string" calcext:value-type="string">
            <text:p>CSB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=sumpt</text:p>
          </table:table-cell>
          <table:table-cell table:style-name="ce7"/>
          <table:table-cell table:style-name="ce9"/>
          <table:table-cell table:style-name="ce9" office:value-type="string" calcext:value-type="string">
            <text:p>mpt</text:p>
          </table:table-cell>
          <table:table-cell/>
          <table:table-cell table:style-name="ce21" table:formula="of:=COM.MICROSOFT.CONCAT([.C232:.F232])" office:value-type="string" office:string-value="mpt" calcext:value-type="string">
            <text:p>mpt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iemr, domr</text:p>
          </table:table-cell>
          <table:table-cell table:style-name="ce7"/>
          <table:table-cell table:style-name="ce9" office:value-type="string" calcext:value-type="string">
            <text:p>mr</text:p>
          </table:table-cell>
          <table:table-cell table:style-name="ce9"/>
          <table:table-cell/>
          <table:table-cell table:style-name="ce21" table:formula="of:=COM.MICROSOFT.CONCAT([.C233:.F233])" office:value-type="string" office:string-value="mr" calcext:value-type="string">
            <text:p>mr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zemrz</text:p>
          </table:table-cell>
          <table:table-cell table:style-name="ce7"/>
          <table:table-cell table:style-name="ce9" office:value-type="string" calcext:value-type="string">
            <text:p>mrz</text:p>
          </table:table-cell>
          <table:table-cell table:style-name="ce9"/>
          <table:table-cell/>
          <table:table-cell table:style-name="ce21" table:formula="of:=COM.MICROSOFT.CONCAT([.C234:.F234])" office:value-type="string" office:string-value="mrz" calcext:value-type="string">
            <text:p>mrz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wams, slums</text:p>
          </table:table-cell>
          <table:table-cell table:style-name="ce7"/>
          <table:table-cell table:style-name="ce9" office:value-type="string" calcext:value-type="string">
            <text:p>ms</text:p>
          </table:table-cell>
          <table:table-cell table:style-name="ce9"/>
          <table:table-cell/>
          <table:table-cell table:style-name="ce21" table:formula="of:=COM.MICROSOFT.CONCAT([.C235:.F235])" office:value-type="string" office:string-value="ms" calcext:value-type="string">
            <text:p>ms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zemst, pomst</text:p>
          </table:table-cell>
          <table:table-cell table:style-name="ce7"/>
          <table:table-cell table:style-name="ce9"/>
          <table:table-cell table:style-name="ce9" office:value-type="string" calcext:value-type="string">
            <text:p>mst</text:p>
          </table:table-cell>
          <table:table-cell/>
          <table:table-cell table:style-name="ce21" table:formula="of:=COM.MICROSOFT.CONCAT([.C236:.F236])" office:value-type="string" office:string-value="mst" calcext:value-type="string">
            <text:p>mst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o=tom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mstw</text:p>
          </table:table-cell>
          <table:table-cell table:style-name="ce21" table:formula="of:=COM.MICROSOFT.CONCAT([.C237:.F237])" office:value-type="string" office:string-value="mstw" calcext:value-type="string">
            <text:p>mstw</text:p>
          </table:table-cell>
          <table:table-cell office:value-type="string" calcext:value-type="string">
            <text:p>CSTW</text:p>
          </table:table-cell>
          <table:table-cell table:number-columns-repeated="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zamsz</text:p>
          </table:table-cell>
          <table:table-cell table:style-name="ce7"/>
          <table:table-cell table:style-name="ce9" office:value-type="string" calcext:value-type="string">
            <text:p>msz</text:p>
          </table:table-cell>
          <table:table-cell table:style-name="ce9"/>
          <table:table-cell/>
          <table:table-cell table:style-name="ce21" table:formula="of:=COM.MICROSOFT.CONCAT([.C238:.F238])" office:value-type="string" office:string-value="msz" calcext:value-type="string">
            <text:p>msz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łamś</text:p>
          </table:table-cell>
          <table:table-cell table:style-name="ce7"/>
          <table:table-cell table:style-name="ce9" office:value-type="string" calcext:value-type="string">
            <text:p>mś</text:p>
          </table:table-cell>
          <table:table-cell table:style-name="ce9"/>
          <table:table-cell/>
          <table:table-cell table:style-name="ce21" table:formula="of:=COM.MICROSOFT.CONCAT([.C239:.F239])" office:value-type="string" office:string-value="mś" calcext:value-type="string">
            <text:p>mś</text:p>
          </table:table-cell>
          <table:table-cell office:value-type="string" calcext:value-type="string">
            <text:p>C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msi</text:p>
          </table:table-cell>
          <table:table-cell table:style-name="ce9"/>
          <table:table-cell/>
          <table:table-cell table:style-name="ce21" table:formula="of:=COM.MICROSOFT.CONCAT([.C240:.F240])" office:value-type="string" office:string-value="msi" calcext:value-type="string">
            <text:p>msi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mż</text:p>
          </table:table-cell>
          <table:table-cell table:style-name="ce7"/>
          <table:table-cell table:style-name="ce9" office:value-type="string" calcext:value-type="string">
            <text:p>mż</text:p>
          </table:table-cell>
          <table:table-cell table:style-name="ce9"/>
          <table:table-cell/>
          <table:table-cell table:style-name="ce21" table:formula="of:=COM.MICROSOFT.CONCAT([.C241:.F241])" office:value-type="string" office:string-value="mż" calcext:value-type="string">
            <text:p>mż</text:p>
          </table:table-cell>
          <table:table-cell office:value-type="string" calcext:value-type="string">
            <text:p>CSGW</text:p>
          </table:table-cell>
          <table:table-cell table:number-columns-repeated="3"/>
        </table:table-row>
        <table:table-row table:style-name="ro2">
          <table:table-cell table:style-name="ce2" office:value-type="float" office:value="737095" calcext:value-type="float">
            <text:p>737095</text:p>
          </table:table-cell>
          <table:table-cell table:style-name="ce4" office:value-type="string" calcext:value-type="string">
            <text:p>skon</text:p>
          </table:table-cell>
          <table:table-cell table:style-name="ce7" office:value-type="string" calcext:value-type="string">
            <text:p>n</text:p>
          </table:table-cell>
          <table:table-cell table:style-name="ce9" table:number-columns-repeated="2"/>
          <table:table-cell/>
          <table:table-cell table:style-name="ce21" table:formula="of:=COM.MICROSOFT.CONCAT([.C242:.F242])" office:value-type="string" office:string-value="n" calcext:value-type="string">
            <text:p>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2630" calcext:value-type="float">
            <text:p>2630</text:p>
          </table:table-cell>
          <table:table-cell table:style-name="ce4" office:value-type="string" calcext:value-type="string">
            <text:p>pro=su=menc=ki</text:p>
          </table:table-cell>
          <table:table-cell table:style-name="ce7"/>
          <table:table-cell table:style-name="ce9" office:value-type="string" calcext:value-type="string">
            <text:p>nc</text:p>
          </table:table-cell>
          <table:table-cell table:style-name="ce9"/>
          <table:table-cell/>
          <table:table-cell table:style-name="ce21" table:formula="of:=COM.MICROSOFT.CONCAT([.C243:.F243])" office:value-type="string" office:string-value="nc" calcext:value-type="string">
            <text:p>nc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onch</text:p>
          </table:table-cell>
          <table:table-cell table:style-name="ce7"/>
          <table:table-cell table:style-name="ce9" office:value-type="string" calcext:value-type="string">
            <text:p>nch</text:p>
          </table:table-cell>
          <table:table-cell table:style-name="ce9"/>
          <table:table-cell/>
          <table:table-cell table:style-name="ce21" table:formula="of:=COM.MICROSOFT.CONCAT([.C244:.F244])" office:value-type="string" office:string-value="nch" calcext:value-type="string">
            <text:p>nc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po=zo=ranc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nctw</text:p>
          </table:table-cell>
          <table:table-cell table:style-name="ce21" table:formula="of:=COM.MICROSOFT.CONCAT([.C245:.F245])" office:value-type="string" office:string-value="nctw" calcext:value-type="string">
            <text:p>nctw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rancz, trencz</text:p>
          </table:table-cell>
          <table:table-cell table:style-name="ce7"/>
          <table:table-cell table:style-name="ce9" office:value-type="string" calcext:value-type="string">
            <text:p>ncz</text:p>
          </table:table-cell>
          <table:table-cell table:style-name="ce9"/>
          <table:table-cell/>
          <table:table-cell table:style-name="ce21" table:formula="of:=COM.MICROSOFT.CONCAT([.C246:.F246])" office:value-type="string" office:string-value="ncz" calcext:value-type="string">
            <text:p>ncz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4" office:value-type="string" calcext:value-type="string">
            <text:p>trend, band</text:p>
          </table:table-cell>
          <table:table-cell table:style-name="ce7"/>
          <table:table-cell table:style-name="ce9" office:value-type="string" calcext:value-type="string">
            <text:p>nd</text:p>
          </table:table-cell>
          <table:table-cell table:style-name="ce9"/>
          <table:table-cell/>
          <table:table-cell table:style-name="ce21" table:formula="of:=COM.MICROSOFT.CONCAT([.C247:.F247])" office:value-type="string" office:string-value="nd" calcext:value-type="string">
            <text:p>nd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handr, tundr</text:p>
          </table:table-cell>
          <table:table-cell table:style-name="ce7"/>
          <table:table-cell table:style-name="ce9"/>
          <table:table-cell table:style-name="ce9" office:value-type="string" calcext:value-type="string">
            <text:p>ndr</text:p>
          </table:table-cell>
          <table:table-cell/>
          <table:table-cell table:style-name="ce21" table:formula="of:=COM.MICROSOFT.CONCAT([.C248:.F248])" office:value-type="string" office:string-value="ndr" calcext:value-type="string">
            <text:p>ndr</text:p>
          </table:table-cell>
          <table:table-cell office:value-type="string" calcext:value-type="string">
            <text:p>CRL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indrz</text:p>
          </table:table-cell>
          <table:table-cell table:style-name="ce7"/>
          <table:table-cell table:style-name="ce9"/>
          <table:table-cell table:style-name="ce9" office:value-type="string" calcext:value-type="string">
            <text:p>ndrz</text:p>
          </table:table-cell>
          <table:table-cell/>
          <table:table-cell table:style-name="ce21" table:formula="of:=COM.MICROSOFT.CONCAT([.C249:.F249])" office:value-type="string" office:string-value="ndrz" calcext:value-type="string">
            <text:p>ndrz</text:p>
          </table:table-cell>
          <table:table-cell office:value-type="string" calcext:value-type="string">
            <text:p>CLSGT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lands=berg</text:p>
          </table:table-cell>
          <table:table-cell table:style-name="ce7"/>
          <table:table-cell table:style-name="ce9"/>
          <table:table-cell table:style-name="ce9" office:value-type="string" calcext:value-type="string">
            <text:p>nds</text:p>
          </table:table-cell>
          <table:table-cell/>
          <table:table-cell table:style-name="ce21" table:formula="of:=COM.MICROSOFT.CONCAT([.C250:.F250])" office:value-type="string" office:string-value="nds" calcext:value-type="string">
            <text:p>nds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4" office:value-type="string" calcext:value-type="string">
            <text:p>brandz=lo=wać</text:p>
          </table:table-cell>
          <table:table-cell table:style-name="ce7"/>
          <table:table-cell table:style-name="ce9" office:value-type="string" calcext:value-type="string">
            <text:p>ndz</text:p>
          </table:table-cell>
          <table:table-cell table:style-name="ce9"/>
          <table:table-cell/>
          <table:table-cell table:style-name="ce21" table:formula="of:=COM.MICROSOFT.CONCAT([.C251:.F251])" office:value-type="string" office:string-value="ndz" calcext:value-type="string">
            <text:p>ndz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ndzl</text:p>
          </table:table-cell>
          <table:table-cell/>
          <table:table-cell table:style-name="ce21" table:formula="of:=COM.MICROSOFT.CONCAT([.C252:.F252])" office:value-type="string" office:string-value="ndzl" calcext:value-type="string">
            <text:p>ndzl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gandź</text:p>
          </table:table-cell>
          <table:table-cell table:style-name="ce7"/>
          <table:table-cell table:style-name="ce9" office:value-type="string" calcext:value-type="string">
            <text:p>ndź</text:p>
          </table:table-cell>
          <table:table-cell table:style-name="ce9"/>
          <table:table-cell/>
          <table:table-cell table:style-name="ce21" table:formula="of:=COM.MICROSOFT.CONCAT([.C253:.F253])" office:value-type="string" office:string-value="ndź" calcext:value-type="string">
            <text:p>ndź</text:p>
          </table:table-cell>
          <table:table-cell office:value-type="string" calcext:value-type="string">
            <text:p>CLT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andż</text:p>
          </table:table-cell>
          <table:table-cell table:style-name="ce7"/>
          <table:table-cell table:style-name="ce9" office:value-type="string" calcext:value-type="string">
            <text:p>ndż</text:p>
          </table:table-cell>
          <table:table-cell table:style-name="ce9"/>
          <table:table-cell/>
          <table:table-cell table:style-name="ce21" table:formula="of:=COM.MICROSOFT.CONCAT([.C254:.F254])" office:value-type="string" office:string-value="ndż" calcext:value-type="string">
            <text:p>ndż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inf=lanc=ka</text:p>
          </table:table-cell>
          <table:table-cell table:style-name="ce7"/>
          <table:table-cell table:style-name="ce9" office:value-type="string" calcext:value-type="string">
            <text:p>nf</text:p>
          </table:table-cell>
          <table:table-cell table:style-name="ce9"/>
          <table:table-cell/>
          <table:table-cell table:style-name="ce21" table:formula="of:=COM.MICROSOFT.CONCAT([.C255:.F255])" office:value-type="string" office:string-value="nf" calcext:value-type="string">
            <text:p>nf</text:p>
          </table:table-cell>
          <table:table-cell/>
          <table:table-cell table:number-columns-repeated="2" office:value-type="string" calcext:value-type="string">
            <text:p>CLW</text:p>
          </table:table-cell>
          <table:table-cell/>
        </table:table-row>
        <table:table-row table:style-name="ro2">
          <table:table-cell table:style-name="ce2" office:value-type="float" office:value="951" calcext:value-type="float">
            <text:p>951</text:p>
          </table:table-cell>
          <table:table-cell table:style-name="ce4" office:value-type="string" calcext:value-type="string">
            <text:p>ping</text:p>
          </table:table-cell>
          <table:table-cell table:style-name="ce7"/>
          <table:table-cell table:style-name="ce9" office:value-type="string" calcext:value-type="string">
            <text:p>ng</text:p>
          </table:table-cell>
          <table:table-cell table:style-name="ce9"/>
          <table:table-cell/>
          <table:table-cell table:style-name="ce21" table:formula="of:=COM.MICROSOFT.CONCAT([.C256:.F256])" office:value-type="string" office:string-value="ng" calcext:value-type="string">
            <text:p>ng</text:p>
          </table:table-cell>
          <table:table-cell office:value-type="string" calcext:value-type="string">
            <text:p>CL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ngst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ngst</text:p>
          </table:table-cell>
          <table:table-cell table:style-name="ce21" table:formula="of:=COM.MICROSOFT.CONCAT([.C257:.F257])" office:value-type="string" office:string-value="ngst" calcext:value-type="string">
            <text:p>ngst</text:p>
          </table:table-cell>
          <table:table-cell office:value-type="string" calcext:value-type="string">
            <text:p>CLS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gw</text:p>
          </table:table-cell>
          <table:table-cell table:style-name="ce7"/>
          <table:table-cell table:style-name="ce9"/>
          <table:table-cell table:style-name="ce9" office:value-type="string" calcext:value-type="string">
            <text:p>ngw</text:p>
          </table:table-cell>
          <table:table-cell/>
          <table:table-cell table:style-name="ce21" table:formula="of:=COM.MICROSOFT.CONCAT([.C258:.F258])" office:value-type="string" office:string-value="ngw" calcext:value-type="string">
            <text:p>ngw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2398" calcext:value-type="float">
            <text:p>2398</text:p>
          </table:table-cell>
          <table:table-cell table:style-name="ce4" office:value-type="string" calcext:value-type="string">
            <text:p>link</text:p>
          </table:table-cell>
          <table:table-cell table:style-name="ce7"/>
          <table:table-cell table:style-name="ce9" office:value-type="string" calcext:value-type="string">
            <text:p>nk</text:p>
          </table:table-cell>
          <table:table-cell table:style-name="ce9"/>
          <table:table-cell/>
          <table:table-cell table:style-name="ce21" table:formula="of:=COM.MICROSOFT.CONCAT([.C259:.F259])" office:value-type="string" office:string-value="nk" calcext:value-type="string">
            <text:p>nk</text:p>
          </table:table-cell>
          <table:table-cell office:value-type="string" calcext:value-type="string">
            <text:p>CLG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ankh=ja</text:p>
          </table:table-cell>
          <table:table-cell table:style-name="ce7"/>
          <table:table-cell table:style-name="ce9"/>
          <table:table-cell table:style-name="ce9" office:value-type="string" calcext:value-type="string">
            <text:p>nkh</text:p>
          </table:table-cell>
          <table:table-cell/>
          <table:table-cell table:style-name="ce21" table:formula="of:=COM.MICROSOFT.CONCAT([.C260:.F260])" office:value-type="string" office:string-value="nkh" calcext:value-type="string">
            <text:p>nkh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finks</text:p>
          </table:table-cell>
          <table:table-cell table:style-name="ce7"/>
          <table:table-cell table:style-name="ce9"/>
          <table:table-cell table:style-name="ce9" office:value-type="string" calcext:value-type="string">
            <text:p>nks</text:p>
          </table:table-cell>
          <table:table-cell/>
          <table:table-cell table:style-name="ce21" table:formula="of:=COM.MICROSOFT.CONCAT([.C261:.F261])" office:value-type="string" office:string-value="nks" calcext:value-type="string">
            <text:p>nks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=diunkt</text:p>
          </table:table-cell>
          <table:table-cell table:style-name="ce7"/>
          <table:table-cell table:style-name="ce9"/>
          <table:table-cell table:style-name="ce9" office:value-type="string" calcext:value-type="string">
            <text:p>nkt</text:p>
          </table:table-cell>
          <table:table-cell/>
          <table:table-cell table:style-name="ce21" table:formula="of:=COM.MICROSOFT.CONCAT([.C262:.F262])" office:value-type="string" office:string-value="nkt" calcext:value-type="string">
            <text:p>nkt</text:p>
          </table:table-cell>
          <table:table-cell office:value-type="string" calcext:value-type="string">
            <text:p>CLGT</text:p>
          </table:table-cell>
          <table:table-cell table:number-columns-repeated="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donn</text:p>
          </table:table-cell>
          <table:table-cell table:style-name="ce7"/>
          <table:table-cell table:style-name="ce9" office:value-type="string" calcext:value-type="string">
            <text:p>nn</text:p>
          </table:table-cell>
          <table:table-cell table:style-name="ce9"/>
          <table:table-cell/>
          <table:table-cell table:style-name="ce21" table:formula="of:=COM.MICROSOFT.CONCAT([.C263:.F263])" office:value-type="string" office:string-value="nn" calcext:value-type="string">
            <text:p>n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żanr</text:p>
          </table:table-cell>
          <table:table-cell table:style-name="ce7"/>
          <table:table-cell table:style-name="ce9" office:value-type="string" calcext:value-type="string">
            <text:p>nr</text:p>
          </table:table-cell>
          <table:table-cell table:style-name="ce9"/>
          <table:table-cell/>
          <table:table-cell table:style-name="ce21" table:formula="of:=COM.MICROSOFT.CONCAT([.C264:.F264])" office:value-type="string" office:string-value="nr" calcext:value-type="string">
            <text:p>nr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2155" calcext:value-type="float">
            <text:p>2155</text:p>
          </table:table-cell>
          <table:table-cell table:style-name="ce4" office:value-type="string" calcext:value-type="string">
            <text:p>trans</text:p>
          </table:table-cell>
          <table:table-cell table:style-name="ce7"/>
          <table:table-cell table:style-name="ce9" office:value-type="string" calcext:value-type="string">
            <text:p>ns</text:p>
          </table:table-cell>
          <table:table-cell table:style-name="ce9"/>
          <table:table-cell/>
          <table:table-cell table:style-name="ce21" table:formula="of:=COM.MICROSOFT.CONCAT([.C265:.F265])" office:value-type="string" office:string-value="ns" calcext:value-type="string">
            <text:p>ns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nst</text:p>
          </table:table-cell>
          <table:table-cell table:style-name="ce7"/>
          <table:table-cell table:style-name="ce9" office:value-type="string" calcext:value-type="string">
            <text:p>nst</text:p>
          </table:table-cell>
          <table:table-cell table:style-name="ce9"/>
          <table:table-cell/>
          <table:table-cell table:style-name="ce21" table:formula="of:=COM.MICROSOFT.CONCAT([.C266:.F266])" office:value-type="string" office:string-value="nst" calcext:value-type="string">
            <text:p>nst</text:p>
          </table:table-cell>
          <table:table-cell office:value-type="string" calcext:value-type="string">
            <text:p>CLST</text:p>
          </table:table-cell>
          <table:table-cell table:number-columns-repeated="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plansz</text:p>
          </table:table-cell>
          <table:table-cell table:style-name="ce7"/>
          <table:table-cell table:style-name="ce9" office:value-type="string" calcext:value-type="string">
            <text:p>nsz</text:p>
          </table:table-cell>
          <table:table-cell table:style-name="ce9"/>
          <table:table-cell/>
          <table:table-cell table:style-name="ce21" table:formula="of:=COM.MICROSOFT.CONCAT([.C267:.F267])" office:value-type="string" office:string-value="nsz" calcext:value-type="string">
            <text:p>nsz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nszt</text:p>
          </table:table-cell>
          <table:table-cell table:style-name="ce7"/>
          <table:table-cell table:style-name="ce9"/>
          <table:table-cell table:style-name="ce9" office:value-type="string" calcext:value-type="string">
            <text:p>nszt</text:p>
          </table:table-cell>
          <table:table-cell/>
          <table:table-cell table:style-name="ce21" table:formula="of:=COM.MICROSOFT.CONCAT([.C268:.F268])" office:value-type="string" office:string-value="nszt" calcext:value-type="string">
            <text:p>nszt</text:p>
          </table:table-cell>
          <table:table-cell office:value-type="string" calcext:value-type="string">
            <text:p>CLSGT</text:p>
          </table:table-cell>
          <table:table-cell table:number-columns-repeated="2" office:value-type="string" calcext:value-type="string">
            <text:p>CLST</text:p>
          </table:table-cell>
          <table:table-cell/>
        </table:table-row>
        <table:table-row table:style-name="ro2">
          <table:table-cell table:style-name="ce2" office:value-type="float" office:value="3880" calcext:value-type="float">
            <text:p>3880</text:p>
          </table:table-cell>
          <table:table-cell table:style-name="ce4" office:value-type="string" calcext:value-type="string">
            <text:p>rant</text:p>
          </table:table-cell>
          <table:table-cell table:style-name="ce7"/>
          <table:table-cell table:style-name="ce9" office:value-type="string" calcext:value-type="string">
            <text:p>nt</text:p>
          </table:table-cell>
          <table:table-cell table:style-name="ce9"/>
          <table:table-cell/>
          <table:table-cell table:style-name="ce21" table:formula="of:=COM.MICROSOFT.CONCAT([.C269:.F269])" office:value-type="string" office:string-value="nt" calcext:value-type="string">
            <text:p>nt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=bir=panth</text:p>
          </table:table-cell>
          <table:table-cell table:style-name="ce7"/>
          <table:table-cell table:style-name="ce9"/>
          <table:table-cell table:style-name="ce9" office:value-type="string" calcext:value-type="string">
            <text:p>nth</text:p>
          </table:table-cell>
          <table:table-cell/>
          <table:table-cell table:style-name="ce21" table:formula="of:=COM.MICROSOFT.CONCAT([.C270:.F270])" office:value-type="string" office:string-value="nth" calcext:value-type="string">
            <text:p>nth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4" office:value-type="string" calcext:value-type="string">
            <text:p>kontr</text:p>
          </table:table-cell>
          <table:table-cell table:style-name="ce7"/>
          <table:table-cell table:style-name="ce9"/>
          <table:table-cell table:style-name="ce9" office:value-type="string" calcext:value-type="string">
            <text:p>ntr</text:p>
          </table:table-cell>
          <table:table-cell/>
          <table:table-cell table:style-name="ce21" table:formula="of:=COM.MICROSOFT.CONCAT([.C271:.F271])" office:value-type="string" office:string-value="ntr" calcext:value-type="string">
            <text:p>ntr</text:p>
          </table:table-cell>
          <table:table-cell office:value-type="string" calcext:value-type="string">
            <text:p>CRL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=ments</text:p>
          </table:table-cell>
          <table:table-cell table:style-name="ce7"/>
          <table:table-cell table:style-name="ce9"/>
          <table:table-cell table:style-name="ce9" office:value-type="string" calcext:value-type="string">
            <text:p>nts</text:p>
          </table:table-cell>
          <table:table-cell/>
          <table:table-cell table:style-name="ce21" table:formula="of:=COM.MICROSOFT.CONCAT([.C272:.F272])" office:value-type="string" office:string-value="nts" calcext:value-type="string">
            <text:p>nts</text:p>
          </table:table-cell>
          <table:table-cell office:value-type="string" calcext:value-type="string">
            <text:p>CLST</text:p>
          </table:table-cell>
          <table:table-cell table:number-columns-repeated="2" office:value-type="string" calcext:value-type="string">
            <text:p>CLS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anw</text:p>
          </table:table-cell>
          <table:table-cell table:style-name="ce7"/>
          <table:table-cell table:style-name="ce9" office:value-type="string" calcext:value-type="string">
            <text:p>nw</text:p>
          </table:table-cell>
          <table:table-cell table:style-name="ce9"/>
          <table:table-cell/>
          <table:table-cell table:style-name="ce21" table:formula="of:=COM.MICROSOFT.CONCAT([.C273:.F273])" office:value-type="string" office:string-value="nw" calcext:value-type="string">
            <text:p>nw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anz</text:p>
          </table:table-cell>
          <table:table-cell table:style-name="ce7"/>
          <table:table-cell table:style-name="ce9" office:value-type="string" calcext:value-type="string">
            <text:p>nz</text:p>
          </table:table-cell>
          <table:table-cell table:style-name="ce9"/>
          <table:table-cell/>
          <table:table-cell table:style-name="ce21" table:formula="of:=COM.MICROSOFT.CONCAT([.C274:.F274])" office:value-type="string" office:string-value="nz" calcext:value-type="string">
            <text:p>nz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lonż</text:p>
          </table:table-cell>
          <table:table-cell table:style-name="ce7"/>
          <table:table-cell table:style-name="ce9" office:value-type="string" calcext:value-type="string">
            <text:p>nż</text:p>
          </table:table-cell>
          <table:table-cell table:style-name="ce9"/>
          <table:table-cell/>
          <table:table-cell table:style-name="ce21" table:formula="of:=COM.MICROSOFT.CONCAT([.C275:.F275])" office:value-type="string" office:string-value="nż" calcext:value-type="string">
            <text:p>nż</text:p>
          </table:table-cell>
          <table:table-cell office:value-type="string" calcext:value-type="string">
            <text:p>CLSG</text:p>
          </table:table-cell>
          <table:table-cell table:number-columns-repeated="3"/>
        </table:table-row>
        <table:table-row table:style-name="ro2">
          <table:table-cell table:style-name="ce2" office:value-type="float" office:value="84781" calcext:value-type="float">
            <text:p>84781</text:p>
          </table:table-cell>
          <table:table-cell table:style-name="ce4" office:value-type="string" calcext:value-type="string">
            <text:p>koń, słoń</text:p>
          </table:table-cell>
          <table:table-cell table:style-name="ce7" office:value-type="string" calcext:value-type="string">
            <text:p>ń</text:p>
          </table:table-cell>
          <table:table-cell table:style-name="ce9" table:number-columns-repeated="2"/>
          <table:table-cell/>
          <table:table-cell table:style-name="ce21" table:formula="of:=COM.MICROSOFT.CONCAT([.C276:.F276])" office:value-type="string" office:string-value="ń" calcext:value-type="string">
            <text:p>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ni</text:p>
          </table:table-cell>
          <table:table-cell table:style-name="ce9" table:number-columns-repeated="2"/>
          <table:table-cell/>
          <table:table-cell table:style-name="ce21" table:formula="of:=COM.MICROSOFT.CONCAT([.C277:.F277])" office:value-type="string" office:string-value="ni" calcext:value-type="string">
            <text:p>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hańb</text:p>
          </table:table-cell>
          <table:table-cell table:style-name="ce7"/>
          <table:table-cell table:style-name="ce9" office:value-type="string" calcext:value-type="string">
            <text:p>ńb</text:p>
          </table:table-cell>
          <table:table-cell table:style-name="ce9"/>
          <table:table-cell/>
          <table:table-cell table:style-name="ce21" table:formula="of:=COM.MICROSOFT.CONCAT([.C278:.F278])" office:value-type="string" office:string-value="ńb" calcext:value-type="string">
            <text:p>ńb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łońc</text:p>
          </table:table-cell>
          <table:table-cell table:style-name="ce7"/>
          <table:table-cell table:style-name="ce9" office:value-type="string" calcext:value-type="string">
            <text:p>ńc</text:p>
          </table:table-cell>
          <table:table-cell table:style-name="ce9"/>
          <table:table-cell/>
          <table:table-cell table:style-name="ce21" table:formula="of:=COM.MICROSOFT.CONCAT([.C279:.F279])" office:value-type="string" office:string-value="ńc" calcext:value-type="string">
            <text:p>ńc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tańcz</text:p>
          </table:table-cell>
          <table:table-cell table:style-name="ce7"/>
          <table:table-cell table:style-name="ce9" office:value-type="string" calcext:value-type="string">
            <text:p>ńcz</text:p>
          </table:table-cell>
          <table:table-cell table:style-name="ce9"/>
          <table:table-cell/>
          <table:table-cell table:style-name="ce21" table:formula="of:=COM.MICROSOFT.CONCAT([.C280:.F280])" office:value-type="string" office:string-value="ńcz" calcext:value-type="string">
            <text:p>ńcz</text:p>
          </table:table-cell>
          <table:table-cell office:value-type="string" calcext:value-type="string">
            <text:p>CLG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ó=ruńć</text:p>
          </table:table-cell>
          <table:table-cell table:style-name="ce7"/>
          <table:table-cell table:style-name="ce9" office:value-type="string" calcext:value-type="string">
            <text:p>ńć</text:p>
          </table:table-cell>
          <table:table-cell table:style-name="ce9"/>
          <table:table-cell/>
          <table:table-cell table:style-name="ce21" table:formula="of:=COM.MICROSOFT.CONCAT([.C281:.F281])" office:value-type="string" office:string-value="ńć" calcext:value-type="string">
            <text:p>ńć</text:p>
          </table:table-cell>
          <table:table-cell office:value-type="string" calcext:value-type="string">
            <text:p>CL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ńci</text:p>
          </table:table-cell>
          <table:table-cell table:style-name="ce9"/>
          <table:table-cell/>
          <table:table-cell table:style-name="ce21" table:formula="of:=COM.MICROSOFT.CONCAT([.C282:.F282])" office:value-type="string" office:string-value="ńci" calcext:value-type="string">
            <text:p>ńci</text:p>
          </table:table-cell>
          <table:table-cell office:value-type="string" calcext:value-type="string">
            <text:p>CL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ańdź</text:p>
          </table:table-cell>
          <table:table-cell table:style-name="ce7"/>
          <table:table-cell table:style-name="ce9" office:value-type="string" calcext:value-type="string">
            <text:p>ńdź</text:p>
          </table:table-cell>
          <table:table-cell table:style-name="ce9"/>
          <table:table-cell/>
          <table:table-cell table:style-name="ce21" table:formula="of:=COM.MICROSOFT.CONCAT([.C283:.F283])" office:value-type="string" office:string-value="ńdź" calcext:value-type="string">
            <text:p>ńdź</text:p>
          </table:table-cell>
          <table:table-cell office:value-type="string" calcext:value-type="string">
            <text:p>CL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ńdzi</text:p>
          </table:table-cell>
          <table:table-cell table:style-name="ce9"/>
          <table:table-cell/>
          <table:table-cell table:style-name="ce21" table:formula="of:=COM.MICROSOFT.CONCAT([.C284:.F284])" office:value-type="string" office:string-value="ńdzi" calcext:value-type="string">
            <text:p>ńdzi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ńsk</text:p>
          </table:table-cell>
          <table:table-cell table:style-name="ce7"/>
          <table:table-cell/>
          <table:table-cell table:style-name="ce9" office:value-type="string" calcext:value-type="string">
            <text:p>ńsk</text:p>
          </table:table-cell>
          <table:table-cell/>
          <table:table-cell table:style-name="ce21" table:formula="of:=COM.MICROSOFT.CONCAT([.C285:.F285])" office:value-type="string" office:string-value="ńsk" calcext:value-type="string">
            <text:p>ńsk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państw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ństw</text:p>
          </table:table-cell>
          <table:table-cell table:style-name="ce21" table:formula="of:=COM.MICROSOFT.CONCAT([.C286:.F286])" office:value-type="string" office:string-value="ństw" calcext:value-type="string">
            <text:p>ństw</text:p>
          </table:table-cell>
          <table:table-cell office:value-type="string" calcext:value-type="string">
            <text:p>CLSTW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chińszcz</text:p>
          </table:table-cell>
          <table:table-cell table:style-name="ce7"/>
          <table:table-cell table:style-name="ce9" office:value-type="string" calcext:value-type="string">
            <text:p>ńszcz</text:p>
          </table:table-cell>
          <table:table-cell table:style-name="ce9"/>
          <table:table-cell/>
          <table:table-cell table:style-name="ce21" table:formula="of:=COM.MICROSOFT.CONCAT([.C287:.F287])" office:value-type="string" office:string-value="ńszcz" calcext:value-type="string">
            <text:p>ńszcz</text:p>
          </table:table-cell>
          <table:table-cell office:value-type="string" calcext:value-type="string">
            <text:p>CLSGW</text:p>
          </table:table-cell>
          <table:table-cell table:number-columns-repeated="3"/>
        </table:table-row>
        <table:table-row table:style-name="ro2">
          <table:table-cell table:style-name="ce2" office:value-type="float" office:value="37238" calcext:value-type="float">
            <text:p>37238</text:p>
          </table:table-cell>
          <table:table-cell table:style-name="ce4" office:value-type="string" calcext:value-type="string">
            <text:p>chlap</text:p>
          </table:table-cell>
          <table:table-cell table:style-name="ce7" office:value-type="string" calcext:value-type="string">
            <text:p>p</text:p>
          </table:table-cell>
          <table:table-cell table:style-name="ce9" table:number-columns-repeated="2"/>
          <table:table-cell/>
          <table:table-cell table:style-name="ce21" table:formula="of:=COM.MICROSOFT.CONCAT([.C288:.F288])" office:value-type="string" office:string-value="p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zepch=nąć</text:p>
          </table:table-cell>
          <table:table-cell table:style-name="ce7"/>
          <table:table-cell table:style-name="ce9" office:value-type="string" calcext:value-type="string">
            <text:p>pch</text:p>
          </table:table-cell>
          <table:table-cell table:style-name="ce9"/>
          <table:table-cell/>
          <table:table-cell table:style-name="ce21" table:formula="of:=COM.MICROSOFT.CONCAT([.C289:.F289])" office:value-type="string" office:string-value="pch" calcext:value-type="string">
            <text:p>pch</text:p>
          </table:table-cell>
          <table:table-cell office:value-type="string" calcext:value-type="string">
            <text:p>CB</text:p>
          </table:table-cell>
          <table:table-cell table:number-columns-repeated="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depcz</text:p>
          </table:table-cell>
          <table:table-cell table:style-name="ce7"/>
          <table:table-cell table:style-name="ce9" office:value-type="string" calcext:value-type="string">
            <text:p>pcz</text:p>
          </table:table-cell>
          <table:table-cell table:style-name="ce9"/>
          <table:table-cell/>
          <table:table-cell table:style-name="ce21" table:formula="of:=COM.MICROSOFT.CONCAT([.C290:.F290])" office:value-type="string" office:string-value="pcz" calcext:value-type="string">
            <text:p>pcz</text:p>
          </table:table-cell>
          <table:table-cell office:value-type="string" calcext:value-type="string">
            <text:p>BGW</text:p>
          </table:table-cell>
          <table:table-cell table:number-columns-repeated="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kopć</text:p>
          </table:table-cell>
          <table:table-cell table:style-name="ce7"/>
          <table:table-cell table:style-name="ce9" office:value-type="string" calcext:value-type="string">
            <text:p>pć</text:p>
          </table:table-cell>
          <table:table-cell table:style-name="ce9"/>
          <table:table-cell/>
          <table:table-cell table:style-name="ce21" table:formula="of:=COM.MICROSOFT.CONCAT([.C291:.F291])" office:value-type="string" office:string-value="pć" calcext:value-type="string">
            <text:p>pć</text:p>
          </table:table-cell>
          <table:table-cell office:value-type="string" calcext:value-type="string">
            <text:p>B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pci</text:p>
          </table:table-cell>
          <table:table-cell table:style-name="ce9"/>
          <table:table-cell/>
          <table:table-cell table:style-name="ce21" table:formula="of:=COM.MICROSOFT.CONCAT([.C292:.F292])" office:value-type="string" office:string-value="pci" calcext:value-type="string">
            <text:p>pci</text:p>
          </table:table-cell>
          <table:table-cell office:value-type="string" calcext:value-type="string">
            <text:p>B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oph</text:p>
          </table:table-cell>
          <table:table-cell table:style-name="ce7"/>
          <table:table-cell table:style-name="ce9" office:value-type="string" calcext:value-type="string">
            <text:p>ph</text:p>
          </table:table-cell>
          <table:table-cell table:style-name="ce9"/>
          <table:table-cell/>
          <table:table-cell table:style-name="ce21" table:formula="of:=COM.MICROSOFT.CONCAT([.C293:.F293])" office:value-type="string" office:string-value="ph" calcext:value-type="string">
            <text:p>ph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skropl</text:p>
          </table:table-cell>
          <table:table-cell table:style-name="ce7"/>
          <table:table-cell table:style-name="ce9" office:value-type="string" calcext:value-type="string">
            <text:p>pl</text:p>
          </table:table-cell>
          <table:table-cell table:style-name="ce9"/>
          <table:table-cell/>
          <table:table-cell table:style-name="ce21" table:formula="of:=COM.MICROSOFT.CONCAT([.C294:.F294])" office:value-type="string" office:string-value="pl" calcext:value-type="string">
            <text:p>pl</text:p>
          </table:table-cell>
          <table:table-cell office:value-type="string" calcext:value-type="string">
            <text:p>LB</text:p>
          </table:table-cell>
          <table:table-cell table:number-columns-repeated="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chrypł</text:p>
          </table:table-cell>
          <table:table-cell table:style-name="ce7"/>
          <table:table-cell table:style-name="ce9" office:value-type="string" calcext:value-type="string">
            <text:p>pł</text:p>
          </table:table-cell>
          <table:table-cell table:style-name="ce9"/>
          <table:table-cell/>
          <table:table-cell table:style-name="ce21" table:formula="of:=COM.MICROSOFT.CONCAT([.C295:.F295])" office:value-type="string" office:string-value="pł" calcext:value-type="string">
            <text:p>pł</text:p>
          </table:table-cell>
          <table:table-cell office:value-type="string" calcext:value-type="string">
            <text:p>BW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kupn</text:p>
          </table:table-cell>
          <table:table-cell table:style-name="ce7"/>
          <table:table-cell table:style-name="ce9" office:value-type="string" calcext:value-type="string">
            <text:p>pn</text:p>
          </table:table-cell>
          <table:table-cell table:style-name="ce9"/>
          <table:table-cell/>
          <table:table-cell table:style-name="ce21" table:formula="of:=COM.MICROSOFT.CONCAT([.C296:.F296])" office:value-type="string" office:string-value="pn" calcext:value-type="string">
            <text:p>pn</text:p>
          </table:table-cell>
          <table:table-cell office:value-type="string" calcext:value-type="string">
            <text:p>CLB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apń</text:p>
          </table:table-cell>
          <table:table-cell table:style-name="ce7"/>
          <table:table-cell table:style-name="ce9" office:value-type="string" calcext:value-type="string">
            <text:p>pń</text:p>
          </table:table-cell>
          <table:table-cell table:style-name="ce9"/>
          <table:table-cell/>
          <table:table-cell table:style-name="ce21" table:formula="of:=COM.MICROSOFT.CONCAT([.C297:.F297])" office:value-type="string" office:string-value="pń" calcext:value-type="string">
            <text:p>p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pni</text:p>
          </table:table-cell>
          <table:table-cell table:style-name="ce9"/>
          <table:table-cell/>
          <table:table-cell table:style-name="ce21" table:formula="of:=COM.MICROSOFT.CONCAT([.C298:.F298])" office:value-type="string" office:string-value="pni" calcext:value-type="string">
            <text:p>pni</text:p>
          </table:table-cell>
          <table:table-cell office:value-type="string" calcext:value-type="string">
            <text:p>CLBW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rupp, grapp</text:p>
          </table:table-cell>
          <table:table-cell table:style-name="ce7"/>
          <table:table-cell table:style-name="ce9" office:value-type="string" calcext:value-type="string">
            <text:p>pp</text:p>
          </table:table-cell>
          <table:table-cell table:style-name="ce9"/>
          <table:table-cell/>
          <table:table-cell table:style-name="ce21" table:formula="of:=COM.MICROSOFT.CONCAT([.C299:.F299])" office:value-type="string" office:string-value="pp" calcext:value-type="string">
            <text:p>pp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kopr</text:p>
          </table:table-cell>
          <table:table-cell table:style-name="ce7"/>
          <table:table-cell table:style-name="ce9" office:value-type="string" calcext:value-type="string">
            <text:p>pr</text:p>
          </table:table-cell>
          <table:table-cell table:style-name="ce9"/>
          <table:table-cell/>
          <table:table-cell table:style-name="ce21" table:formula="of:=COM.MICROSOFT.CONCAT([.C300:.F300])" office:value-type="string" office:string-value="pr" calcext:value-type="string">
            <text:p>pr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pieprz</text:p>
          </table:table-cell>
          <table:table-cell table:style-name="ce7"/>
          <table:table-cell table:style-name="ce9" office:value-type="string" calcext:value-type="string">
            <text:p>prz</text:p>
          </table:table-cell>
          <table:table-cell table:style-name="ce9"/>
          <table:table-cell/>
          <table:table-cell table:style-name="ce21" table:formula="of:=COM.MICROSOFT.CONCAT([.C301:.F301])" office:value-type="string" office:string-value="prz" calcext:value-type="string">
            <text:p>pr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łaps</text:p>
          </table:table-cell>
          <table:table-cell table:style-name="ce7"/>
          <table:table-cell table:style-name="ce9" office:value-type="string" calcext:value-type="string">
            <text:p>ps</text:p>
          </table:table-cell>
          <table:table-cell table:style-name="ce9"/>
          <table:table-cell/>
          <table:table-cell table:style-name="ce21" table:formula="of:=COM.MICROSOFT.CONCAT([.C302:.F302])" office:value-type="string" office:string-value="ps" calcext:value-type="string">
            <text:p>ps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łapsk</text:p>
          </table:table-cell>
          <table:table-cell table:style-name="ce7"/>
          <table:table-cell table:style-name="ce9"/>
          <table:table-cell table:style-name="ce9" office:value-type="string" calcext:value-type="string">
            <text:p>psk</text:p>
          </table:table-cell>
          <table:table-cell/>
          <table:table-cell table:style-name="ce21" table:formula="of:=COM.MICROSOFT.CONCAT([.C303:.F303])" office:value-type="string" office:string-value="psk" calcext:value-type="string">
            <text:p>psk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prze=stęp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pstw</text:p>
          </table:table-cell>
          <table:table-cell table:style-name="ce21" table:formula="of:=COM.MICROSOFT.CONCAT([.C304:.F304])" office:value-type="string" office:string-value="pstw" calcext:value-type="string">
            <text:p>pstw</text:p>
          </table:table-cell>
          <table:table-cell office:value-type="string" calcext:value-type="string">
            <text:p>BSTW</text:p>
          </table:table-cell>
          <table:table-cell table:number-columns-repeated="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łapsz</text:p>
          </table:table-cell>
          <table:table-cell table:style-name="ce7"/>
          <table:table-cell table:style-name="ce9" office:value-type="string" calcext:value-type="string">
            <text:p>psz</text:p>
          </table:table-cell>
          <table:table-cell table:style-name="ce9"/>
          <table:table-cell/>
          <table:table-cell table:style-name="ce21" table:formula="of:=COM.MICROSOFT.CONCAT([.C305:.F305])" office:value-type="string" office:string-value="psz" calcext:value-type="string">
            <text:p>psz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szept</text:p>
          </table:table-cell>
          <table:table-cell table:style-name="ce7"/>
          <table:table-cell table:style-name="ce9" office:value-type="string" calcext:value-type="string">
            <text:p>pt</text:p>
          </table:table-cell>
          <table:table-cell table:style-name="ce9"/>
          <table:table-cell/>
          <table:table-cell table:style-name="ce21" table:formula="of:=COM.MICROSOFT.CONCAT([.C306:.F306])" office:value-type="string" office:string-value="pt" calcext:value-type="string">
            <text:p>pt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ceptr</text:p>
          </table:table-cell>
          <table:table-cell table:style-name="ce7"/>
          <table:table-cell table:style-name="ce9"/>
          <table:table-cell table:style-name="ce9" office:value-type="string" calcext:value-type="string">
            <text:p>ptr</text:p>
          </table:table-cell>
          <table:table-cell/>
          <table:table-cell table:style-name="ce21" table:formula="of:=COM.MICROSOFT.CONCAT([.C307:.F307])" office:value-type="string" office:string-value="ptr" calcext:value-type="string">
            <text:p>ptr</text:p>
          </table:table-cell>
          <table:table-cell office:value-type="string" calcext:value-type="string">
            <text:p>RBT</text:p>
          </table:table-cell>
          <table:table-cell table:number-columns-repeated="3"/>
        </table:table-row>
        <table:table-row table:style-name="ro2">
          <table:table-cell table:style-name="ce2" office:value-type="float" office:value="243319" calcext:value-type="float">
            <text:p>243319</text:p>
          </table:table-cell>
          <table:table-cell table:style-name="ce4" office:value-type="string" calcext:value-type="string">
            <text:p>gar, gór</text:p>
          </table:table-cell>
          <table:table-cell table:style-name="ce7" office:value-type="string" calcext:value-type="string">
            <text:p>r</text:p>
          </table:table-cell>
          <table:table-cell table:style-name="ce9" table:number-columns-repeated="2"/>
          <table:table-cell/>
          <table:table-cell table:style-name="ce21" table:formula="of:=COM.MICROSOFT.CONCAT([.C308:.F308]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4" office:value-type="string" calcext:value-type="string">
            <text:p>garb, korb</text:p>
          </table:table-cell>
          <table:table-cell table:style-name="ce7"/>
          <table:table-cell table:style-name="ce9" office:value-type="string" calcext:value-type="string">
            <text:p>rb</text:p>
          </table:table-cell>
          <table:table-cell table:style-name="ce9"/>
          <table:table-cell/>
          <table:table-cell table:style-name="ce21" table:formula="of:=COM.MICROSOFT.CONCAT([.C309:.F309])" office:value-type="string" office:string-value="rb" calcext:value-type="string">
            <text:p>rb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herc, harc</text:p>
          </table:table-cell>
          <table:table-cell table:style-name="ce7"/>
          <table:table-cell table:style-name="ce9" office:value-type="string" calcext:value-type="string">
            <text:p>rc</text:p>
          </table:table-cell>
          <table:table-cell table:style-name="ce9"/>
          <table:table-cell/>
          <table:table-cell table:style-name="ce21" table:formula="of:=COM.MICROSOFT.CONCAT([.C310:.F310])" office:value-type="string" office:string-value="rc" calcext:value-type="string">
            <text:p>rc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Hej = herc, haj = harc, szwarc = szwaj etc.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wierch</text:p>
          </table:table-cell>
          <table:table-cell table:style-name="ce7"/>
          <table:table-cell table:style-name="ce9" office:value-type="string" calcext:value-type="string">
            <text:p>rch</text:p>
          </table:table-cell>
          <table:table-cell table:style-name="ce9"/>
          <table:table-cell/>
          <table:table-cell table:style-name="ce21" table:formula="of:=COM.MICROSOFT.CONCAT([.C311:.F311])" office:value-type="string" office:string-value="rch" calcext:value-type="string">
            <text:p>rch</text:p>
          </table:table-cell>
          <table:table-cell office:value-type="string" calcext:value-type="string">
            <text:p>CRB</text:p>
          </table:table-cell>
          <table:table-cell table:number-columns-repeated="3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4" office:value-type="string" calcext:value-type="string">
            <text:p>tarcz</text:p>
          </table:table-cell>
          <table:table-cell table:style-name="ce7"/>
          <table:table-cell table:style-name="ce9" office:value-type="string" calcext:value-type="string">
            <text:p>rcz</text:p>
          </table:table-cell>
          <table:table-cell table:style-name="ce9"/>
          <table:table-cell/>
          <table:table-cell table:style-name="ce21" table:formula="of:=COM.MICROSOFT.CONCAT([.C312:.F312])" office:value-type="string" office:string-value="rcz" calcext:value-type="string">
            <text:p>rcz</text:p>
          </table:table-cell>
          <table:table-cell office:value-type="string" calcext:value-type="string">
            <text:p>R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rczm</text:p>
          </table:table-cell>
          <table:table-cell table:style-name="ce7"/>
          <table:table-cell table:style-name="ce9"/>
          <table:table-cell table:style-name="ce9" office:value-type="string" calcext:value-type="string">
            <text:p>rczm</text:p>
          </table:table-cell>
          <table:table-cell/>
          <table:table-cell table:style-name="ce21" table:formula="of:=COM.MICROSOFT.CONCAT([.C313:.F313])" office:value-type="string" office:string-value="rczm" calcext:value-type="string">
            <text:p>rczm</text:p>
          </table:table-cell>
          <table:table-cell office:value-type="string" calcext:value-type="string">
            <text:p>CRSGW</text:p>
          </table:table-cell>
          <table:table-cell table:number-columns-repeated="3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karć</text:p>
          </table:table-cell>
          <table:table-cell table:style-name="ce7"/>
          <table:table-cell table:style-name="ce9" office:value-type="string" calcext:value-type="string">
            <text:p>rć</text:p>
          </table:table-cell>
          <table:table-cell table:style-name="ce9"/>
          <table:table-cell/>
          <table:table-cell table:style-name="ce21" table:formula="of:=COM.MICROSOFT.CONCAT([.C314:.F314])" office:value-type="string" office:string-value="rć" calcext:value-type="string">
            <text:p>rć</text:p>
          </table:table-cell>
          <table:table-cell office:value-type="string" calcext:value-type="string">
            <text:p>RTO</text:p>
          </table:table-cell>
          <table:table-cell table:number-columns-repeated="2" office:value-type="string" calcext:value-type="string">
            <text:p>CRO</text:p>
          </table:table-cell>
          <table:table-cell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ci</text:p>
          </table:table-cell>
          <table:table-cell table:style-name="ce9"/>
          <table:table-cell/>
          <table:table-cell table:style-name="ce21" table:formula="of:=COM.MICROSOFT.CONCAT([.C315:.F315])" office:value-type="string" office:string-value="rci" calcext:value-type="string">
            <text:p>rci</text:p>
          </table:table-cell>
          <table:table-cell office:value-type="string" calcext:value-type="string">
            <text:p>RTW</text:p>
          </table:table-cell>
          <table:table-cell table:number-columns-repeated="2" office:value-type="string" calcext:value-type="string">
            <text:p>CRW</text:p>
          </table:table-cell>
          <table:table-cell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kord</text:p>
          </table:table-cell>
          <table:table-cell table:style-name="ce7"/>
          <table:table-cell table:style-name="ce9" office:value-type="string" calcext:value-type="string">
            <text:p>rd</text:p>
          </table:table-cell>
          <table:table-cell table:style-name="ce9"/>
          <table:table-cell/>
          <table:table-cell table:style-name="ce21" table:formula="of:=COM.MICROSOFT.CONCAT([.C316:.F316])" office:value-type="string" office:string-value="rd" calcext:value-type="string">
            <text:p>rd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rdw</text:p>
          </table:table-cell>
          <table:table-cell table:style-name="ce7"/>
          <table:table-cell table:style-name="ce9"/>
          <table:table-cell table:style-name="ce9" office:value-type="string" calcext:value-type="string">
            <text:p>rdw</text:p>
          </table:table-cell>
          <table:table-cell/>
          <table:table-cell table:style-name="ce21" table:formula="of:=COM.MICROSOFT.CONCAT([.C317:.F317])" office:value-type="string" office:string-value="rdw" calcext:value-type="string">
            <text:p>rdw</text:p>
          </table:table-cell>
          <table:table-cell office:value-type="string" calcext:value-type="string">
            <text:p>RTW</text:p>
          </table:table-cell>
          <table:table-cell table:number-columns-repeated="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smardz</text:p>
          </table:table-cell>
          <table:table-cell table:style-name="ce7"/>
          <table:table-cell table:style-name="ce9" office:value-type="string" calcext:value-type="string">
            <text:p>rdz</text:p>
          </table:table-cell>
          <table:table-cell table:style-name="ce9"/>
          <table:table-cell/>
          <table:table-cell table:style-name="ce21" table:formula="of:=COM.MICROSOFT.CONCAT([.C318:.F318])" office:value-type="string" office:string-value="rdz" calcext:value-type="string">
            <text:p>rdz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pierdź</text:p>
          </table:table-cell>
          <table:table-cell table:style-name="ce7"/>
          <table:table-cell table:style-name="ce9" office:value-type="string" calcext:value-type="string">
            <text:p>rdź</text:p>
          </table:table-cell>
          <table:table-cell table:style-name="ce9"/>
          <table:table-cell/>
          <table:table-cell table:style-name="ce21" table:formula="of:=COM.MICROSOFT.CONCAT([.C319:.F319])" office:value-type="string" office:string-value="rdź" calcext:value-type="string">
            <text:p>rdź</text:p>
          </table:table-cell>
          <table:table-cell office:value-type="string" calcext:value-type="string">
            <text:p>CR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dzi</text:p>
          </table:table-cell>
          <table:table-cell table:style-name="ce9"/>
          <table:table-cell/>
          <table:table-cell table:style-name="ce21" table:formula="of:=COM.MICROSOFT.CONCAT([.C320:.F320])" office:value-type="string" office:string-value="rdzi" calcext:value-type="string">
            <text:p>rdzi</text:p>
          </table:table-cell>
          <table:table-cell office:value-type="string" calcext:value-type="string">
            <text:p>CRW</text:p>
          </table:table-cell>
          <table:table-cell table:number-columns-repeated="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szarf, torf</text:p>
          </table:table-cell>
          <table:table-cell table:style-name="ce7"/>
          <table:table-cell table:style-name="ce9" office:value-type="string" calcext:value-type="string">
            <text:p>rf</text:p>
          </table:table-cell>
          <table:table-cell table:style-name="ce9"/>
          <table:table-cell/>
          <table:table-cell table:style-name="ce21" table:formula="of:=COM.MICROSOFT.CONCAT([.C321:.F321])" office:value-type="string" office:string-value="rf" calcext:value-type="string">
            <text:p>rf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skarg, targ</text:p>
          </table:table-cell>
          <table:table-cell table:style-name="ce7"/>
          <table:table-cell table:style-name="ce9" office:value-type="string" calcext:value-type="string">
            <text:p>rg</text:p>
          </table:table-cell>
          <table:table-cell table:style-name="ce9"/>
          <table:table-cell/>
          <table:table-cell table:style-name="ce21" table:formula="of:=COM.MICROSOFT.CONCAT([.C322:.F322])" office:value-type="string" office:string-value="rg" calcext:value-type="string">
            <text:p>rg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argł</text:p>
          </table:table-cell>
          <table:table-cell table:style-name="ce7"/>
          <table:table-cell table:style-name="ce9"/>
          <table:table-cell table:style-name="ce9" office:value-type="string" calcext:value-type="string">
            <text:p>rgł</text:p>
          </table:table-cell>
          <table:table-cell/>
          <table:table-cell table:style-name="ce21" table:formula="of:=COM.MICROSOFT.CONCAT([.C323:.F323])" office:value-type="string" office:string-value="rgł" calcext:value-type="string">
            <text:p>rgł</text:p>
          </table:table-cell>
          <table:table-cell office:value-type="string" calcext:value-type="string">
            <text:p>RLBG</text:p>
          </table:table-cell>
          <table:table-cell table:number-columns-repeated="3"/>
        </table:table-row>
        <table:table-row table:style-name="ro2">
          <table:table-cell table:style-name="ce2" office:value-type="float" office:value="1647" calcext:value-type="float">
            <text:p>1647</text:p>
          </table:table-cell>
          <table:table-cell table:style-name="ce4" office:value-type="string" calcext:value-type="string">
            <text:p>park</text:p>
          </table:table-cell>
          <table:table-cell table:style-name="ce7"/>
          <table:table-cell table:style-name="ce9" office:value-type="string" calcext:value-type="string">
            <text:p>rk</text:p>
          </table:table-cell>
          <table:table-cell table:style-name="ce9"/>
          <table:table-cell/>
          <table:table-cell table:style-name="ce21" table:formula="of:=COM.MICROSOFT.CONCAT([.C324:.F324])" office:value-type="string" office:string-value="rk" calcext:value-type="string">
            <text:p>rk</text:p>
          </table:table-cell>
          <table:table-cell office:value-type="string" calcext:value-type="string">
            <text:p>RG</text:p>
          </table:table-cell>
          <table:table-cell table:number-columns-repeated="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jarl</text:p>
          </table:table-cell>
          <table:table-cell table:style-name="ce7"/>
          <table:table-cell table:style-name="ce9" office:value-type="string" calcext:value-type="string">
            <text:p>rl</text:p>
          </table:table-cell>
          <table:table-cell table:style-name="ce9"/>
          <table:table-cell/>
          <table:table-cell table:style-name="ce21" table:formula="of:=COM.MICROSOFT.CONCAT([.C325:.F325])" office:value-type="string" office:string-value="rl" calcext:value-type="string">
            <text:p>rl</text:p>
          </table:table-cell>
          <table:table-cell office:value-type="string" calcext:value-type="string">
            <text:p>RL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arls=bad</text:p>
          </table:table-cell>
          <table:table-cell table:style-name="ce7"/>
          <table:table-cell table:style-name="ce9"/>
          <table:table-cell table:style-name="ce9" office:value-type="string" calcext:value-type="string">
            <text:p>rls</text:p>
          </table:table-cell>
          <table:table-cell/>
          <table:table-cell table:style-name="ce21" table:formula="of:=COM.MICROSOFT.CONCAT([.C326:.F326])" office:value-type="string" office:string-value="rls" calcext:value-type="string">
            <text:p>rls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tarł, zmarł</text:p>
          </table:table-cell>
          <table:table-cell table:style-name="ce7"/>
          <table:table-cell table:style-name="ce9" office:value-type="string" calcext:value-type="string">
            <text:p>rł</text:p>
          </table:table-cell>
          <table:table-cell table:style-name="ce9"/>
          <table:table-cell/>
          <table:table-cell table:style-name="ce21" table:formula="of:=COM.MICROSOFT.CONCAT([.C327:.F327])" office:value-type="string" office:string-value="rł" calcext:value-type="string">
            <text:p>rł</text:p>
          </table:table-cell>
          <table:table-cell office:value-type="string" calcext:value-type="string">
            <text:p>RLB</text:p>
          </table:table-cell>
          <table:table-cell table:number-columns-repeated="3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derm, karm</text:p>
          </table:table-cell>
          <table:table-cell table:style-name="ce7"/>
          <table:table-cell table:style-name="ce9" office:value-type="string" calcext:value-type="string">
            <text:p>rm</text:p>
          </table:table-cell>
          <table:table-cell table:style-name="ce9"/>
          <table:table-cell/>
          <table:table-cell table:style-name="ce21" table:formula="of:=COM.MICROSOFT.CONCAT([.C328:.F328])" office:value-type="string" office:string-value="rm" calcext:value-type="string">
            <text:p>rm</text:p>
          </table:table-cell>
          <table:table-cell office:value-type="string" calcext:value-type="string">
            <text:p>CRS</text:p>
          </table:table-cell>
          <table:table-cell table:number-columns-repeated="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garn=ki</text:p>
          </table:table-cell>
          <table:table-cell table:style-name="ce7"/>
          <table:table-cell table:style-name="ce9" office:value-type="string" calcext:value-type="string">
            <text:p>rn</text:p>
          </table:table-cell>
          <table:table-cell table:style-name="ce9"/>
          <table:table-cell/>
          <table:table-cell table:style-name="ce21" table:formula="of:=COM.MICROSOFT.CONCAT([.C329:.F329])" office:value-type="string" office:string-value="rn" calcext:value-type="string">
            <text:p>rn</text:p>
          </table:table-cell>
          <table:table-cell office:value-type="string" calcext:value-type="string">
            <text:p>CRL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arncz=ki</text:p>
          </table:table-cell>
          <table:table-cell table:style-name="ce7"/>
          <table:table-cell table:style-name="ce9"/>
          <table:table-cell table:style-name="ce9" office:value-type="string" calcext:value-type="string">
            <text:p>rncz</text:p>
          </table:table-cell>
          <table:table-cell/>
          <table:table-cell table:style-name="ce21" table:formula="of:=COM.MICROSOFT.CONCAT([.C330:.F330])" office:value-type="string" office:string-value="rncz" calcext:value-type="string">
            <text:p>rncz</text:p>
          </table:table-cell>
          <table:table-cell/>
          <table:table-cell table:number-columns-repeated="2" office:value-type="string" calcext:value-type="string">
            <text:p>RLGW</text:p>
          </table:table-cell>
          <table:table-cell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darń</text:p>
          </table:table-cell>
          <table:table-cell table:style-name="ce7"/>
          <table:table-cell table:style-name="ce9" office:value-type="string" calcext:value-type="string">
            <text:p>rń</text:p>
          </table:table-cell>
          <table:table-cell table:style-name="ce9"/>
          <table:table-cell/>
          <table:table-cell table:style-name="ce21" table:formula="of:=COM.MICROSOFT.CONCAT([.C331:.F331])" office:value-type="string" office:string-value="rń" calcext:value-type="string">
            <text:p>rń</text:p>
          </table:table-cell>
          <table:table-cell office:value-type="string" calcext:value-type="string">
            <text:p>CLR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ni</text:p>
          </table:table-cell>
          <table:table-cell table:style-name="ce9"/>
          <table:table-cell/>
          <table:table-cell table:style-name="ce21" table:formula="of:=COM.MICROSOFT.CONCAT([.C332:.F332])" office:value-type="string" office:string-value="rni" calcext:value-type="string">
            <text:p>rni</text:p>
          </table:table-cell>
          <table:table-cell office:value-type="string" calcext:value-type="string">
            <text:p>CLRW</text:p>
          </table:table-cell>
          <table:table-cell table:number-columns-repeated="3"/>
        </table:table-row>
        <table:table-row table:style-name="ro2">
          <table:table-cell table:style-name="ce2" office:value-type="float" office:value="1243" calcext:value-type="float">
            <text:p>1243</text:p>
          </table:table-cell>
          <table:table-cell table:style-name="ce4" office:value-type="string" calcext:value-type="string">
            <text:p>karp</text:p>
          </table:table-cell>
          <table:table-cell table:style-name="ce7"/>
          <table:table-cell table:style-name="ce9" office:value-type="string" calcext:value-type="string">
            <text:p>rp</text:p>
          </table:table-cell>
          <table:table-cell table:style-name="ce9"/>
          <table:table-cell/>
          <table:table-cell table:style-name="ce21" table:formula="of:=COM.MICROSOFT.CONCAT([.C333:.F333])" office:value-type="string" office:string-value="rp" calcext:value-type="string">
            <text:p>rp</text:p>
          </table:table-cell>
          <table:table-cell office:value-type="string" calcext:value-type="string">
            <text:p>RB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rps</text:p>
          </table:table-cell>
          <table:table-cell table:style-name="ce7"/>
          <table:table-cell table:style-name="ce9"/>
          <table:table-cell table:style-name="ce9" office:value-type="string" calcext:value-type="string">
            <text:p>rps</text:p>
          </table:table-cell>
          <table:table-cell/>
          <table:table-cell table:style-name="ce21" table:formula="of:=COM.MICROSOFT.CONCAT([.C334:.F334])" office:value-type="string" office:string-value="rps" calcext:value-type="string">
            <text:p>rps</text:p>
          </table:table-cell>
          <table:table-cell office:value-type="string" calcext:value-type="string">
            <text:p>RB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ks=cerpt</text:p>
          </table:table-cell>
          <table:table-cell table:style-name="ce7"/>
          <table:table-cell table:style-name="ce9"/>
          <table:table-cell table:style-name="ce9" office:value-type="string" calcext:value-type="string">
            <text:p>rpt</text:p>
          </table:table-cell>
          <table:table-cell/>
          <table:table-cell table:style-name="ce21" table:formula="of:=COM.MICROSOFT.CONCAT([.C335:.F335])" office:value-type="string" office:string-value="rpt" calcext:value-type="string">
            <text:p>rpt</text:p>
          </table:table-cell>
          <table:table-cell office:value-type="string" calcext:value-type="string">
            <text:p>RBT</text:p>
          </table:table-cell>
          <table:table-cell table:number-columns-repeated="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mirr, herr</text:p>
          </table:table-cell>
          <table:table-cell table:style-name="ce7"/>
          <table:table-cell table:style-name="ce9" office:value-type="string" calcext:value-type="string">
            <text:p>rr</text:p>
          </table:table-cell>
          <table:table-cell table:style-name="ce9"/>
          <table:table-cell/>
          <table:table-cell table:style-name="ce21" table:formula="of:=COM.MICROSOFT.CONCAT([.C336:.F336])" office:value-type="string" office:string-value="rr" calcext:value-type="string">
            <text:p>rr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mors, mars</text:p>
          </table:table-cell>
          <table:table-cell table:style-name="ce7"/>
          <table:table-cell table:style-name="ce9" office:value-type="string" calcext:value-type="string">
            <text:p>rs</text:p>
          </table:table-cell>
          <table:table-cell table:style-name="ce9"/>
          <table:table-cell/>
          <table:table-cell table:style-name="ce21" table:formula="of:=COM.MICROSOFT.CONCAT([.C337:.F337])" office:value-type="string" office:string-value="rs" calcext:value-type="string">
            <text:p>rs</text:p>
          </table:table-cell>
          <table:table-cell office:value-type="string" calcext:value-type="string">
            <text:p>RS</text:p>
          </table:table-cell>
          <table:table-cell table:number-columns-repeated="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parsk=nąć</text:p>
          </table:table-cell>
          <table:table-cell table:style-name="ce7"/>
          <table:table-cell table:style-name="ce9"/>
          <table:table-cell table:style-name="ce9" office:value-type="string" calcext:value-type="string">
            <text:p>rsk</text:p>
          </table:table-cell>
          <table:table-cell/>
          <table:table-cell table:style-name="ce21" table:formula="of:=COM.MICROSOFT.CONCAT([.C338:.F338])" office:value-type="string" office:string-value="rsk" calcext:value-type="string">
            <text:p>rsk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garst=ka</text:p>
          </table:table-cell>
          <table:table-cell table:style-name="ce7"/>
          <table:table-cell table:style-name="ce9"/>
          <table:table-cell table:style-name="ce9" office:value-type="string" calcext:value-type="string">
            <text:p>rst</text:p>
          </table:table-cell>
          <table:table-cell/>
          <table:table-cell table:style-name="ce21" table:formula="of:=COM.MICROSOFT.CONCAT([.C339:.F339])" office:value-type="string" office:string-value="rst" calcext:value-type="string">
            <text:p>rst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4" office:value-type="string" calcext:value-type="string">
            <text:p>war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rstw</text:p>
          </table:table-cell>
          <table:table-cell table:style-name="ce21" table:formula="of:=COM.MICROSOFT.CONCAT([.C340:.F340])" office:value-type="string" office:string-value="rstw" calcext:value-type="string">
            <text:p>rstw</text:p>
          </table:table-cell>
          <table:table-cell office:value-type="string" calcext:value-type="string">
            <text:p>RSTW</text:p>
          </table:table-cell>
          <table:table-cell table:number-columns-repeated="3"/>
        </table:table-row>
        <table:table-row table:style-name="ro2">
          <table:table-cell table:style-name="ce2" office:value-type="float" office:value="1716" calcext:value-type="float">
            <text:p>1716</text:p>
          </table:table-cell>
          <table:table-cell table:style-name="ce4" office:value-type="string" calcext:value-type="string">
            <text:p>wiersz</text:p>
          </table:table-cell>
          <table:table-cell table:style-name="ce7"/>
          <table:table-cell table:style-name="ce9" office:value-type="string" calcext:value-type="string">
            <text:p>rsz</text:p>
          </table:table-cell>
          <table:table-cell table:style-name="ce9"/>
          <table:table-cell/>
          <table:table-cell table:style-name="ce21" table:formula="of:=COM.MICROSOFT.CONCAT([.C341:.F341])" office:value-type="string" office:string-value="rsz" calcext:value-type="string">
            <text:p>rsz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barszcz</text:p>
          </table:table-cell>
          <table:table-cell table:style-name="ce7"/>
          <table:table-cell table:style-name="ce9" office:value-type="string" calcext:value-type="string">
            <text:p>rszcz</text:p>
          </table:table-cell>
          <table:table-cell table:style-name="ce9"/>
          <table:table-cell/>
          <table:table-cell table:style-name="ce21" table:formula="of:=COM.MICROSOFT.CONCAT([.C342:.F342])" office:value-type="string" office:string-value="rszcz" calcext:value-type="string">
            <text:p>rszcz</text:p>
          </table:table-cell>
          <table:table-cell office:value-type="string" calcext:value-type="string">
            <text:p>RSG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erszt</text:p>
          </table:table-cell>
          <table:table-cell table:style-name="ce7"/>
          <table:table-cell table:style-name="ce9"/>
          <table:table-cell table:style-name="ce9" office:value-type="string" calcext:value-type="string">
            <text:p>rszt</text:p>
          </table:table-cell>
          <table:table-cell/>
          <table:table-cell table:style-name="ce21" table:formula="of:=COM.MICROSOFT.CONCAT([.C343:.F343])" office:value-type="string" office:string-value="rszt" calcext:value-type="string">
            <text:p>rszt</text:p>
          </table:table-cell>
          <table:table-cell office:value-type="string" calcext:value-type="string">
            <text:p>RSGT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arść</text:p>
          </table:table-cell>
          <table:table-cell table:style-name="ce7"/>
          <table:table-cell table:style-name="ce9" office:value-type="string" calcext:value-type="string">
            <text:p>rść</text:p>
          </table:table-cell>
          <table:table-cell table:style-name="ce9"/>
          <table:table-cell/>
          <table:table-cell table:style-name="ce21" table:formula="of:=COM.MICROSOFT.CONCAT([.C344:.F344])" office:value-type="string" office:string-value="rść" calcext:value-type="string">
            <text:p>rść</text:p>
          </table:table-cell>
          <table:table-cell office:value-type="string" calcext:value-type="string">
            <text:p>R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ści</text:p>
          </table:table-cell>
          <table:table-cell table:style-name="ce9"/>
          <table:table-cell/>
          <table:table-cell table:style-name="ce21" table:formula="of:=COM.MICROSOFT.CONCAT([.C345:.F345])" office:value-type="string" office:string-value="rści" calcext:value-type="string">
            <text:p>rści</text:p>
          </table:table-cell>
          <table:table-cell office:value-type="string" calcext:value-type="string">
            <text:p>RSTW</text:p>
          </table:table-cell>
          <table:table-cell table:number-columns-repeated="3"/>
        </table:table-row>
        <table:table-row table:style-name="ro2">
          <table:table-cell table:style-name="ce2" office:value-type="float" office:value="1842" calcext:value-type="float">
            <text:p>1842</text:p>
          </table:table-cell>
          <table:table-cell table:style-name="ce4" office:value-type="string" calcext:value-type="string">
            <text:p>jo=gurt</text:p>
          </table:table-cell>
          <table:table-cell table:style-name="ce7"/>
          <table:table-cell table:style-name="ce9" office:value-type="string" calcext:value-type="string">
            <text:p>rt</text:p>
          </table:table-cell>
          <table:table-cell table:style-name="ce9"/>
          <table:table-cell/>
          <table:table-cell table:style-name="ce21" table:formula="of:=COM.MICROSOFT.CONCAT([.C346:.F346])" office:value-type="string" office:string-value="rt" calcext:value-type="string">
            <text:p>rt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martw</text:p>
          </table:table-cell>
          <table:table-cell table:style-name="ce7"/>
          <table:table-cell table:style-name="ce9"/>
          <table:table-cell table:style-name="ce9" office:value-type="string" calcext:value-type="string">
            <text:p>rtw</text:p>
          </table:table-cell>
          <table:table-cell/>
          <table:table-cell table:style-name="ce21" table:formula="of:=COM.MICROSOFT.CONCAT([.C347:.F347])" office:value-type="string" office:string-value="rtw" calcext:value-type="string">
            <text:p>rtw</text:p>
          </table:table-cell>
          <table:table-cell/>
          <table:table-cell table:number-columns-repeated="2" office:value-type="string" calcext:value-type="string">
            <text:p>RTW</text:p>
          </table:table-cell>
          <table:table-cell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morw</text:p>
          </table:table-cell>
          <table:table-cell table:style-name="ce7"/>
          <table:table-cell table:style-name="ce9" office:value-type="string" calcext:value-type="string">
            <text:p>rw</text:p>
          </table:table-cell>
          <table:table-cell table:style-name="ce9"/>
          <table:table-cell/>
          <table:table-cell table:style-name="ce21" table:formula="of:=COM.MICROSOFT.CONCAT([.C348:.F348])" office:value-type="string" office:string-value="rw" calcext:value-type="string">
            <text:p>rw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zmierź</text:p>
          </table:table-cell>
          <table:table-cell table:style-name="ce7"/>
          <table:table-cell table:style-name="ce9" office:value-type="string" calcext:value-type="string">
            <text:p>rź</text:p>
          </table:table-cell>
          <table:table-cell table:style-name="ce9"/>
          <table:table-cell/>
          <table:table-cell table:style-name="ce21" table:formula="of:=COM.MICROSOFT.CONCAT([.C349:.F349])" office:value-type="string" office:string-value="rź" calcext:value-type="string">
            <text:p>rź</text:p>
          </table:table-cell>
          <table:table-cell office:value-type="string" calcext:value-type="string">
            <text:p>R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rzi</text:p>
          </table:table-cell>
          <table:table-cell table:style-name="ce9"/>
          <table:table-cell/>
          <table:table-cell table:style-name="ce21" table:formula="of:=COM.MICROSOFT.CONCAT([.C350:.F350])" office:value-type="string" office:string-value="rzi" calcext:value-type="string">
            <text:p>rzi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/>
          <table:table-cell table:style-name="ce9" office:value-type="string" calcext:value-type="string">
            <text:p>rzł</text:p>
          </table:table-cell>
          <table:table-cell/>
          <table:table-cell table:style-name="ce21" table:formula="of:=COM.MICROSOFT.CONCAT([.C351:.F351])" office:value-type="string" office:string-value="rzł" calcext:value-type="string">
            <text:p>rzł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dzierż</text:p>
          </table:table-cell>
          <table:table-cell table:style-name="ce7"/>
          <table:table-cell table:style-name="ce9" office:value-type="string" calcext:value-type="string">
            <text:p>rż</text:p>
          </table:table-cell>
          <table:table-cell table:style-name="ce9"/>
          <table:table-cell/>
          <table:table-cell table:style-name="ce21" table:formula="of:=COM.MICROSOFT.CONCAT([.C352:.F352])" office:value-type="string" office:string-value="rż" calcext:value-type="string">
            <text:p>rż</text:p>
          </table:table-cell>
          <table:table-cell office:value-type="string" calcext:value-type="string">
            <text:p>RSG</text:p>
          </table:table-cell>
          <table:table-cell table:number-columns-repeated="3"/>
        </table:table-row>
        <table:table-row table:style-name="ro2">
          <table:table-cell table:style-name="ce2" office:value-type="float" office:value="37004" calcext:value-type="float">
            <text:p>37004</text:p>
          </table:table-cell>
          <table:table-cell table:style-name="ce4" office:value-type="string" calcext:value-type="string">
            <text:p>nos</text:p>
          </table:table-cell>
          <table:table-cell table:style-name="ce7" office:value-type="string" calcext:value-type="string">
            <text:p>s</text:p>
          </table:table-cell>
          <table:table-cell table:style-name="ce9" table:number-columns-repeated="2"/>
          <table:table-cell/>
          <table:table-cell table:style-name="ce21" table:formula="of:=COM.MICROSOFT.CONCAT([.C353:.F353]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lesb</text:p>
          </table:table-cell>
          <table:table-cell table:style-name="ce7"/>
          <table:table-cell table:style-name="ce9" office:value-type="string" calcext:value-type="string">
            <text:p>sb</text:p>
          </table:table-cell>
          <table:table-cell table:style-name="ce9"/>
          <table:table-cell/>
          <table:table-cell table:style-name="ce21" table:formula="of:=COM.MICROSOFT.CONCAT([.C354:.F354])" office:value-type="string" office:string-value="sb" calcext:value-type="string">
            <text:p>sb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iejsc</text:p>
          </table:table-cell>
          <table:table-cell table:style-name="ce7"/>
          <table:table-cell table:style-name="ce9" office:value-type="string" calcext:value-type="string">
            <text:p>sc</text:p>
          </table:table-cell>
          <table:table-cell table:style-name="ce9"/>
          <table:table-cell/>
          <table:table-cell table:style-name="ce21" table:formula="of:=COM.MICROSOFT.CONCAT([.C355:.F355])" office:value-type="string" office:string-value="sc" calcext:value-type="string">
            <text:p>sc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pasch</text:p>
          </table:table-cell>
          <table:table-cell table:style-name="ce7"/>
          <table:table-cell table:style-name="ce9" office:value-type="string" calcext:value-type="string">
            <text:p>sch</text:p>
          </table:table-cell>
          <table:table-cell table:style-name="ce9"/>
          <table:table-cell/>
          <table:table-cell table:style-name="ce21" table:formula="of:=COM.MICROSOFT.CONCAT([.C356:.F356])" office:value-type="string" office:string-value="sch" calcext:value-type="string">
            <text:p>sch</text:p>
          </table:table-cell>
          <table:table-cell office:value-type="string" calcext:value-type="string">
            <text:p>CBS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wyschł=szy</text:p>
          </table:table-cell>
          <table:table-cell table:style-name="ce7"/>
          <table:table-cell table:style-name="ce9"/>
          <table:table-cell table:style-name="ce9" office:value-type="string" calcext:value-type="string">
            <text:p>schł</text:p>
          </table:table-cell>
          <table:table-cell/>
          <table:table-cell table:style-name="ce21" table:formula="of:=COM.MICROSOFT.CONCAT([.C357:.F357])" office:value-type="string" office:string-value="schł" calcext:value-type="string">
            <text:p>schł</text:p>
          </table:table-cell>
          <table:table-cell office:value-type="string" calcext:value-type="string">
            <text:p>CLBS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basf</text:p>
          </table:table-cell>
          <table:table-cell table:style-name="ce7"/>
          <table:table-cell table:style-name="ce9" office:value-type="string" calcext:value-type="string">
            <text:p>sf</text:p>
          </table:table-cell>
          <table:table-cell table:style-name="ce9"/>
          <table:table-cell/>
          <table:table-cell table:style-name="ce21" table:formula="of:=COM.MICROSOFT.CONCAT([.C358:.F358])" office:value-type="string" office:string-value="sf" calcext:value-type="string">
            <text:p>sf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es=ta=blish=ment</text:p>
          </table:table-cell>
          <table:table-cell table:style-name="ce7"/>
          <table:table-cell table:style-name="ce9" office:value-type="string" calcext:value-type="string">
            <text:p>sh</text:p>
          </table:table-cell>
          <table:table-cell table:style-name="ce9"/>
          <table:table-cell/>
          <table:table-cell table:style-name="ce21" table:formula="of:=COM.MICROSOFT.CONCAT([.C359:.F359])" office:value-type="string" office:string-value="sh" calcext:value-type="string">
            <text:p>sh</text:p>
          </table:table-cell>
          <table:table-cell/>
          <table:table-cell table:number-columns-repeated="2" office:value-type="string" calcext:value-type="string">
            <text:p>SG</text:p>
          </table:table-cell>
          <table:table-cell/>
        </table:table-row>
        <table:table-row table:style-name="ro2">
          <table:table-cell table:style-name="ce2" office:value-type="float" office:value="1075" calcext:value-type="float">
            <text:p>1075</text:p>
          </table:table-cell>
          <table:table-cell table:style-name="ce4" office:value-type="string" calcext:value-type="string">
            <text:p>blask</text:p>
          </table:table-cell>
          <table:table-cell table:style-name="ce7"/>
          <table:table-cell table:style-name="ce9" office:value-type="string" calcext:value-type="string">
            <text:p>sk</text:p>
          </table:table-cell>
          <table:table-cell table:style-name="ce9"/>
          <table:table-cell/>
          <table:table-cell table:style-name="ce21" table:formula="of:=COM.MICROSOFT.CONCAT([.C360:.F360])" office:value-type="string" office:string-value="sk" calcext:value-type="string">
            <text:p>sk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łaskl</text:p>
          </table:table-cell>
          <table:table-cell table:style-name="ce7"/>
          <table:table-cell table:style-name="ce9"/>
          <table:table-cell table:style-name="ce9" office:value-type="string" calcext:value-type="string">
            <text:p>skl</text:p>
          </table:table-cell>
          <table:table-cell/>
          <table:table-cell table:style-name="ce21" table:formula="of:=COM.MICROSOFT.CONCAT([.C361:.F361])" office:value-type="string" office:string-value="skl" calcext:value-type="string">
            <text:p>skl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skr</text:p>
          </table:table-cell>
          <table:table-cell table:style-name="ce7"/>
          <table:table-cell table:style-name="ce9"/>
          <table:table-cell table:style-name="ce9" office:value-type="string" calcext:value-type="string">
            <text:p>skr</text:p>
          </table:table-cell>
          <table:table-cell/>
          <table:table-cell table:style-name="ce21" table:formula="of:=COM.MICROSOFT.CONCAT([.C362:.F362])" office:value-type="string" office:string-value="skr" calcext:value-type="string">
            <text:p>skr</text:p>
          </table:table-cell>
          <table:table-cell office:value-type="string" calcext:value-type="string">
            <text:p>RLS</text:p>
          </table:table-cell>
          <table:table-cell table:number-columns-repeated="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iskrz</text:p>
          </table:table-cell>
          <table:table-cell table:style-name="ce7"/>
          <table:table-cell table:style-name="ce9"/>
          <table:table-cell table:style-name="ce9" office:value-type="string" calcext:value-type="string">
            <text:p>skrz</text:p>
          </table:table-cell>
          <table:table-cell/>
          <table:table-cell table:style-name="ce21" table:formula="of:=COM.MICROSOFT.CONCAT([.C363:.F363])" office:value-type="string" office:string-value="skrz" calcext:value-type="string">
            <text:p>skrz</text:p>
          </table:table-cell>
          <table:table-cell office:value-type="string" calcext:value-type="string">
            <text:p>LSG</text:p>
          </table:table-cell>
          <table:table-cell table:number-columns-repeated="2" office:value-type="string" calcext:value-type="string">
            <text:p>RLSG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=kląskw</text:p>
          </table:table-cell>
          <table:table-cell table:style-name="ce7"/>
          <table:table-cell table:style-name="ce9"/>
          <table:table-cell table:style-name="ce9" office:value-type="string" calcext:value-type="string">
            <text:p>skw</text:p>
          </table:table-cell>
          <table:table-cell/>
          <table:table-cell table:style-name="ce21" table:formula="of:=COM.MICROSOFT.CONCAT([.C364:.F364])" office:value-type="string" office:string-value="skw" calcext:value-type="string">
            <text:p>skw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zmysł</text:p>
          </table:table-cell>
          <table:table-cell table:style-name="ce7"/>
          <table:table-cell table:style-name="ce9" office:value-type="string" calcext:value-type="string">
            <text:p>sł</text:p>
          </table:table-cell>
          <table:table-cell table:style-name="ce9"/>
          <table:table-cell/>
          <table:table-cell table:style-name="ce21" table:formula="of:=COM.MICROSOFT.CONCAT([.C365:.F365])" office:value-type="string" office:string-value="sł" calcext:value-type="string">
            <text:p>sł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ism</text:p>
          </table:table-cell>
          <table:table-cell table:style-name="ce7"/>
          <table:table-cell table:style-name="ce9" office:value-type="string" calcext:value-type="string">
            <text:p>sm</text:p>
          </table:table-cell>
          <table:table-cell table:style-name="ce9"/>
          <table:table-cell/>
          <table:table-cell table:style-name="ce21" table:formula="of:=COM.MICROSOFT.CONCAT([.C366:.F366])" office:value-type="string" office:string-value="sm" calcext:value-type="string">
            <text:p>s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czosn=ko=wy</text:p>
          </table:table-cell>
          <table:table-cell table:style-name="ce7"/>
          <table:table-cell table:style-name="ce9" office:value-type="string" calcext:value-type="string">
            <text:p>sn</text:p>
          </table:table-cell>
          <table:table-cell table:style-name="ce9"/>
          <table:table-cell/>
          <table:table-cell table:style-name="ce21" table:formula="of:=COM.MICROSOFT.CONCAT([.C367:.F367])" office:value-type="string" office:string-value="sn" calcext:value-type="string">
            <text:p>s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wesp=nij</text:p>
          </table:table-cell>
          <table:table-cell table:style-name="ce7"/>
          <table:table-cell table:style-name="ce9" office:value-type="string" calcext:value-type="string">
            <text:p>sp</text:p>
          </table:table-cell>
          <table:table-cell table:style-name="ce9"/>
          <table:table-cell/>
          <table:table-cell table:style-name="ce21" table:formula="of:=COM.MICROSOFT.CONCAT([.C368:.F368])" office:value-type="string" office:string-value="sp" calcext:value-type="string">
            <text:p>sp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miss</text:p>
          </table:table-cell>
          <table:table-cell table:style-name="ce7"/>
          <table:table-cell table:style-name="ce9" office:value-type="string" calcext:value-type="string">
            <text:p>ss</text:p>
          </table:table-cell>
          <table:table-cell table:style-name="ce9"/>
          <table:table-cell/>
          <table:table-cell table:style-name="ce21" table:formula="of:=COM.MICROSOFT.CONCAT([.C369:.F369])" office:value-type="string" office:string-value="ss" calcext:value-type="string">
            <text:p>s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13434" calcext:value-type="float">
            <text:p>13434</text:p>
          </table:table-cell>
          <table:table-cell table:style-name="ce4" office:value-type="string" calcext:value-type="string">
            <text:p>list</text:p>
          </table:table-cell>
          <table:table-cell table:style-name="ce7"/>
          <table:table-cell table:style-name="ce9" office:value-type="string" calcext:value-type="string">
            <text:p>st</text:p>
          </table:table-cell>
          <table:table-cell table:style-name="ce9"/>
          <table:table-cell/>
          <table:table-cell table:style-name="ce21" table:formula="of:=COM.MICROSOFT.CONCAT([.C370:.F370])" office:value-type="string" office:string-value="st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ęstł</text:p>
          </table:table-cell>
          <table:table-cell table:style-name="ce7"/>
          <table:table-cell table:style-name="ce9"/>
          <table:table-cell table:style-name="ce9" office:value-type="string" calcext:value-type="string">
            <text:p>stł</text:p>
          </table:table-cell>
          <table:table-cell/>
          <table:table-cell table:style-name="ce21" table:formula="of:=COM.MICROSOFT.CONCAT([.C371:.F371])" office:value-type="string" office:string-value="stł" calcext:value-type="string">
            <text:p>stł</text:p>
          </table:table-cell>
          <table:table-cell office:value-type="string" calcext:value-type="string">
            <text:p>LBST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stm</text:p>
          </table:table-cell>
          <table:table-cell table:style-name="ce7"/>
          <table:table-cell table:style-name="ce9"/>
          <table:table-cell table:style-name="ce9" office:value-type="string" calcext:value-type="string">
            <text:p>stm</text:p>
          </table:table-cell>
          <table:table-cell/>
          <table:table-cell table:style-name="ce21" table:formula="of:=COM.MICROSOFT.CONCAT([.C372:.F372])" office:value-type="string" office:string-value="stm" calcext:value-type="string">
            <text:p>st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astr</text:p>
          </table:table-cell>
          <table:table-cell table:style-name="ce7"/>
          <table:table-cell table:style-name="ce9"/>
          <table:table-cell table:style-name="ce9" office:value-type="string" calcext:value-type="string">
            <text:p>str</text:p>
          </table:table-cell>
          <table:table-cell/>
          <table:table-cell table:style-name="ce21" table:formula="of:=COM.MICROSOFT.CONCAT([.C373:.F373])" office:value-type="string" office:string-value="str" calcext:value-type="string">
            <text:p>str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mistrz</text:p>
          </table:table-cell>
          <table:table-cell table:style-name="ce7"/>
          <table:table-cell table:style-name="ce9"/>
          <table:table-cell table:style-name="ce9" office:value-type="string" calcext:value-type="string">
            <text:p>strz</text:p>
          </table:table-cell>
          <table:table-cell/>
          <table:table-cell table:style-name="ce21" table:formula="of:=COM.MICROSOFT.CONCAT([.C374:.F374])" office:value-type="string" office:string-value="strz" calcext:value-type="string">
            <text:p>st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męstw</text:p>
          </table:table-cell>
          <table:table-cell table:style-name="ce7"/>
          <table:table-cell table:style-name="ce9"/>
          <table:table-cell table:style-name="ce9" office:value-type="string" calcext:value-type="string">
            <text:p>stw</text:p>
          </table:table-cell>
          <table:table-cell/>
          <table:table-cell table:style-name="ce21" table:formula="of:=COM.MICROSOFT.CONCAT([.C375:.F375])" office:value-type="string" office:string-value="stw" calcext:value-type="string">
            <text:p>stw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60893" calcext:value-type="float">
            <text:p>60893</text:p>
          </table:table-cell>
          <table:table-cell table:style-name="ce4" office:value-type="string" calcext:value-type="string">
            <text:p>zgi=niesz</text:p>
          </table:table-cell>
          <table:table-cell table:style-name="ce7" office:value-type="string" calcext:value-type="string">
            <text:p>sz</text:p>
          </table:table-cell>
          <table:table-cell table:style-name="ce9" table:number-columns-repeated="2"/>
          <table:table-cell/>
          <table:table-cell table:style-name="ce21" table:formula="of:=COM.MICROSOFT.CONCAT([.C376:.F376])" office:value-type="string" office:string-value="sz" calcext:value-type="string">
            <text:p>sz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RB???</text:p>
          </table:table-cell>
          <table:table-cell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kaszl</text:p>
          </table:table-cell>
          <table:table-cell table:style-name="ce7"/>
          <table:table-cell table:style-name="ce9" office:value-type="string" calcext:value-type="string">
            <text:p>szl</text:p>
          </table:table-cell>
          <table:table-cell table:style-name="ce9"/>
          <table:table-cell/>
          <table:table-cell table:style-name="ce21" table:formula="of:=COM.MICROSOFT.CONCAT([.C377:.F377])" office:value-type="string" office:string-value="szl" calcext:value-type="string">
            <text:p>szl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ruszt</text:p>
          </table:table-cell>
          <table:table-cell table:style-name="ce7"/>
          <table:table-cell table:style-name="ce9" office:value-type="string" calcext:value-type="string">
            <text:p>szt</text:p>
          </table:table-cell>
          <table:table-cell table:style-name="ce9"/>
          <table:table-cell/>
          <table:table-cell table:style-name="ce21" table:formula="of:=COM.MICROSOFT.CONCAT([.C378:.F378])" office:value-type="string" office:string-value="szt" calcext:value-type="string">
            <text:p>szt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usztr</text:p>
          </table:table-cell>
          <table:table-cell table:style-name="ce7"/>
          <table:table-cell table:style-name="ce9"/>
          <table:table-cell table:style-name="ce9" office:value-type="string" calcext:value-type="string">
            <text:p>sztr</text:p>
          </table:table-cell>
          <table:table-cell/>
          <table:table-cell table:style-name="ce21" table:formula="of:=COM.MICROSOFT.CONCAT([.C379:.F379])" office:value-type="string" office:string-value="sztr" calcext:value-type="string">
            <text:p>sztr</text:p>
          </table:table-cell>
          <table:table-cell office:value-type="string" calcext:value-type="string">
            <text:p>RSGT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zyszw</text:p>
          </table:table-cell>
          <table:table-cell table:style-name="ce7"/>
          <table:table-cell table:style-name="ce9" office:value-type="string" calcext:value-type="string">
            <text:p>szw</text:p>
          </table:table-cell>
          <table:table-cell table:style-name="ce9"/>
          <table:table-cell/>
          <table:table-cell table:style-name="ce21" table:formula="of:=COM.MICROSOFT.CONCAT([.C380:.F380])" office:value-type="string" office:string-value="szw" calcext:value-type="string">
            <text:p>szw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2">
          <table:table-cell table:style-name="ce2" office:value-type="float" office:value="1070" calcext:value-type="float">
            <text:p>1070</text:p>
          </table:table-cell>
          <table:table-cell table:style-name="ce4" office:value-type="string" calcext:value-type="string">
            <text:p>taszcz</text:p>
          </table:table-cell>
          <table:table-cell table:style-name="ce7" office:value-type="string" calcext:value-type="string">
            <text:p>szcz</text:p>
          </table:table-cell>
          <table:table-cell table:style-name="ce9" table:number-columns-repeated="2"/>
          <table:table-cell/>
          <table:table-cell table:style-name="ce21" table:formula="of:=COM.MICROSOFT.CONCAT([.C381:.F381])" office:value-type="string" office:string-value="szcz" calcext:value-type="string">
            <text:p>szcz</text:p>
          </table:table-cell>
          <table:table-cell office:value-type="string" calcext:value-type="string">
            <text:p>SGW</text:p>
          </table:table-cell>
          <table:table-cell/>
          <table:table-cell office:value-type="string" calcext:value-type="string">
            <text:p>CRLB??? RBGW???</text:p>
          </table:table-cell>
          <table:table-cell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uszczk=ną</text:p>
          </table:table-cell>
          <table:table-cell table:style-name="ce7"/>
          <table:table-cell table:style-name="ce9" office:value-type="string" calcext:value-type="string">
            <text:p>szczk</text:p>
          </table:table-cell>
          <table:table-cell table:style-name="ce9"/>
          <table:table-cell/>
          <table:table-cell table:style-name="ce21" table:formula="of:=COM.MICROSOFT.CONCAT([.C382:.F382])" office:value-type="string" office:string-value="szczk" calcext:value-type="string">
            <text:p>szczk</text:p>
          </table:table-cell>
          <table:table-cell office:value-type="string" calcext:value-type="string">
            <text:p>LSGW</text:p>
          </table:table-cell>
          <table:table-cell table:number-columns-repeated="3"/>
        </table:table-row>
        <table:table-row table:style-name="ro2">
          <table:table-cell table:style-name="ce2" office:value-type="float" office:value="87918" calcext:value-type="float">
            <text:p>87918</text:p>
          </table:table-cell>
          <table:table-cell table:style-name="ce4" office:value-type="string" calcext:value-type="string">
            <text:p>byś</text:p>
          </table:table-cell>
          <table:table-cell table:style-name="ce7" office:value-type="string" calcext:value-type="string">
            <text:p>ś</text:p>
          </table:table-cell>
          <table:table-cell table:style-name="ce9" table:number-columns-repeated="2"/>
          <table:table-cell/>
          <table:table-cell table:style-name="ce21" table:formula="of:=COM.MICROSOFT.CONCAT([.C383:.F383])" office:value-type="string" office:string-value="ś" calcext:value-type="string">
            <text:p>ś</text:p>
          </table:table-cell>
          <table:table-cell office:value-type="string" calcext:value-type="string">
            <text:p>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 office:value-type="string" calcext:value-type="string">
            <text:p>si</text:p>
          </table:table-cell>
          <table:table-cell table:style-name="ce9" table:number-columns-repeated="2"/>
          <table:table-cell/>
          <table:table-cell table:style-name="ce21" table:formula="of:=COM.MICROSOFT.CONCAT([.C384:.F384])" office:value-type="string" office:string-value="si" calcext:value-type="string">
            <text:p>si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ośb</text:p>
          </table:table-cell>
          <table:table-cell table:style-name="ce7"/>
          <table:table-cell table:style-name="ce9" office:value-type="string" calcext:value-type="string">
            <text:p>śb</text:p>
          </table:table-cell>
          <table:table-cell table:style-name="ce9"/>
          <table:table-cell/>
          <table:table-cell table:style-name="ce21" table:formula="of:=COM.MICROSOFT.CONCAT([.C385:.F385])" office:value-type="string" office:string-value="śb" calcext:value-type="string">
            <text:p>śb</text:p>
          </table:table-cell>
          <table:table-cell office:value-type="string" calcext:value-type="string">
            <text:p>BSW</text:p>
          </table:table-cell>
          <table:table-cell table:number-columns-repeated="3"/>
        </table:table-row>
        <table:table-row table:style-name="ro2">
          <table:table-cell table:style-name="ce2" office:value-type="float" office:value="5013" calcext:value-type="float">
            <text:p>5013</text:p>
          </table:table-cell>
          <table:table-cell table:style-name="ce4" office:value-type="string" calcext:value-type="string">
            <text:p>dość</text:p>
          </table:table-cell>
          <table:table-cell table:style-name="ce7"/>
          <table:table-cell table:style-name="ce9" office:value-type="string" calcext:value-type="string">
            <text:p>ść</text:p>
          </table:table-cell>
          <table:table-cell table:style-name="ce9"/>
          <table:table-cell/>
          <table:table-cell table:style-name="ce21" table:formula="of:=COM.MICROSOFT.CONCAT([.C386:.F386])" office:value-type="string" office:string-value="ść" calcext:value-type="string">
            <text:p>ść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ści</text:p>
          </table:table-cell>
          <table:table-cell table:style-name="ce9"/>
          <table:table-cell/>
          <table:table-cell table:style-name="ce21" table:formula="of:=COM.MICROSOFT.CONCAT([.C387:.F387])" office:value-type="string" office:string-value="ści" calcext:value-type="string">
            <text:p>śc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874" calcext:value-type="float">
            <text:p>874</text:p>
          </table:table-cell>
          <table:table-cell table:style-name="ce4" office:value-type="string" calcext:value-type="string">
            <text:p>kreśl</text:p>
          </table:table-cell>
          <table:table-cell table:style-name="ce7"/>
          <table:table-cell table:style-name="ce9" office:value-type="string" calcext:value-type="string">
            <text:p>śl</text:p>
          </table:table-cell>
          <table:table-cell table:style-name="ce9"/>
          <table:table-cell/>
          <table:table-cell table:style-name="ce21" table:formula="of:=COM.MICROSOFT.CONCAT([.C388:.F388])" office:value-type="string" office:string-value="śl" calcext:value-type="string">
            <text:p>śl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śm</text:p>
          </table:table-cell>
          <table:table-cell table:style-name="ce7"/>
          <table:table-cell table:style-name="ce9" office:value-type="string" calcext:value-type="string">
            <text:p>śm</text:p>
          </table:table-cell>
          <table:table-cell table:style-name="ce9"/>
          <table:table-cell/>
          <table:table-cell table:style-name="ce21" table:formula="of:=COM.MICROSOFT.CONCAT([.C389:.F389])" office:value-type="string" office:string-value="śm" calcext:value-type="string">
            <text:p>ś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pieśń</text:p>
          </table:table-cell>
          <table:table-cell table:style-name="ce7"/>
          <table:table-cell table:style-name="ce9" office:value-type="string" calcext:value-type="string">
            <text:p>śń</text:p>
          </table:table-cell>
          <table:table-cell table:style-name="ce9"/>
          <table:table-cell/>
          <table:table-cell table:style-name="ce21" table:formula="of:=COM.MICROSOFT.CONCAT([.C390:.F390])" office:value-type="string" office:string-value="śń" calcext:value-type="string">
            <text:p>ś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śni</text:p>
          </table:table-cell>
          <table:table-cell table:style-name="ce9"/>
          <table:table-cell/>
          <table:table-cell table:style-name="ce21" table:formula="of:=COM.MICROSOFT.CONCAT([.C391:.F391])" office:value-type="string" office:string-value="śni" calcext:value-type="string">
            <text:p>śni</text:p>
          </table:table-cell>
          <table:table-cell office:value-type="string" calcext:value-type="string">
            <text:p>CLSW</text:p>
          </table:table-cell>
          <table:table-cell table:number-columns-repeated="3"/>
        </table:table-row>
        <table:table-row table:style-name="ro2">
          <table:table-cell table:style-name="ce2" office:value-type="float" office:value="47449" calcext:value-type="float">
            <text:p>47449</text:p>
          </table:table-cell>
          <table:table-cell table:style-name="ce4" office:value-type="string" calcext:value-type="string">
            <text:p>kąt</text:p>
          </table:table-cell>
          <table:table-cell table:style-name="ce7" office:value-type="string" calcext:value-type="string">
            <text:p>t</text:p>
          </table:table-cell>
          <table:table-cell table:style-name="ce9" table:number-columns-repeated="2"/>
          <table:table-cell/>
          <table:table-cell table:style-name="ce21" table:formula="of:=COM.MICROSOFT.CONCAT([.C392:.F392]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skotch</text:p>
          </table:table-cell>
          <table:table-cell table:style-name="ce7"/>
          <table:table-cell table:style-name="ce9" office:value-type="string" calcext:value-type="string">
            <text:p>tch</text:p>
          </table:table-cell>
          <table:table-cell table:number-columns-repeated="2"/>
          <table:table-cell table:style-name="ce21" table:formula="of:=COM.MICROSOFT.CONCAT([.C393:.F393])" office:value-type="string" office:string-value="tch" calcext:value-type="string">
            <text:p>tch</text:p>
          </table:table-cell>
          <table:table-cell office:value-type="string" calcext:value-type="string">
            <text:p>GW</text:p>
          </table:table-cell>
          <table:table-cell table:number-columns-repeated="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biath=lon</text:p>
          </table:table-cell>
          <table:table-cell table:style-name="ce7"/>
          <table:table-cell table:style-name="ce9" office:value-type="string" calcext:value-type="string">
            <text:p>th</text:p>
          </table:table-cell>
          <table:table-cell table:style-name="ce9"/>
          <table:table-cell/>
          <table:table-cell table:style-name="ce21" table:formula="of:=COM.MICROSOFT.CONCAT([.C394:.F394])" office:value-type="string" office:string-value="th" calcext:value-type="string">
            <text:p>th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o=świetl</text:p>
          </table:table-cell>
          <table:table-cell table:style-name="ce7"/>
          <table:table-cell table:style-name="ce9" office:value-type="string" calcext:value-type="string">
            <text:p>tl</text:p>
          </table:table-cell>
          <table:table-cell table:style-name="ce9"/>
          <table:table-cell/>
          <table:table-cell table:style-name="ce21" table:formula="of:=COM.MICROSOFT.CONCAT([.C395:.F395])" office:value-type="string" office:string-value="tl" calcext:value-type="string">
            <text:p>tl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plótł</text:p>
          </table:table-cell>
          <table:table-cell table:style-name="ce7"/>
          <table:table-cell table:style-name="ce9" office:value-type="string" calcext:value-type="string">
            <text:p>tł</text:p>
          </table:table-cell>
          <table:table-cell table:style-name="ce9"/>
          <table:table-cell/>
          <table:table-cell table:style-name="ce21" table:formula="of:=COM.MICROSOFT.CONCAT([.C396:.F396])" office:value-type="string" office:string-value="tł" calcext:value-type="string">
            <text:p>tł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ytm</text:p>
          </table:table-cell>
          <table:table-cell table:style-name="ce7"/>
          <table:table-cell table:style-name="ce9" office:value-type="string" calcext:value-type="string">
            <text:p>tm</text:p>
          </table:table-cell>
          <table:table-cell table:style-name="ce9"/>
          <table:table-cell/>
          <table:table-cell table:style-name="ce21" table:formula="of:=COM.MICROSOFT.CONCAT([.C397:.F397])" office:value-type="string" office:string-value="tm" calcext:value-type="string">
            <text:p>tm</text:p>
          </table:table-cell>
          <table:table-cell office:value-type="string" calcext:value-type="string">
            <text:p>CST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ętn</text:p>
          </table:table-cell>
          <table:table-cell table:style-name="ce7"/>
          <table:table-cell table:style-name="ce9" office:value-type="string" calcext:value-type="string">
            <text:p>tn</text:p>
          </table:table-cell>
          <table:table-cell table:style-name="ce9"/>
          <table:table-cell/>
          <table:table-cell table:style-name="ce21" table:formula="of:=COM.MICROSOFT.CONCAT([.C398:.F398])" office:value-type="string" office:string-value="tn" calcext:value-type="string">
            <text:p>tn</text:p>
          </table:table-cell>
          <table:table-cell office:value-type="string" calcext:value-type="string">
            <text:p>CL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wątp</text:p>
          </table:table-cell>
          <table:table-cell table:style-name="ce7"/>
          <table:table-cell table:style-name="ce9" office:value-type="string" calcext:value-type="string">
            <text:p>tp</text:p>
          </table:table-cell>
          <table:table-cell table:style-name="ce9"/>
          <table:table-cell/>
          <table:table-cell table:style-name="ce21" table:formula="of:=COM.MICROSOFT.CONCAT([.C399:.F399])" office:value-type="string" office:string-value="tp" calcext:value-type="string">
            <text:p>tp</text:p>
          </table:table-cell>
          <table:table-cell office:value-type="string" calcext:value-type="string">
            <text:p>BT</text:p>
          </table:table-cell>
          <table:table-cell table:number-columns-repeated="3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wiatr</text:p>
          </table:table-cell>
          <table:table-cell table:style-name="ce7"/>
          <table:table-cell table:style-name="ce9" office:value-type="string" calcext:value-type="string">
            <text:p>tr</text:p>
          </table:table-cell>
          <table:table-cell table:style-name="ce9"/>
          <table:table-cell/>
          <table:table-cell table:style-name="ce21" table:formula="of:=COM.MICROSOFT.CONCAT([.C400:.F400])" office:value-type="string" office:string-value="tr" calcext:value-type="string">
            <text:p>tr</text:p>
          </table:table-cell>
          <table:table-cell office:value-type="string" calcext:value-type="string">
            <text:p>RT</text:p>
          </table:table-cell>
          <table:table-cell table:number-columns-repeated="3"/>
        </table:table-row>
        <table:table-row table:style-name="ro2">
          <table:table-cell table:style-name="ce2" office:value-type="float" office:value="1055" calcext:value-type="float">
            <text:p>1055</text:p>
          </table:table-cell>
          <table:table-cell table:style-name="ce4" office:value-type="string" calcext:value-type="string">
            <text:p>wnętrz</text:p>
          </table:table-cell>
          <table:table-cell table:style-name="ce7"/>
          <table:table-cell table:style-name="ce9" office:value-type="string" calcext:value-type="string">
            <text:p>trz</text:p>
          </table:table-cell>
          <table:table-cell table:style-name="ce9"/>
          <table:table-cell/>
          <table:table-cell table:style-name="ce21" table:formula="of:=COM.MICROSOFT.CONCAT([.C401:.F401])" office:value-type="string" office:string-value="trz" calcext:value-type="string">
            <text:p>t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spits=ber=gen</text:p>
          </table:table-cell>
          <table:table-cell table:style-name="ce7"/>
          <table:table-cell table:style-name="ce9" office:value-type="string" calcext:value-type="string">
            <text:p>ts</text:p>
          </table:table-cell>
          <table:table-cell table:style-name="ce9"/>
          <table:table-cell/>
          <table:table-cell table:style-name="ce21" table:formula="of:=COM.MICROSOFT.CONCAT([.C402:.F402])" office:value-type="string" office:string-value="ts" calcext:value-type="string">
            <text:p>t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cia=batt</text:p>
          </table:table-cell>
          <table:table-cell table:style-name="ce7"/>
          <table:table-cell table:style-name="ce9" office:value-type="string" calcext:value-type="string">
            <text:p>tt</text:p>
          </table:table-cell>
          <table:table-cell table:style-name="ce9"/>
          <table:table-cell/>
          <table:table-cell table:style-name="ce21" table:formula="of:=COM.MICROSOFT.CONCAT([.C403:.F403])" office:value-type="string" office:string-value="tt" calcext:value-type="string">
            <text:p>tt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pitts=burg</text:p>
          </table:table-cell>
          <table:table-cell table:style-name="ce7"/>
          <table:table-cell table:style-name="ce9" office:value-type="string" calcext:value-type="string">
            <text:p>tts</text:p>
          </table:table-cell>
          <table:table-cell table:style-name="ce9"/>
          <table:table-cell/>
          <table:table-cell table:style-name="ce21" table:formula="of:=COM.MICROSOFT.CONCAT([.C404:.F404])" office:value-type="string" office:string-value="tts" calcext:value-type="string">
            <text:p>tts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klątw</text:p>
          </table:table-cell>
          <table:table-cell table:style-name="ce7"/>
          <table:table-cell table:style-name="ce9" office:value-type="string" calcext:value-type="string">
            <text:p>tw</text:p>
          </table:table-cell>
          <table:table-cell table:style-name="ce9"/>
          <table:table-cell/>
          <table:table-cell table:style-name="ce21" table:formula="of:=COM.MICROSOFT.CONCAT([.C405:.F405])" office:value-type="string" office:string-value="tw" calcext:value-type="string">
            <text:p>tw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139777" calcext:value-type="float">
            <text:p>139777</text:p>
          </table:table-cell>
          <table:table-cell table:style-name="ce4" office:value-type="string" calcext:value-type="string">
            <text:p>plew</text:p>
          </table:table-cell>
          <table:table-cell table:style-name="ce7" office:value-type="string" calcext:value-type="string">
            <text:p>w</text:p>
          </table:table-cell>
          <table:table-cell table:style-name="ce9" table:number-columns-repeated="2"/>
          <table:table-cell/>
          <table:table-cell table:style-name="ce21" table:formula="of:=COM.MICROSOFT.CONCAT([.C406:.F406]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zewc</text:p>
          </table:table-cell>
          <table:table-cell table:style-name="ce7"/>
          <table:table-cell table:style-name="ce9" office:value-type="string" calcext:value-type="string">
            <text:p>wc</text:p>
          </table:table-cell>
          <table:table-cell table:style-name="ce9"/>
          <table:table-cell/>
          <table:table-cell table:style-name="ce21" table:formula="of:=COM.MICROSOFT.CONCAT([.C407:.F407])" office:value-type="string" office:string-value="wc" calcext:value-type="string">
            <text:p>wc</text:p>
          </table:table-cell>
          <table:table-cell office:value-type="string" calcext:value-type="string">
            <text:p>C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awć</text:p>
          </table:table-cell>
          <table:table-cell table:style-name="ce7"/>
          <table:table-cell table:style-name="ce9" office:value-type="string" calcext:value-type="string">
            <text:p>wć</text:p>
          </table:table-cell>
          <table:table-cell table:style-name="ce9"/>
          <table:table-cell/>
          <table:table-cell table:style-name="ce21" table:formula="of:=COM.MICROSOFT.CONCAT([.C408:.F408])" office:value-type="string" office:string-value="wć" calcext:value-type="string">
            <text:p>wć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ci</text:p>
          </table:table-cell>
          <table:table-cell table:style-name="ce9"/>
          <table:table-cell/>
          <table:table-cell table:style-name="ce21" table:formula="of:=COM.MICROSOFT.CONCAT([.C409:.F409])" office:value-type="string" office:string-value="wci" calcext:value-type="string">
            <text:p>wci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prawd</text:p>
          </table:table-cell>
          <table:table-cell table:style-name="ce7"/>
          <table:table-cell table:style-name="ce9" office:value-type="string" calcext:value-type="string">
            <text:p>wd</text:p>
          </table:table-cell>
          <table:table-cell table:style-name="ce9"/>
          <table:table-cell/>
          <table:table-cell table:style-name="ce21" table:formula="of:=COM.MICROSOFT.CONCAT([.C410:.F410])" office:value-type="string" office:string-value="wd" calcext:value-type="string">
            <text:p>wd</text:p>
          </table:table-cell>
          <table:table-cell office:value-type="string" calcext:value-type="string">
            <text:p>TW</text:p>
          </table:table-cell>
          <table:table-cell table:number-columns-repeated="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rzywdź</text:p>
          </table:table-cell>
          <table:table-cell table:style-name="ce7"/>
          <table:table-cell table:style-name="ce9" office:value-type="string" calcext:value-type="string">
            <text:p>wdź</text:p>
          </table:table-cell>
          <table:table-cell table:style-name="ce9"/>
          <table:table-cell/>
          <table:table-cell table:style-name="ce21" table:formula="of:=COM.MICROSOFT.CONCAT([.C411:.F411])" office:value-type="string" office:string-value="wdź" calcext:value-type="string">
            <text:p>wdź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dzi</text:p>
          </table:table-cell>
          <table:table-cell table:style-name="ce9"/>
          <table:table-cell/>
          <table:table-cell table:style-name="ce21" table:formula="of:=COM.MICROSOFT.CONCAT([.C412:.F412])" office:value-type="string" office:string-value="wdzi" calcext:value-type="string">
            <text:p>wdz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o=ma=hawk</text:p>
          </table:table-cell>
          <table:table-cell table:style-name="ce7"/>
          <table:table-cell table:style-name="ce9" office:value-type="string" calcext:value-type="string">
            <text:p>wk</text:p>
          </table:table-cell>
          <table:table-cell table:style-name="ce9"/>
          <table:table-cell/>
          <table:table-cell table:style-name="ce21" table:formula="of:=COM.MICROSOFT.CONCAT([.C413:.F413])" office:value-type="string" office:string-value="wk" calcext:value-type="string">
            <text:p>wk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wl</text:p>
          </table:table-cell>
          <table:table-cell table:style-name="ce7"/>
          <table:table-cell table:style-name="ce9" office:value-type="string" calcext:value-type="string">
            <text:p>wl</text:p>
          </table:table-cell>
          <table:table-cell table:style-name="ce9"/>
          <table:table-cell/>
          <table:table-cell table:style-name="ce21" table:formula="of:=COM.MICROSOFT.CONCAT([.C414:.F414])" office:value-type="string" office:string-value="wl" calcext:value-type="string">
            <text:p>w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wl=LW???</text:p>
          </table:table-cell>
          <table:table-cell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żuwn</text:p>
          </table:table-cell>
          <table:table-cell table:style-name="ce7"/>
          <table:table-cell table:style-name="ce9" office:value-type="string" calcext:value-type="string">
            <text:p>wn</text:p>
          </table:table-cell>
          <table:table-cell table:style-name="ce9"/>
          <table:table-cell/>
          <table:table-cell table:style-name="ce21" table:formula="of:=COM.MICROSOFT.CONCAT([.C415:.F415])" office:value-type="string" office:string-value="wn" calcext:value-type="string">
            <text:p>wn</text:p>
          </table:table-cell>
          <table:table-cell office:value-type="string" calcext:value-type="string">
            <text:p>CL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wal=cowń</text:p>
          </table:table-cell>
          <table:table-cell table:style-name="ce7"/>
          <table:table-cell table:style-name="ce9" office:value-type="string" calcext:value-type="string">
            <text:p>wń</text:p>
          </table:table-cell>
          <table:table-cell table:style-name="ce9"/>
          <table:table-cell/>
          <table:table-cell table:style-name="ce21" table:formula="of:=COM.MICROSOFT.CONCAT([.C416:.F416])" office:value-type="string" office:string-value="wń" calcext:value-type="string">
            <text:p>wń</text:p>
          </table:table-cell>
          <table:table-cell office:value-type="string" calcext:value-type="string">
            <text:p>CL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wni</text:p>
          </table:table-cell>
          <table:table-cell table:style-name="ce9"/>
          <table:table-cell/>
          <table:table-cell table:style-name="ce21" table:formula="of:=COM.MICROSOFT.CONCAT([.C417:.F417])" office:value-type="string" office:string-value="wni" calcext:value-type="string">
            <text:p>wni</text:p>
          </table:table-cell>
          <table:table-cell office:value-type="string" calcext:value-type="string">
            <text:p>CLW</text:p>
          </table:table-cell>
          <table:table-cell table:number-columns-repeated="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gawr</text:p>
          </table:table-cell>
          <table:table-cell table:style-name="ce7"/>
          <table:table-cell table:style-name="ce9" office:value-type="string" calcext:value-type="string">
            <text:p>wr</text:p>
          </table:table-cell>
          <table:table-cell table:style-name="ce9"/>
          <table:table-cell/>
          <table:table-cell table:style-name="ce21" table:formula="of:=COM.MICROSOFT.CONCAT([.C418:.F418])" office:value-type="string" office:string-value="wr" calcext:value-type="string">
            <text:p>wr</text:p>
          </table:table-cell>
          <table:table-cell office:value-type="string" calcext:value-type="string">
            <text:p>RW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ews</text:p>
          </table:table-cell>
          <table:table-cell table:style-name="ce7"/>
          <table:table-cell table:style-name="ce9" office:value-type="string" calcext:value-type="string">
            <text:p>ws</text:p>
          </table:table-cell>
          <table:table-cell table:style-name="ce9"/>
          <table:table-cell/>
          <table:table-cell table:style-name="ce21" table:formula="of:=COM.MICROSOFT.CONCAT([.C419:.F419])" office:value-type="string" office:string-value="ws" calcext:value-type="string">
            <text:p>ws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iwsk</text:p>
          </table:table-cell>
          <table:table-cell table:style-name="ce7"/>
          <table:table-cell table:style-name="ce9"/>
          <table:table-cell table:style-name="ce9" office:value-type="string" calcext:value-type="string">
            <text:p>wsk</text:p>
          </table:table-cell>
          <table:table-cell/>
          <table:table-cell table:style-name="ce21" table:formula="of:=COM.MICROSOFT.CONCAT([.C420:.F420])" office:value-type="string" office:string-value="wsk" calcext:value-type="string">
            <text:p>wsk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dawstw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wstw</text:p>
          </table:table-cell>
          <table:table-cell table:style-name="ce21" table:formula="of:=COM.MICROSOFT.CONCAT([.C421:.F421])" office:value-type="string" office:string-value="wstw" calcext:value-type="string">
            <text:p>wstw</text:p>
          </table:table-cell>
          <table:table-cell office:value-type="string" calcext:value-type="string">
            <text:p>LSTW</text:p>
          </table:table-cell>
          <table:table-cell table:number-columns-repeated="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ux lex</text:p>
          </table:table-cell>
          <table:table-cell table:style-name="ce7" office:value-type="string" calcext:value-type="string">
            <text:p>x</text:p>
          </table:table-cell>
          <table:table-cell table:style-name="ce9" table:number-columns-repeated="2"/>
          <table:table-cell/>
          <table:table-cell table:style-name="ce21" table:formula="of:=COM.MICROSOFT.CONCAT([.C422:.F422])" office:value-type="string" office:string-value="x" calcext:value-type="string">
            <text:p>x</text:p>
          </table:table-cell>
          <table:table-cell/>
          <table:table-cell table:number-columns-repeated="2" office:value-type="string" calcext:value-type="string">
            <text:p>LS</text:p>
          </table:table-cell>
          <table:table-cell/>
        </table:table-row>
        <table:table-row table:style-name="ro2">
          <table:table-cell table:style-name="ce2" office:value-type="float" office:value="89166" calcext:value-type="float">
            <text:p>89166</text:p>
          </table:table-cell>
          <table:table-cell table:style-name="ce4" office:value-type="string" calcext:value-type="string">
            <text:p>oz=do=ba</text:p>
          </table:table-cell>
          <table:table-cell table:style-name="ce7" office:value-type="string" calcext:value-type="string">
            <text:p>z</text:p>
          </table:table-cell>
          <table:table-cell table:style-name="ce9" table:number-columns-repeated="2"/>
          <table:table-cell/>
          <table:table-cell table:style-name="ce21" table:formula="of:=COM.MICROSOFT.CONCAT([.C423:.F423])" office:value-type="string" office:string-value="z" calcext:value-type="string">
            <text:p>z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rzyzb</text:p>
          </table:table-cell>
          <table:table-cell table:style-name="ce7"/>
          <table:table-cell table:style-name="ce9" office:value-type="string" calcext:value-type="string">
            <text:p>zb</text:p>
          </table:table-cell>
          <table:table-cell table:style-name="ce9"/>
          <table:table-cell/>
          <table:table-cell table:style-name="ce21" table:formula="of:=COM.MICROSOFT.CONCAT([.C424:.F424])" office:value-type="string" office:string-value="zb" calcext:value-type="string">
            <text:p>zb</text:p>
          </table:table-cell>
          <table:table-cell office:value-type="string" calcext:value-type="string">
            <text:p>BS</text:p>
          </table:table-cell>
          <table:table-cell table:number-columns-repeated="3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4" office:value-type="string" calcext:value-type="string">
            <text:p>jazd </text:p>
          </table:table-cell>
          <table:table-cell table:style-name="ce7"/>
          <table:table-cell table:style-name="ce9" office:value-type="string" calcext:value-type="string">
            <text:p>zd</text:p>
          </table:table-cell>
          <table:table-cell table:style-name="ce9"/>
          <table:table-cell/>
          <table:table-cell table:style-name="ce21" table:formula="of:=COM.MICROSOFT.CONCAT([.C425:.F425])" office:value-type="string" office:string-value="zd" calcext:value-type="string">
            <text:p>zd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miazdr</text:p>
          </table:table-cell>
          <table:table-cell table:style-name="ce7"/>
          <table:table-cell table:style-name="ce9"/>
          <table:table-cell table:style-name="ce9" office:value-type="string" calcext:value-type="string">
            <text:p>zdr</text:p>
          </table:table-cell>
          <table:table-cell/>
          <table:table-cell table:style-name="ce21" table:formula="of:=COM.MICROSOFT.CONCAT([.C426:.F426])" office:value-type="string" office:string-value="zdr" calcext:value-type="string">
            <text:p>zdr</text:p>
          </table:table-cell>
          <table:table-cell office:value-type="string" calcext:value-type="string">
            <text:p>RST</text:p>
          </table:table-cell>
          <table:table-cell table:number-columns-repeated="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izdrz</text:p>
          </table:table-cell>
          <table:table-cell table:style-name="ce7"/>
          <table:table-cell table:style-name="ce9" table:number-columns-repeated="2"/>
          <table:table-cell office:value-type="string" calcext:value-type="string">
            <text:p>zdrz</text:p>
          </table:table-cell>
          <table:table-cell table:style-name="ce21" table:formula="of:=COM.MICROSOFT.CONCAT([.C427:.F427])" office:value-type="string" office:string-value="zdrz" calcext:value-type="string">
            <text:p>zdrz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gozdz=ki</text:p>
          </table:table-cell>
          <table:table-cell table:style-name="ce7"/>
          <table:table-cell table:style-name="ce9" office:value-type="string" calcext:value-type="string">
            <text:p>zdz</text:p>
          </table:table-cell>
          <table:table-cell table:style-name="ce9"/>
          <table:table-cell/>
          <table:table-cell table:style-name="ce21" table:formula="of:=COM.MICROSOFT.CONCAT([.C428:.F428])" office:value-type="string" office:string-value="zdz" calcext:value-type="string">
            <text:p>zdz</text:p>
          </table:table-cell>
          <table:table-cell office:value-type="string" calcext:value-type="string">
            <text:p>CS</text:p>
          </table:table-cell>
          <table:table-cell table:number-columns-repeated="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mózg</text:p>
          </table:table-cell>
          <table:table-cell table:style-name="ce7"/>
          <table:table-cell table:style-name="ce9" office:value-type="string" calcext:value-type="string">
            <text:p>zg</text:p>
          </table:table-cell>
          <table:table-cell table:style-name="ce9"/>
          <table:table-cell/>
          <table:table-cell table:style-name="ce21" table:formula="of:=COM.MICROSOFT.CONCAT([.C429:.F429])" office:value-type="string" office:string-value="zg" calcext:value-type="string">
            <text:p>zg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bazdrz</text:p>
          </table:table-cell>
          <table:table-cell table:style-name="ce7"/>
          <table:table-cell table:style-name="ce9"/>
          <table:table-cell table:style-name="ce9" office:value-type="string" calcext:value-type="string">
            <text:p>zgrz</text:p>
          </table:table-cell>
          <table:table-cell/>
          <table:table-cell table:style-name="ce21" table:formula="of:=COM.MICROSOFT.CONCAT([.C430:.F430])" office:value-type="string" office:string-value="zgrz" calcext:value-type="string">
            <text:p>zgrz</text:p>
          </table:table-cell>
          <table:table-cell office:value-type="string" calcext:value-type="string">
            <text:p>LSGT</text:p>
          </table:table-cell>
          <table:table-cell table:number-columns-repeated="3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wlazł</text:p>
          </table:table-cell>
          <table:table-cell table:style-name="ce7"/>
          <table:table-cell table:style-name="ce9" office:value-type="string" calcext:value-type="string">
            <text:p>zł</text:p>
          </table:table-cell>
          <table:table-cell table:style-name="ce9"/>
          <table:table-cell/>
          <table:table-cell table:style-name="ce21" table:formula="of:=COM.MICROSOFT.CONCAT([.C431:.F431])" office:value-type="string" office:string-value="zł" calcext:value-type="string">
            <text:p>zł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2">
          <table:table-cell table:style-name="ce2" office:value-type="float" office:value="1653" calcext:value-type="float">
            <text:p>1653</text:p>
          </table:table-cell>
          <table:table-cell table:style-name="ce4" office:value-type="string" calcext:value-type="string">
            <text:p>pe=sy=mizm</text:p>
          </table:table-cell>
          <table:table-cell table:style-name="ce7"/>
          <table:table-cell table:style-name="ce9" office:value-type="string" calcext:value-type="string">
            <text:p>zm</text:p>
          </table:table-cell>
          <table:table-cell table:style-name="ce9"/>
          <table:table-cell/>
          <table:table-cell table:style-name="ce21" table:formula="of:=COM.MICROSOFT.CONCAT([.C432:.F432])" office:value-type="string" office:string-value="zm" calcext:value-type="string">
            <text:p>zm</text:p>
          </table:table-cell>
          <table:table-cell office:value-type="string" calcext:value-type="string">
            <text:p>CSW</text:p>
          </table:table-cell>
          <table:table-cell table:number-columns-repeated="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włosz=czyzn</text:p>
          </table:table-cell>
          <table:table-cell table:style-name="ce7"/>
          <table:table-cell table:style-name="ce9" office:value-type="string" calcext:value-type="string">
            <text:p>zn</text:p>
          </table:table-cell>
          <table:table-cell table:style-name="ce9"/>
          <table:table-cell/>
          <table:table-cell table:style-name="ce21" table:formula="of:=COM.MICROSOFT.CONCAT([.C433:.F433])" office:value-type="string" office:string-value="zn" calcext:value-type="string">
            <text:p>zn</text:p>
          </table:table-cell>
          <table:table-cell office:value-type="string" calcext:value-type="string">
            <text:p>CLS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zw</text:p>
          </table:table-cell>
          <table:table-cell table:style-name="ce7"/>
          <table:table-cell table:style-name="ce9" office:value-type="string" calcext:value-type="string">
            <text:p>zw</text:p>
          </table:table-cell>
          <table:table-cell table:style-name="ce9"/>
          <table:table-cell/>
          <table:table-cell table:style-name="ce21" table:formula="of:=COM.MICROSOFT.CONCAT([.C434:.F434])" office:value-type="string" office:string-value="zw" calcext:value-type="string">
            <text:p>zw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pizz</text:p>
          </table:table-cell>
          <table:table-cell table:style-name="ce7"/>
          <table:table-cell table:style-name="ce9" office:value-type="string" calcext:value-type="string">
            <text:p>zz</text:p>
          </table:table-cell>
          <table:table-cell table:style-name="ce9"/>
          <table:table-cell/>
          <table:table-cell table:style-name="ce21" table:formula="of:=COM.MICROSOFT.CONCAT([.C435:.F435])" office:value-type="string" office:string-value="zz" calcext:value-type="string">
            <text:p>zz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Pizz = pic</text:p>
          </table:table-cell>
          <table:table-cell/>
        </table:table-row>
        <table:table-row table:style-name="ro2">
          <table:table-cell table:style-name="ce2" office:value-type="float" office:value="12098" calcext:value-type="float">
            <text:p>12098</text:p>
          </table:table-cell>
          <table:table-cell table:style-name="ce4" office:value-type="string" calcext:value-type="string">
            <text:p>baź</text:p>
          </table:table-cell>
          <table:table-cell table:style-name="ce7" office:value-type="string" calcext:value-type="string">
            <text:p>ź</text:p>
          </table:table-cell>
          <table:table-cell table:style-name="ce9" table:number-columns-repeated="2"/>
          <table:table-cell/>
          <table:table-cell table:style-name="ce21" table:formula="of:=COM.MICROSOFT.CONCAT([.C436:.F436])" office:value-type="string" office:string-value="ź" calcext:value-type="string">
            <text:p>ź</text:p>
          </table:table-cell>
          <table:table-cell/>
          <table:table-cell office:value-type="string" calcext:value-type="string">
            <text:p>BSW</text:p>
          </table:table-cell>
          <table:table-cell office:value-type="string" calcext:value-type="string">
            <text:p>BSW/SW</text:p>
          </table:table-cell>
          <table:table-cell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rzeźb</text:p>
          </table:table-cell>
          <table:table-cell table:style-name="ce7"/>
          <table:table-cell table:style-name="ce9" office:value-type="string" calcext:value-type="string">
            <text:p>źb</text:p>
          </table:table-cell>
          <table:table-cell table:style-name="ce9"/>
          <table:table-cell/>
          <table:table-cell table:style-name="ce21" table:formula="of:=COM.MICROSOFT.CONCAT([.C437:.F437])" office:value-type="string" office:string-value="źb" calcext:value-type="string">
            <text:p>źb</text:p>
          </table:table-cell>
          <table:table-cell office:value-type="string" calcext:value-type="string">
            <text:p>BSW</text:p>
          </table:table-cell>
          <table:table-cell table:number-columns-repeated="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leźć</text:p>
          </table:table-cell>
          <table:table-cell table:style-name="ce7"/>
          <table:table-cell table:style-name="ce9" office:value-type="string" calcext:value-type="string">
            <text:p>źć</text:p>
          </table:table-cell>
          <table:table-cell table:style-name="ce9"/>
          <table:table-cell/>
          <table:table-cell table:style-name="ce21" table:formula="of:=COM.MICROSOFT.CONCAT([.C438:.F438])" office:value-type="string" office:string-value="źć" calcext:value-type="string">
            <text:p>źć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table:number-columns-repeated="2"/>
          <table:table-cell/>
          <table:table-cell table:style-name="ce21" office:value-type="string" calcext:value-type="string">
            <text:p>źc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jeźdź</text:p>
          </table:table-cell>
          <table:table-cell table:style-name="ce7"/>
          <table:table-cell table:style-name="ce9" office:value-type="string" calcext:value-type="string">
            <text:p>źdź</text:p>
          </table:table-cell>
          <table:table-cell table:style-name="ce9"/>
          <table:table-cell/>
          <table:table-cell table:style-name="ce21" table:formula="of:=COM.MICROSOFT.CONCAT([.C440:.F440])" office:value-type="string" office:string-value="źdź" calcext:value-type="string">
            <text:p>źdź</text:p>
          </table:table-cell>
          <table:table-cell office:value-type="string" calcext:value-type="string">
            <text:p>ST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table:number-columns-repeated="2"/>
          <table:table-cell/>
          <table:table-cell table:style-name="ce21" office:value-type="string" calcext:value-type="string">
            <text:p>ździ</text:p>
          </table:table-cell>
          <table:table-cell office:value-type="string" calcext:value-type="string">
            <text:p>STW</text:p>
          </table:table-cell>
          <table:table-cell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węźl</text:p>
          </table:table-cell>
          <table:table-cell table:style-name="ce7"/>
          <table:table-cell table:style-name="ce9" office:value-type="string" calcext:value-type="string">
            <text:p>źl</text:p>
          </table:table-cell>
          <table:table-cell table:style-name="ce9"/>
          <table:table-cell/>
          <table:table-cell table:style-name="ce21" table:formula="of:=COM.MICROSOFT.CONCAT([.C442:.F442])" office:value-type="string" office:string-value="źl" calcext:value-type="string">
            <text:p>źl</text:p>
          </table:table-cell>
          <table:table-cell office:value-type="string" calcext:value-type="string">
            <text:p>LSW</text:p>
          </table:table-cell>
          <table:table-cell table:number-columns-repeated="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jaźń</text:p>
          </table:table-cell>
          <table:table-cell table:style-name="ce7"/>
          <table:table-cell table:style-name="ce9" office:value-type="string" calcext:value-type="string">
            <text:p>źń</text:p>
          </table:table-cell>
          <table:table-cell table:style-name="ce9"/>
          <table:table-cell/>
          <table:table-cell table:style-name="ce21" table:formula="of:=COM.MICROSOFT.CONCAT([.C443:.F443])" office:value-type="string" office:string-value="źń" calcext:value-type="string">
            <text:p>źń</text:p>
          </table:table-cell>
          <table:table-cell office:value-type="string" calcext:value-type="string">
            <text:p>CLS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źni</text:p>
          </table:table-cell>
          <table:table-cell table:style-name="ce9"/>
          <table:table-cell/>
          <table:table-cell table:style-name="ce21" table:formula="of:=COM.MICROSOFT.CONCAT([.C444:.F444])" office:value-type="string" office:string-value="źni" calcext:value-type="string">
            <text:p>źni</text:p>
          </table:table-cell>
          <table:table-cell office:value-type="string" calcext:value-type="string">
            <text:p>CLTW</text:p>
          </table:table-cell>
          <table:table-cell table:number-columns-repeated="2" office:value-type="string" calcext:value-type="string">
            <text:p>CLSW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aźw=ca</text:p>
          </table:table-cell>
          <table:table-cell table:style-name="ce7"/>
          <table:table-cell table:style-name="ce9" office:value-type="string" calcext:value-type="string">
            <text:p>źw</text:p>
          </table:table-cell>
          <table:table-cell table:style-name="ce9"/>
          <table:table-cell/>
          <table:table-cell table:style-name="ce21" table:formula="of:=COM.MICROSOFT.CONCAT([.C445:.F445])" office:value-type="string" office:string-value="źw" calcext:value-type="string">
            <text:p>źw</text:p>
          </table:table-cell>
          <table:table-cell office:value-type="string" calcext:value-type="string">
            <text:p>SW</text:p>
          </table:table-cell>
          <table:table-cell table:number-columns-repeated="3"/>
        </table:table-row>
        <table:table-row table:style-name="ro2">
          <table:table-cell table:style-name="ce2" office:value-type="float" office:value="66289" calcext:value-type="float">
            <text:p>66289</text:p>
          </table:table-cell>
          <table:table-cell table:style-name="ce4" office:value-type="string" calcext:value-type="string">
            <text:p>bież=nia</text:p>
          </table:table-cell>
          <table:table-cell table:style-name="ce7" office:value-type="string" calcext:value-type="string">
            <text:p>ż</text:p>
          </table:table-cell>
          <table:table-cell table:style-name="ce9" table:number-columns-repeated="2"/>
          <table:table-cell/>
          <table:table-cell table:style-name="ce21" table:formula="of:=COM.MICROSOFT.CONCAT([.C446:.F446])" office:value-type="string" office:string-value="ż" calcext:value-type="string">
            <text:p>ż</text:p>
          </table:table-cell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RBW???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wróżb</text:p>
          </table:table-cell>
          <table:table-cell table:style-name="ce7"/>
          <table:table-cell table:style-name="ce9" office:value-type="string" calcext:value-type="string">
            <text:p>żb</text:p>
          </table:table-cell>
          <table:table-cell table:style-name="ce9"/>
          <table:table-cell/>
          <table:table-cell table:style-name="ce21" table:formula="of:=COM.MICROSOFT.CONCAT([.C447:.F447])" office:value-type="string" office:string-value="żb" calcext:value-type="string">
            <text:p>żb</text:p>
          </table:table-cell>
          <table:table-cell office:value-type="string" calcext:value-type="string">
            <text:p>BS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różd</text:p>
          </table:table-cell>
          <table:table-cell table:style-name="ce7"/>
          <table:table-cell table:style-name="ce9" office:value-type="string" calcext:value-type="string">
            <text:p>żd</text:p>
          </table:table-cell>
          <table:table-cell table:style-name="ce9"/>
          <table:table-cell/>
          <table:table-cell table:style-name="ce21" table:formula="of:=COM.MICROSOFT.CONCAT([.C448:.F448])" office:value-type="string" office:string-value="żd" calcext:value-type="string">
            <text:p>żd</text:p>
          </table:table-cell>
          <table:table-cell office:value-type="string" calcext:value-type="string">
            <text:p>SGT</text:p>
          </table:table-cell>
          <table:table-cell table:number-columns-repeated="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dróżdż</text:p>
          </table:table-cell>
          <table:table-cell table:style-name="ce7"/>
          <table:table-cell table:style-name="ce9" office:value-type="string" calcext:value-type="string">
            <text:p>żdż</text:p>
          </table:table-cell>
          <table:table-cell table:style-name="ce9"/>
          <table:table-cell/>
          <table:table-cell table:style-name="ce21" table:formula="of:=COM.MICROSOFT.CONCAT([.C449:.F449])" office:value-type="string" office:string-value="żdż" calcext:value-type="string">
            <text:p>żdż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iżm</text:p>
          </table:table-cell>
          <table:table-cell table:style-name="ce7"/>
          <table:table-cell table:style-name="ce9" office:value-type="string" calcext:value-type="string">
            <text:p>żm</text:p>
          </table:table-cell>
          <table:table-cell table:style-name="ce9"/>
          <table:table-cell/>
          <table:table-cell table:style-name="ce21" table:formula="of:=COM.MICROSOFT.CONCAT([.C450:.F450])" office:value-type="string" office:string-value="żm" calcext:value-type="string">
            <text:p>ż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jał=mużn</text:p>
          </table:table-cell>
          <table:table-cell table:style-name="ce7"/>
          <table:table-cell table:style-name="ce9" office:value-type="string" calcext:value-type="string">
            <text:p>żn</text:p>
          </table:table-cell>
          <table:table-cell table:style-name="ce9"/>
          <table:table-cell/>
          <table:table-cell table:style-name="ce21" table:formula="of:=COM.MICROSOFT.CONCAT([.C451:.F451])" office:value-type="string" office:string-value="żn" calcext:value-type="string">
            <text:p>żn</text:p>
          </table:table-cell>
          <table:table-cell/>
          <table:table-cell table:number-columns-repeated="2" office:value-type="string" calcext:value-type="string">
            <text:p>CLSG</text:p>
          </table:table-cell>
          <table:table-cell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drażń</text:p>
          </table:table-cell>
          <table:table-cell table:style-name="ce7"/>
          <table:table-cell table:style-name="ce9" office:value-type="string" calcext:value-type="string">
            <text:p>żń</text:p>
          </table:table-cell>
          <table:table-cell table:style-name="ce9"/>
          <table:table-cell/>
          <table:table-cell table:style-name="ce21" table:formula="of:=COM.MICROSOFT.CONCAT([.C452:.F452])" office:value-type="string" office:string-value="żń" calcext:value-type="string">
            <text:p>żń</text:p>
          </table:table-cell>
          <table:table-cell office:value-type="string" calcext:value-type="string">
            <text:p>CLSGO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/>
          <table:table-cell table:style-name="ce7"/>
          <table:table-cell table:style-name="ce9" office:value-type="string" calcext:value-type="string">
            <text:p>żni</text:p>
          </table:table-cell>
          <table:table-cell table:style-name="ce9"/>
          <table:table-cell/>
          <table:table-cell table:style-name="ce21" table:formula="of:=COM.MICROSOFT.CONCAT([.C453:.F453])" office:value-type="string" office:string-value="żni" calcext:value-type="string">
            <text:p>żni</text:p>
          </table:table-cell>
          <table:table-cell office:value-type="string" calcext:value-type="string">
            <text:p>CLSGW</text:p>
          </table:table-cell>
          <table:table-cell table:number-columns-repeated="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zwyższ</text:p>
          </table:table-cell>
          <table:table-cell table:style-name="ce7"/>
          <table:table-cell table:style-name="ce9" office:value-type="string" calcext:value-type="string">
            <text:p>ższ</text:p>
          </table:table-cell>
          <table:table-cell table:style-name="ce9"/>
          <table:table-cell/>
          <table:table-cell table:style-name="ce21" table:formula="of:=COM.MICROSOFT.CONCAT([.C454:.F454])" office:value-type="string" office:string-value="ższ" calcext:value-type="string">
            <text:p>ższ</text:p>
          </table:table-cell>
          <table:table-cell office:value-type="string" calcext:value-type="string">
            <text:p>S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łyżw</text:p>
          </table:table-cell>
          <table:table-cell table:style-name="ce7"/>
          <table:table-cell table:style-name="ce9" office:value-type="string" calcext:value-type="string">
            <text:p>żw</text:p>
          </table:table-cell>
          <table:table-cell table:style-name="ce9"/>
          <table:table-cell/>
          <table:table-cell table:style-name="ce21" table:formula="of:=COM.MICROSOFT.CONCAT([.C455:.F455])" office:value-type="string" office:string-value="żw" calcext:value-type="string">
            <text:p>żw</text:p>
          </table:table-cell>
          <table:table-cell office:value-type="string" calcext:value-type="string">
            <text:p>SGW</text:p>
          </table:table-cell>
          <table:table-cell table:number-columns-repeated="3"/>
        </table:table-row>
        <table:table-row table:style-name="ro2">
          <table:table-cell table:style-name="ce2" office:value-type="float" office:value="7233" calcext:value-type="float">
            <text:p>7233</text:p>
          </table:table-cell>
          <table:table-cell table:style-name="ce4" office:value-type="string" calcext:value-type="string">
            <text:p>rol=karz</text:p>
          </table:table-cell>
          <table:table-cell table:style-name="ce7" office:value-type="string" calcext:value-type="string">
            <text:p>rz</text:p>
          </table:table-cell>
          <table:table-cell table:style-name="ce9" table:number-columns-repeated="2"/>
          <table:table-cell/>
          <table:table-cell table:style-name="ce21" table:formula="of:=COM.MICROSOFT.CONCAT([.C456:.F456])" office:value-type="string" office:string-value="rz" calcext:value-type="string">
            <text:p>rz</text:p>
          </table:table-cell>
          <table:table-cell office:value-type="string" calcext:value-type="string">
            <text:p>SG</text:p>
          </table:table-cell>
          <table:table-cell table:number-columns-repeated="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gorzk=nie=je</text:p>
          </table:table-cell>
          <table:table-cell table:style-name="ce7"/>
          <table:table-cell table:style-name="ce9" office:value-type="string" calcext:value-type="string">
            <text:p>rzk</text:p>
          </table:table-cell>
          <table:table-cell table:style-name="ce9"/>
          <table:table-cell/>
          <table:table-cell table:style-name="ce21" table:formula="of:=COM.MICROSOFT.CONCAT([.C457:.F457])" office:value-type="string" office:string-value="rzk" calcext:value-type="string">
            <text:p>rzk</text:p>
          </table:table-cell>
          <table:table-cell office:value-type="string" calcext:value-type="string">
            <text:p>LSG</text:p>
          </table:table-cell>
          <table:table-cell table:number-columns-repeated="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marzł</text:p>
          </table:table-cell>
          <table:table-cell table:style-name="ce7"/>
          <table:table-cell table:style-name="ce9" office:value-type="string" calcext:value-type="string">
            <text:p>rzł</text:p>
          </table:table-cell>
          <table:table-cell table:style-name="ce9"/>
          <table:table-cell/>
          <table:table-cell table:style-name="ce21" table:formula="of:=COM.MICROSOFT.CONCAT([.C458:.F458])" office:value-type="string" office:string-value="rzł" calcext:value-type="string">
            <text:p>rzł</text:p>
          </table:table-cell>
          <table:table-cell office:value-type="string" calcext:value-type="string">
            <text:p>RSW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rzm</text:p>
          </table:table-cell>
          <table:table-cell table:style-name="ce7"/>
          <table:table-cell table:style-name="ce9" office:value-type="string" calcext:value-type="string">
            <text:p>rzm</text:p>
          </table:table-cell>
          <table:table-cell table:style-name="ce9"/>
          <table:table-cell/>
          <table:table-cell table:style-name="ce21" table:formula="of:=COM.MICROSOFT.CONCAT([.C459:.F459])" office:value-type="string" office:string-value="rzm" calcext:value-type="string">
            <text:p>rzm</text:p>
          </table:table-cell>
          <table:table-cell office:value-type="string" calcext:value-type="string">
            <text:p>CSG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zmierzch</text:p>
          </table:table-cell>
          <table:table-cell/>
          <table:table-cell table:style-name="ce9" office:value-type="string" calcext:value-type="string">
            <text:p>rzch</text:p>
          </table:table-cell>
          <table:table-cell table:style-name="ce9"/>
          <table:table-cell/>
          <table:table-cell table:style-name="ce21" table:formula="of:=COM.MICROSOFT.CONCAT([.C460:.F460])" office:value-type="string" office:string-value="rzch" calcext:value-type="string">
            <text:p>rzch</text:p>
          </table:table-cell>
          <table:table-cell/>
          <table:table-cell table:number-columns-repeated="2" office:value-type="string" calcext:value-type="string">
            <text:p>CRB</text:p>
          </table:table-cell>
          <table:table-cell office:value-type="string" calcext:value-type="string">
            <text:p>przesłać do PTril</text:p>
          </table:table-cell>
        </table:table-row>
        <table:table-row table:style-name="ro2" table:number-rows-repeated="104811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_pliku" table:style-name="ta1">
        <table:table-column table:style-name="co9" table:default-cell-style-name="Default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1" table:default-cell-style-name="ce26"/>
        <table:table-column table:style-name="co14" table:default-cell-style-name="ce29"/>
        <table:table-column table:style-name="co15" table:default-cell-style-name="ce30"/>
        <table:table-row table:style-name="ro1">
          <table:table-cell/>
          <table:table-cell table:formula="of:=[$tu_edytuj.G2]" office:value-type="string" office:string-value="b" calcext:value-type="string">
            <text:p>b</text:p>
          </table:table-cell>
          <table:table-cell table:formula="of:=[$tu_edytuj.H2]" office:value-type="string" office:string-value="B" calcext:value-type="string">
            <text:p>B</text:p>
          </table:table-cell>
          <table:table-cell table:formula="of:=[$tu_edytuj.I2]" office:value-type="float" office:value="0" calcext:value-type="float">
            <text:p>0</text:p>
          </table:table-cell>
          <table:table-cell/>
          <table:table-cell table:formula="of:=IF([.C1]=0;[.D1];[.C1])" office:value-type="string" office:string-value="B" calcext:value-type="string">
            <text:p>B</text:p>
          </table:table-cell>
          <table:table-cell office:value-type="string" calcext:value-type="string">
            <text:p>to kopiować-&gt; </text:p>
          </table:table-cell>
          <table:table-cell table:formula="of:=CONCATENATE([$przecinki.$A$2];[.B1];[$przecinki.$A$2];[$przecinki.$B$2];[$przecinki.$C$2];[$przecinki.$A$2];[.F1];[$przecinki.$A$2];[$przecinki.$D$2])" office:value-type="string" office:string-value="&quot;b&quot;: &quot;B&quot;," calcext:value-type="string">
            <text:p>"b": "B",</text:p>
          </table:table-cell>
        </table:table-row>
        <table:table-row table:style-name="ro1">
          <table:table-cell/>
          <table:table-cell table:formula="of:=[$tu_edytuj.G3]" office:value-type="string" office:string-value="bb" calcext:value-type="string">
            <text:p>bb</text:p>
          </table:table-cell>
          <table:table-cell table:formula="of:=[$tu_edytuj.H3]" office:value-type="string" office:string-value="B" calcext:value-type="string">
            <text:p>B</text:p>
          </table:table-cell>
          <table:table-cell table:formula="of:=[$tu_edytuj.I3]" office:value-type="float" office:value="0" calcext:value-type="float">
            <text:p>0</text:p>
          </table:table-cell>
          <table:table-cell/>
          <table:table-cell table:formula="of:=IF([.C2]=0;[.D2];[.C2])" office:value-type="string" office:string-value="B" calcext:value-type="string">
            <text:p>B</text:p>
          </table:table-cell>
          <table:table-cell/>
          <table:table-cell table:formula="of:=CONCATENATE([$przecinki.$A$2];[.B2];[$przecinki.$A$2];[$przecinki.$B$2];[$przecinki.$C$2];[$przecinki.$A$2];[.F2];[$przecinki.$A$2];[$przecinki.$D$2])" office:value-type="string" office:string-value="&quot;bb&quot;: &quot;B&quot;," calcext:value-type="string">
            <text:p>"bb": "B",</text:p>
          </table:table-cell>
        </table:table-row>
        <table:table-row table:style-name="ro1">
          <table:table-cell/>
          <table:table-cell table:formula="of:=[$tu_edytuj.G4]" office:value-type="string" office:string-value="bc" calcext:value-type="string">
            <text:p>bc</text:p>
          </table:table-cell>
          <table:table-cell table:formula="of:=[$tu_edytuj.H4]" office:value-type="string" office:string-value="BS" calcext:value-type="string">
            <text:p>BS</text:p>
          </table:table-cell>
          <table:table-cell table:formula="of:=[$tu_edytuj.I4]" office:value-type="float" office:value="0" calcext:value-type="float">
            <text:p>0</text:p>
          </table:table-cell>
          <table:table-cell/>
          <table:table-cell table:formula="of:=IF([.C3]=0;[.D3];[.C3])" office:value-type="string" office:string-value="BS" calcext:value-type="string">
            <text:p>BS</text:p>
          </table:table-cell>
          <table:table-cell/>
          <table:table-cell table:formula="of:=CONCATENATE([$przecinki.$A$2];[.B3];[$przecinki.$A$2];[$przecinki.$B$2];[$przecinki.$C$2];[$przecinki.$A$2];[.F3];[$przecinki.$A$2];[$przecinki.$D$2])" office:value-type="string" office:string-value="&quot;bc&quot;: &quot;BS&quot;," calcext:value-type="string">
            <text:p>"bc": "BS",</text:p>
          </table:table-cell>
        </table:table-row>
        <table:table-row table:style-name="ro1">
          <table:table-cell/>
          <table:table-cell table:formula="of:=[$tu_edytuj.G5]" office:value-type="string" office:string-value="bch" calcext:value-type="string">
            <text:p>bch</text:p>
          </table:table-cell>
          <table:table-cell table:formula="of:=[$tu_edytuj.H5]" office:value-type="string" office:string-value="CB" calcext:value-type="string">
            <text:p>CB</text:p>
          </table:table-cell>
          <table:table-cell table:formula="of:=[$tu_edytuj.I5]" office:value-type="float" office:value="0" calcext:value-type="float">
            <text:p>0</text:p>
          </table:table-cell>
          <table:table-cell/>
          <table:table-cell table:formula="of:=IF([.C4]=0;[.D4];[.C4])" office:value-type="string" office:string-value="CB" calcext:value-type="string">
            <text:p>CB</text:p>
          </table:table-cell>
          <table:table-cell/>
          <table:table-cell table:formula="of:=CONCATENATE([$przecinki.$A$2];[.B4];[$przecinki.$A$2];[$przecinki.$B$2];[$przecinki.$C$2];[$przecinki.$A$2];[.F4];[$przecinki.$A$2];[$przecinki.$D$2])" office:value-type="string" office:string-value="&quot;bch&quot;: &quot;CB&quot;," calcext:value-type="string">
            <text:p>"bch": "CB",</text:p>
          </table:table-cell>
        </table:table-row>
        <table:table-row table:style-name="ro1">
          <table:table-cell/>
          <table:table-cell table:formula="of:=[$tu_edytuj.G6]" office:value-type="string" office:string-value="bć" calcext:value-type="string">
            <text:p>bć</text:p>
          </table:table-cell>
          <table:table-cell table:formula="of:=[$tu_edytuj.H6]" office:value-type="string" office:string-value="BTO" calcext:value-type="string">
            <text:p>BTO</text:p>
          </table:table-cell>
          <table:table-cell table:formula="of:=[$tu_edytuj.I6]" office:value-type="float" office:value="0" calcext:value-type="float">
            <text:p>0</text:p>
          </table:table-cell>
          <table:table-cell/>
          <table:table-cell table:formula="of:=IF([.C5]=0;[.D5];[.C5])" office:value-type="string" office:string-value="BTO" calcext:value-type="string">
            <text:p>BTO</text:p>
          </table:table-cell>
          <table:table-cell/>
          <table:table-cell table:formula="of:=CONCATENATE([$przecinki.$A$2];[.B5];[$przecinki.$A$2];[$przecinki.$B$2];[$przecinki.$C$2];[$przecinki.$A$2];[.F5];[$przecinki.$A$2];[$przecinki.$D$2])" office:value-type="string" office:string-value="&quot;bć&quot;: &quot;BTO&quot;," calcext:value-type="string">
            <text:p>"bć": "BTO",</text:p>
          </table:table-cell>
        </table:table-row>
        <table:table-row table:style-name="ro1">
          <table:table-cell/>
          <table:table-cell table:formula="of:=[$tu_edytuj.G7]" office:value-type="string" office:string-value="bci" calcext:value-type="string">
            <text:p>bci</text:p>
          </table:table-cell>
          <table:table-cell table:formula="of:=[$tu_edytuj.H7]" office:value-type="string" office:string-value="BTW" calcext:value-type="string">
            <text:p>BTW</text:p>
          </table:table-cell>
          <table:table-cell table:formula="of:=[$tu_edytuj.I7]" office:value-type="float" office:value="0" calcext:value-type="float">
            <text:p>0</text:p>
          </table:table-cell>
          <table:table-cell/>
          <table:table-cell table:formula="of:=IF([.C6]=0;[.D6];[.C6])" office:value-type="string" office:string-value="BTW" calcext:value-type="string">
            <text:p>BTW</text:p>
          </table:table-cell>
          <table:table-cell/>
          <table:table-cell table:formula="of:=CONCATENATE([$przecinki.$A$2];[.B6];[$przecinki.$A$2];[$przecinki.$B$2];[$przecinki.$C$2];[$przecinki.$A$2];[.F6];[$przecinki.$A$2];[$przecinki.$D$2])" office:value-type="string" office:string-value="&quot;bci&quot;: &quot;BTW&quot;," calcext:value-type="string">
            <text:p>"bci": "BTW",</text:p>
          </table:table-cell>
        </table:table-row>
        <table:table-row table:style-name="ro1">
          <table:table-cell/>
          <table:table-cell table:formula="of:=[$tu_edytuj.G8]" office:value-type="string" office:string-value="bd" calcext:value-type="string">
            <text:p>bd</text:p>
          </table:table-cell>
          <table:table-cell table:formula="of:=[$tu_edytuj.H8]" office:value-type="string" office:string-value="BT" calcext:value-type="string">
            <text:p>BT</text:p>
          </table:table-cell>
          <table:table-cell table:formula="of:=[$tu_edytuj.I8]" office:value-type="float" office:value="0" calcext:value-type="float">
            <text:p>0</text:p>
          </table:table-cell>
          <table:table-cell/>
          <table:table-cell table:formula="of:=IF([.C7]=0;[.D7];[.C7])" office:value-type="string" office:string-value="BT" calcext:value-type="string">
            <text:p>BT</text:p>
          </table:table-cell>
          <table:table-cell/>
          <table:table-cell table:formula="of:=CONCATENATE([$przecinki.$A$2];[.B7];[$przecinki.$A$2];[$przecinki.$B$2];[$przecinki.$C$2];[$przecinki.$A$2];[.F7];[$przecinki.$A$2];[$przecinki.$D$2])" office:value-type="string" office:string-value="&quot;bd&quot;: &quot;BT&quot;," calcext:value-type="string">
            <text:p>"bd": "BT",</text:p>
          </table:table-cell>
        </table:table-row>
        <table:table-row table:style-name="ro1">
          <table:table-cell/>
          <table:table-cell table:formula="of:=[$tu_edytuj.G9]" office:value-type="string" office:string-value="bl" calcext:value-type="string">
            <text:p>bl</text:p>
          </table:table-cell>
          <table:table-cell table:formula="of:=[$tu_edytuj.H9]" office:value-type="string" office:string-value="LB" calcext:value-type="string">
            <text:p>LB</text:p>
          </table:table-cell>
          <table:table-cell table:formula="of:=[$tu_edytuj.I9]" office:value-type="float" office:value="0" calcext:value-type="float">
            <text:p>0</text:p>
          </table:table-cell>
          <table:table-cell/>
          <table:table-cell table:formula="of:=IF([.C8]=0;[.D8];[.C8])" office:value-type="string" office:string-value="LB" calcext:value-type="string">
            <text:p>LB</text:p>
          </table:table-cell>
          <table:table-cell/>
          <table:table-cell table:formula="of:=CONCATENATE([$przecinki.$A$2];[.B8];[$przecinki.$A$2];[$przecinki.$B$2];[$przecinki.$C$2];[$przecinki.$A$2];[.F8];[$przecinki.$A$2];[$przecinki.$D$2])" office:value-type="string" office:string-value="&quot;bl&quot;: &quot;LB&quot;," calcext:value-type="string">
            <text:p>"bl": "LB",</text:p>
          </table:table-cell>
        </table:table-row>
        <table:table-row table:style-name="ro1">
          <table:table-cell/>
          <table:table-cell table:formula="of:=[$tu_edytuj.G10]" office:value-type="string" office:string-value="bł" calcext:value-type="string">
            <text:p>bł</text:p>
          </table:table-cell>
          <table:table-cell table:formula="of:=[$tu_edytuj.H10]" office:value-type="string" office:string-value="BW" calcext:value-type="string">
            <text:p>BW</text:p>
          </table:table-cell>
          <table:table-cell table:formula="of:=[$tu_edytuj.I10]" office:value-type="float" office:value="0" calcext:value-type="float">
            <text:p>0</text:p>
          </table:table-cell>
          <table:table-cell/>
          <table:table-cell table:formula="of:=IF([.C9]=0;[.D9];[.C9])" office:value-type="string" office:string-value="BW" calcext:value-type="string">
            <text:p>BW</text:p>
          </table:table-cell>
          <table:table-cell/>
          <table:table-cell table:formula="of:=CONCATENATE([$przecinki.$A$2];[.B9];[$przecinki.$A$2];[$przecinki.$B$2];[$przecinki.$C$2];[$przecinki.$A$2];[.F9];[$przecinki.$A$2];[$przecinki.$D$2])" office:value-type="string" office:string-value="&quot;bł&quot;: &quot;BW&quot;," calcext:value-type="string">
            <text:p>"bł": "BW",</text:p>
          </table:table-cell>
        </table:table-row>
        <table:table-row table:style-name="ro1">
          <table:table-cell/>
          <table:table-cell table:formula="of:=[$tu_edytuj.G11]" office:value-type="string" office:string-value="bn" calcext:value-type="string">
            <text:p>bn</text:p>
          </table:table-cell>
          <table:table-cell table:formula="of:=[$tu_edytuj.H11]" office:value-type="string" office:string-value="CLB" calcext:value-type="string">
            <text:p>CLB</text:p>
          </table:table-cell>
          <table:table-cell table:formula="of:=[$tu_edytuj.I11]" office:value-type="float" office:value="0" calcext:value-type="float">
            <text:p>0</text:p>
          </table:table-cell>
          <table:table-cell/>
          <table:table-cell table:formula="of:=IF([.C10]=0;[.D10];[.C10])" office:value-type="string" office:string-value="CLB" calcext:value-type="string">
            <text:p>CLB</text:p>
          </table:table-cell>
          <table:table-cell/>
          <table:table-cell table:formula="of:=CONCATENATE([$przecinki.$A$2];[.B10];[$przecinki.$A$2];[$przecinki.$B$2];[$przecinki.$C$2];[$przecinki.$A$2];[.F10];[$przecinki.$A$2];[$przecinki.$D$2])" office:value-type="string" office:string-value="&quot;bn&quot;: &quot;CLB&quot;," calcext:value-type="string">
            <text:p>"bn": "CLB",</text:p>
          </table:table-cell>
        </table:table-row>
        <table:table-row table:style-name="ro1">
          <table:table-cell/>
          <table:table-cell table:formula="of:=[$tu_edytuj.G12]" office:value-type="string" office:string-value="bni" calcext:value-type="string">
            <text:p>bni</text:p>
          </table:table-cell>
          <table:table-cell table:formula="of:=[$tu_edytuj.H12]" office:value-type="float" office:value="0" calcext:value-type="float">
            <text:p>0</text:p>
          </table:table-cell>
          <table:table-cell table:formula="of:=[$tu_edytuj.I12]" office:value-type="string" office:string-value="CLBW" calcext:value-type="string">
            <text:p>CLBW</text:p>
          </table:table-cell>
          <table:table-cell/>
          <table:table-cell table:formula="of:=IF([.C11]=0;[.D11];[.C11])" office:value-type="string" office:string-value="CLBW" calcext:value-type="string">
            <text:p>CLBW</text:p>
          </table:table-cell>
          <table:table-cell/>
          <table:table-cell table:formula="of:=CONCATENATE([$przecinki.$A$2];[.B11];[$przecinki.$A$2];[$przecinki.$B$2];[$przecinki.$C$2];[$przecinki.$A$2];[.F11];[$przecinki.$A$2];[$przecinki.$D$2])" office:value-type="string" office:string-value="&quot;bni&quot;: &quot;CLBW&quot;," calcext:value-type="string">
            <text:p>"bni": "CLBW",</text:p>
          </table:table-cell>
        </table:table-row>
        <table:table-row table:style-name="ro1">
          <table:table-cell/>
          <table:table-cell table:formula="of:=[$tu_edytuj.G13]" office:value-type="string" office:string-value="br" calcext:value-type="string">
            <text:p>br</text:p>
          </table:table-cell>
          <table:table-cell table:formula="of:=[$tu_edytuj.H13]" office:value-type="string" office:string-value="RB" calcext:value-type="string">
            <text:p>RB</text:p>
          </table:table-cell>
          <table:table-cell table:formula="of:=[$tu_edytuj.I13]" office:value-type="float" office:value="0" calcext:value-type="float">
            <text:p>0</text:p>
          </table:table-cell>
          <table:table-cell/>
          <table:table-cell table:formula="of:=IF([.C12]=0;[.D12];[.C12])" office:value-type="string" office:string-value="RB" calcext:value-type="string">
            <text:p>RB</text:p>
          </table:table-cell>
          <table:table-cell/>
          <table:table-cell table:formula="of:=CONCATENATE([$przecinki.$A$2];[.B12];[$przecinki.$A$2];[$przecinki.$B$2];[$przecinki.$C$2];[$przecinki.$A$2];[.F12];[$przecinki.$A$2];[$przecinki.$D$2])" office:value-type="string" office:string-value="&quot;br&quot;: &quot;RB&quot;," calcext:value-type="string">
            <text:p>"br": "RB",</text:p>
          </table:table-cell>
        </table:table-row>
        <table:table-row table:style-name="ro1">
          <table:table-cell/>
          <table:table-cell table:formula="of:=[$tu_edytuj.G14]" office:value-type="string" office:string-value="brz" calcext:value-type="string">
            <text:p>brz</text:p>
          </table:table-cell>
          <table:table-cell table:formula="of:=[$tu_edytuj.H14]" office:value-type="string" office:string-value="BSG" calcext:value-type="string">
            <text:p>BSG</text:p>
          </table:table-cell>
          <table:table-cell table:formula="of:=[$tu_edytuj.I14]" office:value-type="float" office:value="0" calcext:value-type="float">
            <text:p>0</text:p>
          </table:table-cell>
          <table:table-cell/>
          <table:table-cell table:formula="of:=IF([.C13]=0;[.D13];[.C13])" office:value-type="string" office:string-value="BSG" calcext:value-type="string">
            <text:p>BSG</text:p>
          </table:table-cell>
          <table:table-cell/>
          <table:table-cell table:formula="of:=CONCATENATE([$przecinki.$A$2];[.B13];[$przecinki.$A$2];[$przecinki.$B$2];[$przecinki.$C$2];[$przecinki.$A$2];[.F13];[$przecinki.$A$2];[$przecinki.$D$2])" office:value-type="string" office:string-value="&quot;brz&quot;: &quot;BSG&quot;," calcext:value-type="string">
            <text:p>"brz": "BSG",</text:p>
          </table:table-cell>
        </table:table-row>
        <table:table-row table:style-name="ro1">
          <table:table-cell/>
          <table:table-cell table:formula="of:=[$tu_edytuj.G15]" office:value-type="string" office:string-value="bs" calcext:value-type="string">
            <text:p>bs</text:p>
          </table:table-cell>
          <table:table-cell table:formula="of:=[$tu_edytuj.H15]" office:value-type="string" office:string-value="BS" calcext:value-type="string">
            <text:p>BS</text:p>
          </table:table-cell>
          <table:table-cell table:formula="of:=[$tu_edytuj.I15]" office:value-type="float" office:value="0" calcext:value-type="float">
            <text:p>0</text:p>
          </table:table-cell>
          <table:table-cell/>
          <table:table-cell table:formula="of:=IF([.C14]=0;[.D14];[.C14])" office:value-type="string" office:string-value="BS" calcext:value-type="string">
            <text:p>BS</text:p>
          </table:table-cell>
          <table:table-cell/>
          <table:table-cell table:formula="of:=CONCATENATE([$przecinki.$A$2];[.B14];[$przecinki.$A$2];[$przecinki.$B$2];[$przecinki.$C$2];[$przecinki.$A$2];[.F14];[$przecinki.$A$2];[$przecinki.$D$2])" office:value-type="string" office:string-value="&quot;bs&quot;: &quot;BS&quot;," calcext:value-type="string">
            <text:p>"bs": "BS",</text:p>
          </table:table-cell>
        </table:table-row>
        <table:table-row table:style-name="ro1">
          <table:table-cell/>
          <table:table-cell table:formula="of:=[$tu_edytuj.G16]" office:value-type="string" office:string-value="bsi" calcext:value-type="string">
            <text:p>bsi</text:p>
          </table:table-cell>
          <table:table-cell table:formula="of:=[$tu_edytuj.H16]" office:value-type="float" office:value="0" calcext:value-type="float">
            <text:p>0</text:p>
          </table:table-cell>
          <table:table-cell table:formula="of:=[$tu_edytuj.I16]" office:value-type="string" office:string-value="BSW" calcext:value-type="string">
            <text:p>BSW</text:p>
          </table:table-cell>
          <table:table-cell/>
          <table:table-cell table:formula="of:=IF([.C15]=0;[.D15];[.C15])" office:value-type="string" office:string-value="BSW" calcext:value-type="string">
            <text:p>BSW</text:p>
          </table:table-cell>
          <table:table-cell/>
          <table:table-cell table:formula="of:=CONCATENATE([$przecinki.$A$2];[.B15];[$przecinki.$A$2];[$przecinki.$B$2];[$przecinki.$C$2];[$przecinki.$A$2];[.F15];[$przecinki.$A$2];[$przecinki.$D$2])" office:value-type="string" office:string-value="&quot;bsi&quot;: &quot;BSW&quot;," calcext:value-type="string">
            <text:p>"bsi": "BSW",</text:p>
          </table:table-cell>
        </table:table-row>
        <table:table-row table:style-name="ro1">
          <table:table-cell/>
          <table:table-cell table:formula="of:=[$tu_edytuj.G17]" office:value-type="string" office:string-value="bsk" calcext:value-type="string">
            <text:p>bsk</text:p>
          </table:table-cell>
          <table:table-cell table:formula="of:=[$tu_edytuj.H17]" office:value-type="string" office:string-value="LBS" calcext:value-type="string">
            <text:p>LBS</text:p>
          </table:table-cell>
          <table:table-cell table:formula="of:=[$tu_edytuj.I17]" office:value-type="float" office:value="0" calcext:value-type="float">
            <text:p>0</text:p>
          </table:table-cell>
          <table:table-cell/>
          <table:table-cell table:formula="of:=IF([.C16]=0;[.D16];[.C16])" office:value-type="string" office:string-value="LBS" calcext:value-type="string">
            <text:p>LBS</text:p>
          </table:table-cell>
          <table:table-cell/>
          <table:table-cell table:formula="of:=CONCATENATE([$przecinki.$A$2];[.B16];[$przecinki.$A$2];[$przecinki.$B$2];[$przecinki.$C$2];[$przecinki.$A$2];[.F16];[$przecinki.$A$2];[$przecinki.$D$2])" office:value-type="string" office:string-value="&quot;bsk&quot;: &quot;LBS&quot;," calcext:value-type="string">
            <text:p>"bsk": "LBS",</text:p>
          </table:table-cell>
        </table:table-row>
        <table:table-row table:style-name="ro1">
          <table:table-cell/>
          <table:table-cell table:formula="of:=[$tu_edytuj.G18]" office:value-type="string" office:string-value="bstw" calcext:value-type="string">
            <text:p>bstw</text:p>
          </table:table-cell>
          <table:table-cell table:formula="of:=[$tu_edytuj.H18]" office:value-type="string" office:string-value="BSTW" calcext:value-type="string">
            <text:p>BSTW</text:p>
          </table:table-cell>
          <table:table-cell table:formula="of:=[$tu_edytuj.I18]" office:value-type="float" office:value="0" calcext:value-type="float">
            <text:p>0</text:p>
          </table:table-cell>
          <table:table-cell/>
          <table:table-cell table:formula="of:=IF([.C17]=0;[.D17];[.C17])" office:value-type="string" office:string-value="BSTW" calcext:value-type="string">
            <text:p>BSTW</text:p>
          </table:table-cell>
          <table:table-cell/>
          <table:table-cell table:formula="of:=CONCATENATE([$przecinki.$A$2];[.B17];[$przecinki.$A$2];[$przecinki.$B$2];[$przecinki.$C$2];[$przecinki.$A$2];[.F17];[$przecinki.$A$2];[$przecinki.$D$2])" office:value-type="string" office:string-value="&quot;bstw&quot;: &quot;BSTW&quot;," calcext:value-type="string">
            <text:p>"bstw": "BSTW",</text:p>
          </table:table-cell>
        </table:table-row>
        <table:table-row table:style-name="ro1">
          <table:table-cell/>
          <table:table-cell table:formula="of:=[$tu_edytuj.G19]" office:value-type="string" office:string-value="bsz" calcext:value-type="string">
            <text:p>bsz</text:p>
          </table:table-cell>
          <table:table-cell table:formula="of:=[$tu_edytuj.H19]" office:value-type="string" office:string-value="BSG" calcext:value-type="string">
            <text:p>BSG</text:p>
          </table:table-cell>
          <table:table-cell table:formula="of:=[$tu_edytuj.I19]" office:value-type="float" office:value="0" calcext:value-type="float">
            <text:p>0</text:p>
          </table:table-cell>
          <table:table-cell/>
          <table:table-cell table:formula="of:=IF([.C18]=0;[.D18];[.C18])" office:value-type="string" office:string-value="BSG" calcext:value-type="string">
            <text:p>BSG</text:p>
          </table:table-cell>
          <table:table-cell/>
          <table:table-cell table:formula="of:=CONCATENATE([$przecinki.$A$2];[.B18];[$przecinki.$A$2];[$przecinki.$B$2];[$przecinki.$C$2];[$przecinki.$A$2];[.F18];[$przecinki.$A$2];[$przecinki.$D$2])" office:value-type="string" office:string-value="&quot;bsz&quot;: &quot;BSG&quot;," calcext:value-type="string">
            <text:p>"bsz": "BSG",</text:p>
          </table:table-cell>
        </table:table-row>
        <table:table-row table:style-name="ro1">
          <table:table-cell/>
          <table:table-cell table:formula="of:=[$tu_edytuj.G20]" office:value-type="string" office:string-value="bt" calcext:value-type="string">
            <text:p>bt</text:p>
          </table:table-cell>
          <table:table-cell table:formula="of:=[$tu_edytuj.H20]" office:value-type="string" office:string-value="BT" calcext:value-type="string">
            <text:p>BT</text:p>
          </table:table-cell>
          <table:table-cell table:formula="of:=[$tu_edytuj.I20]" office:value-type="float" office:value="0" calcext:value-type="float">
            <text:p>0</text:p>
          </table:table-cell>
          <table:table-cell/>
          <table:table-cell table:formula="of:=IF([.C19]=0;[.D19];[.C19])" office:value-type="string" office:string-value="BT" calcext:value-type="string">
            <text:p>BT</text:p>
          </table:table-cell>
          <table:table-cell/>
          <table:table-cell table:formula="of:=CONCATENATE([$przecinki.$A$2];[.B19];[$przecinki.$A$2];[$przecinki.$B$2];[$przecinki.$C$2];[$przecinki.$A$2];[.F19];[$przecinki.$A$2];[$przecinki.$D$2])" office:value-type="string" office:string-value="&quot;bt&quot;: &quot;BT&quot;," calcext:value-type="string">
            <text:p>"bt": "BT",</text:p>
          </table:table-cell>
        </table:table-row>
        <table:table-row table:style-name="ro1">
          <table:table-cell/>
          <table:table-cell table:formula="of:=[$tu_edytuj.G21]" office:value-type="string" office:string-value="bz" calcext:value-type="string">
            <text:p>bz</text:p>
          </table:table-cell>
          <table:table-cell table:formula="of:=[$tu_edytuj.H21]" office:value-type="string" office:string-value="BS" calcext:value-type="string">
            <text:p>BS</text:p>
          </table:table-cell>
          <table:table-cell table:formula="of:=[$tu_edytuj.I21]" office:value-type="float" office:value="0" calcext:value-type="float">
            <text:p>0</text:p>
          </table:table-cell>
          <table:table-cell/>
          <table:table-cell table:formula="of:=IF([.C20]=0;[.D20];[.C20])" office:value-type="string" office:string-value="BS" calcext:value-type="string">
            <text:p>BS</text:p>
          </table:table-cell>
          <table:table-cell/>
          <table:table-cell table:formula="of:=CONCATENATE([$przecinki.$A$2];[.B20];[$przecinki.$A$2];[$przecinki.$B$2];[$przecinki.$C$2];[$przecinki.$A$2];[.F20];[$przecinki.$A$2];[$przecinki.$D$2])" office:value-type="string" office:string-value="&quot;bz&quot;: &quot;BS&quot;," calcext:value-type="string">
            <text:p>"bz": "BS",</text:p>
          </table:table-cell>
        </table:table-row>
        <table:table-row table:style-name="ro1">
          <table:table-cell/>
          <table:table-cell table:formula="of:=[$tu_edytuj.G22]" office:value-type="string" office:string-value="c" calcext:value-type="string">
            <text:p>c</text:p>
          </table:table-cell>
          <table:table-cell table:formula="of:=[$tu_edytuj.H22]" office:value-type="string" office:string-value="C" calcext:value-type="string">
            <text:p>C</text:p>
          </table:table-cell>
          <table:table-cell table:formula="of:=[$tu_edytuj.I22]" office:value-type="float" office:value="0" calcext:value-type="float">
            <text:p>0</text:p>
          </table:table-cell>
          <table:table-cell/>
          <table:table-cell table:formula="of:=IF([.C21]=0;[.D21];[.C21])" office:value-type="string" office:string-value="C" calcext:value-type="string">
            <text:p>C</text:p>
          </table:table-cell>
          <table:table-cell/>
          <table:table-cell table:formula="of:=CONCATENATE([$przecinki.$A$2];[.B21];[$przecinki.$A$2];[$przecinki.$B$2];[$przecinki.$C$2];[$przecinki.$A$2];[.F21];[$przecinki.$A$2];[$przecinki.$D$2])" office:value-type="string" office:string-value="&quot;c&quot;: &quot;C&quot;," calcext:value-type="string">
            <text:p>"c": "C",</text:p>
          </table:table-cell>
        </table:table-row>
        <table:table-row table:style-name="ro1">
          <table:table-cell/>
          <table:table-cell table:formula="of:=[$tu_edytuj.G23]" office:value-type="string" office:string-value="ck" calcext:value-type="string">
            <text:p>ck</text:p>
          </table:table-cell>
          <table:table-cell table:formula="of:=[$tu_edytuj.H23]" office:value-type="string" office:string-value="CG" calcext:value-type="string">
            <text:p>CG</text:p>
          </table:table-cell>
          <table:table-cell table:formula="of:=[$tu_edytuj.I23]" office:value-type="float" office:value="0" calcext:value-type="float">
            <text:p>0</text:p>
          </table:table-cell>
          <table:table-cell/>
          <table:table-cell table:formula="of:=IF([.C22]=0;[.D22];[.C22])" office:value-type="string" office:string-value="CG" calcext:value-type="string">
            <text:p>CG</text:p>
          </table:table-cell>
          <table:table-cell/>
          <table:table-cell table:formula="of:=CONCATENATE([$przecinki.$A$2];[.B22];[$przecinki.$A$2];[$przecinki.$B$2];[$przecinki.$C$2];[$przecinki.$A$2];[.F22];[$przecinki.$A$2];[$przecinki.$D$2])" office:value-type="string" office:string-value="&quot;ck&quot;: &quot;CG&quot;," calcext:value-type="string">
            <text:p>"ck": "CG",</text:p>
          </table:table-cell>
        </table:table-row>
        <table:table-row table:style-name="ro1">
          <table:table-cell/>
          <table:table-cell table:formula="of:=[$tu_edytuj.G24]" office:value-type="string" office:string-value="cp" calcext:value-type="string">
            <text:p>cp</text:p>
          </table:table-cell>
          <table:table-cell table:formula="of:=[$tu_edytuj.H24]" office:value-type="string" office:string-value="CP" calcext:value-type="string">
            <text:p>CP</text:p>
          </table:table-cell>
          <table:table-cell table:formula="of:=[$tu_edytuj.I24]" office:value-type="float" office:value="0" calcext:value-type="float">
            <text:p>0</text:p>
          </table:table-cell>
          <table:table-cell/>
          <table:table-cell table:formula="of:=IF([.C23]=0;[.D23];[.C23])" office:value-type="string" office:string-value="CP" calcext:value-type="string">
            <text:p>CP</text:p>
          </table:table-cell>
          <table:table-cell/>
          <table:table-cell table:formula="of:=CONCATENATE([$przecinki.$A$2];[.B23];[$przecinki.$A$2];[$przecinki.$B$2];[$przecinki.$C$2];[$przecinki.$A$2];[.F23];[$przecinki.$A$2];[$przecinki.$D$2])" office:value-type="string" office:string-value="&quot;cp&quot;: &quot;CP&quot;," calcext:value-type="string">
            <text:p>"cp": "CP",</text:p>
          </table:table-cell>
        </table:table-row>
        <table:table-row table:style-name="ro1">
          <table:table-cell/>
          <table:table-cell table:formula="of:=[$tu_edytuj.G25]" office:value-type="string" office:string-value="cr" calcext:value-type="string">
            <text:p>cr</text:p>
          </table:table-cell>
          <table:table-cell table:formula="of:=[$tu_edytuj.H25]" office:value-type="string" office:string-value="RG" calcext:value-type="string">
            <text:p>RG</text:p>
          </table:table-cell>
          <table:table-cell table:formula="of:=[$tu_edytuj.I25]" office:value-type="float" office:value="0" calcext:value-type="float">
            <text:p>0</text:p>
          </table:table-cell>
          <table:table-cell/>
          <table:table-cell table:formula="of:=IF([.C24]=0;[.D24];[.C24])" office:value-type="string" office:string-value="RG" calcext:value-type="string">
            <text:p>RG</text:p>
          </table:table-cell>
          <table:table-cell/>
          <table:table-cell table:formula="of:=CONCATENATE([$przecinki.$A$2];[.B24];[$przecinki.$A$2];[$przecinki.$B$2];[$przecinki.$C$2];[$przecinki.$A$2];[.F24];[$przecinki.$A$2];[$przecinki.$D$2])" office:value-type="string" office:string-value="&quot;cr&quot;: &quot;RG&quot;," calcext:value-type="string">
            <text:p>"cr": "RG",</text:p>
          </table:table-cell>
        </table:table-row>
        <table:table-row table:style-name="ro1">
          <table:table-cell/>
          <table:table-cell table:formula="of:=[$tu_edytuj.G26]" office:value-type="string" office:string-value="cs" calcext:value-type="string">
            <text:p>cs</text:p>
          </table:table-cell>
          <table:table-cell table:formula="of:=[$tu_edytuj.H26]" office:value-type="string" office:string-value="LS" calcext:value-type="string">
            <text:p>LS</text:p>
          </table:table-cell>
          <table:table-cell table:formula="of:=[$tu_edytuj.I26]" office:value-type="float" office:value="0" calcext:value-type="float">
            <text:p>0</text:p>
          </table:table-cell>
          <table:table-cell/>
          <table:table-cell table:formula="of:=IF([.C25]=0;[.D25];[.C25])" office:value-type="string" office:string-value="LS" calcext:value-type="string">
            <text:p>LS</text:p>
          </table:table-cell>
          <table:table-cell/>
          <table:table-cell table:formula="of:=CONCATENATE([$przecinki.$A$2];[.B25];[$przecinki.$A$2];[$przecinki.$B$2];[$przecinki.$C$2];[$przecinki.$A$2];[.F25];[$przecinki.$A$2];[$przecinki.$D$2])" office:value-type="string" office:string-value="&quot;cs&quot;: &quot;LS&quot;," calcext:value-type="string">
            <text:p>"cs": "LS",</text:p>
          </table:table-cell>
        </table:table-row>
        <table:table-row table:style-name="ro1">
          <table:table-cell/>
          <table:table-cell table:formula="of:=[$tu_edytuj.G27]" office:value-type="string" office:string-value="ct" calcext:value-type="string">
            <text:p>ct</text:p>
          </table:table-cell>
          <table:table-cell table:formula="of:=[$tu_edytuj.H27]" office:value-type="string" office:string-value="GT" calcext:value-type="string">
            <text:p>GT</text:p>
          </table:table-cell>
          <table:table-cell table:formula="of:=[$tu_edytuj.I27]" office:value-type="float" office:value="0" calcext:value-type="float">
            <text:p>0</text:p>
          </table:table-cell>
          <table:table-cell/>
          <table:table-cell table:formula="of:=IF([.C26]=0;[.D26];[.C26])" office:value-type="string" office:string-value="GT" calcext:value-type="string">
            <text:p>GT</text:p>
          </table:table-cell>
          <table:table-cell/>
          <table:table-cell table:formula="of:=CONCATENATE([$przecinki.$A$2];[.B26];[$przecinki.$A$2];[$przecinki.$B$2];[$przecinki.$C$2];[$przecinki.$A$2];[.F26];[$przecinki.$A$2];[$przecinki.$D$2])" office:value-type="string" office:string-value="&quot;ct&quot;: &quot;GT&quot;," calcext:value-type="string">
            <text:p>"ct": "GT",</text:p>
          </table:table-cell>
        </table:table-row>
        <table:table-row table:style-name="ro1">
          <table:table-cell/>
          <table:table-cell table:formula="of:=[$tu_edytuj.G28]" office:value-type="string" office:string-value="ctw" calcext:value-type="string">
            <text:p>ctw</text:p>
          </table:table-cell>
          <table:table-cell table:formula="of:=[$tu_edytuj.H28]" office:value-type="string" office:string-value="CTW" calcext:value-type="string">
            <text:p>CTW</text:p>
          </table:table-cell>
          <table:table-cell table:formula="of:=[$tu_edytuj.I28]" office:value-type="string" office:string-value="STW" calcext:value-type="string">
            <text:p>STW</text:p>
          </table:table-cell>
          <table:table-cell/>
          <table:table-cell table:formula="of:=IF([.C27]=0;[.D27];[.C27])" office:value-type="string" office:string-value="CTW" calcext:value-type="string">
            <text:p>CTW</text:p>
          </table:table-cell>
          <table:table-cell/>
          <table:table-cell table:formula="of:=CONCATENATE([$przecinki.$A$2];[.B27];[$przecinki.$A$2];[$przecinki.$B$2];[$przecinki.$C$2];[$przecinki.$A$2];[.F27];[$przecinki.$A$2];[$przecinki.$D$2])" office:value-type="string" office:string-value="&quot;ctw&quot;: &quot;CTW&quot;," calcext:value-type="string">
            <text:p>"ctw": "CTW",</text:p>
          </table:table-cell>
        </table:table-row>
        <table:table-row table:style-name="ro1">
          <table:table-cell/>
          <table:table-cell table:formula="of:=[$tu_edytuj.G29]" office:value-type="string" office:string-value="cw" calcext:value-type="string">
            <text:p>cw</text:p>
          </table:table-cell>
          <table:table-cell table:formula="of:=[$tu_edytuj.H29]" office:value-type="string" office:string-value="CW" calcext:value-type="string">
            <text:p>CW</text:p>
          </table:table-cell>
          <table:table-cell table:formula="of:=[$tu_edytuj.I29]" office:value-type="float" office:value="0" calcext:value-type="float">
            <text:p>0</text:p>
          </table:table-cell>
          <table:table-cell/>
          <table:table-cell table:formula="of:=IF([.C28]=0;[.D28];[.C28])" office:value-type="string" office:string-value="CW" calcext:value-type="string">
            <text:p>CW</text:p>
          </table:table-cell>
          <table:table-cell/>
          <table:table-cell table:formula="of:=CONCATENATE([$przecinki.$A$2];[.B28];[$przecinki.$A$2];[$przecinki.$B$2];[$przecinki.$C$2];[$przecinki.$A$2];[.F28];[$przecinki.$A$2];[$przecinki.$D$2])" office:value-type="string" office:string-value="&quot;cw&quot;: &quot;CW&quot;," calcext:value-type="string">
            <text:p>"cw": "CW",</text:p>
          </table:table-cell>
        </table:table-row>
        <table:table-row table:style-name="ro1">
          <table:table-cell/>
          <table:table-cell table:formula="of:=[$tu_edytuj.G30]" office:value-type="string" office:string-value="ch" calcext:value-type="string">
            <text:p>ch</text:p>
          </table:table-cell>
          <table:table-cell table:formula="of:=[$tu_edytuj.H30]" office:value-type="string" office:string-value="CB" calcext:value-type="string">
            <text:p>CB</text:p>
          </table:table-cell>
          <table:table-cell table:formula="of:=[$tu_edytuj.I30]" office:value-type="float" office:value="0" calcext:value-type="float">
            <text:p>0</text:p>
          </table:table-cell>
          <table:table-cell/>
          <table:table-cell table:formula="of:=IF([.C29]=0;[.D29];[.C29])" office:value-type="string" office:string-value="CB" calcext:value-type="string">
            <text:p>CB</text:p>
          </table:table-cell>
          <table:table-cell/>
          <table:table-cell table:formula="of:=CONCATENATE([$przecinki.$A$2];[.B29];[$przecinki.$A$2];[$przecinki.$B$2];[$przecinki.$C$2];[$przecinki.$A$2];[.F29];[$przecinki.$A$2];[$przecinki.$D$2])" office:value-type="string" office:string-value="&quot;ch&quot;: &quot;CB&quot;," calcext:value-type="string">
            <text:p>"ch": "CB",</text:p>
          </table:table-cell>
        </table:table-row>
        <table:table-row table:style-name="ro1">
          <table:table-cell/>
          <table:table-cell table:formula="of:=[$tu_edytuj.G31]" office:value-type="string" office:string-value="chc" calcext:value-type="string">
            <text:p>chc</text:p>
          </table:table-cell>
          <table:table-cell table:formula="of:=[$tu_edytuj.H31]" office:value-type="string" office:string-value="CB" calcext:value-type="string">
            <text:p>CB</text:p>
          </table:table-cell>
          <table:table-cell table:formula="of:=[$tu_edytuj.I31]" office:value-type="float" office:value="0" calcext:value-type="float">
            <text:p>0</text:p>
          </table:table-cell>
          <table:table-cell/>
          <table:table-cell table:formula="of:=IF([.C30]=0;[.D30];[.C30])" office:value-type="string" office:string-value="CB" calcext:value-type="string">
            <text:p>CB</text:p>
          </table:table-cell>
          <table:table-cell/>
          <table:table-cell table:formula="of:=CONCATENATE([$przecinki.$A$2];[.B30];[$przecinki.$A$2];[$przecinki.$B$2];[$przecinki.$C$2];[$przecinki.$A$2];[.F30];[$przecinki.$A$2];[$przecinki.$D$2])" office:value-type="string" office:string-value="&quot;chc&quot;: &quot;CB&quot;," calcext:value-type="string">
            <text:p>"chc": "CB",</text:p>
          </table:table-cell>
        </table:table-row>
        <table:table-row table:style-name="ro1">
          <table:table-cell/>
          <table:table-cell table:formula="of:=[$tu_edytuj.G32]" office:value-type="string" office:string-value="chcz" calcext:value-type="string">
            <text:p>chcz</text:p>
          </table:table-cell>
          <table:table-cell table:formula="of:=[$tu_edytuj.H32]" office:value-type="string" office:string-value="CBGW" calcext:value-type="string">
            <text:p>CBGW</text:p>
          </table:table-cell>
          <table:table-cell table:formula="of:=[$tu_edytuj.I32]" office:value-type="float" office:value="0" calcext:value-type="float">
            <text:p>0</text:p>
          </table:table-cell>
          <table:table-cell/>
          <table:table-cell table:formula="of:=IF([.C31]=0;[.D31];[.C31])" office:value-type="string" office:string-value="CBGW" calcext:value-type="string">
            <text:p>CBGW</text:p>
          </table:table-cell>
          <table:table-cell/>
          <table:table-cell table:formula="of:=CONCATENATE([$przecinki.$A$2];[.B31];[$przecinki.$A$2];[$przecinki.$B$2];[$przecinki.$C$2];[$przecinki.$A$2];[.F31];[$przecinki.$A$2];[$przecinki.$D$2])" office:value-type="string" office:string-value="&quot;chcz&quot;: &quot;CBGW&quot;," calcext:value-type="string">
            <text:p>"chcz": "CBGW",</text:p>
          </table:table-cell>
        </table:table-row>
        <table:table-row table:style-name="ro1">
          <table:table-cell/>
          <table:table-cell table:formula="of:=[$tu_edytuj.G33]" office:value-type="string" office:string-value="chć" calcext:value-type="string">
            <text:p>chć</text:p>
          </table:table-cell>
          <table:table-cell table:formula="of:=[$tu_edytuj.H33]" office:value-type="string" office:string-value="CBTO" calcext:value-type="string">
            <text:p>CBTO</text:p>
          </table:table-cell>
          <table:table-cell table:formula="of:=[$tu_edytuj.I33]" office:value-type="float" office:value="0" calcext:value-type="float">
            <text:p>0</text:p>
          </table:table-cell>
          <table:table-cell/>
          <table:table-cell table:formula="of:=IF([.C32]=0;[.D32];[.C32])" office:value-type="string" office:string-value="CBTO" calcext:value-type="string">
            <text:p>CBTO</text:p>
          </table:table-cell>
          <table:table-cell/>
          <table:table-cell table:formula="of:=CONCATENATE([$przecinki.$A$2];[.B32];[$przecinki.$A$2];[$przecinki.$B$2];[$przecinki.$C$2];[$przecinki.$A$2];[.F32];[$przecinki.$A$2];[$przecinki.$D$2])" office:value-type="string" office:string-value="&quot;chć&quot;: &quot;CBTO&quot;," calcext:value-type="string">
            <text:p>"chć": "CBTO",</text:p>
          </table:table-cell>
        </table:table-row>
        <table:table-row table:style-name="ro1">
          <table:table-cell/>
          <table:table-cell table:formula="of:=[$tu_edytuj.G34]" office:value-type="string" office:string-value="chci" calcext:value-type="string">
            <text:p>chci</text:p>
          </table:table-cell>
          <table:table-cell table:formula="of:=[$tu_edytuj.H34]" office:value-type="string" office:string-value="CBTW" calcext:value-type="string">
            <text:p>CBTW</text:p>
          </table:table-cell>
          <table:table-cell table:formula="of:=[$tu_edytuj.I34]" office:value-type="float" office:value="0" calcext:value-type="float">
            <text:p>0</text:p>
          </table:table-cell>
          <table:table-cell/>
          <table:table-cell table:formula="of:=IF([.C33]=0;[.D33];[.C33])" office:value-type="string" office:string-value="CBTW" calcext:value-type="string">
            <text:p>CBTW</text:p>
          </table:table-cell>
          <table:table-cell/>
          <table:table-cell table:formula="of:=CONCATENATE([$przecinki.$A$2];[.B33];[$przecinki.$A$2];[$przecinki.$B$2];[$przecinki.$C$2];[$przecinki.$A$2];[.F33];[$przecinki.$A$2];[$przecinki.$D$2])" office:value-type="string" office:string-value="&quot;chci&quot;: &quot;CBTW&quot;," calcext:value-type="string">
            <text:p>"chci": "CBTW",</text:p>
          </table:table-cell>
        </table:table-row>
        <table:table-row table:style-name="ro1">
          <table:table-cell/>
          <table:table-cell table:formula="of:=[$tu_edytuj.G35]" office:value-type="string" office:string-value="chd" calcext:value-type="string">
            <text:p>chd</text:p>
          </table:table-cell>
          <table:table-cell table:formula="of:=[$tu_edytuj.H35]" office:value-type="string" office:string-value="CBT" calcext:value-type="string">
            <text:p>CBT</text:p>
          </table:table-cell>
          <table:table-cell table:formula="of:=[$tu_edytuj.I35]" office:value-type="float" office:value="0" calcext:value-type="float">
            <text:p>0</text:p>
          </table:table-cell>
          <table:table-cell/>
          <table:table-cell table:formula="of:=IF([.C34]=0;[.D34];[.C34])" office:value-type="string" office:string-value="CBT" calcext:value-type="string">
            <text:p>CBT</text:p>
          </table:table-cell>
          <table:table-cell/>
          <table:table-cell table:formula="of:=CONCATENATE([$przecinki.$A$2];[.B34];[$przecinki.$A$2];[$przecinki.$B$2];[$przecinki.$C$2];[$przecinki.$A$2];[.F34];[$przecinki.$A$2];[$przecinki.$D$2])" office:value-type="string" office:string-value="&quot;chd&quot;: &quot;CBT&quot;," calcext:value-type="string">
            <text:p>"chd": "CBT",</text:p>
          </table:table-cell>
        </table:table-row>
        <table:table-row table:style-name="ro1">
          <table:table-cell/>
          <table:table-cell table:formula="of:=[$tu_edytuj.G36]" office:value-type="string" office:string-value="chł" calcext:value-type="string">
            <text:p>chł</text:p>
          </table:table-cell>
          <table:table-cell table:formula="of:=[$tu_edytuj.H36]" office:value-type="string" office:string-value="CLB" calcext:value-type="string">
            <text:p>CLB</text:p>
          </table:table-cell>
          <table:table-cell table:formula="of:=[$tu_edytuj.I36]" office:value-type="float" office:value="0" calcext:value-type="float">
            <text:p>0</text:p>
          </table:table-cell>
          <table:table-cell/>
          <table:table-cell table:formula="of:=IF([.C35]=0;[.D35];[.C35])" office:value-type="string" office:string-value="CLB" calcext:value-type="string">
            <text:p>CLB</text:p>
          </table:table-cell>
          <table:table-cell/>
          <table:table-cell table:formula="of:=CONCATENATE([$przecinki.$A$2];[.B35];[$przecinki.$A$2];[$przecinki.$B$2];[$przecinki.$C$2];[$przecinki.$A$2];[.F35];[$przecinki.$A$2];[$przecinki.$D$2])" office:value-type="string" office:string-value="&quot;chł&quot;: &quot;CLB&quot;," calcext:value-type="string">
            <text:p>"chł": "CLB",</text:p>
          </table:table-cell>
        </table:table-row>
        <table:table-row table:style-name="ro1">
          <table:table-cell/>
          <table:table-cell table:formula="of:=[$tu_edytuj.G37]" office:value-type="string" office:string-value="chm" calcext:value-type="string">
            <text:p>chm</text:p>
          </table:table-cell>
          <table:table-cell table:formula="of:=[$tu_edytuj.H37]" office:value-type="string" office:string-value="CBS" calcext:value-type="string">
            <text:p>CBS</text:p>
          </table:table-cell>
          <table:table-cell table:formula="of:=[$tu_edytuj.I37]" office:value-type="float" office:value="0" calcext:value-type="float">
            <text:p>0</text:p>
          </table:table-cell>
          <table:table-cell/>
          <table:table-cell table:formula="of:=IF([.C36]=0;[.D36];[.C36])" office:value-type="string" office:string-value="CBS" calcext:value-type="string">
            <text:p>CBS</text:p>
          </table:table-cell>
          <table:table-cell/>
          <table:table-cell table:formula="of:=CONCATENATE([$przecinki.$A$2];[.B36];[$przecinki.$A$2];[$przecinki.$B$2];[$przecinki.$C$2];[$przecinki.$A$2];[.F36];[$przecinki.$A$2];[$przecinki.$D$2])" office:value-type="string" office:string-value="&quot;chm&quot;: &quot;CBS&quot;," calcext:value-type="string">
            <text:p>"chm": "CBS",</text:p>
          </table:table-cell>
        </table:table-row>
        <table:table-row table:style-name="ro1">
          <table:table-cell/>
          <table:table-cell table:formula="of:=[$tu_edytuj.G38]" office:value-type="string" office:string-value="chn" calcext:value-type="string">
            <text:p>chn</text:p>
          </table:table-cell>
          <table:table-cell table:formula="of:=[$tu_edytuj.H38]" office:value-type="string" office:string-value="CLB" calcext:value-type="string">
            <text:p>CLB</text:p>
          </table:table-cell>
          <table:table-cell table:formula="of:=[$tu_edytuj.I38]" office:value-type="float" office:value="0" calcext:value-type="float">
            <text:p>0</text:p>
          </table:table-cell>
          <table:table-cell/>
          <table:table-cell table:formula="of:=IF([.C37]=0;[.D37];[.C37])" office:value-type="string" office:string-value="CLB" calcext:value-type="string">
            <text:p>CLB</text:p>
          </table:table-cell>
          <table:table-cell/>
          <table:table-cell table:formula="of:=CONCATENATE([$przecinki.$A$2];[.B37];[$przecinki.$A$2];[$przecinki.$B$2];[$przecinki.$C$2];[$przecinki.$A$2];[.F37];[$przecinki.$A$2];[$przecinki.$D$2])" office:value-type="string" office:string-value="&quot;chn&quot;: &quot;CLB&quot;," calcext:value-type="string">
            <text:p>"chn": "CLB",</text:p>
          </table:table-cell>
        </table:table-row>
        <table:table-row table:style-name="ro1">
          <table:table-cell/>
          <table:table-cell table:formula="of:=[$tu_edytuj.G39]" office:value-type="string" office:string-value="chr" calcext:value-type="string">
            <text:p>chr</text:p>
          </table:table-cell>
          <table:table-cell table:formula="of:=[$tu_edytuj.H39]" office:value-type="string" office:string-value="CRB" calcext:value-type="string">
            <text:p>CRB</text:p>
          </table:table-cell>
          <table:table-cell table:formula="of:=[$tu_edytuj.I39]" office:value-type="float" office:value="0" calcext:value-type="float">
            <text:p>0</text:p>
          </table:table-cell>
          <table:table-cell/>
          <table:table-cell table:formula="of:=IF([.C38]=0;[.D38];[.C38])" office:value-type="string" office:string-value="CRB" calcext:value-type="string">
            <text:p>CRB</text:p>
          </table:table-cell>
          <table:table-cell/>
          <table:table-cell table:formula="of:=CONCATENATE([$przecinki.$A$2];[.B38];[$przecinki.$A$2];[$przecinki.$B$2];[$przecinki.$C$2];[$przecinki.$A$2];[.F38];[$przecinki.$A$2];[$przecinki.$D$2])" office:value-type="string" office:string-value="&quot;chr&quot;: &quot;CRB&quot;," calcext:value-type="string">
            <text:p>"chr": "CRB",</text:p>
          </table:table-cell>
        </table:table-row>
        <table:table-row table:style-name="ro1">
          <table:table-cell/>
          <table:table-cell table:formula="of:=[$tu_edytuj.G40]" office:value-type="string" office:string-value="chrz" calcext:value-type="string">
            <text:p>chrz</text:p>
          </table:table-cell>
          <table:table-cell table:formula="of:=[$tu_edytuj.H40]" office:value-type="string" office:string-value="CBSG" calcext:value-type="string">
            <text:p>CBSG</text:p>
          </table:table-cell>
          <table:table-cell table:formula="of:=[$tu_edytuj.I40]" office:value-type="float" office:value="0" calcext:value-type="float">
            <text:p>0</text:p>
          </table:table-cell>
          <table:table-cell/>
          <table:table-cell table:formula="of:=IF([.C39]=0;[.D39];[.C39])" office:value-type="string" office:string-value="CBSG" calcext:value-type="string">
            <text:p>CBSG</text:p>
          </table:table-cell>
          <table:table-cell/>
          <table:table-cell table:formula="of:=CONCATENATE([$przecinki.$A$2];[.B39];[$przecinki.$A$2];[$przecinki.$B$2];[$przecinki.$C$2];[$przecinki.$A$2];[.F39];[$przecinki.$A$2];[$przecinki.$D$2])" office:value-type="string" office:string-value="&quot;chrz&quot;: &quot;CBSG&quot;," calcext:value-type="string">
            <text:p>"chrz": "CBSG",</text:p>
          </table:table-cell>
        </table:table-row>
        <table:table-row table:style-name="ro1">
          <table:table-cell/>
          <table:table-cell table:formula="of:=[$tu_edytuj.G41]" office:value-type="string" office:string-value="chrzt" calcext:value-type="string">
            <text:p>chrzt</text:p>
          </table:table-cell>
          <table:table-cell table:formula="of:=[$tu_edytuj.H41]" office:value-type="string" office:string-value="CBSGT" calcext:value-type="string">
            <text:p>CBSGT</text:p>
          </table:table-cell>
          <table:table-cell table:formula="of:=[$tu_edytuj.I41]" office:value-type="float" office:value="0" calcext:value-type="float">
            <text:p>0</text:p>
          </table:table-cell>
          <table:table-cell/>
          <table:table-cell table:formula="of:=IF([.C40]=0;[.D40];[.C40])" office:value-type="string" office:string-value="CBSGT" calcext:value-type="string">
            <text:p>CBSGT</text:p>
          </table:table-cell>
          <table:table-cell/>
          <table:table-cell table:formula="of:=CONCATENATE([$przecinki.$A$2];[.B40];[$przecinki.$A$2];[$przecinki.$B$2];[$przecinki.$C$2];[$przecinki.$A$2];[.F40];[$przecinki.$A$2];[$przecinki.$D$2])" office:value-type="string" office:string-value="&quot;chrzt&quot;: &quot;CBSGT&quot;," calcext:value-type="string">
            <text:p>"chrzt": "CBSGT",</text:p>
          </table:table-cell>
        </table:table-row>
        <table:table-row table:style-name="ro1">
          <table:table-cell/>
          <table:table-cell table:formula="of:=[$tu_edytuj.G42]" office:value-type="string" office:string-value="chś" calcext:value-type="string">
            <text:p>chś</text:p>
          </table:table-cell>
          <table:table-cell table:formula="of:=[$tu_edytuj.H42]" office:value-type="string" office:string-value="CBSO" calcext:value-type="string">
            <text:p>CBSO</text:p>
          </table:table-cell>
          <table:table-cell table:formula="of:=[$tu_edytuj.I42]" office:value-type="float" office:value="0" calcext:value-type="float">
            <text:p>0</text:p>
          </table:table-cell>
          <table:table-cell/>
          <table:table-cell table:formula="of:=IF([.C41]=0;[.D41];[.C41])" office:value-type="string" office:string-value="CBSO" calcext:value-type="string">
            <text:p>CBSO</text:p>
          </table:table-cell>
          <table:table-cell/>
          <table:table-cell table:formula="of:=CONCATENATE([$przecinki.$A$2];[.B41];[$przecinki.$A$2];[$przecinki.$B$2];[$przecinki.$C$2];[$przecinki.$A$2];[.F41];[$przecinki.$A$2];[$przecinki.$D$2])" office:value-type="string" office:string-value="&quot;chś&quot;: &quot;CBSO&quot;," calcext:value-type="string">
            <text:p>"chś": "CBSO",</text:p>
          </table:table-cell>
        </table:table-row>
        <table:table-row table:style-name="ro1">
          <table:table-cell/>
          <table:table-cell table:formula="of:=[$tu_edytuj.G43]" office:value-type="string" office:string-value="chsi" calcext:value-type="string">
            <text:p>chsi</text:p>
          </table:table-cell>
          <table:table-cell table:formula="of:=[$tu_edytuj.H43]" office:value-type="string" office:string-value="CBSW" calcext:value-type="string">
            <text:p>CBSW</text:p>
          </table:table-cell>
          <table:table-cell table:formula="of:=[$tu_edytuj.I43]" office:value-type="float" office:value="0" calcext:value-type="float">
            <text:p>0</text:p>
          </table:table-cell>
          <table:table-cell/>
          <table:table-cell table:formula="of:=IF([.C42]=0;[.D42];[.C42])" office:value-type="string" office:string-value="CBSW" calcext:value-type="string">
            <text:p>CBSW</text:p>
          </table:table-cell>
          <table:table-cell/>
          <table:table-cell table:formula="of:=CONCATENATE([$przecinki.$A$2];[.B42];[$przecinki.$A$2];[$przecinki.$B$2];[$przecinki.$C$2];[$przecinki.$A$2];[.F42];[$przecinki.$A$2];[$przecinki.$D$2])" office:value-type="string" office:string-value="&quot;chsi&quot;: &quot;CBSW&quot;," calcext:value-type="string">
            <text:p>"chsi": "CBSW",</text:p>
          </table:table-cell>
        </table:table-row>
        <table:table-row table:style-name="ro1">
          <table:table-cell/>
          <table:table-cell table:formula="of:=[$tu_edytuj.G44]" office:value-type="string" office:string-value="cht" calcext:value-type="string">
            <text:p>cht</text:p>
          </table:table-cell>
          <table:table-cell table:formula="of:=[$tu_edytuj.H44]" office:value-type="string" office:string-value="CBT" calcext:value-type="string">
            <text:p>CBT</text:p>
          </table:table-cell>
          <table:table-cell table:formula="of:=[$tu_edytuj.I44]" office:value-type="float" office:value="0" calcext:value-type="float">
            <text:p>0</text:p>
          </table:table-cell>
          <table:table-cell/>
          <table:table-cell table:formula="of:=IF([.C43]=0;[.D43];[.C43])" office:value-type="string" office:string-value="CBT" calcext:value-type="string">
            <text:p>CBT</text:p>
          </table:table-cell>
          <table:table-cell/>
          <table:table-cell table:formula="of:=CONCATENATE([$przecinki.$A$2];[.B43];[$przecinki.$A$2];[$przecinki.$B$2];[$przecinki.$C$2];[$przecinki.$A$2];[.F43];[$przecinki.$A$2];[$przecinki.$D$2])" office:value-type="string" office:string-value="&quot;cht&quot;: &quot;CBT&quot;," calcext:value-type="string">
            <text:p>"cht": "CBT",</text:p>
          </table:table-cell>
        </table:table-row>
        <table:table-row table:style-name="ro1">
          <table:table-cell/>
          <table:table-cell table:formula="of:=[$tu_edytuj.G45]" office:value-type="string" office:string-value="chtr" calcext:value-type="string">
            <text:p>chtr</text:p>
          </table:table-cell>
          <table:table-cell table:formula="of:=[$tu_edytuj.H45]" office:value-type="string" office:string-value="CRBT" calcext:value-type="string">
            <text:p>CRBT</text:p>
          </table:table-cell>
          <table:table-cell table:formula="of:=[$tu_edytuj.I45]" office:value-type="float" office:value="0" calcext:value-type="float">
            <text:p>0</text:p>
          </table:table-cell>
          <table:table-cell/>
          <table:table-cell table:formula="of:=IF([.C44]=0;[.D44];[.C44])" office:value-type="string" office:string-value="CRBT" calcext:value-type="string">
            <text:p>CRBT</text:p>
          </table:table-cell>
          <table:table-cell/>
          <table:table-cell table:formula="of:=CONCATENATE([$przecinki.$A$2];[.B44];[$przecinki.$A$2];[$przecinki.$B$2];[$przecinki.$C$2];[$przecinki.$A$2];[.F44];[$przecinki.$A$2];[$przecinki.$D$2])" office:value-type="string" office:string-value="&quot;chtr&quot;: &quot;CRBT&quot;," calcext:value-type="string">
            <text:p>"chtr": "CRBT",</text:p>
          </table:table-cell>
        </table:table-row>
        <table:table-row table:style-name="ro1">
          <table:table-cell/>
          <table:table-cell table:formula="of:=[$tu_edytuj.G46]" office:value-type="string" office:string-value="chw" calcext:value-type="string">
            <text:p>chw</text:p>
          </table:table-cell>
          <table:table-cell table:formula="of:=[$tu_edytuj.H46]" office:value-type="string" office:string-value="CBW" calcext:value-type="string">
            <text:p>CBW</text:p>
          </table:table-cell>
          <table:table-cell table:formula="of:=[$tu_edytuj.I46]" office:value-type="float" office:value="0" calcext:value-type="float">
            <text:p>0</text:p>
          </table:table-cell>
          <table:table-cell/>
          <table:table-cell table:formula="of:=IF([.C45]=0;[.D45];[.C45])" office:value-type="string" office:string-value="CBW" calcext:value-type="string">
            <text:p>CBW</text:p>
          </table:table-cell>
          <table:table-cell/>
          <table:table-cell table:formula="of:=CONCATENATE([$przecinki.$A$2];[.B45];[$przecinki.$A$2];[$przecinki.$B$2];[$przecinki.$C$2];[$przecinki.$A$2];[.F45];[$przecinki.$A$2];[$przecinki.$D$2])" office:value-type="string" office:string-value="&quot;chw&quot;: &quot;CBW&quot;," calcext:value-type="string">
            <text:p>"chw": "CBW",</text:p>
          </table:table-cell>
        </table:table-row>
        <table:table-row table:style-name="ro1">
          <table:table-cell/>
          <table:table-cell table:formula="of:=[$tu_edytuj.G47]" office:value-type="string" office:string-value="cz" calcext:value-type="string">
            <text:p>cz</text:p>
          </table:table-cell>
          <table:table-cell table:formula="of:=[$tu_edytuj.H47]" office:value-type="string" office:string-value="GW" calcext:value-type="string">
            <text:p>GW</text:p>
          </table:table-cell>
          <table:table-cell table:formula="of:=[$tu_edytuj.I47]" office:value-type="float" office:value="0" calcext:value-type="float">
            <text:p>0</text:p>
          </table:table-cell>
          <table:table-cell/>
          <table:table-cell table:formula="of:=IF([.C46]=0;[.D46];[.C46])" office:value-type="string" office:string-value="GW" calcext:value-type="string">
            <text:p>GW</text:p>
          </table:table-cell>
          <table:table-cell/>
          <table:table-cell table:formula="of:=CONCATENATE([$przecinki.$A$2];[.B46];[$przecinki.$A$2];[$przecinki.$B$2];[$przecinki.$C$2];[$przecinki.$A$2];[.F46];[$przecinki.$A$2];[$przecinki.$D$2])" office:value-type="string" office:string-value="&quot;cz&quot;: &quot;GW&quot;," calcext:value-type="string">
            <text:p>"cz": "GW",</text:p>
          </table:table-cell>
        </table:table-row>
        <table:table-row table:style-name="ro1">
          <table:table-cell/>
          <table:table-cell table:formula="of:=[$tu_edytuj.G48]" office:value-type="string" office:string-value="czb" calcext:value-type="string">
            <text:p>czb</text:p>
          </table:table-cell>
          <table:table-cell table:formula="of:=[$tu_edytuj.H48]" office:value-type="string" office:string-value="BGW" calcext:value-type="string">
            <text:p>BGW</text:p>
          </table:table-cell>
          <table:table-cell table:formula="of:=[$tu_edytuj.I48]" office:value-type="float" office:value="0" calcext:value-type="float">
            <text:p>0</text:p>
          </table:table-cell>
          <table:table-cell/>
          <table:table-cell table:formula="of:=IF([.C47]=0;[.D47];[.C47])" office:value-type="string" office:string-value="BGW" calcext:value-type="string">
            <text:p>BGW</text:p>
          </table:table-cell>
          <table:table-cell/>
          <table:table-cell table:formula="of:=CONCATENATE([$przecinki.$A$2];[.B47];[$przecinki.$A$2];[$przecinki.$B$2];[$przecinki.$C$2];[$przecinki.$A$2];[.F47];[$przecinki.$A$2];[$przecinki.$D$2])" office:value-type="string" office:string-value="&quot;czb&quot;: &quot;BGW&quot;," calcext:value-type="string">
            <text:p>"czb": "BGW",</text:p>
          </table:table-cell>
        </table:table-row>
        <table:table-row table:style-name="ro1">
          <table:table-cell/>
          <table:table-cell table:formula="of:=[$tu_edytuj.G49]" office:value-type="string" office:string-value="czm" calcext:value-type="string">
            <text:p>czm</text:p>
          </table:table-cell>
          <table:table-cell table:formula="of:=[$tu_edytuj.H49]" office:value-type="string" office:string-value="CSGW" calcext:value-type="string">
            <text:p>CSGW</text:p>
          </table:table-cell>
          <table:table-cell table:formula="of:=[$tu_edytuj.I49]" office:value-type="float" office:value="0" calcext:value-type="float">
            <text:p>0</text:p>
          </table:table-cell>
          <table:table-cell/>
          <table:table-cell table:formula="of:=IF([.C48]=0;[.D48];[.C48])" office:value-type="string" office:string-value="CSGW" calcext:value-type="string">
            <text:p>CSGW</text:p>
          </table:table-cell>
          <table:table-cell/>
          <table:table-cell table:formula="of:=CONCATENATE([$przecinki.$A$2];[.B48];[$przecinki.$A$2];[$przecinki.$B$2];[$przecinki.$C$2];[$przecinki.$A$2];[.F48];[$przecinki.$A$2];[$przecinki.$D$2])" office:value-type="string" office:string-value="&quot;czm&quot;: &quot;CSGW&quot;," calcext:value-type="string">
            <text:p>"czm": "CSGW",</text:p>
          </table:table-cell>
        </table:table-row>
        <table:table-row table:style-name="ro1">
          <table:table-cell/>
          <table:table-cell table:formula="of:=[$tu_edytuj.G50]" office:value-type="string" office:string-value="czt" calcext:value-type="string">
            <text:p>czt</text:p>
          </table:table-cell>
          <table:table-cell table:formula="of:=[$tu_edytuj.H50]" office:value-type="string" office:string-value="GTW" calcext:value-type="string">
            <text:p>GTW</text:p>
          </table:table-cell>
          <table:table-cell table:formula="of:=[$tu_edytuj.I50]" office:value-type="float" office:value="0" calcext:value-type="float">
            <text:p>0</text:p>
          </table:table-cell>
          <table:table-cell/>
          <table:table-cell table:formula="of:=IF([.C49]=0;[.D49];[.C49])" office:value-type="string" office:string-value="GTW" calcext:value-type="string">
            <text:p>GTW</text:p>
          </table:table-cell>
          <table:table-cell/>
          <table:table-cell table:formula="of:=CONCATENATE([$przecinki.$A$2];[.B49];[$przecinki.$A$2];[$przecinki.$B$2];[$przecinki.$C$2];[$przecinki.$A$2];[.F49];[$przecinki.$A$2];[$przecinki.$D$2])" office:value-type="string" office:string-value="&quot;czt&quot;: &quot;GTW&quot;," calcext:value-type="string">
            <text:p>"czt": "GTW",</text:p>
          </table:table-cell>
        </table:table-row>
        <table:table-row table:style-name="ro1">
          <table:table-cell/>
          <table:table-cell table:formula="of:=[$tu_edytuj.G51]" office:value-type="string" office:string-value="ć" calcext:value-type="string">
            <text:p>ć</text:p>
          </table:table-cell>
          <table:table-cell table:formula="of:=[$tu_edytuj.H51]" office:value-type="string" office:string-value="TO" calcext:value-type="string">
            <text:p>TO</text:p>
          </table:table-cell>
          <table:table-cell table:formula="of:=[$tu_edytuj.I51]" office:value-type="float" office:value="0" calcext:value-type="float">
            <text:p>0</text:p>
          </table:table-cell>
          <table:table-cell/>
          <table:table-cell table:formula="of:=IF([.C50]=0;[.D50];[.C50])" office:value-type="string" office:string-value="TO" calcext:value-type="string">
            <text:p>TO</text:p>
          </table:table-cell>
          <table:table-cell/>
          <table:table-cell table:formula="of:=CONCATENATE([$przecinki.$A$2];[.B50];[$przecinki.$A$2];[$przecinki.$B$2];[$przecinki.$C$2];[$przecinki.$A$2];[.F50];[$przecinki.$A$2];[$przecinki.$D$2])" office:value-type="string" office:string-value="&quot;ć&quot;: &quot;TO&quot;," calcext:value-type="string">
            <text:p>"ć": "TO",</text:p>
          </table:table-cell>
        </table:table-row>
        <table:table-row table:style-name="ro1">
          <table:table-cell/>
          <table:table-cell table:formula="of:=[$tu_edytuj.G52]" office:value-type="string" office:string-value="ci" calcext:value-type="string">
            <text:p>ci</text:p>
          </table:table-cell>
          <table:table-cell table:formula="of:=[$tu_edytuj.H52]" office:value-type="string" office:string-value="TW" calcext:value-type="string">
            <text:p>TW</text:p>
          </table:table-cell>
          <table:table-cell table:formula="of:=[$tu_edytuj.I52]" office:value-type="float" office:value="0" calcext:value-type="float">
            <text:p>0</text:p>
          </table:table-cell>
          <table:table-cell/>
          <table:table-cell table:formula="of:=IF([.C51]=0;[.D51];[.C51])" office:value-type="string" office:string-value="TW" calcext:value-type="string">
            <text:p>TW</text:p>
          </table:table-cell>
          <table:table-cell/>
          <table:table-cell table:formula="of:=CONCATENATE([$przecinki.$A$2];[.B51];[$przecinki.$A$2];[$przecinki.$B$2];[$przecinki.$C$2];[$przecinki.$A$2];[.F51];[$przecinki.$A$2];[$przecinki.$D$2])" office:value-type="string" office:string-value="&quot;ci&quot;: &quot;TW&quot;," calcext:value-type="string">
            <text:p>"ci": "TW",</text:p>
          </table:table-cell>
        </table:table-row>
        <table:table-row table:style-name="ro1">
          <table:table-cell/>
          <table:table-cell table:formula="of:=[$tu_edytuj.G53]" office:value-type="string" office:string-value="ćm" calcext:value-type="string">
            <text:p>ćm</text:p>
          </table:table-cell>
          <table:table-cell table:formula="of:=[$tu_edytuj.H53]" office:value-type="string" office:string-value="CSTW" calcext:value-type="string">
            <text:p>CSTW</text:p>
          </table:table-cell>
          <table:table-cell table:formula="of:=[$tu_edytuj.I53]" office:value-type="float" office:value="0" calcext:value-type="float">
            <text:p>0</text:p>
          </table:table-cell>
          <table:table-cell/>
          <table:table-cell table:formula="of:=IF([.C52]=0;[.D52];[.C52])" office:value-type="string" office:string-value="CSTW" calcext:value-type="string">
            <text:p>CSTW</text:p>
          </table:table-cell>
          <table:table-cell/>
          <table:table-cell table:formula="of:=CONCATENATE([$przecinki.$A$2];[.B52];[$przecinki.$A$2];[$przecinki.$B$2];[$przecinki.$C$2];[$przecinki.$A$2];[.F52];[$przecinki.$A$2];[$przecinki.$D$2])" office:value-type="string" office:string-value="&quot;ćm&quot;: &quot;CSTW&quot;," calcext:value-type="string">
            <text:p>"ćm": "CSTW",</text:p>
          </table:table-cell>
        </table:table-row>
        <table:table-row table:style-name="ro1">
          <table:table-cell/>
          <table:table-cell table:formula="of:=[$tu_edytuj.G54]" office:value-type="string" office:string-value="d" calcext:value-type="string">
            <text:p>d</text:p>
          </table:table-cell>
          <table:table-cell table:formula="of:=[$tu_edytuj.H54]" office:value-type="string" office:string-value="T" calcext:value-type="string">
            <text:p>T</text:p>
          </table:table-cell>
          <table:table-cell table:formula="of:=[$tu_edytuj.I54]" office:value-type="float" office:value="0" calcext:value-type="float">
            <text:p>0</text:p>
          </table:table-cell>
          <table:table-cell/>
          <table:table-cell table:formula="of:=IF([.C53]=0;[.D53];[.C53])" office:value-type="string" office:string-value="T" calcext:value-type="string">
            <text:p>T</text:p>
          </table:table-cell>
          <table:table-cell/>
          <table:table-cell table:formula="of:=CONCATENATE([$przecinki.$A$2];[.B53];[$przecinki.$A$2];[$przecinki.$B$2];[$przecinki.$C$2];[$przecinki.$A$2];[.F53];[$przecinki.$A$2];[$przecinki.$D$2])" office:value-type="string" office:string-value="&quot;d&quot;: &quot;T&quot;," calcext:value-type="string">
            <text:p>"d": "T",</text:p>
          </table:table-cell>
        </table:table-row>
        <table:table-row table:style-name="ro1">
          <table:table-cell/>
          <table:table-cell table:formula="of:=[$tu_edytuj.G55]" office:value-type="string" office:string-value="dl" calcext:value-type="string">
            <text:p>dl</text:p>
          </table:table-cell>
          <table:table-cell table:formula="of:=[$tu_edytuj.H55]" office:value-type="string" office:string-value="LT" calcext:value-type="string">
            <text:p>LT</text:p>
          </table:table-cell>
          <table:table-cell table:formula="of:=[$tu_edytuj.I55]" office:value-type="float" office:value="0" calcext:value-type="float">
            <text:p>0</text:p>
          </table:table-cell>
          <table:table-cell/>
          <table:table-cell table:formula="of:=IF([.C54]=0;[.D54];[.C54])" office:value-type="string" office:string-value="LT" calcext:value-type="string">
            <text:p>LT</text:p>
          </table:table-cell>
          <table:table-cell/>
          <table:table-cell table:formula="of:=CONCATENATE([$przecinki.$A$2];[.B54];[$przecinki.$A$2];[$przecinki.$B$2];[$przecinki.$C$2];[$przecinki.$A$2];[.F54];[$przecinki.$A$2];[$przecinki.$D$2])" office:value-type="string" office:string-value="&quot;dl&quot;: &quot;LT&quot;," calcext:value-type="string">
            <text:p>"dl": "LT",</text:p>
          </table:table-cell>
        </table:table-row>
        <table:table-row table:style-name="ro1">
          <table:table-cell/>
          <table:table-cell table:formula="of:=[$tu_edytuj.G56]" office:value-type="string" office:string-value="dł" calcext:value-type="string">
            <text:p>dł</text:p>
          </table:table-cell>
          <table:table-cell table:formula="of:=[$tu_edytuj.H56]" office:value-type="string" office:string-value="TW" calcext:value-type="string">
            <text:p>TW</text:p>
          </table:table-cell>
          <table:table-cell table:formula="of:=[$tu_edytuj.I56]" office:value-type="float" office:value="0" calcext:value-type="float">
            <text:p>0</text:p>
          </table:table-cell>
          <table:table-cell/>
          <table:table-cell table:formula="of:=IF([.C55]=0;[.D55];[.C55])" office:value-type="string" office:string-value="TW" calcext:value-type="string">
            <text:p>TW</text:p>
          </table:table-cell>
          <table:table-cell/>
          <table:table-cell table:formula="of:=CONCATENATE([$przecinki.$A$2];[.B55];[$przecinki.$A$2];[$przecinki.$B$2];[$przecinki.$C$2];[$przecinki.$A$2];[.F55];[$przecinki.$A$2];[$przecinki.$D$2])" office:value-type="string" office:string-value="&quot;dł&quot;: &quot;TW&quot;," calcext:value-type="string">
            <text:p>"dł": "TW",</text:p>
          </table:table-cell>
        </table:table-row>
        <table:table-row table:style-name="ro1">
          <table:table-cell/>
          <table:table-cell table:formula="of:=[$tu_edytuj.G57]" office:value-type="string" office:string-value="dm" calcext:value-type="string">
            <text:p>dm</text:p>
          </table:table-cell>
          <table:table-cell table:formula="of:=[$tu_edytuj.H57]" office:value-type="string" office:string-value="CST" calcext:value-type="string">
            <text:p>CST</text:p>
          </table:table-cell>
          <table:table-cell table:formula="of:=[$tu_edytuj.I57]" office:value-type="float" office:value="0" calcext:value-type="float">
            <text:p>0</text:p>
          </table:table-cell>
          <table:table-cell/>
          <table:table-cell table:formula="of:=IF([.C56]=0;[.D56];[.C56])" office:value-type="string" office:string-value="CST" calcext:value-type="string">
            <text:p>CST</text:p>
          </table:table-cell>
          <table:table-cell/>
          <table:table-cell table:formula="of:=CONCATENATE([$przecinki.$A$2];[.B56];[$przecinki.$A$2];[$przecinki.$B$2];[$przecinki.$C$2];[$przecinki.$A$2];[.F56];[$przecinki.$A$2];[$przecinki.$D$2])" office:value-type="string" office:string-value="&quot;dm&quot;: &quot;CST&quot;," calcext:value-type="string">
            <text:p>"dm": "CST",</text:p>
          </table:table-cell>
        </table:table-row>
        <table:table-row table:style-name="ro1">
          <table:table-cell/>
          <table:table-cell table:formula="of:=[$tu_edytuj.G58]" office:value-type="string" office:string-value="dn" calcext:value-type="string">
            <text:p>dn</text:p>
          </table:table-cell>
          <table:table-cell table:formula="of:=[$tu_edytuj.H58]" office:value-type="string" office:string-value="CLT" calcext:value-type="string">
            <text:p>CLT</text:p>
          </table:table-cell>
          <table:table-cell table:formula="of:=[$tu_edytuj.I58]" office:value-type="float" office:value="0" calcext:value-type="float">
            <text:p>0</text:p>
          </table:table-cell>
          <table:table-cell/>
          <table:table-cell table:formula="of:=IF([.C57]=0;[.D57];[.C57])" office:value-type="string" office:string-value="CLT" calcext:value-type="string">
            <text:p>CLT</text:p>
          </table:table-cell>
          <table:table-cell/>
          <table:table-cell table:formula="of:=CONCATENATE([$przecinki.$A$2];[.B57];[$przecinki.$A$2];[$przecinki.$B$2];[$przecinki.$C$2];[$przecinki.$A$2];[.F57];[$przecinki.$A$2];[$przecinki.$D$2])" office:value-type="string" office:string-value="&quot;dn&quot;: &quot;CLT&quot;," calcext:value-type="string">
            <text:p>"dn": "CLT",</text:p>
          </table:table-cell>
        </table:table-row>
        <table:table-row table:style-name="ro1">
          <table:table-cell/>
          <table:table-cell table:formula="of:=[$tu_edytuj.G59]" office:value-type="string" office:string-value="dni" calcext:value-type="string">
            <text:p>dni</text:p>
          </table:table-cell>
          <table:table-cell table:formula="of:=[$tu_edytuj.H59]" office:value-type="float" office:value="0" calcext:value-type="float">
            <text:p>0</text:p>
          </table:table-cell>
          <table:table-cell table:formula="of:=[$tu_edytuj.I59]" office:value-type="string" office:string-value="CLTW" calcext:value-type="string">
            <text:p>CLTW</text:p>
          </table:table-cell>
          <table:table-cell/>
          <table:table-cell table:formula="of:=IF([.C58]=0;[.D58];[.C58])" office:value-type="string" office:string-value="CLTW" calcext:value-type="string">
            <text:p>CLTW</text:p>
          </table:table-cell>
          <table:table-cell/>
          <table:table-cell table:formula="of:=CONCATENATE([$przecinki.$A$2];[.B58];[$przecinki.$A$2];[$przecinki.$B$2];[$przecinki.$C$2];[$przecinki.$A$2];[.F58];[$przecinki.$A$2];[$przecinki.$D$2])" office:value-type="string" office:string-value="&quot;dni&quot;: &quot;CLTW&quot;," calcext:value-type="string">
            <text:p>"dni": "CLTW",</text:p>
          </table:table-cell>
        </table:table-row>
        <table:table-row table:style-name="ro1">
          <table:table-cell/>
          <table:table-cell table:formula="of:=[$tu_edytuj.G60]" office:value-type="string" office:string-value="dr" calcext:value-type="string">
            <text:p>dr</text:p>
          </table:table-cell>
          <table:table-cell table:formula="of:=[$tu_edytuj.H60]" office:value-type="string" office:string-value="RT" calcext:value-type="string">
            <text:p>RT</text:p>
          </table:table-cell>
          <table:table-cell table:formula="of:=[$tu_edytuj.I60]" office:value-type="float" office:value="0" calcext:value-type="float">
            <text:p>0</text:p>
          </table:table-cell>
          <table:table-cell/>
          <table:table-cell table:formula="of:=IF([.C59]=0;[.D59];[.C59])" office:value-type="string" office:string-value="RT" calcext:value-type="string">
            <text:p>RT</text:p>
          </table:table-cell>
          <table:table-cell/>
          <table:table-cell table:formula="of:=CONCATENATE([$przecinki.$A$2];[.B59];[$przecinki.$A$2];[$przecinki.$B$2];[$przecinki.$C$2];[$przecinki.$A$2];[.F59];[$przecinki.$A$2];[$przecinki.$D$2])" office:value-type="string" office:string-value="&quot;dr&quot;: &quot;RT&quot;," calcext:value-type="string">
            <text:p>"dr": "RT",</text:p>
          </table:table-cell>
        </table:table-row>
        <table:table-row table:style-name="ro1">
          <table:table-cell/>
          <table:table-cell table:formula="of:=[$tu_edytuj.G61]" office:value-type="string" office:string-value="drń" calcext:value-type="string">
            <text:p>drń</text:p>
          </table:table-cell>
          <table:table-cell table:formula="of:=[$tu_edytuj.H61]" office:value-type="string" office:string-value="CRLO" calcext:value-type="string">
            <text:p>CRLO</text:p>
          </table:table-cell>
          <table:table-cell table:formula="of:=[$tu_edytuj.I61]" office:value-type="float" office:value="0" calcext:value-type="float">
            <text:p>0</text:p>
          </table:table-cell>
          <table:table-cell/>
          <table:table-cell table:formula="of:=IF([.C60]=0;[.D60];[.C60])" office:value-type="string" office:string-value="CRLO" calcext:value-type="string">
            <text:p>CRLO</text:p>
          </table:table-cell>
          <table:table-cell/>
          <table:table-cell table:formula="of:=CONCATENATE([$przecinki.$A$2];[.B60];[$przecinki.$A$2];[$przecinki.$B$2];[$przecinki.$C$2];[$przecinki.$A$2];[.F60];[$przecinki.$A$2];[$przecinki.$D$2])" office:value-type="string" office:string-value="&quot;drń&quot;: &quot;CRLO&quot;," calcext:value-type="string">
            <text:p>"drń": "CRLO",</text:p>
          </table:table-cell>
        </table:table-row>
        <table:table-row table:style-name="ro1">
          <table:table-cell/>
          <table:table-cell table:formula="of:=[$tu_edytuj.G62]" office:value-type="string" office:string-value="drni" calcext:value-type="string">
            <text:p>drni</text:p>
          </table:table-cell>
          <table:table-cell table:formula="of:=[$tu_edytuj.H62]" office:value-type="string" office:string-value="CRLW" calcext:value-type="string">
            <text:p>CRLW</text:p>
          </table:table-cell>
          <table:table-cell table:formula="of:=[$tu_edytuj.I62]" office:value-type="float" office:value="0" calcext:value-type="float">
            <text:p>0</text:p>
          </table:table-cell>
          <table:table-cell/>
          <table:table-cell table:formula="of:=IF([.C61]=0;[.D61];[.C61])" office:value-type="string" office:string-value="CRLW" calcext:value-type="string">
            <text:p>CRLW</text:p>
          </table:table-cell>
          <table:table-cell/>
          <table:table-cell table:formula="of:=CONCATENATE([$przecinki.$A$2];[.B61];[$przecinki.$A$2];[$przecinki.$B$2];[$przecinki.$C$2];[$przecinki.$A$2];[.F61];[$przecinki.$A$2];[$przecinki.$D$2])" office:value-type="string" office:string-value="&quot;drni&quot;: &quot;CRLW&quot;," calcext:value-type="string">
            <text:p>"drni": "CRLW",</text:p>
          </table:table-cell>
        </table:table-row>
        <table:table-row table:style-name="ro1">
          <table:table-cell/>
          <table:table-cell table:formula="of:=[$tu_edytuj.G63]" office:value-type="string" office:string-value="drz" calcext:value-type="string">
            <text:p>drz</text:p>
          </table:table-cell>
          <table:table-cell table:formula="of:=[$tu_edytuj.H63]" office:value-type="string" office:string-value="SGT" calcext:value-type="string">
            <text:p>SGT</text:p>
          </table:table-cell>
          <table:table-cell table:formula="of:=[$tu_edytuj.I63]" office:value-type="float" office:value="0" calcext:value-type="float">
            <text:p>0</text:p>
          </table:table-cell>
          <table:table-cell/>
          <table:table-cell table:formula="of:=IF([.C62]=0;[.D62];[.C62])" office:value-type="string" office:string-value="SGT" calcext:value-type="string">
            <text:p>SGT</text:p>
          </table:table-cell>
          <table:table-cell/>
          <table:table-cell table:formula="of:=CONCATENATE([$przecinki.$A$2];[.B62];[$przecinki.$A$2];[$przecinki.$B$2];[$przecinki.$C$2];[$przecinki.$A$2];[.F62];[$przecinki.$A$2];[$przecinki.$D$2])" office:value-type="string" office:string-value="&quot;drz&quot;: &quot;SGT&quot;," calcext:value-type="string">
            <text:p>"drz": "SGT",</text:p>
          </table:table-cell>
        </table:table-row>
        <table:table-row table:style-name="ro1">
          <table:table-cell/>
          <table:table-cell table:formula="of:=[$tu_edytuj.G64]" office:value-type="string" office:string-value="ds" calcext:value-type="string">
            <text:p>ds</text:p>
          </table:table-cell>
          <table:table-cell table:formula="of:=[$tu_edytuj.H64]" office:value-type="string" office:string-value="C" calcext:value-type="string">
            <text:p>C</text:p>
          </table:table-cell>
          <table:table-cell table:formula="of:=[$tu_edytuj.I64]" office:value-type="float" office:value="0" calcext:value-type="float">
            <text:p>0</text:p>
          </table:table-cell>
          <table:table-cell/>
          <table:table-cell table:formula="of:=IF([.C63]=0;[.D63];[.C63])" office:value-type="string" office:string-value="C" calcext:value-type="string">
            <text:p>C</text:p>
          </table:table-cell>
          <table:table-cell/>
          <table:table-cell table:formula="of:=CONCATENATE([$przecinki.$A$2];[.B63];[$przecinki.$A$2];[$przecinki.$B$2];[$przecinki.$C$2];[$przecinki.$A$2];[.F63];[$przecinki.$A$2];[$przecinki.$D$2])" office:value-type="string" office:string-value="&quot;ds&quot;: &quot;C&quot;," calcext:value-type="string">
            <text:p>"ds": "C",</text:p>
          </table:table-cell>
        </table:table-row>
        <table:table-row table:style-name="ro1">
          <table:table-cell/>
          <table:table-cell table:formula="of:=[$tu_edytuj.G65]" office:value-type="string" office:string-value="dś" calcext:value-type="string">
            <text:p>dś</text:p>
          </table:table-cell>
          <table:table-cell table:formula="of:=[$tu_edytuj.H65]" office:value-type="string" office:string-value="STO" calcext:value-type="string">
            <text:p>STO</text:p>
          </table:table-cell>
          <table:table-cell table:formula="of:=[$tu_edytuj.I65]" office:value-type="float" office:value="0" calcext:value-type="float">
            <text:p>0</text:p>
          </table:table-cell>
          <table:table-cell/>
          <table:table-cell table:formula="of:=IF([.C64]=0;[.D64];[.C64])" office:value-type="string" office:string-value="STO" calcext:value-type="string">
            <text:p>STO</text:p>
          </table:table-cell>
          <table:table-cell/>
          <table:table-cell table:formula="of:=CONCATENATE([$przecinki.$A$2];[.B64];[$przecinki.$A$2];[$przecinki.$B$2];[$przecinki.$C$2];[$przecinki.$A$2];[.F64];[$przecinki.$A$2];[$przecinki.$D$2])" office:value-type="string" office:string-value="&quot;dś&quot;: &quot;STO&quot;," calcext:value-type="string">
            <text:p>"dś": "STO",</text:p>
          </table:table-cell>
        </table:table-row>
        <table:table-row table:style-name="ro1">
          <table:table-cell/>
          <table:table-cell table:formula="of:=[$tu_edytuj.G66]" office:value-type="string" office:string-value="dsi" calcext:value-type="string">
            <text:p>dsi</text:p>
          </table:table-cell>
          <table:table-cell table:formula="of:=[$tu_edytuj.H66]" office:value-type="string" office:string-value="STW" calcext:value-type="string">
            <text:p>STW</text:p>
          </table:table-cell>
          <table:table-cell table:formula="of:=[$tu_edytuj.I66]" office:value-type="float" office:value="0" calcext:value-type="float">
            <text:p>0</text:p>
          </table:table-cell>
          <table:table-cell/>
          <table:table-cell table:formula="of:=IF([.C65]=0;[.D65];[.C65])" office:value-type="string" office:string-value="STW" calcext:value-type="string">
            <text:p>STW</text:p>
          </table:table-cell>
          <table:table-cell/>
          <table:table-cell table:formula="of:=CONCATENATE([$przecinki.$A$2];[.B65];[$przecinki.$A$2];[$przecinki.$B$2];[$przecinki.$C$2];[$przecinki.$A$2];[.F65];[$przecinki.$A$2];[$przecinki.$D$2])" office:value-type="string" office:string-value="&quot;dsi&quot;: &quot;STW&quot;," calcext:value-type="string">
            <text:p>"dsi": "STW",</text:p>
          </table:table-cell>
        </table:table-row>
        <table:table-row table:style-name="ro1">
          <table:table-cell/>
          <table:table-cell table:formula="of:=[$tu_edytuj.G67]" office:value-type="string" office:string-value="dw" calcext:value-type="string">
            <text:p>dw</text:p>
          </table:table-cell>
          <table:table-cell table:formula="of:=[$tu_edytuj.H67]" office:value-type="float" office:value="0" calcext:value-type="float">
            <text:p>0</text:p>
          </table:table-cell>
          <table:table-cell table:formula="of:=[$tu_edytuj.I67]" office:value-type="string" office:string-value="TW" calcext:value-type="string">
            <text:p>TW</text:p>
          </table:table-cell>
          <table:table-cell/>
          <table:table-cell table:formula="of:=IF([.C66]=0;[.D66];[.C66])" office:value-type="string" office:string-value="TW" calcext:value-type="string">
            <text:p>TW</text:p>
          </table:table-cell>
          <table:table-cell/>
          <table:table-cell table:formula="of:=CONCATENATE([$przecinki.$A$2];[.B66];[$przecinki.$A$2];[$przecinki.$B$2];[$przecinki.$C$2];[$przecinki.$A$2];[.F66];[$przecinki.$A$2];[$przecinki.$D$2])" office:value-type="string" office:string-value="&quot;dw&quot;: &quot;TW&quot;," calcext:value-type="string">
            <text:p>"dw": "TW",</text:p>
          </table:table-cell>
        </table:table-row>
        <table:table-row table:style-name="ro1">
          <table:table-cell/>
          <table:table-cell table:formula="of:=[$tu_edytuj.G68]" office:value-type="string" office:string-value="dz" calcext:value-type="string">
            <text:p>dz</text:p>
          </table:table-cell>
          <table:table-cell table:formula="of:=[$tu_edytuj.H68]" office:value-type="string" office:string-value="C" calcext:value-type="string">
            <text:p>C</text:p>
          </table:table-cell>
          <table:table-cell table:formula="of:=[$tu_edytuj.I68]" office:value-type="float" office:value="0" calcext:value-type="float">
            <text:p>0</text:p>
          </table:table-cell>
          <table:table-cell/>
          <table:table-cell table:formula="of:=IF([.C67]=0;[.D67];[.C67])" office:value-type="string" office:string-value="C" calcext:value-type="string">
            <text:p>C</text:p>
          </table:table-cell>
          <table:table-cell/>
          <table:table-cell table:formula="of:=CONCATENATE([$przecinki.$A$2];[.B67];[$przecinki.$A$2];[$przecinki.$B$2];[$przecinki.$C$2];[$przecinki.$A$2];[.F67];[$przecinki.$A$2];[$przecinki.$D$2])" office:value-type="string" office:string-value="&quot;dz&quot;: &quot;C&quot;," calcext:value-type="string">
            <text:p>"dz": "C",</text:p>
          </table:table-cell>
        </table:table-row>
        <table:table-row table:style-name="ro1">
          <table:table-cell/>
          <table:table-cell table:formula="of:=[$tu_edytuj.G69]" office:value-type="string" office:string-value="dztw" calcext:value-type="string">
            <text:p>dztw</text:p>
          </table:table-cell>
          <table:table-cell table:formula="of:=[$tu_edytuj.H69]" office:value-type="string" office:string-value="CTW" calcext:value-type="string">
            <text:p>CTW</text:p>
          </table:table-cell>
          <table:table-cell table:formula="of:=[$tu_edytuj.I69]" office:value-type="float" office:value="0" calcext:value-type="float">
            <text:p>0</text:p>
          </table:table-cell>
          <table:table-cell/>
          <table:table-cell table:formula="of:=IF([.C68]=0;[.D68];[.C68])" office:value-type="string" office:string-value="CTW" calcext:value-type="string">
            <text:p>CTW</text:p>
          </table:table-cell>
          <table:table-cell/>
          <table:table-cell table:formula="of:=CONCATENATE([$przecinki.$A$2];[.B68];[$przecinki.$A$2];[$przecinki.$B$2];[$przecinki.$C$2];[$przecinki.$A$2];[.F68];[$przecinki.$A$2];[$przecinki.$D$2])" office:value-type="string" office:string-value="&quot;dztw&quot;: &quot;CTW&quot;," calcext:value-type="string">
            <text:p>"dztw": "CTW",</text:p>
          </table:table-cell>
        </table:table-row>
        <table:table-row table:style-name="ro1">
          <table:table-cell/>
          <table:table-cell table:formula="of:=[$tu_edytuj.G70]" office:value-type="string" office:string-value="dź" calcext:value-type="string">
            <text:p>dź</text:p>
          </table:table-cell>
          <table:table-cell table:formula="of:=[$tu_edytuj.H70]" office:value-type="string" office:string-value="CO" calcext:value-type="string">
            <text:p>CO</text:p>
          </table:table-cell>
          <table:table-cell table:formula="of:=[$tu_edytuj.I70]" office:value-type="float" office:value="0" calcext:value-type="float">
            <text:p>0</text:p>
          </table:table-cell>
          <table:table-cell/>
          <table:table-cell table:formula="of:=IF([.C69]=0;[.D69];[.C69])" office:value-type="string" office:string-value="CO" calcext:value-type="string">
            <text:p>CO</text:p>
          </table:table-cell>
          <table:table-cell/>
          <table:table-cell table:formula="of:=CONCATENATE([$przecinki.$A$2];[.B69];[$przecinki.$A$2];[$przecinki.$B$2];[$przecinki.$C$2];[$przecinki.$A$2];[.F69];[$przecinki.$A$2];[$przecinki.$D$2])" office:value-type="string" office:string-value="&quot;dź&quot;: &quot;CO&quot;," calcext:value-type="string">
            <text:p>"dź": "CO",</text:p>
          </table:table-cell>
        </table:table-row>
        <table:table-row table:style-name="ro1">
          <table:table-cell/>
          <table:table-cell table:formula="of:=[$tu_edytuj.G71]" office:value-type="string" office:string-value="dzi" calcext:value-type="string">
            <text:p>dzi</text:p>
          </table:table-cell>
          <table:table-cell table:formula="of:=[$tu_edytuj.H71]" office:value-type="string" office:string-value="CW" calcext:value-type="string">
            <text:p>CW</text:p>
          </table:table-cell>
          <table:table-cell table:formula="of:=[$tu_edytuj.I71]" office:value-type="float" office:value="0" calcext:value-type="float">
            <text:p>0</text:p>
          </table:table-cell>
          <table:table-cell/>
          <table:table-cell table:formula="of:=IF([.C70]=0;[.D70];[.C70])" office:value-type="string" office:string-value="CW" calcext:value-type="string">
            <text:p>CW</text:p>
          </table:table-cell>
          <table:table-cell/>
          <table:table-cell table:formula="of:=CONCATENATE([$przecinki.$A$2];[.B70];[$przecinki.$A$2];[$przecinki.$B$2];[$przecinki.$C$2];[$przecinki.$A$2];[.F70];[$przecinki.$A$2];[$przecinki.$D$2])" office:value-type="string" office:string-value="&quot;dzi&quot;: &quot;CW&quot;," calcext:value-type="string">
            <text:p>"dzi": "CW",</text:p>
          </table:table-cell>
        </table:table-row>
        <table:table-row table:style-name="ro1">
          <table:table-cell/>
          <table:table-cell table:formula="of:=[$tu_edytuj.G72]" office:value-type="string" office:string-value="dźb" calcext:value-type="string">
            <text:p>dźb</text:p>
          </table:table-cell>
          <table:table-cell table:formula="of:=[$tu_edytuj.H72]" office:value-type="string" office:string-value="BTW" calcext:value-type="string">
            <text:p>BTW</text:p>
          </table:table-cell>
          <table:table-cell table:formula="of:=[$tu_edytuj.I72]" office:value-type="float" office:value="0" calcext:value-type="float">
            <text:p>0</text:p>
          </table:table-cell>
          <table:table-cell/>
          <table:table-cell table:formula="of:=IF([.C71]=0;[.D71];[.C71])" office:value-type="string" office:string-value="BTW" calcext:value-type="string">
            <text:p>BTW</text:p>
          </table:table-cell>
          <table:table-cell/>
          <table:table-cell table:formula="of:=CONCATENATE([$przecinki.$A$2];[.B71];[$przecinki.$A$2];[$przecinki.$B$2];[$przecinki.$C$2];[$przecinki.$A$2];[.F71];[$przecinki.$A$2];[$przecinki.$D$2])" office:value-type="string" office:string-value="&quot;dźb&quot;: &quot;BTW&quot;," calcext:value-type="string">
            <text:p>"dźb": "BTW",</text:p>
          </table:table-cell>
        </table:table-row>
        <table:table-row table:style-name="ro1">
          <table:table-cell/>
          <table:table-cell table:formula="of:=[$tu_edytuj.G73]" office:value-type="string" office:string-value="dźstw" calcext:value-type="string">
            <text:p>dźstw</text:p>
          </table:table-cell>
          <table:table-cell table:formula="of:=[$tu_edytuj.H73]" office:value-type="string" office:string-value="CSTW" calcext:value-type="string">
            <text:p>CSTW</text:p>
          </table:table-cell>
          <table:table-cell table:formula="of:=[$tu_edytuj.I73]" office:value-type="float" office:value="0" calcext:value-type="float">
            <text:p>0</text:p>
          </table:table-cell>
          <table:table-cell/>
          <table:table-cell table:formula="of:=IF([.C72]=0;[.D72];[.C72])" office:value-type="string" office:string-value="CSTW" calcext:value-type="string">
            <text:p>CSTW</text:p>
          </table:table-cell>
          <table:table-cell/>
          <table:table-cell table:formula="of:=CONCATENATE([$przecinki.$A$2];[.B72];[$przecinki.$A$2];[$przecinki.$B$2];[$przecinki.$C$2];[$przecinki.$A$2];[.F72];[$przecinki.$A$2];[$przecinki.$D$2])" office:value-type="string" office:string-value="&quot;dźstw&quot;: &quot;CSTW&quot;," calcext:value-type="string">
            <text:p>"dźstw": "CSTW",</text:p>
          </table:table-cell>
        </table:table-row>
        <table:table-row table:style-name="ro1">
          <table:table-cell/>
          <table:table-cell table:formula="of:=[$tu_edytuj.G74]" office:value-type="string" office:string-value="dż" calcext:value-type="string">
            <text:p>dż</text:p>
          </table:table-cell>
          <table:table-cell table:formula="of:=[$tu_edytuj.H74]" office:value-type="string" office:string-value="GW" calcext:value-type="string">
            <text:p>GW</text:p>
          </table:table-cell>
          <table:table-cell table:formula="of:=[$tu_edytuj.I74]" office:value-type="float" office:value="0" calcext:value-type="float">
            <text:p>0</text:p>
          </table:table-cell>
          <table:table-cell/>
          <table:table-cell table:formula="of:=IF([.C73]=0;[.D73];[.C73])" office:value-type="string" office:string-value="GW" calcext:value-type="string">
            <text:p>GW</text:p>
          </table:table-cell>
          <table:table-cell/>
          <table:table-cell table:formula="of:=CONCATENATE([$przecinki.$A$2];[.B73];[$przecinki.$A$2];[$przecinki.$B$2];[$przecinki.$C$2];[$przecinki.$A$2];[.F73];[$przecinki.$A$2];[$przecinki.$D$2])" office:value-type="string" office:string-value="&quot;dż&quot;: &quot;GW&quot;," calcext:value-type="string">
            <text:p>"dż": "GW",</text:p>
          </table:table-cell>
        </table:table-row>
        <table:table-row table:style-name="ro1">
          <table:table-cell/>
          <table:table-cell table:formula="of:=[$tu_edytuj.G75]" office:value-type="string" office:string-value="dżdż" calcext:value-type="string">
            <text:p>dżdż</text:p>
          </table:table-cell>
          <table:table-cell table:formula="of:=[$tu_edytuj.H75]" office:value-type="string" office:string-value="GW" calcext:value-type="string">
            <text:p>GW</text:p>
          </table:table-cell>
          <table:table-cell table:formula="of:=[$tu_edytuj.I75]" office:value-type="float" office:value="0" calcext:value-type="float">
            <text:p>0</text:p>
          </table:table-cell>
          <table:table-cell/>
          <table:table-cell table:formula="of:=IF([.C74]=0;[.D74];[.C74])" office:value-type="string" office:string-value="GW" calcext:value-type="string">
            <text:p>GW</text:p>
          </table:table-cell>
          <table:table-cell/>
          <table:table-cell table:formula="of:=CONCATENATE([$przecinki.$A$2];[.B74];[$przecinki.$A$2];[$przecinki.$B$2];[$przecinki.$C$2];[$przecinki.$A$2];[.F74];[$przecinki.$A$2];[$przecinki.$D$2])" office:value-type="string" office:string-value="&quot;dżdż&quot;: &quot;GW&quot;," calcext:value-type="string">
            <text:p>"dżdż": "GW",</text:p>
          </table:table-cell>
        </table:table-row>
        <table:table-row table:style-name="ro1">
          <table:table-cell/>
          <table:table-cell table:formula="of:=[$tu_edytuj.G76]" office:value-type="string" office:string-value="dżm" calcext:value-type="string">
            <text:p>dżm</text:p>
          </table:table-cell>
          <table:table-cell table:formula="of:=[$tu_edytuj.H76]" office:value-type="string" office:string-value="CSGW" calcext:value-type="string">
            <text:p>CSGW</text:p>
          </table:table-cell>
          <table:table-cell table:formula="of:=[$tu_edytuj.I76]" office:value-type="float" office:value="0" calcext:value-type="float">
            <text:p>0</text:p>
          </table:table-cell>
          <table:table-cell/>
          <table:table-cell table:formula="of:=IF([.C75]=0;[.D75];[.C75])" office:value-type="string" office:string-value="CSGW" calcext:value-type="string">
            <text:p>CSGW</text:p>
          </table:table-cell>
          <table:table-cell/>
          <table:table-cell table:formula="of:=CONCATENATE([$przecinki.$A$2];[.B75];[$przecinki.$A$2];[$przecinki.$B$2];[$przecinki.$C$2];[$przecinki.$A$2];[.F75];[$przecinki.$A$2];[$przecinki.$D$2])" office:value-type="string" office:string-value="&quot;dżm&quot;: &quot;CSGW&quot;," calcext:value-type="string">
            <text:p>"dżm": "CSGW",</text:p>
          </table:table-cell>
        </table:table-row>
        <table:table-row table:style-name="ro1">
          <table:table-cell/>
          <table:table-cell table:formula="of:=[$tu_edytuj.G77]" office:value-type="string" office:string-value="dżr" calcext:value-type="string">
            <text:p>dżr</text:p>
          </table:table-cell>
          <table:table-cell table:formula="of:=[$tu_edytuj.H77]" office:value-type="string" office:string-value="RSG" calcext:value-type="string">
            <text:p>RSG</text:p>
          </table:table-cell>
          <table:table-cell table:formula="of:=[$tu_edytuj.I77]" office:value-type="float" office:value="0" calcext:value-type="float">
            <text:p>0</text:p>
          </table:table-cell>
          <table:table-cell/>
          <table:table-cell table:formula="of:=IF([.C76]=0;[.D76];[.C76])" office:value-type="string" office:string-value="RSG" calcext:value-type="string">
            <text:p>RSG</text:p>
          </table:table-cell>
          <table:table-cell/>
          <table:table-cell table:formula="of:=CONCATENATE([$przecinki.$A$2];[.B76];[$przecinki.$A$2];[$przecinki.$B$2];[$przecinki.$C$2];[$przecinki.$A$2];[.F76];[$przecinki.$A$2];[$przecinki.$D$2])" office:value-type="string" office:string-value="&quot;dżr&quot;: &quot;RSG&quot;," calcext:value-type="string">
            <text:p>"dżr": "RSG",</text:p>
          </table:table-cell>
        </table:table-row>
        <table:table-row table:style-name="ro1">
          <table:table-cell/>
          <table:table-cell table:formula="of:=[$tu_edytuj.G78]" office:value-type="string" office:string-value="f" calcext:value-type="string">
            <text:p>f</text:p>
          </table:table-cell>
          <table:table-cell table:formula="of:=[$tu_edytuj.H78]" office:value-type="float" office:value="0" calcext:value-type="float">
            <text:p>0</text:p>
          </table:table-cell>
          <table:table-cell table:formula="of:=[$tu_edytuj.I78]" office:value-type="string" office:string-value="W" calcext:value-type="string">
            <text:p>W</text:p>
          </table:table-cell>
          <table:table-cell/>
          <table:table-cell table:formula="of:=IF([.C77]=0;[.D77];[.C77])" office:value-type="string" office:string-value="W" calcext:value-type="string">
            <text:p>W</text:p>
          </table:table-cell>
          <table:table-cell/>
          <table:table-cell table:formula="of:=CONCATENATE([$przecinki.$A$2];[.B77];[$przecinki.$A$2];[$przecinki.$B$2];[$przecinki.$C$2];[$przecinki.$A$2];[.F77];[$przecinki.$A$2];[$przecinki.$D$2])" office:value-type="string" office:string-value="&quot;f&quot;: &quot;W&quot;," calcext:value-type="string">
            <text:p>"f": "W",</text:p>
          </table:table-cell>
        </table:table-row>
        <table:table-row table:style-name="ro1">
          <table:table-cell/>
          <table:table-cell table:formula="of:=[$tu_edytuj.G79]" office:value-type="string" office:string-value="ff" calcext:value-type="string">
            <text:p>ff</text:p>
          </table:table-cell>
          <table:table-cell table:formula="of:=[$tu_edytuj.H79]" office:value-type="float" office:value="0" calcext:value-type="float">
            <text:p>0</text:p>
          </table:table-cell>
          <table:table-cell table:formula="of:=[$tu_edytuj.I79]" office:value-type="string" office:string-value="W" calcext:value-type="string">
            <text:p>W</text:p>
          </table:table-cell>
          <table:table-cell/>
          <table:table-cell table:formula="of:=IF([.C78]=0;[.D78];[.C78])" office:value-type="string" office:string-value="W" calcext:value-type="string">
            <text:p>W</text:p>
          </table:table-cell>
          <table:table-cell/>
          <table:table-cell table:formula="of:=CONCATENATE([$przecinki.$A$2];[.B78];[$przecinki.$A$2];[$przecinki.$B$2];[$przecinki.$C$2];[$przecinki.$A$2];[.F78];[$przecinki.$A$2];[$przecinki.$D$2])" office:value-type="string" office:string-value="&quot;ff&quot;: &quot;W&quot;," calcext:value-type="string">
            <text:p>"ff": "W",</text:p>
          </table:table-cell>
        </table:table-row>
        <table:table-row table:style-name="ro1">
          <table:table-cell/>
          <table:table-cell table:formula="of:=[$tu_edytuj.G80]" office:value-type="string" office:string-value="fl" calcext:value-type="string">
            <text:p>fl</text:p>
          </table:table-cell>
          <table:table-cell table:formula="of:=[$tu_edytuj.H80]" office:value-type="string" office:string-value="LW" calcext:value-type="string">
            <text:p>LW</text:p>
          </table:table-cell>
          <table:table-cell table:formula="of:=[$tu_edytuj.I80]" office:value-type="float" office:value="0" calcext:value-type="float">
            <text:p>0</text:p>
          </table:table-cell>
          <table:table-cell/>
          <table:table-cell table:formula="of:=IF([.C79]=0;[.D79];[.C79])" office:value-type="string" office:string-value="LW" calcext:value-type="string">
            <text:p>LW</text:p>
          </table:table-cell>
          <table:table-cell/>
          <table:table-cell table:formula="of:=CONCATENATE([$przecinki.$A$2];[.B79];[$przecinki.$A$2];[$przecinki.$B$2];[$przecinki.$C$2];[$przecinki.$A$2];[.F79];[$przecinki.$A$2];[$przecinki.$D$2])" office:value-type="string" office:string-value="&quot;fl&quot;: &quot;LW&quot;," calcext:value-type="string">
            <text:p>"fl": "LW",</text:p>
          </table:table-cell>
        </table:table-row>
        <table:table-row table:style-name="ro1">
          <table:table-cell/>
          <table:table-cell table:formula="of:=[$tu_edytuj.G81]" office:value-type="string" office:string-value="fn" calcext:value-type="string">
            <text:p>fn</text:p>
          </table:table-cell>
          <table:table-cell table:formula="of:=[$tu_edytuj.H81]" office:value-type="string" office:string-value="CLW" calcext:value-type="string">
            <text:p>CLW</text:p>
          </table:table-cell>
          <table:table-cell table:formula="of:=[$tu_edytuj.I81]" office:value-type="float" office:value="0" calcext:value-type="float">
            <text:p>0</text:p>
          </table:table-cell>
          <table:table-cell/>
          <table:table-cell table:formula="of:=IF([.C80]=0;[.D80];[.C80])" office:value-type="string" office:string-value="CLW" calcext:value-type="string">
            <text:p>CLW</text:p>
          </table:table-cell>
          <table:table-cell/>
          <table:table-cell table:formula="of:=CONCATENATE([$przecinki.$A$2];[.B80];[$przecinki.$A$2];[$przecinki.$B$2];[$przecinki.$C$2];[$przecinki.$A$2];[.F80];[$przecinki.$A$2];[$przecinki.$D$2])" office:value-type="string" office:string-value="&quot;fn&quot;: &quot;CLW&quot;," calcext:value-type="string">
            <text:p>"fn": "CLW",</text:p>
          </table:table-cell>
        </table:table-row>
        <table:table-row table:style-name="ro1">
          <table:table-cell/>
          <table:table-cell table:formula="of:=[$tu_edytuj.G82]" office:value-type="string" office:string-value="fr" calcext:value-type="string">
            <text:p>fr</text:p>
          </table:table-cell>
          <table:table-cell table:formula="of:=[$tu_edytuj.H82]" office:value-type="string" office:string-value="RW" calcext:value-type="string">
            <text:p>RW</text:p>
          </table:table-cell>
          <table:table-cell table:formula="of:=[$tu_edytuj.I82]" office:value-type="float" office:value="0" calcext:value-type="float">
            <text:p>0</text:p>
          </table:table-cell>
          <table:table-cell/>
          <table:table-cell table:formula="of:=IF([.C81]=0;[.D81];[.C81])" office:value-type="string" office:string-value="RW" calcext:value-type="string">
            <text:p>RW</text:p>
          </table:table-cell>
          <table:table-cell/>
          <table:table-cell table:formula="of:=CONCATENATE([$przecinki.$A$2];[.B81];[$przecinki.$A$2];[$przecinki.$B$2];[$przecinki.$C$2];[$przecinki.$A$2];[.F81];[$przecinki.$A$2];[$przecinki.$D$2])" office:value-type="string" office:string-value="&quot;fr&quot;: &quot;RW&quot;," calcext:value-type="string">
            <text:p>"fr": "RW",</text:p>
          </table:table-cell>
        </table:table-row>
        <table:table-row table:style-name="ro1">
          <table:table-cell/>
          <table:table-cell table:formula="of:=[$tu_edytuj.G83]" office:value-type="string" office:string-value="ft" calcext:value-type="string">
            <text:p>ft</text:p>
          </table:table-cell>
          <table:table-cell table:formula="of:=[$tu_edytuj.H83]" office:value-type="string" office:string-value="ST" calcext:value-type="string">
            <text:p>ST</text:p>
          </table:table-cell>
          <table:table-cell table:formula="of:=[$tu_edytuj.I83]" office:value-type="float" office:value="0" calcext:value-type="float">
            <text:p>0</text:p>
          </table:table-cell>
          <table:table-cell/>
          <table:table-cell table:formula="of:=IF([.C82]=0;[.D82];[.C82])" office:value-type="string" office:string-value="ST" calcext:value-type="string">
            <text:p>ST</text:p>
          </table:table-cell>
          <table:table-cell/>
          <table:table-cell table:formula="of:=CONCATENATE([$przecinki.$A$2];[.B82];[$przecinki.$A$2];[$przecinki.$B$2];[$przecinki.$C$2];[$przecinki.$A$2];[.F82];[$przecinki.$A$2];[$przecinki.$D$2])" office:value-type="string" office:string-value="&quot;ft&quot;: &quot;ST&quot;," calcext:value-type="string">
            <text:p>"ft": "ST",</text:p>
          </table:table-cell>
        </table:table-row>
        <table:table-row table:style-name="ro1">
          <table:table-cell/>
          <table:table-cell table:formula="of:=[$tu_edytuj.G84]" office:value-type="string" office:string-value="g" calcext:value-type="string">
            <text:p>g</text:p>
          </table:table-cell>
          <table:table-cell table:formula="of:=[$tu_edytuj.H84]" office:value-type="string" office:string-value="G" calcext:value-type="string">
            <text:p>G</text:p>
          </table:table-cell>
          <table:table-cell table:formula="of:=[$tu_edytuj.I84]" office:value-type="float" office:value="0" calcext:value-type="float">
            <text:p>0</text:p>
          </table:table-cell>
          <table:table-cell/>
          <table:table-cell table:formula="of:=IF([.C83]=0;[.D83];[.C83])" office:value-type="string" office:string-value="G" calcext:value-type="string">
            <text:p>G</text:p>
          </table:table-cell>
          <table:table-cell/>
          <table:table-cell table:formula="of:=CONCATENATE([$przecinki.$A$2];[.B83];[$przecinki.$A$2];[$przecinki.$B$2];[$przecinki.$C$2];[$przecinki.$A$2];[.F83];[$przecinki.$A$2];[$przecinki.$D$2])" office:value-type="string" office:string-value="&quot;g&quot;: &quot;G&quot;," calcext:value-type="string">
            <text:p>"g": "G",</text:p>
          </table:table-cell>
        </table:table-row>
        <table:table-row table:style-name="ro1">
          <table:table-cell/>
          <table:table-cell table:formula="of:=[$tu_edytuj.G85]" office:value-type="string" office:string-value="gd" calcext:value-type="string">
            <text:p>gd</text:p>
          </table:table-cell>
          <table:table-cell table:formula="of:=[$tu_edytuj.H85]" office:value-type="string" office:string-value="GT" calcext:value-type="string">
            <text:p>GT</text:p>
          </table:table-cell>
          <table:table-cell table:formula="of:=[$tu_edytuj.I85]" office:value-type="float" office:value="0" calcext:value-type="float">
            <text:p>0</text:p>
          </table:table-cell>
          <table:table-cell/>
          <table:table-cell table:formula="of:=IF([.C84]=0;[.D84];[.C84])" office:value-type="string" office:string-value="GT" calcext:value-type="string">
            <text:p>GT</text:p>
          </table:table-cell>
          <table:table-cell/>
          <table:table-cell table:formula="of:=CONCATENATE([$przecinki.$A$2];[.B84];[$przecinki.$A$2];[$przecinki.$B$2];[$przecinki.$C$2];[$przecinki.$A$2];[.F84];[$przecinki.$A$2];[$przecinki.$D$2])" office:value-type="string" office:string-value="&quot;gd&quot;: &quot;GT&quot;," calcext:value-type="string">
            <text:p>"gd": "GT",</text:p>
          </table:table-cell>
        </table:table-row>
        <table:table-row table:style-name="ro1">
          <table:table-cell/>
          <table:table-cell table:formula="of:=[$tu_edytuj.G86]" office:value-type="string" office:string-value="gdz" calcext:value-type="string">
            <text:p>gdz</text:p>
          </table:table-cell>
          <table:table-cell table:formula="of:=[$tu_edytuj.H86]" office:value-type="string" office:string-value="CG" calcext:value-type="string">
            <text:p>CG</text:p>
          </table:table-cell>
          <table:table-cell table:formula="of:=[$tu_edytuj.I86]" office:value-type="float" office:value="0" calcext:value-type="float">
            <text:p>0</text:p>
          </table:table-cell>
          <table:table-cell/>
          <table:table-cell table:formula="of:=IF([.C85]=0;[.D85];[.C85])" office:value-type="string" office:string-value="CG" calcext:value-type="string">
            <text:p>CG</text:p>
          </table:table-cell>
          <table:table-cell/>
          <table:table-cell table:formula="of:=CONCATENATE([$przecinki.$A$2];[.B85];[$przecinki.$A$2];[$przecinki.$B$2];[$przecinki.$C$2];[$przecinki.$A$2];[.F85];[$przecinki.$A$2];[$przecinki.$D$2])" office:value-type="string" office:string-value="&quot;gdz&quot;: &quot;CG&quot;," calcext:value-type="string">
            <text:p>"gdz": "CG",</text:p>
          </table:table-cell>
        </table:table-row>
        <table:table-row table:style-name="ro1">
          <table:table-cell/>
          <table:table-cell table:formula="of:=[$tu_edytuj.G87]" office:value-type="string" office:string-value="gdzi" calcext:value-type="string">
            <text:p>gdzi</text:p>
          </table:table-cell>
          <table:table-cell table:formula="of:=[$tu_edytuj.H87]" office:value-type="float" office:value="0" calcext:value-type="float">
            <text:p>0</text:p>
          </table:table-cell>
          <table:table-cell table:formula="of:=[$tu_edytuj.I87]" office:value-type="string" office:string-value="CGW" calcext:value-type="string">
            <text:p>CGW</text:p>
          </table:table-cell>
          <table:table-cell/>
          <table:table-cell table:formula="of:=IF([.C86]=0;[.D86];[.C86])" office:value-type="string" office:string-value="CGW" calcext:value-type="string">
            <text:p>CGW</text:p>
          </table:table-cell>
          <table:table-cell/>
          <table:table-cell table:formula="of:=CONCATENATE([$przecinki.$A$2];[.B86];[$przecinki.$A$2];[$przecinki.$B$2];[$przecinki.$C$2];[$przecinki.$A$2];[.F86];[$przecinki.$A$2];[$przecinki.$D$2])" office:value-type="string" office:string-value="&quot;gdzi&quot;: &quot;CGW&quot;," calcext:value-type="string">
            <text:p>"gdzi": "CGW",</text:p>
          </table:table-cell>
        </table:table-row>
        <table:table-row table:style-name="ro1">
          <table:table-cell/>
          <table:table-cell table:formula="of:=[$tu_edytuj.G88]" office:value-type="string" office:string-value="gf" calcext:value-type="string">
            <text:p>gf</text:p>
          </table:table-cell>
          <table:table-cell table:formula="of:=[$tu_edytuj.H88]" office:value-type="string" office:string-value="GW" calcext:value-type="string">
            <text:p>GW</text:p>
          </table:table-cell>
          <table:table-cell table:formula="of:=[$tu_edytuj.I88]" office:value-type="float" office:value="0" calcext:value-type="float">
            <text:p>0</text:p>
          </table:table-cell>
          <table:table-cell/>
          <table:table-cell table:formula="of:=IF([.C87]=0;[.D87];[.C87])" office:value-type="string" office:string-value="GW" calcext:value-type="string">
            <text:p>GW</text:p>
          </table:table-cell>
          <table:table-cell/>
          <table:table-cell table:formula="of:=CONCATENATE([$przecinki.$A$2];[.B87];[$przecinki.$A$2];[$przecinki.$B$2];[$przecinki.$C$2];[$przecinki.$A$2];[.F87];[$przecinki.$A$2];[$przecinki.$D$2])" office:value-type="string" office:string-value="&quot;gf&quot;: &quot;GW&quot;," calcext:value-type="string">
            <text:p>"gf": "GW",</text:p>
          </table:table-cell>
        </table:table-row>
        <table:table-row table:style-name="ro1">
          <table:table-cell/>
          <table:table-cell table:formula="of:=[$tu_edytuj.G89]" office:value-type="string" office:string-value="gg" calcext:value-type="string">
            <text:p>gg</text:p>
          </table:table-cell>
          <table:table-cell table:formula="of:=[$tu_edytuj.H89]" office:value-type="string" office:string-value="G" calcext:value-type="string">
            <text:p>G</text:p>
          </table:table-cell>
          <table:table-cell table:formula="of:=[$tu_edytuj.I89]" office:value-type="float" office:value="0" calcext:value-type="float">
            <text:p>0</text:p>
          </table:table-cell>
          <table:table-cell/>
          <table:table-cell table:formula="of:=IF([.C88]=0;[.D88];[.C88])" office:value-type="string" office:string-value="G" calcext:value-type="string">
            <text:p>G</text:p>
          </table:table-cell>
          <table:table-cell/>
          <table:table-cell table:formula="of:=CONCATENATE([$przecinki.$A$2];[.B88];[$przecinki.$A$2];[$przecinki.$B$2];[$przecinki.$C$2];[$przecinki.$A$2];[.F88];[$przecinki.$A$2];[$przecinki.$D$2])" office:value-type="string" office:string-value="&quot;gg&quot;: &quot;G&quot;," calcext:value-type="string">
            <text:p>"gg": "G",</text:p>
          </table:table-cell>
        </table:table-row>
        <table:table-row table:style-name="ro1">
          <table:table-cell/>
          <table:table-cell table:formula="of:=[$tu_edytuj.G90]" office:value-type="string" office:string-value="gh" calcext:value-type="string">
            <text:p>gh</text:p>
          </table:table-cell>
          <table:table-cell table:formula="of:=[$tu_edytuj.H90]" office:value-type="float" office:value="0" calcext:value-type="float">
            <text:p>0</text:p>
          </table:table-cell>
          <table:table-cell table:formula="of:=[$tu_edytuj.I90]" office:value-type="string" office:string-value="CR" calcext:value-type="string">
            <text:p>CR</text:p>
          </table:table-cell>
          <table:table-cell/>
          <table:table-cell table:formula="of:=IF([.C89]=0;[.D89];[.C89])" office:value-type="string" office:string-value="CR" calcext:value-type="string">
            <text:p>CR</text:p>
          </table:table-cell>
          <table:table-cell/>
          <table:table-cell table:formula="of:=CONCATENATE([$przecinki.$A$2];[.B89];[$przecinki.$A$2];[$przecinki.$B$2];[$przecinki.$C$2];[$przecinki.$A$2];[.F89];[$przecinki.$A$2];[$przecinki.$D$2])" office:value-type="string" office:string-value="&quot;gh&quot;: &quot;CR&quot;," calcext:value-type="string">
            <text:p>"gh": "CR",</text:p>
          </table:table-cell>
        </table:table-row>
        <table:table-row table:style-name="ro1">
          <table:table-cell/>
          <table:table-cell table:formula="of:=[$tu_edytuj.G91]" office:value-type="string" office:string-value="ght" calcext:value-type="string">
            <text:p>ght</text:p>
          </table:table-cell>
          <table:table-cell table:formula="of:=[$tu_edytuj.H91]" office:value-type="float" office:value="0" calcext:value-type="float">
            <text:p>0</text:p>
          </table:table-cell>
          <table:table-cell table:formula="of:=[$tu_edytuj.I91]" office:value-type="string" office:string-value="CRT" calcext:value-type="string">
            <text:p>CRT</text:p>
          </table:table-cell>
          <table:table-cell/>
          <table:table-cell table:formula="of:=IF([.C90]=0;[.D90];[.C90])" office:value-type="string" office:string-value="CRT" calcext:value-type="string">
            <text:p>CRT</text:p>
          </table:table-cell>
          <table:table-cell/>
          <table:table-cell table:formula="of:=CONCATENATE([$przecinki.$A$2];[.B90];[$przecinki.$A$2];[$przecinki.$B$2];[$przecinki.$C$2];[$przecinki.$A$2];[.F90];[$przecinki.$A$2];[$przecinki.$D$2])" office:value-type="string" office:string-value="&quot;ght&quot;: &quot;CRT&quot;," calcext:value-type="string">
            <text:p>"ght": "CRT",</text:p>
          </table:table-cell>
        </table:table-row>
        <table:table-row table:style-name="ro1">
          <table:table-cell/>
          <table:table-cell table:formula="of:=[$tu_edytuj.G92]" office:value-type="string" office:string-value="gł" calcext:value-type="string">
            <text:p>gł</text:p>
          </table:table-cell>
          <table:table-cell table:formula="of:=[$tu_edytuj.H92]" office:value-type="string" office:string-value="LBG" calcext:value-type="string">
            <text:p>LBG</text:p>
          </table:table-cell>
          <table:table-cell table:formula="of:=[$tu_edytuj.I92]" office:value-type="float" office:value="0" calcext:value-type="float">
            <text:p>0</text:p>
          </table:table-cell>
          <table:table-cell/>
          <table:table-cell table:formula="of:=IF([.C91]=0;[.D91];[.C91])" office:value-type="string" office:string-value="LBG" calcext:value-type="string">
            <text:p>LBG</text:p>
          </table:table-cell>
          <table:table-cell/>
          <table:table-cell table:formula="of:=CONCATENATE([$przecinki.$A$2];[.B91];[$przecinki.$A$2];[$przecinki.$B$2];[$przecinki.$C$2];[$przecinki.$A$2];[.F91];[$przecinki.$A$2];[$przecinki.$D$2])" office:value-type="string" office:string-value="&quot;gł&quot;: &quot;LBG&quot;," calcext:value-type="string">
            <text:p>"gł": "LBG",</text:p>
          </table:table-cell>
        </table:table-row>
        <table:table-row table:style-name="ro1">
          <table:table-cell/>
          <table:table-cell table:formula="of:=[$tu_edytuj.G93]" office:value-type="string" office:string-value="gm" calcext:value-type="string">
            <text:p>gm</text:p>
          </table:table-cell>
          <table:table-cell table:formula="of:=[$tu_edytuj.H93]" office:value-type="string" office:string-value="CSG" calcext:value-type="string">
            <text:p>CSG</text:p>
          </table:table-cell>
          <table:table-cell table:formula="of:=[$tu_edytuj.I93]" office:value-type="float" office:value="0" calcext:value-type="float">
            <text:p>0</text:p>
          </table:table-cell>
          <table:table-cell/>
          <table:table-cell table:formula="of:=IF([.C92]=0;[.D92];[.C92])" office:value-type="string" office:string-value="CSG" calcext:value-type="string">
            <text:p>CSG</text:p>
          </table:table-cell>
          <table:table-cell/>
          <table:table-cell table:formula="of:=CONCATENATE([$przecinki.$A$2];[.B92];[$przecinki.$A$2];[$przecinki.$B$2];[$przecinki.$C$2];[$przecinki.$A$2];[.F92];[$przecinki.$A$2];[$przecinki.$D$2])" office:value-type="string" office:string-value="&quot;gm&quot;: &quot;CSG&quot;," calcext:value-type="string">
            <text:p>"gm": "CSG",</text:p>
          </table:table-cell>
        </table:table-row>
        <table:table-row table:style-name="ro1">
          <table:table-cell/>
          <table:table-cell table:formula="of:=[$tu_edytuj.G94]" office:value-type="string" office:string-value="gn" calcext:value-type="string">
            <text:p>gn</text:p>
          </table:table-cell>
          <table:table-cell table:formula="of:=[$tu_edytuj.H94]" office:value-type="string" office:string-value="CL" calcext:value-type="string">
            <text:p>CL</text:p>
          </table:table-cell>
          <table:table-cell table:formula="of:=[$tu_edytuj.I94]" office:value-type="float" office:value="0" calcext:value-type="float">
            <text:p>0</text:p>
          </table:table-cell>
          <table:table-cell/>
          <table:table-cell table:formula="of:=IF([.C93]=0;[.D93];[.C93])" office:value-type="string" office:string-value="CL" calcext:value-type="string">
            <text:p>CL</text:p>
          </table:table-cell>
          <table:table-cell/>
          <table:table-cell table:formula="of:=CONCATENATE([$przecinki.$A$2];[.B93];[$przecinki.$A$2];[$przecinki.$B$2];[$przecinki.$C$2];[$przecinki.$A$2];[.F93];[$przecinki.$A$2];[$przecinki.$D$2])" office:value-type="string" office:string-value="&quot;gn&quot;: &quot;CL&quot;," calcext:value-type="string">
            <text:p>"gn": "CL",</text:p>
          </table:table-cell>
        </table:table-row>
        <table:table-row table:style-name="ro1">
          <table:table-cell/>
          <table:table-cell table:formula="of:=[$tu_edytuj.G95]" office:value-type="string" office:string-value="gni" calcext:value-type="string">
            <text:p>gni</text:p>
          </table:table-cell>
          <table:table-cell table:formula="of:=[$tu_edytuj.H95]" office:value-type="float" office:value="0" calcext:value-type="float">
            <text:p>0</text:p>
          </table:table-cell>
          <table:table-cell table:formula="of:=[$tu_edytuj.I95]" office:value-type="string" office:string-value="CLW" calcext:value-type="string">
            <text:p>CLW</text:p>
          </table:table-cell>
          <table:table-cell/>
          <table:table-cell table:formula="of:=IF([.C94]=0;[.D94];[.C94])" office:value-type="string" office:string-value="CLW" calcext:value-type="string">
            <text:p>CLW</text:p>
          </table:table-cell>
          <table:table-cell/>
          <table:table-cell table:formula="of:=CONCATENATE([$przecinki.$A$2];[.B94];[$przecinki.$A$2];[$przecinki.$B$2];[$przecinki.$C$2];[$przecinki.$A$2];[.F94];[$przecinki.$A$2];[$przecinki.$D$2])" office:value-type="string" office:string-value="&quot;gni&quot;: &quot;CLW&quot;," calcext:value-type="string">
            <text:p>"gni": "CLW",</text:p>
          </table:table-cell>
        </table:table-row>
        <table:table-row table:style-name="ro1">
          <table:table-cell/>
          <table:table-cell table:formula="of:=[$tu_edytuj.G96]" office:value-type="string" office:string-value="gr" calcext:value-type="string">
            <text:p>gr</text:p>
          </table:table-cell>
          <table:table-cell table:formula="of:=[$tu_edytuj.H96]" office:value-type="string" office:string-value="RG" calcext:value-type="string">
            <text:p>RG</text:p>
          </table:table-cell>
          <table:table-cell table:formula="of:=[$tu_edytuj.I96]" office:value-type="float" office:value="0" calcext:value-type="float">
            <text:p>0</text:p>
          </table:table-cell>
          <table:table-cell/>
          <table:table-cell table:formula="of:=IF([.C95]=0;[.D95];[.C95])" office:value-type="string" office:string-value="RG" calcext:value-type="string">
            <text:p>RG</text:p>
          </table:table-cell>
          <table:table-cell/>
          <table:table-cell table:formula="of:=CONCATENATE([$przecinki.$A$2];[.B95];[$przecinki.$A$2];[$przecinki.$B$2];[$przecinki.$C$2];[$przecinki.$A$2];[.F95];[$przecinki.$A$2];[$przecinki.$D$2])" office:value-type="string" office:string-value="&quot;gr&quot;: &quot;RG&quot;," calcext:value-type="string">
            <text:p>"gr": "RG",</text:p>
          </table:table-cell>
        </table:table-row>
        <table:table-row table:style-name="ro1">
          <table:table-cell/>
          <table:table-cell table:formula="of:=[$tu_edytuj.G97]" office:value-type="string" office:string-value="gt" calcext:value-type="string">
            <text:p>gt</text:p>
          </table:table-cell>
          <table:table-cell table:formula="of:=[$tu_edytuj.H97]" office:value-type="string" office:string-value="GT" calcext:value-type="string">
            <text:p>GT</text:p>
          </table:table-cell>
          <table:table-cell table:formula="of:=[$tu_edytuj.I97]" office:value-type="float" office:value="0" calcext:value-type="float">
            <text:p>0</text:p>
          </table:table-cell>
          <table:table-cell/>
          <table:table-cell table:formula="of:=IF([.C96]=0;[.D96];[.C96])" office:value-type="string" office:string-value="GT" calcext:value-type="string">
            <text:p>GT</text:p>
          </table:table-cell>
          <table:table-cell/>
          <table:table-cell table:formula="of:=CONCATENATE([$przecinki.$A$2];[.B96];[$przecinki.$A$2];[$przecinki.$B$2];[$przecinki.$C$2];[$przecinki.$A$2];[.F96];[$przecinki.$A$2];[$przecinki.$D$2])" office:value-type="string" office:string-value="&quot;gt&quot;: &quot;GT&quot;," calcext:value-type="string">
            <text:p>"gt": "GT",</text:p>
          </table:table-cell>
        </table:table-row>
        <table:table-row table:style-name="ro1">
          <table:table-cell/>
          <table:table-cell table:formula="of:=[$tu_edytuj.G98]" office:value-type="string" office:string-value="gw" calcext:value-type="string">
            <text:p>gw</text:p>
          </table:table-cell>
          <table:table-cell table:formula="of:=[$tu_edytuj.H98]" office:value-type="string" office:string-value="GW" calcext:value-type="string">
            <text:p>GW</text:p>
          </table:table-cell>
          <table:table-cell table:formula="of:=[$tu_edytuj.I98]" office:value-type="float" office:value="0" calcext:value-type="float">
            <text:p>0</text:p>
          </table:table-cell>
          <table:table-cell/>
          <table:table-cell table:formula="of:=IF([.C97]=0;[.D97];[.C97])" office:value-type="string" office:string-value="GW" calcext:value-type="string">
            <text:p>GW</text:p>
          </table:table-cell>
          <table:table-cell/>
          <table:table-cell table:formula="of:=CONCATENATE([$przecinki.$A$2];[.B97];[$przecinki.$A$2];[$przecinki.$B$2];[$przecinki.$C$2];[$przecinki.$A$2];[.F97];[$przecinki.$A$2];[$przecinki.$D$2])" office:value-type="string" office:string-value="&quot;gw&quot;: &quot;GW&quot;," calcext:value-type="string">
            <text:p>"gw": "GW",</text:p>
          </table:table-cell>
        </table:table-row>
        <table:table-row table:style-name="ro1">
          <table:table-cell/>
          <table:table-cell table:formula="of:=[$tu_edytuj.G99]" office:value-type="string" office:string-value="j" calcext:value-type="string">
            <text:p>j</text:p>
          </table:table-cell>
          <table:table-cell table:formula="of:=[$tu_edytuj.H99]" office:value-type="string" office:string-value="CR" calcext:value-type="string">
            <text:p>CR</text:p>
          </table:table-cell>
          <table:table-cell table:formula="of:=[$tu_edytuj.I99]" office:value-type="float" office:value="0" calcext:value-type="float">
            <text:p>0</text:p>
          </table:table-cell>
          <table:table-cell/>
          <table:table-cell table:formula="of:=IF([.C98]=0;[.D98];[.C98])" office:value-type="string" office:string-value="CR" calcext:value-type="string">
            <text:p>CR</text:p>
          </table:table-cell>
          <table:table-cell/>
          <table:table-cell table:formula="of:=CONCATENATE([$przecinki.$A$2];[.B98];[$przecinki.$A$2];[$przecinki.$B$2];[$przecinki.$C$2];[$przecinki.$A$2];[.F98];[$przecinki.$A$2];[$przecinki.$D$2])" office:value-type="string" office:string-value="&quot;j&quot;: &quot;CR&quot;," calcext:value-type="string">
            <text:p>"j": "CR",</text:p>
          </table:table-cell>
        </table:table-row>
        <table:table-row table:style-name="ro1">
          <table:table-cell/>
          <table:table-cell table:formula="of:=[$tu_edytuj.G100]" office:value-type="string" office:string-value="jb" calcext:value-type="string">
            <text:p>jb</text:p>
          </table:table-cell>
          <table:table-cell table:formula="of:=[$tu_edytuj.H100]" office:value-type="string" office:string-value="CRB" calcext:value-type="string">
            <text:p>CRB</text:p>
          </table:table-cell>
          <table:table-cell table:formula="of:=[$tu_edytuj.I100]" office:value-type="float" office:value="0" calcext:value-type="float">
            <text:p>0</text:p>
          </table:table-cell>
          <table:table-cell/>
          <table:table-cell table:formula="of:=IF([.C99]=0;[.D99];[.C99])" office:value-type="string" office:string-value="CRB" calcext:value-type="string">
            <text:p>CRB</text:p>
          </table:table-cell>
          <table:table-cell/>
          <table:table-cell table:formula="of:=CONCATENATE([$przecinki.$A$2];[.B99];[$przecinki.$A$2];[$przecinki.$B$2];[$przecinki.$C$2];[$przecinki.$A$2];[.F99];[$przecinki.$A$2];[$przecinki.$D$2])" office:value-type="string" office:string-value="&quot;jb&quot;: &quot;CRB&quot;," calcext:value-type="string">
            <text:p>"jb": "CRB",</text:p>
          </table:table-cell>
        </table:table-row>
        <table:table-row table:style-name="ro1">
          <table:table-cell/>
          <table:table-cell table:formula="of:=[$tu_edytuj.G101]" office:value-type="string" office:string-value="jc" calcext:value-type="string">
            <text:p>jc</text:p>
          </table:table-cell>
          <table:table-cell table:formula="of:=[$tu_edytuj.H101]" office:value-type="string" office:string-value="CRS" calcext:value-type="string">
            <text:p>CRS</text:p>
          </table:table-cell>
          <table:table-cell table:formula="of:=[$tu_edytuj.I101]" office:value-type="float" office:value="0" calcext:value-type="float">
            <text:p>0</text:p>
          </table:table-cell>
          <table:table-cell/>
          <table:table-cell table:formula="of:=IF([.C100]=0;[.D100];[.C100])" office:value-type="string" office:string-value="CRS" calcext:value-type="string">
            <text:p>CRS</text:p>
          </table:table-cell>
          <table:table-cell/>
          <table:table-cell table:formula="of:=CONCATENATE([$przecinki.$A$2];[.B100];[$przecinki.$A$2];[$przecinki.$B$2];[$przecinki.$C$2];[$przecinki.$A$2];[.F100];[$przecinki.$A$2];[$przecinki.$D$2])" office:value-type="string" office:string-value="&quot;jc&quot;: &quot;CRS&quot;," calcext:value-type="string">
            <text:p>"jc": "CRS",</text:p>
          </table:table-cell>
        </table:table-row>
        <table:table-row table:style-name="ro1">
          <table:table-cell/>
          <table:table-cell table:formula="of:=[$tu_edytuj.G102]" office:value-type="string" office:string-value="jch" calcext:value-type="string">
            <text:p>jch</text:p>
          </table:table-cell>
          <table:table-cell table:formula="of:=[$tu_edytuj.H102]" office:value-type="string" office:string-value="CRB" calcext:value-type="string">
            <text:p>CRB</text:p>
          </table:table-cell>
          <table:table-cell table:formula="of:=[$tu_edytuj.I102]" office:value-type="float" office:value="0" calcext:value-type="float">
            <text:p>0</text:p>
          </table:table-cell>
          <table:table-cell/>
          <table:table-cell table:formula="of:=IF([.C101]=0;[.D101];[.C101])" office:value-type="string" office:string-value="CRB" calcext:value-type="string">
            <text:p>CRB</text:p>
          </table:table-cell>
          <table:table-cell/>
          <table:table-cell table:formula="of:=CONCATENATE([$przecinki.$A$2];[.B101];[$przecinki.$A$2];[$przecinki.$B$2];[$przecinki.$C$2];[$przecinki.$A$2];[.F101];[$przecinki.$A$2];[$przecinki.$D$2])" office:value-type="string" office:string-value="&quot;jch&quot;: &quot;CRB&quot;," calcext:value-type="string">
            <text:p>"jch": "CRB",</text:p>
          </table:table-cell>
        </table:table-row>
        <table:table-row table:style-name="ro1">
          <table:table-cell/>
          <table:table-cell table:formula="of:=[$tu_edytuj.G103]" office:value-type="string" office:string-value="jcz" calcext:value-type="string">
            <text:p>jcz</text:p>
          </table:table-cell>
          <table:table-cell table:formula="of:=[$tu_edytuj.H103]" office:value-type="string" office:string-value="CRGW" calcext:value-type="string">
            <text:p>CRGW</text:p>
          </table:table-cell>
          <table:table-cell table:formula="of:=[$tu_edytuj.I103]" office:value-type="float" office:value="0" calcext:value-type="float">
            <text:p>0</text:p>
          </table:table-cell>
          <table:table-cell/>
          <table:table-cell table:formula="of:=IF([.C102]=0;[.D102];[.C102])" office:value-type="string" office:string-value="CRGW" calcext:value-type="string">
            <text:p>CRGW</text:p>
          </table:table-cell>
          <table:table-cell/>
          <table:table-cell table:formula="of:=CONCATENATE([$przecinki.$A$2];[.B102];[$przecinki.$A$2];[$przecinki.$B$2];[$przecinki.$C$2];[$przecinki.$A$2];[.F102];[$przecinki.$A$2];[$przecinki.$D$2])" office:value-type="string" office:string-value="&quot;jcz&quot;: &quot;CRGW&quot;," calcext:value-type="string">
            <text:p>"jcz": "CRGW",</text:p>
          </table:table-cell>
        </table:table-row>
        <table:table-row table:style-name="ro1">
          <table:table-cell/>
          <table:table-cell table:formula="of:=[$tu_edytuj.G104]" office:value-type="string" office:string-value="jd" calcext:value-type="string">
            <text:p>jd</text:p>
          </table:table-cell>
          <table:table-cell table:formula="of:=[$tu_edytuj.H104]" office:value-type="string" office:string-value="CRT" calcext:value-type="string">
            <text:p>CRT</text:p>
          </table:table-cell>
          <table:table-cell table:formula="of:=[$tu_edytuj.I104]" office:value-type="float" office:value="0" calcext:value-type="float">
            <text:p>0</text:p>
          </table:table-cell>
          <table:table-cell/>
          <table:table-cell table:formula="of:=IF([.C103]=0;[.D103];[.C103])" office:value-type="string" office:string-value="CRT" calcext:value-type="string">
            <text:p>CRT</text:p>
          </table:table-cell>
          <table:table-cell/>
          <table:table-cell table:formula="of:=CONCATENATE([$przecinki.$A$2];[.B103];[$przecinki.$A$2];[$przecinki.$B$2];[$przecinki.$C$2];[$przecinki.$A$2];[.F103];[$przecinki.$A$2];[$przecinki.$D$2])" office:value-type="string" office:string-value="&quot;jd&quot;: &quot;CRT&quot;," calcext:value-type="string">
            <text:p>"jd": "CRT",</text:p>
          </table:table-cell>
        </table:table-row>
        <table:table-row table:style-name="ro1">
          <table:table-cell/>
          <table:table-cell table:formula="of:=[$tu_edytuj.G105]" office:value-type="string" office:string-value="jdź" calcext:value-type="string">
            <text:p>jdź</text:p>
          </table:table-cell>
          <table:table-cell table:formula="of:=[$tu_edytuj.H105]" office:value-type="string" office:string-value="CRTW" calcext:value-type="string">
            <text:p>CRTW</text:p>
          </table:table-cell>
          <table:table-cell table:formula="of:=[$tu_edytuj.I105]" office:value-type="float" office:value="0" calcext:value-type="float">
            <text:p>0</text:p>
          </table:table-cell>
          <table:table-cell/>
          <table:table-cell table:formula="of:=IF([.C104]=0;[.D104];[.C104])" office:value-type="string" office:string-value="CRTW" calcext:value-type="string">
            <text:p>CRTW</text:p>
          </table:table-cell>
          <table:table-cell/>
          <table:table-cell table:formula="of:=CONCATENATE([$przecinki.$A$2];[.B104];[$przecinki.$A$2];[$przecinki.$B$2];[$przecinki.$C$2];[$przecinki.$A$2];[.F104];[$przecinki.$A$2];[$przecinki.$D$2])" office:value-type="string" office:string-value="&quot;jdź&quot;: &quot;CRTW&quot;," calcext:value-type="string">
            <text:p>"jdź": "CRTW",</text:p>
          </table:table-cell>
        </table:table-row>
        <table:table-row table:style-name="ro1">
          <table:table-cell/>
          <table:table-cell table:formula="of:=[$tu_edytuj.G106]" office:value-type="string" office:string-value="jf" calcext:value-type="string">
            <text:p>jf</text:p>
          </table:table-cell>
          <table:table-cell table:formula="of:=[$tu_edytuj.H106]" office:value-type="string" office:string-value="CRW" calcext:value-type="string">
            <text:p>CRW</text:p>
          </table:table-cell>
          <table:table-cell table:formula="of:=[$tu_edytuj.I106]" office:value-type="float" office:value="0" calcext:value-type="float">
            <text:p>0</text:p>
          </table:table-cell>
          <table:table-cell/>
          <table:table-cell table:formula="of:=IF([.C105]=0;[.D105];[.C105])" office:value-type="string" office:string-value="CRW" calcext:value-type="string">
            <text:p>CRW</text:p>
          </table:table-cell>
          <table:table-cell/>
          <table:table-cell table:formula="of:=CONCATENATE([$przecinki.$A$2];[.B105];[$przecinki.$A$2];[$przecinki.$B$2];[$przecinki.$C$2];[$przecinki.$A$2];[.F105];[$przecinki.$A$2];[$przecinki.$D$2])" office:value-type="string" office:string-value="&quot;jf&quot;: &quot;CRW&quot;," calcext:value-type="string">
            <text:p>"jf": "CRW",</text:p>
          </table:table-cell>
        </table:table-row>
        <table:table-row table:style-name="ro1">
          <table:table-cell/>
          <table:table-cell table:formula="of:=[$tu_edytuj.G107]" office:value-type="string" office:string-value="jg" calcext:value-type="string">
            <text:p>jg</text:p>
          </table:table-cell>
          <table:table-cell table:formula="of:=[$tu_edytuj.H107]" office:value-type="string" office:string-value="CRG" calcext:value-type="string">
            <text:p>CRG</text:p>
          </table:table-cell>
          <table:table-cell table:formula="of:=[$tu_edytuj.I107]" office:value-type="float" office:value="0" calcext:value-type="float">
            <text:p>0</text:p>
          </table:table-cell>
          <table:table-cell/>
          <table:table-cell table:formula="of:=IF([.C106]=0;[.D106];[.C106])" office:value-type="string" office:string-value="CRG" calcext:value-type="string">
            <text:p>CRG</text:p>
          </table:table-cell>
          <table:table-cell/>
          <table:table-cell table:formula="of:=CONCATENATE([$przecinki.$A$2];[.B106];[$przecinki.$A$2];[$przecinki.$B$2];[$przecinki.$C$2];[$przecinki.$A$2];[.F106];[$przecinki.$A$2];[$przecinki.$D$2])" office:value-type="string" office:string-value="&quot;jg&quot;: &quot;CRG&quot;," calcext:value-type="string">
            <text:p>"jg": "CRG",</text:p>
          </table:table-cell>
        </table:table-row>
        <table:table-row table:style-name="ro1">
          <table:table-cell/>
          <table:table-cell table:formula="of:=[$tu_edytuj.G108]" office:value-type="string" office:string-value="jk" calcext:value-type="string">
            <text:p>jk</text:p>
          </table:table-cell>
          <table:table-cell table:formula="of:=[$tu_edytuj.H108]" office:value-type="string" office:string-value="CRG" calcext:value-type="string">
            <text:p>CRG</text:p>
          </table:table-cell>
          <table:table-cell table:formula="of:=[$tu_edytuj.I108]" office:value-type="float" office:value="0" calcext:value-type="float">
            <text:p>0</text:p>
          </table:table-cell>
          <table:table-cell/>
          <table:table-cell table:formula="of:=IF([.C107]=0;[.D107];[.C107])" office:value-type="string" office:string-value="CRG" calcext:value-type="string">
            <text:p>CRG</text:p>
          </table:table-cell>
          <table:table-cell/>
          <table:table-cell table:formula="of:=CONCATENATE([$przecinki.$A$2];[.B107];[$przecinki.$A$2];[$przecinki.$B$2];[$przecinki.$C$2];[$przecinki.$A$2];[.F107];[$przecinki.$A$2];[$przecinki.$D$2])" office:value-type="string" office:string-value="&quot;jk&quot;: &quot;CRG&quot;," calcext:value-type="string">
            <text:p>"jk": "CRG",</text:p>
          </table:table-cell>
        </table:table-row>
        <table:table-row table:style-name="ro1">
          <table:table-cell/>
          <table:table-cell table:formula="of:=[$tu_edytuj.G109]" office:value-type="string" office:string-value="jl" calcext:value-type="string">
            <text:p>jl</text:p>
          </table:table-cell>
          <table:table-cell table:formula="of:=[$tu_edytuj.H109]" office:value-type="string" office:string-value="CRL" calcext:value-type="string">
            <text:p>CRL</text:p>
          </table:table-cell>
          <table:table-cell table:formula="of:=[$tu_edytuj.I109]" office:value-type="float" office:value="0" calcext:value-type="float">
            <text:p>0</text:p>
          </table:table-cell>
          <table:table-cell/>
          <table:table-cell table:formula="of:=IF([.C108]=0;[.D108];[.C108])" office:value-type="string" office:string-value="CRL" calcext:value-type="string">
            <text:p>CRL</text:p>
          </table:table-cell>
          <table:table-cell/>
          <table:table-cell table:formula="of:=CONCATENATE([$przecinki.$A$2];[.B108];[$przecinki.$A$2];[$przecinki.$B$2];[$przecinki.$C$2];[$przecinki.$A$2];[.F108];[$przecinki.$A$2];[$przecinki.$D$2])" office:value-type="string" office:string-value="&quot;jl&quot;: &quot;CRL&quot;," calcext:value-type="string">
            <text:p>"jl": "CRL",</text:p>
          </table:table-cell>
        </table:table-row>
        <table:table-row table:style-name="ro1">
          <table:table-cell/>
          <table:table-cell table:formula="of:=[$tu_edytuj.G110]" office:value-type="string" office:string-value="jł" calcext:value-type="string">
            <text:p>jł</text:p>
          </table:table-cell>
          <table:table-cell table:formula="of:=[$tu_edytuj.H110]" office:value-type="string" office:string-value="CRLB" calcext:value-type="string">
            <text:p>CRLB</text:p>
          </table:table-cell>
          <table:table-cell table:formula="of:=[$tu_edytuj.I110]" office:value-type="float" office:value="0" calcext:value-type="float">
            <text:p>0</text:p>
          </table:table-cell>
          <table:table-cell/>
          <table:table-cell table:formula="of:=IF([.C109]=0;[.D109];[.C109])" office:value-type="string" office:string-value="CRLB" calcext:value-type="string">
            <text:p>CRLB</text:p>
          </table:table-cell>
          <table:table-cell/>
          <table:table-cell table:formula="of:=CONCATENATE([$przecinki.$A$2];[.B109];[$przecinki.$A$2];[$przecinki.$B$2];[$przecinki.$C$2];[$przecinki.$A$2];[.F109];[$przecinki.$A$2];[$przecinki.$D$2])" office:value-type="string" office:string-value="&quot;jł&quot;: &quot;CRLB&quot;," calcext:value-type="string">
            <text:p>"jł": "CRLB",</text:p>
          </table:table-cell>
        </table:table-row>
        <table:table-row table:style-name="ro1">
          <table:table-cell/>
          <table:table-cell table:formula="of:=[$tu_edytuj.G111]" office:value-type="string" office:string-value="jm" calcext:value-type="string">
            <text:p>jm</text:p>
          </table:table-cell>
          <table:table-cell table:formula="of:=[$tu_edytuj.H111]" office:value-type="string" office:string-value="CRS" calcext:value-type="string">
            <text:p>CRS</text:p>
          </table:table-cell>
          <table:table-cell table:formula="of:=[$tu_edytuj.I111]" office:value-type="float" office:value="0" calcext:value-type="float">
            <text:p>0</text:p>
          </table:table-cell>
          <table:table-cell/>
          <table:table-cell table:formula="of:=IF([.C110]=0;[.D110];[.C110])" office:value-type="string" office:string-value="CRS" calcext:value-type="string">
            <text:p>CRS</text:p>
          </table:table-cell>
          <table:table-cell/>
          <table:table-cell table:formula="of:=CONCATENATE([$przecinki.$A$2];[.B110];[$przecinki.$A$2];[$przecinki.$B$2];[$przecinki.$C$2];[$przecinki.$A$2];[.F110];[$przecinki.$A$2];[$przecinki.$D$2])" office:value-type="string" office:string-value="&quot;jm&quot;: &quot;CRS&quot;," calcext:value-type="string">
            <text:p>"jm": "CRS",</text:p>
          </table:table-cell>
        </table:table-row>
        <table:table-row table:style-name="ro1">
          <table:table-cell/>
          <table:table-cell table:formula="of:=[$tu_edytuj.G112]" office:value-type="string" office:string-value="jn" calcext:value-type="string">
            <text:p>jn</text:p>
          </table:table-cell>
          <table:table-cell table:formula="of:=[$tu_edytuj.H112]" office:value-type="string" office:string-value="CRL" calcext:value-type="string">
            <text:p>CRL</text:p>
          </table:table-cell>
          <table:table-cell table:formula="of:=[$tu_edytuj.I112]" office:value-type="float" office:value="0" calcext:value-type="float">
            <text:p>0</text:p>
          </table:table-cell>
          <table:table-cell/>
          <table:table-cell table:formula="of:=IF([.C111]=0;[.D111];[.C111])" office:value-type="string" office:string-value="CRL" calcext:value-type="string">
            <text:p>CRL</text:p>
          </table:table-cell>
          <table:table-cell/>
          <table:table-cell table:formula="of:=CONCATENATE([$przecinki.$A$2];[.B111];[$przecinki.$A$2];[$przecinki.$B$2];[$przecinki.$C$2];[$przecinki.$A$2];[.F111];[$przecinki.$A$2];[$przecinki.$D$2])" office:value-type="string" office:string-value="&quot;jn&quot;: &quot;CRL&quot;," calcext:value-type="string">
            <text:p>"jn": "CRL",</text:p>
          </table:table-cell>
        </table:table-row>
        <table:table-row table:style-name="ro1">
          <table:table-cell/>
          <table:table-cell table:formula="of:=[$tu_edytuj.G113]" office:value-type="string" office:string-value="jń" calcext:value-type="string">
            <text:p>jń</text:p>
          </table:table-cell>
          <table:table-cell table:formula="of:=[$tu_edytuj.H113]" office:value-type="string" office:string-value="CRLO" calcext:value-type="string">
            <text:p>CRLO</text:p>
          </table:table-cell>
          <table:table-cell table:formula="of:=[$tu_edytuj.I113]" office:value-type="float" office:value="0" calcext:value-type="float">
            <text:p>0</text:p>
          </table:table-cell>
          <table:table-cell/>
          <table:table-cell table:formula="of:=IF([.C112]=0;[.D112];[.C112])" office:value-type="string" office:string-value="CRLO" calcext:value-type="string">
            <text:p>CRLO</text:p>
          </table:table-cell>
          <table:table-cell/>
          <table:table-cell table:formula="of:=CONCATENATE([$przecinki.$A$2];[.B112];[$przecinki.$A$2];[$przecinki.$B$2];[$przecinki.$C$2];[$przecinki.$A$2];[.F112];[$przecinki.$A$2];[$przecinki.$D$2])" office:value-type="string" office:string-value="&quot;jń&quot;: &quot;CRLO&quot;," calcext:value-type="string">
            <text:p>"jń": "CRLO",</text:p>
          </table:table-cell>
        </table:table-row>
        <table:table-row table:style-name="ro1">
          <table:table-cell/>
          <table:table-cell table:formula="of:=[$tu_edytuj.G114]" office:value-type="string" office:string-value="jni" calcext:value-type="string">
            <text:p>jni</text:p>
          </table:table-cell>
          <table:table-cell table:formula="of:=[$tu_edytuj.H114]" office:value-type="string" office:string-value="CRLW" calcext:value-type="string">
            <text:p>CRLW</text:p>
          </table:table-cell>
          <table:table-cell table:formula="of:=[$tu_edytuj.I114]" office:value-type="float" office:value="0" calcext:value-type="float">
            <text:p>0</text:p>
          </table:table-cell>
          <table:table-cell/>
          <table:table-cell table:formula="of:=IF([.C113]=0;[.D113];[.C113])" office:value-type="string" office:string-value="CRLW" calcext:value-type="string">
            <text:p>CRLW</text:p>
          </table:table-cell>
          <table:table-cell/>
          <table:table-cell table:formula="of:=CONCATENATE([$przecinki.$A$2];[.B113];[$przecinki.$A$2];[$przecinki.$B$2];[$przecinki.$C$2];[$przecinki.$A$2];[.F113];[$przecinki.$A$2];[$przecinki.$D$2])" office:value-type="string" office:string-value="&quot;jni&quot;: &quot;CRLW&quot;," calcext:value-type="string">
            <text:p>"jni": "CRLW",</text:p>
          </table:table-cell>
        </table:table-row>
        <table:table-row table:style-name="ro1">
          <table:table-cell/>
          <table:table-cell table:formula="of:=[$tu_edytuj.G115]" office:value-type="string" office:string-value="jp" calcext:value-type="string">
            <text:p>jp</text:p>
          </table:table-cell>
          <table:table-cell table:formula="of:=[$tu_edytuj.H115]" office:value-type="string" office:string-value="CRB" calcext:value-type="string">
            <text:p>CRB</text:p>
          </table:table-cell>
          <table:table-cell table:formula="of:=[$tu_edytuj.I115]" office:value-type="float" office:value="0" calcext:value-type="float">
            <text:p>0</text:p>
          </table:table-cell>
          <table:table-cell/>
          <table:table-cell table:formula="of:=IF([.C114]=0;[.D114];[.C114])" office:value-type="string" office:string-value="CRB" calcext:value-type="string">
            <text:p>CRB</text:p>
          </table:table-cell>
          <table:table-cell/>
          <table:table-cell table:formula="of:=CONCATENATE([$przecinki.$A$2];[.B114];[$przecinki.$A$2];[$przecinki.$B$2];[$przecinki.$C$2];[$przecinki.$A$2];[.F114];[$przecinki.$A$2];[$przecinki.$D$2])" office:value-type="string" office:string-value="&quot;jp&quot;: &quot;CRB&quot;," calcext:value-type="string">
            <text:p>"jp": "CRB",</text:p>
          </table:table-cell>
        </table:table-row>
        <table:table-row table:style-name="ro1">
          <table:table-cell/>
          <table:table-cell table:formula="of:=[$tu_edytuj.G116]" office:value-type="string" office:string-value="jr" calcext:value-type="string">
            <text:p>jr</text:p>
          </table:table-cell>
          <table:table-cell table:formula="of:=[$tu_edytuj.H116]" office:value-type="float" office:value="0" calcext:value-type="float">
            <text:p>0</text:p>
          </table:table-cell>
          <table:table-cell table:formula="of:=[$tu_edytuj.I116]" office:value-type="string" office:string-value="CRB" calcext:value-type="string">
            <text:p>CRB</text:p>
          </table:table-cell>
          <table:table-cell/>
          <table:table-cell table:formula="of:=IF([.C115]=0;[.D115];[.C115])" office:value-type="string" office:string-value="CRB" calcext:value-type="string">
            <text:p>CRB</text:p>
          </table:table-cell>
          <table:table-cell/>
          <table:table-cell table:formula="of:=CONCATENATE([$przecinki.$A$2];[.B115];[$przecinki.$A$2];[$przecinki.$B$2];[$przecinki.$C$2];[$przecinki.$A$2];[.F115];[$przecinki.$A$2];[$przecinki.$D$2])" office:value-type="string" office:string-value="&quot;jr&quot;: &quot;CRB&quot;," calcext:value-type="string">
            <text:p>"jr": "CRB",</text:p>
          </table:table-cell>
        </table:table-row>
        <table:table-row table:style-name="ro1">
          <table:table-cell/>
          <table:table-cell table:formula="of:=[$tu_edytuj.G117]" office:value-type="string" office:string-value="jrz" calcext:value-type="string">
            <text:p>jrz</text:p>
          </table:table-cell>
          <table:table-cell table:formula="of:=[$tu_edytuj.H117]" office:value-type="string" office:string-value="CRSG" calcext:value-type="string">
            <text:p>CRSG</text:p>
          </table:table-cell>
          <table:table-cell table:formula="of:=[$tu_edytuj.I117]" office:value-type="float" office:value="0" calcext:value-type="float">
            <text:p>0</text:p>
          </table:table-cell>
          <table:table-cell/>
          <table:table-cell table:formula="of:=IF([.C116]=0;[.D116];[.C116])" office:value-type="string" office:string-value="CRSG" calcext:value-type="string">
            <text:p>CRSG</text:p>
          </table:table-cell>
          <table:table-cell/>
          <table:table-cell table:formula="of:=CONCATENATE([$przecinki.$A$2];[.B116];[$przecinki.$A$2];[$przecinki.$B$2];[$przecinki.$C$2];[$przecinki.$A$2];[.F116];[$przecinki.$A$2];[$przecinki.$D$2])" office:value-type="string" office:string-value="&quot;jrz&quot;: &quot;CRSG&quot;," calcext:value-type="string">
            <text:p>"jrz": "CRSG",</text:p>
          </table:table-cell>
        </table:table-row>
        <table:table-row table:style-name="ro1">
          <table:table-cell/>
          <table:table-cell table:formula="of:=[$tu_edytuj.G118]" office:value-type="string" office:string-value="js" calcext:value-type="string">
            <text:p>js</text:p>
          </table:table-cell>
          <table:table-cell table:formula="of:=[$tu_edytuj.H118]" office:value-type="string" office:string-value="CRS" calcext:value-type="string">
            <text:p>CRS</text:p>
          </table:table-cell>
          <table:table-cell table:formula="of:=[$tu_edytuj.I118]" office:value-type="float" office:value="0" calcext:value-type="float">
            <text:p>0</text:p>
          </table:table-cell>
          <table:table-cell/>
          <table:table-cell table:formula="of:=IF([.C117]=0;[.D117];[.C117])" office:value-type="string" office:string-value="CRS" calcext:value-type="string">
            <text:p>CRS</text:p>
          </table:table-cell>
          <table:table-cell/>
          <table:table-cell table:formula="of:=CONCATENATE([$przecinki.$A$2];[.B117];[$przecinki.$A$2];[$przecinki.$B$2];[$przecinki.$C$2];[$przecinki.$A$2];[.F117];[$przecinki.$A$2];[$przecinki.$D$2])" office:value-type="string" office:string-value="&quot;js&quot;: &quot;CRS&quot;," calcext:value-type="string">
            <text:p>"js": "CRS",</text:p>
          </table:table-cell>
        </table:table-row>
        <table:table-row table:style-name="ro1">
          <table:table-cell/>
          <table:table-cell table:formula="of:=[$tu_edytuj.G119]" office:value-type="string" office:string-value="jsc" calcext:value-type="string">
            <text:p>jsc</text:p>
          </table:table-cell>
          <table:table-cell table:formula="of:=[$tu_edytuj.H119]" office:value-type="string" office:string-value="CRS" calcext:value-type="string">
            <text:p>CRS</text:p>
          </table:table-cell>
          <table:table-cell table:formula="of:=[$tu_edytuj.I119]" office:value-type="float" office:value="0" calcext:value-type="float">
            <text:p>0</text:p>
          </table:table-cell>
          <table:table-cell/>
          <table:table-cell table:formula="of:=IF([.C118]=0;[.D118];[.C118])" office:value-type="string" office:string-value="CRS" calcext:value-type="string">
            <text:p>CRS</text:p>
          </table:table-cell>
          <table:table-cell/>
          <table:table-cell table:formula="of:=CONCATENATE([$przecinki.$A$2];[.B118];[$przecinki.$A$2];[$przecinki.$B$2];[$przecinki.$C$2];[$przecinki.$A$2];[.F118];[$przecinki.$A$2];[$przecinki.$D$2])" office:value-type="string" office:string-value="&quot;jsc&quot;: &quot;CRS&quot;," calcext:value-type="string">
            <text:p>"jsc": "CRS",</text:p>
          </table:table-cell>
        </table:table-row>
        <table:table-row table:style-name="ro1">
          <table:table-cell/>
          <table:table-cell table:formula="of:=[$tu_edytuj.G120]" office:value-type="string" office:string-value="jsk" calcext:value-type="string">
            <text:p>jsk</text:p>
          </table:table-cell>
          <table:table-cell table:formula="of:=[$tu_edytuj.H120]" office:value-type="string" office:string-value="CRLS" calcext:value-type="string">
            <text:p>CRLS</text:p>
          </table:table-cell>
          <table:table-cell table:formula="of:=[$tu_edytuj.I120]" office:value-type="float" office:value="0" calcext:value-type="float">
            <text:p>0</text:p>
          </table:table-cell>
          <table:table-cell/>
          <table:table-cell table:formula="of:=IF([.C119]=0;[.D119];[.C119])" office:value-type="string" office:string-value="CRLS" calcext:value-type="string">
            <text:p>CRLS</text:p>
          </table:table-cell>
          <table:table-cell/>
          <table:table-cell table:formula="of:=CONCATENATE([$przecinki.$A$2];[.B119];[$przecinki.$A$2];[$przecinki.$B$2];[$przecinki.$C$2];[$przecinki.$A$2];[.F119];[$przecinki.$A$2];[$przecinki.$D$2])" office:value-type="string" office:string-value="&quot;jsk&quot;: &quot;CRLS&quot;," calcext:value-type="string">
            <text:p>"jsk": "CRLS",</text:p>
          </table:table-cell>
        </table:table-row>
        <table:table-row table:style-name="ro1">
          <table:table-cell/>
          <table:table-cell table:formula="of:=[$tu_edytuj.G121]" office:value-type="string" office:string-value="jst" calcext:value-type="string">
            <text:p>jst</text:p>
          </table:table-cell>
          <table:table-cell table:formula="of:=[$tu_edytuj.H121]" office:value-type="string" office:string-value="CRST" calcext:value-type="string">
            <text:p>CRST</text:p>
          </table:table-cell>
          <table:table-cell table:formula="of:=[$tu_edytuj.I121]" office:value-type="float" office:value="0" calcext:value-type="float">
            <text:p>0</text:p>
          </table:table-cell>
          <table:table-cell/>
          <table:table-cell table:formula="of:=IF([.C120]=0;[.D120];[.C120])" office:value-type="string" office:string-value="CRST" calcext:value-type="string">
            <text:p>CRST</text:p>
          </table:table-cell>
          <table:table-cell/>
          <table:table-cell table:formula="of:=CONCATENATE([$przecinki.$A$2];[.B120];[$przecinki.$A$2];[$przecinki.$B$2];[$przecinki.$C$2];[$przecinki.$A$2];[.F120];[$przecinki.$A$2];[$przecinki.$D$2])" office:value-type="string" office:string-value="&quot;jst&quot;: &quot;CRST&quot;," calcext:value-type="string">
            <text:p>"jst": "CRST",</text:p>
          </table:table-cell>
        </table:table-row>
        <table:table-row table:style-name="ro1">
          <table:table-cell/>
          <table:table-cell table:formula="of:=[$tu_edytuj.G122]" office:value-type="string" office:string-value="jstr" calcext:value-type="string">
            <text:p>jstr</text:p>
          </table:table-cell>
          <table:table-cell table:formula="of:=[$tu_edytuj.H122]" office:value-type="string" office:string-value="CRST" calcext:value-type="string">
            <text:p>CRST</text:p>
          </table:table-cell>
          <table:table-cell table:formula="of:=[$tu_edytuj.I122]" office:value-type="float" office:value="0" calcext:value-type="float">
            <text:p>0</text:p>
          </table:table-cell>
          <table:table-cell/>
          <table:table-cell table:formula="of:=IF([.C121]=0;[.D121];[.C121])" office:value-type="string" office:string-value="CRST" calcext:value-type="string">
            <text:p>CRST</text:p>
          </table:table-cell>
          <table:table-cell/>
          <table:table-cell table:formula="of:=CONCATENATE([$przecinki.$A$2];[.B121];[$przecinki.$A$2];[$przecinki.$B$2];[$przecinki.$C$2];[$przecinki.$A$2];[.F121];[$przecinki.$A$2];[$przecinki.$D$2])" office:value-type="string" office:string-value="&quot;jstr&quot;: &quot;CRST&quot;," calcext:value-type="string">
            <text:p>"jstr": "CRST",</text:p>
          </table:table-cell>
        </table:table-row>
        <table:table-row table:style-name="ro1">
          <table:table-cell/>
          <table:table-cell table:formula="of:=[$tu_edytuj.G123]" office:value-type="string" office:string-value="jstw" calcext:value-type="string">
            <text:p>jstw</text:p>
          </table:table-cell>
          <table:table-cell table:formula="of:=[$tu_edytuj.H123]" office:value-type="string" office:string-value="CRSTW" calcext:value-type="string">
            <text:p>CRSTW</text:p>
          </table:table-cell>
          <table:table-cell table:formula="of:=[$tu_edytuj.I123]" office:value-type="float" office:value="0" calcext:value-type="float">
            <text:p>0</text:p>
          </table:table-cell>
          <table:table-cell/>
          <table:table-cell table:formula="of:=IF([.C122]=0;[.D122];[.C122])" office:value-type="string" office:string-value="CRSTW" calcext:value-type="string">
            <text:p>CRSTW</text:p>
          </table:table-cell>
          <table:table-cell/>
          <table:table-cell table:formula="of:=CONCATENATE([$przecinki.$A$2];[.B122];[$przecinki.$A$2];[$przecinki.$B$2];[$przecinki.$C$2];[$przecinki.$A$2];[.F122];[$przecinki.$A$2];[$przecinki.$D$2])" office:value-type="string" office:string-value="&quot;jstw&quot;: &quot;CRSTW&quot;," calcext:value-type="string">
            <text:p>"jstw": "CRSTW",</text:p>
          </table:table-cell>
        </table:table-row>
        <table:table-row table:style-name="ro1">
          <table:table-cell/>
          <table:table-cell table:formula="of:=[$tu_edytuj.G124]" office:value-type="string" office:string-value="jsz" calcext:value-type="string">
            <text:p>jsz</text:p>
          </table:table-cell>
          <table:table-cell table:formula="of:=[$tu_edytuj.H124]" office:value-type="string" office:string-value="CRSG" calcext:value-type="string">
            <text:p>CRSG</text:p>
          </table:table-cell>
          <table:table-cell table:formula="of:=[$tu_edytuj.I124]" office:value-type="float" office:value="0" calcext:value-type="float">
            <text:p>0</text:p>
          </table:table-cell>
          <table:table-cell/>
          <table:table-cell table:formula="of:=IF([.C123]=0;[.D123];[.C123])" office:value-type="string" office:string-value="CRSG" calcext:value-type="string">
            <text:p>CRSG</text:p>
          </table:table-cell>
          <table:table-cell/>
          <table:table-cell table:formula="of:=CONCATENATE([$przecinki.$A$2];[.B123];[$przecinki.$A$2];[$przecinki.$B$2];[$przecinki.$C$2];[$przecinki.$A$2];[.F123];[$przecinki.$A$2];[$przecinki.$D$2])" office:value-type="string" office:string-value="&quot;jsz&quot;: &quot;CRSG&quot;," calcext:value-type="string">
            <text:p>"jsz": "CRSG",</text:p>
          </table:table-cell>
        </table:table-row>
        <table:table-row table:style-name="ro1">
          <table:table-cell/>
          <table:table-cell table:formula="of:=[$tu_edytuj.G125]" office:value-type="string" office:string-value="jszcz" calcext:value-type="string">
            <text:p>jszcz</text:p>
          </table:table-cell>
          <table:table-cell table:formula="of:=[$tu_edytuj.H125]" office:value-type="string" office:string-value="CRSGW" calcext:value-type="string">
            <text:p>CRSGW</text:p>
          </table:table-cell>
          <table:table-cell table:formula="of:=[$tu_edytuj.I125]" office:value-type="float" office:value="0" calcext:value-type="float">
            <text:p>0</text:p>
          </table:table-cell>
          <table:table-cell/>
          <table:table-cell table:formula="of:=IF([.C124]=0;[.D124];[.C124])" office:value-type="string" office:string-value="CRSGW" calcext:value-type="string">
            <text:p>CRSGW</text:p>
          </table:table-cell>
          <table:table-cell/>
          <table:table-cell table:formula="of:=CONCATENATE([$przecinki.$A$2];[.B124];[$przecinki.$A$2];[$przecinki.$B$2];[$przecinki.$C$2];[$przecinki.$A$2];[.F124];[$przecinki.$A$2];[$przecinki.$D$2])" office:value-type="string" office:string-value="&quot;jszcz&quot;: &quot;CRSGW&quot;," calcext:value-type="string">
            <text:p>"jszcz": "CRSGW",</text:p>
          </table:table-cell>
        </table:table-row>
        <table:table-row table:style-name="ro1">
          <table:table-cell/>
          <table:table-cell table:formula="of:=[$tu_edytuj.G126]" office:value-type="string" office:string-value="jś" calcext:value-type="string">
            <text:p>jś</text:p>
          </table:table-cell>
          <table:table-cell table:formula="of:=[$tu_edytuj.H126]" office:value-type="string" office:string-value="CRSO" calcext:value-type="string">
            <text:p>CRSO</text:p>
          </table:table-cell>
          <table:table-cell table:formula="of:=[$tu_edytuj.I126]" office:value-type="float" office:value="0" calcext:value-type="float">
            <text:p>0</text:p>
          </table:table-cell>
          <table:table-cell/>
          <table:table-cell table:formula="of:=IF([.C125]=0;[.D125];[.C125])" office:value-type="string" office:string-value="CRSO" calcext:value-type="string">
            <text:p>CRSO</text:p>
          </table:table-cell>
          <table:table-cell/>
          <table:table-cell table:formula="of:=CONCATENATE([$przecinki.$A$2];[.B125];[$przecinki.$A$2];[$przecinki.$B$2];[$przecinki.$C$2];[$przecinki.$A$2];[.F125];[$przecinki.$A$2];[$przecinki.$D$2])" office:value-type="string" office:string-value="&quot;jś&quot;: &quot;CRSO&quot;," calcext:value-type="string">
            <text:p>"jś": "CRSO",</text:p>
          </table:table-cell>
        </table:table-row>
        <table:table-row table:style-name="ro1">
          <table:table-cell/>
          <table:table-cell table:formula="of:=[$tu_edytuj.G127]" office:value-type="string" office:string-value="jsi" calcext:value-type="string">
            <text:p>jsi</text:p>
          </table:table-cell>
          <table:table-cell table:formula="of:=[$tu_edytuj.H127]" office:value-type="string" office:string-value="CRSW" calcext:value-type="string">
            <text:p>CRSW</text:p>
          </table:table-cell>
          <table:table-cell table:formula="of:=[$tu_edytuj.I127]" office:value-type="float" office:value="0" calcext:value-type="float">
            <text:p>0</text:p>
          </table:table-cell>
          <table:table-cell/>
          <table:table-cell table:formula="of:=IF([.C126]=0;[.D126];[.C126])" office:value-type="string" office:string-value="CRSW" calcext:value-type="string">
            <text:p>CRSW</text:p>
          </table:table-cell>
          <table:table-cell/>
          <table:table-cell table:formula="of:=CONCATENATE([$przecinki.$A$2];[.B126];[$przecinki.$A$2];[$przecinki.$B$2];[$przecinki.$C$2];[$przecinki.$A$2];[.F126];[$przecinki.$A$2];[$przecinki.$D$2])" office:value-type="string" office:string-value="&quot;jsi&quot;: &quot;CRSW&quot;," calcext:value-type="string">
            <text:p>"jsi": "CRSW",</text:p>
          </table:table-cell>
        </table:table-row>
        <table:table-row table:style-name="ro1">
          <table:table-cell/>
          <table:table-cell table:formula="of:=[$tu_edytuj.G128]" office:value-type="string" office:string-value="jść" calcext:value-type="string">
            <text:p>jść</text:p>
          </table:table-cell>
          <table:table-cell table:formula="of:=[$tu_edytuj.H128]" office:value-type="string" office:string-value="CRSTO" calcext:value-type="string">
            <text:p>CRSTO</text:p>
          </table:table-cell>
          <table:table-cell table:formula="of:=[$tu_edytuj.I128]" office:value-type="float" office:value="0" calcext:value-type="float">
            <text:p>0</text:p>
          </table:table-cell>
          <table:table-cell/>
          <table:table-cell table:formula="of:=IF([.C127]=0;[.D127];[.C127])" office:value-type="string" office:string-value="CRSTO" calcext:value-type="string">
            <text:p>CRSTO</text:p>
          </table:table-cell>
          <table:table-cell/>
          <table:table-cell table:formula="of:=CONCATENATE([$przecinki.$A$2];[.B127];[$przecinki.$A$2];[$przecinki.$B$2];[$przecinki.$C$2];[$przecinki.$A$2];[.F127];[$przecinki.$A$2];[$przecinki.$D$2])" office:value-type="string" office:string-value="&quot;jść&quot;: &quot;CRSTO&quot;," calcext:value-type="string">
            <text:p>"jść": "CRSTO",</text:p>
          </table:table-cell>
        </table:table-row>
        <table:table-row table:style-name="ro1">
          <table:table-cell/>
          <table:table-cell table:formula="of:=[$tu_edytuj.G129]" office:value-type="string" office:string-value="jści" calcext:value-type="string">
            <text:p>jści</text:p>
          </table:table-cell>
          <table:table-cell table:formula="of:=[$tu_edytuj.H129]" office:value-type="string" office:string-value="CRSTW" calcext:value-type="string">
            <text:p>CRSTW</text:p>
          </table:table-cell>
          <table:table-cell table:formula="of:=[$tu_edytuj.I129]" office:value-type="float" office:value="0" calcext:value-type="float">
            <text:p>0</text:p>
          </table:table-cell>
          <table:table-cell/>
          <table:table-cell table:formula="of:=IF([.C128]=0;[.D128];[.C128])" office:value-type="string" office:string-value="CRSTW" calcext:value-type="string">
            <text:p>CRSTW</text:p>
          </table:table-cell>
          <table:table-cell/>
          <table:table-cell table:formula="of:=CONCATENATE([$przecinki.$A$2];[.B128];[$przecinki.$A$2];[$przecinki.$B$2];[$przecinki.$C$2];[$przecinki.$A$2];[.F128];[$przecinki.$A$2];[$przecinki.$D$2])" office:value-type="string" office:string-value="&quot;jści&quot;: &quot;CRSTW&quot;," calcext:value-type="string">
            <text:p>"jści": "CRSTW",</text:p>
          </table:table-cell>
        </table:table-row>
        <table:table-row table:style-name="ro1">
          <table:table-cell/>
          <table:table-cell table:formula="of:=[$tu_edytuj.G130]" office:value-type="string" office:string-value="jt" calcext:value-type="string">
            <text:p>jt</text:p>
          </table:table-cell>
          <table:table-cell table:formula="of:=[$tu_edytuj.H130]" office:value-type="string" office:string-value="CRT" calcext:value-type="string">
            <text:p>CRT</text:p>
          </table:table-cell>
          <table:table-cell table:formula="of:=[$tu_edytuj.I130]" office:value-type="float" office:value="0" calcext:value-type="float">
            <text:p>0</text:p>
          </table:table-cell>
          <table:table-cell/>
          <table:table-cell table:formula="of:=IF([.C129]=0;[.D129];[.C129])" office:value-type="string" office:string-value="CRT" calcext:value-type="string">
            <text:p>CRT</text:p>
          </table:table-cell>
          <table:table-cell/>
          <table:table-cell table:formula="of:=CONCATENATE([$przecinki.$A$2];[.B129];[$przecinki.$A$2];[$przecinki.$B$2];[$przecinki.$C$2];[$przecinki.$A$2];[.F129];[$przecinki.$A$2];[$przecinki.$D$2])" office:value-type="string" office:string-value="&quot;jt&quot;: &quot;CRT&quot;," calcext:value-type="string">
            <text:p>"jt": "CRT",</text:p>
          </table:table-cell>
        </table:table-row>
        <table:table-row table:style-name="ro1">
          <table:table-cell/>
          <table:table-cell table:formula="of:=[$tu_edytuj.G131]" office:value-type="string" office:string-value="jw" calcext:value-type="string">
            <text:p>jw</text:p>
          </table:table-cell>
          <table:table-cell table:formula="of:=[$tu_edytuj.H131]" office:value-type="string" office:string-value="CRW" calcext:value-type="string">
            <text:p>CRW</text:p>
          </table:table-cell>
          <table:table-cell table:formula="of:=[$tu_edytuj.I131]" office:value-type="float" office:value="0" calcext:value-type="float">
            <text:p>0</text:p>
          </table:table-cell>
          <table:table-cell/>
          <table:table-cell table:formula="of:=IF([.C130]=0;[.D130];[.C130])" office:value-type="string" office:string-value="CRW" calcext:value-type="string">
            <text:p>CRW</text:p>
          </table:table-cell>
          <table:table-cell/>
          <table:table-cell table:formula="of:=CONCATENATE([$przecinki.$A$2];[.B130];[$przecinki.$A$2];[$przecinki.$B$2];[$przecinki.$C$2];[$przecinki.$A$2];[.F130];[$przecinki.$A$2];[$przecinki.$D$2])" office:value-type="string" office:string-value="&quot;jw&quot;: &quot;CRW&quot;," calcext:value-type="string">
            <text:p>"jw": "CRW",</text:p>
          </table:table-cell>
        </table:table-row>
        <table:table-row table:style-name="ro1">
          <table:table-cell/>
          <table:table-cell table:formula="of:=[$tu_edytuj.G132]" office:value-type="string" office:string-value="jz" calcext:value-type="string">
            <text:p>jz</text:p>
          </table:table-cell>
          <table:table-cell table:formula="of:=[$tu_edytuj.H132]" office:value-type="string" office:string-value="CRS" calcext:value-type="string">
            <text:p>CRS</text:p>
          </table:table-cell>
          <table:table-cell table:formula="of:=[$tu_edytuj.I132]" office:value-type="float" office:value="0" calcext:value-type="float">
            <text:p>0</text:p>
          </table:table-cell>
          <table:table-cell/>
          <table:table-cell table:formula="of:=IF([.C131]=0;[.D131];[.C131])" office:value-type="string" office:string-value="CRS" calcext:value-type="string">
            <text:p>CRS</text:p>
          </table:table-cell>
          <table:table-cell/>
          <table:table-cell table:formula="of:=CONCATENATE([$przecinki.$A$2];[.B131];[$przecinki.$A$2];[$przecinki.$B$2];[$przecinki.$C$2];[$przecinki.$A$2];[.F131];[$przecinki.$A$2];[$przecinki.$D$2])" office:value-type="string" office:string-value="&quot;jz&quot;: &quot;CRS&quot;," calcext:value-type="string">
            <text:p>"jz": "CRS",</text:p>
          </table:table-cell>
        </table:table-row>
        <table:table-row table:style-name="ro1">
          <table:table-cell/>
          <table:table-cell table:formula="of:=[$tu_edytuj.G133]" office:value-type="string" office:string-value="k" calcext:value-type="string">
            <text:p>k</text:p>
          </table:table-cell>
          <table:table-cell table:formula="of:=[$tu_edytuj.H133]" office:value-type="string" office:string-value="G" calcext:value-type="string">
            <text:p>G</text:p>
          </table:table-cell>
          <table:table-cell table:formula="of:=[$tu_edytuj.I133]" office:value-type="float" office:value="0" calcext:value-type="float">
            <text:p>0</text:p>
          </table:table-cell>
          <table:table-cell/>
          <table:table-cell table:formula="of:=IF([.C132]=0;[.D132];[.C132])" office:value-type="string" office:string-value="G" calcext:value-type="string">
            <text:p>G</text:p>
          </table:table-cell>
          <table:table-cell/>
          <table:table-cell table:formula="of:=CONCATENATE([$przecinki.$A$2];[.B132];[$przecinki.$A$2];[$przecinki.$B$2];[$przecinki.$C$2];[$przecinki.$A$2];[.F132];[$przecinki.$A$2];[$przecinki.$D$2])" office:value-type="string" office:string-value="&quot;k&quot;: &quot;G&quot;," calcext:value-type="string">
            <text:p>"k": "G",</text:p>
          </table:table-cell>
        </table:table-row>
        <table:table-row table:style-name="ro1">
          <table:table-cell/>
          <table:table-cell table:formula="of:=[$tu_edytuj.G134]" office:value-type="string" office:string-value="kch" calcext:value-type="string">
            <text:p>kch</text:p>
          </table:table-cell>
          <table:table-cell table:formula="of:=[$tu_edytuj.H134]" office:value-type="string" office:string-value="CBG" calcext:value-type="string">
            <text:p>CBG</text:p>
          </table:table-cell>
          <table:table-cell table:formula="of:=[$tu_edytuj.I134]" office:value-type="float" office:value="0" calcext:value-type="float">
            <text:p>0</text:p>
          </table:table-cell>
          <table:table-cell/>
          <table:table-cell table:formula="of:=IF([.C133]=0;[.D133];[.C133])" office:value-type="string" office:string-value="CBG" calcext:value-type="string">
            <text:p>CBG</text:p>
          </table:table-cell>
          <table:table-cell/>
          <table:table-cell table:formula="of:=CONCATENATE([$przecinki.$A$2];[.B133];[$przecinki.$A$2];[$przecinki.$B$2];[$przecinki.$C$2];[$przecinki.$A$2];[.F133];[$przecinki.$A$2];[$przecinki.$D$2])" office:value-type="string" office:string-value="&quot;kch&quot;: &quot;CBG&quot;," calcext:value-type="string">
            <text:p>"kch": "CBG",</text:p>
          </table:table-cell>
        </table:table-row>
        <table:table-row table:style-name="ro1">
          <table:table-cell/>
          <table:table-cell table:formula="of:=[$tu_edytuj.G135]" office:value-type="string" office:string-value="kcz" calcext:value-type="string">
            <text:p>kcz</text:p>
          </table:table-cell>
          <table:table-cell table:formula="of:=[$tu_edytuj.H135]" office:value-type="string" office:string-value="LGW" calcext:value-type="string">
            <text:p>LGW</text:p>
          </table:table-cell>
          <table:table-cell table:formula="of:=[$tu_edytuj.I135]" office:value-type="float" office:value="0" calcext:value-type="float">
            <text:p>0</text:p>
          </table:table-cell>
          <table:table-cell/>
          <table:table-cell table:formula="of:=IF([.C134]=0;[.D134];[.C134])" office:value-type="string" office:string-value="LGW" calcext:value-type="string">
            <text:p>LGW</text:p>
          </table:table-cell>
          <table:table-cell/>
          <table:table-cell table:formula="of:=CONCATENATE([$przecinki.$A$2];[.B134];[$przecinki.$A$2];[$przecinki.$B$2];[$przecinki.$C$2];[$przecinki.$A$2];[.F134];[$przecinki.$A$2];[$przecinki.$D$2])" office:value-type="string" office:string-value="&quot;kcz&quot;: &quot;LGW&quot;," calcext:value-type="string">
            <text:p>"kcz": "LGW",</text:p>
          </table:table-cell>
        </table:table-row>
        <table:table-row table:style-name="ro1">
          <table:table-cell/>
          <table:table-cell table:formula="of:=[$tu_edytuj.G136]" office:value-type="string" office:string-value="kf" calcext:value-type="string">
            <text:p>kf</text:p>
          </table:table-cell>
          <table:table-cell table:formula="of:=[$tu_edytuj.H136]" office:value-type="string" office:string-value="GW" calcext:value-type="string">
            <text:p>GW</text:p>
          </table:table-cell>
          <table:table-cell table:formula="of:=[$tu_edytuj.I136]" office:value-type="float" office:value="0" calcext:value-type="float">
            <text:p>0</text:p>
          </table:table-cell>
          <table:table-cell/>
          <table:table-cell table:formula="of:=IF([.C135]=0;[.D135];[.C135])" office:value-type="string" office:string-value="GW" calcext:value-type="string">
            <text:p>GW</text:p>
          </table:table-cell>
          <table:table-cell/>
          <table:table-cell table:formula="of:=CONCATENATE([$przecinki.$A$2];[.B135];[$przecinki.$A$2];[$przecinki.$B$2];[$przecinki.$C$2];[$przecinki.$A$2];[.F135];[$przecinki.$A$2];[$przecinki.$D$2])" office:value-type="string" office:string-value="&quot;kf&quot;: &quot;GW&quot;," calcext:value-type="string">
            <text:p>"kf": "GW",</text:p>
          </table:table-cell>
        </table:table-row>
        <table:table-row table:style-name="ro1">
          <table:table-cell/>
          <table:table-cell table:formula="of:=[$tu_edytuj.G137]" office:value-type="string" office:string-value="kh" calcext:value-type="string">
            <text:p>kh</text:p>
          </table:table-cell>
          <table:table-cell table:formula="of:=[$tu_edytuj.H137]" office:value-type="string" office:string-value="CB" calcext:value-type="string">
            <text:p>CB</text:p>
          </table:table-cell>
          <table:table-cell table:formula="of:=[$tu_edytuj.I137]" office:value-type="float" office:value="0" calcext:value-type="float">
            <text:p>0</text:p>
          </table:table-cell>
          <table:table-cell/>
          <table:table-cell table:formula="of:=IF([.C136]=0;[.D136];[.C136])" office:value-type="string" office:string-value="CB" calcext:value-type="string">
            <text:p>CB</text:p>
          </table:table-cell>
          <table:table-cell/>
          <table:table-cell table:formula="of:=CONCATENATE([$przecinki.$A$2];[.B136];[$przecinki.$A$2];[$przecinki.$B$2];[$przecinki.$C$2];[$przecinki.$A$2];[.F136];[$przecinki.$A$2];[$przecinki.$D$2])" office:value-type="string" office:string-value="&quot;kh&quot;: &quot;CB&quot;," calcext:value-type="string">
            <text:p>"kh": "CB",</text:p>
          </table:table-cell>
        </table:table-row>
        <table:table-row table:style-name="ro1">
          <table:table-cell/>
          <table:table-cell table:formula="of:=[$tu_edytuj.G138]" office:value-type="string" office:string-value="kk" calcext:value-type="string">
            <text:p>kk</text:p>
          </table:table-cell>
          <table:table-cell table:formula="of:=[$tu_edytuj.H138]" office:value-type="string" office:string-value="G" calcext:value-type="string">
            <text:p>G</text:p>
          </table:table-cell>
          <table:table-cell table:formula="of:=[$tu_edytuj.I138]" office:value-type="float" office:value="0" calcext:value-type="float">
            <text:p>0</text:p>
          </table:table-cell>
          <table:table-cell/>
          <table:table-cell table:formula="of:=IF([.C137]=0;[.D137];[.C137])" office:value-type="string" office:string-value="G" calcext:value-type="string">
            <text:p>G</text:p>
          </table:table-cell>
          <table:table-cell/>
          <table:table-cell table:formula="of:=CONCATENATE([$przecinki.$A$2];[.B137];[$przecinki.$A$2];[$przecinki.$B$2];[$przecinki.$C$2];[$przecinki.$A$2];[.F137];[$przecinki.$A$2];[$przecinki.$D$2])" office:value-type="string" office:string-value="&quot;kk&quot;: &quot;G&quot;," calcext:value-type="string">
            <text:p>"kk": "G",</text:p>
          </table:table-cell>
        </table:table-row>
        <table:table-row table:style-name="ro1">
          <table:table-cell/>
          <table:table-cell table:formula="of:=[$tu_edytuj.G139]" office:value-type="string" office:string-value="kl" calcext:value-type="string">
            <text:p>kl</text:p>
          </table:table-cell>
          <table:table-cell table:formula="of:=[$tu_edytuj.H139]" office:value-type="float" office:value="0" calcext:value-type="float">
            <text:p>0</text:p>
          </table:table-cell>
          <table:table-cell table:formula="of:=[$tu_edytuj.I139]" office:value-type="string" office:string-value="LG" calcext:value-type="string">
            <text:p>LG</text:p>
          </table:table-cell>
          <table:table-cell/>
          <table:table-cell table:formula="of:=IF([.C138]=0;[.D138];[.C138])" office:value-type="string" office:string-value="LG" calcext:value-type="string">
            <text:p>LG</text:p>
          </table:table-cell>
          <table:table-cell/>
          <table:table-cell table:formula="of:=CONCATENATE([$przecinki.$A$2];[.B138];[$przecinki.$A$2];[$przecinki.$B$2];[$przecinki.$C$2];[$przecinki.$A$2];[.F138];[$przecinki.$A$2];[$przecinki.$D$2])" office:value-type="string" office:string-value="&quot;kl&quot;: &quot;LG&quot;," calcext:value-type="string">
            <text:p>"kl": "LG",</text:p>
          </table:table-cell>
        </table:table-row>
        <table:table-row table:style-name="ro1">
          <table:table-cell/>
          <table:table-cell table:formula="of:=[$tu_edytuj.G140]" office:value-type="string" office:string-value="kli" calcext:value-type="string">
            <text:p>kli</text:p>
          </table:table-cell>
          <table:table-cell table:formula="of:=[$tu_edytuj.H140]" office:value-type="float" office:value="0" calcext:value-type="float">
            <text:p>0</text:p>
          </table:table-cell>
          <table:table-cell table:formula="of:=[$tu_edytuj.I140]" office:value-type="string" office:string-value="LGW" calcext:value-type="string">
            <text:p>LGW</text:p>
          </table:table-cell>
          <table:table-cell/>
          <table:table-cell table:formula="of:=IF([.C139]=0;[.D139];[.C139])" office:value-type="string" office:string-value="LGW" calcext:value-type="string">
            <text:p>LGW</text:p>
          </table:table-cell>
          <table:table-cell/>
          <table:table-cell table:formula="of:=CONCATENATE([$przecinki.$A$2];[.B139];[$przecinki.$A$2];[$przecinki.$B$2];[$przecinki.$C$2];[$przecinki.$A$2];[.F139];[$przecinki.$A$2];[$przecinki.$D$2])" office:value-type="string" office:string-value="&quot;kli&quot;: &quot;LGW&quot;," calcext:value-type="string">
            <text:p>"kli": "LGW",</text:p>
          </table:table-cell>
        </table:table-row>
        <table:table-row table:style-name="ro1">
          <table:table-cell/>
          <table:table-cell table:formula="of:=[$tu_edytuj.G141]" office:value-type="string" office:string-value="kł" calcext:value-type="string">
            <text:p>kł</text:p>
          </table:table-cell>
          <table:table-cell table:formula="of:=[$tu_edytuj.H141]" office:value-type="string" office:string-value="LBG" calcext:value-type="string">
            <text:p>LBG</text:p>
          </table:table-cell>
          <table:table-cell table:formula="of:=[$tu_edytuj.I141]" office:value-type="float" office:value="0" calcext:value-type="float">
            <text:p>0</text:p>
          </table:table-cell>
          <table:table-cell/>
          <table:table-cell table:formula="of:=IF([.C140]=0;[.D140];[.C140])" office:value-type="string" office:string-value="LBG" calcext:value-type="string">
            <text:p>LBG</text:p>
          </table:table-cell>
          <table:table-cell/>
          <table:table-cell table:formula="of:=CONCATENATE([$przecinki.$A$2];[.B140];[$przecinki.$A$2];[$przecinki.$B$2];[$przecinki.$C$2];[$przecinki.$A$2];[.F140];[$przecinki.$A$2];[$przecinki.$D$2])" office:value-type="string" office:string-value="&quot;kł&quot;: &quot;LBG&quot;," calcext:value-type="string">
            <text:p>"kł": "LBG",</text:p>
          </table:table-cell>
        </table:table-row>
        <table:table-row table:style-name="ro1">
          <table:table-cell/>
          <table:table-cell table:formula="of:=[$tu_edytuj.G142]" office:value-type="string" office:string-value="kr" calcext:value-type="string">
            <text:p>kr</text:p>
          </table:table-cell>
          <table:table-cell table:formula="of:=[$tu_edytuj.H142]" office:value-type="string" office:string-value="RG" calcext:value-type="string">
            <text:p>RG</text:p>
          </table:table-cell>
          <table:table-cell table:formula="of:=[$tu_edytuj.I142]" office:value-type="float" office:value="0" calcext:value-type="float">
            <text:p>0</text:p>
          </table:table-cell>
          <table:table-cell/>
          <table:table-cell table:formula="of:=IF([.C141]=0;[.D141];[.C141])" office:value-type="string" office:string-value="RG" calcext:value-type="string">
            <text:p>RG</text:p>
          </table:table-cell>
          <table:table-cell/>
          <table:table-cell table:formula="of:=CONCATENATE([$przecinki.$A$2];[.B141];[$przecinki.$A$2];[$przecinki.$B$2];[$przecinki.$C$2];[$przecinki.$A$2];[.F141];[$przecinki.$A$2];[$przecinki.$D$2])" office:value-type="string" office:string-value="&quot;kr&quot;: &quot;RG&quot;," calcext:value-type="string">
            <text:p>"kr": "RG",</text:p>
          </table:table-cell>
        </table:table-row>
        <table:table-row table:style-name="ro1">
          <table:table-cell/>
          <table:table-cell table:formula="of:=[$tu_edytuj.G143]" office:value-type="string" office:string-value="krz" calcext:value-type="string">
            <text:p>krz</text:p>
          </table:table-cell>
          <table:table-cell table:formula="of:=[$tu_edytuj.H143]" office:value-type="string" office:string-value="LSG" calcext:value-type="string">
            <text:p>LSG</text:p>
          </table:table-cell>
          <table:table-cell table:formula="of:=[$tu_edytuj.I143]" office:value-type="float" office:value="0" calcext:value-type="float">
            <text:p>0</text:p>
          </table:table-cell>
          <table:table-cell/>
          <table:table-cell table:formula="of:=IF([.C142]=0;[.D142];[.C142])" office:value-type="string" office:string-value="LSG" calcext:value-type="string">
            <text:p>LSG</text:p>
          </table:table-cell>
          <table:table-cell/>
          <table:table-cell table:formula="of:=CONCATENATE([$przecinki.$A$2];[.B142];[$przecinki.$A$2];[$przecinki.$B$2];[$przecinki.$C$2];[$przecinki.$A$2];[.F142];[$przecinki.$A$2];[$przecinki.$D$2])" office:value-type="string" office:string-value="&quot;krz&quot;: &quot;LSG&quot;," calcext:value-type="string">
            <text:p>"krz": "LSG",</text:p>
          </table:table-cell>
        </table:table-row>
        <table:table-row table:style-name="ro1">
          <table:table-cell/>
          <table:table-cell table:formula="of:=[$tu_edytuj.G144]" office:value-type="string" office:string-value="ks" calcext:value-type="string">
            <text:p>ks</text:p>
          </table:table-cell>
          <table:table-cell table:formula="of:=[$tu_edytuj.H144]" office:value-type="string" office:string-value="LS" calcext:value-type="string">
            <text:p>LS</text:p>
          </table:table-cell>
          <table:table-cell table:formula="of:=[$tu_edytuj.I144]" office:value-type="float" office:value="0" calcext:value-type="float">
            <text:p>0</text:p>
          </table:table-cell>
          <table:table-cell/>
          <table:table-cell table:formula="of:=IF([.C143]=0;[.D143];[.C143])" office:value-type="string" office:string-value="LS" calcext:value-type="string">
            <text:p>LS</text:p>
          </table:table-cell>
          <table:table-cell/>
          <table:table-cell table:formula="of:=CONCATENATE([$przecinki.$A$2];[.B143];[$przecinki.$A$2];[$przecinki.$B$2];[$przecinki.$C$2];[$przecinki.$A$2];[.F143];[$przecinki.$A$2];[$przecinki.$D$2])" office:value-type="string" office:string-value="&quot;ks&quot;: &quot;LS&quot;," calcext:value-type="string">
            <text:p>"ks": "LS",</text:p>
          </table:table-cell>
        </table:table-row>
        <table:table-row table:style-name="ro1">
          <table:table-cell/>
          <table:table-cell table:formula="of:=[$tu_edytuj.G145]" office:value-type="string" office:string-value="kst" calcext:value-type="string">
            <text:p>kst</text:p>
          </table:table-cell>
          <table:table-cell table:formula="of:=[$tu_edytuj.H145]" office:value-type="string" office:string-value="LST" calcext:value-type="string">
            <text:p>LST</text:p>
          </table:table-cell>
          <table:table-cell table:formula="of:=[$tu_edytuj.I145]" office:value-type="float" office:value="0" calcext:value-type="float">
            <text:p>0</text:p>
          </table:table-cell>
          <table:table-cell/>
          <table:table-cell table:formula="of:=IF([.C144]=0;[.D144];[.C144])" office:value-type="string" office:string-value="LST" calcext:value-type="string">
            <text:p>LST</text:p>
          </table:table-cell>
          <table:table-cell/>
          <table:table-cell table:formula="of:=CONCATENATE([$przecinki.$A$2];[.B144];[$przecinki.$A$2];[$przecinki.$B$2];[$przecinki.$C$2];[$przecinki.$A$2];[.F144];[$przecinki.$A$2];[$przecinki.$D$2])" office:value-type="string" office:string-value="&quot;kst&quot;: &quot;LST&quot;," calcext:value-type="string">
            <text:p>"kst": "LST",</text:p>
          </table:table-cell>
        </table:table-row>
        <table:table-row table:style-name="ro1">
          <table:table-cell/>
          <table:table-cell table:formula="of:=[$tu_edytuj.G146]" office:value-type="string" office:string-value="kstr" calcext:value-type="string">
            <text:p>kstr</text:p>
          </table:table-cell>
          <table:table-cell table:formula="of:=[$tu_edytuj.H146]" office:value-type="string" office:string-value="RLST" calcext:value-type="string">
            <text:p>RLST</text:p>
          </table:table-cell>
          <table:table-cell table:formula="of:=[$tu_edytuj.I146]" office:value-type="float" office:value="0" calcext:value-type="float">
            <text:p>0</text:p>
          </table:table-cell>
          <table:table-cell/>
          <table:table-cell table:formula="of:=IF([.C145]=0;[.D145];[.C145])" office:value-type="string" office:string-value="RLST" calcext:value-type="string">
            <text:p>RLST</text:p>
          </table:table-cell>
          <table:table-cell/>
          <table:table-cell table:formula="of:=CONCATENATE([$przecinki.$A$2];[.B145];[$przecinki.$A$2];[$przecinki.$B$2];[$przecinki.$C$2];[$przecinki.$A$2];[.F145];[$przecinki.$A$2];[$przecinki.$D$2])" office:value-type="string" office:string-value="&quot;kstr&quot;: &quot;RLST&quot;," calcext:value-type="string">
            <text:p>"kstr": "RLST",</text:p>
          </table:table-cell>
        </table:table-row>
        <table:table-row table:style-name="ro1">
          <table:table-cell/>
          <table:table-cell table:formula="of:=[$tu_edytuj.G147]" office:value-type="string" office:string-value="ksz" calcext:value-type="string">
            <text:p>ksz</text:p>
          </table:table-cell>
          <table:table-cell table:formula="of:=[$tu_edytuj.H147]" office:value-type="string" office:string-value="LSG" calcext:value-type="string">
            <text:p>LSG</text:p>
          </table:table-cell>
          <table:table-cell table:formula="of:=[$tu_edytuj.I147]" office:value-type="float" office:value="0" calcext:value-type="float">
            <text:p>0</text:p>
          </table:table-cell>
          <table:table-cell/>
          <table:table-cell table:formula="of:=IF([.C146]=0;[.D146];[.C146])" office:value-type="string" office:string-value="LSG" calcext:value-type="string">
            <text:p>LSG</text:p>
          </table:table-cell>
          <table:table-cell/>
          <table:table-cell table:formula="of:=CONCATENATE([$przecinki.$A$2];[.B146];[$przecinki.$A$2];[$przecinki.$B$2];[$przecinki.$C$2];[$przecinki.$A$2];[.F146];[$przecinki.$A$2];[$przecinki.$D$2])" office:value-type="string" office:string-value="&quot;ksz&quot;: &quot;LSG&quot;," calcext:value-type="string">
            <text:p>"ksz": "LSG",</text:p>
          </table:table-cell>
        </table:table-row>
        <table:table-row table:style-name="ro1">
          <table:table-cell/>
          <table:table-cell table:formula="of:=[$tu_edytuj.G148]" office:value-type="string" office:string-value="kś" calcext:value-type="string">
            <text:p>kś</text:p>
          </table:table-cell>
          <table:table-cell table:formula="of:=[$tu_edytuj.H148]" office:value-type="string" office:string-value="LSO" calcext:value-type="string">
            <text:p>LSO</text:p>
          </table:table-cell>
          <table:table-cell table:formula="of:=[$tu_edytuj.I148]" office:value-type="float" office:value="0" calcext:value-type="float">
            <text:p>0</text:p>
          </table:table-cell>
          <table:table-cell/>
          <table:table-cell table:formula="of:=IF([.C147]=0;[.D147];[.C147])" office:value-type="string" office:string-value="LSO" calcext:value-type="string">
            <text:p>LSO</text:p>
          </table:table-cell>
          <table:table-cell/>
          <table:table-cell table:formula="of:=CONCATENATE([$przecinki.$A$2];[.B147];[$przecinki.$A$2];[$przecinki.$B$2];[$przecinki.$C$2];[$przecinki.$A$2];[.F147];[$przecinki.$A$2];[$przecinki.$D$2])" office:value-type="string" office:string-value="&quot;kś&quot;: &quot;LSO&quot;," calcext:value-type="string">
            <text:p>"kś": "LSO",</text:p>
          </table:table-cell>
        </table:table-row>
        <table:table-row table:style-name="ro1">
          <table:table-cell/>
          <table:table-cell table:formula="of:=[$tu_edytuj.G149]" office:value-type="string" office:string-value="ksi" calcext:value-type="string">
            <text:p>ksi</text:p>
          </table:table-cell>
          <table:table-cell table:formula="of:=[$tu_edytuj.H149]" office:value-type="string" office:string-value="LSW" calcext:value-type="string">
            <text:p>LSW</text:p>
          </table:table-cell>
          <table:table-cell table:formula="of:=[$tu_edytuj.I149]" office:value-type="float" office:value="0" calcext:value-type="float">
            <text:p>0</text:p>
          </table:table-cell>
          <table:table-cell/>
          <table:table-cell table:formula="of:=IF([.C148]=0;[.D148];[.C148])" office:value-type="string" office:string-value="LSW" calcext:value-type="string">
            <text:p>LSW</text:p>
          </table:table-cell>
          <table:table-cell/>
          <table:table-cell table:formula="of:=CONCATENATE([$przecinki.$A$2];[.B148];[$przecinki.$A$2];[$przecinki.$B$2];[$przecinki.$C$2];[$przecinki.$A$2];[.F148];[$przecinki.$A$2];[$przecinki.$D$2])" office:value-type="string" office:string-value="&quot;ksi&quot;: &quot;LSW&quot;," calcext:value-type="string">
            <text:p>"ksi": "LSW",</text:p>
          </table:table-cell>
        </table:table-row>
        <table:table-row table:style-name="ro1">
          <table:table-cell/>
          <table:table-cell table:formula="of:=[$tu_edytuj.G150]" office:value-type="string" office:string-value="kt" calcext:value-type="string">
            <text:p>kt</text:p>
          </table:table-cell>
          <table:table-cell table:formula="of:=[$tu_edytuj.H150]" office:value-type="string" office:string-value="GT" calcext:value-type="string">
            <text:p>GT</text:p>
          </table:table-cell>
          <table:table-cell table:formula="of:=[$tu_edytuj.I150]" office:value-type="float" office:value="0" calcext:value-type="float">
            <text:p>0</text:p>
          </table:table-cell>
          <table:table-cell/>
          <table:table-cell table:formula="of:=IF([.C149]=0;[.D149];[.C149])" office:value-type="string" office:string-value="GT" calcext:value-type="string">
            <text:p>GT</text:p>
          </table:table-cell>
          <table:table-cell/>
          <table:table-cell table:formula="of:=CONCATENATE([$przecinki.$A$2];[.B149];[$przecinki.$A$2];[$przecinki.$B$2];[$przecinki.$C$2];[$przecinki.$A$2];[.F149];[$przecinki.$A$2];[$przecinki.$D$2])" office:value-type="string" office:string-value="&quot;kt&quot;: &quot;GT&quot;," calcext:value-type="string">
            <text:p>"kt": "GT",</text:p>
          </table:table-cell>
        </table:table-row>
        <table:table-row table:style-name="ro1">
          <table:table-cell/>
          <table:table-cell table:formula="of:=[$tu_edytuj.G151]" office:value-type="string" office:string-value="ktr" calcext:value-type="string">
            <text:p>ktr</text:p>
          </table:table-cell>
          <table:table-cell table:formula="of:=[$tu_edytuj.H151]" office:value-type="string" office:string-value="RGT" calcext:value-type="string">
            <text:p>RGT</text:p>
          </table:table-cell>
          <table:table-cell table:formula="of:=[$tu_edytuj.I151]" office:value-type="float" office:value="0" calcext:value-type="float">
            <text:p>0</text:p>
          </table:table-cell>
          <table:table-cell/>
          <table:table-cell table:formula="of:=IF([.C150]=0;[.D150];[.C150])" office:value-type="string" office:string-value="RGT" calcext:value-type="string">
            <text:p>RGT</text:p>
          </table:table-cell>
          <table:table-cell/>
          <table:table-cell table:formula="of:=CONCATENATE([$przecinki.$A$2];[.B150];[$przecinki.$A$2];[$przecinki.$B$2];[$przecinki.$C$2];[$przecinki.$A$2];[.F150];[$przecinki.$A$2];[$przecinki.$D$2])" office:value-type="string" office:string-value="&quot;ktr&quot;: &quot;RGT&quot;," calcext:value-type="string">
            <text:p>"ktr": "RGT",</text:p>
          </table:table-cell>
        </table:table-row>
        <table:table-row table:style-name="ro1">
          <table:table-cell/>
          <table:table-cell table:formula="of:=[$tu_edytuj.G152]" office:value-type="string" office:string-value="kw" calcext:value-type="string">
            <text:p>kw</text:p>
          </table:table-cell>
          <table:table-cell table:formula="of:=[$tu_edytuj.H152]" office:value-type="string" office:string-value="GW" calcext:value-type="string">
            <text:p>GW</text:p>
          </table:table-cell>
          <table:table-cell table:formula="of:=[$tu_edytuj.I152]" office:value-type="float" office:value="0" calcext:value-type="float">
            <text:p>0</text:p>
          </table:table-cell>
          <table:table-cell/>
          <table:table-cell table:formula="of:=IF([.C151]=0;[.D151];[.C151])" office:value-type="string" office:string-value="GW" calcext:value-type="string">
            <text:p>GW</text:p>
          </table:table-cell>
          <table:table-cell/>
          <table:table-cell table:formula="of:=CONCATENATE([$przecinki.$A$2];[.B151];[$przecinki.$A$2];[$przecinki.$B$2];[$przecinki.$C$2];[$przecinki.$A$2];[.F151];[$przecinki.$A$2];[$przecinki.$D$2])" office:value-type="string" office:string-value="&quot;kw&quot;: &quot;GW&quot;," calcext:value-type="string">
            <text:p>"kw": "GW",</text:p>
          </table:table-cell>
        </table:table-row>
        <table:table-row table:style-name="ro1">
          <table:table-cell/>
          <table:table-cell table:formula="of:=[$tu_edytuj.G153]" office:value-type="string" office:string-value="l" calcext:value-type="string">
            <text:p>l</text:p>
          </table:table-cell>
          <table:table-cell table:formula="of:=[$tu_edytuj.H153]" office:value-type="string" office:string-value="L" calcext:value-type="string">
            <text:p>L</text:p>
          </table:table-cell>
          <table:table-cell table:formula="of:=[$tu_edytuj.I153]" office:value-type="float" office:value="0" calcext:value-type="float">
            <text:p>0</text:p>
          </table:table-cell>
          <table:table-cell/>
          <table:table-cell table:formula="of:=IF([.C152]=0;[.D152];[.C152])" office:value-type="string" office:string-value="L" calcext:value-type="string">
            <text:p>L</text:p>
          </table:table-cell>
          <table:table-cell/>
          <table:table-cell table:formula="of:=CONCATENATE([$przecinki.$A$2];[.B152];[$przecinki.$A$2];[$przecinki.$B$2];[$przecinki.$C$2];[$przecinki.$A$2];[.F152];[$przecinki.$A$2];[$przecinki.$D$2])" office:value-type="string" office:string-value="&quot;l&quot;: &quot;L&quot;," calcext:value-type="string">
            <text:p>"l": "L",</text:p>
          </table:table-cell>
        </table:table-row>
        <table:table-row table:style-name="ro1">
          <table:table-cell/>
          <table:table-cell table:formula="of:=[$tu_edytuj.G154]" office:value-type="string" office:string-value="lb" calcext:value-type="string">
            <text:p>lb</text:p>
          </table:table-cell>
          <table:table-cell table:formula="of:=[$tu_edytuj.H154]" office:value-type="string" office:string-value="LB" calcext:value-type="string">
            <text:p>LB</text:p>
          </table:table-cell>
          <table:table-cell table:formula="of:=[$tu_edytuj.I154]" office:value-type="float" office:value="0" calcext:value-type="float">
            <text:p>0</text:p>
          </table:table-cell>
          <table:table-cell/>
          <table:table-cell table:formula="of:=IF([.C153]=0;[.D153];[.C153])" office:value-type="string" office:string-value="LB" calcext:value-type="string">
            <text:p>LB</text:p>
          </table:table-cell>
          <table:table-cell/>
          <table:table-cell table:formula="of:=CONCATENATE([$przecinki.$A$2];[.B153];[$przecinki.$A$2];[$przecinki.$B$2];[$przecinki.$C$2];[$przecinki.$A$2];[.F153];[$przecinki.$A$2];[$przecinki.$D$2])" office:value-type="string" office:string-value="&quot;lb&quot;: &quot;LB&quot;," calcext:value-type="string">
            <text:p>"lb": "LB",</text:p>
          </table:table-cell>
        </table:table-row>
        <table:table-row table:style-name="ro1">
          <table:table-cell/>
          <table:table-cell table:formula="of:=[$tu_edytuj.G155]" office:value-type="string" office:string-value="lc" calcext:value-type="string">
            <text:p>lc</text:p>
          </table:table-cell>
          <table:table-cell table:formula="of:=[$tu_edytuj.H155]" office:value-type="string" office:string-value="CL" calcext:value-type="string">
            <text:p>CL</text:p>
          </table:table-cell>
          <table:table-cell table:formula="of:=[$tu_edytuj.I155]" office:value-type="float" office:value="0" calcext:value-type="float">
            <text:p>0</text:p>
          </table:table-cell>
          <table:table-cell/>
          <table:table-cell table:formula="of:=IF([.C154]=0;[.D154];[.C154])" office:value-type="string" office:string-value="CL" calcext:value-type="string">
            <text:p>CL</text:p>
          </table:table-cell>
          <table:table-cell/>
          <table:table-cell table:formula="of:=CONCATENATE([$przecinki.$A$2];[.B154];[$przecinki.$A$2];[$przecinki.$B$2];[$przecinki.$C$2];[$przecinki.$A$2];[.F154];[$przecinki.$A$2];[$przecinki.$D$2])" office:value-type="string" office:string-value="&quot;lc&quot;: &quot;CL&quot;," calcext:value-type="string">
            <text:p>"lc": "CL",</text:p>
          </table:table-cell>
        </table:table-row>
        <table:table-row table:style-name="ro1">
          <table:table-cell/>
          <table:table-cell table:formula="of:=[$tu_edytuj.G156]" office:value-type="string" office:string-value="lch" calcext:value-type="string">
            <text:p>lch</text:p>
          </table:table-cell>
          <table:table-cell table:formula="of:=[$tu_edytuj.H156]" office:value-type="string" office:string-value="CLB" calcext:value-type="string">
            <text:p>CLB</text:p>
          </table:table-cell>
          <table:table-cell table:formula="of:=[$tu_edytuj.I156]" office:value-type="float" office:value="0" calcext:value-type="float">
            <text:p>0</text:p>
          </table:table-cell>
          <table:table-cell/>
          <table:table-cell table:formula="of:=IF([.C155]=0;[.D155];[.C155])" office:value-type="string" office:string-value="CLB" calcext:value-type="string">
            <text:p>CLB</text:p>
          </table:table-cell>
          <table:table-cell/>
          <table:table-cell table:formula="of:=CONCATENATE([$przecinki.$A$2];[.B155];[$przecinki.$A$2];[$przecinki.$B$2];[$przecinki.$C$2];[$przecinki.$A$2];[.F155];[$przecinki.$A$2];[$przecinki.$D$2])" office:value-type="string" office:string-value="&quot;lch&quot;: &quot;CLB&quot;," calcext:value-type="string">
            <text:p>"lch": "CLB",</text:p>
          </table:table-cell>
        </table:table-row>
        <table:table-row table:style-name="ro1">
          <table:table-cell/>
          <table:table-cell table:formula="of:=[$tu_edytuj.G157]" office:value-type="string" office:string-value="lcz" calcext:value-type="string">
            <text:p>lcz</text:p>
          </table:table-cell>
          <table:table-cell table:formula="of:=[$tu_edytuj.H157]" office:value-type="string" office:string-value="LGW" calcext:value-type="string">
            <text:p>LGW</text:p>
          </table:table-cell>
          <table:table-cell table:formula="of:=[$tu_edytuj.I157]" office:value-type="float" office:value="0" calcext:value-type="float">
            <text:p>0</text:p>
          </table:table-cell>
          <table:table-cell/>
          <table:table-cell table:formula="of:=IF([.C156]=0;[.D156];[.C156])" office:value-type="string" office:string-value="LGW" calcext:value-type="string">
            <text:p>LGW</text:p>
          </table:table-cell>
          <table:table-cell/>
          <table:table-cell table:formula="of:=CONCATENATE([$przecinki.$A$2];[.B156];[$przecinki.$A$2];[$przecinki.$B$2];[$przecinki.$C$2];[$przecinki.$A$2];[.F156];[$przecinki.$A$2];[$przecinki.$D$2])" office:value-type="string" office:string-value="&quot;lcz&quot;: &quot;LGW&quot;," calcext:value-type="string">
            <text:p>"lcz": "LGW",</text:p>
          </table:table-cell>
        </table:table-row>
        <table:table-row table:style-name="ro1">
          <table:table-cell/>
          <table:table-cell table:formula="of:=[$tu_edytuj.G158]" office:value-type="string" office:string-value="ld" calcext:value-type="string">
            <text:p>ld</text:p>
          </table:table-cell>
          <table:table-cell table:formula="of:=[$tu_edytuj.H158]" office:value-type="string" office:string-value="LT" calcext:value-type="string">
            <text:p>LT</text:p>
          </table:table-cell>
          <table:table-cell table:formula="of:=[$tu_edytuj.I158]" office:value-type="float" office:value="0" calcext:value-type="float">
            <text:p>0</text:p>
          </table:table-cell>
          <table:table-cell/>
          <table:table-cell table:formula="of:=IF([.C157]=0;[.D157];[.C157])" office:value-type="string" office:string-value="LT" calcext:value-type="string">
            <text:p>LT</text:p>
          </table:table-cell>
          <table:table-cell/>
          <table:table-cell table:formula="of:=CONCATENATE([$przecinki.$A$2];[.B157];[$przecinki.$A$2];[$przecinki.$B$2];[$przecinki.$C$2];[$przecinki.$A$2];[.F157];[$przecinki.$A$2];[$przecinki.$D$2])" office:value-type="string" office:string-value="&quot;ld&quot;: &quot;LT&quot;," calcext:value-type="string">
            <text:p>"ld": "LT",</text:p>
          </table:table-cell>
        </table:table-row>
        <table:table-row table:style-name="ro1">
          <table:table-cell/>
          <table:table-cell table:formula="of:=[$tu_edytuj.G159]" office:value-type="string" office:string-value="ldz" calcext:value-type="string">
            <text:p>ldz</text:p>
          </table:table-cell>
          <table:table-cell table:formula="of:=[$tu_edytuj.H159]" office:value-type="string" office:string-value="CL" calcext:value-type="string">
            <text:p>CL</text:p>
          </table:table-cell>
          <table:table-cell table:formula="of:=[$tu_edytuj.I159]" office:value-type="float" office:value="0" calcext:value-type="float">
            <text:p>0</text:p>
          </table:table-cell>
          <table:table-cell/>
          <table:table-cell table:formula="of:=IF([.C158]=0;[.D158];[.C158])" office:value-type="string" office:string-value="CL" calcext:value-type="string">
            <text:p>CL</text:p>
          </table:table-cell>
          <table:table-cell/>
          <table:table-cell table:formula="of:=CONCATENATE([$przecinki.$A$2];[.B158];[$przecinki.$A$2];[$przecinki.$B$2];[$przecinki.$C$2];[$przecinki.$A$2];[.F158];[$przecinki.$A$2];[$przecinki.$D$2])" office:value-type="string" office:string-value="&quot;ldz&quot;: &quot;CL&quot;," calcext:value-type="string">
            <text:p>"ldz": "CL",</text:p>
          </table:table-cell>
        </table:table-row>
        <table:table-row table:style-name="ro1">
          <table:table-cell/>
          <table:table-cell table:formula="of:=[$tu_edytuj.G160]" office:value-type="string" office:string-value="lf" calcext:value-type="string">
            <text:p>lf</text:p>
          </table:table-cell>
          <table:table-cell table:formula="of:=[$tu_edytuj.H160]" office:value-type="string" office:string-value="LW" calcext:value-type="string">
            <text:p>LW</text:p>
          </table:table-cell>
          <table:table-cell table:formula="of:=[$tu_edytuj.I160]" office:value-type="float" office:value="0" calcext:value-type="float">
            <text:p>0</text:p>
          </table:table-cell>
          <table:table-cell/>
          <table:table-cell table:formula="of:=IF([.C159]=0;[.D159];[.C159])" office:value-type="string" office:string-value="LW" calcext:value-type="string">
            <text:p>LW</text:p>
          </table:table-cell>
          <table:table-cell/>
          <table:table-cell table:formula="of:=CONCATENATE([$przecinki.$A$2];[.B159];[$przecinki.$A$2];[$przecinki.$B$2];[$przecinki.$C$2];[$przecinki.$A$2];[.F159];[$przecinki.$A$2];[$przecinki.$D$2])" office:value-type="string" office:string-value="&quot;lf&quot;: &quot;LW&quot;," calcext:value-type="string">
            <text:p>"lf": "LW",</text:p>
          </table:table-cell>
        </table:table-row>
        <table:table-row table:style-name="ro1">
          <table:table-cell/>
          <table:table-cell table:formula="of:=[$tu_edytuj.G161]" office:value-type="string" office:string-value="lft" calcext:value-type="string">
            <text:p>lft</text:p>
          </table:table-cell>
          <table:table-cell table:formula="of:=[$tu_edytuj.H161]" office:value-type="string" office:string-value="LTW" calcext:value-type="string">
            <text:p>LTW</text:p>
          </table:table-cell>
          <table:table-cell table:formula="of:=[$tu_edytuj.I161]" office:value-type="float" office:value="0" calcext:value-type="float">
            <text:p>0</text:p>
          </table:table-cell>
          <table:table-cell/>
          <table:table-cell table:formula="of:=IF([.C160]=0;[.D160];[.C160])" office:value-type="string" office:string-value="LTW" calcext:value-type="string">
            <text:p>LTW</text:p>
          </table:table-cell>
          <table:table-cell/>
          <table:table-cell table:formula="of:=CONCATENATE([$przecinki.$A$2];[.B160];[$przecinki.$A$2];[$przecinki.$B$2];[$przecinki.$C$2];[$przecinki.$A$2];[.F160];[$przecinki.$A$2];[$przecinki.$D$2])" office:value-type="string" office:string-value="&quot;lft&quot;: &quot;LTW&quot;," calcext:value-type="string">
            <text:p>"lft": "LTW",</text:p>
          </table:table-cell>
        </table:table-row>
        <table:table-row table:style-name="ro1">
          <table:table-cell/>
          <table:table-cell table:formula="of:=[$tu_edytuj.G162]" office:value-type="string" office:string-value="lg" calcext:value-type="string">
            <text:p>lg</text:p>
          </table:table-cell>
          <table:table-cell table:formula="of:=[$tu_edytuj.H162]" office:value-type="string" office:string-value="LG" calcext:value-type="string">
            <text:p>LG</text:p>
          </table:table-cell>
          <table:table-cell table:formula="of:=[$tu_edytuj.I162]" office:value-type="float" office:value="0" calcext:value-type="float">
            <text:p>0</text:p>
          </table:table-cell>
          <table:table-cell/>
          <table:table-cell table:formula="of:=IF([.C161]=0;[.D161];[.C161])" office:value-type="string" office:string-value="LG" calcext:value-type="string">
            <text:p>LG</text:p>
          </table:table-cell>
          <table:table-cell/>
          <table:table-cell table:formula="of:=CONCATENATE([$przecinki.$A$2];[.B161];[$przecinki.$A$2];[$przecinki.$B$2];[$przecinki.$C$2];[$przecinki.$A$2];[.F161];[$przecinki.$A$2];[$przecinki.$D$2])" office:value-type="string" office:string-value="&quot;lg&quot;: &quot;LG&quot;," calcext:value-type="string">
            <text:p>"lg": "LG",</text:p>
          </table:table-cell>
        </table:table-row>
        <table:table-row table:style-name="ro1">
          <table:table-cell/>
          <table:table-cell table:formula="of:=[$tu_edytuj.G163]" office:value-type="string" office:string-value="lgł" calcext:value-type="string">
            <text:p>lgł</text:p>
          </table:table-cell>
          <table:table-cell table:formula="of:=[$tu_edytuj.H163]" office:value-type="string" office:string-value="LGW" calcext:value-type="string">
            <text:p>LGW</text:p>
          </table:table-cell>
          <table:table-cell table:formula="of:=[$tu_edytuj.I163]" office:value-type="float" office:value="0" calcext:value-type="float">
            <text:p>0</text:p>
          </table:table-cell>
          <table:table-cell/>
          <table:table-cell table:formula="of:=IF([.C162]=0;[.D162];[.C162])" office:value-type="string" office:string-value="LGW" calcext:value-type="string">
            <text:p>LGW</text:p>
          </table:table-cell>
          <table:table-cell/>
          <table:table-cell table:formula="of:=CONCATENATE([$przecinki.$A$2];[.B162];[$przecinki.$A$2];[$przecinki.$B$2];[$przecinki.$C$2];[$przecinki.$A$2];[.F162];[$przecinki.$A$2];[$przecinki.$D$2])" office:value-type="string" office:string-value="&quot;lgł&quot;: &quot;LGW&quot;," calcext:value-type="string">
            <text:p>"lgł": "LGW",</text:p>
          </table:table-cell>
        </table:table-row>
        <table:table-row table:style-name="ro1">
          <table:table-cell/>
          <table:table-cell table:formula="of:=[$tu_edytuj.G164]" office:value-type="string" office:string-value="lk" calcext:value-type="string">
            <text:p>lk</text:p>
          </table:table-cell>
          <table:table-cell table:formula="of:=[$tu_edytuj.H164]" office:value-type="string" office:string-value="LG" calcext:value-type="string">
            <text:p>LG</text:p>
          </table:table-cell>
          <table:table-cell table:formula="of:=[$tu_edytuj.I164]" office:value-type="float" office:value="0" calcext:value-type="float">
            <text:p>0</text:p>
          </table:table-cell>
          <table:table-cell/>
          <table:table-cell table:formula="of:=IF([.C163]=0;[.D163];[.C163])" office:value-type="string" office:string-value="LG" calcext:value-type="string">
            <text:p>LG</text:p>
          </table:table-cell>
          <table:table-cell/>
          <table:table-cell table:formula="of:=CONCATENATE([$przecinki.$A$2];[.B163];[$przecinki.$A$2];[$przecinki.$B$2];[$przecinki.$C$2];[$przecinki.$A$2];[.F163];[$przecinki.$A$2];[$przecinki.$D$2])" office:value-type="string" office:string-value="&quot;lk&quot;: &quot;LG&quot;," calcext:value-type="string">
            <text:p>"lk": "LG",</text:p>
          </table:table-cell>
        </table:table-row>
        <table:table-row table:style-name="ro1">
          <table:table-cell/>
          <table:table-cell table:formula="of:=[$tu_edytuj.G165]" office:value-type="string" office:string-value="lkł" calcext:value-type="string">
            <text:p>lkł</text:p>
          </table:table-cell>
          <table:table-cell table:formula="of:=[$tu_edytuj.H165]" office:value-type="string" office:string-value="LGW" calcext:value-type="string">
            <text:p>LGW</text:p>
          </table:table-cell>
          <table:table-cell table:formula="of:=[$tu_edytuj.I165]" office:value-type="float" office:value="0" calcext:value-type="float">
            <text:p>0</text:p>
          </table:table-cell>
          <table:table-cell/>
          <table:table-cell table:formula="of:=IF([.C164]=0;[.D164];[.C164])" office:value-type="string" office:string-value="LGW" calcext:value-type="string">
            <text:p>LGW</text:p>
          </table:table-cell>
          <table:table-cell/>
          <table:table-cell table:formula="of:=CONCATENATE([$przecinki.$A$2];[.B164];[$przecinki.$A$2];[$przecinki.$B$2];[$przecinki.$C$2];[$przecinki.$A$2];[.F164];[$przecinki.$A$2];[$przecinki.$D$2])" office:value-type="string" office:string-value="&quot;lkł&quot;: &quot;LGW&quot;," calcext:value-type="string">
            <text:p>"lkł": "LGW",</text:p>
          </table:table-cell>
        </table:table-row>
        <table:table-row table:style-name="ro1">
          <table:table-cell/>
          <table:table-cell table:formula="of:=[$tu_edytuj.G166]" office:value-type="string" office:string-value="lks" calcext:value-type="string">
            <text:p>lks</text:p>
          </table:table-cell>
          <table:table-cell table:formula="of:=[$tu_edytuj.H166]" office:value-type="string" office:string-value="LSG" calcext:value-type="string">
            <text:p>LSG</text:p>
          </table:table-cell>
          <table:table-cell table:formula="of:=[$tu_edytuj.I166]" office:value-type="float" office:value="0" calcext:value-type="float">
            <text:p>0</text:p>
          </table:table-cell>
          <table:table-cell/>
          <table:table-cell table:formula="of:=IF([.C165]=0;[.D165];[.C165])" office:value-type="string" office:string-value="LSG" calcext:value-type="string">
            <text:p>LSG</text:p>
          </table:table-cell>
          <table:table-cell/>
          <table:table-cell table:formula="of:=CONCATENATE([$przecinki.$A$2];[.B165];[$przecinki.$A$2];[$przecinki.$B$2];[$przecinki.$C$2];[$przecinki.$A$2];[.F165];[$przecinki.$A$2];[$przecinki.$D$2])" office:value-type="string" office:string-value="&quot;lks&quot;: &quot;LSG&quot;," calcext:value-type="string">
            <text:p>"lks": "LSG",</text:p>
          </table:table-cell>
        </table:table-row>
        <table:table-row table:style-name="ro1">
          <table:table-cell/>
          <table:table-cell table:formula="of:=[$tu_edytuj.G167]" office:value-type="string" office:string-value="ll" calcext:value-type="string">
            <text:p>ll</text:p>
          </table:table-cell>
          <table:table-cell table:formula="of:=[$tu_edytuj.H167]" office:value-type="string" office:string-value="LB" calcext:value-type="string">
            <text:p>LB</text:p>
          </table:table-cell>
          <table:table-cell table:formula="of:=[$tu_edytuj.I167]" office:value-type="float" office:value="0" calcext:value-type="float">
            <text:p>0</text:p>
          </table:table-cell>
          <table:table-cell/>
          <table:table-cell table:formula="of:=IF([.C166]=0;[.D166];[.C166])" office:value-type="string" office:string-value="LB" calcext:value-type="string">
            <text:p>LB</text:p>
          </table:table-cell>
          <table:table-cell/>
          <table:table-cell table:formula="of:=CONCATENATE([$przecinki.$A$2];[.B166];[$przecinki.$A$2];[$przecinki.$B$2];[$przecinki.$C$2];[$przecinki.$A$2];[.F166];[$przecinki.$A$2];[$przecinki.$D$2])" office:value-type="string" office:string-value="&quot;ll&quot;: &quot;LB&quot;," calcext:value-type="string">
            <text:p>"ll": "LB",</text:p>
          </table:table-cell>
        </table:table-row>
        <table:table-row table:style-name="ro1">
          <table:table-cell/>
          <table:table-cell table:formula="of:=[$tu_edytuj.G168]" office:value-type="string" office:string-value="lm" calcext:value-type="string">
            <text:p>lm</text:p>
          </table:table-cell>
          <table:table-cell table:formula="of:=[$tu_edytuj.H168]" office:value-type="float" office:value="0" calcext:value-type="float">
            <text:p>0</text:p>
          </table:table-cell>
          <table:table-cell table:formula="of:=[$tu_edytuj.I168]" office:value-type="string" office:string-value="CLS" calcext:value-type="string">
            <text:p>CLS</text:p>
          </table:table-cell>
          <table:table-cell/>
          <table:table-cell table:formula="of:=IF([.C167]=0;[.D167];[.C167])" office:value-type="string" office:string-value="CLS" calcext:value-type="string">
            <text:p>CLS</text:p>
          </table:table-cell>
          <table:table-cell/>
          <table:table-cell table:formula="of:=CONCATENATE([$przecinki.$A$2];[.B167];[$przecinki.$A$2];[$przecinki.$B$2];[$przecinki.$C$2];[$przecinki.$A$2];[.F167];[$przecinki.$A$2];[$przecinki.$D$2])" office:value-type="string" office:string-value="&quot;lm&quot;: &quot;CLS&quot;," calcext:value-type="string">
            <text:p>"lm": "CLS",</text:p>
          </table:table-cell>
        </table:table-row>
        <table:table-row table:style-name="ro1">
          <table:table-cell/>
          <table:table-cell table:formula="of:=[$tu_edytuj.G169]" office:value-type="string" office:string-value="ln" calcext:value-type="string">
            <text:p>ln</text:p>
          </table:table-cell>
          <table:table-cell table:formula="of:=[$tu_edytuj.H169]" office:value-type="string" office:string-value="CLS" calcext:value-type="string">
            <text:p>CLS</text:p>
          </table:table-cell>
          <table:table-cell table:formula="of:=[$tu_edytuj.I169]" office:value-type="float" office:value="0" calcext:value-type="float">
            <text:p>0</text:p>
          </table:table-cell>
          <table:table-cell/>
          <table:table-cell table:formula="of:=IF([.C168]=0;[.D168];[.C168])" office:value-type="string" office:string-value="CLS" calcext:value-type="string">
            <text:p>CLS</text:p>
          </table:table-cell>
          <table:table-cell/>
          <table:table-cell table:formula="of:=CONCATENATE([$przecinki.$A$2];[.B168];[$przecinki.$A$2];[$przecinki.$B$2];[$przecinki.$C$2];[$przecinki.$A$2];[.F168];[$przecinki.$A$2];[$przecinki.$D$2])" office:value-type="string" office:string-value="&quot;ln&quot;: &quot;CLS&quot;," calcext:value-type="string">
            <text:p>"ln": "CLS",</text:p>
          </table:table-cell>
        </table:table-row>
        <table:table-row table:style-name="ro1">
          <table:table-cell/>
          <table:table-cell table:formula="of:=[$tu_edytuj.G170]" office:value-type="string" office:string-value="lń" calcext:value-type="string">
            <text:p>lń</text:p>
          </table:table-cell>
          <table:table-cell table:formula="of:=[$tu_edytuj.H170]" office:value-type="string" office:string-value="CLO" calcext:value-type="string">
            <text:p>CLO</text:p>
          </table:table-cell>
          <table:table-cell table:formula="of:=[$tu_edytuj.I170]" office:value-type="float" office:value="0" calcext:value-type="float">
            <text:p>0</text:p>
          </table:table-cell>
          <table:table-cell/>
          <table:table-cell table:formula="of:=IF([.C169]=0;[.D169];[.C169])" office:value-type="string" office:string-value="CLO" calcext:value-type="string">
            <text:p>CLO</text:p>
          </table:table-cell>
          <table:table-cell/>
          <table:table-cell table:formula="of:=CONCATENATE([$przecinki.$A$2];[.B169];[$przecinki.$A$2];[$przecinki.$B$2];[$przecinki.$C$2];[$przecinki.$A$2];[.F169];[$przecinki.$A$2];[$przecinki.$D$2])" office:value-type="string" office:string-value="&quot;lń&quot;: &quot;CLO&quot;," calcext:value-type="string">
            <text:p>"lń": "CLO",</text:p>
          </table:table-cell>
        </table:table-row>
        <table:table-row table:style-name="ro1">
          <table:table-cell/>
          <table:table-cell table:formula="of:=[$tu_edytuj.G171]" office:value-type="string" office:string-value="lni" calcext:value-type="string">
            <text:p>lni</text:p>
          </table:table-cell>
          <table:table-cell table:formula="of:=[$tu_edytuj.H171]" office:value-type="string" office:string-value="CLW" calcext:value-type="string">
            <text:p>CLW</text:p>
          </table:table-cell>
          <table:table-cell table:formula="of:=[$tu_edytuj.I171]" office:value-type="float" office:value="0" calcext:value-type="float">
            <text:p>0</text:p>
          </table:table-cell>
          <table:table-cell/>
          <table:table-cell table:formula="of:=IF([.C170]=0;[.D170];[.C170])" office:value-type="string" office:string-value="CLW" calcext:value-type="string">
            <text:p>CLW</text:p>
          </table:table-cell>
          <table:table-cell/>
          <table:table-cell table:formula="of:=CONCATENATE([$przecinki.$A$2];[.B170];[$przecinki.$A$2];[$przecinki.$B$2];[$przecinki.$C$2];[$przecinki.$A$2];[.F170];[$przecinki.$A$2];[$przecinki.$D$2])" office:value-type="string" office:string-value="&quot;lni&quot;: &quot;CLW&quot;," calcext:value-type="string">
            <text:p>"lni": "CLW",</text:p>
          </table:table-cell>
        </table:table-row>
        <table:table-row table:style-name="ro1">
          <table:table-cell/>
          <table:table-cell table:formula="of:=[$tu_edytuj.G172]" office:value-type="string" office:string-value="lp" calcext:value-type="string">
            <text:p>lp</text:p>
          </table:table-cell>
          <table:table-cell table:formula="of:=[$tu_edytuj.H172]" office:value-type="string" office:string-value="LB" calcext:value-type="string">
            <text:p>LB</text:p>
          </table:table-cell>
          <table:table-cell table:formula="of:=[$tu_edytuj.I172]" office:value-type="float" office:value="0" calcext:value-type="float">
            <text:p>0</text:p>
          </table:table-cell>
          <table:table-cell/>
          <table:table-cell table:formula="of:=IF([.C171]=0;[.D171];[.C171])" office:value-type="string" office:string-value="LB" calcext:value-type="string">
            <text:p>LB</text:p>
          </table:table-cell>
          <table:table-cell/>
          <table:table-cell table:formula="of:=CONCATENATE([$przecinki.$A$2];[.B171];[$przecinki.$A$2];[$przecinki.$B$2];[$przecinki.$C$2];[$przecinki.$A$2];[.F171];[$przecinki.$A$2];[$przecinki.$D$2])" office:value-type="string" office:string-value="&quot;lp&quot;: &quot;LB&quot;," calcext:value-type="string">
            <text:p>"lp": "LB",</text:p>
          </table:table-cell>
        </table:table-row>
        <table:table-row table:style-name="ro1">
          <table:table-cell/>
          <table:table-cell table:formula="of:=[$tu_edytuj.G173]" office:value-type="string" office:string-value="ls" calcext:value-type="string">
            <text:p>ls</text:p>
          </table:table-cell>
          <table:table-cell table:formula="of:=[$tu_edytuj.H173]" office:value-type="string" office:string-value="LS" calcext:value-type="string">
            <text:p>LS</text:p>
          </table:table-cell>
          <table:table-cell table:formula="of:=[$tu_edytuj.I173]" office:value-type="float" office:value="0" calcext:value-type="float">
            <text:p>0</text:p>
          </table:table-cell>
          <table:table-cell/>
          <table:table-cell table:formula="of:=IF([.C172]=0;[.D172];[.C172])" office:value-type="string" office:string-value="LS" calcext:value-type="string">
            <text:p>LS</text:p>
          </table:table-cell>
          <table:table-cell/>
          <table:table-cell table:formula="of:=CONCATENATE([$przecinki.$A$2];[.B172];[$przecinki.$A$2];[$przecinki.$B$2];[$przecinki.$C$2];[$przecinki.$A$2];[.F172];[$przecinki.$A$2];[$przecinki.$D$2])" office:value-type="string" office:string-value="&quot;ls&quot;: &quot;LS&quot;," calcext:value-type="string">
            <text:p>"ls": "LS",</text:p>
          </table:table-cell>
        </table:table-row>
        <table:table-row table:style-name="ro1">
          <table:table-cell/>
          <table:table-cell table:formula="of:=[$tu_edytuj.G174]" office:value-type="string" office:string-value="lsk" calcext:value-type="string">
            <text:p>lsk</text:p>
          </table:table-cell>
          <table:table-cell table:formula="of:=[$tu_edytuj.H174]" office:value-type="string" office:string-value="RSK" calcext:value-type="string">
            <text:p>RSK</text:p>
          </table:table-cell>
          <table:table-cell table:formula="of:=[$tu_edytuj.I174]" office:value-type="string" office:string-value="LSG" calcext:value-type="string">
            <text:p>LSG</text:p>
          </table:table-cell>
          <table:table-cell/>
          <table:table-cell table:formula="of:=IF([.C173]=0;[.D173];[.C173])" office:value-type="string" office:string-value="RSK" calcext:value-type="string">
            <text:p>RSK</text:p>
          </table:table-cell>
          <table:table-cell/>
          <table:table-cell table:formula="of:=CONCATENATE([$przecinki.$A$2];[.B173];[$przecinki.$A$2];[$przecinki.$B$2];[$przecinki.$C$2];[$przecinki.$A$2];[.F173];[$przecinki.$A$2];[$przecinki.$D$2])" office:value-type="string" office:string-value="&quot;lsk&quot;: &quot;RSK&quot;," calcext:value-type="string">
            <text:p>"lsk": "RSK",</text:p>
          </table:table-cell>
        </table:table-row>
        <table:table-row table:style-name="ro1">
          <table:table-cell/>
          <table:table-cell table:formula="of:=[$tu_edytuj.G175]" office:value-type="string" office:string-value="lstw" calcext:value-type="string">
            <text:p>lstw</text:p>
          </table:table-cell>
          <table:table-cell table:formula="of:=[$tu_edytuj.H175]" office:value-type="string" office:string-value="LSTW" calcext:value-type="string">
            <text:p>LSTW</text:p>
          </table:table-cell>
          <table:table-cell table:formula="of:=[$tu_edytuj.I175]" office:value-type="float" office:value="0" calcext:value-type="float">
            <text:p>0</text:p>
          </table:table-cell>
          <table:table-cell/>
          <table:table-cell table:formula="of:=IF([.C174]=0;[.D174];[.C174])" office:value-type="string" office:string-value="LSTW" calcext:value-type="string">
            <text:p>LSTW</text:p>
          </table:table-cell>
          <table:table-cell/>
          <table:table-cell table:formula="of:=CONCATENATE([$przecinki.$A$2];[.B174];[$przecinki.$A$2];[$przecinki.$B$2];[$przecinki.$C$2];[$przecinki.$A$2];[.F174];[$przecinki.$A$2];[$przecinki.$D$2])" office:value-type="string" office:string-value="&quot;lstw&quot;: &quot;LSTW&quot;," calcext:value-type="string">
            <text:p>"lstw": "LSTW",</text:p>
          </table:table-cell>
        </table:table-row>
        <table:table-row table:style-name="ro1">
          <table:table-cell/>
          <table:table-cell table:formula="of:=[$tu_edytuj.G176]" office:value-type="string" office:string-value="lsz" calcext:value-type="string">
            <text:p>lsz</text:p>
          </table:table-cell>
          <table:table-cell table:formula="of:=[$tu_edytuj.H176]" office:value-type="string" office:string-value="LSG" calcext:value-type="string">
            <text:p>LSG</text:p>
          </table:table-cell>
          <table:table-cell table:formula="of:=[$tu_edytuj.I176]" office:value-type="float" office:value="0" calcext:value-type="float">
            <text:p>0</text:p>
          </table:table-cell>
          <table:table-cell/>
          <table:table-cell table:formula="of:=IF([.C175]=0;[.D175];[.C175])" office:value-type="string" office:string-value="LSG" calcext:value-type="string">
            <text:p>LSG</text:p>
          </table:table-cell>
          <table:table-cell/>
          <table:table-cell table:formula="of:=CONCATENATE([$przecinki.$A$2];[.B175];[$przecinki.$A$2];[$przecinki.$B$2];[$przecinki.$C$2];[$przecinki.$A$2];[.F175];[$przecinki.$A$2];[$przecinki.$D$2])" office:value-type="string" office:string-value="&quot;lsz&quot;: &quot;LSG&quot;," calcext:value-type="string">
            <text:p>"lsz": "LSG",</text:p>
          </table:table-cell>
        </table:table-row>
        <table:table-row table:style-name="ro1">
          <table:table-cell/>
          <table:table-cell table:formula="of:=[$tu_edytuj.G177]" office:value-type="string" office:string-value="lszcz" calcext:value-type="string">
            <text:p>lszcz</text:p>
          </table:table-cell>
          <table:table-cell table:formula="of:=[$tu_edytuj.H177]" office:value-type="string" office:string-value="LSGW" calcext:value-type="string">
            <text:p>LSGW</text:p>
          </table:table-cell>
          <table:table-cell table:formula="of:=[$tu_edytuj.I177]" office:value-type="float" office:value="0" calcext:value-type="float">
            <text:p>0</text:p>
          </table:table-cell>
          <table:table-cell/>
          <table:table-cell table:formula="of:=IF([.C176]=0;[.D176];[.C176])" office:value-type="string" office:string-value="LSGW" calcext:value-type="string">
            <text:p>LSGW</text:p>
          </table:table-cell>
          <table:table-cell/>
          <table:table-cell table:formula="of:=CONCATENATE([$przecinki.$A$2];[.B176];[$przecinki.$A$2];[$przecinki.$B$2];[$przecinki.$C$2];[$przecinki.$A$2];[.F176];[$przecinki.$A$2];[$przecinki.$D$2])" office:value-type="string" office:string-value="&quot;lszcz&quot;: &quot;LSGW&quot;," calcext:value-type="string">
            <text:p>"lszcz": "LSGW",</text:p>
          </table:table-cell>
        </table:table-row>
        <table:table-row table:style-name="ro1">
          <table:table-cell/>
          <table:table-cell table:formula="of:=[$tu_edytuj.G178]" office:value-type="string" office:string-value="lśń" calcext:value-type="string">
            <text:p>lśń</text:p>
          </table:table-cell>
          <table:table-cell table:formula="of:=[$tu_edytuj.H178]" office:value-type="string" office:string-value="CLSO" calcext:value-type="string">
            <text:p>CLSO</text:p>
          </table:table-cell>
          <table:table-cell table:formula="of:=[$tu_edytuj.I178]" office:value-type="float" office:value="0" calcext:value-type="float">
            <text:p>0</text:p>
          </table:table-cell>
          <table:table-cell/>
          <table:table-cell table:formula="of:=IF([.C177]=0;[.D177];[.C177])" office:value-type="string" office:string-value="CLSO" calcext:value-type="string">
            <text:p>CLSO</text:p>
          </table:table-cell>
          <table:table-cell/>
          <table:table-cell table:formula="of:=CONCATENATE([$przecinki.$A$2];[.B177];[$przecinki.$A$2];[$przecinki.$B$2];[$przecinki.$C$2];[$przecinki.$A$2];[.F177];[$przecinki.$A$2];[$przecinki.$D$2])" office:value-type="string" office:string-value="&quot;lśń&quot;: &quot;CLSO&quot;," calcext:value-type="string">
            <text:p>"lśń": "CLSO",</text:p>
          </table:table-cell>
        </table:table-row>
        <table:table-row table:style-name="ro1">
          <table:table-cell/>
          <table:table-cell table:formula="of:=[$tu_edytuj.G179]" office:value-type="string" office:string-value="lśni" calcext:value-type="string">
            <text:p>lśni</text:p>
          </table:table-cell>
          <table:table-cell table:formula="of:=[$tu_edytuj.H179]" office:value-type="string" office:string-value="CLSW" calcext:value-type="string">
            <text:p>CLSW</text:p>
          </table:table-cell>
          <table:table-cell table:formula="of:=[$tu_edytuj.I179]" office:value-type="float" office:value="0" calcext:value-type="float">
            <text:p>0</text:p>
          </table:table-cell>
          <table:table-cell/>
          <table:table-cell table:formula="of:=IF([.C178]=0;[.D178];[.C178])" office:value-type="string" office:string-value="CLSW" calcext:value-type="string">
            <text:p>CLSW</text:p>
          </table:table-cell>
          <table:table-cell/>
          <table:table-cell table:formula="of:=CONCATENATE([$przecinki.$A$2];[.B178];[$przecinki.$A$2];[$przecinki.$B$2];[$przecinki.$C$2];[$przecinki.$A$2];[.F178];[$przecinki.$A$2];[$przecinki.$D$2])" office:value-type="string" office:string-value="&quot;lśni&quot;: &quot;CLSW&quot;," calcext:value-type="string">
            <text:p>"lśni": "CLSW",</text:p>
          </table:table-cell>
        </table:table-row>
        <table:table-row table:style-name="ro1">
          <table:table-cell/>
          <table:table-cell table:formula="of:=[$tu_edytuj.G180]" office:value-type="string" office:string-value="lt" calcext:value-type="string">
            <text:p>lt</text:p>
          </table:table-cell>
          <table:table-cell table:formula="of:=[$tu_edytuj.H180]" office:value-type="string" office:string-value="LT" calcext:value-type="string">
            <text:p>LT</text:p>
          </table:table-cell>
          <table:table-cell table:formula="of:=[$tu_edytuj.I180]" office:value-type="float" office:value="0" calcext:value-type="float">
            <text:p>0</text:p>
          </table:table-cell>
          <table:table-cell/>
          <table:table-cell table:formula="of:=IF([.C179]=0;[.D179];[.C179])" office:value-type="string" office:string-value="LT" calcext:value-type="string">
            <text:p>LT</text:p>
          </table:table-cell>
          <table:table-cell/>
          <table:table-cell table:formula="of:=CONCATENATE([$przecinki.$A$2];[.B179];[$przecinki.$A$2];[$przecinki.$B$2];[$przecinki.$C$2];[$przecinki.$A$2];[.F179];[$przecinki.$A$2];[$przecinki.$D$2])" office:value-type="string" office:string-value="&quot;lt&quot;: &quot;LT&quot;," calcext:value-type="string">
            <text:p>"lt": "LT",</text:p>
          </table:table-cell>
        </table:table-row>
        <table:table-row table:style-name="ro1">
          <table:table-cell/>
          <table:table-cell table:formula="of:=[$tu_edytuj.G181]" office:value-type="string" office:string-value="lth" calcext:value-type="string">
            <text:p>lth</text:p>
          </table:table-cell>
          <table:table-cell table:formula="of:=[$tu_edytuj.H181]" office:value-type="string" office:string-value="LT" calcext:value-type="string">
            <text:p>LT</text:p>
          </table:table-cell>
          <table:table-cell table:formula="of:=[$tu_edytuj.I181]" office:value-type="float" office:value="0" calcext:value-type="float">
            <text:p>0</text:p>
          </table:table-cell>
          <table:table-cell/>
          <table:table-cell table:formula="of:=IF([.C180]=0;[.D180];[.C180])" office:value-type="string" office:string-value="LT" calcext:value-type="string">
            <text:p>LT</text:p>
          </table:table-cell>
          <table:table-cell/>
          <table:table-cell table:formula="of:=CONCATENATE([$przecinki.$A$2];[.B180];[$przecinki.$A$2];[$przecinki.$B$2];[$przecinki.$C$2];[$przecinki.$A$2];[.F180];[$przecinki.$A$2];[$przecinki.$D$2])" office:value-type="string" office:string-value="&quot;lth&quot;: &quot;LT&quot;," calcext:value-type="string">
            <text:p>"lth": "LT",</text:p>
          </table:table-cell>
        </table:table-row>
        <table:table-row table:style-name="ro1">
          <table:table-cell/>
          <table:table-cell table:formula="of:=[$tu_edytuj.G182]" office:value-type="string" office:string-value="ltr" calcext:value-type="string">
            <text:p>ltr</text:p>
          </table:table-cell>
          <table:table-cell table:formula="of:=[$tu_edytuj.H182]" office:value-type="string" office:string-value="RLT" calcext:value-type="string">
            <text:p>RLT</text:p>
          </table:table-cell>
          <table:table-cell table:formula="of:=[$tu_edytuj.I182]" office:value-type="float" office:value="0" calcext:value-type="float">
            <text:p>0</text:p>
          </table:table-cell>
          <table:table-cell/>
          <table:table-cell table:formula="of:=IF([.C181]=0;[.D181];[.C181])" office:value-type="string" office:string-value="RLT" calcext:value-type="string">
            <text:p>RLT</text:p>
          </table:table-cell>
          <table:table-cell/>
          <table:table-cell table:formula="of:=CONCATENATE([$przecinki.$A$2];[.B181];[$przecinki.$A$2];[$przecinki.$B$2];[$przecinki.$C$2];[$przecinki.$A$2];[.F181];[$przecinki.$A$2];[$przecinki.$D$2])" office:value-type="string" office:string-value="&quot;ltr&quot;: &quot;RLT&quot;," calcext:value-type="string">
            <text:p>"ltr": "RLT",</text:p>
          </table:table-cell>
        </table:table-row>
        <table:table-row table:style-name="ro1">
          <table:table-cell/>
          <table:table-cell table:formula="of:=[$tu_edytuj.G183]" office:value-type="string" office:string-value="lts" calcext:value-type="string">
            <text:p>lts</text:p>
          </table:table-cell>
          <table:table-cell table:formula="of:=[$tu_edytuj.H183]" office:value-type="string" office:string-value="CL" calcext:value-type="string">
            <text:p>CL</text:p>
          </table:table-cell>
          <table:table-cell table:formula="of:=[$tu_edytuj.I183]" office:value-type="float" office:value="0" calcext:value-type="float">
            <text:p>0</text:p>
          </table:table-cell>
          <table:table-cell/>
          <table:table-cell table:formula="of:=IF([.C182]=0;[.D182];[.C182])" office:value-type="string" office:string-value="CL" calcext:value-type="string">
            <text:p>CL</text:p>
          </table:table-cell>
          <table:table-cell/>
          <table:table-cell table:formula="of:=CONCATENATE([$przecinki.$A$2];[.B182];[$przecinki.$A$2];[$przecinki.$B$2];[$przecinki.$C$2];[$przecinki.$A$2];[.F182];[$przecinki.$A$2];[$przecinki.$D$2])" office:value-type="string" office:string-value="&quot;lts&quot;: &quot;CL&quot;," calcext:value-type="string">
            <text:p>"lts": "CL",</text:p>
          </table:table-cell>
        </table:table-row>
        <table:table-row table:style-name="ro1">
          <table:table-cell/>
          <table:table-cell table:formula="of:=[$tu_edytuj.G184]" office:value-type="string" office:string-value="lw" calcext:value-type="string">
            <text:p>lw</text:p>
          </table:table-cell>
          <table:table-cell table:formula="of:=[$tu_edytuj.H184]" office:value-type="string" office:string-value="LW" calcext:value-type="string">
            <text:p>LW</text:p>
          </table:table-cell>
          <table:table-cell table:formula="of:=[$tu_edytuj.I184]" office:value-type="float" office:value="0" calcext:value-type="float">
            <text:p>0</text:p>
          </table:table-cell>
          <table:table-cell/>
          <table:table-cell table:formula="of:=IF([.C183]=0;[.D183];[.C183])" office:value-type="string" office:string-value="LW" calcext:value-type="string">
            <text:p>LW</text:p>
          </table:table-cell>
          <table:table-cell/>
          <table:table-cell table:formula="of:=CONCATENATE([$przecinki.$A$2];[.B183];[$przecinki.$A$2];[$przecinki.$B$2];[$przecinki.$C$2];[$przecinki.$A$2];[.F183];[$przecinki.$A$2];[$przecinki.$D$2])" office:value-type="string" office:string-value="&quot;lw&quot;: &quot;LW&quot;," calcext:value-type="string">
            <text:p>"lw": "LW",</text:p>
          </table:table-cell>
        </table:table-row>
        <table:table-row table:style-name="ro1">
          <table:table-cell/>
          <table:table-cell table:formula="of:=[$tu_edytuj.G185]" office:value-type="string" office:string-value="lz" calcext:value-type="string">
            <text:p>lz</text:p>
          </table:table-cell>
          <table:table-cell table:formula="of:=[$tu_edytuj.H185]" office:value-type="string" office:string-value="LS" calcext:value-type="string">
            <text:p>LS</text:p>
          </table:table-cell>
          <table:table-cell table:formula="of:=[$tu_edytuj.I185]" office:value-type="float" office:value="0" calcext:value-type="float">
            <text:p>0</text:p>
          </table:table-cell>
          <table:table-cell/>
          <table:table-cell table:formula="of:=IF([.C184]=0;[.D184];[.C184])" office:value-type="string" office:string-value="LS" calcext:value-type="string">
            <text:p>LS</text:p>
          </table:table-cell>
          <table:table-cell/>
          <table:table-cell table:formula="of:=CONCATENATE([$przecinki.$A$2];[.B184];[$przecinki.$A$2];[$przecinki.$B$2];[$przecinki.$C$2];[$przecinki.$A$2];[.F184];[$przecinki.$A$2];[$przecinki.$D$2])" office:value-type="string" office:string-value="&quot;lz&quot;: &quot;LS&quot;," calcext:value-type="string">
            <text:p>"lz": "LS",</text:p>
          </table:table-cell>
        </table:table-row>
        <table:table-row table:style-name="ro1">
          <table:table-cell/>
          <table:table-cell table:formula="of:=[$tu_edytuj.G186]" office:value-type="string" office:string-value="lź" calcext:value-type="string">
            <text:p>lź</text:p>
          </table:table-cell>
          <table:table-cell table:formula="of:=[$tu_edytuj.H186]" office:value-type="string" office:string-value="LSO" calcext:value-type="string">
            <text:p>LSO</text:p>
          </table:table-cell>
          <table:table-cell table:formula="of:=[$tu_edytuj.I186]" office:value-type="float" office:value="0" calcext:value-type="float">
            <text:p>0</text:p>
          </table:table-cell>
          <table:table-cell/>
          <table:table-cell table:formula="of:=IF([.C185]=0;[.D185];[.C185])" office:value-type="string" office:string-value="LSO" calcext:value-type="string">
            <text:p>LSO</text:p>
          </table:table-cell>
          <table:table-cell/>
          <table:table-cell table:formula="of:=CONCATENATE([$przecinki.$A$2];[.B185];[$przecinki.$A$2];[$przecinki.$B$2];[$przecinki.$C$2];[$przecinki.$A$2];[.F185];[$przecinki.$A$2];[$przecinki.$D$2])" office:value-type="string" office:string-value="&quot;lź&quot;: &quot;LSO&quot;," calcext:value-type="string">
            <text:p>"lź": "LSO",</text:p>
          </table:table-cell>
        </table:table-row>
        <table:table-row table:style-name="ro1">
          <table:table-cell/>
          <table:table-cell table:formula="of:=[$tu_edytuj.G187]" office:value-type="string" office:string-value="lzi" calcext:value-type="string">
            <text:p>lzi</text:p>
          </table:table-cell>
          <table:table-cell table:formula="of:=[$tu_edytuj.H187]" office:value-type="string" office:string-value="LSW" calcext:value-type="string">
            <text:p>LSW</text:p>
          </table:table-cell>
          <table:table-cell table:formula="of:=[$tu_edytuj.I187]" office:value-type="float" office:value="0" calcext:value-type="float">
            <text:p>0</text:p>
          </table:table-cell>
          <table:table-cell/>
          <table:table-cell table:formula="of:=IF([.C186]=0;[.D186];[.C186])" office:value-type="string" office:string-value="LSW" calcext:value-type="string">
            <text:p>LSW</text:p>
          </table:table-cell>
          <table:table-cell/>
          <table:table-cell table:formula="of:=CONCATENATE([$przecinki.$A$2];[.B186];[$przecinki.$A$2];[$przecinki.$B$2];[$przecinki.$C$2];[$przecinki.$A$2];[.F186];[$przecinki.$A$2];[$przecinki.$D$2])" office:value-type="string" office:string-value="&quot;lzi&quot;: &quot;LSW&quot;," calcext:value-type="string">
            <text:p>"lzi": "LSW",</text:p>
          </table:table-cell>
        </table:table-row>
        <table:table-row table:style-name="ro1">
          <table:table-cell/>
          <table:table-cell table:formula="of:=[$tu_edytuj.G188]" office:value-type="string" office:string-value="lż" calcext:value-type="string">
            <text:p>lż</text:p>
          </table:table-cell>
          <table:table-cell table:formula="of:=[$tu_edytuj.H188]" office:value-type="string" office:string-value="LSG" calcext:value-type="string">
            <text:p>LSG</text:p>
          </table:table-cell>
          <table:table-cell table:formula="of:=[$tu_edytuj.I188]" office:value-type="float" office:value="0" calcext:value-type="float">
            <text:p>0</text:p>
          </table:table-cell>
          <table:table-cell/>
          <table:table-cell table:formula="of:=IF([.C187]=0;[.D187];[.C187])" office:value-type="string" office:string-value="LSG" calcext:value-type="string">
            <text:p>LSG</text:p>
          </table:table-cell>
          <table:table-cell/>
          <table:table-cell table:formula="of:=CONCATENATE([$przecinki.$A$2];[.B187];[$przecinki.$A$2];[$przecinki.$B$2];[$przecinki.$C$2];[$przecinki.$A$2];[.F187];[$przecinki.$A$2];[$przecinki.$D$2])" office:value-type="string" office:string-value="&quot;lż&quot;: &quot;LSG&quot;," calcext:value-type="string">
            <text:p>"lż": "LSG",</text:p>
          </table:table-cell>
        </table:table-row>
        <table:table-row table:style-name="ro1">
          <table:table-cell/>
          <table:table-cell table:formula="of:=[$tu_edytuj.G189]" office:value-type="string" office:string-value="ł" calcext:value-type="string">
            <text:p>ł</text:p>
          </table:table-cell>
          <table:table-cell table:formula="of:=[$tu_edytuj.H189]" office:value-type="string" office:string-value="LB" calcext:value-type="string">
            <text:p>LB</text:p>
          </table:table-cell>
          <table:table-cell table:formula="of:=[$tu_edytuj.I189]" office:value-type="float" office:value="0" calcext:value-type="float">
            <text:p>0</text:p>
          </table:table-cell>
          <table:table-cell/>
          <table:table-cell table:formula="of:=IF([.C188]=0;[.D188];[.C188])" office:value-type="string" office:string-value="LB" calcext:value-type="string">
            <text:p>LB</text:p>
          </table:table-cell>
          <table:table-cell/>
          <table:table-cell table:formula="of:=CONCATENATE([$przecinki.$A$2];[.B188];[$przecinki.$A$2];[$przecinki.$B$2];[$przecinki.$C$2];[$przecinki.$A$2];[.F188];[$przecinki.$A$2];[$przecinki.$D$2])" office:value-type="string" office:string-value="&quot;ł&quot;: &quot;LB&quot;," calcext:value-type="string">
            <text:p>"ł": "LB",</text:p>
          </table:table-cell>
        </table:table-row>
        <table:table-row table:style-name="ro1">
          <table:table-cell/>
          <table:table-cell table:formula="of:=[$tu_edytuj.G190]" office:value-type="string" office:string-value="łb" calcext:value-type="string">
            <text:p>łb</text:p>
          </table:table-cell>
          <table:table-cell table:formula="of:=[$tu_edytuj.H190]" office:value-type="string" office:string-value="BW" calcext:value-type="string">
            <text:p>BW</text:p>
          </table:table-cell>
          <table:table-cell table:formula="of:=[$tu_edytuj.I190]" office:value-type="float" office:value="0" calcext:value-type="float">
            <text:p>0</text:p>
          </table:table-cell>
          <table:table-cell/>
          <table:table-cell table:formula="of:=IF([.C189]=0;[.D189];[.C189])" office:value-type="string" office:string-value="BW" calcext:value-type="string">
            <text:p>BW</text:p>
          </table:table-cell>
          <table:table-cell/>
          <table:table-cell table:formula="of:=CONCATENATE([$przecinki.$A$2];[.B189];[$przecinki.$A$2];[$przecinki.$B$2];[$przecinki.$C$2];[$przecinki.$A$2];[.F189];[$przecinki.$A$2];[$przecinki.$D$2])" office:value-type="string" office:string-value="&quot;łb&quot;: &quot;BW&quot;," calcext:value-type="string">
            <text:p>"łb": "BW",</text:p>
          </table:table-cell>
        </table:table-row>
        <table:table-row table:style-name="ro1">
          <table:table-cell/>
          <table:table-cell table:formula="of:=[$tu_edytuj.G191]" office:value-type="string" office:string-value="łc" calcext:value-type="string">
            <text:p>łc</text:p>
          </table:table-cell>
          <table:table-cell table:formula="of:=[$tu_edytuj.H191]" office:value-type="string" office:string-value="CLB" calcext:value-type="string">
            <text:p>CLB</text:p>
          </table:table-cell>
          <table:table-cell table:formula="of:=[$tu_edytuj.I191]" office:value-type="float" office:value="0" calcext:value-type="float">
            <text:p>0</text:p>
          </table:table-cell>
          <table:table-cell/>
          <table:table-cell table:formula="of:=IF([.C190]=0;[.D190];[.C190])" office:value-type="string" office:string-value="CLB" calcext:value-type="string">
            <text:p>CLB</text:p>
          </table:table-cell>
          <table:table-cell/>
          <table:table-cell table:formula="of:=CONCATENATE([$przecinki.$A$2];[.B190];[$przecinki.$A$2];[$przecinki.$B$2];[$przecinki.$C$2];[$przecinki.$A$2];[.F190];[$przecinki.$A$2];[$przecinki.$D$2])" office:value-type="string" office:string-value="&quot;łc&quot;: &quot;CLB&quot;," calcext:value-type="string">
            <text:p>"łc": "CLB",</text:p>
          </table:table-cell>
        </table:table-row>
        <table:table-row table:style-name="ro1">
          <table:table-cell/>
          <table:table-cell table:formula="of:=[$tu_edytuj.G192]" office:value-type="string" office:string-value="łcz" calcext:value-type="string">
            <text:p>łcz</text:p>
          </table:table-cell>
          <table:table-cell table:formula="of:=[$tu_edytuj.H192]" office:value-type="string" office:string-value="LBGW" calcext:value-type="string">
            <text:p>LBGW</text:p>
          </table:table-cell>
          <table:table-cell table:formula="of:=[$tu_edytuj.I192]" office:value-type="float" office:value="0" calcext:value-type="float">
            <text:p>0</text:p>
          </table:table-cell>
          <table:table-cell/>
          <table:table-cell table:formula="of:=IF([.C191]=0;[.D191];[.C191])" office:value-type="string" office:string-value="LBGW" calcext:value-type="string">
            <text:p>LBGW</text:p>
          </table:table-cell>
          <table:table-cell/>
          <table:table-cell table:formula="of:=CONCATENATE([$przecinki.$A$2];[.B191];[$przecinki.$A$2];[$przecinki.$B$2];[$przecinki.$C$2];[$przecinki.$A$2];[.F191];[$przecinki.$A$2];[$przecinki.$D$2])" office:value-type="string" office:string-value="&quot;łcz&quot;: &quot;LBGW&quot;," calcext:value-type="string">
            <text:p>"łcz": "LBGW",</text:p>
          </table:table-cell>
        </table:table-row>
        <table:table-row table:style-name="ro1">
          <table:table-cell/>
          <table:table-cell table:formula="of:=[$tu_edytuj.G193]" office:value-type="string" office:string-value="łć" calcext:value-type="string">
            <text:p>łć</text:p>
          </table:table-cell>
          <table:table-cell table:formula="of:=[$tu_edytuj.H193]" office:value-type="string" office:string-value="LBSO" calcext:value-type="string">
            <text:p>LBSO</text:p>
          </table:table-cell>
          <table:table-cell table:formula="of:=[$tu_edytuj.I193]" office:value-type="float" office:value="0" calcext:value-type="float">
            <text:p>0</text:p>
          </table:table-cell>
          <table:table-cell/>
          <table:table-cell table:formula="of:=IF([.C192]=0;[.D192];[.C192])" office:value-type="string" office:string-value="LBSO" calcext:value-type="string">
            <text:p>LBSO</text:p>
          </table:table-cell>
          <table:table-cell/>
          <table:table-cell table:formula="of:=CONCATENATE([$przecinki.$A$2];[.B192];[$przecinki.$A$2];[$przecinki.$B$2];[$przecinki.$C$2];[$przecinki.$A$2];[.F192];[$przecinki.$A$2];[$przecinki.$D$2])" office:value-type="string" office:string-value="&quot;łć&quot;: &quot;LBSO&quot;," calcext:value-type="string">
            <text:p>"łć": "LBSO",</text:p>
          </table:table-cell>
        </table:table-row>
        <table:table-row table:style-name="ro1">
          <table:table-cell/>
          <table:table-cell table:formula="of:=[$tu_edytuj.G194]" office:value-type="string" office:string-value="łci" calcext:value-type="string">
            <text:p>łci</text:p>
          </table:table-cell>
          <table:table-cell table:formula="of:=[$tu_edytuj.H194]" office:value-type="string" office:string-value="LBSW" calcext:value-type="string">
            <text:p>LBSW</text:p>
          </table:table-cell>
          <table:table-cell table:formula="of:=[$tu_edytuj.I194]" office:value-type="float" office:value="0" calcext:value-type="float">
            <text:p>0</text:p>
          </table:table-cell>
          <table:table-cell/>
          <table:table-cell table:formula="of:=IF([.C193]=0;[.D193];[.C193])" office:value-type="string" office:string-value="LBSW" calcext:value-type="string">
            <text:p>LBSW</text:p>
          </table:table-cell>
          <table:table-cell/>
          <table:table-cell table:formula="of:=CONCATENATE([$przecinki.$A$2];[.B193];[$przecinki.$A$2];[$przecinki.$B$2];[$przecinki.$C$2];[$przecinki.$A$2];[.F193];[$przecinki.$A$2];[$przecinki.$D$2])" office:value-type="string" office:string-value="&quot;łci&quot;: &quot;LBSW&quot;," calcext:value-type="string">
            <text:p>"łci": "LBSW",</text:p>
          </table:table-cell>
        </table:table-row>
        <table:table-row table:style-name="ro1">
          <table:table-cell/>
          <table:table-cell table:formula="of:=[$tu_edytuj.G195]" office:value-type="string" office:string-value="łd" calcext:value-type="string">
            <text:p>łd</text:p>
          </table:table-cell>
          <table:table-cell table:formula="of:=[$tu_edytuj.H195]" office:value-type="string" office:string-value="LBT" calcext:value-type="string">
            <text:p>LBT</text:p>
          </table:table-cell>
          <table:table-cell table:formula="of:=[$tu_edytuj.I195]" office:value-type="float" office:value="0" calcext:value-type="float">
            <text:p>0</text:p>
          </table:table-cell>
          <table:table-cell/>
          <table:table-cell table:formula="of:=IF([.C194]=0;[.D194];[.C194])" office:value-type="string" office:string-value="LBT" calcext:value-type="string">
            <text:p>LBT</text:p>
          </table:table-cell>
          <table:table-cell/>
          <table:table-cell table:formula="of:=CONCATENATE([$przecinki.$A$2];[.B194];[$przecinki.$A$2];[$przecinki.$B$2];[$przecinki.$C$2];[$przecinki.$A$2];[.F194];[$przecinki.$A$2];[$przecinki.$D$2])" office:value-type="string" office:string-value="&quot;łd&quot;: &quot;LBT&quot;," calcext:value-type="string">
            <text:p>"łd": "LBT",</text:p>
          </table:table-cell>
        </table:table-row>
        <table:table-row table:style-name="ro1">
          <table:table-cell/>
          <table:table-cell table:formula="of:=[$tu_edytuj.G196]" office:value-type="string" office:string-value="łdz" calcext:value-type="string">
            <text:p>łdz</text:p>
          </table:table-cell>
          <table:table-cell table:formula="of:=[$tu_edytuj.H196]" office:value-type="string" office:string-value="CLB" calcext:value-type="string">
            <text:p>CLB</text:p>
          </table:table-cell>
          <table:table-cell table:formula="of:=[$tu_edytuj.I196]" office:value-type="float" office:value="0" calcext:value-type="float">
            <text:p>0</text:p>
          </table:table-cell>
          <table:table-cell/>
          <table:table-cell table:formula="of:=IF([.C195]=0;[.D195];[.C195])" office:value-type="string" office:string-value="CLB" calcext:value-type="string">
            <text:p>CLB</text:p>
          </table:table-cell>
          <table:table-cell/>
          <table:table-cell table:formula="of:=CONCATENATE([$przecinki.$A$2];[.B195];[$przecinki.$A$2];[$przecinki.$B$2];[$przecinki.$C$2];[$przecinki.$A$2];[.F195];[$przecinki.$A$2];[$przecinki.$D$2])" office:value-type="string" office:string-value="&quot;łdz&quot;: &quot;CLB&quot;," calcext:value-type="string">
            <text:p>"łdz": "CLB",</text:p>
          </table:table-cell>
        </table:table-row>
        <table:table-row table:style-name="ro1">
          <table:table-cell/>
          <table:table-cell table:formula="of:=[$tu_edytuj.G197]" office:value-type="string" office:string-value="łg" calcext:value-type="string">
            <text:p>łg</text:p>
          </table:table-cell>
          <table:table-cell table:formula="of:=[$tu_edytuj.H197]" office:value-type="string" office:string-value="LBG" calcext:value-type="string">
            <text:p>LBG</text:p>
          </table:table-cell>
          <table:table-cell table:formula="of:=[$tu_edytuj.I197]" office:value-type="float" office:value="0" calcext:value-type="float">
            <text:p>0</text:p>
          </table:table-cell>
          <table:table-cell/>
          <table:table-cell table:formula="of:=IF([.C196]=0;[.D196];[.C196])" office:value-type="string" office:string-value="LBG" calcext:value-type="string">
            <text:p>LBG</text:p>
          </table:table-cell>
          <table:table-cell/>
          <table:table-cell table:formula="of:=CONCATENATE([$przecinki.$A$2];[.B196];[$przecinki.$A$2];[$przecinki.$B$2];[$przecinki.$C$2];[$przecinki.$A$2];[.F196];[$przecinki.$A$2];[$przecinki.$D$2])" office:value-type="string" office:string-value="&quot;łg&quot;: &quot;LBG&quot;," calcext:value-type="string">
            <text:p>"łg": "LBG",</text:p>
          </table:table-cell>
        </table:table-row>
        <table:table-row table:style-name="ro1">
          <table:table-cell/>
          <table:table-cell table:formula="of:=[$tu_edytuj.G198]" office:value-type="string" office:string-value="łk" calcext:value-type="string">
            <text:p>łk</text:p>
          </table:table-cell>
          <table:table-cell table:formula="of:=[$tu_edytuj.H198]" office:value-type="string" office:string-value="LBG" calcext:value-type="string">
            <text:p>LBG</text:p>
          </table:table-cell>
          <table:table-cell table:formula="of:=[$tu_edytuj.I198]" office:value-type="float" office:value="0" calcext:value-type="float">
            <text:p>0</text:p>
          </table:table-cell>
          <table:table-cell/>
          <table:table-cell table:formula="of:=IF([.C197]=0;[.D197];[.C197])" office:value-type="string" office:string-value="LBG" calcext:value-type="string">
            <text:p>LBG</text:p>
          </table:table-cell>
          <table:table-cell/>
          <table:table-cell table:formula="of:=CONCATENATE([$przecinki.$A$2];[.B197];[$przecinki.$A$2];[$przecinki.$B$2];[$przecinki.$C$2];[$przecinki.$A$2];[.F197];[$przecinki.$A$2];[$przecinki.$D$2])" office:value-type="string" office:string-value="&quot;łk&quot;: &quot;LBG&quot;," calcext:value-type="string">
            <text:p>"łk": "LBG",</text:p>
          </table:table-cell>
        </table:table-row>
        <table:table-row table:style-name="ro1">
          <table:table-cell/>
          <table:table-cell table:formula="of:=[$tu_edytuj.G199]" office:value-type="string" office:string-value="łkł" calcext:value-type="string">
            <text:p>łkł</text:p>
          </table:table-cell>
          <table:table-cell table:formula="of:=[$tu_edytuj.H199]" office:value-type="string" office:string-value="LBGW" calcext:value-type="string">
            <text:p>LBGW</text:p>
          </table:table-cell>
          <table:table-cell table:formula="of:=[$tu_edytuj.I199]" office:value-type="float" office:value="0" calcext:value-type="float">
            <text:p>0</text:p>
          </table:table-cell>
          <table:table-cell/>
          <table:table-cell table:formula="of:=IF([.C198]=0;[.D198];[.C198])" office:value-type="string" office:string-value="LBGW" calcext:value-type="string">
            <text:p>LBGW</text:p>
          </table:table-cell>
          <table:table-cell/>
          <table:table-cell table:formula="of:=CONCATENATE([$przecinki.$A$2];[.B198];[$przecinki.$A$2];[$przecinki.$B$2];[$przecinki.$C$2];[$przecinki.$A$2];[.F198];[$przecinki.$A$2];[$przecinki.$D$2])" office:value-type="string" office:string-value="&quot;łkł&quot;: &quot;LBGW&quot;," calcext:value-type="string">
            <text:p>"łkł": "LBGW",</text:p>
          </table:table-cell>
        </table:table-row>
        <table:table-row table:style-name="ro1">
          <table:table-cell/>
          <table:table-cell table:formula="of:=[$tu_edytuj.G200]" office:value-type="string" office:string-value="łł" calcext:value-type="string">
            <text:p>łł</text:p>
          </table:table-cell>
          <table:table-cell table:formula="of:=[$tu_edytuj.H200]" office:value-type="string" office:string-value="LB" calcext:value-type="string">
            <text:p>LB</text:p>
          </table:table-cell>
          <table:table-cell table:formula="of:=[$tu_edytuj.I200]" office:value-type="float" office:value="0" calcext:value-type="float">
            <text:p>0</text:p>
          </table:table-cell>
          <table:table-cell/>
          <table:table-cell table:formula="of:=IF([.C199]=0;[.D199];[.C199])" office:value-type="string" office:string-value="LB" calcext:value-type="string">
            <text:p>LB</text:p>
          </table:table-cell>
          <table:table-cell/>
          <table:table-cell table:formula="of:=CONCATENATE([$przecinki.$A$2];[.B199];[$przecinki.$A$2];[$przecinki.$B$2];[$przecinki.$C$2];[$przecinki.$A$2];[.F199];[$przecinki.$A$2];[$przecinki.$D$2])" office:value-type="string" office:string-value="&quot;łł&quot;: &quot;LB&quot;," calcext:value-type="string">
            <text:p>"łł": "LB",</text:p>
          </table:table-cell>
        </table:table-row>
        <table:table-row table:style-name="ro1">
          <table:table-cell/>
          <table:table-cell table:formula="of:=[$tu_edytuj.G201]" office:value-type="string" office:string-value="łm" calcext:value-type="string">
            <text:p>łm</text:p>
          </table:table-cell>
          <table:table-cell table:formula="of:=[$tu_edytuj.H201]" office:value-type="float" office:value="0" calcext:value-type="float">
            <text:p>0</text:p>
          </table:table-cell>
          <table:table-cell table:formula="of:=[$tu_edytuj.I201]" office:value-type="string" office:string-value="CSLB" calcext:value-type="string">
            <text:p>CSLB</text:p>
          </table:table-cell>
          <table:table-cell/>
          <table:table-cell table:formula="of:=IF([.C200]=0;[.D200];[.C200])" office:value-type="string" office:string-value="CSLB" calcext:value-type="string">
            <text:p>CSLB</text:p>
          </table:table-cell>
          <table:table-cell/>
          <table:table-cell table:formula="of:=CONCATENATE([$przecinki.$A$2];[.B200];[$przecinki.$A$2];[$przecinki.$B$2];[$przecinki.$C$2];[$przecinki.$A$2];[.F200];[$przecinki.$A$2];[$przecinki.$D$2])" office:value-type="string" office:string-value="&quot;łm&quot;: &quot;CSLB&quot;," calcext:value-type="string">
            <text:p>"łm": "CSLB",</text:p>
          </table:table-cell>
        </table:table-row>
        <table:table-row table:style-name="ro1">
          <table:table-cell/>
          <table:table-cell table:formula="of:=[$tu_edytuj.G202]" office:value-type="string" office:string-value="łn" calcext:value-type="string">
            <text:p>łn</text:p>
          </table:table-cell>
          <table:table-cell table:formula="of:=[$tu_edytuj.H202]" office:value-type="string" office:string-value="CLB" calcext:value-type="string">
            <text:p>CLB</text:p>
          </table:table-cell>
          <table:table-cell table:formula="of:=[$tu_edytuj.I202]" office:value-type="float" office:value="0" calcext:value-type="float">
            <text:p>0</text:p>
          </table:table-cell>
          <table:table-cell/>
          <table:table-cell table:formula="of:=IF([.C201]=0;[.D201];[.C201])" office:value-type="string" office:string-value="CLB" calcext:value-type="string">
            <text:p>CLB</text:p>
          </table:table-cell>
          <table:table-cell/>
          <table:table-cell table:formula="of:=CONCATENATE([$przecinki.$A$2];[.B201];[$przecinki.$A$2];[$przecinki.$B$2];[$przecinki.$C$2];[$przecinki.$A$2];[.F201];[$przecinki.$A$2];[$przecinki.$D$2])" office:value-type="string" office:string-value="&quot;łn&quot;: &quot;CLB&quot;," calcext:value-type="string">
            <text:p>"łn": "CLB",</text:p>
          </table:table-cell>
        </table:table-row>
        <table:table-row table:style-name="ro1">
          <table:table-cell/>
          <table:table-cell table:formula="of:=[$tu_edytuj.G203]" office:value-type="string" office:string-value="łń" calcext:value-type="string">
            <text:p>łń</text:p>
          </table:table-cell>
          <table:table-cell table:formula="of:=[$tu_edytuj.H203]" office:value-type="string" office:string-value="CLBW" calcext:value-type="string">
            <text:p>CLBW</text:p>
          </table:table-cell>
          <table:table-cell table:formula="of:=[$tu_edytuj.I203]" office:value-type="float" office:value="0" calcext:value-type="float">
            <text:p>0</text:p>
          </table:table-cell>
          <table:table-cell/>
          <table:table-cell table:formula="of:=IF([.C202]=0;[.D202];[.C202])" office:value-type="string" office:string-value="CLBW" calcext:value-type="string">
            <text:p>CLBW</text:p>
          </table:table-cell>
          <table:table-cell/>
          <table:table-cell table:formula="of:=CONCATENATE([$przecinki.$A$2];[.B202];[$przecinki.$A$2];[$przecinki.$B$2];[$przecinki.$C$2];[$przecinki.$A$2];[.F202];[$przecinki.$A$2];[$przecinki.$D$2])" office:value-type="string" office:string-value="&quot;łń&quot;: &quot;CLBW&quot;," calcext:value-type="string">
            <text:p>"łń": "CLBW",</text:p>
          </table:table-cell>
        </table:table-row>
        <table:table-row table:style-name="ro1">
          <table:table-cell/>
          <table:table-cell table:formula="of:=[$tu_edytuj.G204]" office:value-type="float" office:value="0" calcext:value-type="float">
            <text:p>0</text:p>
          </table:table-cell>
          <table:table-cell table:formula="of:=[$tu_edytuj.H204]" office:value-type="float" office:value="0" calcext:value-type="float">
            <text:p>0</text:p>
          </table:table-cell>
          <table:table-cell table:formula="of:=[$tu_edytuj.I204]" office:value-type="string" office:string-value="CLWY" calcext:value-type="string">
            <text:p>CLWY</text:p>
          </table:table-cell>
          <table:table-cell/>
          <table:table-cell table:formula="of:=IF([.C203]=0;[.D203];[.C203])" office:value-type="string" office:string-value="CLWY" calcext:value-type="string">
            <text:p>CLWY</text:p>
          </table:table-cell>
          <table:table-cell/>
          <table:table-cell table:formula="of:=CONCATENATE([$przecinki.$A$2];[.B203];[$przecinki.$A$2];[$przecinki.$B$2];[$przecinki.$C$2];[$przecinki.$A$2];[.F203];[$przecinki.$A$2];[$przecinki.$D$2])" office:value-type="string" office:string-value="&quot;0&quot;: &quot;CLWY&quot;," calcext:value-type="string">
            <text:p>"0": "CLWY",</text:p>
          </table:table-cell>
        </table:table-row>
        <table:table-row table:style-name="ro1">
          <table:table-cell/>
          <table:table-cell table:formula="of:=[$tu_edytuj.G205]" office:value-type="string" office:string-value="łp" calcext:value-type="string">
            <text:p>łp</text:p>
          </table:table-cell>
          <table:table-cell table:formula="of:=[$tu_edytuj.H205]" office:value-type="string" office:string-value="BW" calcext:value-type="string">
            <text:p>BW</text:p>
          </table:table-cell>
          <table:table-cell table:formula="of:=[$tu_edytuj.I205]" office:value-type="float" office:value="0" calcext:value-type="float">
            <text:p>0</text:p>
          </table:table-cell>
          <table:table-cell/>
          <table:table-cell table:formula="of:=IF([.C204]=0;[.D204];[.C204])" office:value-type="string" office:string-value="BW" calcext:value-type="string">
            <text:p>BW</text:p>
          </table:table-cell>
          <table:table-cell/>
          <table:table-cell table:formula="of:=CONCATENATE([$przecinki.$A$2];[.B204];[$przecinki.$A$2];[$przecinki.$B$2];[$przecinki.$C$2];[$przecinki.$A$2];[.F204];[$przecinki.$A$2];[$przecinki.$D$2])" office:value-type="string" office:string-value="&quot;łp&quot;: &quot;BW&quot;," calcext:value-type="string">
            <text:p>"łp": "BW",</text:p>
          </table:table-cell>
        </table:table-row>
        <table:table-row table:style-name="ro1">
          <table:table-cell/>
          <table:table-cell table:formula="of:=[$tu_edytuj.G206]" office:value-type="string" office:string-value="łst" calcext:value-type="string">
            <text:p>łst</text:p>
          </table:table-cell>
          <table:table-cell table:formula="of:=[$tu_edytuj.H206]" office:value-type="string" office:string-value="LBST" calcext:value-type="string">
            <text:p>LBST</text:p>
          </table:table-cell>
          <table:table-cell table:formula="of:=[$tu_edytuj.I206]" office:value-type="float" office:value="0" calcext:value-type="float">
            <text:p>0</text:p>
          </table:table-cell>
          <table:table-cell/>
          <table:table-cell table:formula="of:=IF([.C205]=0;[.D205];[.C205])" office:value-type="string" office:string-value="LBST" calcext:value-type="string">
            <text:p>LBST</text:p>
          </table:table-cell>
          <table:table-cell/>
          <table:table-cell table:formula="of:=CONCATENATE([$przecinki.$A$2];[.B205];[$przecinki.$A$2];[$przecinki.$B$2];[$przecinki.$C$2];[$przecinki.$A$2];[.F205];[$przecinki.$A$2];[$przecinki.$D$2])" office:value-type="string" office:string-value="&quot;łst&quot;: &quot;LBST&quot;," calcext:value-type="string">
            <text:p>"łst": "LBST",</text:p>
          </table:table-cell>
        </table:table-row>
        <table:table-row table:style-name="ro1">
          <table:table-cell/>
          <table:table-cell table:formula="of:=[$tu_edytuj.G207]" office:value-type="string" office:string-value="łsz" calcext:value-type="string">
            <text:p>łsz</text:p>
          </table:table-cell>
          <table:table-cell table:formula="of:=[$tu_edytuj.H207]" office:value-type="string" office:string-value="LBSG" calcext:value-type="string">
            <text:p>LBSG</text:p>
          </table:table-cell>
          <table:table-cell table:formula="of:=[$tu_edytuj.I207]" office:value-type="string" office:string-value="LBS" calcext:value-type="string">
            <text:p>LBS</text:p>
          </table:table-cell>
          <table:table-cell/>
          <table:table-cell table:formula="of:=IF([.C206]=0;[.D206];[.C206])" office:value-type="string" office:string-value="LBSG" calcext:value-type="string">
            <text:p>LBSG</text:p>
          </table:table-cell>
          <table:table-cell/>
          <table:table-cell table:formula="of:=CONCATENATE([$przecinki.$A$2];[.B206];[$przecinki.$A$2];[$przecinki.$B$2];[$przecinki.$C$2];[$przecinki.$A$2];[.F206];[$przecinki.$A$2];[$przecinki.$D$2])" office:value-type="string" office:string-value="&quot;łsz&quot;: &quot;LBSG&quot;," calcext:value-type="string">
            <text:p>"łsz": "LBSG",</text:p>
          </table:table-cell>
        </table:table-row>
        <table:table-row table:style-name="ro1">
          <table:table-cell/>
          <table:table-cell table:formula="of:=[$tu_edytuj.G208]" office:value-type="string" office:string-value="łt" calcext:value-type="string">
            <text:p>łt</text:p>
          </table:table-cell>
          <table:table-cell table:formula="of:=[$tu_edytuj.H208]" office:value-type="string" office:string-value="LBT" calcext:value-type="string">
            <text:p>LBT</text:p>
          </table:table-cell>
          <table:table-cell table:formula="of:=[$tu_edytuj.I208]" office:value-type="float" office:value="0" calcext:value-type="float">
            <text:p>0</text:p>
          </table:table-cell>
          <table:table-cell/>
          <table:table-cell table:formula="of:=IF([.C207]=0;[.D207];[.C207])" office:value-type="string" office:string-value="LBT" calcext:value-type="string">
            <text:p>LBT</text:p>
          </table:table-cell>
          <table:table-cell/>
          <table:table-cell table:formula="of:=CONCATENATE([$przecinki.$A$2];[.B207];[$przecinki.$A$2];[$przecinki.$B$2];[$przecinki.$C$2];[$przecinki.$A$2];[.F207];[$przecinki.$A$2];[$przecinki.$D$2])" office:value-type="string" office:string-value="&quot;łt&quot;: &quot;LBT&quot;," calcext:value-type="string">
            <text:p>"łt": "LBT",</text:p>
          </table:table-cell>
        </table:table-row>
        <table:table-row table:style-name="ro1">
          <table:table-cell/>
          <table:table-cell table:formula="of:=[$tu_edytuj.G209]" office:value-type="string" office:string-value="łw" calcext:value-type="string">
            <text:p>łw</text:p>
          </table:table-cell>
          <table:table-cell table:formula="of:=[$tu_edytuj.H209]" office:value-type="string" office:string-value="LBW" calcext:value-type="string">
            <text:p>LBW</text:p>
          </table:table-cell>
          <table:table-cell table:formula="of:=[$tu_edytuj.I209]" office:value-type="float" office:value="0" calcext:value-type="float">
            <text:p>0</text:p>
          </table:table-cell>
          <table:table-cell/>
          <table:table-cell table:formula="of:=IF([.C208]=0;[.D208];[.C208])" office:value-type="string" office:string-value="LBW" calcext:value-type="string">
            <text:p>LBW</text:p>
          </table:table-cell>
          <table:table-cell/>
          <table:table-cell table:formula="of:=CONCATENATE([$przecinki.$A$2];[.B208];[$przecinki.$A$2];[$przecinki.$B$2];[$przecinki.$C$2];[$przecinki.$A$2];[.F208];[$przecinki.$A$2];[$przecinki.$D$2])" office:value-type="string" office:string-value="&quot;łw&quot;: &quot;LBW&quot;," calcext:value-type="string">
            <text:p>"łw": "LBW",</text:p>
          </table:table-cell>
        </table:table-row>
        <table:table-row table:style-name="ro1">
          <table:table-cell/>
          <table:table-cell table:formula="of:=[$tu_edytuj.G210]" office:value-type="string" office:string-value="łz" calcext:value-type="string">
            <text:p>łz</text:p>
          </table:table-cell>
          <table:table-cell table:formula="of:=[$tu_edytuj.H210]" office:value-type="string" office:string-value="LBS" calcext:value-type="string">
            <text:p>LBS</text:p>
          </table:table-cell>
          <table:table-cell table:formula="of:=[$tu_edytuj.I210]" office:value-type="float" office:value="0" calcext:value-type="float">
            <text:p>0</text:p>
          </table:table-cell>
          <table:table-cell/>
          <table:table-cell table:formula="of:=IF([.C209]=0;[.D209];[.C209])" office:value-type="string" office:string-value="LBS" calcext:value-type="string">
            <text:p>LBS</text:p>
          </table:table-cell>
          <table:table-cell/>
          <table:table-cell table:formula="of:=CONCATENATE([$przecinki.$A$2];[.B209];[$przecinki.$A$2];[$przecinki.$B$2];[$przecinki.$C$2];[$przecinki.$A$2];[.F209];[$przecinki.$A$2];[$przecinki.$D$2])" office:value-type="string" office:string-value="&quot;łz&quot;: &quot;LBS&quot;," calcext:value-type="string">
            <text:p>"łz": "LBS",</text:p>
          </table:table-cell>
        </table:table-row>
        <table:table-row table:style-name="ro1">
          <table:table-cell/>
          <table:table-cell table:formula="of:=[$tu_edytuj.G211]" office:value-type="string" office:string-value="łzł" calcext:value-type="string">
            <text:p>łzł</text:p>
          </table:table-cell>
          <table:table-cell table:formula="of:=[$tu_edytuj.H211]" office:value-type="string" office:string-value="LBSW" calcext:value-type="string">
            <text:p>LBSW</text:p>
          </table:table-cell>
          <table:table-cell table:formula="of:=[$tu_edytuj.I211]" office:value-type="float" office:value="0" calcext:value-type="float">
            <text:p>0</text:p>
          </table:table-cell>
          <table:table-cell/>
          <table:table-cell table:formula="of:=IF([.C210]=0;[.D210];[.C210])" office:value-type="string" office:string-value="LBSW" calcext:value-type="string">
            <text:p>LBSW</text:p>
          </table:table-cell>
          <table:table-cell/>
          <table:table-cell table:formula="of:=CONCATENATE([$przecinki.$A$2];[.B210];[$przecinki.$A$2];[$przecinki.$B$2];[$przecinki.$C$2];[$przecinki.$A$2];[.F210];[$przecinki.$A$2];[$przecinki.$D$2])" office:value-type="string" office:string-value="&quot;łzł&quot;: &quot;LBSW&quot;," calcext:value-type="string">
            <text:p>"łzł": "LBSW",</text:p>
          </table:table-cell>
        </table:table-row>
        <table:table-row table:style-name="ro1">
          <table:table-cell/>
          <table:table-cell table:formula="of:=[$tu_edytuj.G212]" office:value-type="string" office:string-value="łż" calcext:value-type="string">
            <text:p>łż</text:p>
          </table:table-cell>
          <table:table-cell table:formula="of:=[$tu_edytuj.H212]" office:value-type="string" office:string-value="LBSG" calcext:value-type="string">
            <text:p>LBSG</text:p>
          </table:table-cell>
          <table:table-cell table:formula="of:=[$tu_edytuj.I212]" office:value-type="float" office:value="0" calcext:value-type="float">
            <text:p>0</text:p>
          </table:table-cell>
          <table:table-cell/>
          <table:table-cell table:formula="of:=IF([.C211]=0;[.D211];[.C211])" office:value-type="string" office:string-value="LBSG" calcext:value-type="string">
            <text:p>LBSG</text:p>
          </table:table-cell>
          <table:table-cell/>
          <table:table-cell table:formula="of:=CONCATENATE([$przecinki.$A$2];[.B211];[$przecinki.$A$2];[$przecinki.$B$2];[$przecinki.$C$2];[$przecinki.$A$2];[.F211];[$przecinki.$A$2];[$przecinki.$D$2])" office:value-type="string" office:string-value="&quot;łż&quot;: &quot;LBSG&quot;," calcext:value-type="string">
            <text:p>"łż": "LBSG",</text:p>
          </table:table-cell>
        </table:table-row>
        <table:table-row table:style-name="ro1">
          <table:table-cell/>
          <table:table-cell table:formula="of:=[$tu_edytuj.G213]" office:value-type="string" office:string-value="łź" calcext:value-type="string">
            <text:p>łź</text:p>
          </table:table-cell>
          <table:table-cell table:formula="of:=[$tu_edytuj.H213]" office:value-type="float" office:value="0" calcext:value-type="float">
            <text:p>0</text:p>
          </table:table-cell>
          <table:table-cell table:formula="of:=[$tu_edytuj.I213]" office:value-type="string" office:string-value="LBSO" calcext:value-type="string">
            <text:p>LBSO</text:p>
          </table:table-cell>
          <table:table-cell/>
          <table:table-cell table:formula="of:=IF([.C212]=0;[.D212];[.C212])" office:value-type="string" office:string-value="LBSO" calcext:value-type="string">
            <text:p>LBSO</text:p>
          </table:table-cell>
          <table:table-cell/>
          <table:table-cell table:formula="of:=CONCATENATE([$przecinki.$A$2];[.B212];[$przecinki.$A$2];[$przecinki.$B$2];[$przecinki.$C$2];[$przecinki.$A$2];[.F212];[$przecinki.$A$2];[$przecinki.$D$2])" office:value-type="string" office:string-value="&quot;łź&quot;: &quot;LBSO&quot;," calcext:value-type="string">
            <text:p>"łź": "LBSO",</text:p>
          </table:table-cell>
        </table:table-row>
        <table:table-row table:style-name="ro1">
          <table:table-cell/>
          <table:table-cell table:formula="of:=[$tu_edytuj.G214]" office:value-type="string" office:string-value="łzi" calcext:value-type="string">
            <text:p>łzi</text:p>
          </table:table-cell>
          <table:table-cell table:formula="of:=[$tu_edytuj.H214]" office:value-type="float" office:value="0" calcext:value-type="float">
            <text:p>0</text:p>
          </table:table-cell>
          <table:table-cell table:formula="of:=[$tu_edytuj.I214]" office:value-type="string" office:string-value="LBSW" calcext:value-type="string">
            <text:p>LBSW</text:p>
          </table:table-cell>
          <table:table-cell/>
          <table:table-cell table:formula="of:=IF([.C213]=0;[.D213];[.C213])" office:value-type="string" office:string-value="LBSW" calcext:value-type="string">
            <text:p>LBSW</text:p>
          </table:table-cell>
          <table:table-cell/>
          <table:table-cell table:formula="of:=CONCATENATE([$przecinki.$A$2];[.B213];[$przecinki.$A$2];[$przecinki.$B$2];[$przecinki.$C$2];[$przecinki.$A$2];[.F213];[$przecinki.$A$2];[$przecinki.$D$2])" office:value-type="string" office:string-value="&quot;łzi&quot;: &quot;LBSW&quot;," calcext:value-type="string">
            <text:p>"łzi": "LBSW",</text:p>
          </table:table-cell>
        </table:table-row>
        <table:table-row table:style-name="ro1">
          <table:table-cell/>
          <table:table-cell table:formula="of:=[$tu_edytuj.G215]" office:value-type="string" office:string-value="łźl" calcext:value-type="string">
            <text:p>łźl</text:p>
          </table:table-cell>
          <table:table-cell table:formula="of:=[$tu_edytuj.H215]" office:value-type="string" office:string-value="LBSW" calcext:value-type="string">
            <text:p>LBSW</text:p>
          </table:table-cell>
          <table:table-cell table:formula="of:=[$tu_edytuj.I215]" office:value-type="float" office:value="0" calcext:value-type="float">
            <text:p>0</text:p>
          </table:table-cell>
          <table:table-cell/>
          <table:table-cell table:formula="of:=IF([.C214]=0;[.D214];[.C214])" office:value-type="string" office:string-value="LBSW" calcext:value-type="string">
            <text:p>LBSW</text:p>
          </table:table-cell>
          <table:table-cell/>
          <table:table-cell table:formula="of:=CONCATENATE([$przecinki.$A$2];[.B214];[$przecinki.$A$2];[$przecinki.$B$2];[$przecinki.$C$2];[$przecinki.$A$2];[.F214];[$przecinki.$A$2];[$przecinki.$D$2])" office:value-type="string" office:string-value="&quot;łźl&quot;: &quot;LBSW&quot;," calcext:value-type="string">
            <text:p>"łźl": "LBSW",</text:p>
          </table:table-cell>
        </table:table-row>
        <table:table-row table:style-name="ro1">
          <table:table-cell/>
          <table:table-cell table:formula="of:=[$tu_edytuj.G216]" office:value-type="string" office:string-value="m" calcext:value-type="string">
            <text:p>m</text:p>
          </table:table-cell>
          <table:table-cell table:formula="of:=[$tu_edytuj.H216]" office:value-type="string" office:string-value="CS" calcext:value-type="string">
            <text:p>CS</text:p>
          </table:table-cell>
          <table:table-cell table:formula="of:=[$tu_edytuj.I216]" office:value-type="float" office:value="0" calcext:value-type="float">
            <text:p>0</text:p>
          </table:table-cell>
          <table:table-cell/>
          <table:table-cell table:formula="of:=IF([.C215]=0;[.D215];[.C215])" office:value-type="string" office:string-value="CS" calcext:value-type="string">
            <text:p>CS</text:p>
          </table:table-cell>
          <table:table-cell/>
          <table:table-cell table:formula="of:=CONCATENATE([$przecinki.$A$2];[.B215];[$przecinki.$A$2];[$przecinki.$B$2];[$przecinki.$C$2];[$przecinki.$A$2];[.F215];[$przecinki.$A$2];[$przecinki.$D$2])" office:value-type="string" office:string-value="&quot;m&quot;: &quot;CS&quot;," calcext:value-type="string">
            <text:p>"m": "CS",</text:p>
          </table:table-cell>
        </table:table-row>
        <table:table-row table:style-name="ro1">
          <table:table-cell/>
          <table:table-cell table:formula="of:=[$tu_edytuj.G217]" office:value-type="string" office:string-value="mb" calcext:value-type="string">
            <text:p>mb</text:p>
          </table:table-cell>
          <table:table-cell table:formula="of:=[$tu_edytuj.H217]" office:value-type="string" office:string-value="CBS" calcext:value-type="string">
            <text:p>CBS</text:p>
          </table:table-cell>
          <table:table-cell table:formula="of:=[$tu_edytuj.I217]" office:value-type="float" office:value="0" calcext:value-type="float">
            <text:p>0</text:p>
          </table:table-cell>
          <table:table-cell/>
          <table:table-cell table:formula="of:=IF([.C216]=0;[.D216];[.C216])" office:value-type="string" office:string-value="CBS" calcext:value-type="string">
            <text:p>CBS</text:p>
          </table:table-cell>
          <table:table-cell/>
          <table:table-cell table:formula="of:=CONCATENATE([$przecinki.$A$2];[.B216];[$przecinki.$A$2];[$przecinki.$B$2];[$przecinki.$C$2];[$przecinki.$A$2];[.F216];[$przecinki.$A$2];[$przecinki.$D$2])" office:value-type="string" office:string-value="&quot;mb&quot;: &quot;CBS&quot;," calcext:value-type="string">
            <text:p>"mb": "CBS",</text:p>
          </table:table-cell>
        </table:table-row>
        <table:table-row table:style-name="ro1">
          <table:table-cell/>
          <table:table-cell table:formula="of:=[$tu_edytuj.G218]" office:value-type="string" office:string-value="mbd" calcext:value-type="string">
            <text:p>mbd</text:p>
          </table:table-cell>
          <table:table-cell table:formula="of:=[$tu_edytuj.H218]" office:value-type="string" office:string-value="CBST" calcext:value-type="string">
            <text:p>CBST</text:p>
          </table:table-cell>
          <table:table-cell table:formula="of:=[$tu_edytuj.I218]" office:value-type="float" office:value="0" calcext:value-type="float">
            <text:p>0</text:p>
          </table:table-cell>
          <table:table-cell/>
          <table:table-cell table:formula="of:=IF([.C217]=0;[.D217];[.C217])" office:value-type="string" office:string-value="CBST" calcext:value-type="string">
            <text:p>CBST</text:p>
          </table:table-cell>
          <table:table-cell/>
          <table:table-cell table:formula="of:=CONCATENATE([$przecinki.$A$2];[.B217];[$przecinki.$A$2];[$przecinki.$B$2];[$przecinki.$C$2];[$przecinki.$A$2];[.F217];[$przecinki.$A$2];[$przecinki.$D$2])" office:value-type="string" office:string-value="&quot;mbd&quot;: &quot;CBST&quot;," calcext:value-type="string">
            <text:p>"mbd": "CBST",</text:p>
          </table:table-cell>
        </table:table-row>
        <table:table-row table:style-name="ro1">
          <table:table-cell/>
          <table:table-cell table:formula="of:=[$tu_edytuj.G219]" office:value-type="string" office:string-value="mbl" calcext:value-type="string">
            <text:p>mbl</text:p>
          </table:table-cell>
          <table:table-cell table:formula="of:=[$tu_edytuj.H219]" office:value-type="string" office:string-value="CLBS" calcext:value-type="string">
            <text:p>CLBS</text:p>
          </table:table-cell>
          <table:table-cell table:formula="of:=[$tu_edytuj.I219]" office:value-type="float" office:value="0" calcext:value-type="float">
            <text:p>0</text:p>
          </table:table-cell>
          <table:table-cell/>
          <table:table-cell table:formula="of:=IF([.C218]=0;[.D218];[.C218])" office:value-type="string" office:string-value="CLBS" calcext:value-type="string">
            <text:p>CLBS</text:p>
          </table:table-cell>
          <table:table-cell/>
          <table:table-cell table:formula="of:=CONCATENATE([$przecinki.$A$2];[.B218];[$przecinki.$A$2];[$przecinki.$B$2];[$przecinki.$C$2];[$przecinki.$A$2];[.F218];[$przecinki.$A$2];[$przecinki.$D$2])" office:value-type="string" office:string-value="&quot;mbl&quot;: &quot;CLBS&quot;," calcext:value-type="string">
            <text:p>"mbl": "CLBS",</text:p>
          </table:table-cell>
        </table:table-row>
        <table:table-row table:style-name="ro1">
          <table:table-cell/>
          <table:table-cell table:formula="of:=[$tu_edytuj.G220]" office:value-type="string" office:string-value="mbr" calcext:value-type="string">
            <text:p>mbr</text:p>
          </table:table-cell>
          <table:table-cell table:formula="of:=[$tu_edytuj.H220]" office:value-type="string" office:string-value="CRBS" calcext:value-type="string">
            <text:p>CRBS</text:p>
          </table:table-cell>
          <table:table-cell table:formula="of:=[$tu_edytuj.I220]" office:value-type="float" office:value="0" calcext:value-type="float">
            <text:p>0</text:p>
          </table:table-cell>
          <table:table-cell/>
          <table:table-cell table:formula="of:=IF([.C219]=0;[.D219];[.C219])" office:value-type="string" office:string-value="CRBS" calcext:value-type="string">
            <text:p>CRBS</text:p>
          </table:table-cell>
          <table:table-cell/>
          <table:table-cell table:formula="of:=CONCATENATE([$przecinki.$A$2];[.B219];[$przecinki.$A$2];[$przecinki.$B$2];[$przecinki.$C$2];[$przecinki.$A$2];[.F219];[$przecinki.$A$2];[$przecinki.$D$2])" office:value-type="string" office:string-value="&quot;mbr&quot;: &quot;CRBS&quot;," calcext:value-type="string">
            <text:p>"mbr": "CRBS",</text:p>
          </table:table-cell>
        </table:table-row>
        <table:table-row table:style-name="ro1">
          <table:table-cell/>
          <table:table-cell table:formula="of:=[$tu_edytuj.G221]" office:value-type="string" office:string-value="mch" calcext:value-type="string">
            <text:p>mch</text:p>
          </table:table-cell>
          <table:table-cell table:formula="of:=[$tu_edytuj.H221]" office:value-type="string" office:string-value="CBS" calcext:value-type="string">
            <text:p>CBS</text:p>
          </table:table-cell>
          <table:table-cell table:formula="of:=[$tu_edytuj.I221]" office:value-type="float" office:value="0" calcext:value-type="float">
            <text:p>0</text:p>
          </table:table-cell>
          <table:table-cell/>
          <table:table-cell table:formula="of:=IF([.C220]=0;[.D220];[.C220])" office:value-type="string" office:string-value="CBS" calcext:value-type="string">
            <text:p>CBS</text:p>
          </table:table-cell>
          <table:table-cell/>
          <table:table-cell table:formula="of:=CONCATENATE([$przecinki.$A$2];[.B220];[$przecinki.$A$2];[$przecinki.$B$2];[$przecinki.$C$2];[$przecinki.$A$2];[.F220];[$przecinki.$A$2];[$przecinki.$D$2])" office:value-type="string" office:string-value="&quot;mch&quot;: &quot;CBS&quot;," calcext:value-type="string">
            <text:p>"mch": "CBS",</text:p>
          </table:table-cell>
        </table:table-row>
        <table:table-row table:style-name="ro1">
          <table:table-cell/>
          <table:table-cell table:formula="of:=[$tu_edytuj.G222]" office:value-type="string" office:string-value="mcz" calcext:value-type="string">
            <text:p>mcz</text:p>
          </table:table-cell>
          <table:table-cell table:formula="of:=[$tu_edytuj.H222]" office:value-type="string" office:string-value="CSGW" calcext:value-type="string">
            <text:p>CSGW</text:p>
          </table:table-cell>
          <table:table-cell table:formula="of:=[$tu_edytuj.I222]" office:value-type="float" office:value="0" calcext:value-type="float">
            <text:p>0</text:p>
          </table:table-cell>
          <table:table-cell/>
          <table:table-cell table:formula="of:=IF([.C221]=0;[.D221];[.C221])" office:value-type="string" office:string-value="CSGW" calcext:value-type="string">
            <text:p>CSGW</text:p>
          </table:table-cell>
          <table:table-cell/>
          <table:table-cell table:formula="of:=CONCATENATE([$przecinki.$A$2];[.B221];[$przecinki.$A$2];[$przecinki.$B$2];[$przecinki.$C$2];[$przecinki.$A$2];[.F221];[$przecinki.$A$2];[$przecinki.$D$2])" office:value-type="string" office:string-value="&quot;mcz&quot;: &quot;CSGW&quot;," calcext:value-type="string">
            <text:p>"mcz": "CSGW",</text:p>
          </table:table-cell>
        </table:table-row>
        <table:table-row table:style-name="ro1">
          <table:table-cell/>
          <table:table-cell table:formula="of:=[$tu_edytuj.G223]" office:value-type="string" office:string-value="mć" calcext:value-type="string">
            <text:p>mć</text:p>
          </table:table-cell>
          <table:table-cell table:formula="of:=[$tu_edytuj.H223]" office:value-type="string" office:string-value="CSTO" calcext:value-type="string">
            <text:p>CSTO</text:p>
          </table:table-cell>
          <table:table-cell table:formula="of:=[$tu_edytuj.I223]" office:value-type="float" office:value="0" calcext:value-type="float">
            <text:p>0</text:p>
          </table:table-cell>
          <table:table-cell/>
          <table:table-cell table:formula="of:=IF([.C222]=0;[.D222];[.C222])" office:value-type="string" office:string-value="CSTO" calcext:value-type="string">
            <text:p>CSTO</text:p>
          </table:table-cell>
          <table:table-cell/>
          <table:table-cell table:formula="of:=CONCATENATE([$przecinki.$A$2];[.B222];[$przecinki.$A$2];[$przecinki.$B$2];[$przecinki.$C$2];[$przecinki.$A$2];[.F222];[$przecinki.$A$2];[$przecinki.$D$2])" office:value-type="string" office:string-value="&quot;mć&quot;: &quot;CSTO&quot;," calcext:value-type="string">
            <text:p>"mć": "CSTO",</text:p>
          </table:table-cell>
        </table:table-row>
        <table:table-row table:style-name="ro1">
          <table:table-cell/>
          <table:table-cell table:formula="of:=[$tu_edytuj.G224]" office:value-type="string" office:string-value="mci" calcext:value-type="string">
            <text:p>mci</text:p>
          </table:table-cell>
          <table:table-cell table:formula="of:=[$tu_edytuj.H224]" office:value-type="string" office:string-value="CSTW" calcext:value-type="string">
            <text:p>CSTW</text:p>
          </table:table-cell>
          <table:table-cell table:formula="of:=[$tu_edytuj.I224]" office:value-type="float" office:value="0" calcext:value-type="float">
            <text:p>0</text:p>
          </table:table-cell>
          <table:table-cell/>
          <table:table-cell table:formula="of:=IF([.C223]=0;[.D223];[.C223])" office:value-type="string" office:string-value="CSTW" calcext:value-type="string">
            <text:p>CSTW</text:p>
          </table:table-cell>
          <table:table-cell/>
          <table:table-cell table:formula="of:=CONCATENATE([$przecinki.$A$2];[.B223];[$przecinki.$A$2];[$przecinki.$B$2];[$przecinki.$C$2];[$przecinki.$A$2];[.F223];[$przecinki.$A$2];[$przecinki.$D$2])" office:value-type="string" office:string-value="&quot;mci&quot;: &quot;CSTW&quot;," calcext:value-type="string">
            <text:p>"mci": "CSTW",</text:p>
          </table:table-cell>
        </table:table-row>
        <table:table-row table:style-name="ro1">
          <table:table-cell/>
          <table:table-cell table:formula="of:=[$tu_edytuj.G225]" office:value-type="string" office:string-value="mf" calcext:value-type="string">
            <text:p>mf</text:p>
          </table:table-cell>
          <table:table-cell table:formula="of:=[$tu_edytuj.H225]" office:value-type="string" office:string-value="CBS" calcext:value-type="string">
            <text:p>CBS</text:p>
          </table:table-cell>
          <table:table-cell table:formula="of:=[$tu_edytuj.I225]" office:value-type="float" office:value="0" calcext:value-type="float">
            <text:p>0</text:p>
          </table:table-cell>
          <table:table-cell/>
          <table:table-cell table:formula="of:=IF([.C224]=0;[.D224];[.C224])" office:value-type="string" office:string-value="CBS" calcext:value-type="string">
            <text:p>CBS</text:p>
          </table:table-cell>
          <table:table-cell/>
          <table:table-cell table:formula="of:=CONCATENATE([$przecinki.$A$2];[.B224];[$przecinki.$A$2];[$przecinki.$B$2];[$przecinki.$C$2];[$przecinki.$A$2];[.F224];[$przecinki.$A$2];[$przecinki.$D$2])" office:value-type="string" office:string-value="&quot;mf&quot;: &quot;CBS&quot;," calcext:value-type="string">
            <text:p>"mf": "CBS",</text:p>
          </table:table-cell>
        </table:table-row>
        <table:table-row table:style-name="ro1">
          <table:table-cell/>
          <table:table-cell table:formula="of:=[$tu_edytuj.G226]" office:value-type="string" office:string-value="mg" calcext:value-type="string">
            <text:p>mg</text:p>
          </table:table-cell>
          <table:table-cell table:formula="of:=[$tu_edytuj.H226]" office:value-type="string" office:string-value="CSG" calcext:value-type="string">
            <text:p>CSG</text:p>
          </table:table-cell>
          <table:table-cell table:formula="of:=[$tu_edytuj.I226]" office:value-type="float" office:value="0" calcext:value-type="float">
            <text:p>0</text:p>
          </table:table-cell>
          <table:table-cell/>
          <table:table-cell table:formula="of:=IF([.C225]=0;[.D225];[.C225])" office:value-type="string" office:string-value="CSG" calcext:value-type="string">
            <text:p>CSG</text:p>
          </table:table-cell>
          <table:table-cell/>
          <table:table-cell table:formula="of:=CONCATENATE([$przecinki.$A$2];[.B225];[$przecinki.$A$2];[$przecinki.$B$2];[$przecinki.$C$2];[$przecinki.$A$2];[.F225];[$przecinki.$A$2];[$przecinki.$D$2])" office:value-type="string" office:string-value="&quot;mg&quot;: &quot;CSG&quot;," calcext:value-type="string">
            <text:p>"mg": "CSG",</text:p>
          </table:table-cell>
        </table:table-row>
        <table:table-row table:style-name="ro1">
          <table:table-cell/>
          <table:table-cell table:formula="of:=[$tu_edytuj.G227]" office:value-type="string" office:string-value="ml" calcext:value-type="string">
            <text:p>ml</text:p>
          </table:table-cell>
          <table:table-cell table:formula="of:=[$tu_edytuj.H227]" office:value-type="string" office:string-value="CLS" calcext:value-type="string">
            <text:p>CLS</text:p>
          </table:table-cell>
          <table:table-cell table:formula="of:=[$tu_edytuj.I227]" office:value-type="float" office:value="0" calcext:value-type="float">
            <text:p>0</text:p>
          </table:table-cell>
          <table:table-cell/>
          <table:table-cell table:formula="of:=IF([.C226]=0;[.D226];[.C226])" office:value-type="string" office:string-value="CLS" calcext:value-type="string">
            <text:p>CLS</text:p>
          </table:table-cell>
          <table:table-cell/>
          <table:table-cell table:formula="of:=CONCATENATE([$przecinki.$A$2];[.B226];[$przecinki.$A$2];[$przecinki.$B$2];[$przecinki.$C$2];[$przecinki.$A$2];[.F226];[$przecinki.$A$2];[$przecinki.$D$2])" office:value-type="string" office:string-value="&quot;ml&quot;: &quot;CLS&quot;," calcext:value-type="string">
            <text:p>"ml": "CLS",</text:p>
          </table:table-cell>
        </table:table-row>
        <table:table-row table:style-name="ro1">
          <table:table-cell/>
          <table:table-cell table:formula="of:=[$tu_edytuj.G228]" office:value-type="string" office:string-value="mm" calcext:value-type="string">
            <text:p>mm</text:p>
          </table:table-cell>
          <table:table-cell table:formula="of:=[$tu_edytuj.H228]" office:value-type="string" office:string-value="CS" calcext:value-type="string">
            <text:p>CS</text:p>
          </table:table-cell>
          <table:table-cell table:formula="of:=[$tu_edytuj.I228]" office:value-type="float" office:value="0" calcext:value-type="float">
            <text:p>0</text:p>
          </table:table-cell>
          <table:table-cell/>
          <table:table-cell table:formula="of:=IF([.C227]=0;[.D227];[.C227])" office:value-type="string" office:string-value="CS" calcext:value-type="string">
            <text:p>CS</text:p>
          </table:table-cell>
          <table:table-cell/>
          <table:table-cell table:formula="of:=CONCATENATE([$przecinki.$A$2];[.B227];[$przecinki.$A$2];[$przecinki.$B$2];[$przecinki.$C$2];[$przecinki.$A$2];[.F227];[$przecinki.$A$2];[$przecinki.$D$2])" office:value-type="string" office:string-value="&quot;mm&quot;: &quot;CS&quot;," calcext:value-type="string">
            <text:p>"mm": "CS",</text:p>
          </table:table-cell>
        </table:table-row>
        <table:table-row table:style-name="ro1">
          <table:table-cell/>
          <table:table-cell table:formula="of:=[$tu_edytuj.G229]" office:value-type="string" office:string-value="mn" calcext:value-type="string">
            <text:p>mn</text:p>
          </table:table-cell>
          <table:table-cell table:formula="of:=[$tu_edytuj.H229]" office:value-type="string" office:string-value="CLS" calcext:value-type="string">
            <text:p>CLS</text:p>
          </table:table-cell>
          <table:table-cell table:formula="of:=[$tu_edytuj.I229]" office:value-type="float" office:value="0" calcext:value-type="float">
            <text:p>0</text:p>
          </table:table-cell>
          <table:table-cell/>
          <table:table-cell table:formula="of:=IF([.C228]=0;[.D228];[.C228])" office:value-type="string" office:string-value="CLS" calcext:value-type="string">
            <text:p>CLS</text:p>
          </table:table-cell>
          <table:table-cell/>
          <table:table-cell table:formula="of:=CONCATENATE([$przecinki.$A$2];[.B228];[$przecinki.$A$2];[$przecinki.$B$2];[$przecinki.$C$2];[$przecinki.$A$2];[.F228];[$przecinki.$A$2];[$przecinki.$D$2])" office:value-type="string" office:string-value="&quot;mn&quot;: &quot;CLS&quot;," calcext:value-type="string">
            <text:p>"mn": "CLS",</text:p>
          </table:table-cell>
        </table:table-row>
        <table:table-row table:style-name="ro1">
          <table:table-cell/>
          <table:table-cell table:formula="of:=[$tu_edytuj.G230]" office:value-type="string" office:string-value="mp" calcext:value-type="string">
            <text:p>mp</text:p>
          </table:table-cell>
          <table:table-cell table:formula="of:=[$tu_edytuj.H230]" office:value-type="string" office:string-value="CBS" calcext:value-type="string">
            <text:p>CBS</text:p>
          </table:table-cell>
          <table:table-cell table:formula="of:=[$tu_edytuj.I230]" office:value-type="float" office:value="0" calcext:value-type="float">
            <text:p>0</text:p>
          </table:table-cell>
          <table:table-cell/>
          <table:table-cell table:formula="of:=IF([.C229]=0;[.D229];[.C229])" office:value-type="string" office:string-value="CBS" calcext:value-type="string">
            <text:p>CBS</text:p>
          </table:table-cell>
          <table:table-cell/>
          <table:table-cell table:formula="of:=CONCATENATE([$przecinki.$A$2];[.B229];[$przecinki.$A$2];[$przecinki.$B$2];[$przecinki.$C$2];[$przecinki.$A$2];[.F229];[$przecinki.$A$2];[$przecinki.$D$2])" office:value-type="string" office:string-value="&quot;mp&quot;: &quot;CBS&quot;," calcext:value-type="string">
            <text:p>"mp": "CBS",</text:p>
          </table:table-cell>
        </table:table-row>
        <table:table-row table:style-name="ro1">
          <table:table-cell/>
          <table:table-cell table:formula="of:=[$tu_edytuj.G231]" office:value-type="string" office:string-value="mpf" calcext:value-type="string">
            <text:p>mpf</text:p>
          </table:table-cell>
          <table:table-cell table:formula="of:=[$tu_edytuj.H231]" office:value-type="string" office:string-value="CSBW" calcext:value-type="string">
            <text:p>CSBW</text:p>
          </table:table-cell>
          <table:table-cell table:formula="of:=[$tu_edytuj.I231]" office:value-type="float" office:value="0" calcext:value-type="float">
            <text:p>0</text:p>
          </table:table-cell>
          <table:table-cell/>
          <table:table-cell table:formula="of:=IF([.C230]=0;[.D230];[.C230])" office:value-type="string" office:string-value="CSBW" calcext:value-type="string">
            <text:p>CSBW</text:p>
          </table:table-cell>
          <table:table-cell/>
          <table:table-cell table:formula="of:=CONCATENATE([$przecinki.$A$2];[.B230];[$przecinki.$A$2];[$przecinki.$B$2];[$przecinki.$C$2];[$przecinki.$A$2];[.F230];[$przecinki.$A$2];[$przecinki.$D$2])" office:value-type="string" office:string-value="&quot;mpf&quot;: &quot;CSBW&quot;," calcext:value-type="string">
            <text:p>"mpf": "CSBW",</text:p>
          </table:table-cell>
        </table:table-row>
        <table:table-row table:style-name="ro1">
          <table:table-cell/>
          <table:table-cell table:formula="of:=[$tu_edytuj.G232]" office:value-type="string" office:string-value="mpt" calcext:value-type="string">
            <text:p>mpt</text:p>
          </table:table-cell>
          <table:table-cell table:formula="of:=[$tu_edytuj.H232]" office:value-type="string" office:string-value="CST" calcext:value-type="string">
            <text:p>CST</text:p>
          </table:table-cell>
          <table:table-cell table:formula="of:=[$tu_edytuj.I232]" office:value-type="float" office:value="0" calcext:value-type="float">
            <text:p>0</text:p>
          </table:table-cell>
          <table:table-cell/>
          <table:table-cell table:formula="of:=IF([.C231]=0;[.D231];[.C231])" office:value-type="string" office:string-value="CST" calcext:value-type="string">
            <text:p>CST</text:p>
          </table:table-cell>
          <table:table-cell/>
          <table:table-cell table:formula="of:=CONCATENATE([$przecinki.$A$2];[.B231];[$przecinki.$A$2];[$przecinki.$B$2];[$przecinki.$C$2];[$przecinki.$A$2];[.F231];[$przecinki.$A$2];[$przecinki.$D$2])" office:value-type="string" office:string-value="&quot;mpt&quot;: &quot;CST&quot;," calcext:value-type="string">
            <text:p>"mpt": "CST",</text:p>
          </table:table-cell>
        </table:table-row>
        <table:table-row table:style-name="ro1">
          <table:table-cell/>
          <table:table-cell table:formula="of:=[$tu_edytuj.G233]" office:value-type="string" office:string-value="mr" calcext:value-type="string">
            <text:p>mr</text:p>
          </table:table-cell>
          <table:table-cell table:formula="of:=[$tu_edytuj.H233]" office:value-type="string" office:string-value="CRS" calcext:value-type="string">
            <text:p>CRS</text:p>
          </table:table-cell>
          <table:table-cell table:formula="of:=[$tu_edytuj.I233]" office:value-type="float" office:value="0" calcext:value-type="float">
            <text:p>0</text:p>
          </table:table-cell>
          <table:table-cell/>
          <table:table-cell table:formula="of:=IF([.C232]=0;[.D232];[.C232])" office:value-type="string" office:string-value="CRS" calcext:value-type="string">
            <text:p>CRS</text:p>
          </table:table-cell>
          <table:table-cell/>
          <table:table-cell table:formula="of:=CONCATENATE([$przecinki.$A$2];[.B232];[$przecinki.$A$2];[$przecinki.$B$2];[$przecinki.$C$2];[$przecinki.$A$2];[.F232];[$przecinki.$A$2];[$przecinki.$D$2])" office:value-type="string" office:string-value="&quot;mr&quot;: &quot;CRS&quot;," calcext:value-type="string">
            <text:p>"mr": "CRS",</text:p>
          </table:table-cell>
        </table:table-row>
        <table:table-row table:style-name="ro1">
          <table:table-cell/>
          <table:table-cell table:formula="of:=[$tu_edytuj.G234]" office:value-type="string" office:string-value="mrz" calcext:value-type="string">
            <text:p>mrz</text:p>
          </table:table-cell>
          <table:table-cell table:formula="of:=[$tu_edytuj.H234]" office:value-type="string" office:string-value="CSG" calcext:value-type="string">
            <text:p>CSG</text:p>
          </table:table-cell>
          <table:table-cell table:formula="of:=[$tu_edytuj.I234]" office:value-type="float" office:value="0" calcext:value-type="float">
            <text:p>0</text:p>
          </table:table-cell>
          <table:table-cell/>
          <table:table-cell table:formula="of:=IF([.C233]=0;[.D233];[.C233])" office:value-type="string" office:string-value="CSG" calcext:value-type="string">
            <text:p>CSG</text:p>
          </table:table-cell>
          <table:table-cell/>
          <table:table-cell table:formula="of:=CONCATENATE([$przecinki.$A$2];[.B233];[$przecinki.$A$2];[$przecinki.$B$2];[$przecinki.$C$2];[$przecinki.$A$2];[.F233];[$przecinki.$A$2];[$przecinki.$D$2])" office:value-type="string" office:string-value="&quot;mrz&quot;: &quot;CSG&quot;," calcext:value-type="string">
            <text:p>"mrz": "CSG",</text:p>
          </table:table-cell>
        </table:table-row>
        <table:table-row table:style-name="ro1">
          <table:table-cell/>
          <table:table-cell table:formula="of:=[$tu_edytuj.G235]" office:value-type="string" office:string-value="ms" calcext:value-type="string">
            <text:p>ms</text:p>
          </table:table-cell>
          <table:table-cell table:formula="of:=[$tu_edytuj.H235]" office:value-type="string" office:string-value="CLS" calcext:value-type="string">
            <text:p>CLS</text:p>
          </table:table-cell>
          <table:table-cell table:formula="of:=[$tu_edytuj.I235]" office:value-type="float" office:value="0" calcext:value-type="float">
            <text:p>0</text:p>
          </table:table-cell>
          <table:table-cell/>
          <table:table-cell table:formula="of:=IF([.C234]=0;[.D234];[.C234])" office:value-type="string" office:string-value="CLS" calcext:value-type="string">
            <text:p>CLS</text:p>
          </table:table-cell>
          <table:table-cell/>
          <table:table-cell table:formula="of:=CONCATENATE([$przecinki.$A$2];[.B234];[$przecinki.$A$2];[$przecinki.$B$2];[$przecinki.$C$2];[$przecinki.$A$2];[.F234];[$przecinki.$A$2];[$przecinki.$D$2])" office:value-type="string" office:string-value="&quot;ms&quot;: &quot;CLS&quot;," calcext:value-type="string">
            <text:p>"ms": "CLS",</text:p>
          </table:table-cell>
        </table:table-row>
        <table:table-row table:style-name="ro1">
          <table:table-cell/>
          <table:table-cell table:formula="of:=[$tu_edytuj.G236]" office:value-type="string" office:string-value="mst" calcext:value-type="string">
            <text:p>mst</text:p>
          </table:table-cell>
          <table:table-cell table:formula="of:=[$tu_edytuj.H236]" office:value-type="string" office:string-value="CST" calcext:value-type="string">
            <text:p>CST</text:p>
          </table:table-cell>
          <table:table-cell table:formula="of:=[$tu_edytuj.I236]" office:value-type="float" office:value="0" calcext:value-type="float">
            <text:p>0</text:p>
          </table:table-cell>
          <table:table-cell/>
          <table:table-cell table:formula="of:=IF([.C235]=0;[.D235];[.C235])" office:value-type="string" office:string-value="CST" calcext:value-type="string">
            <text:p>CST</text:p>
          </table:table-cell>
          <table:table-cell/>
          <table:table-cell table:formula="of:=CONCATENATE([$przecinki.$A$2];[.B235];[$przecinki.$A$2];[$przecinki.$B$2];[$przecinki.$C$2];[$przecinki.$A$2];[.F235];[$przecinki.$A$2];[$przecinki.$D$2])" office:value-type="string" office:string-value="&quot;mst&quot;: &quot;CST&quot;," calcext:value-type="string">
            <text:p>"mst": "CST",</text:p>
          </table:table-cell>
        </table:table-row>
        <table:table-row table:style-name="ro1">
          <table:table-cell/>
          <table:table-cell table:formula="of:=[$tu_edytuj.G237]" office:value-type="string" office:string-value="mstw" calcext:value-type="string">
            <text:p>mstw</text:p>
          </table:table-cell>
          <table:table-cell table:formula="of:=[$tu_edytuj.H237]" office:value-type="string" office:string-value="CSTW" calcext:value-type="string">
            <text:p>CSTW</text:p>
          </table:table-cell>
          <table:table-cell table:formula="of:=[$tu_edytuj.I237]" office:value-type="float" office:value="0" calcext:value-type="float">
            <text:p>0</text:p>
          </table:table-cell>
          <table:table-cell/>
          <table:table-cell table:formula="of:=IF([.C236]=0;[.D236];[.C236])" office:value-type="string" office:string-value="CSTW" calcext:value-type="string">
            <text:p>CSTW</text:p>
          </table:table-cell>
          <table:table-cell/>
          <table:table-cell table:formula="of:=CONCATENATE([$przecinki.$A$2];[.B236];[$przecinki.$A$2];[$przecinki.$B$2];[$przecinki.$C$2];[$przecinki.$A$2];[.F236];[$przecinki.$A$2];[$przecinki.$D$2])" office:value-type="string" office:string-value="&quot;mstw&quot;: &quot;CSTW&quot;," calcext:value-type="string">
            <text:p>"mstw": "CSTW",</text:p>
          </table:table-cell>
        </table:table-row>
        <table:table-row table:style-name="ro1">
          <table:table-cell/>
          <table:table-cell table:formula="of:=[$tu_edytuj.G238]" office:value-type="string" office:string-value="msz" calcext:value-type="string">
            <text:p>msz</text:p>
          </table:table-cell>
          <table:table-cell table:formula="of:=[$tu_edytuj.H238]" office:value-type="string" office:string-value="CSG" calcext:value-type="string">
            <text:p>CSG</text:p>
          </table:table-cell>
          <table:table-cell table:formula="of:=[$tu_edytuj.I238]" office:value-type="float" office:value="0" calcext:value-type="float">
            <text:p>0</text:p>
          </table:table-cell>
          <table:table-cell/>
          <table:table-cell table:formula="of:=IF([.C237]=0;[.D237];[.C237])" office:value-type="string" office:string-value="CSG" calcext:value-type="string">
            <text:p>CSG</text:p>
          </table:table-cell>
          <table:table-cell/>
          <table:table-cell table:formula="of:=CONCATENATE([$przecinki.$A$2];[.B237];[$przecinki.$A$2];[$przecinki.$B$2];[$przecinki.$C$2];[$przecinki.$A$2];[.F237];[$przecinki.$A$2];[$przecinki.$D$2])" office:value-type="string" office:string-value="&quot;msz&quot;: &quot;CSG&quot;," calcext:value-type="string">
            <text:p>"msz": "CSG",</text:p>
          </table:table-cell>
        </table:table-row>
        <table:table-row table:style-name="ro1">
          <table:table-cell/>
          <table:table-cell table:formula="of:=[$tu_edytuj.G239]" office:value-type="string" office:string-value="mś" calcext:value-type="string">
            <text:p>mś</text:p>
          </table:table-cell>
          <table:table-cell table:formula="of:=[$tu_edytuj.H239]" office:value-type="string" office:string-value="CSO" calcext:value-type="string">
            <text:p>CSO</text:p>
          </table:table-cell>
          <table:table-cell table:formula="of:=[$tu_edytuj.I239]" office:value-type="float" office:value="0" calcext:value-type="float">
            <text:p>0</text:p>
          </table:table-cell>
          <table:table-cell/>
          <table:table-cell table:formula="of:=IF([.C238]=0;[.D238];[.C238])" office:value-type="string" office:string-value="CSO" calcext:value-type="string">
            <text:p>CSO</text:p>
          </table:table-cell>
          <table:table-cell/>
          <table:table-cell table:formula="of:=CONCATENATE([$przecinki.$A$2];[.B238];[$przecinki.$A$2];[$przecinki.$B$2];[$przecinki.$C$2];[$przecinki.$A$2];[.F238];[$przecinki.$A$2];[$przecinki.$D$2])" office:value-type="string" office:string-value="&quot;mś&quot;: &quot;CSO&quot;," calcext:value-type="string">
            <text:p>"mś": "CSO",</text:p>
          </table:table-cell>
        </table:table-row>
        <table:table-row table:style-name="ro1">
          <table:table-cell/>
          <table:table-cell table:formula="of:=[$tu_edytuj.G240]" office:value-type="string" office:string-value="msi" calcext:value-type="string">
            <text:p>msi</text:p>
          </table:table-cell>
          <table:table-cell table:formula="of:=[$tu_edytuj.H240]" office:value-type="string" office:string-value="CSW" calcext:value-type="string">
            <text:p>CSW</text:p>
          </table:table-cell>
          <table:table-cell table:formula="of:=[$tu_edytuj.I240]" office:value-type="float" office:value="0" calcext:value-type="float">
            <text:p>0</text:p>
          </table:table-cell>
          <table:table-cell/>
          <table:table-cell table:formula="of:=IF([.C239]=0;[.D239];[.C239])" office:value-type="string" office:string-value="CSW" calcext:value-type="string">
            <text:p>CSW</text:p>
          </table:table-cell>
          <table:table-cell/>
          <table:table-cell table:formula="of:=CONCATENATE([$przecinki.$A$2];[.B239];[$przecinki.$A$2];[$przecinki.$B$2];[$przecinki.$C$2];[$przecinki.$A$2];[.F239];[$przecinki.$A$2];[$przecinki.$D$2])" office:value-type="string" office:string-value="&quot;msi&quot;: &quot;CSW&quot;," calcext:value-type="string">
            <text:p>"msi": "CSW",</text:p>
          </table:table-cell>
        </table:table-row>
        <table:table-row table:style-name="ro1">
          <table:table-cell/>
          <table:table-cell table:formula="of:=[$tu_edytuj.G241]" office:value-type="string" office:string-value="mż" calcext:value-type="string">
            <text:p>mż</text:p>
          </table:table-cell>
          <table:table-cell table:formula="of:=[$tu_edytuj.H241]" office:value-type="string" office:string-value="CSGW" calcext:value-type="string">
            <text:p>CSGW</text:p>
          </table:table-cell>
          <table:table-cell table:formula="of:=[$tu_edytuj.I241]" office:value-type="float" office:value="0" calcext:value-type="float">
            <text:p>0</text:p>
          </table:table-cell>
          <table:table-cell/>
          <table:table-cell table:formula="of:=IF([.C240]=0;[.D240];[.C240])" office:value-type="string" office:string-value="CSGW" calcext:value-type="string">
            <text:p>CSGW</text:p>
          </table:table-cell>
          <table:table-cell/>
          <table:table-cell table:formula="of:=CONCATENATE([$przecinki.$A$2];[.B240];[$przecinki.$A$2];[$przecinki.$B$2];[$przecinki.$C$2];[$przecinki.$A$2];[.F240];[$przecinki.$A$2];[$przecinki.$D$2])" office:value-type="string" office:string-value="&quot;mż&quot;: &quot;CSGW&quot;," calcext:value-type="string">
            <text:p>"mż": "CSGW",</text:p>
          </table:table-cell>
        </table:table-row>
        <table:table-row table:style-name="ro1">
          <table:table-cell/>
          <table:table-cell table:formula="of:=[$tu_edytuj.G242]" office:value-type="string" office:string-value="n" calcext:value-type="string">
            <text:p>n</text:p>
          </table:table-cell>
          <table:table-cell table:formula="of:=[$tu_edytuj.H242]" office:value-type="string" office:string-value="CL" calcext:value-type="string">
            <text:p>CL</text:p>
          </table:table-cell>
          <table:table-cell table:formula="of:=[$tu_edytuj.I242]" office:value-type="float" office:value="0" calcext:value-type="float">
            <text:p>0</text:p>
          </table:table-cell>
          <table:table-cell/>
          <table:table-cell table:formula="of:=IF([.C241]=0;[.D241];[.C241])" office:value-type="string" office:string-value="CL" calcext:value-type="string">
            <text:p>CL</text:p>
          </table:table-cell>
          <table:table-cell/>
          <table:table-cell table:formula="of:=CONCATENATE([$przecinki.$A$2];[.B241];[$przecinki.$A$2];[$przecinki.$B$2];[$przecinki.$C$2];[$przecinki.$A$2];[.F241];[$przecinki.$A$2];[$przecinki.$D$2])" office:value-type="string" office:string-value="&quot;n&quot;: &quot;CL&quot;," calcext:value-type="string">
            <text:p>"n": "CL",</text:p>
          </table:table-cell>
        </table:table-row>
        <table:table-row table:style-name="ro1">
          <table:table-cell/>
          <table:table-cell table:formula="of:=[$tu_edytuj.G243]" office:value-type="string" office:string-value="nc" calcext:value-type="string">
            <text:p>nc</text:p>
          </table:table-cell>
          <table:table-cell table:formula="of:=[$tu_edytuj.H243]" office:value-type="string" office:string-value="CLS" calcext:value-type="string">
            <text:p>CLS</text:p>
          </table:table-cell>
          <table:table-cell table:formula="of:=[$tu_edytuj.I243]" office:value-type="float" office:value="0" calcext:value-type="float">
            <text:p>0</text:p>
          </table:table-cell>
          <table:table-cell/>
          <table:table-cell table:formula="of:=IF([.C242]=0;[.D242];[.C242])" office:value-type="string" office:string-value="CLS" calcext:value-type="string">
            <text:p>CLS</text:p>
          </table:table-cell>
          <table:table-cell/>
          <table:table-cell table:formula="of:=CONCATENATE([$przecinki.$A$2];[.B242];[$przecinki.$A$2];[$przecinki.$B$2];[$przecinki.$C$2];[$przecinki.$A$2];[.F242];[$przecinki.$A$2];[$przecinki.$D$2])" office:value-type="string" office:string-value="&quot;nc&quot;: &quot;CLS&quot;," calcext:value-type="string">
            <text:p>"nc": "CLS",</text:p>
          </table:table-cell>
        </table:table-row>
        <table:table-row table:style-name="ro1">
          <table:table-cell/>
          <table:table-cell table:formula="of:=[$tu_edytuj.G244]" office:value-type="string" office:string-value="nch" calcext:value-type="string">
            <text:p>nch</text:p>
          </table:table-cell>
          <table:table-cell table:formula="of:=[$tu_edytuj.H244]" office:value-type="string" office:string-value="CLB" calcext:value-type="string">
            <text:p>CLB</text:p>
          </table:table-cell>
          <table:table-cell table:formula="of:=[$tu_edytuj.I244]" office:value-type="float" office:value="0" calcext:value-type="float">
            <text:p>0</text:p>
          </table:table-cell>
          <table:table-cell/>
          <table:table-cell table:formula="of:=IF([.C243]=0;[.D243];[.C243])" office:value-type="string" office:string-value="CLB" calcext:value-type="string">
            <text:p>CLB</text:p>
          </table:table-cell>
          <table:table-cell/>
          <table:table-cell table:formula="of:=CONCATENATE([$przecinki.$A$2];[.B243];[$przecinki.$A$2];[$przecinki.$B$2];[$przecinki.$C$2];[$przecinki.$A$2];[.F243];[$przecinki.$A$2];[$przecinki.$D$2])" office:value-type="string" office:string-value="&quot;nch&quot;: &quot;CLB&quot;," calcext:value-type="string">
            <text:p>"nch": "CLB",</text:p>
          </table:table-cell>
        </table:table-row>
        <table:table-row table:style-name="ro1">
          <table:table-cell/>
          <table:table-cell table:formula="of:=[$tu_edytuj.G245]" office:value-type="string" office:string-value="nctw" calcext:value-type="string">
            <text:p>nctw</text:p>
          </table:table-cell>
          <table:table-cell table:formula="of:=[$tu_edytuj.H245]" office:value-type="string" office:string-value="CLSTW" calcext:value-type="string">
            <text:p>CLSTW</text:p>
          </table:table-cell>
          <table:table-cell table:formula="of:=[$tu_edytuj.I245]" office:value-type="float" office:value="0" calcext:value-type="float">
            <text:p>0</text:p>
          </table:table-cell>
          <table:table-cell/>
          <table:table-cell table:formula="of:=IF([.C244]=0;[.D244];[.C244])" office:value-type="string" office:string-value="CLSTW" calcext:value-type="string">
            <text:p>CLSTW</text:p>
          </table:table-cell>
          <table:table-cell/>
          <table:table-cell table:formula="of:=CONCATENATE([$przecinki.$A$2];[.B244];[$przecinki.$A$2];[$przecinki.$B$2];[$przecinki.$C$2];[$przecinki.$A$2];[.F244];[$przecinki.$A$2];[$przecinki.$D$2])" office:value-type="string" office:string-value="&quot;nctw&quot;: &quot;CLSTW&quot;," calcext:value-type="string">
            <text:p>"nctw": "CLSTW",</text:p>
          </table:table-cell>
        </table:table-row>
        <table:table-row table:style-name="ro1">
          <table:table-cell/>
          <table:table-cell table:formula="of:=[$tu_edytuj.G246]" office:value-type="string" office:string-value="ncz" calcext:value-type="string">
            <text:p>ncz</text:p>
          </table:table-cell>
          <table:table-cell table:formula="of:=[$tu_edytuj.H246]" office:value-type="string" office:string-value="CLGW" calcext:value-type="string">
            <text:p>CLGW</text:p>
          </table:table-cell>
          <table:table-cell table:formula="of:=[$tu_edytuj.I246]" office:value-type="float" office:value="0" calcext:value-type="float">
            <text:p>0</text:p>
          </table:table-cell>
          <table:table-cell/>
          <table:table-cell table:formula="of:=IF([.C245]=0;[.D245];[.C245])" office:value-type="string" office:string-value="CLGW" calcext:value-type="string">
            <text:p>CLGW</text:p>
          </table:table-cell>
          <table:table-cell/>
          <table:table-cell table:formula="of:=CONCATENATE([$przecinki.$A$2];[.B245];[$przecinki.$A$2];[$przecinki.$B$2];[$przecinki.$C$2];[$przecinki.$A$2];[.F245];[$przecinki.$A$2];[$przecinki.$D$2])" office:value-type="string" office:string-value="&quot;ncz&quot;: &quot;CLGW&quot;," calcext:value-type="string">
            <text:p>"ncz": "CLGW",</text:p>
          </table:table-cell>
        </table:table-row>
        <table:table-row table:style-name="ro1">
          <table:table-cell/>
          <table:table-cell table:formula="of:=[$tu_edytuj.G247]" office:value-type="string" office:string-value="nd" calcext:value-type="string">
            <text:p>nd</text:p>
          </table:table-cell>
          <table:table-cell table:formula="of:=[$tu_edytuj.H247]" office:value-type="string" office:string-value="CLT" calcext:value-type="string">
            <text:p>CLT</text:p>
          </table:table-cell>
          <table:table-cell table:formula="of:=[$tu_edytuj.I247]" office:value-type="float" office:value="0" calcext:value-type="float">
            <text:p>0</text:p>
          </table:table-cell>
          <table:table-cell/>
          <table:table-cell table:formula="of:=IF([.C246]=0;[.D246];[.C246])" office:value-type="string" office:string-value="CLT" calcext:value-type="string">
            <text:p>CLT</text:p>
          </table:table-cell>
          <table:table-cell/>
          <table:table-cell table:formula="of:=CONCATENATE([$przecinki.$A$2];[.B246];[$przecinki.$A$2];[$przecinki.$B$2];[$przecinki.$C$2];[$przecinki.$A$2];[.F246];[$przecinki.$A$2];[$przecinki.$D$2])" office:value-type="string" office:string-value="&quot;nd&quot;: &quot;CLT&quot;," calcext:value-type="string">
            <text:p>"nd": "CLT",</text:p>
          </table:table-cell>
        </table:table-row>
        <table:table-row table:style-name="ro1">
          <table:table-cell/>
          <table:table-cell table:formula="of:=[$tu_edytuj.G248]" office:value-type="string" office:string-value="ndr" calcext:value-type="string">
            <text:p>ndr</text:p>
          </table:table-cell>
          <table:table-cell table:formula="of:=[$tu_edytuj.H248]" office:value-type="string" office:string-value="CRLT" calcext:value-type="string">
            <text:p>CRLT</text:p>
          </table:table-cell>
          <table:table-cell table:formula="of:=[$tu_edytuj.I248]" office:value-type="float" office:value="0" calcext:value-type="float">
            <text:p>0</text:p>
          </table:table-cell>
          <table:table-cell/>
          <table:table-cell table:formula="of:=IF([.C247]=0;[.D247];[.C247])" office:value-type="string" office:string-value="CRLT" calcext:value-type="string">
            <text:p>CRLT</text:p>
          </table:table-cell>
          <table:table-cell/>
          <table:table-cell table:formula="of:=CONCATENATE([$przecinki.$A$2];[.B247];[$przecinki.$A$2];[$przecinki.$B$2];[$przecinki.$C$2];[$przecinki.$A$2];[.F247];[$przecinki.$A$2];[$przecinki.$D$2])" office:value-type="string" office:string-value="&quot;ndr&quot;: &quot;CRLT&quot;," calcext:value-type="string">
            <text:p>"ndr": "CRLT",</text:p>
          </table:table-cell>
        </table:table-row>
        <table:table-row table:style-name="ro1">
          <table:table-cell/>
          <table:table-cell table:formula="of:=[$tu_edytuj.G249]" office:value-type="string" office:string-value="ndrz" calcext:value-type="string">
            <text:p>ndrz</text:p>
          </table:table-cell>
          <table:table-cell table:formula="of:=[$tu_edytuj.H249]" office:value-type="string" office:string-value="CLSGT" calcext:value-type="string">
            <text:p>CLSGT</text:p>
          </table:table-cell>
          <table:table-cell table:formula="of:=[$tu_edytuj.I249]" office:value-type="float" office:value="0" calcext:value-type="float">
            <text:p>0</text:p>
          </table:table-cell>
          <table:table-cell/>
          <table:table-cell table:formula="of:=IF([.C248]=0;[.D248];[.C248])" office:value-type="string" office:string-value="CLSGT" calcext:value-type="string">
            <text:p>CLSGT</text:p>
          </table:table-cell>
          <table:table-cell/>
          <table:table-cell table:formula="of:=CONCATENATE([$przecinki.$A$2];[.B248];[$przecinki.$A$2];[$przecinki.$B$2];[$przecinki.$C$2];[$przecinki.$A$2];[.F248];[$przecinki.$A$2];[$przecinki.$D$2])" office:value-type="string" office:string-value="&quot;ndrz&quot;: &quot;CLSGT&quot;," calcext:value-type="string">
            <text:p>"ndrz": "CLSGT",</text:p>
          </table:table-cell>
        </table:table-row>
        <table:table-row table:style-name="ro1">
          <table:table-cell/>
          <table:table-cell table:formula="of:=[$tu_edytuj.G250]" office:value-type="string" office:string-value="nds" calcext:value-type="string">
            <text:p>nds</text:p>
          </table:table-cell>
          <table:table-cell table:formula="of:=[$tu_edytuj.H250]" office:value-type="string" office:string-value="CLST" calcext:value-type="string">
            <text:p>CLST</text:p>
          </table:table-cell>
          <table:table-cell table:formula="of:=[$tu_edytuj.I250]" office:value-type="float" office:value="0" calcext:value-type="float">
            <text:p>0</text:p>
          </table:table-cell>
          <table:table-cell/>
          <table:table-cell table:formula="of:=IF([.C249]=0;[.D249];[.C249])" office:value-type="string" office:string-value="CLST" calcext:value-type="string">
            <text:p>CLST</text:p>
          </table:table-cell>
          <table:table-cell/>
          <table:table-cell table:formula="of:=CONCATENATE([$przecinki.$A$2];[.B249];[$przecinki.$A$2];[$przecinki.$B$2];[$przecinki.$C$2];[$przecinki.$A$2];[.F249];[$przecinki.$A$2];[$przecinki.$D$2])" office:value-type="string" office:string-value="&quot;nds&quot;: &quot;CLST&quot;," calcext:value-type="string">
            <text:p>"nds": "CLST",</text:p>
          </table:table-cell>
        </table:table-row>
        <table:table-row table:style-name="ro1">
          <table:table-cell/>
          <table:table-cell table:formula="of:=[$tu_edytuj.G251]" office:value-type="string" office:string-value="ndz" calcext:value-type="string">
            <text:p>ndz</text:p>
          </table:table-cell>
          <table:table-cell table:formula="of:=[$tu_edytuj.H251]" office:value-type="string" office:string-value="CLST" calcext:value-type="string">
            <text:p>CLST</text:p>
          </table:table-cell>
          <table:table-cell table:formula="of:=[$tu_edytuj.I251]" office:value-type="float" office:value="0" calcext:value-type="float">
            <text:p>0</text:p>
          </table:table-cell>
          <table:table-cell/>
          <table:table-cell table:formula="of:=IF([.C250]=0;[.D250];[.C250])" office:value-type="string" office:string-value="CLST" calcext:value-type="string">
            <text:p>CLST</text:p>
          </table:table-cell>
          <table:table-cell/>
          <table:table-cell table:formula="of:=CONCATENATE([$przecinki.$A$2];[.B250];[$przecinki.$A$2];[$przecinki.$B$2];[$przecinki.$C$2];[$przecinki.$A$2];[.F250];[$przecinki.$A$2];[$przecinki.$D$2])" office:value-type="string" office:string-value="&quot;ndz&quot;: &quot;CLST&quot;," calcext:value-type="string">
            <text:p>"ndz": "CLST",</text:p>
          </table:table-cell>
        </table:table-row>
        <table:table-row table:style-name="ro1">
          <table:table-cell/>
          <table:table-cell table:formula="of:=[$tu_edytuj.G252]" office:value-type="string" office:string-value="ndzl" calcext:value-type="string">
            <text:p>ndzl</text:p>
          </table:table-cell>
          <table:table-cell table:formula="of:=[$tu_edytuj.H252]" office:value-type="string" office:string-value="CLST" calcext:value-type="string">
            <text:p>CLST</text:p>
          </table:table-cell>
          <table:table-cell table:formula="of:=[$tu_edytuj.I252]" office:value-type="float" office:value="0" calcext:value-type="float">
            <text:p>0</text:p>
          </table:table-cell>
          <table:table-cell/>
          <table:table-cell table:formula="of:=IF([.C251]=0;[.D251];[.C251])" office:value-type="string" office:string-value="CLST" calcext:value-type="string">
            <text:p>CLST</text:p>
          </table:table-cell>
          <table:table-cell/>
          <table:table-cell table:formula="of:=CONCATENATE([$przecinki.$A$2];[.B251];[$przecinki.$A$2];[$przecinki.$B$2];[$przecinki.$C$2];[$przecinki.$A$2];[.F251];[$przecinki.$A$2];[$przecinki.$D$2])" office:value-type="string" office:string-value="&quot;ndzl&quot;: &quot;CLST&quot;," calcext:value-type="string">
            <text:p>"ndzl": "CLST",</text:p>
          </table:table-cell>
        </table:table-row>
        <table:table-row table:style-name="ro1">
          <table:table-cell/>
          <table:table-cell table:formula="of:=[$tu_edytuj.G253]" office:value-type="string" office:string-value="ndź" calcext:value-type="string">
            <text:p>ndź</text:p>
          </table:table-cell>
          <table:table-cell table:formula="of:=[$tu_edytuj.H253]" office:value-type="string" office:string-value="CLTW" calcext:value-type="string">
            <text:p>CLTW</text:p>
          </table:table-cell>
          <table:table-cell table:formula="of:=[$tu_edytuj.I253]" office:value-type="float" office:value="0" calcext:value-type="float">
            <text:p>0</text:p>
          </table:table-cell>
          <table:table-cell/>
          <table:table-cell table:formula="of:=IF([.C252]=0;[.D252];[.C252])" office:value-type="string" office:string-value="CLTW" calcext:value-type="string">
            <text:p>CLTW</text:p>
          </table:table-cell>
          <table:table-cell/>
          <table:table-cell table:formula="of:=CONCATENATE([$przecinki.$A$2];[.B252];[$przecinki.$A$2];[$przecinki.$B$2];[$przecinki.$C$2];[$przecinki.$A$2];[.F252];[$przecinki.$A$2];[$przecinki.$D$2])" office:value-type="string" office:string-value="&quot;ndź&quot;: &quot;CLTW&quot;," calcext:value-type="string">
            <text:p>"ndź": "CLTW",</text:p>
          </table:table-cell>
        </table:table-row>
        <table:table-row table:style-name="ro1">
          <table:table-cell/>
          <table:table-cell table:formula="of:=[$tu_edytuj.G254]" office:value-type="string" office:string-value="ndż" calcext:value-type="string">
            <text:p>ndż</text:p>
          </table:table-cell>
          <table:table-cell table:formula="of:=[$tu_edytuj.H254]" office:value-type="string" office:string-value="CLGW" calcext:value-type="string">
            <text:p>CLGW</text:p>
          </table:table-cell>
          <table:table-cell table:formula="of:=[$tu_edytuj.I254]" office:value-type="float" office:value="0" calcext:value-type="float">
            <text:p>0</text:p>
          </table:table-cell>
          <table:table-cell/>
          <table:table-cell table:formula="of:=IF([.C253]=0;[.D253];[.C253])" office:value-type="string" office:string-value="CLGW" calcext:value-type="string">
            <text:p>CLGW</text:p>
          </table:table-cell>
          <table:table-cell/>
          <table:table-cell table:formula="of:=CONCATENATE([$przecinki.$A$2];[.B253];[$przecinki.$A$2];[$przecinki.$B$2];[$przecinki.$C$2];[$przecinki.$A$2];[.F253];[$przecinki.$A$2];[$przecinki.$D$2])" office:value-type="string" office:string-value="&quot;ndż&quot;: &quot;CLGW&quot;," calcext:value-type="string">
            <text:p>"ndż": "CLGW",</text:p>
          </table:table-cell>
        </table:table-row>
        <table:table-row table:style-name="ro1">
          <table:table-cell/>
          <table:table-cell table:formula="of:=[$tu_edytuj.G255]" office:value-type="string" office:string-value="nf" calcext:value-type="string">
            <text:p>nf</text:p>
          </table:table-cell>
          <table:table-cell table:formula="of:=[$tu_edytuj.H255]" office:value-type="float" office:value="0" calcext:value-type="float">
            <text:p>0</text:p>
          </table:table-cell>
          <table:table-cell table:formula="of:=[$tu_edytuj.I255]" office:value-type="string" office:string-value="CLW" calcext:value-type="string">
            <text:p>CLW</text:p>
          </table:table-cell>
          <table:table-cell/>
          <table:table-cell table:formula="of:=IF([.C254]=0;[.D254];[.C254])" office:value-type="string" office:string-value="CLW" calcext:value-type="string">
            <text:p>CLW</text:p>
          </table:table-cell>
          <table:table-cell/>
          <table:table-cell table:formula="of:=CONCATENATE([$przecinki.$A$2];[.B254];[$przecinki.$A$2];[$przecinki.$B$2];[$przecinki.$C$2];[$przecinki.$A$2];[.F254];[$przecinki.$A$2];[$przecinki.$D$2])" office:value-type="string" office:string-value="&quot;nf&quot;: &quot;CLW&quot;," calcext:value-type="string">
            <text:p>"nf": "CLW",</text:p>
          </table:table-cell>
        </table:table-row>
        <table:table-row table:style-name="ro1">
          <table:table-cell/>
          <table:table-cell table:formula="of:=[$tu_edytuj.G256]" office:value-type="string" office:string-value="ng" calcext:value-type="string">
            <text:p>ng</text:p>
          </table:table-cell>
          <table:table-cell table:formula="of:=[$tu_edytuj.H256]" office:value-type="string" office:string-value="CLG" calcext:value-type="string">
            <text:p>CLG</text:p>
          </table:table-cell>
          <table:table-cell table:formula="of:=[$tu_edytuj.I256]" office:value-type="float" office:value="0" calcext:value-type="float">
            <text:p>0</text:p>
          </table:table-cell>
          <table:table-cell/>
          <table:table-cell table:formula="of:=IF([.C255]=0;[.D255];[.C255])" office:value-type="string" office:string-value="CLG" calcext:value-type="string">
            <text:p>CLG</text:p>
          </table:table-cell>
          <table:table-cell/>
          <table:table-cell table:formula="of:=CONCATENATE([$przecinki.$A$2];[.B255];[$przecinki.$A$2];[$przecinki.$B$2];[$przecinki.$C$2];[$przecinki.$A$2];[.F255];[$przecinki.$A$2];[$przecinki.$D$2])" office:value-type="string" office:string-value="&quot;ng&quot;: &quot;CLG&quot;," calcext:value-type="string">
            <text:p>"ng": "CLG",</text:p>
          </table:table-cell>
        </table:table-row>
        <table:table-row table:style-name="ro1">
          <table:table-cell/>
          <table:table-cell table:formula="of:=[$tu_edytuj.G257]" office:value-type="string" office:string-value="ngst" calcext:value-type="string">
            <text:p>ngst</text:p>
          </table:table-cell>
          <table:table-cell table:formula="of:=[$tu_edytuj.H257]" office:value-type="string" office:string-value="CLSGT" calcext:value-type="string">
            <text:p>CLSGT</text:p>
          </table:table-cell>
          <table:table-cell table:formula="of:=[$tu_edytuj.I257]" office:value-type="float" office:value="0" calcext:value-type="float">
            <text:p>0</text:p>
          </table:table-cell>
          <table:table-cell/>
          <table:table-cell table:formula="of:=IF([.C256]=0;[.D256];[.C256])" office:value-type="string" office:string-value="CLSGT" calcext:value-type="string">
            <text:p>CLSGT</text:p>
          </table:table-cell>
          <table:table-cell/>
          <table:table-cell table:formula="of:=CONCATENATE([$przecinki.$A$2];[.B256];[$przecinki.$A$2];[$przecinki.$B$2];[$przecinki.$C$2];[$przecinki.$A$2];[.F256];[$przecinki.$A$2];[$przecinki.$D$2])" office:value-type="string" office:string-value="&quot;ngst&quot;: &quot;CLSGT&quot;," calcext:value-type="string">
            <text:p>"ngst": "CLSGT",</text:p>
          </table:table-cell>
        </table:table-row>
        <table:table-row table:style-name="ro1">
          <table:table-cell/>
          <table:table-cell table:formula="of:=[$tu_edytuj.G258]" office:value-type="string" office:string-value="ngw" calcext:value-type="string">
            <text:p>ngw</text:p>
          </table:table-cell>
          <table:table-cell table:formula="of:=[$tu_edytuj.H258]" office:value-type="string" office:string-value="CLGW" calcext:value-type="string">
            <text:p>CLGW</text:p>
          </table:table-cell>
          <table:table-cell table:formula="of:=[$tu_edytuj.I258]" office:value-type="float" office:value="0" calcext:value-type="float">
            <text:p>0</text:p>
          </table:table-cell>
          <table:table-cell/>
          <table:table-cell table:formula="of:=IF([.C257]=0;[.D257];[.C257])" office:value-type="string" office:string-value="CLGW" calcext:value-type="string">
            <text:p>CLGW</text:p>
          </table:table-cell>
          <table:table-cell/>
          <table:table-cell table:formula="of:=CONCATENATE([$przecinki.$A$2];[.B257];[$przecinki.$A$2];[$przecinki.$B$2];[$przecinki.$C$2];[$przecinki.$A$2];[.F257];[$przecinki.$A$2];[$przecinki.$D$2])" office:value-type="string" office:string-value="&quot;ngw&quot;: &quot;CLGW&quot;," calcext:value-type="string">
            <text:p>"ngw": "CLGW",</text:p>
          </table:table-cell>
        </table:table-row>
        <table:table-row table:style-name="ro1">
          <table:table-cell/>
          <table:table-cell table:formula="of:=[$tu_edytuj.G259]" office:value-type="string" office:string-value="nk" calcext:value-type="string">
            <text:p>nk</text:p>
          </table:table-cell>
          <table:table-cell table:formula="of:=[$tu_edytuj.H259]" office:value-type="string" office:string-value="CLG" calcext:value-type="string">
            <text:p>CLG</text:p>
          </table:table-cell>
          <table:table-cell table:formula="of:=[$tu_edytuj.I259]" office:value-type="float" office:value="0" calcext:value-type="float">
            <text:p>0</text:p>
          </table:table-cell>
          <table:table-cell/>
          <table:table-cell table:formula="of:=IF([.C258]=0;[.D258];[.C258])" office:value-type="string" office:string-value="CLG" calcext:value-type="string">
            <text:p>CLG</text:p>
          </table:table-cell>
          <table:table-cell/>
          <table:table-cell table:formula="of:=CONCATENATE([$przecinki.$A$2];[.B258];[$przecinki.$A$2];[$przecinki.$B$2];[$przecinki.$C$2];[$przecinki.$A$2];[.F258];[$przecinki.$A$2];[$przecinki.$D$2])" office:value-type="string" office:string-value="&quot;nk&quot;: &quot;CLG&quot;," calcext:value-type="string">
            <text:p>"nk": "CLG",</text:p>
          </table:table-cell>
        </table:table-row>
        <table:table-row table:style-name="ro1">
          <table:table-cell/>
          <table:table-cell table:formula="of:=[$tu_edytuj.G260]" office:value-type="string" office:string-value="nkh" calcext:value-type="string">
            <text:p>nkh</text:p>
          </table:table-cell>
          <table:table-cell table:formula="of:=[$tu_edytuj.H260]" office:value-type="string" office:string-value="CLB" calcext:value-type="string">
            <text:p>CLB</text:p>
          </table:table-cell>
          <table:table-cell table:formula="of:=[$tu_edytuj.I260]" office:value-type="float" office:value="0" calcext:value-type="float">
            <text:p>0</text:p>
          </table:table-cell>
          <table:table-cell/>
          <table:table-cell table:formula="of:=IF([.C259]=0;[.D259];[.C259])" office:value-type="string" office:string-value="CLB" calcext:value-type="string">
            <text:p>CLB</text:p>
          </table:table-cell>
          <table:table-cell/>
          <table:table-cell table:formula="of:=CONCATENATE([$przecinki.$A$2];[.B259];[$przecinki.$A$2];[$przecinki.$B$2];[$przecinki.$C$2];[$przecinki.$A$2];[.F259];[$przecinki.$A$2];[$przecinki.$D$2])" office:value-type="string" office:string-value="&quot;nkh&quot;: &quot;CLB&quot;," calcext:value-type="string">
            <text:p>"nkh": "CLB",</text:p>
          </table:table-cell>
        </table:table-row>
        <table:table-row table:style-name="ro1">
          <table:table-cell/>
          <table:table-cell table:formula="of:=[$tu_edytuj.G261]" office:value-type="string" office:string-value="nks" calcext:value-type="string">
            <text:p>nks</text:p>
          </table:table-cell>
          <table:table-cell table:formula="of:=[$tu_edytuj.H261]" office:value-type="string" office:string-value="CLSG" calcext:value-type="string">
            <text:p>CLSG</text:p>
          </table:table-cell>
          <table:table-cell table:formula="of:=[$tu_edytuj.I261]" office:value-type="float" office:value="0" calcext:value-type="float">
            <text:p>0</text:p>
          </table:table-cell>
          <table:table-cell/>
          <table:table-cell table:formula="of:=IF([.C260]=0;[.D260];[.C260])" office:value-type="string" office:string-value="CLSG" calcext:value-type="string">
            <text:p>CLSG</text:p>
          </table:table-cell>
          <table:table-cell/>
          <table:table-cell table:formula="of:=CONCATENATE([$przecinki.$A$2];[.B260];[$przecinki.$A$2];[$przecinki.$B$2];[$przecinki.$C$2];[$przecinki.$A$2];[.F260];[$przecinki.$A$2];[$przecinki.$D$2])" office:value-type="string" office:string-value="&quot;nks&quot;: &quot;CLSG&quot;," calcext:value-type="string">
            <text:p>"nks": "CLSG",</text:p>
          </table:table-cell>
        </table:table-row>
        <table:table-row table:style-name="ro1">
          <table:table-cell/>
          <table:table-cell table:formula="of:=[$tu_edytuj.G262]" office:value-type="string" office:string-value="nkt" calcext:value-type="string">
            <text:p>nkt</text:p>
          </table:table-cell>
          <table:table-cell table:formula="of:=[$tu_edytuj.H262]" office:value-type="string" office:string-value="CLGT" calcext:value-type="string">
            <text:p>CLGT</text:p>
          </table:table-cell>
          <table:table-cell table:formula="of:=[$tu_edytuj.I262]" office:value-type="float" office:value="0" calcext:value-type="float">
            <text:p>0</text:p>
          </table:table-cell>
          <table:table-cell/>
          <table:table-cell table:formula="of:=IF([.C261]=0;[.D261];[.C261])" office:value-type="string" office:string-value="CLGT" calcext:value-type="string">
            <text:p>CLGT</text:p>
          </table:table-cell>
          <table:table-cell/>
          <table:table-cell table:formula="of:=CONCATENATE([$przecinki.$A$2];[.B261];[$przecinki.$A$2];[$przecinki.$B$2];[$przecinki.$C$2];[$przecinki.$A$2];[.F261];[$przecinki.$A$2];[$przecinki.$D$2])" office:value-type="string" office:string-value="&quot;nkt&quot;: &quot;CLGT&quot;," calcext:value-type="string">
            <text:p>"nkt": "CLGT",</text:p>
          </table:table-cell>
        </table:table-row>
        <table:table-row table:style-name="ro1">
          <table:table-cell/>
          <table:table-cell table:formula="of:=[$tu_edytuj.G263]" office:value-type="string" office:string-value="nn" calcext:value-type="string">
            <text:p>nn</text:p>
          </table:table-cell>
          <table:table-cell table:formula="of:=[$tu_edytuj.H263]" office:value-type="string" office:string-value="CL" calcext:value-type="string">
            <text:p>CL</text:p>
          </table:table-cell>
          <table:table-cell table:formula="of:=[$tu_edytuj.I263]" office:value-type="float" office:value="0" calcext:value-type="float">
            <text:p>0</text:p>
          </table:table-cell>
          <table:table-cell/>
          <table:table-cell table:formula="of:=IF([.C262]=0;[.D262];[.C262])" office:value-type="string" office:string-value="CL" calcext:value-type="string">
            <text:p>CL</text:p>
          </table:table-cell>
          <table:table-cell/>
          <table:table-cell table:formula="of:=CONCATENATE([$przecinki.$A$2];[.B262];[$przecinki.$A$2];[$przecinki.$B$2];[$przecinki.$C$2];[$przecinki.$A$2];[.F262];[$przecinki.$A$2];[$przecinki.$D$2])" office:value-type="string" office:string-value="&quot;nn&quot;: &quot;CL&quot;," calcext:value-type="string">
            <text:p>"nn": "CL",</text:p>
          </table:table-cell>
        </table:table-row>
        <table:table-row table:style-name="ro1">
          <table:table-cell/>
          <table:table-cell table:formula="of:=[$tu_edytuj.G264]" office:value-type="string" office:string-value="nr" calcext:value-type="string">
            <text:p>nr</text:p>
          </table:table-cell>
          <table:table-cell table:formula="of:=[$tu_edytuj.H264]" office:value-type="string" office:string-value="CRL" calcext:value-type="string">
            <text:p>CRL</text:p>
          </table:table-cell>
          <table:table-cell table:formula="of:=[$tu_edytuj.I264]" office:value-type="float" office:value="0" calcext:value-type="float">
            <text:p>0</text:p>
          </table:table-cell>
          <table:table-cell/>
          <table:table-cell table:formula="of:=IF([.C263]=0;[.D263];[.C263])" office:value-type="string" office:string-value="CRL" calcext:value-type="string">
            <text:p>CRL</text:p>
          </table:table-cell>
          <table:table-cell/>
          <table:table-cell table:formula="of:=CONCATENATE([$przecinki.$A$2];[.B263];[$przecinki.$A$2];[$przecinki.$B$2];[$przecinki.$C$2];[$przecinki.$A$2];[.F263];[$przecinki.$A$2];[$przecinki.$D$2])" office:value-type="string" office:string-value="&quot;nr&quot;: &quot;CRL&quot;," calcext:value-type="string">
            <text:p>"nr": "CRL",</text:p>
          </table:table-cell>
        </table:table-row>
        <table:table-row table:style-name="ro1">
          <table:table-cell/>
          <table:table-cell table:formula="of:=[$tu_edytuj.G265]" office:value-type="string" office:string-value="ns" calcext:value-type="string">
            <text:p>ns</text:p>
          </table:table-cell>
          <table:table-cell table:formula="of:=[$tu_edytuj.H265]" office:value-type="string" office:string-value="CLS" calcext:value-type="string">
            <text:p>CLS</text:p>
          </table:table-cell>
          <table:table-cell table:formula="of:=[$tu_edytuj.I265]" office:value-type="float" office:value="0" calcext:value-type="float">
            <text:p>0</text:p>
          </table:table-cell>
          <table:table-cell/>
          <table:table-cell table:formula="of:=IF([.C264]=0;[.D264];[.C264])" office:value-type="string" office:string-value="CLS" calcext:value-type="string">
            <text:p>CLS</text:p>
          </table:table-cell>
          <table:table-cell/>
          <table:table-cell table:formula="of:=CONCATENATE([$przecinki.$A$2];[.B264];[$przecinki.$A$2];[$przecinki.$B$2];[$przecinki.$C$2];[$przecinki.$A$2];[.F264];[$przecinki.$A$2];[$przecinki.$D$2])" office:value-type="string" office:string-value="&quot;ns&quot;: &quot;CLS&quot;," calcext:value-type="string">
            <text:p>"ns": "CLS",</text:p>
          </table:table-cell>
        </table:table-row>
        <table:table-row table:style-name="ro1">
          <table:table-cell/>
          <table:table-cell table:formula="of:=[$tu_edytuj.G266]" office:value-type="string" office:string-value="nst" calcext:value-type="string">
            <text:p>nst</text:p>
          </table:table-cell>
          <table:table-cell table:formula="of:=[$tu_edytuj.H266]" office:value-type="string" office:string-value="CLST" calcext:value-type="string">
            <text:p>CLST</text:p>
          </table:table-cell>
          <table:table-cell table:formula="of:=[$tu_edytuj.I266]" office:value-type="float" office:value="0" calcext:value-type="float">
            <text:p>0</text:p>
          </table:table-cell>
          <table:table-cell/>
          <table:table-cell table:formula="of:=IF([.C265]=0;[.D265];[.C265])" office:value-type="string" office:string-value="CLST" calcext:value-type="string">
            <text:p>CLST</text:p>
          </table:table-cell>
          <table:table-cell/>
          <table:table-cell table:formula="of:=CONCATENATE([$przecinki.$A$2];[.B265];[$przecinki.$A$2];[$przecinki.$B$2];[$przecinki.$C$2];[$przecinki.$A$2];[.F265];[$przecinki.$A$2];[$przecinki.$D$2])" office:value-type="string" office:string-value="&quot;nst&quot;: &quot;CLST&quot;," calcext:value-type="string">
            <text:p>"nst": "CLST",</text:p>
          </table:table-cell>
        </table:table-row>
        <table:table-row table:style-name="ro1">
          <table:table-cell/>
          <table:table-cell table:formula="of:=[$tu_edytuj.G267]" office:value-type="string" office:string-value="nsz" calcext:value-type="string">
            <text:p>nsz</text:p>
          </table:table-cell>
          <table:table-cell table:formula="of:=[$tu_edytuj.H267]" office:value-type="string" office:string-value="CLSG" calcext:value-type="string">
            <text:p>CLSG</text:p>
          </table:table-cell>
          <table:table-cell table:formula="of:=[$tu_edytuj.I267]" office:value-type="float" office:value="0" calcext:value-type="float">
            <text:p>0</text:p>
          </table:table-cell>
          <table:table-cell/>
          <table:table-cell table:formula="of:=IF([.C266]=0;[.D266];[.C266])" office:value-type="string" office:string-value="CLSG" calcext:value-type="string">
            <text:p>CLSG</text:p>
          </table:table-cell>
          <table:table-cell/>
          <table:table-cell table:formula="of:=CONCATENATE([$przecinki.$A$2];[.B266];[$przecinki.$A$2];[$przecinki.$B$2];[$przecinki.$C$2];[$przecinki.$A$2];[.F266];[$przecinki.$A$2];[$przecinki.$D$2])" office:value-type="string" office:string-value="&quot;nsz&quot;: &quot;CLSG&quot;," calcext:value-type="string">
            <text:p>"nsz": "CLSG",</text:p>
          </table:table-cell>
        </table:table-row>
        <table:table-row table:style-name="ro1">
          <table:table-cell/>
          <table:table-cell table:formula="of:=[$tu_edytuj.G268]" office:value-type="string" office:string-value="nszt" calcext:value-type="string">
            <text:p>nszt</text:p>
          </table:table-cell>
          <table:table-cell table:formula="of:=[$tu_edytuj.H268]" office:value-type="string" office:string-value="CLSGT" calcext:value-type="string">
            <text:p>CLSGT</text:p>
          </table:table-cell>
          <table:table-cell table:formula="of:=[$tu_edytuj.I268]" office:value-type="string" office:string-value="CLST" calcext:value-type="string">
            <text:p>CLST</text:p>
          </table:table-cell>
          <table:table-cell/>
          <table:table-cell table:formula="of:=IF([.C267]=0;[.D267];[.C267])" office:value-type="string" office:string-value="CLSGT" calcext:value-type="string">
            <text:p>CLSGT</text:p>
          </table:table-cell>
          <table:table-cell/>
          <table:table-cell table:formula="of:=CONCATENATE([$przecinki.$A$2];[.B267];[$przecinki.$A$2];[$przecinki.$B$2];[$przecinki.$C$2];[$przecinki.$A$2];[.F267];[$przecinki.$A$2];[$przecinki.$D$2])" office:value-type="string" office:string-value="&quot;nszt&quot;: &quot;CLSGT&quot;," calcext:value-type="string">
            <text:p>"nszt": "CLSGT",</text:p>
          </table:table-cell>
        </table:table-row>
        <table:table-row table:style-name="ro1">
          <table:table-cell/>
          <table:table-cell table:formula="of:=[$tu_edytuj.G269]" office:value-type="string" office:string-value="nt" calcext:value-type="string">
            <text:p>nt</text:p>
          </table:table-cell>
          <table:table-cell table:formula="of:=[$tu_edytuj.H269]" office:value-type="string" office:string-value="CLT" calcext:value-type="string">
            <text:p>CLT</text:p>
          </table:table-cell>
          <table:table-cell table:formula="of:=[$tu_edytuj.I269]" office:value-type="float" office:value="0" calcext:value-type="float">
            <text:p>0</text:p>
          </table:table-cell>
          <table:table-cell/>
          <table:table-cell table:formula="of:=IF([.C268]=0;[.D268];[.C268])" office:value-type="string" office:string-value="CLT" calcext:value-type="string">
            <text:p>CLT</text:p>
          </table:table-cell>
          <table:table-cell/>
          <table:table-cell table:formula="of:=CONCATENATE([$przecinki.$A$2];[.B268];[$przecinki.$A$2];[$przecinki.$B$2];[$przecinki.$C$2];[$przecinki.$A$2];[.F268];[$przecinki.$A$2];[$przecinki.$D$2])" office:value-type="string" office:string-value="&quot;nt&quot;: &quot;CLT&quot;," calcext:value-type="string">
            <text:p>"nt": "CLT",</text:p>
          </table:table-cell>
        </table:table-row>
        <table:table-row table:style-name="ro1">
          <table:table-cell/>
          <table:table-cell table:formula="of:=[$tu_edytuj.G270]" office:value-type="string" office:string-value="nth" calcext:value-type="string">
            <text:p>nth</text:p>
          </table:table-cell>
          <table:table-cell table:formula="of:=[$tu_edytuj.H270]" office:value-type="string" office:string-value="CLT" calcext:value-type="string">
            <text:p>CLT</text:p>
          </table:table-cell>
          <table:table-cell table:formula="of:=[$tu_edytuj.I270]" office:value-type="float" office:value="0" calcext:value-type="float">
            <text:p>0</text:p>
          </table:table-cell>
          <table:table-cell/>
          <table:table-cell table:formula="of:=IF([.C269]=0;[.D269];[.C269])" office:value-type="string" office:string-value="CLT" calcext:value-type="string">
            <text:p>CLT</text:p>
          </table:table-cell>
          <table:table-cell/>
          <table:table-cell table:formula="of:=CONCATENATE([$przecinki.$A$2];[.B269];[$przecinki.$A$2];[$przecinki.$B$2];[$przecinki.$C$2];[$przecinki.$A$2];[.F269];[$przecinki.$A$2];[$przecinki.$D$2])" office:value-type="string" office:string-value="&quot;nth&quot;: &quot;CLT&quot;," calcext:value-type="string">
            <text:p>"nth": "CLT",</text:p>
          </table:table-cell>
        </table:table-row>
        <table:table-row table:style-name="ro1">
          <table:table-cell/>
          <table:table-cell table:formula="of:=[$tu_edytuj.G271]" office:value-type="string" office:string-value="ntr" calcext:value-type="string">
            <text:p>ntr</text:p>
          </table:table-cell>
          <table:table-cell table:formula="of:=[$tu_edytuj.H271]" office:value-type="string" office:string-value="CRLT" calcext:value-type="string">
            <text:p>CRLT</text:p>
          </table:table-cell>
          <table:table-cell table:formula="of:=[$tu_edytuj.I271]" office:value-type="float" office:value="0" calcext:value-type="float">
            <text:p>0</text:p>
          </table:table-cell>
          <table:table-cell/>
          <table:table-cell table:formula="of:=IF([.C270]=0;[.D270];[.C270])" office:value-type="string" office:string-value="CRLT" calcext:value-type="string">
            <text:p>CRLT</text:p>
          </table:table-cell>
          <table:table-cell/>
          <table:table-cell table:formula="of:=CONCATENATE([$przecinki.$A$2];[.B270];[$przecinki.$A$2];[$przecinki.$B$2];[$przecinki.$C$2];[$przecinki.$A$2];[.F270];[$przecinki.$A$2];[$przecinki.$D$2])" office:value-type="string" office:string-value="&quot;ntr&quot;: &quot;CRLT&quot;," calcext:value-type="string">
            <text:p>"ntr": "CRLT",</text:p>
          </table:table-cell>
        </table:table-row>
        <table:table-row table:style-name="ro1">
          <table:table-cell/>
          <table:table-cell table:formula="of:=[$tu_edytuj.G272]" office:value-type="string" office:string-value="nts" calcext:value-type="string">
            <text:p>nts</text:p>
          </table:table-cell>
          <table:table-cell table:formula="of:=[$tu_edytuj.H272]" office:value-type="string" office:string-value="CLST" calcext:value-type="string">
            <text:p>CLST</text:p>
          </table:table-cell>
          <table:table-cell table:formula="of:=[$tu_edytuj.I272]" office:value-type="string" office:string-value="CLS" calcext:value-type="string">
            <text:p>CLS</text:p>
          </table:table-cell>
          <table:table-cell/>
          <table:table-cell table:formula="of:=IF([.C271]=0;[.D271];[.C271])" office:value-type="string" office:string-value="CLST" calcext:value-type="string">
            <text:p>CLST</text:p>
          </table:table-cell>
          <table:table-cell/>
          <table:table-cell table:formula="of:=CONCATENATE([$przecinki.$A$2];[.B271];[$przecinki.$A$2];[$przecinki.$B$2];[$przecinki.$C$2];[$przecinki.$A$2];[.F271];[$przecinki.$A$2];[$przecinki.$D$2])" office:value-type="string" office:string-value="&quot;nts&quot;: &quot;CLST&quot;," calcext:value-type="string">
            <text:p>"nts": "CLST",</text:p>
          </table:table-cell>
        </table:table-row>
        <table:table-row table:style-name="ro1">
          <table:table-cell/>
          <table:table-cell table:formula="of:=[$tu_edytuj.G273]" office:value-type="string" office:string-value="nw" calcext:value-type="string">
            <text:p>nw</text:p>
          </table:table-cell>
          <table:table-cell table:formula="of:=[$tu_edytuj.H273]" office:value-type="string" office:string-value="CLW" calcext:value-type="string">
            <text:p>CLW</text:p>
          </table:table-cell>
          <table:table-cell table:formula="of:=[$tu_edytuj.I273]" office:value-type="float" office:value="0" calcext:value-type="float">
            <text:p>0</text:p>
          </table:table-cell>
          <table:table-cell/>
          <table:table-cell table:formula="of:=IF([.C272]=0;[.D272];[.C272])" office:value-type="string" office:string-value="CLW" calcext:value-type="string">
            <text:p>CLW</text:p>
          </table:table-cell>
          <table:table-cell/>
          <table:table-cell table:formula="of:=CONCATENATE([$przecinki.$A$2];[.B272];[$przecinki.$A$2];[$przecinki.$B$2];[$przecinki.$C$2];[$przecinki.$A$2];[.F272];[$przecinki.$A$2];[$przecinki.$D$2])" office:value-type="string" office:string-value="&quot;nw&quot;: &quot;CLW&quot;," calcext:value-type="string">
            <text:p>"nw": "CLW",</text:p>
          </table:table-cell>
        </table:table-row>
        <table:table-row table:style-name="ro1">
          <table:table-cell/>
          <table:table-cell table:formula="of:=[$tu_edytuj.G274]" office:value-type="string" office:string-value="nz" calcext:value-type="string">
            <text:p>nz</text:p>
          </table:table-cell>
          <table:table-cell table:formula="of:=[$tu_edytuj.H274]" office:value-type="string" office:string-value="CLS" calcext:value-type="string">
            <text:p>CLS</text:p>
          </table:table-cell>
          <table:table-cell table:formula="of:=[$tu_edytuj.I274]" office:value-type="float" office:value="0" calcext:value-type="float">
            <text:p>0</text:p>
          </table:table-cell>
          <table:table-cell/>
          <table:table-cell table:formula="of:=IF([.C273]=0;[.D273];[.C273])" office:value-type="string" office:string-value="CLS" calcext:value-type="string">
            <text:p>CLS</text:p>
          </table:table-cell>
          <table:table-cell/>
          <table:table-cell table:formula="of:=CONCATENATE([$przecinki.$A$2];[.B273];[$przecinki.$A$2];[$przecinki.$B$2];[$przecinki.$C$2];[$przecinki.$A$2];[.F273];[$przecinki.$A$2];[$przecinki.$D$2])" office:value-type="string" office:string-value="&quot;nz&quot;: &quot;CLS&quot;," calcext:value-type="string">
            <text:p>"nz": "CLS",</text:p>
          </table:table-cell>
        </table:table-row>
        <table:table-row table:style-name="ro1">
          <table:table-cell/>
          <table:table-cell table:formula="of:=[$tu_edytuj.G275]" office:value-type="string" office:string-value="nż" calcext:value-type="string">
            <text:p>nż</text:p>
          </table:table-cell>
          <table:table-cell table:formula="of:=[$tu_edytuj.H275]" office:value-type="string" office:string-value="CLSG" calcext:value-type="string">
            <text:p>CLSG</text:p>
          </table:table-cell>
          <table:table-cell table:formula="of:=[$tu_edytuj.I275]" office:value-type="float" office:value="0" calcext:value-type="float">
            <text:p>0</text:p>
          </table:table-cell>
          <table:table-cell/>
          <table:table-cell table:formula="of:=IF([.C274]=0;[.D274];[.C274])" office:value-type="string" office:string-value="CLSG" calcext:value-type="string">
            <text:p>CLSG</text:p>
          </table:table-cell>
          <table:table-cell/>
          <table:table-cell table:formula="of:=CONCATENATE([$przecinki.$A$2];[.B274];[$przecinki.$A$2];[$przecinki.$B$2];[$przecinki.$C$2];[$przecinki.$A$2];[.F274];[$przecinki.$A$2];[$przecinki.$D$2])" office:value-type="string" office:string-value="&quot;nż&quot;: &quot;CLSG&quot;," calcext:value-type="string">
            <text:p>"nż": "CLSG",</text:p>
          </table:table-cell>
        </table:table-row>
        <table:table-row table:style-name="ro1">
          <table:table-cell/>
          <table:table-cell table:formula="of:=[$tu_edytuj.G276]" office:value-type="string" office:string-value="ń" calcext:value-type="string">
            <text:p>ń</text:p>
          </table:table-cell>
          <table:table-cell table:formula="of:=[$tu_edytuj.H276]" office:value-type="string" office:string-value="CLO" calcext:value-type="string">
            <text:p>CLO</text:p>
          </table:table-cell>
          <table:table-cell table:formula="of:=[$tu_edytuj.I276]" office:value-type="float" office:value="0" calcext:value-type="float">
            <text:p>0</text:p>
          </table:table-cell>
          <table:table-cell/>
          <table:table-cell table:formula="of:=IF([.C275]=0;[.D275];[.C275])" office:value-type="string" office:string-value="CLO" calcext:value-type="string">
            <text:p>CLO</text:p>
          </table:table-cell>
          <table:table-cell/>
          <table:table-cell table:formula="of:=CONCATENATE([$przecinki.$A$2];[.B275];[$przecinki.$A$2];[$przecinki.$B$2];[$przecinki.$C$2];[$przecinki.$A$2];[.F275];[$przecinki.$A$2];[$przecinki.$D$2])" office:value-type="string" office:string-value="&quot;ń&quot;: &quot;CLO&quot;," calcext:value-type="string">
            <text:p>"ń": "CLO",</text:p>
          </table:table-cell>
        </table:table-row>
        <table:table-row table:style-name="ro1">
          <table:table-cell/>
          <table:table-cell table:formula="of:=[$tu_edytuj.G277]" office:value-type="string" office:string-value="ni" calcext:value-type="string">
            <text:p>ni</text:p>
          </table:table-cell>
          <table:table-cell table:formula="of:=[$tu_edytuj.H277]" office:value-type="string" office:string-value="CLW" calcext:value-type="string">
            <text:p>CLW</text:p>
          </table:table-cell>
          <table:table-cell table:formula="of:=[$tu_edytuj.I277]" office:value-type="float" office:value="0" calcext:value-type="float">
            <text:p>0</text:p>
          </table:table-cell>
          <table:table-cell/>
          <table:table-cell table:formula="of:=IF([.C276]=0;[.D276];[.C276])" office:value-type="string" office:string-value="CLW" calcext:value-type="string">
            <text:p>CLW</text:p>
          </table:table-cell>
          <table:table-cell/>
          <table:table-cell table:formula="of:=CONCATENATE([$przecinki.$A$2];[.B276];[$przecinki.$A$2];[$przecinki.$B$2];[$przecinki.$C$2];[$przecinki.$A$2];[.F276];[$przecinki.$A$2];[$przecinki.$D$2])" office:value-type="string" office:string-value="&quot;ni&quot;: &quot;CLW&quot;," calcext:value-type="string">
            <text:p>"ni": "CLW",</text:p>
          </table:table-cell>
        </table:table-row>
        <table:table-row table:style-name="ro1">
          <table:table-cell/>
          <table:table-cell table:formula="of:=[$tu_edytuj.G278]" office:value-type="string" office:string-value="ńb" calcext:value-type="string">
            <text:p>ńb</text:p>
          </table:table-cell>
          <table:table-cell table:formula="of:=[$tu_edytuj.H278]" office:value-type="string" office:string-value="CLBW" calcext:value-type="string">
            <text:p>CLBW</text:p>
          </table:table-cell>
          <table:table-cell table:formula="of:=[$tu_edytuj.I278]" office:value-type="float" office:value="0" calcext:value-type="float">
            <text:p>0</text:p>
          </table:table-cell>
          <table:table-cell/>
          <table:table-cell table:formula="of:=IF([.C277]=0;[.D277];[.C277])" office:value-type="string" office:string-value="CLBW" calcext:value-type="string">
            <text:p>CLBW</text:p>
          </table:table-cell>
          <table:table-cell/>
          <table:table-cell table:formula="of:=CONCATENATE([$przecinki.$A$2];[.B277];[$przecinki.$A$2];[$przecinki.$B$2];[$przecinki.$C$2];[$przecinki.$A$2];[.F277];[$przecinki.$A$2];[$przecinki.$D$2])" office:value-type="string" office:string-value="&quot;ńb&quot;: &quot;CLBW&quot;," calcext:value-type="string">
            <text:p>"ńb": "CLBW",</text:p>
          </table:table-cell>
        </table:table-row>
        <table:table-row table:style-name="ro1">
          <table:table-cell/>
          <table:table-cell table:formula="of:=[$tu_edytuj.G279]" office:value-type="string" office:string-value="ńc" calcext:value-type="string">
            <text:p>ńc</text:p>
          </table:table-cell>
          <table:table-cell table:formula="of:=[$tu_edytuj.H279]" office:value-type="string" office:string-value="CLW" calcext:value-type="string">
            <text:p>CLW</text:p>
          </table:table-cell>
          <table:table-cell table:formula="of:=[$tu_edytuj.I279]" office:value-type="float" office:value="0" calcext:value-type="float">
            <text:p>0</text:p>
          </table:table-cell>
          <table:table-cell/>
          <table:table-cell table:formula="of:=IF([.C278]=0;[.D278];[.C278])" office:value-type="string" office:string-value="CLW" calcext:value-type="string">
            <text:p>CLW</text:p>
          </table:table-cell>
          <table:table-cell/>
          <table:table-cell table:formula="of:=CONCATENATE([$przecinki.$A$2];[.B278];[$przecinki.$A$2];[$przecinki.$B$2];[$przecinki.$C$2];[$przecinki.$A$2];[.F278];[$przecinki.$A$2];[$przecinki.$D$2])" office:value-type="string" office:string-value="&quot;ńc&quot;: &quot;CLW&quot;," calcext:value-type="string">
            <text:p>"ńc": "CLW",</text:p>
          </table:table-cell>
        </table:table-row>
        <table:table-row table:style-name="ro1">
          <table:table-cell/>
          <table:table-cell table:formula="of:=[$tu_edytuj.G280]" office:value-type="string" office:string-value="ńcz" calcext:value-type="string">
            <text:p>ńcz</text:p>
          </table:table-cell>
          <table:table-cell table:formula="of:=[$tu_edytuj.H280]" office:value-type="string" office:string-value="CLGW" calcext:value-type="string">
            <text:p>CLGW</text:p>
          </table:table-cell>
          <table:table-cell table:formula="of:=[$tu_edytuj.I280]" office:value-type="float" office:value="0" calcext:value-type="float">
            <text:p>0</text:p>
          </table:table-cell>
          <table:table-cell/>
          <table:table-cell table:formula="of:=IF([.C279]=0;[.D279];[.C279])" office:value-type="string" office:string-value="CLGW" calcext:value-type="string">
            <text:p>CLGW</text:p>
          </table:table-cell>
          <table:table-cell/>
          <table:table-cell table:formula="of:=CONCATENATE([$przecinki.$A$2];[.B279];[$przecinki.$A$2];[$przecinki.$B$2];[$przecinki.$C$2];[$przecinki.$A$2];[.F279];[$przecinki.$A$2];[$przecinki.$D$2])" office:value-type="string" office:string-value="&quot;ńcz&quot;: &quot;CLGW&quot;," calcext:value-type="string">
            <text:p>"ńcz": "CLGW",</text:p>
          </table:table-cell>
        </table:table-row>
        <table:table-row table:style-name="ro1">
          <table:table-cell/>
          <table:table-cell table:formula="of:=[$tu_edytuj.G281]" office:value-type="string" office:string-value="ńć" calcext:value-type="string">
            <text:p>ńć</text:p>
          </table:table-cell>
          <table:table-cell table:formula="of:=[$tu_edytuj.H281]" office:value-type="string" office:string-value="CLTO" calcext:value-type="string">
            <text:p>CLTO</text:p>
          </table:table-cell>
          <table:table-cell table:formula="of:=[$tu_edytuj.I281]" office:value-type="float" office:value="0" calcext:value-type="float">
            <text:p>0</text:p>
          </table:table-cell>
          <table:table-cell/>
          <table:table-cell table:formula="of:=IF([.C280]=0;[.D280];[.C280])" office:value-type="string" office:string-value="CLTO" calcext:value-type="string">
            <text:p>CLTO</text:p>
          </table:table-cell>
          <table:table-cell/>
          <table:table-cell table:formula="of:=CONCATENATE([$przecinki.$A$2];[.B280];[$przecinki.$A$2];[$przecinki.$B$2];[$przecinki.$C$2];[$przecinki.$A$2];[.F280];[$przecinki.$A$2];[$przecinki.$D$2])" office:value-type="string" office:string-value="&quot;ńć&quot;: &quot;CLTO&quot;," calcext:value-type="string">
            <text:p>"ńć": "CLTO",</text:p>
          </table:table-cell>
        </table:table-row>
        <table:table-row table:style-name="ro1">
          <table:table-cell/>
          <table:table-cell table:formula="of:=[$tu_edytuj.G282]" office:value-type="string" office:string-value="ńci" calcext:value-type="string">
            <text:p>ńci</text:p>
          </table:table-cell>
          <table:table-cell table:formula="of:=[$tu_edytuj.H282]" office:value-type="string" office:string-value="CLTW" calcext:value-type="string">
            <text:p>CLTW</text:p>
          </table:table-cell>
          <table:table-cell table:formula="of:=[$tu_edytuj.I282]" office:value-type="float" office:value="0" calcext:value-type="float">
            <text:p>0</text:p>
          </table:table-cell>
          <table:table-cell/>
          <table:table-cell table:formula="of:=IF([.C281]=0;[.D281];[.C281])" office:value-type="string" office:string-value="CLTW" calcext:value-type="string">
            <text:p>CLTW</text:p>
          </table:table-cell>
          <table:table-cell/>
          <table:table-cell table:formula="of:=CONCATENATE([$przecinki.$A$2];[.B281];[$przecinki.$A$2];[$przecinki.$B$2];[$przecinki.$C$2];[$przecinki.$A$2];[.F281];[$przecinki.$A$2];[$przecinki.$D$2])" office:value-type="string" office:string-value="&quot;ńci&quot;: &quot;CLTW&quot;," calcext:value-type="string">
            <text:p>"ńci": "CLTW",</text:p>
          </table:table-cell>
        </table:table-row>
        <table:table-row table:style-name="ro1">
          <table:table-cell/>
          <table:table-cell table:formula="of:=[$tu_edytuj.G283]" office:value-type="string" office:string-value="ńdź" calcext:value-type="string">
            <text:p>ńdź</text:p>
          </table:table-cell>
          <table:table-cell table:formula="of:=[$tu_edytuj.H283]" office:value-type="string" office:string-value="CLSTO" calcext:value-type="string">
            <text:p>CLSTO</text:p>
          </table:table-cell>
          <table:table-cell table:formula="of:=[$tu_edytuj.I283]" office:value-type="float" office:value="0" calcext:value-type="float">
            <text:p>0</text:p>
          </table:table-cell>
          <table:table-cell/>
          <table:table-cell table:formula="of:=IF([.C282]=0;[.D282];[.C282])" office:value-type="string" office:string-value="CLSTO" calcext:value-type="string">
            <text:p>CLSTO</text:p>
          </table:table-cell>
          <table:table-cell/>
          <table:table-cell table:formula="of:=CONCATENATE([$przecinki.$A$2];[.B282];[$przecinki.$A$2];[$przecinki.$B$2];[$przecinki.$C$2];[$przecinki.$A$2];[.F282];[$przecinki.$A$2];[$przecinki.$D$2])" office:value-type="string" office:string-value="&quot;ńdź&quot;: &quot;CLSTO&quot;," calcext:value-type="string">
            <text:p>"ńdź": "CLSTO",</text:p>
          </table:table-cell>
        </table:table-row>
        <table:table-row table:style-name="ro1">
          <table:table-cell/>
          <table:table-cell table:formula="of:=[$tu_edytuj.G284]" office:value-type="string" office:string-value="ńdzi" calcext:value-type="string">
            <text:p>ńdzi</text:p>
          </table:table-cell>
          <table:table-cell table:formula="of:=[$tu_edytuj.H284]" office:value-type="string" office:string-value="CLSTW" calcext:value-type="string">
            <text:p>CLSTW</text:p>
          </table:table-cell>
          <table:table-cell table:formula="of:=[$tu_edytuj.I284]" office:value-type="float" office:value="0" calcext:value-type="float">
            <text:p>0</text:p>
          </table:table-cell>
          <table:table-cell/>
          <table:table-cell table:formula="of:=IF([.C283]=0;[.D283];[.C283])" office:value-type="string" office:string-value="CLSTW" calcext:value-type="string">
            <text:p>CLSTW</text:p>
          </table:table-cell>
          <table:table-cell/>
          <table:table-cell table:formula="of:=CONCATENATE([$przecinki.$A$2];[.B283];[$przecinki.$A$2];[$przecinki.$B$2];[$przecinki.$C$2];[$przecinki.$A$2];[.F283];[$przecinki.$A$2];[$przecinki.$D$2])" office:value-type="string" office:string-value="&quot;ńdzi&quot;: &quot;CLSTW&quot;," calcext:value-type="string">
            <text:p>"ńdzi": "CLSTW",</text:p>
          </table:table-cell>
        </table:table-row>
        <table:table-row table:style-name="ro1">
          <table:table-cell/>
          <table:table-cell table:formula="of:=[$tu_edytuj.G285]" office:value-type="string" office:string-value="ńsk" calcext:value-type="string">
            <text:p>ńsk</text:p>
          </table:table-cell>
          <table:table-cell table:formula="of:=[$tu_edytuj.H285]" office:value-type="string" office:string-value="CLSW" calcext:value-type="string">
            <text:p>CLSW</text:p>
          </table:table-cell>
          <table:table-cell table:formula="of:=[$tu_edytuj.I285]" office:value-type="float" office:value="0" calcext:value-type="float">
            <text:p>0</text:p>
          </table:table-cell>
          <table:table-cell/>
          <table:table-cell table:formula="of:=IF([.C284]=0;[.D284];[.C284])" office:value-type="string" office:string-value="CLSW" calcext:value-type="string">
            <text:p>CLSW</text:p>
          </table:table-cell>
          <table:table-cell/>
          <table:table-cell table:formula="of:=CONCATENATE([$przecinki.$A$2];[.B284];[$przecinki.$A$2];[$przecinki.$B$2];[$przecinki.$C$2];[$przecinki.$A$2];[.F284];[$przecinki.$A$2];[$przecinki.$D$2])" office:value-type="string" office:string-value="&quot;ńsk&quot;: &quot;CLSW&quot;," calcext:value-type="string">
            <text:p>"ńsk": "CLSW",</text:p>
          </table:table-cell>
        </table:table-row>
        <table:table-row table:style-name="ro1">
          <table:table-cell/>
          <table:table-cell table:formula="of:=[$tu_edytuj.G286]" office:value-type="string" office:string-value="ństw" calcext:value-type="string">
            <text:p>ństw</text:p>
          </table:table-cell>
          <table:table-cell table:formula="of:=[$tu_edytuj.H286]" office:value-type="string" office:string-value="CLSTW" calcext:value-type="string">
            <text:p>CLSTW</text:p>
          </table:table-cell>
          <table:table-cell table:formula="of:=[$tu_edytuj.I286]" office:value-type="float" office:value="0" calcext:value-type="float">
            <text:p>0</text:p>
          </table:table-cell>
          <table:table-cell/>
          <table:table-cell table:formula="of:=IF([.C285]=0;[.D285];[.C285])" office:value-type="string" office:string-value="CLSTW" calcext:value-type="string">
            <text:p>CLSTW</text:p>
          </table:table-cell>
          <table:table-cell/>
          <table:table-cell table:formula="of:=CONCATENATE([$przecinki.$A$2];[.B285];[$przecinki.$A$2];[$przecinki.$B$2];[$przecinki.$C$2];[$przecinki.$A$2];[.F285];[$przecinki.$A$2];[$przecinki.$D$2])" office:value-type="string" office:string-value="&quot;ństw&quot;: &quot;CLSTW&quot;," calcext:value-type="string">
            <text:p>"ństw": "CLSTW",</text:p>
          </table:table-cell>
        </table:table-row>
        <table:table-row table:style-name="ro1">
          <table:table-cell/>
          <table:table-cell table:formula="of:=[$tu_edytuj.G287]" office:value-type="string" office:string-value="ńszcz" calcext:value-type="string">
            <text:p>ńszcz</text:p>
          </table:table-cell>
          <table:table-cell table:formula="of:=[$tu_edytuj.H287]" office:value-type="string" office:string-value="CLSGW" calcext:value-type="string">
            <text:p>CLSGW</text:p>
          </table:table-cell>
          <table:table-cell table:formula="of:=[$tu_edytuj.I287]" office:value-type="float" office:value="0" calcext:value-type="float">
            <text:p>0</text:p>
          </table:table-cell>
          <table:table-cell/>
          <table:table-cell table:formula="of:=IF([.C286]=0;[.D286];[.C286])" office:value-type="string" office:string-value="CLSGW" calcext:value-type="string">
            <text:p>CLSGW</text:p>
          </table:table-cell>
          <table:table-cell/>
          <table:table-cell table:formula="of:=CONCATENATE([$przecinki.$A$2];[.B286];[$przecinki.$A$2];[$przecinki.$B$2];[$przecinki.$C$2];[$przecinki.$A$2];[.F286];[$przecinki.$A$2];[$przecinki.$D$2])" office:value-type="string" office:string-value="&quot;ńszcz&quot;: &quot;CLSGW&quot;," calcext:value-type="string">
            <text:p>"ńszcz": "CLSGW",</text:p>
          </table:table-cell>
        </table:table-row>
        <table:table-row table:style-name="ro1">
          <table:table-cell/>
          <table:table-cell table:formula="of:=[$tu_edytuj.G288]" office:value-type="string" office:string-value="p" calcext:value-type="string">
            <text:p>p</text:p>
          </table:table-cell>
          <table:table-cell table:formula="of:=[$tu_edytuj.H288]" office:value-type="string" office:string-value="B" calcext:value-type="string">
            <text:p>B</text:p>
          </table:table-cell>
          <table:table-cell table:formula="of:=[$tu_edytuj.I288]" office:value-type="float" office:value="0" calcext:value-type="float">
            <text:p>0</text:p>
          </table:table-cell>
          <table:table-cell/>
          <table:table-cell table:formula="of:=IF([.C287]=0;[.D287];[.C287])" office:value-type="string" office:string-value="B" calcext:value-type="string">
            <text:p>B</text:p>
          </table:table-cell>
          <table:table-cell/>
          <table:table-cell table:formula="of:=CONCATENATE([$przecinki.$A$2];[.B287];[$przecinki.$A$2];[$przecinki.$B$2];[$przecinki.$C$2];[$przecinki.$A$2];[.F287];[$przecinki.$A$2];[$przecinki.$D$2])" office:value-type="string" office:string-value="&quot;p&quot;: &quot;B&quot;," calcext:value-type="string">
            <text:p>"p": "B",</text:p>
          </table:table-cell>
        </table:table-row>
        <table:table-row table:style-name="ro1">
          <table:table-cell/>
          <table:table-cell table:formula="of:=[$tu_edytuj.G289]" office:value-type="string" office:string-value="pch" calcext:value-type="string">
            <text:p>pch</text:p>
          </table:table-cell>
          <table:table-cell table:formula="of:=[$tu_edytuj.H289]" office:value-type="string" office:string-value="CB" calcext:value-type="string">
            <text:p>CB</text:p>
          </table:table-cell>
          <table:table-cell table:formula="of:=[$tu_edytuj.I289]" office:value-type="float" office:value="0" calcext:value-type="float">
            <text:p>0</text:p>
          </table:table-cell>
          <table:table-cell/>
          <table:table-cell table:formula="of:=IF([.C288]=0;[.D288];[.C288])" office:value-type="string" office:string-value="CB" calcext:value-type="string">
            <text:p>CB</text:p>
          </table:table-cell>
          <table:table-cell/>
          <table:table-cell table:formula="of:=CONCATENATE([$przecinki.$A$2];[.B288];[$przecinki.$A$2];[$przecinki.$B$2];[$przecinki.$C$2];[$przecinki.$A$2];[.F288];[$przecinki.$A$2];[$przecinki.$D$2])" office:value-type="string" office:string-value="&quot;pch&quot;: &quot;CB&quot;," calcext:value-type="string">
            <text:p>"pch": "CB",</text:p>
          </table:table-cell>
        </table:table-row>
        <table:table-row table:style-name="ro1">
          <table:table-cell/>
          <table:table-cell table:formula="of:=[$tu_edytuj.G290]" office:value-type="string" office:string-value="pcz" calcext:value-type="string">
            <text:p>pcz</text:p>
          </table:table-cell>
          <table:table-cell table:formula="of:=[$tu_edytuj.H290]" office:value-type="string" office:string-value="BGW" calcext:value-type="string">
            <text:p>BGW</text:p>
          </table:table-cell>
          <table:table-cell table:formula="of:=[$tu_edytuj.I290]" office:value-type="float" office:value="0" calcext:value-type="float">
            <text:p>0</text:p>
          </table:table-cell>
          <table:table-cell/>
          <table:table-cell table:formula="of:=IF([.C289]=0;[.D289];[.C289])" office:value-type="string" office:string-value="BGW" calcext:value-type="string">
            <text:p>BGW</text:p>
          </table:table-cell>
          <table:table-cell/>
          <table:table-cell table:formula="of:=CONCATENATE([$przecinki.$A$2];[.B289];[$przecinki.$A$2];[$przecinki.$B$2];[$przecinki.$C$2];[$przecinki.$A$2];[.F289];[$przecinki.$A$2];[$przecinki.$D$2])" office:value-type="string" office:string-value="&quot;pcz&quot;: &quot;BGW&quot;," calcext:value-type="string">
            <text:p>"pcz": "BGW",</text:p>
          </table:table-cell>
        </table:table-row>
        <table:table-row table:style-name="ro1">
          <table:table-cell/>
          <table:table-cell table:formula="of:=[$tu_edytuj.G291]" office:value-type="string" office:string-value="pć" calcext:value-type="string">
            <text:p>pć</text:p>
          </table:table-cell>
          <table:table-cell table:formula="of:=[$tu_edytuj.H291]" office:value-type="string" office:string-value="BTO" calcext:value-type="string">
            <text:p>BTO</text:p>
          </table:table-cell>
          <table:table-cell table:formula="of:=[$tu_edytuj.I291]" office:value-type="float" office:value="0" calcext:value-type="float">
            <text:p>0</text:p>
          </table:table-cell>
          <table:table-cell/>
          <table:table-cell table:formula="of:=IF([.C290]=0;[.D290];[.C290])" office:value-type="string" office:string-value="BTO" calcext:value-type="string">
            <text:p>BTO</text:p>
          </table:table-cell>
          <table:table-cell/>
          <table:table-cell table:formula="of:=CONCATENATE([$przecinki.$A$2];[.B290];[$przecinki.$A$2];[$przecinki.$B$2];[$przecinki.$C$2];[$przecinki.$A$2];[.F290];[$przecinki.$A$2];[$przecinki.$D$2])" office:value-type="string" office:string-value="&quot;pć&quot;: &quot;BTO&quot;," calcext:value-type="string">
            <text:p>"pć": "BTO",</text:p>
          </table:table-cell>
        </table:table-row>
        <table:table-row table:style-name="ro1">
          <table:table-cell/>
          <table:table-cell table:formula="of:=[$tu_edytuj.G292]" office:value-type="string" office:string-value="pci" calcext:value-type="string">
            <text:p>pci</text:p>
          </table:table-cell>
          <table:table-cell table:formula="of:=[$tu_edytuj.H292]" office:value-type="string" office:string-value="BTW" calcext:value-type="string">
            <text:p>BTW</text:p>
          </table:table-cell>
          <table:table-cell table:formula="of:=[$tu_edytuj.I292]" office:value-type="float" office:value="0" calcext:value-type="float">
            <text:p>0</text:p>
          </table:table-cell>
          <table:table-cell/>
          <table:table-cell table:formula="of:=IF([.C291]=0;[.D291];[.C291])" office:value-type="string" office:string-value="BTW" calcext:value-type="string">
            <text:p>BTW</text:p>
          </table:table-cell>
          <table:table-cell/>
          <table:table-cell table:formula="of:=CONCATENATE([$przecinki.$A$2];[.B291];[$przecinki.$A$2];[$przecinki.$B$2];[$przecinki.$C$2];[$przecinki.$A$2];[.F291];[$przecinki.$A$2];[$przecinki.$D$2])" office:value-type="string" office:string-value="&quot;pci&quot;: &quot;BTW&quot;," calcext:value-type="string">
            <text:p>"pci": "BTW",</text:p>
          </table:table-cell>
        </table:table-row>
        <table:table-row table:style-name="ro1">
          <table:table-cell/>
          <table:table-cell table:formula="of:=[$tu_edytuj.G293]" office:value-type="string" office:string-value="ph" calcext:value-type="string">
            <text:p>ph</text:p>
          </table:table-cell>
          <table:table-cell table:formula="of:=[$tu_edytuj.H293]" office:value-type="string" office:string-value="W" calcext:value-type="string">
            <text:p>W</text:p>
          </table:table-cell>
          <table:table-cell table:formula="of:=[$tu_edytuj.I293]" office:value-type="float" office:value="0" calcext:value-type="float">
            <text:p>0</text:p>
          </table:table-cell>
          <table:table-cell/>
          <table:table-cell table:formula="of:=IF([.C292]=0;[.D292];[.C292])" office:value-type="string" office:string-value="W" calcext:value-type="string">
            <text:p>W</text:p>
          </table:table-cell>
          <table:table-cell/>
          <table:table-cell table:formula="of:=CONCATENATE([$przecinki.$A$2];[.B292];[$przecinki.$A$2];[$przecinki.$B$2];[$przecinki.$C$2];[$przecinki.$A$2];[.F292];[$przecinki.$A$2];[$przecinki.$D$2])" office:value-type="string" office:string-value="&quot;ph&quot;: &quot;W&quot;," calcext:value-type="string">
            <text:p>"ph": "W",</text:p>
          </table:table-cell>
        </table:table-row>
        <table:table-row table:style-name="ro1">
          <table:table-cell/>
          <table:table-cell table:formula="of:=[$tu_edytuj.G294]" office:value-type="string" office:string-value="pl" calcext:value-type="string">
            <text:p>pl</text:p>
          </table:table-cell>
          <table:table-cell table:formula="of:=[$tu_edytuj.H294]" office:value-type="string" office:string-value="LB" calcext:value-type="string">
            <text:p>LB</text:p>
          </table:table-cell>
          <table:table-cell table:formula="of:=[$tu_edytuj.I294]" office:value-type="float" office:value="0" calcext:value-type="float">
            <text:p>0</text:p>
          </table:table-cell>
          <table:table-cell/>
          <table:table-cell table:formula="of:=IF([.C293]=0;[.D293];[.C293])" office:value-type="string" office:string-value="LB" calcext:value-type="string">
            <text:p>LB</text:p>
          </table:table-cell>
          <table:table-cell/>
          <table:table-cell table:formula="of:=CONCATENATE([$przecinki.$A$2];[.B293];[$przecinki.$A$2];[$przecinki.$B$2];[$przecinki.$C$2];[$przecinki.$A$2];[.F293];[$przecinki.$A$2];[$przecinki.$D$2])" office:value-type="string" office:string-value="&quot;pl&quot;: &quot;LB&quot;," calcext:value-type="string">
            <text:p>"pl": "LB",</text:p>
          </table:table-cell>
        </table:table-row>
        <table:table-row table:style-name="ro1">
          <table:table-cell/>
          <table:table-cell table:formula="of:=[$tu_edytuj.G295]" office:value-type="string" office:string-value="pł" calcext:value-type="string">
            <text:p>pł</text:p>
          </table:table-cell>
          <table:table-cell table:formula="of:=[$tu_edytuj.H295]" office:value-type="string" office:string-value="BW" calcext:value-type="string">
            <text:p>BW</text:p>
          </table:table-cell>
          <table:table-cell table:formula="of:=[$tu_edytuj.I295]" office:value-type="float" office:value="0" calcext:value-type="float">
            <text:p>0</text:p>
          </table:table-cell>
          <table:table-cell/>
          <table:table-cell table:formula="of:=IF([.C294]=0;[.D294];[.C294])" office:value-type="string" office:string-value="BW" calcext:value-type="string">
            <text:p>BW</text:p>
          </table:table-cell>
          <table:table-cell/>
          <table:table-cell table:formula="of:=CONCATENATE([$przecinki.$A$2];[.B294];[$przecinki.$A$2];[$przecinki.$B$2];[$przecinki.$C$2];[$przecinki.$A$2];[.F294];[$przecinki.$A$2];[$przecinki.$D$2])" office:value-type="string" office:string-value="&quot;pł&quot;: &quot;BW&quot;," calcext:value-type="string">
            <text:p>"pł": "BW",</text:p>
          </table:table-cell>
        </table:table-row>
        <table:table-row table:style-name="ro1">
          <table:table-cell/>
          <table:table-cell table:formula="of:=[$tu_edytuj.G296]" office:value-type="string" office:string-value="pn" calcext:value-type="string">
            <text:p>pn</text:p>
          </table:table-cell>
          <table:table-cell table:formula="of:=[$tu_edytuj.H296]" office:value-type="string" office:string-value="CLB" calcext:value-type="string">
            <text:p>CLB</text:p>
          </table:table-cell>
          <table:table-cell table:formula="of:=[$tu_edytuj.I296]" office:value-type="float" office:value="0" calcext:value-type="float">
            <text:p>0</text:p>
          </table:table-cell>
          <table:table-cell/>
          <table:table-cell table:formula="of:=IF([.C295]=0;[.D295];[.C295])" office:value-type="string" office:string-value="CLB" calcext:value-type="string">
            <text:p>CLB</text:p>
          </table:table-cell>
          <table:table-cell/>
          <table:table-cell table:formula="of:=CONCATENATE([$przecinki.$A$2];[.B295];[$przecinki.$A$2];[$przecinki.$B$2];[$przecinki.$C$2];[$przecinki.$A$2];[.F295];[$przecinki.$A$2];[$przecinki.$D$2])" office:value-type="string" office:string-value="&quot;pn&quot;: &quot;CLB&quot;," calcext:value-type="string">
            <text:p>"pn": "CLB",</text:p>
          </table:table-cell>
        </table:table-row>
        <table:table-row table:style-name="ro1">
          <table:table-cell/>
          <table:table-cell table:formula="of:=[$tu_edytuj.G297]" office:value-type="string" office:string-value="pń" calcext:value-type="string">
            <text:p>pń</text:p>
          </table:table-cell>
          <table:table-cell table:formula="of:=[$tu_edytuj.H297]" office:value-type="string" office:string-value="CLO" calcext:value-type="string">
            <text:p>CLO</text:p>
          </table:table-cell>
          <table:table-cell table:formula="of:=[$tu_edytuj.I297]" office:value-type="float" office:value="0" calcext:value-type="float">
            <text:p>0</text:p>
          </table:table-cell>
          <table:table-cell/>
          <table:table-cell table:formula="of:=IF([.C296]=0;[.D296];[.C296])" office:value-type="string" office:string-value="CLO" calcext:value-type="string">
            <text:p>CLO</text:p>
          </table:table-cell>
          <table:table-cell/>
          <table:table-cell table:formula="of:=CONCATENATE([$przecinki.$A$2];[.B296];[$przecinki.$A$2];[$przecinki.$B$2];[$przecinki.$C$2];[$przecinki.$A$2];[.F296];[$przecinki.$A$2];[$przecinki.$D$2])" office:value-type="string" office:string-value="&quot;pń&quot;: &quot;CLO&quot;," calcext:value-type="string">
            <text:p>"pń": "CLO",</text:p>
          </table:table-cell>
        </table:table-row>
        <table:table-row table:style-name="ro1">
          <table:table-cell/>
          <table:table-cell table:formula="of:=[$tu_edytuj.G298]" office:value-type="string" office:string-value="pni" calcext:value-type="string">
            <text:p>pni</text:p>
          </table:table-cell>
          <table:table-cell table:formula="of:=[$tu_edytuj.H298]" office:value-type="string" office:string-value="CLBW" calcext:value-type="string">
            <text:p>CLBW</text:p>
          </table:table-cell>
          <table:table-cell table:formula="of:=[$tu_edytuj.I298]" office:value-type="float" office:value="0" calcext:value-type="float">
            <text:p>0</text:p>
          </table:table-cell>
          <table:table-cell/>
          <table:table-cell table:formula="of:=IF([.C297]=0;[.D297];[.C297])" office:value-type="string" office:string-value="CLBW" calcext:value-type="string">
            <text:p>CLBW</text:p>
          </table:table-cell>
          <table:table-cell/>
          <table:table-cell table:formula="of:=CONCATENATE([$przecinki.$A$2];[.B297];[$przecinki.$A$2];[$przecinki.$B$2];[$przecinki.$C$2];[$przecinki.$A$2];[.F297];[$przecinki.$A$2];[$przecinki.$D$2])" office:value-type="string" office:string-value="&quot;pni&quot;: &quot;CLBW&quot;," calcext:value-type="string">
            <text:p>"pni": "CLBW",</text:p>
          </table:table-cell>
        </table:table-row>
        <table:table-row table:style-name="ro1">
          <table:table-cell/>
          <table:table-cell table:formula="of:=[$tu_edytuj.G299]" office:value-type="string" office:string-value="pp" calcext:value-type="string">
            <text:p>pp</text:p>
          </table:table-cell>
          <table:table-cell table:formula="of:=[$tu_edytuj.H299]" office:value-type="string" office:string-value="B" calcext:value-type="string">
            <text:p>B</text:p>
          </table:table-cell>
          <table:table-cell table:formula="of:=[$tu_edytuj.I299]" office:value-type="float" office:value="0" calcext:value-type="float">
            <text:p>0</text:p>
          </table:table-cell>
          <table:table-cell/>
          <table:table-cell table:formula="of:=IF([.C298]=0;[.D298];[.C298])" office:value-type="string" office:string-value="B" calcext:value-type="string">
            <text:p>B</text:p>
          </table:table-cell>
          <table:table-cell/>
          <table:table-cell table:formula="of:=CONCATENATE([$przecinki.$A$2];[.B298];[$przecinki.$A$2];[$przecinki.$B$2];[$przecinki.$C$2];[$przecinki.$A$2];[.F298];[$przecinki.$A$2];[$przecinki.$D$2])" office:value-type="string" office:string-value="&quot;pp&quot;: &quot;B&quot;," calcext:value-type="string">
            <text:p>"pp": "B",</text:p>
          </table:table-cell>
        </table:table-row>
        <table:table-row table:style-name="ro1">
          <table:table-cell/>
          <table:table-cell table:formula="of:=[$tu_edytuj.G300]" office:value-type="string" office:string-value="pr" calcext:value-type="string">
            <text:p>pr</text:p>
          </table:table-cell>
          <table:table-cell table:formula="of:=[$tu_edytuj.H300]" office:value-type="string" office:string-value="RB" calcext:value-type="string">
            <text:p>RB</text:p>
          </table:table-cell>
          <table:table-cell table:formula="of:=[$tu_edytuj.I300]" office:value-type="float" office:value="0" calcext:value-type="float">
            <text:p>0</text:p>
          </table:table-cell>
          <table:table-cell/>
          <table:table-cell table:formula="of:=IF([.C299]=0;[.D299];[.C299])" office:value-type="string" office:string-value="RB" calcext:value-type="string">
            <text:p>RB</text:p>
          </table:table-cell>
          <table:table-cell/>
          <table:table-cell table:formula="of:=CONCATENATE([$przecinki.$A$2];[.B299];[$przecinki.$A$2];[$przecinki.$B$2];[$przecinki.$C$2];[$przecinki.$A$2];[.F299];[$przecinki.$A$2];[$przecinki.$D$2])" office:value-type="string" office:string-value="&quot;pr&quot;: &quot;RB&quot;," calcext:value-type="string">
            <text:p>"pr": "RB",</text:p>
          </table:table-cell>
        </table:table-row>
        <table:table-row table:style-name="ro1">
          <table:table-cell/>
          <table:table-cell table:formula="of:=[$tu_edytuj.G301]" office:value-type="string" office:string-value="prz" calcext:value-type="string">
            <text:p>prz</text:p>
          </table:table-cell>
          <table:table-cell table:formula="of:=[$tu_edytuj.H301]" office:value-type="string" office:string-value="BSG" calcext:value-type="string">
            <text:p>BSG</text:p>
          </table:table-cell>
          <table:table-cell table:formula="of:=[$tu_edytuj.I301]" office:value-type="float" office:value="0" calcext:value-type="float">
            <text:p>0</text:p>
          </table:table-cell>
          <table:table-cell/>
          <table:table-cell table:formula="of:=IF([.C300]=0;[.D300];[.C300])" office:value-type="string" office:string-value="BSG" calcext:value-type="string">
            <text:p>BSG</text:p>
          </table:table-cell>
          <table:table-cell/>
          <table:table-cell table:formula="of:=CONCATENATE([$przecinki.$A$2];[.B300];[$przecinki.$A$2];[$przecinki.$B$2];[$przecinki.$C$2];[$przecinki.$A$2];[.F300];[$przecinki.$A$2];[$przecinki.$D$2])" office:value-type="string" office:string-value="&quot;prz&quot;: &quot;BSG&quot;," calcext:value-type="string">
            <text:p>"prz": "BSG",</text:p>
          </table:table-cell>
        </table:table-row>
        <table:table-row table:style-name="ro1">
          <table:table-cell/>
          <table:table-cell table:formula="of:=[$tu_edytuj.G302]" office:value-type="string" office:string-value="ps" calcext:value-type="string">
            <text:p>ps</text:p>
          </table:table-cell>
          <table:table-cell table:formula="of:=[$tu_edytuj.H302]" office:value-type="string" office:string-value="BS" calcext:value-type="string">
            <text:p>BS</text:p>
          </table:table-cell>
          <table:table-cell table:formula="of:=[$tu_edytuj.I302]" office:value-type="float" office:value="0" calcext:value-type="float">
            <text:p>0</text:p>
          </table:table-cell>
          <table:table-cell/>
          <table:table-cell table:formula="of:=IF([.C301]=0;[.D301];[.C301])" office:value-type="string" office:string-value="BS" calcext:value-type="string">
            <text:p>BS</text:p>
          </table:table-cell>
          <table:table-cell/>
          <table:table-cell table:formula="of:=CONCATENATE([$przecinki.$A$2];[.B301];[$przecinki.$A$2];[$przecinki.$B$2];[$przecinki.$C$2];[$przecinki.$A$2];[.F301];[$przecinki.$A$2];[$przecinki.$D$2])" office:value-type="string" office:string-value="&quot;ps&quot;: &quot;BS&quot;," calcext:value-type="string">
            <text:p>"ps": "BS",</text:p>
          </table:table-cell>
        </table:table-row>
        <table:table-row table:style-name="ro1">
          <table:table-cell/>
          <table:table-cell table:formula="of:=[$tu_edytuj.G303]" office:value-type="string" office:string-value="psk" calcext:value-type="string">
            <text:p>psk</text:p>
          </table:table-cell>
          <table:table-cell table:formula="of:=[$tu_edytuj.H303]" office:value-type="string" office:string-value="LBS" calcext:value-type="string">
            <text:p>LBS</text:p>
          </table:table-cell>
          <table:table-cell table:formula="of:=[$tu_edytuj.I303]" office:value-type="float" office:value="0" calcext:value-type="float">
            <text:p>0</text:p>
          </table:table-cell>
          <table:table-cell/>
          <table:table-cell table:formula="of:=IF([.C302]=0;[.D302];[.C302])" office:value-type="string" office:string-value="LBS" calcext:value-type="string">
            <text:p>LBS</text:p>
          </table:table-cell>
          <table:table-cell/>
          <table:table-cell table:formula="of:=CONCATENATE([$przecinki.$A$2];[.B302];[$przecinki.$A$2];[$przecinki.$B$2];[$przecinki.$C$2];[$przecinki.$A$2];[.F302];[$przecinki.$A$2];[$przecinki.$D$2])" office:value-type="string" office:string-value="&quot;psk&quot;: &quot;LBS&quot;," calcext:value-type="string">
            <text:p>"psk": "LBS",</text:p>
          </table:table-cell>
        </table:table-row>
        <table:table-row table:style-name="ro1">
          <table:table-cell/>
          <table:table-cell table:formula="of:=[$tu_edytuj.G304]" office:value-type="string" office:string-value="pstw" calcext:value-type="string">
            <text:p>pstw</text:p>
          </table:table-cell>
          <table:table-cell table:formula="of:=[$tu_edytuj.H304]" office:value-type="string" office:string-value="BSTW" calcext:value-type="string">
            <text:p>BSTW</text:p>
          </table:table-cell>
          <table:table-cell table:formula="of:=[$tu_edytuj.I304]" office:value-type="float" office:value="0" calcext:value-type="float">
            <text:p>0</text:p>
          </table:table-cell>
          <table:table-cell/>
          <table:table-cell table:formula="of:=IF([.C303]=0;[.D303];[.C303])" office:value-type="string" office:string-value="BSTW" calcext:value-type="string">
            <text:p>BSTW</text:p>
          </table:table-cell>
          <table:table-cell/>
          <table:table-cell table:formula="of:=CONCATENATE([$przecinki.$A$2];[.B303];[$przecinki.$A$2];[$przecinki.$B$2];[$przecinki.$C$2];[$przecinki.$A$2];[.F303];[$przecinki.$A$2];[$przecinki.$D$2])" office:value-type="string" office:string-value="&quot;pstw&quot;: &quot;BSTW&quot;," calcext:value-type="string">
            <text:p>"pstw": "BSTW",</text:p>
          </table:table-cell>
        </table:table-row>
        <table:table-row table:style-name="ro1">
          <table:table-cell/>
          <table:table-cell table:formula="of:=[$tu_edytuj.G305]" office:value-type="string" office:string-value="psz" calcext:value-type="string">
            <text:p>psz</text:p>
          </table:table-cell>
          <table:table-cell table:formula="of:=[$tu_edytuj.H305]" office:value-type="string" office:string-value="BSG" calcext:value-type="string">
            <text:p>BSG</text:p>
          </table:table-cell>
          <table:table-cell table:formula="of:=[$tu_edytuj.I305]" office:value-type="float" office:value="0" calcext:value-type="float">
            <text:p>0</text:p>
          </table:table-cell>
          <table:table-cell/>
          <table:table-cell table:formula="of:=IF([.C304]=0;[.D304];[.C304])" office:value-type="string" office:string-value="BSG" calcext:value-type="string">
            <text:p>BSG</text:p>
          </table:table-cell>
          <table:table-cell/>
          <table:table-cell table:formula="of:=CONCATENATE([$przecinki.$A$2];[.B304];[$przecinki.$A$2];[$przecinki.$B$2];[$przecinki.$C$2];[$przecinki.$A$2];[.F304];[$przecinki.$A$2];[$przecinki.$D$2])" office:value-type="string" office:string-value="&quot;psz&quot;: &quot;BSG&quot;," calcext:value-type="string">
            <text:p>"psz": "BSG",</text:p>
          </table:table-cell>
        </table:table-row>
        <table:table-row table:style-name="ro1">
          <table:table-cell/>
          <table:table-cell table:formula="of:=[$tu_edytuj.G306]" office:value-type="string" office:string-value="pt" calcext:value-type="string">
            <text:p>pt</text:p>
          </table:table-cell>
          <table:table-cell table:formula="of:=[$tu_edytuj.H306]" office:value-type="string" office:string-value="BT" calcext:value-type="string">
            <text:p>BT</text:p>
          </table:table-cell>
          <table:table-cell table:formula="of:=[$tu_edytuj.I306]" office:value-type="float" office:value="0" calcext:value-type="float">
            <text:p>0</text:p>
          </table:table-cell>
          <table:table-cell/>
          <table:table-cell table:formula="of:=IF([.C305]=0;[.D305];[.C305])" office:value-type="string" office:string-value="BT" calcext:value-type="string">
            <text:p>BT</text:p>
          </table:table-cell>
          <table:table-cell/>
          <table:table-cell table:formula="of:=CONCATENATE([$przecinki.$A$2];[.B305];[$przecinki.$A$2];[$przecinki.$B$2];[$przecinki.$C$2];[$przecinki.$A$2];[.F305];[$przecinki.$A$2];[$przecinki.$D$2])" office:value-type="string" office:string-value="&quot;pt&quot;: &quot;BT&quot;," calcext:value-type="string">
            <text:p>"pt": "BT",</text:p>
          </table:table-cell>
        </table:table-row>
        <table:table-row table:style-name="ro1">
          <table:table-cell/>
          <table:table-cell table:formula="of:=[$tu_edytuj.G307]" office:value-type="string" office:string-value="ptr" calcext:value-type="string">
            <text:p>ptr</text:p>
          </table:table-cell>
          <table:table-cell table:formula="of:=[$tu_edytuj.H307]" office:value-type="string" office:string-value="RBT" calcext:value-type="string">
            <text:p>RBT</text:p>
          </table:table-cell>
          <table:table-cell table:formula="of:=[$tu_edytuj.I307]" office:value-type="float" office:value="0" calcext:value-type="float">
            <text:p>0</text:p>
          </table:table-cell>
          <table:table-cell/>
          <table:table-cell table:formula="of:=IF([.C306]=0;[.D306];[.C306])" office:value-type="string" office:string-value="RBT" calcext:value-type="string">
            <text:p>RBT</text:p>
          </table:table-cell>
          <table:table-cell/>
          <table:table-cell table:formula="of:=CONCATENATE([$przecinki.$A$2];[.B306];[$przecinki.$A$2];[$przecinki.$B$2];[$przecinki.$C$2];[$przecinki.$A$2];[.F306];[$przecinki.$A$2];[$przecinki.$D$2])" office:value-type="string" office:string-value="&quot;ptr&quot;: &quot;RBT&quot;," calcext:value-type="string">
            <text:p>"ptr": "RBT",</text:p>
          </table:table-cell>
        </table:table-row>
        <table:table-row table:style-name="ro1">
          <table:table-cell/>
          <table:table-cell table:formula="of:=[$tu_edytuj.G308]" office:value-type="string" office:string-value="r" calcext:value-type="string">
            <text:p>r</text:p>
          </table:table-cell>
          <table:table-cell table:formula="of:=[$tu_edytuj.H308]" office:value-type="string" office:string-value="R" calcext:value-type="string">
            <text:p>R</text:p>
          </table:table-cell>
          <table:table-cell table:formula="of:=[$tu_edytuj.I308]" office:value-type="float" office:value="0" calcext:value-type="float">
            <text:p>0</text:p>
          </table:table-cell>
          <table:table-cell/>
          <table:table-cell table:formula="of:=IF([.C307]=0;[.D307];[.C307])" office:value-type="string" office:string-value="R" calcext:value-type="string">
            <text:p>R</text:p>
          </table:table-cell>
          <table:table-cell/>
          <table:table-cell table:formula="of:=CONCATENATE([$przecinki.$A$2];[.B307];[$przecinki.$A$2];[$przecinki.$B$2];[$przecinki.$C$2];[$przecinki.$A$2];[.F307];[$przecinki.$A$2];[$przecinki.$D$2])" office:value-type="string" office:string-value="&quot;r&quot;: &quot;R&quot;," calcext:value-type="string">
            <text:p>"r": "R",</text:p>
          </table:table-cell>
        </table:table-row>
        <table:table-row table:style-name="ro1">
          <table:table-cell/>
          <table:table-cell table:formula="of:=[$tu_edytuj.G309]" office:value-type="string" office:string-value="rb" calcext:value-type="string">
            <text:p>rb</text:p>
          </table:table-cell>
          <table:table-cell table:formula="of:=[$tu_edytuj.H309]" office:value-type="string" office:string-value="RB" calcext:value-type="string">
            <text:p>RB</text:p>
          </table:table-cell>
          <table:table-cell table:formula="of:=[$tu_edytuj.I309]" office:value-type="float" office:value="0" calcext:value-type="float">
            <text:p>0</text:p>
          </table:table-cell>
          <table:table-cell/>
          <table:table-cell table:formula="of:=IF([.C308]=0;[.D308];[.C308])" office:value-type="string" office:string-value="RB" calcext:value-type="string">
            <text:p>RB</text:p>
          </table:table-cell>
          <table:table-cell/>
          <table:table-cell table:formula="of:=CONCATENATE([$przecinki.$A$2];[.B308];[$przecinki.$A$2];[$przecinki.$B$2];[$przecinki.$C$2];[$przecinki.$A$2];[.F308];[$przecinki.$A$2];[$przecinki.$D$2])" office:value-type="string" office:string-value="&quot;rb&quot;: &quot;RB&quot;," calcext:value-type="string">
            <text:p>"rb": "RB",</text:p>
          </table:table-cell>
        </table:table-row>
        <table:table-row table:style-name="ro1">
          <table:table-cell/>
          <table:table-cell table:formula="of:=[$tu_edytuj.G310]" office:value-type="string" office:string-value="rc" calcext:value-type="string">
            <text:p>rc</text:p>
          </table:table-cell>
          <table:table-cell table:formula="of:=[$tu_edytuj.H310]" office:value-type="string" office:string-value="CR" calcext:value-type="string">
            <text:p>CR</text:p>
          </table:table-cell>
          <table:table-cell table:formula="of:=[$tu_edytuj.I310]" office:value-type="float" office:value="0" calcext:value-type="float">
            <text:p>0</text:p>
          </table:table-cell>
          <table:table-cell/>
          <table:table-cell table:formula="of:=IF([.C309]=0;[.D309];[.C309])" office:value-type="string" office:string-value="CR" calcext:value-type="string">
            <text:p>CR</text:p>
          </table:table-cell>
          <table:table-cell/>
          <table:table-cell table:formula="of:=CONCATENATE([$przecinki.$A$2];[.B309];[$przecinki.$A$2];[$przecinki.$B$2];[$przecinki.$C$2];[$przecinki.$A$2];[.F309];[$przecinki.$A$2];[$przecinki.$D$2])" office:value-type="string" office:string-value="&quot;rc&quot;: &quot;CR&quot;," calcext:value-type="string">
            <text:p>"rc": "CR",</text:p>
          </table:table-cell>
        </table:table-row>
        <table:table-row table:style-name="ro1">
          <table:table-cell/>
          <table:table-cell table:formula="of:=[$tu_edytuj.G311]" office:value-type="string" office:string-value="rch" calcext:value-type="string">
            <text:p>rch</text:p>
          </table:table-cell>
          <table:table-cell table:formula="of:=[$tu_edytuj.H311]" office:value-type="string" office:string-value="CRB" calcext:value-type="string">
            <text:p>CRB</text:p>
          </table:table-cell>
          <table:table-cell table:formula="of:=[$tu_edytuj.I311]" office:value-type="float" office:value="0" calcext:value-type="float">
            <text:p>0</text:p>
          </table:table-cell>
          <table:table-cell/>
          <table:table-cell table:formula="of:=IF([.C310]=0;[.D310];[.C310])" office:value-type="string" office:string-value="CRB" calcext:value-type="string">
            <text:p>CRB</text:p>
          </table:table-cell>
          <table:table-cell/>
          <table:table-cell table:formula="of:=CONCATENATE([$przecinki.$A$2];[.B310];[$przecinki.$A$2];[$przecinki.$B$2];[$przecinki.$C$2];[$przecinki.$A$2];[.F310];[$przecinki.$A$2];[$przecinki.$D$2])" office:value-type="string" office:string-value="&quot;rch&quot;: &quot;CRB&quot;," calcext:value-type="string">
            <text:p>"rch": "CRB",</text:p>
          </table:table-cell>
        </table:table-row>
        <table:table-row table:style-name="ro1">
          <table:table-cell/>
          <table:table-cell table:formula="of:=[$tu_edytuj.G312]" office:value-type="string" office:string-value="rcz" calcext:value-type="string">
            <text:p>rcz</text:p>
          </table:table-cell>
          <table:table-cell table:formula="of:=[$tu_edytuj.H312]" office:value-type="string" office:string-value="RGW" calcext:value-type="string">
            <text:p>RGW</text:p>
          </table:table-cell>
          <table:table-cell table:formula="of:=[$tu_edytuj.I312]" office:value-type="float" office:value="0" calcext:value-type="float">
            <text:p>0</text:p>
          </table:table-cell>
          <table:table-cell/>
          <table:table-cell table:formula="of:=IF([.C311]=0;[.D311];[.C311])" office:value-type="string" office:string-value="RGW" calcext:value-type="string">
            <text:p>RGW</text:p>
          </table:table-cell>
          <table:table-cell/>
          <table:table-cell table:formula="of:=CONCATENATE([$przecinki.$A$2];[.B311];[$przecinki.$A$2];[$przecinki.$B$2];[$przecinki.$C$2];[$przecinki.$A$2];[.F311];[$przecinki.$A$2];[$przecinki.$D$2])" office:value-type="string" office:string-value="&quot;rcz&quot;: &quot;RGW&quot;," calcext:value-type="string">
            <text:p>"rcz": "RGW",</text:p>
          </table:table-cell>
        </table:table-row>
        <table:table-row table:style-name="ro1">
          <table:table-cell/>
          <table:table-cell table:formula="of:=[$tu_edytuj.G313]" office:value-type="string" office:string-value="rczm" calcext:value-type="string">
            <text:p>rczm</text:p>
          </table:table-cell>
          <table:table-cell table:formula="of:=[$tu_edytuj.H313]" office:value-type="string" office:string-value="CRSGW" calcext:value-type="string">
            <text:p>CRSGW</text:p>
          </table:table-cell>
          <table:table-cell table:formula="of:=[$tu_edytuj.I313]" office:value-type="float" office:value="0" calcext:value-type="float">
            <text:p>0</text:p>
          </table:table-cell>
          <table:table-cell/>
          <table:table-cell table:formula="of:=IF([.C312]=0;[.D312];[.C312])" office:value-type="string" office:string-value="CRSGW" calcext:value-type="string">
            <text:p>CRSGW</text:p>
          </table:table-cell>
          <table:table-cell/>
          <table:table-cell table:formula="of:=CONCATENATE([$przecinki.$A$2];[.B312];[$przecinki.$A$2];[$przecinki.$B$2];[$przecinki.$C$2];[$przecinki.$A$2];[.F312];[$przecinki.$A$2];[$przecinki.$D$2])" office:value-type="string" office:string-value="&quot;rczm&quot;: &quot;CRSGW&quot;," calcext:value-type="string">
            <text:p>"rczm": "CRSGW",</text:p>
          </table:table-cell>
        </table:table-row>
        <table:table-row table:style-name="ro1">
          <table:table-cell/>
          <table:table-cell table:formula="of:=[$tu_edytuj.G314]" office:value-type="string" office:string-value="rć" calcext:value-type="string">
            <text:p>rć</text:p>
          </table:table-cell>
          <table:table-cell table:formula="of:=[$tu_edytuj.H314]" office:value-type="string" office:string-value="RTO" calcext:value-type="string">
            <text:p>RTO</text:p>
          </table:table-cell>
          <table:table-cell table:formula="of:=[$tu_edytuj.I314]" office:value-type="string" office:string-value="CRO" calcext:value-type="string">
            <text:p>CRO</text:p>
          </table:table-cell>
          <table:table-cell/>
          <table:table-cell table:formula="of:=IF([.C313]=0;[.D313];[.C313])" office:value-type="string" office:string-value="RTO" calcext:value-type="string">
            <text:p>RTO</text:p>
          </table:table-cell>
          <table:table-cell/>
          <table:table-cell table:formula="of:=CONCATENATE([$przecinki.$A$2];[.B313];[$przecinki.$A$2];[$przecinki.$B$2];[$przecinki.$C$2];[$przecinki.$A$2];[.F313];[$przecinki.$A$2];[$przecinki.$D$2])" office:value-type="string" office:string-value="&quot;rć&quot;: &quot;RTO&quot;," calcext:value-type="string">
            <text:p>"rć": "RTO",</text:p>
          </table:table-cell>
        </table:table-row>
        <table:table-row table:style-name="ro1">
          <table:table-cell/>
          <table:table-cell table:formula="of:=[$tu_edytuj.G315]" office:value-type="string" office:string-value="rci" calcext:value-type="string">
            <text:p>rci</text:p>
          </table:table-cell>
          <table:table-cell table:formula="of:=[$tu_edytuj.H315]" office:value-type="string" office:string-value="RTW" calcext:value-type="string">
            <text:p>RTW</text:p>
          </table:table-cell>
          <table:table-cell table:formula="of:=[$tu_edytuj.I315]" office:value-type="string" office:string-value="CRW" calcext:value-type="string">
            <text:p>CRW</text:p>
          </table:table-cell>
          <table:table-cell/>
          <table:table-cell table:formula="of:=IF([.C314]=0;[.D314];[.C314])" office:value-type="string" office:string-value="RTW" calcext:value-type="string">
            <text:p>RTW</text:p>
          </table:table-cell>
          <table:table-cell/>
          <table:table-cell table:formula="of:=CONCATENATE([$przecinki.$A$2];[.B314];[$przecinki.$A$2];[$przecinki.$B$2];[$przecinki.$C$2];[$przecinki.$A$2];[.F314];[$przecinki.$A$2];[$przecinki.$D$2])" office:value-type="string" office:string-value="&quot;rci&quot;: &quot;RTW&quot;," calcext:value-type="string">
            <text:p>"rci": "RTW",</text:p>
          </table:table-cell>
        </table:table-row>
        <table:table-row table:style-name="ro1">
          <table:table-cell/>
          <table:table-cell table:formula="of:=[$tu_edytuj.G316]" office:value-type="string" office:string-value="rd" calcext:value-type="string">
            <text:p>rd</text:p>
          </table:table-cell>
          <table:table-cell table:formula="of:=[$tu_edytuj.H316]" office:value-type="string" office:string-value="RT" calcext:value-type="string">
            <text:p>RT</text:p>
          </table:table-cell>
          <table:table-cell table:formula="of:=[$tu_edytuj.I316]" office:value-type="float" office:value="0" calcext:value-type="float">
            <text:p>0</text:p>
          </table:table-cell>
          <table:table-cell/>
          <table:table-cell table:formula="of:=IF([.C315]=0;[.D315];[.C315])" office:value-type="string" office:string-value="RT" calcext:value-type="string">
            <text:p>RT</text:p>
          </table:table-cell>
          <table:table-cell/>
          <table:table-cell table:formula="of:=CONCATENATE([$przecinki.$A$2];[.B315];[$przecinki.$A$2];[$przecinki.$B$2];[$przecinki.$C$2];[$przecinki.$A$2];[.F315];[$przecinki.$A$2];[$przecinki.$D$2])" office:value-type="string" office:string-value="&quot;rd&quot;: &quot;RT&quot;," calcext:value-type="string">
            <text:p>"rd": "RT",</text:p>
          </table:table-cell>
        </table:table-row>
        <table:table-row table:style-name="ro1">
          <table:table-cell/>
          <table:table-cell table:formula="of:=[$tu_edytuj.G317]" office:value-type="string" office:string-value="rdw" calcext:value-type="string">
            <text:p>rdw</text:p>
          </table:table-cell>
          <table:table-cell table:formula="of:=[$tu_edytuj.H317]" office:value-type="string" office:string-value="RTW" calcext:value-type="string">
            <text:p>RTW</text:p>
          </table:table-cell>
          <table:table-cell table:formula="of:=[$tu_edytuj.I317]" office:value-type="float" office:value="0" calcext:value-type="float">
            <text:p>0</text:p>
          </table:table-cell>
          <table:table-cell/>
          <table:table-cell table:formula="of:=IF([.C316]=0;[.D316];[.C316])" office:value-type="string" office:string-value="RTW" calcext:value-type="string">
            <text:p>RTW</text:p>
          </table:table-cell>
          <table:table-cell/>
          <table:table-cell table:formula="of:=CONCATENATE([$przecinki.$A$2];[.B316];[$przecinki.$A$2];[$przecinki.$B$2];[$przecinki.$C$2];[$przecinki.$A$2];[.F316];[$przecinki.$A$2];[$przecinki.$D$2])" office:value-type="string" office:string-value="&quot;rdw&quot;: &quot;RTW&quot;," calcext:value-type="string">
            <text:p>"rdw": "RTW",</text:p>
          </table:table-cell>
        </table:table-row>
        <table:table-row table:style-name="ro1">
          <table:table-cell/>
          <table:table-cell table:formula="of:=[$tu_edytuj.G318]" office:value-type="string" office:string-value="rdz" calcext:value-type="string">
            <text:p>rdz</text:p>
          </table:table-cell>
          <table:table-cell table:formula="of:=[$tu_edytuj.H318]" office:value-type="string" office:string-value="RST" calcext:value-type="string">
            <text:p>RST</text:p>
          </table:table-cell>
          <table:table-cell table:formula="of:=[$tu_edytuj.I318]" office:value-type="float" office:value="0" calcext:value-type="float">
            <text:p>0</text:p>
          </table:table-cell>
          <table:table-cell/>
          <table:table-cell table:formula="of:=IF([.C317]=0;[.D317];[.C317])" office:value-type="string" office:string-value="RST" calcext:value-type="string">
            <text:p>RST</text:p>
          </table:table-cell>
          <table:table-cell/>
          <table:table-cell table:formula="of:=CONCATENATE([$przecinki.$A$2];[.B317];[$przecinki.$A$2];[$przecinki.$B$2];[$przecinki.$C$2];[$przecinki.$A$2];[.F317];[$przecinki.$A$2];[$przecinki.$D$2])" office:value-type="string" office:string-value="&quot;rdz&quot;: &quot;RST&quot;," calcext:value-type="string">
            <text:p>"rdz": "RST",</text:p>
          </table:table-cell>
        </table:table-row>
        <table:table-row table:style-name="ro1">
          <table:table-cell/>
          <table:table-cell table:formula="of:=[$tu_edytuj.G319]" office:value-type="string" office:string-value="rdź" calcext:value-type="string">
            <text:p>rdź</text:p>
          </table:table-cell>
          <table:table-cell table:formula="of:=[$tu_edytuj.H319]" office:value-type="string" office:string-value="CRO" calcext:value-type="string">
            <text:p>CRO</text:p>
          </table:table-cell>
          <table:table-cell table:formula="of:=[$tu_edytuj.I319]" office:value-type="float" office:value="0" calcext:value-type="float">
            <text:p>0</text:p>
          </table:table-cell>
          <table:table-cell/>
          <table:table-cell table:formula="of:=IF([.C318]=0;[.D318];[.C318])" office:value-type="string" office:string-value="CRO" calcext:value-type="string">
            <text:p>CRO</text:p>
          </table:table-cell>
          <table:table-cell/>
          <table:table-cell table:formula="of:=CONCATENATE([$przecinki.$A$2];[.B318];[$przecinki.$A$2];[$przecinki.$B$2];[$przecinki.$C$2];[$przecinki.$A$2];[.F318];[$przecinki.$A$2];[$przecinki.$D$2])" office:value-type="string" office:string-value="&quot;rdź&quot;: &quot;CRO&quot;," calcext:value-type="string">
            <text:p>"rdź": "CRO",</text:p>
          </table:table-cell>
        </table:table-row>
        <table:table-row table:style-name="ro1">
          <table:table-cell/>
          <table:table-cell table:formula="of:=[$tu_edytuj.G320]" office:value-type="string" office:string-value="rdzi" calcext:value-type="string">
            <text:p>rdzi</text:p>
          </table:table-cell>
          <table:table-cell table:formula="of:=[$tu_edytuj.H320]" office:value-type="string" office:string-value="CRW" calcext:value-type="string">
            <text:p>CRW</text:p>
          </table:table-cell>
          <table:table-cell table:formula="of:=[$tu_edytuj.I320]" office:value-type="float" office:value="0" calcext:value-type="float">
            <text:p>0</text:p>
          </table:table-cell>
          <table:table-cell/>
          <table:table-cell table:formula="of:=IF([.C319]=0;[.D319];[.C319])" office:value-type="string" office:string-value="CRW" calcext:value-type="string">
            <text:p>CRW</text:p>
          </table:table-cell>
          <table:table-cell/>
          <table:table-cell table:formula="of:=CONCATENATE([$przecinki.$A$2];[.B319];[$przecinki.$A$2];[$przecinki.$B$2];[$przecinki.$C$2];[$przecinki.$A$2];[.F319];[$przecinki.$A$2];[$przecinki.$D$2])" office:value-type="string" office:string-value="&quot;rdzi&quot;: &quot;CRW&quot;," calcext:value-type="string">
            <text:p>"rdzi": "CRW",</text:p>
          </table:table-cell>
        </table:table-row>
        <table:table-row table:style-name="ro1">
          <table:table-cell/>
          <table:table-cell table:formula="of:=[$tu_edytuj.G321]" office:value-type="string" office:string-value="rf" calcext:value-type="string">
            <text:p>rf</text:p>
          </table:table-cell>
          <table:table-cell table:formula="of:=[$tu_edytuj.H321]" office:value-type="string" office:string-value="RW" calcext:value-type="string">
            <text:p>RW</text:p>
          </table:table-cell>
          <table:table-cell table:formula="of:=[$tu_edytuj.I321]" office:value-type="float" office:value="0" calcext:value-type="float">
            <text:p>0</text:p>
          </table:table-cell>
          <table:table-cell/>
          <table:table-cell table:formula="of:=IF([.C320]=0;[.D320];[.C320])" office:value-type="string" office:string-value="RW" calcext:value-type="string">
            <text:p>RW</text:p>
          </table:table-cell>
          <table:table-cell/>
          <table:table-cell table:formula="of:=CONCATENATE([$przecinki.$A$2];[.B320];[$przecinki.$A$2];[$przecinki.$B$2];[$przecinki.$C$2];[$przecinki.$A$2];[.F320];[$przecinki.$A$2];[$przecinki.$D$2])" office:value-type="string" office:string-value="&quot;rf&quot;: &quot;RW&quot;," calcext:value-type="string">
            <text:p>"rf": "RW",</text:p>
          </table:table-cell>
        </table:table-row>
        <table:table-row table:style-name="ro1">
          <table:table-cell/>
          <table:table-cell table:formula="of:=[$tu_edytuj.G322]" office:value-type="string" office:string-value="rg" calcext:value-type="string">
            <text:p>rg</text:p>
          </table:table-cell>
          <table:table-cell table:formula="of:=[$tu_edytuj.H322]" office:value-type="string" office:string-value="RG" calcext:value-type="string">
            <text:p>RG</text:p>
          </table:table-cell>
          <table:table-cell table:formula="of:=[$tu_edytuj.I322]" office:value-type="float" office:value="0" calcext:value-type="float">
            <text:p>0</text:p>
          </table:table-cell>
          <table:table-cell/>
          <table:table-cell table:formula="of:=IF([.C321]=0;[.D321];[.C321])" office:value-type="string" office:string-value="RG" calcext:value-type="string">
            <text:p>RG</text:p>
          </table:table-cell>
          <table:table-cell/>
          <table:table-cell table:formula="of:=CONCATENATE([$przecinki.$A$2];[.B321];[$przecinki.$A$2];[$przecinki.$B$2];[$przecinki.$C$2];[$przecinki.$A$2];[.F321];[$przecinki.$A$2];[$przecinki.$D$2])" office:value-type="string" office:string-value="&quot;rg&quot;: &quot;RG&quot;," calcext:value-type="string">
            <text:p>"rg": "RG",</text:p>
          </table:table-cell>
        </table:table-row>
        <table:table-row table:style-name="ro1">
          <table:table-cell/>
          <table:table-cell table:formula="of:=[$tu_edytuj.G323]" office:value-type="string" office:string-value="rgł" calcext:value-type="string">
            <text:p>rgł</text:p>
          </table:table-cell>
          <table:table-cell table:formula="of:=[$tu_edytuj.H323]" office:value-type="string" office:string-value="RLBG" calcext:value-type="string">
            <text:p>RLBG</text:p>
          </table:table-cell>
          <table:table-cell table:formula="of:=[$tu_edytuj.I323]" office:value-type="float" office:value="0" calcext:value-type="float">
            <text:p>0</text:p>
          </table:table-cell>
          <table:table-cell/>
          <table:table-cell table:formula="of:=IF([.C322]=0;[.D322];[.C322])" office:value-type="string" office:string-value="RLBG" calcext:value-type="string">
            <text:p>RLBG</text:p>
          </table:table-cell>
          <table:table-cell/>
          <table:table-cell table:formula="of:=CONCATENATE([$przecinki.$A$2];[.B322];[$przecinki.$A$2];[$przecinki.$B$2];[$przecinki.$C$2];[$przecinki.$A$2];[.F322];[$przecinki.$A$2];[$przecinki.$D$2])" office:value-type="string" office:string-value="&quot;rgł&quot;: &quot;RLBG&quot;," calcext:value-type="string">
            <text:p>"rgł": "RLBG",</text:p>
          </table:table-cell>
        </table:table-row>
        <table:table-row table:style-name="ro1">
          <table:table-cell/>
          <table:table-cell table:formula="of:=[$tu_edytuj.G324]" office:value-type="string" office:string-value="rk" calcext:value-type="string">
            <text:p>rk</text:p>
          </table:table-cell>
          <table:table-cell table:formula="of:=[$tu_edytuj.H324]" office:value-type="string" office:string-value="RG" calcext:value-type="string">
            <text:p>RG</text:p>
          </table:table-cell>
          <table:table-cell table:formula="of:=[$tu_edytuj.I324]" office:value-type="float" office:value="0" calcext:value-type="float">
            <text:p>0</text:p>
          </table:table-cell>
          <table:table-cell/>
          <table:table-cell table:formula="of:=IF([.C323]=0;[.D323];[.C323])" office:value-type="string" office:string-value="RG" calcext:value-type="string">
            <text:p>RG</text:p>
          </table:table-cell>
          <table:table-cell/>
          <table:table-cell table:formula="of:=CONCATENATE([$przecinki.$A$2];[.B323];[$przecinki.$A$2];[$przecinki.$B$2];[$przecinki.$C$2];[$przecinki.$A$2];[.F323];[$przecinki.$A$2];[$przecinki.$D$2])" office:value-type="string" office:string-value="&quot;rk&quot;: &quot;RG&quot;," calcext:value-type="string">
            <text:p>"rk": "RG",</text:p>
          </table:table-cell>
        </table:table-row>
        <table:table-row table:style-name="ro1">
          <table:table-cell/>
          <table:table-cell table:formula="of:=[$tu_edytuj.G325]" office:value-type="string" office:string-value="rl" calcext:value-type="string">
            <text:p>rl</text:p>
          </table:table-cell>
          <table:table-cell table:formula="of:=[$tu_edytuj.H325]" office:value-type="string" office:string-value="RL" calcext:value-type="string">
            <text:p>RL</text:p>
          </table:table-cell>
          <table:table-cell table:formula="of:=[$tu_edytuj.I325]" office:value-type="float" office:value="0" calcext:value-type="float">
            <text:p>0</text:p>
          </table:table-cell>
          <table:table-cell/>
          <table:table-cell table:formula="of:=IF([.C324]=0;[.D324];[.C324])" office:value-type="string" office:string-value="RL" calcext:value-type="string">
            <text:p>RL</text:p>
          </table:table-cell>
          <table:table-cell/>
          <table:table-cell table:formula="of:=CONCATENATE([$przecinki.$A$2];[.B324];[$przecinki.$A$2];[$przecinki.$B$2];[$przecinki.$C$2];[$przecinki.$A$2];[.F324];[$przecinki.$A$2];[$przecinki.$D$2])" office:value-type="string" office:string-value="&quot;rl&quot;: &quot;RL&quot;," calcext:value-type="string">
            <text:p>"rl": "RL",</text:p>
          </table:table-cell>
        </table:table-row>
        <table:table-row table:style-name="ro1">
          <table:table-cell/>
          <table:table-cell table:formula="of:=[$tu_edytuj.G326]" office:value-type="string" office:string-value="rls" calcext:value-type="string">
            <text:p>rls</text:p>
          </table:table-cell>
          <table:table-cell table:formula="of:=[$tu_edytuj.H326]" office:value-type="string" office:string-value="RLS" calcext:value-type="string">
            <text:p>RLS</text:p>
          </table:table-cell>
          <table:table-cell table:formula="of:=[$tu_edytuj.I326]" office:value-type="float" office:value="0" calcext:value-type="float">
            <text:p>0</text:p>
          </table:table-cell>
          <table:table-cell/>
          <table:table-cell table:formula="of:=IF([.C325]=0;[.D325];[.C325])" office:value-type="string" office:string-value="RLS" calcext:value-type="string">
            <text:p>RLS</text:p>
          </table:table-cell>
          <table:table-cell/>
          <table:table-cell table:formula="of:=CONCATENATE([$przecinki.$A$2];[.B325];[$przecinki.$A$2];[$przecinki.$B$2];[$przecinki.$C$2];[$przecinki.$A$2];[.F325];[$przecinki.$A$2];[$przecinki.$D$2])" office:value-type="string" office:string-value="&quot;rls&quot;: &quot;RLS&quot;," calcext:value-type="string">
            <text:p>"rls": "RLS",</text:p>
          </table:table-cell>
        </table:table-row>
        <table:table-row table:style-name="ro1">
          <table:table-cell/>
          <table:table-cell table:formula="of:=[$tu_edytuj.G327]" office:value-type="string" office:string-value="rł" calcext:value-type="string">
            <text:p>rł</text:p>
          </table:table-cell>
          <table:table-cell table:formula="of:=[$tu_edytuj.H327]" office:value-type="string" office:string-value="RLB" calcext:value-type="string">
            <text:p>RLB</text:p>
          </table:table-cell>
          <table:table-cell table:formula="of:=[$tu_edytuj.I327]" office:value-type="float" office:value="0" calcext:value-type="float">
            <text:p>0</text:p>
          </table:table-cell>
          <table:table-cell/>
          <table:table-cell table:formula="of:=IF([.C326]=0;[.D326];[.C326])" office:value-type="string" office:string-value="RLB" calcext:value-type="string">
            <text:p>RLB</text:p>
          </table:table-cell>
          <table:table-cell/>
          <table:table-cell table:formula="of:=CONCATENATE([$przecinki.$A$2];[.B326];[$przecinki.$A$2];[$przecinki.$B$2];[$przecinki.$C$2];[$przecinki.$A$2];[.F326];[$przecinki.$A$2];[$przecinki.$D$2])" office:value-type="string" office:string-value="&quot;rł&quot;: &quot;RLB&quot;," calcext:value-type="string">
            <text:p>"rł": "RLB",</text:p>
          </table:table-cell>
        </table:table-row>
        <table:table-row table:style-name="ro1">
          <table:table-cell/>
          <table:table-cell table:formula="of:=[$tu_edytuj.G328]" office:value-type="string" office:string-value="rm" calcext:value-type="string">
            <text:p>rm</text:p>
          </table:table-cell>
          <table:table-cell table:formula="of:=[$tu_edytuj.H328]" office:value-type="string" office:string-value="CRS" calcext:value-type="string">
            <text:p>CRS</text:p>
          </table:table-cell>
          <table:table-cell table:formula="of:=[$tu_edytuj.I328]" office:value-type="float" office:value="0" calcext:value-type="float">
            <text:p>0</text:p>
          </table:table-cell>
          <table:table-cell/>
          <table:table-cell table:formula="of:=IF([.C327]=0;[.D327];[.C327])" office:value-type="string" office:string-value="CRS" calcext:value-type="string">
            <text:p>CRS</text:p>
          </table:table-cell>
          <table:table-cell/>
          <table:table-cell table:formula="of:=CONCATENATE([$przecinki.$A$2];[.B327];[$przecinki.$A$2];[$przecinki.$B$2];[$przecinki.$C$2];[$przecinki.$A$2];[.F327];[$przecinki.$A$2];[$przecinki.$D$2])" office:value-type="string" office:string-value="&quot;rm&quot;: &quot;CRS&quot;," calcext:value-type="string">
            <text:p>"rm": "CRS",</text:p>
          </table:table-cell>
        </table:table-row>
        <table:table-row table:style-name="ro1">
          <table:table-cell/>
          <table:table-cell table:formula="of:=[$tu_edytuj.G329]" office:value-type="string" office:string-value="rn" calcext:value-type="string">
            <text:p>rn</text:p>
          </table:table-cell>
          <table:table-cell table:formula="of:=[$tu_edytuj.H329]" office:value-type="string" office:string-value="CRL" calcext:value-type="string">
            <text:p>CRL</text:p>
          </table:table-cell>
          <table:table-cell table:formula="of:=[$tu_edytuj.I329]" office:value-type="float" office:value="0" calcext:value-type="float">
            <text:p>0</text:p>
          </table:table-cell>
          <table:table-cell/>
          <table:table-cell table:formula="of:=IF([.C328]=0;[.D328];[.C328])" office:value-type="string" office:string-value="CRL" calcext:value-type="string">
            <text:p>CRL</text:p>
          </table:table-cell>
          <table:table-cell/>
          <table:table-cell table:formula="of:=CONCATENATE([$przecinki.$A$2];[.B328];[$przecinki.$A$2];[$przecinki.$B$2];[$przecinki.$C$2];[$przecinki.$A$2];[.F328];[$przecinki.$A$2];[$przecinki.$D$2])" office:value-type="string" office:string-value="&quot;rn&quot;: &quot;CRL&quot;," calcext:value-type="string">
            <text:p>"rn": "CRL",</text:p>
          </table:table-cell>
        </table:table-row>
        <table:table-row table:style-name="ro1">
          <table:table-cell/>
          <table:table-cell table:formula="of:=[$tu_edytuj.G330]" office:value-type="string" office:string-value="rncz" calcext:value-type="string">
            <text:p>rncz</text:p>
          </table:table-cell>
          <table:table-cell table:formula="of:=[$tu_edytuj.H330]" office:value-type="float" office:value="0" calcext:value-type="float">
            <text:p>0</text:p>
          </table:table-cell>
          <table:table-cell table:formula="of:=[$tu_edytuj.I330]" office:value-type="string" office:string-value="RLGW" calcext:value-type="string">
            <text:p>RLGW</text:p>
          </table:table-cell>
          <table:table-cell/>
          <table:table-cell table:formula="of:=IF([.C329]=0;[.D329];[.C329])" office:value-type="string" office:string-value="RLGW" calcext:value-type="string">
            <text:p>RLGW</text:p>
          </table:table-cell>
          <table:table-cell/>
          <table:table-cell table:formula="of:=CONCATENATE([$przecinki.$A$2];[.B329];[$przecinki.$A$2];[$przecinki.$B$2];[$przecinki.$C$2];[$przecinki.$A$2];[.F329];[$przecinki.$A$2];[$przecinki.$D$2])" office:value-type="string" office:string-value="&quot;rncz&quot;: &quot;RLGW&quot;," calcext:value-type="string">
            <text:p>"rncz": "RLGW",</text:p>
          </table:table-cell>
        </table:table-row>
        <table:table-row table:style-name="ro1">
          <table:table-cell/>
          <table:table-cell table:formula="of:=[$tu_edytuj.G331]" office:value-type="string" office:string-value="rń" calcext:value-type="string">
            <text:p>rń</text:p>
          </table:table-cell>
          <table:table-cell table:formula="of:=[$tu_edytuj.H331]" office:value-type="string" office:string-value="CLRO" calcext:value-type="string">
            <text:p>CLRO</text:p>
          </table:table-cell>
          <table:table-cell table:formula="of:=[$tu_edytuj.I331]" office:value-type="float" office:value="0" calcext:value-type="float">
            <text:p>0</text:p>
          </table:table-cell>
          <table:table-cell/>
          <table:table-cell table:formula="of:=IF([.C330]=0;[.D330];[.C330])" office:value-type="string" office:string-value="CLRO" calcext:value-type="string">
            <text:p>CLRO</text:p>
          </table:table-cell>
          <table:table-cell/>
          <table:table-cell table:formula="of:=CONCATENATE([$przecinki.$A$2];[.B330];[$przecinki.$A$2];[$przecinki.$B$2];[$przecinki.$C$2];[$przecinki.$A$2];[.F330];[$przecinki.$A$2];[$przecinki.$D$2])" office:value-type="string" office:string-value="&quot;rń&quot;: &quot;CLRO&quot;," calcext:value-type="string">
            <text:p>"rń": "CLRO",</text:p>
          </table:table-cell>
        </table:table-row>
        <table:table-row table:style-name="ro1">
          <table:table-cell/>
          <table:table-cell table:formula="of:=[$tu_edytuj.G332]" office:value-type="string" office:string-value="rni" calcext:value-type="string">
            <text:p>rni</text:p>
          </table:table-cell>
          <table:table-cell table:formula="of:=[$tu_edytuj.H332]" office:value-type="string" office:string-value="CLRW" calcext:value-type="string">
            <text:p>CLRW</text:p>
          </table:table-cell>
          <table:table-cell table:formula="of:=[$tu_edytuj.I332]" office:value-type="float" office:value="0" calcext:value-type="float">
            <text:p>0</text:p>
          </table:table-cell>
          <table:table-cell/>
          <table:table-cell table:formula="of:=IF([.C331]=0;[.D331];[.C331])" office:value-type="string" office:string-value="CLRW" calcext:value-type="string">
            <text:p>CLRW</text:p>
          </table:table-cell>
          <table:table-cell/>
          <table:table-cell table:formula="of:=CONCATENATE([$przecinki.$A$2];[.B331];[$przecinki.$A$2];[$przecinki.$B$2];[$przecinki.$C$2];[$przecinki.$A$2];[.F331];[$przecinki.$A$2];[$przecinki.$D$2])" office:value-type="string" office:string-value="&quot;rni&quot;: &quot;CLRW&quot;," calcext:value-type="string">
            <text:p>"rni": "CLRW",</text:p>
          </table:table-cell>
        </table:table-row>
        <table:table-row table:style-name="ro1">
          <table:table-cell/>
          <table:table-cell table:formula="of:=[$tu_edytuj.G333]" office:value-type="string" office:string-value="rp" calcext:value-type="string">
            <text:p>rp</text:p>
          </table:table-cell>
          <table:table-cell table:formula="of:=[$tu_edytuj.H333]" office:value-type="string" office:string-value="RB" calcext:value-type="string">
            <text:p>RB</text:p>
          </table:table-cell>
          <table:table-cell table:formula="of:=[$tu_edytuj.I333]" office:value-type="float" office:value="0" calcext:value-type="float">
            <text:p>0</text:p>
          </table:table-cell>
          <table:table-cell/>
          <table:table-cell table:formula="of:=IF([.C332]=0;[.D332];[.C332])" office:value-type="string" office:string-value="RB" calcext:value-type="string">
            <text:p>RB</text:p>
          </table:table-cell>
          <table:table-cell/>
          <table:table-cell table:formula="of:=CONCATENATE([$przecinki.$A$2];[.B332];[$przecinki.$A$2];[$przecinki.$B$2];[$przecinki.$C$2];[$przecinki.$A$2];[.F332];[$przecinki.$A$2];[$przecinki.$D$2])" office:value-type="string" office:string-value="&quot;rp&quot;: &quot;RB&quot;," calcext:value-type="string">
            <text:p>"rp": "RB",</text:p>
          </table:table-cell>
        </table:table-row>
        <table:table-row table:style-name="ro1">
          <table:table-cell/>
          <table:table-cell table:formula="of:=[$tu_edytuj.G334]" office:value-type="string" office:string-value="rps" calcext:value-type="string">
            <text:p>rps</text:p>
          </table:table-cell>
          <table:table-cell table:formula="of:=[$tu_edytuj.H334]" office:value-type="string" office:string-value="RBS" calcext:value-type="string">
            <text:p>RBS</text:p>
          </table:table-cell>
          <table:table-cell table:formula="of:=[$tu_edytuj.I334]" office:value-type="float" office:value="0" calcext:value-type="float">
            <text:p>0</text:p>
          </table:table-cell>
          <table:table-cell/>
          <table:table-cell table:formula="of:=IF([.C333]=0;[.D333];[.C333])" office:value-type="string" office:string-value="RBS" calcext:value-type="string">
            <text:p>RBS</text:p>
          </table:table-cell>
          <table:table-cell/>
          <table:table-cell table:formula="of:=CONCATENATE([$przecinki.$A$2];[.B333];[$przecinki.$A$2];[$przecinki.$B$2];[$przecinki.$C$2];[$przecinki.$A$2];[.F333];[$przecinki.$A$2];[$przecinki.$D$2])" office:value-type="string" office:string-value="&quot;rps&quot;: &quot;RBS&quot;," calcext:value-type="string">
            <text:p>"rps": "RBS",</text:p>
          </table:table-cell>
        </table:table-row>
        <table:table-row table:style-name="ro1">
          <table:table-cell/>
          <table:table-cell table:formula="of:=[$tu_edytuj.G335]" office:value-type="string" office:string-value="rpt" calcext:value-type="string">
            <text:p>rpt</text:p>
          </table:table-cell>
          <table:table-cell table:formula="of:=[$tu_edytuj.H335]" office:value-type="string" office:string-value="RBT" calcext:value-type="string">
            <text:p>RBT</text:p>
          </table:table-cell>
          <table:table-cell table:formula="of:=[$tu_edytuj.I335]" office:value-type="float" office:value="0" calcext:value-type="float">
            <text:p>0</text:p>
          </table:table-cell>
          <table:table-cell/>
          <table:table-cell table:formula="of:=IF([.C334]=0;[.D334];[.C334])" office:value-type="string" office:string-value="RBT" calcext:value-type="string">
            <text:p>RBT</text:p>
          </table:table-cell>
          <table:table-cell/>
          <table:table-cell table:formula="of:=CONCATENATE([$przecinki.$A$2];[.B334];[$przecinki.$A$2];[$przecinki.$B$2];[$przecinki.$C$2];[$przecinki.$A$2];[.F334];[$przecinki.$A$2];[$przecinki.$D$2])" office:value-type="string" office:string-value="&quot;rpt&quot;: &quot;RBT&quot;," calcext:value-type="string">
            <text:p>"rpt": "RBT",</text:p>
          </table:table-cell>
        </table:table-row>
        <table:table-row table:style-name="ro1">
          <table:table-cell/>
          <table:table-cell table:formula="of:=[$tu_edytuj.G336]" office:value-type="string" office:string-value="rr" calcext:value-type="string">
            <text:p>rr</text:p>
          </table:table-cell>
          <table:table-cell table:formula="of:=[$tu_edytuj.H336]" office:value-type="string" office:string-value="R" calcext:value-type="string">
            <text:p>R</text:p>
          </table:table-cell>
          <table:table-cell table:formula="of:=[$tu_edytuj.I336]" office:value-type="float" office:value="0" calcext:value-type="float">
            <text:p>0</text:p>
          </table:table-cell>
          <table:table-cell/>
          <table:table-cell table:formula="of:=IF([.C335]=0;[.D335];[.C335])" office:value-type="string" office:string-value="R" calcext:value-type="string">
            <text:p>R</text:p>
          </table:table-cell>
          <table:table-cell/>
          <table:table-cell table:formula="of:=CONCATENATE([$przecinki.$A$2];[.B335];[$przecinki.$A$2];[$przecinki.$B$2];[$przecinki.$C$2];[$przecinki.$A$2];[.F335];[$przecinki.$A$2];[$przecinki.$D$2])" office:value-type="string" office:string-value="&quot;rr&quot;: &quot;R&quot;," calcext:value-type="string">
            <text:p>"rr": "R",</text:p>
          </table:table-cell>
        </table:table-row>
        <table:table-row table:style-name="ro1">
          <table:table-cell/>
          <table:table-cell table:formula="of:=[$tu_edytuj.G337]" office:value-type="string" office:string-value="rs" calcext:value-type="string">
            <text:p>rs</text:p>
          </table:table-cell>
          <table:table-cell table:formula="of:=[$tu_edytuj.H337]" office:value-type="string" office:string-value="RS" calcext:value-type="string">
            <text:p>RS</text:p>
          </table:table-cell>
          <table:table-cell table:formula="of:=[$tu_edytuj.I337]" office:value-type="float" office:value="0" calcext:value-type="float">
            <text:p>0</text:p>
          </table:table-cell>
          <table:table-cell/>
          <table:table-cell table:formula="of:=IF([.C336]=0;[.D336];[.C336])" office:value-type="string" office:string-value="RS" calcext:value-type="string">
            <text:p>RS</text:p>
          </table:table-cell>
          <table:table-cell/>
          <table:table-cell table:formula="of:=CONCATENATE([$przecinki.$A$2];[.B336];[$przecinki.$A$2];[$przecinki.$B$2];[$przecinki.$C$2];[$przecinki.$A$2];[.F336];[$przecinki.$A$2];[$przecinki.$D$2])" office:value-type="string" office:string-value="&quot;rs&quot;: &quot;RS&quot;," calcext:value-type="string">
            <text:p>"rs": "RS",</text:p>
          </table:table-cell>
        </table:table-row>
        <table:table-row table:style-name="ro1">
          <table:table-cell/>
          <table:table-cell table:formula="of:=[$tu_edytuj.G338]" office:value-type="string" office:string-value="rsk" calcext:value-type="string">
            <text:p>rsk</text:p>
          </table:table-cell>
          <table:table-cell table:formula="of:=[$tu_edytuj.H338]" office:value-type="string" office:string-value="RLS" calcext:value-type="string">
            <text:p>RLS</text:p>
          </table:table-cell>
          <table:table-cell table:formula="of:=[$tu_edytuj.I338]" office:value-type="float" office:value="0" calcext:value-type="float">
            <text:p>0</text:p>
          </table:table-cell>
          <table:table-cell/>
          <table:table-cell table:formula="of:=IF([.C337]=0;[.D337];[.C337])" office:value-type="string" office:string-value="RLS" calcext:value-type="string">
            <text:p>RLS</text:p>
          </table:table-cell>
          <table:table-cell/>
          <table:table-cell table:formula="of:=CONCATENATE([$przecinki.$A$2];[.B337];[$przecinki.$A$2];[$przecinki.$B$2];[$przecinki.$C$2];[$przecinki.$A$2];[.F337];[$przecinki.$A$2];[$przecinki.$D$2])" office:value-type="string" office:string-value="&quot;rsk&quot;: &quot;RLS&quot;," calcext:value-type="string">
            <text:p>"rsk": "RLS",</text:p>
          </table:table-cell>
        </table:table-row>
        <table:table-row table:style-name="ro1">
          <table:table-cell/>
          <table:table-cell table:formula="of:=[$tu_edytuj.G339]" office:value-type="string" office:string-value="rst" calcext:value-type="string">
            <text:p>rst</text:p>
          </table:table-cell>
          <table:table-cell table:formula="of:=[$tu_edytuj.H339]" office:value-type="string" office:string-value="RST" calcext:value-type="string">
            <text:p>RST</text:p>
          </table:table-cell>
          <table:table-cell table:formula="of:=[$tu_edytuj.I339]" office:value-type="float" office:value="0" calcext:value-type="float">
            <text:p>0</text:p>
          </table:table-cell>
          <table:table-cell/>
          <table:table-cell table:formula="of:=IF([.C338]=0;[.D338];[.C338])" office:value-type="string" office:string-value="RST" calcext:value-type="string">
            <text:p>RST</text:p>
          </table:table-cell>
          <table:table-cell/>
          <table:table-cell table:formula="of:=CONCATENATE([$przecinki.$A$2];[.B338];[$przecinki.$A$2];[$przecinki.$B$2];[$przecinki.$C$2];[$przecinki.$A$2];[.F338];[$przecinki.$A$2];[$przecinki.$D$2])" office:value-type="string" office:string-value="&quot;rst&quot;: &quot;RST&quot;," calcext:value-type="string">
            <text:p>"rst": "RST",</text:p>
          </table:table-cell>
        </table:table-row>
        <table:table-row table:style-name="ro1">
          <table:table-cell/>
          <table:table-cell table:formula="of:=[$tu_edytuj.G340]" office:value-type="string" office:string-value="rstw" calcext:value-type="string">
            <text:p>rstw</text:p>
          </table:table-cell>
          <table:table-cell table:formula="of:=[$tu_edytuj.H340]" office:value-type="string" office:string-value="RSTW" calcext:value-type="string">
            <text:p>RSTW</text:p>
          </table:table-cell>
          <table:table-cell table:formula="of:=[$tu_edytuj.I340]" office:value-type="float" office:value="0" calcext:value-type="float">
            <text:p>0</text:p>
          </table:table-cell>
          <table:table-cell/>
          <table:table-cell table:formula="of:=IF([.C339]=0;[.D339];[.C339])" office:value-type="string" office:string-value="RSTW" calcext:value-type="string">
            <text:p>RSTW</text:p>
          </table:table-cell>
          <table:table-cell/>
          <table:table-cell table:formula="of:=CONCATENATE([$przecinki.$A$2];[.B339];[$przecinki.$A$2];[$przecinki.$B$2];[$przecinki.$C$2];[$przecinki.$A$2];[.F339];[$przecinki.$A$2];[$przecinki.$D$2])" office:value-type="string" office:string-value="&quot;rstw&quot;: &quot;RSTW&quot;," calcext:value-type="string">
            <text:p>"rstw": "RSTW",</text:p>
          </table:table-cell>
        </table:table-row>
        <table:table-row table:style-name="ro1">
          <table:table-cell/>
          <table:table-cell table:formula="of:=[$tu_edytuj.G341]" office:value-type="string" office:string-value="rsz" calcext:value-type="string">
            <text:p>rsz</text:p>
          </table:table-cell>
          <table:table-cell table:formula="of:=[$tu_edytuj.H341]" office:value-type="string" office:string-value="RSG" calcext:value-type="string">
            <text:p>RSG</text:p>
          </table:table-cell>
          <table:table-cell table:formula="of:=[$tu_edytuj.I341]" office:value-type="float" office:value="0" calcext:value-type="float">
            <text:p>0</text:p>
          </table:table-cell>
          <table:table-cell/>
          <table:table-cell table:formula="of:=IF([.C340]=0;[.D340];[.C340])" office:value-type="string" office:string-value="RSG" calcext:value-type="string">
            <text:p>RSG</text:p>
          </table:table-cell>
          <table:table-cell/>
          <table:table-cell table:formula="of:=CONCATENATE([$przecinki.$A$2];[.B340];[$przecinki.$A$2];[$przecinki.$B$2];[$przecinki.$C$2];[$przecinki.$A$2];[.F340];[$przecinki.$A$2];[$przecinki.$D$2])" office:value-type="string" office:string-value="&quot;rsz&quot;: &quot;RSG&quot;," calcext:value-type="string">
            <text:p>"rsz": "RSG",</text:p>
          </table:table-cell>
        </table:table-row>
        <table:table-row table:style-name="ro1">
          <table:table-cell/>
          <table:table-cell table:formula="of:=[$tu_edytuj.G342]" office:value-type="string" office:string-value="rszcz" calcext:value-type="string">
            <text:p>rszcz</text:p>
          </table:table-cell>
          <table:table-cell table:formula="of:=[$tu_edytuj.H342]" office:value-type="string" office:string-value="RSGW" calcext:value-type="string">
            <text:p>RSGW</text:p>
          </table:table-cell>
          <table:table-cell table:formula="of:=[$tu_edytuj.I342]" office:value-type="float" office:value="0" calcext:value-type="float">
            <text:p>0</text:p>
          </table:table-cell>
          <table:table-cell/>
          <table:table-cell table:formula="of:=IF([.C341]=0;[.D341];[.C341])" office:value-type="string" office:string-value="RSGW" calcext:value-type="string">
            <text:p>RSGW</text:p>
          </table:table-cell>
          <table:table-cell/>
          <table:table-cell table:formula="of:=CONCATENATE([$przecinki.$A$2];[.B341];[$przecinki.$A$2];[$przecinki.$B$2];[$przecinki.$C$2];[$przecinki.$A$2];[.F341];[$przecinki.$A$2];[$przecinki.$D$2])" office:value-type="string" office:string-value="&quot;rszcz&quot;: &quot;RSGW&quot;," calcext:value-type="string">
            <text:p>"rszcz": "RSGW",</text:p>
          </table:table-cell>
        </table:table-row>
        <table:table-row table:style-name="ro1">
          <table:table-cell/>
          <table:table-cell table:formula="of:=[$tu_edytuj.G343]" office:value-type="string" office:string-value="rszt" calcext:value-type="string">
            <text:p>rszt</text:p>
          </table:table-cell>
          <table:table-cell table:formula="of:=[$tu_edytuj.H343]" office:value-type="string" office:string-value="RSGT" calcext:value-type="string">
            <text:p>RSGT</text:p>
          </table:table-cell>
          <table:table-cell table:formula="of:=[$tu_edytuj.I343]" office:value-type="float" office:value="0" calcext:value-type="float">
            <text:p>0</text:p>
          </table:table-cell>
          <table:table-cell/>
          <table:table-cell table:formula="of:=IF([.C342]=0;[.D342];[.C342])" office:value-type="string" office:string-value="RSGT" calcext:value-type="string">
            <text:p>RSGT</text:p>
          </table:table-cell>
          <table:table-cell/>
          <table:table-cell table:formula="of:=CONCATENATE([$przecinki.$A$2];[.B342];[$przecinki.$A$2];[$przecinki.$B$2];[$przecinki.$C$2];[$przecinki.$A$2];[.F342];[$przecinki.$A$2];[$przecinki.$D$2])" office:value-type="string" office:string-value="&quot;rszt&quot;: &quot;RSGT&quot;," calcext:value-type="string">
            <text:p>"rszt": "RSGT",</text:p>
          </table:table-cell>
        </table:table-row>
        <table:table-row table:style-name="ro1">
          <table:table-cell/>
          <table:table-cell table:formula="of:=[$tu_edytuj.G344]" office:value-type="string" office:string-value="rść" calcext:value-type="string">
            <text:p>rść</text:p>
          </table:table-cell>
          <table:table-cell table:formula="of:=[$tu_edytuj.H344]" office:value-type="string" office:string-value="RSTO" calcext:value-type="string">
            <text:p>RSTO</text:p>
          </table:table-cell>
          <table:table-cell table:formula="of:=[$tu_edytuj.I344]" office:value-type="float" office:value="0" calcext:value-type="float">
            <text:p>0</text:p>
          </table:table-cell>
          <table:table-cell/>
          <table:table-cell table:formula="of:=IF([.C343]=0;[.D343];[.C343])" office:value-type="string" office:string-value="RSTO" calcext:value-type="string">
            <text:p>RSTO</text:p>
          </table:table-cell>
          <table:table-cell/>
          <table:table-cell table:formula="of:=CONCATENATE([$przecinki.$A$2];[.B343];[$przecinki.$A$2];[$przecinki.$B$2];[$przecinki.$C$2];[$przecinki.$A$2];[.F343];[$przecinki.$A$2];[$przecinki.$D$2])" office:value-type="string" office:string-value="&quot;rść&quot;: &quot;RSTO&quot;," calcext:value-type="string">
            <text:p>"rść": "RSTO",</text:p>
          </table:table-cell>
        </table:table-row>
        <table:table-row table:style-name="ro1">
          <table:table-cell/>
          <table:table-cell table:formula="of:=[$tu_edytuj.G345]" office:value-type="string" office:string-value="rści" calcext:value-type="string">
            <text:p>rści</text:p>
          </table:table-cell>
          <table:table-cell table:formula="of:=[$tu_edytuj.H345]" office:value-type="string" office:string-value="RSTW" calcext:value-type="string">
            <text:p>RSTW</text:p>
          </table:table-cell>
          <table:table-cell table:formula="of:=[$tu_edytuj.I345]" office:value-type="float" office:value="0" calcext:value-type="float">
            <text:p>0</text:p>
          </table:table-cell>
          <table:table-cell/>
          <table:table-cell table:formula="of:=IF([.C344]=0;[.D344];[.C344])" office:value-type="string" office:string-value="RSTW" calcext:value-type="string">
            <text:p>RSTW</text:p>
          </table:table-cell>
          <table:table-cell/>
          <table:table-cell table:formula="of:=CONCATENATE([$przecinki.$A$2];[.B344];[$przecinki.$A$2];[$przecinki.$B$2];[$przecinki.$C$2];[$przecinki.$A$2];[.F344];[$przecinki.$A$2];[$przecinki.$D$2])" office:value-type="string" office:string-value="&quot;rści&quot;: &quot;RSTW&quot;," calcext:value-type="string">
            <text:p>"rści": "RSTW",</text:p>
          </table:table-cell>
        </table:table-row>
        <table:table-row table:style-name="ro1">
          <table:table-cell/>
          <table:table-cell table:formula="of:=[$tu_edytuj.G346]" office:value-type="string" office:string-value="rt" calcext:value-type="string">
            <text:p>rt</text:p>
          </table:table-cell>
          <table:table-cell table:formula="of:=[$tu_edytuj.H346]" office:value-type="string" office:string-value="RT" calcext:value-type="string">
            <text:p>RT</text:p>
          </table:table-cell>
          <table:table-cell table:formula="of:=[$tu_edytuj.I346]" office:value-type="float" office:value="0" calcext:value-type="float">
            <text:p>0</text:p>
          </table:table-cell>
          <table:table-cell/>
          <table:table-cell table:formula="of:=IF([.C345]=0;[.D345];[.C345])" office:value-type="string" office:string-value="RT" calcext:value-type="string">
            <text:p>RT</text:p>
          </table:table-cell>
          <table:table-cell/>
          <table:table-cell table:formula="of:=CONCATENATE([$przecinki.$A$2];[.B345];[$przecinki.$A$2];[$przecinki.$B$2];[$przecinki.$C$2];[$przecinki.$A$2];[.F345];[$przecinki.$A$2];[$przecinki.$D$2])" office:value-type="string" office:string-value="&quot;rt&quot;: &quot;RT&quot;," calcext:value-type="string">
            <text:p>"rt": "RT",</text:p>
          </table:table-cell>
        </table:table-row>
        <table:table-row table:style-name="ro1">
          <table:table-cell/>
          <table:table-cell table:formula="of:=[$tu_edytuj.G347]" office:value-type="string" office:string-value="rtw" calcext:value-type="string">
            <text:p>rtw</text:p>
          </table:table-cell>
          <table:table-cell table:formula="of:=[$tu_edytuj.H347]" office:value-type="float" office:value="0" calcext:value-type="float">
            <text:p>0</text:p>
          </table:table-cell>
          <table:table-cell table:formula="of:=[$tu_edytuj.I347]" office:value-type="string" office:string-value="RTW" calcext:value-type="string">
            <text:p>RTW</text:p>
          </table:table-cell>
          <table:table-cell/>
          <table:table-cell table:formula="of:=IF([.C346]=0;[.D346];[.C346])" office:value-type="string" office:string-value="RTW" calcext:value-type="string">
            <text:p>RTW</text:p>
          </table:table-cell>
          <table:table-cell/>
          <table:table-cell table:formula="of:=CONCATENATE([$przecinki.$A$2];[.B346];[$przecinki.$A$2];[$przecinki.$B$2];[$przecinki.$C$2];[$przecinki.$A$2];[.F346];[$przecinki.$A$2];[$przecinki.$D$2])" office:value-type="string" office:string-value="&quot;rtw&quot;: &quot;RTW&quot;," calcext:value-type="string">
            <text:p>"rtw": "RTW",</text:p>
          </table:table-cell>
        </table:table-row>
        <table:table-row table:style-name="ro1">
          <table:table-cell/>
          <table:table-cell table:formula="of:=[$tu_edytuj.G348]" office:value-type="string" office:string-value="rw" calcext:value-type="string">
            <text:p>rw</text:p>
          </table:table-cell>
          <table:table-cell table:formula="of:=[$tu_edytuj.H348]" office:value-type="string" office:string-value="RW" calcext:value-type="string">
            <text:p>RW</text:p>
          </table:table-cell>
          <table:table-cell table:formula="of:=[$tu_edytuj.I348]" office:value-type="float" office:value="0" calcext:value-type="float">
            <text:p>0</text:p>
          </table:table-cell>
          <table:table-cell/>
          <table:table-cell table:formula="of:=IF([.C347]=0;[.D347];[.C347])" office:value-type="string" office:string-value="RW" calcext:value-type="string">
            <text:p>RW</text:p>
          </table:table-cell>
          <table:table-cell/>
          <table:table-cell table:formula="of:=CONCATENATE([$przecinki.$A$2];[.B347];[$przecinki.$A$2];[$przecinki.$B$2];[$przecinki.$C$2];[$przecinki.$A$2];[.F347];[$przecinki.$A$2];[$przecinki.$D$2])" office:value-type="string" office:string-value="&quot;rw&quot;: &quot;RW&quot;," calcext:value-type="string">
            <text:p>"rw": "RW",</text:p>
          </table:table-cell>
        </table:table-row>
        <table:table-row table:style-name="ro1">
          <table:table-cell/>
          <table:table-cell table:formula="of:=[$tu_edytuj.G349]" office:value-type="string" office:string-value="rź" calcext:value-type="string">
            <text:p>rź</text:p>
          </table:table-cell>
          <table:table-cell table:formula="of:=[$tu_edytuj.H349]" office:value-type="string" office:string-value="RSO" calcext:value-type="string">
            <text:p>RSO</text:p>
          </table:table-cell>
          <table:table-cell table:formula="of:=[$tu_edytuj.I349]" office:value-type="float" office:value="0" calcext:value-type="float">
            <text:p>0</text:p>
          </table:table-cell>
          <table:table-cell/>
          <table:table-cell table:formula="of:=IF([.C348]=0;[.D348];[.C348])" office:value-type="string" office:string-value="RSO" calcext:value-type="string">
            <text:p>RSO</text:p>
          </table:table-cell>
          <table:table-cell/>
          <table:table-cell table:formula="of:=CONCATENATE([$przecinki.$A$2];[.B348];[$przecinki.$A$2];[$przecinki.$B$2];[$przecinki.$C$2];[$przecinki.$A$2];[.F348];[$przecinki.$A$2];[$przecinki.$D$2])" office:value-type="string" office:string-value="&quot;rź&quot;: &quot;RSO&quot;," calcext:value-type="string">
            <text:p>"rź": "RSO",</text:p>
          </table:table-cell>
        </table:table-row>
        <table:table-row table:style-name="ro1">
          <table:table-cell/>
          <table:table-cell table:formula="of:=[$tu_edytuj.G350]" office:value-type="string" office:string-value="rzi" calcext:value-type="string">
            <text:p>rzi</text:p>
          </table:table-cell>
          <table:table-cell table:formula="of:=[$tu_edytuj.H350]" office:value-type="string" office:string-value="RSW" calcext:value-type="string">
            <text:p>RSW</text:p>
          </table:table-cell>
          <table:table-cell table:formula="of:=[$tu_edytuj.I350]" office:value-type="float" office:value="0" calcext:value-type="float">
            <text:p>0</text:p>
          </table:table-cell>
          <table:table-cell/>
          <table:table-cell table:formula="of:=IF([.C349]=0;[.D349];[.C349])" office:value-type="string" office:string-value="RSW" calcext:value-type="string">
            <text:p>RSW</text:p>
          </table:table-cell>
          <table:table-cell/>
          <table:table-cell table:formula="of:=CONCATENATE([$przecinki.$A$2];[.B349];[$przecinki.$A$2];[$przecinki.$B$2];[$przecinki.$C$2];[$przecinki.$A$2];[.F349];[$przecinki.$A$2];[$przecinki.$D$2])" office:value-type="string" office:string-value="&quot;rzi&quot;: &quot;RSW&quot;," calcext:value-type="string">
            <text:p>"rzi": "RSW",</text:p>
          </table:table-cell>
        </table:table-row>
        <table:table-row table:style-name="ro1">
          <table:table-cell/>
          <table:table-cell table:formula="of:=[$tu_edytuj.G351]" office:value-type="string" office:string-value="rzł" calcext:value-type="string">
            <text:p>rzł</text:p>
          </table:table-cell>
          <table:table-cell table:formula="of:=[$tu_edytuj.H351]" office:value-type="string" office:string-value="RSW" calcext:value-type="string">
            <text:p>RSW</text:p>
          </table:table-cell>
          <table:table-cell table:formula="of:=[$tu_edytuj.I351]" office:value-type="float" office:value="0" calcext:value-type="float">
            <text:p>0</text:p>
          </table:table-cell>
          <table:table-cell/>
          <table:table-cell table:formula="of:=IF([.C350]=0;[.D350];[.C350])" office:value-type="string" office:string-value="RSW" calcext:value-type="string">
            <text:p>RSW</text:p>
          </table:table-cell>
          <table:table-cell/>
          <table:table-cell table:formula="of:=CONCATENATE([$przecinki.$A$2];[.B350];[$przecinki.$A$2];[$przecinki.$B$2];[$przecinki.$C$2];[$przecinki.$A$2];[.F350];[$przecinki.$A$2];[$przecinki.$D$2])" office:value-type="string" office:string-value="&quot;rzł&quot;: &quot;RSW&quot;," calcext:value-type="string">
            <text:p>"rzł": "RSW",</text:p>
          </table:table-cell>
        </table:table-row>
        <table:table-row table:style-name="ro1">
          <table:table-cell/>
          <table:table-cell table:formula="of:=[$tu_edytuj.G352]" office:value-type="string" office:string-value="rż" calcext:value-type="string">
            <text:p>rż</text:p>
          </table:table-cell>
          <table:table-cell table:formula="of:=[$tu_edytuj.H352]" office:value-type="string" office:string-value="RSG" calcext:value-type="string">
            <text:p>RSG</text:p>
          </table:table-cell>
          <table:table-cell table:formula="of:=[$tu_edytuj.I352]" office:value-type="float" office:value="0" calcext:value-type="float">
            <text:p>0</text:p>
          </table:table-cell>
          <table:table-cell/>
          <table:table-cell table:formula="of:=IF([.C351]=0;[.D351];[.C351])" office:value-type="string" office:string-value="RSG" calcext:value-type="string">
            <text:p>RSG</text:p>
          </table:table-cell>
          <table:table-cell/>
          <table:table-cell table:formula="of:=CONCATENATE([$przecinki.$A$2];[.B351];[$przecinki.$A$2];[$przecinki.$B$2];[$przecinki.$C$2];[$przecinki.$A$2];[.F351];[$przecinki.$A$2];[$przecinki.$D$2])" office:value-type="string" office:string-value="&quot;rż&quot;: &quot;RSG&quot;," calcext:value-type="string">
            <text:p>"rż": "RSG",</text:p>
          </table:table-cell>
        </table:table-row>
        <table:table-row table:style-name="ro1">
          <table:table-cell/>
          <table:table-cell table:formula="of:=[$tu_edytuj.G353]" office:value-type="string" office:string-value="s" calcext:value-type="string">
            <text:p>s</text:p>
          </table:table-cell>
          <table:table-cell table:formula="of:=[$tu_edytuj.H353]" office:value-type="string" office:string-value="S" calcext:value-type="string">
            <text:p>S</text:p>
          </table:table-cell>
          <table:table-cell table:formula="of:=[$tu_edytuj.I353]" office:value-type="float" office:value="0" calcext:value-type="float">
            <text:p>0</text:p>
          </table:table-cell>
          <table:table-cell/>
          <table:table-cell table:formula="of:=IF([.C352]=0;[.D352];[.C352])" office:value-type="string" office:string-value="S" calcext:value-type="string">
            <text:p>S</text:p>
          </table:table-cell>
          <table:table-cell/>
          <table:table-cell table:formula="of:=CONCATENATE([$przecinki.$A$2];[.B352];[$przecinki.$A$2];[$przecinki.$B$2];[$przecinki.$C$2];[$przecinki.$A$2];[.F352];[$przecinki.$A$2];[$przecinki.$D$2])" office:value-type="string" office:string-value="&quot;s&quot;: &quot;S&quot;," calcext:value-type="string">
            <text:p>"s": "S",</text:p>
          </table:table-cell>
        </table:table-row>
        <table:table-row table:style-name="ro1">
          <table:table-cell/>
          <table:table-cell table:formula="of:=[$tu_edytuj.G354]" office:value-type="string" office:string-value="sb" calcext:value-type="string">
            <text:p>sb</text:p>
          </table:table-cell>
          <table:table-cell table:formula="of:=[$tu_edytuj.H354]" office:value-type="string" office:string-value="BS" calcext:value-type="string">
            <text:p>BS</text:p>
          </table:table-cell>
          <table:table-cell table:formula="of:=[$tu_edytuj.I354]" office:value-type="float" office:value="0" calcext:value-type="float">
            <text:p>0</text:p>
          </table:table-cell>
          <table:table-cell/>
          <table:table-cell table:formula="of:=IF([.C353]=0;[.D353];[.C353])" office:value-type="string" office:string-value="BS" calcext:value-type="string">
            <text:p>BS</text:p>
          </table:table-cell>
          <table:table-cell/>
          <table:table-cell table:formula="of:=CONCATENATE([$przecinki.$A$2];[.B353];[$przecinki.$A$2];[$przecinki.$B$2];[$przecinki.$C$2];[$przecinki.$A$2];[.F353];[$przecinki.$A$2];[$przecinki.$D$2])" office:value-type="string" office:string-value="&quot;sb&quot;: &quot;BS&quot;," calcext:value-type="string">
            <text:p>"sb": "BS",</text:p>
          </table:table-cell>
        </table:table-row>
        <table:table-row table:style-name="ro1">
          <table:table-cell/>
          <table:table-cell table:formula="of:=[$tu_edytuj.G355]" office:value-type="string" office:string-value="sc" calcext:value-type="string">
            <text:p>sc</text:p>
          </table:table-cell>
          <table:table-cell table:formula="of:=[$tu_edytuj.H355]" office:value-type="string" office:string-value="CS" calcext:value-type="string">
            <text:p>CS</text:p>
          </table:table-cell>
          <table:table-cell table:formula="of:=[$tu_edytuj.I355]" office:value-type="float" office:value="0" calcext:value-type="float">
            <text:p>0</text:p>
          </table:table-cell>
          <table:table-cell/>
          <table:table-cell table:formula="of:=IF([.C354]=0;[.D354];[.C354])" office:value-type="string" office:string-value="CS" calcext:value-type="string">
            <text:p>CS</text:p>
          </table:table-cell>
          <table:table-cell/>
          <table:table-cell table:formula="of:=CONCATENATE([$przecinki.$A$2];[.B354];[$przecinki.$A$2];[$przecinki.$B$2];[$przecinki.$C$2];[$przecinki.$A$2];[.F354];[$przecinki.$A$2];[$przecinki.$D$2])" office:value-type="string" office:string-value="&quot;sc&quot;: &quot;CS&quot;," calcext:value-type="string">
            <text:p>"sc": "CS",</text:p>
          </table:table-cell>
        </table:table-row>
        <table:table-row table:style-name="ro1">
          <table:table-cell/>
          <table:table-cell table:formula="of:=[$tu_edytuj.G356]" office:value-type="string" office:string-value="sch" calcext:value-type="string">
            <text:p>sch</text:p>
          </table:table-cell>
          <table:table-cell table:formula="of:=[$tu_edytuj.H356]" office:value-type="string" office:string-value="CBS" calcext:value-type="string">
            <text:p>CBS</text:p>
          </table:table-cell>
          <table:table-cell table:formula="of:=[$tu_edytuj.I356]" office:value-type="float" office:value="0" calcext:value-type="float">
            <text:p>0</text:p>
          </table:table-cell>
          <table:table-cell/>
          <table:table-cell table:formula="of:=IF([.C355]=0;[.D355];[.C355])" office:value-type="string" office:string-value="CBS" calcext:value-type="string">
            <text:p>CBS</text:p>
          </table:table-cell>
          <table:table-cell/>
          <table:table-cell table:formula="of:=CONCATENATE([$przecinki.$A$2];[.B355];[$przecinki.$A$2];[$przecinki.$B$2];[$przecinki.$C$2];[$przecinki.$A$2];[.F355];[$przecinki.$A$2];[$przecinki.$D$2])" office:value-type="string" office:string-value="&quot;sch&quot;: &quot;CBS&quot;," calcext:value-type="string">
            <text:p>"sch": "CBS",</text:p>
          </table:table-cell>
        </table:table-row>
        <table:table-row table:style-name="ro1">
          <table:table-cell/>
          <table:table-cell table:formula="of:=[$tu_edytuj.G357]" office:value-type="string" office:string-value="schł" calcext:value-type="string">
            <text:p>schł</text:p>
          </table:table-cell>
          <table:table-cell table:formula="of:=[$tu_edytuj.H357]" office:value-type="string" office:string-value="CLBS" calcext:value-type="string">
            <text:p>CLBS</text:p>
          </table:table-cell>
          <table:table-cell table:formula="of:=[$tu_edytuj.I357]" office:value-type="float" office:value="0" calcext:value-type="float">
            <text:p>0</text:p>
          </table:table-cell>
          <table:table-cell/>
          <table:table-cell table:formula="of:=IF([.C356]=0;[.D356];[.C356])" office:value-type="string" office:string-value="CLBS" calcext:value-type="string">
            <text:p>CLBS</text:p>
          </table:table-cell>
          <table:table-cell/>
          <table:table-cell table:formula="of:=CONCATENATE([$przecinki.$A$2];[.B356];[$przecinki.$A$2];[$przecinki.$B$2];[$przecinki.$C$2];[$przecinki.$A$2];[.F356];[$przecinki.$A$2];[$przecinki.$D$2])" office:value-type="string" office:string-value="&quot;schł&quot;: &quot;CLBS&quot;," calcext:value-type="string">
            <text:p>"schł": "CLBS",</text:p>
          </table:table-cell>
        </table:table-row>
        <table:table-row table:style-name="ro1">
          <table:table-cell/>
          <table:table-cell table:formula="of:=[$tu_edytuj.G358]" office:value-type="string" office:string-value="sf" calcext:value-type="string">
            <text:p>sf</text:p>
          </table:table-cell>
          <table:table-cell table:formula="of:=[$tu_edytuj.H358]" office:value-type="string" office:string-value="SW" calcext:value-type="string">
            <text:p>SW</text:p>
          </table:table-cell>
          <table:table-cell table:formula="of:=[$tu_edytuj.I358]" office:value-type="float" office:value="0" calcext:value-type="float">
            <text:p>0</text:p>
          </table:table-cell>
          <table:table-cell/>
          <table:table-cell table:formula="of:=IF([.C357]=0;[.D357];[.C357])" office:value-type="string" office:string-value="SW" calcext:value-type="string">
            <text:p>SW</text:p>
          </table:table-cell>
          <table:table-cell/>
          <table:table-cell table:formula="of:=CONCATENATE([$przecinki.$A$2];[.B357];[$przecinki.$A$2];[$przecinki.$B$2];[$przecinki.$C$2];[$przecinki.$A$2];[.F357];[$przecinki.$A$2];[$przecinki.$D$2])" office:value-type="string" office:string-value="&quot;sf&quot;: &quot;SW&quot;," calcext:value-type="string">
            <text:p>"sf": "SW",</text:p>
          </table:table-cell>
        </table:table-row>
        <table:table-row table:style-name="ro1">
          <table:table-cell/>
          <table:table-cell table:formula="of:=[$tu_edytuj.G359]" office:value-type="string" office:string-value="sh" calcext:value-type="string">
            <text:p>sh</text:p>
          </table:table-cell>
          <table:table-cell table:formula="of:=[$tu_edytuj.H359]" office:value-type="float" office:value="0" calcext:value-type="float">
            <text:p>0</text:p>
          </table:table-cell>
          <table:table-cell table:formula="of:=[$tu_edytuj.I359]" office:value-type="string" office:string-value="SG" calcext:value-type="string">
            <text:p>SG</text:p>
          </table:table-cell>
          <table:table-cell/>
          <table:table-cell table:formula="of:=IF([.C358]=0;[.D358];[.C358])" office:value-type="string" office:string-value="SG" calcext:value-type="string">
            <text:p>SG</text:p>
          </table:table-cell>
          <table:table-cell/>
          <table:table-cell table:formula="of:=CONCATENATE([$przecinki.$A$2];[.B358];[$przecinki.$A$2];[$przecinki.$B$2];[$przecinki.$C$2];[$przecinki.$A$2];[.F358];[$przecinki.$A$2];[$przecinki.$D$2])" office:value-type="string" office:string-value="&quot;sh&quot;: &quot;SG&quot;," calcext:value-type="string">
            <text:p>"sh": "SG",</text:p>
          </table:table-cell>
        </table:table-row>
        <table:table-row table:style-name="ro1">
          <table:table-cell/>
          <table:table-cell table:formula="of:=[$tu_edytuj.G360]" office:value-type="string" office:string-value="sk" calcext:value-type="string">
            <text:p>sk</text:p>
          </table:table-cell>
          <table:table-cell table:formula="of:=[$tu_edytuj.H360]" office:value-type="string" office:string-value="LS" calcext:value-type="string">
            <text:p>LS</text:p>
          </table:table-cell>
          <table:table-cell table:formula="of:=[$tu_edytuj.I360]" office:value-type="float" office:value="0" calcext:value-type="float">
            <text:p>0</text:p>
          </table:table-cell>
          <table:table-cell/>
          <table:table-cell table:formula="of:=IF([.C359]=0;[.D359];[.C359])" office:value-type="string" office:string-value="LS" calcext:value-type="string">
            <text:p>LS</text:p>
          </table:table-cell>
          <table:table-cell/>
          <table:table-cell table:formula="of:=CONCATENATE([$przecinki.$A$2];[.B359];[$przecinki.$A$2];[$przecinki.$B$2];[$przecinki.$C$2];[$przecinki.$A$2];[.F359];[$przecinki.$A$2];[$przecinki.$D$2])" office:value-type="string" office:string-value="&quot;sk&quot;: &quot;LS&quot;," calcext:value-type="string">
            <text:p>"sk": "LS",</text:p>
          </table:table-cell>
        </table:table-row>
        <table:table-row table:style-name="ro1">
          <table:table-cell/>
          <table:table-cell table:formula="of:=[$tu_edytuj.G361]" office:value-type="string" office:string-value="skl" calcext:value-type="string">
            <text:p>skl</text:p>
          </table:table-cell>
          <table:table-cell table:formula="of:=[$tu_edytuj.H361]" office:value-type="string" office:string-value="RLS" calcext:value-type="string">
            <text:p>RLS</text:p>
          </table:table-cell>
          <table:table-cell table:formula="of:=[$tu_edytuj.I361]" office:value-type="float" office:value="0" calcext:value-type="float">
            <text:p>0</text:p>
          </table:table-cell>
          <table:table-cell/>
          <table:table-cell table:formula="of:=IF([.C360]=0;[.D360];[.C360])" office:value-type="string" office:string-value="RLS" calcext:value-type="string">
            <text:p>RLS</text:p>
          </table:table-cell>
          <table:table-cell/>
          <table:table-cell table:formula="of:=CONCATENATE([$przecinki.$A$2];[.B360];[$przecinki.$A$2];[$przecinki.$B$2];[$przecinki.$C$2];[$przecinki.$A$2];[.F360];[$przecinki.$A$2];[$przecinki.$D$2])" office:value-type="string" office:string-value="&quot;skl&quot;: &quot;RLS&quot;," calcext:value-type="string">
            <text:p>"skl": "RLS",</text:p>
          </table:table-cell>
        </table:table-row>
        <table:table-row table:style-name="ro1">
          <table:table-cell/>
          <table:table-cell table:formula="of:=[$tu_edytuj.G362]" office:value-type="string" office:string-value="skr" calcext:value-type="string">
            <text:p>skr</text:p>
          </table:table-cell>
          <table:table-cell table:formula="of:=[$tu_edytuj.H362]" office:value-type="string" office:string-value="RLS" calcext:value-type="string">
            <text:p>RLS</text:p>
          </table:table-cell>
          <table:table-cell table:formula="of:=[$tu_edytuj.I362]" office:value-type="float" office:value="0" calcext:value-type="float">
            <text:p>0</text:p>
          </table:table-cell>
          <table:table-cell/>
          <table:table-cell table:formula="of:=IF([.C361]=0;[.D361];[.C361])" office:value-type="string" office:string-value="RLS" calcext:value-type="string">
            <text:p>RLS</text:p>
          </table:table-cell>
          <table:table-cell/>
          <table:table-cell table:formula="of:=CONCATENATE([$przecinki.$A$2];[.B361];[$przecinki.$A$2];[$przecinki.$B$2];[$przecinki.$C$2];[$przecinki.$A$2];[.F361];[$przecinki.$A$2];[$przecinki.$D$2])" office:value-type="string" office:string-value="&quot;skr&quot;: &quot;RLS&quot;," calcext:value-type="string">
            <text:p>"skr": "RLS",</text:p>
          </table:table-cell>
        </table:table-row>
        <table:table-row table:style-name="ro1">
          <table:table-cell/>
          <table:table-cell table:formula="of:=[$tu_edytuj.G363]" office:value-type="string" office:string-value="skrz" calcext:value-type="string">
            <text:p>skrz</text:p>
          </table:table-cell>
          <table:table-cell table:formula="of:=[$tu_edytuj.H363]" office:value-type="string" office:string-value="LSG" calcext:value-type="string">
            <text:p>LSG</text:p>
          </table:table-cell>
          <table:table-cell table:formula="of:=[$tu_edytuj.I363]" office:value-type="string" office:string-value="RLSG" calcext:value-type="string">
            <text:p>RLSG</text:p>
          </table:table-cell>
          <table:table-cell/>
          <table:table-cell table:formula="of:=IF([.C362]=0;[.D362];[.C362])" office:value-type="string" office:string-value="LSG" calcext:value-type="string">
            <text:p>LSG</text:p>
          </table:table-cell>
          <table:table-cell/>
          <table:table-cell table:formula="of:=CONCATENATE([$przecinki.$A$2];[.B362];[$przecinki.$A$2];[$przecinki.$B$2];[$przecinki.$C$2];[$przecinki.$A$2];[.F362];[$przecinki.$A$2];[$przecinki.$D$2])" office:value-type="string" office:string-value="&quot;skrz&quot;: &quot;LSG&quot;," calcext:value-type="string">
            <text:p>"skrz": "LSG",</text:p>
          </table:table-cell>
        </table:table-row>
        <table:table-row table:style-name="ro1">
          <table:table-cell/>
          <table:table-cell table:formula="of:=[$tu_edytuj.G364]" office:value-type="string" office:string-value="skw" calcext:value-type="string">
            <text:p>skw</text:p>
          </table:table-cell>
          <table:table-cell table:formula="of:=[$tu_edytuj.H364]" office:value-type="string" office:string-value="LSW" calcext:value-type="string">
            <text:p>LSW</text:p>
          </table:table-cell>
          <table:table-cell table:formula="of:=[$tu_edytuj.I364]" office:value-type="float" office:value="0" calcext:value-type="float">
            <text:p>0</text:p>
          </table:table-cell>
          <table:table-cell/>
          <table:table-cell table:formula="of:=IF([.C363]=0;[.D363];[.C363])" office:value-type="string" office:string-value="LSW" calcext:value-type="string">
            <text:p>LSW</text:p>
          </table:table-cell>
          <table:table-cell/>
          <table:table-cell table:formula="of:=CONCATENATE([$przecinki.$A$2];[.B363];[$przecinki.$A$2];[$przecinki.$B$2];[$przecinki.$C$2];[$przecinki.$A$2];[.F363];[$przecinki.$A$2];[$przecinki.$D$2])" office:value-type="string" office:string-value="&quot;skw&quot;: &quot;LSW&quot;," calcext:value-type="string">
            <text:p>"skw": "LSW",</text:p>
          </table:table-cell>
        </table:table-row>
        <table:table-row table:style-name="ro1">
          <table:table-cell/>
          <table:table-cell table:formula="of:=[$tu_edytuj.G365]" office:value-type="string" office:string-value="sł" calcext:value-type="string">
            <text:p>sł</text:p>
          </table:table-cell>
          <table:table-cell table:formula="of:=[$tu_edytuj.H365]" office:value-type="string" office:string-value="LBS" calcext:value-type="string">
            <text:p>LBS</text:p>
          </table:table-cell>
          <table:table-cell table:formula="of:=[$tu_edytuj.I365]" office:value-type="float" office:value="0" calcext:value-type="float">
            <text:p>0</text:p>
          </table:table-cell>
          <table:table-cell/>
          <table:table-cell table:formula="of:=IF([.C364]=0;[.D364];[.C364])" office:value-type="string" office:string-value="LBS" calcext:value-type="string">
            <text:p>LBS</text:p>
          </table:table-cell>
          <table:table-cell/>
          <table:table-cell table:formula="of:=CONCATENATE([$przecinki.$A$2];[.B364];[$przecinki.$A$2];[$przecinki.$B$2];[$przecinki.$C$2];[$przecinki.$A$2];[.F364];[$przecinki.$A$2];[$przecinki.$D$2])" office:value-type="string" office:string-value="&quot;sł&quot;: &quot;LBS&quot;," calcext:value-type="string">
            <text:p>"sł": "LBS",</text:p>
          </table:table-cell>
        </table:table-row>
        <table:table-row table:style-name="ro1">
          <table:table-cell/>
          <table:table-cell table:formula="of:=[$tu_edytuj.G366]" office:value-type="string" office:string-value="sm" calcext:value-type="string">
            <text:p>sm</text:p>
          </table:table-cell>
          <table:table-cell table:formula="of:=[$tu_edytuj.H366]" office:value-type="string" office:string-value="CSW" calcext:value-type="string">
            <text:p>CSW</text:p>
          </table:table-cell>
          <table:table-cell table:formula="of:=[$tu_edytuj.I366]" office:value-type="float" office:value="0" calcext:value-type="float">
            <text:p>0</text:p>
          </table:table-cell>
          <table:table-cell/>
          <table:table-cell table:formula="of:=IF([.C365]=0;[.D365];[.C365])" office:value-type="string" office:string-value="CSW" calcext:value-type="string">
            <text:p>CSW</text:p>
          </table:table-cell>
          <table:table-cell/>
          <table:table-cell table:formula="of:=CONCATENATE([$przecinki.$A$2];[.B365];[$przecinki.$A$2];[$przecinki.$B$2];[$przecinki.$C$2];[$przecinki.$A$2];[.F365];[$przecinki.$A$2];[$przecinki.$D$2])" office:value-type="string" office:string-value="&quot;sm&quot;: &quot;CSW&quot;," calcext:value-type="string">
            <text:p>"sm": "CSW",</text:p>
          </table:table-cell>
        </table:table-row>
        <table:table-row table:style-name="ro1">
          <table:table-cell/>
          <table:table-cell table:formula="of:=[$tu_edytuj.G367]" office:value-type="string" office:string-value="sn" calcext:value-type="string">
            <text:p>sn</text:p>
          </table:table-cell>
          <table:table-cell table:formula="of:=[$tu_edytuj.H367]" office:value-type="string" office:string-value="CLS" calcext:value-type="string">
            <text:p>CLS</text:p>
          </table:table-cell>
          <table:table-cell table:formula="of:=[$tu_edytuj.I367]" office:value-type="float" office:value="0" calcext:value-type="float">
            <text:p>0</text:p>
          </table:table-cell>
          <table:table-cell/>
          <table:table-cell table:formula="of:=IF([.C366]=0;[.D366];[.C366])" office:value-type="string" office:string-value="CLS" calcext:value-type="string">
            <text:p>CLS</text:p>
          </table:table-cell>
          <table:table-cell/>
          <table:table-cell table:formula="of:=CONCATENATE([$przecinki.$A$2];[.B366];[$przecinki.$A$2];[$przecinki.$B$2];[$przecinki.$C$2];[$przecinki.$A$2];[.F366];[$przecinki.$A$2];[$przecinki.$D$2])" office:value-type="string" office:string-value="&quot;sn&quot;: &quot;CLS&quot;," calcext:value-type="string">
            <text:p>"sn": "CLS",</text:p>
          </table:table-cell>
        </table:table-row>
        <table:table-row table:style-name="ro1">
          <table:table-cell/>
          <table:table-cell table:formula="of:=[$tu_edytuj.G368]" office:value-type="string" office:string-value="sp" calcext:value-type="string">
            <text:p>sp</text:p>
          </table:table-cell>
          <table:table-cell table:formula="of:=[$tu_edytuj.H368]" office:value-type="string" office:string-value="BS" calcext:value-type="string">
            <text:p>BS</text:p>
          </table:table-cell>
          <table:table-cell table:formula="of:=[$tu_edytuj.I368]" office:value-type="float" office:value="0" calcext:value-type="float">
            <text:p>0</text:p>
          </table:table-cell>
          <table:table-cell/>
          <table:table-cell table:formula="of:=IF([.C367]=0;[.D367];[.C367])" office:value-type="string" office:string-value="BS" calcext:value-type="string">
            <text:p>BS</text:p>
          </table:table-cell>
          <table:table-cell/>
          <table:table-cell table:formula="of:=CONCATENATE([$przecinki.$A$2];[.B367];[$przecinki.$A$2];[$przecinki.$B$2];[$przecinki.$C$2];[$przecinki.$A$2];[.F367];[$przecinki.$A$2];[$przecinki.$D$2])" office:value-type="string" office:string-value="&quot;sp&quot;: &quot;BS&quot;," calcext:value-type="string">
            <text:p>"sp": "BS",</text:p>
          </table:table-cell>
        </table:table-row>
        <table:table-row table:style-name="ro1">
          <table:table-cell/>
          <table:table-cell table:formula="of:=[$tu_edytuj.G369]" office:value-type="string" office:string-value="ss" calcext:value-type="string">
            <text:p>ss</text:p>
          </table:table-cell>
          <table:table-cell table:formula="of:=[$tu_edytuj.H369]" office:value-type="string" office:string-value="S" calcext:value-type="string">
            <text:p>S</text:p>
          </table:table-cell>
          <table:table-cell table:formula="of:=[$tu_edytuj.I369]" office:value-type="float" office:value="0" calcext:value-type="float">
            <text:p>0</text:p>
          </table:table-cell>
          <table:table-cell/>
          <table:table-cell table:formula="of:=IF([.C368]=0;[.D368];[.C368])" office:value-type="string" office:string-value="S" calcext:value-type="string">
            <text:p>S</text:p>
          </table:table-cell>
          <table:table-cell/>
          <table:table-cell table:formula="of:=CONCATENATE([$przecinki.$A$2];[.B368];[$przecinki.$A$2];[$przecinki.$B$2];[$przecinki.$C$2];[$przecinki.$A$2];[.F368];[$przecinki.$A$2];[$przecinki.$D$2])" office:value-type="string" office:string-value="&quot;ss&quot;: &quot;S&quot;," calcext:value-type="string">
            <text:p>"ss": "S",</text:p>
          </table:table-cell>
        </table:table-row>
        <table:table-row table:style-name="ro1">
          <table:table-cell/>
          <table:table-cell table:formula="of:=[$tu_edytuj.G370]" office:value-type="string" office:string-value="st" calcext:value-type="string">
            <text:p>st</text:p>
          </table:table-cell>
          <table:table-cell table:formula="of:=[$tu_edytuj.H370]" office:value-type="string" office:string-value="ST" calcext:value-type="string">
            <text:p>ST</text:p>
          </table:table-cell>
          <table:table-cell table:formula="of:=[$tu_edytuj.I370]" office:value-type="float" office:value="0" calcext:value-type="float">
            <text:p>0</text:p>
          </table:table-cell>
          <table:table-cell/>
          <table:table-cell table:formula="of:=IF([.C369]=0;[.D369];[.C369])" office:value-type="string" office:string-value="ST" calcext:value-type="string">
            <text:p>ST</text:p>
          </table:table-cell>
          <table:table-cell/>
          <table:table-cell table:formula="of:=CONCATENATE([$przecinki.$A$2];[.B369];[$przecinki.$A$2];[$przecinki.$B$2];[$przecinki.$C$2];[$przecinki.$A$2];[.F369];[$przecinki.$A$2];[$przecinki.$D$2])" office:value-type="string" office:string-value="&quot;st&quot;: &quot;ST&quot;," calcext:value-type="string">
            <text:p>"st": "ST",</text:p>
          </table:table-cell>
        </table:table-row>
        <table:table-row table:style-name="ro1">
          <table:table-cell/>
          <table:table-cell table:formula="of:=[$tu_edytuj.G371]" office:value-type="string" office:string-value="stł" calcext:value-type="string">
            <text:p>stł</text:p>
          </table:table-cell>
          <table:table-cell table:formula="of:=[$tu_edytuj.H371]" office:value-type="string" office:string-value="LBST" calcext:value-type="string">
            <text:p>LBST</text:p>
          </table:table-cell>
          <table:table-cell table:formula="of:=[$tu_edytuj.I371]" office:value-type="float" office:value="0" calcext:value-type="float">
            <text:p>0</text:p>
          </table:table-cell>
          <table:table-cell/>
          <table:table-cell table:formula="of:=IF([.C370]=0;[.D370];[.C370])" office:value-type="string" office:string-value="LBST" calcext:value-type="string">
            <text:p>LBST</text:p>
          </table:table-cell>
          <table:table-cell/>
          <table:table-cell table:formula="of:=CONCATENATE([$przecinki.$A$2];[.B370];[$przecinki.$A$2];[$przecinki.$B$2];[$przecinki.$C$2];[$przecinki.$A$2];[.F370];[$przecinki.$A$2];[$przecinki.$D$2])" office:value-type="string" office:string-value="&quot;stł&quot;: &quot;LBST&quot;," calcext:value-type="string">
            <text:p>"stł": "LBST",</text:p>
          </table:table-cell>
        </table:table-row>
        <table:table-row table:style-name="ro1">
          <table:table-cell/>
          <table:table-cell table:formula="of:=[$tu_edytuj.G372]" office:value-type="string" office:string-value="stm" calcext:value-type="string">
            <text:p>stm</text:p>
          </table:table-cell>
          <table:table-cell table:formula="of:=[$tu_edytuj.H372]" office:value-type="string" office:string-value="CST" calcext:value-type="string">
            <text:p>CST</text:p>
          </table:table-cell>
          <table:table-cell table:formula="of:=[$tu_edytuj.I372]" office:value-type="float" office:value="0" calcext:value-type="float">
            <text:p>0</text:p>
          </table:table-cell>
          <table:table-cell/>
          <table:table-cell table:formula="of:=IF([.C371]=0;[.D371];[.C371])" office:value-type="string" office:string-value="CST" calcext:value-type="string">
            <text:p>CST</text:p>
          </table:table-cell>
          <table:table-cell/>
          <table:table-cell table:formula="of:=CONCATENATE([$przecinki.$A$2];[.B371];[$przecinki.$A$2];[$przecinki.$B$2];[$przecinki.$C$2];[$przecinki.$A$2];[.F371];[$przecinki.$A$2];[$przecinki.$D$2])" office:value-type="string" office:string-value="&quot;stm&quot;: &quot;CST&quot;," calcext:value-type="string">
            <text:p>"stm": "CST",</text:p>
          </table:table-cell>
        </table:table-row>
        <table:table-row table:style-name="ro1">
          <table:table-cell/>
          <table:table-cell table:formula="of:=[$tu_edytuj.G373]" office:value-type="string" office:string-value="str" calcext:value-type="string">
            <text:p>str</text:p>
          </table:table-cell>
          <table:table-cell table:formula="of:=[$tu_edytuj.H373]" office:value-type="string" office:string-value="RST" calcext:value-type="string">
            <text:p>RST</text:p>
          </table:table-cell>
          <table:table-cell table:formula="of:=[$tu_edytuj.I373]" office:value-type="float" office:value="0" calcext:value-type="float">
            <text:p>0</text:p>
          </table:table-cell>
          <table:table-cell/>
          <table:table-cell table:formula="of:=IF([.C372]=0;[.D372];[.C372])" office:value-type="string" office:string-value="RST" calcext:value-type="string">
            <text:p>RST</text:p>
          </table:table-cell>
          <table:table-cell/>
          <table:table-cell table:formula="of:=CONCATENATE([$przecinki.$A$2];[.B372];[$przecinki.$A$2];[$przecinki.$B$2];[$przecinki.$C$2];[$przecinki.$A$2];[.F372];[$przecinki.$A$2];[$przecinki.$D$2])" office:value-type="string" office:string-value="&quot;str&quot;: &quot;RST&quot;," calcext:value-type="string">
            <text:p>"str": "RST",</text:p>
          </table:table-cell>
        </table:table-row>
        <table:table-row table:style-name="ro1">
          <table:table-cell/>
          <table:table-cell table:formula="of:=[$tu_edytuj.G374]" office:value-type="string" office:string-value="strz" calcext:value-type="string">
            <text:p>strz</text:p>
          </table:table-cell>
          <table:table-cell table:formula="of:=[$tu_edytuj.H374]" office:value-type="string" office:string-value="SGT" calcext:value-type="string">
            <text:p>SGT</text:p>
          </table:table-cell>
          <table:table-cell table:formula="of:=[$tu_edytuj.I374]" office:value-type="float" office:value="0" calcext:value-type="float">
            <text:p>0</text:p>
          </table:table-cell>
          <table:table-cell/>
          <table:table-cell table:formula="of:=IF([.C373]=0;[.D373];[.C373])" office:value-type="string" office:string-value="SGT" calcext:value-type="string">
            <text:p>SGT</text:p>
          </table:table-cell>
          <table:table-cell/>
          <table:table-cell table:formula="of:=CONCATENATE([$przecinki.$A$2];[.B373];[$przecinki.$A$2];[$przecinki.$B$2];[$przecinki.$C$2];[$przecinki.$A$2];[.F373];[$przecinki.$A$2];[$przecinki.$D$2])" office:value-type="string" office:string-value="&quot;strz&quot;: &quot;SGT&quot;," calcext:value-type="string">
            <text:p>"strz": "SGT",</text:p>
          </table:table-cell>
        </table:table-row>
        <table:table-row table:style-name="ro1">
          <table:table-cell/>
          <table:table-cell table:formula="of:=[$tu_edytuj.G375]" office:value-type="string" office:string-value="stw" calcext:value-type="string">
            <text:p>stw</text:p>
          </table:table-cell>
          <table:table-cell table:formula="of:=[$tu_edytuj.H375]" office:value-type="string" office:string-value="STW" calcext:value-type="string">
            <text:p>STW</text:p>
          </table:table-cell>
          <table:table-cell table:formula="of:=[$tu_edytuj.I375]" office:value-type="float" office:value="0" calcext:value-type="float">
            <text:p>0</text:p>
          </table:table-cell>
          <table:table-cell/>
          <table:table-cell table:formula="of:=IF([.C374]=0;[.D374];[.C374])" office:value-type="string" office:string-value="STW" calcext:value-type="string">
            <text:p>STW</text:p>
          </table:table-cell>
          <table:table-cell/>
          <table:table-cell table:formula="of:=CONCATENATE([$przecinki.$A$2];[.B374];[$przecinki.$A$2];[$przecinki.$B$2];[$przecinki.$C$2];[$przecinki.$A$2];[.F374];[$przecinki.$A$2];[$przecinki.$D$2])" office:value-type="string" office:string-value="&quot;stw&quot;: &quot;STW&quot;," calcext:value-type="string">
            <text:p>"stw": "STW",</text:p>
          </table:table-cell>
        </table:table-row>
        <table:table-row table:style-name="ro1">
          <table:table-cell/>
          <table:table-cell table:formula="of:=[$tu_edytuj.G376]" office:value-type="string" office:string-value="sz" calcext:value-type="string">
            <text:p>sz</text:p>
          </table:table-cell>
          <table:table-cell table:formula="of:=[$tu_edytuj.H376]" office:value-type="string" office:string-value="SG" calcext:value-type="string">
            <text:p>SG</text:p>
          </table:table-cell>
          <table:table-cell table:formula="of:=[$tu_edytuj.I376]" office:value-type="float" office:value="0" calcext:value-type="float">
            <text:p>0</text:p>
          </table:table-cell>
          <table:table-cell/>
          <table:table-cell table:formula="of:=IF([.C375]=0;[.D375];[.C375])" office:value-type="string" office:string-value="SG" calcext:value-type="string">
            <text:p>SG</text:p>
          </table:table-cell>
          <table:table-cell/>
          <table:table-cell table:formula="of:=CONCATENATE([$przecinki.$A$2];[.B375];[$przecinki.$A$2];[$przecinki.$B$2];[$przecinki.$C$2];[$przecinki.$A$2];[.F375];[$przecinki.$A$2];[$przecinki.$D$2])" office:value-type="string" office:string-value="&quot;sz&quot;: &quot;SG&quot;," calcext:value-type="string">
            <text:p>"sz": "SG",</text:p>
          </table:table-cell>
        </table:table-row>
        <table:table-row table:style-name="ro1">
          <table:table-cell/>
          <table:table-cell table:formula="of:=[$tu_edytuj.G377]" office:value-type="string" office:string-value="szl" calcext:value-type="string">
            <text:p>szl</text:p>
          </table:table-cell>
          <table:table-cell table:formula="of:=[$tu_edytuj.H377]" office:value-type="string" office:string-value="LSG" calcext:value-type="string">
            <text:p>LSG</text:p>
          </table:table-cell>
          <table:table-cell table:formula="of:=[$tu_edytuj.I377]" office:value-type="float" office:value="0" calcext:value-type="float">
            <text:p>0</text:p>
          </table:table-cell>
          <table:table-cell/>
          <table:table-cell table:formula="of:=IF([.C376]=0;[.D376];[.C376])" office:value-type="string" office:string-value="LSG" calcext:value-type="string">
            <text:p>LSG</text:p>
          </table:table-cell>
          <table:table-cell/>
          <table:table-cell table:formula="of:=CONCATENATE([$przecinki.$A$2];[.B376];[$przecinki.$A$2];[$przecinki.$B$2];[$przecinki.$C$2];[$przecinki.$A$2];[.F376];[$przecinki.$A$2];[$przecinki.$D$2])" office:value-type="string" office:string-value="&quot;szl&quot;: &quot;LSG&quot;," calcext:value-type="string">
            <text:p>"szl": "LSG",</text:p>
          </table:table-cell>
        </table:table-row>
        <table:table-row table:style-name="ro1">
          <table:table-cell/>
          <table:table-cell table:formula="of:=[$tu_edytuj.G378]" office:value-type="string" office:string-value="szt" calcext:value-type="string">
            <text:p>szt</text:p>
          </table:table-cell>
          <table:table-cell table:formula="of:=[$tu_edytuj.H378]" office:value-type="string" office:string-value="SGT" calcext:value-type="string">
            <text:p>SGT</text:p>
          </table:table-cell>
          <table:table-cell table:formula="of:=[$tu_edytuj.I378]" office:value-type="float" office:value="0" calcext:value-type="float">
            <text:p>0</text:p>
          </table:table-cell>
          <table:table-cell/>
          <table:table-cell table:formula="of:=IF([.C377]=0;[.D377];[.C377])" office:value-type="string" office:string-value="SGT" calcext:value-type="string">
            <text:p>SGT</text:p>
          </table:table-cell>
          <table:table-cell/>
          <table:table-cell table:formula="of:=CONCATENATE([$przecinki.$A$2];[.B377];[$przecinki.$A$2];[$przecinki.$B$2];[$przecinki.$C$2];[$przecinki.$A$2];[.F377];[$przecinki.$A$2];[$przecinki.$D$2])" office:value-type="string" office:string-value="&quot;szt&quot;: &quot;SGT&quot;," calcext:value-type="string">
            <text:p>"szt": "SGT",</text:p>
          </table:table-cell>
        </table:table-row>
        <table:table-row table:style-name="ro1">
          <table:table-cell/>
          <table:table-cell table:formula="of:=[$tu_edytuj.G379]" office:value-type="string" office:string-value="sztr" calcext:value-type="string">
            <text:p>sztr</text:p>
          </table:table-cell>
          <table:table-cell table:formula="of:=[$tu_edytuj.H379]" office:value-type="string" office:string-value="RSGT" calcext:value-type="string">
            <text:p>RSGT</text:p>
          </table:table-cell>
          <table:table-cell table:formula="of:=[$tu_edytuj.I379]" office:value-type="float" office:value="0" calcext:value-type="float">
            <text:p>0</text:p>
          </table:table-cell>
          <table:table-cell/>
          <table:table-cell table:formula="of:=IF([.C378]=0;[.D378];[.C378])" office:value-type="string" office:string-value="RSGT" calcext:value-type="string">
            <text:p>RSGT</text:p>
          </table:table-cell>
          <table:table-cell/>
          <table:table-cell table:formula="of:=CONCATENATE([$przecinki.$A$2];[.B378];[$przecinki.$A$2];[$przecinki.$B$2];[$przecinki.$C$2];[$przecinki.$A$2];[.F378];[$przecinki.$A$2];[$przecinki.$D$2])" office:value-type="string" office:string-value="&quot;sztr&quot;: &quot;RSGT&quot;," calcext:value-type="string">
            <text:p>"sztr": "RSGT",</text:p>
          </table:table-cell>
        </table:table-row>
        <table:table-row table:style-name="ro1">
          <table:table-cell/>
          <table:table-cell table:formula="of:=[$tu_edytuj.G380]" office:value-type="string" office:string-value="szw" calcext:value-type="string">
            <text:p>szw</text:p>
          </table:table-cell>
          <table:table-cell table:formula="of:=[$tu_edytuj.H380]" office:value-type="string" office:string-value="SGW" calcext:value-type="string">
            <text:p>SGW</text:p>
          </table:table-cell>
          <table:table-cell table:formula="of:=[$tu_edytuj.I380]" office:value-type="float" office:value="0" calcext:value-type="float">
            <text:p>0</text:p>
          </table:table-cell>
          <table:table-cell/>
          <table:table-cell table:formula="of:=IF([.C379]=0;[.D379];[.C379])" office:value-type="string" office:string-value="SGW" calcext:value-type="string">
            <text:p>SGW</text:p>
          </table:table-cell>
          <table:table-cell/>
          <table:table-cell table:formula="of:=CONCATENATE([$przecinki.$A$2];[.B379];[$przecinki.$A$2];[$przecinki.$B$2];[$przecinki.$C$2];[$przecinki.$A$2];[.F379];[$przecinki.$A$2];[$przecinki.$D$2])" office:value-type="string" office:string-value="&quot;szw&quot;: &quot;SGW&quot;," calcext:value-type="string">
            <text:p>"szw": "SGW",</text:p>
          </table:table-cell>
        </table:table-row>
        <table:table-row table:style-name="ro1">
          <table:table-cell/>
          <table:table-cell table:formula="of:=[$tu_edytuj.G381]" office:value-type="string" office:string-value="szcz" calcext:value-type="string">
            <text:p>szcz</text:p>
          </table:table-cell>
          <table:table-cell table:formula="of:=[$tu_edytuj.H381]" office:value-type="string" office:string-value="SGW" calcext:value-type="string">
            <text:p>SGW</text:p>
          </table:table-cell>
          <table:table-cell table:formula="of:=[$tu_edytuj.I381]" office:value-type="float" office:value="0" calcext:value-type="float">
            <text:p>0</text:p>
          </table:table-cell>
          <table:table-cell/>
          <table:table-cell table:formula="of:=IF([.C380]=0;[.D380];[.C380])" office:value-type="string" office:string-value="SGW" calcext:value-type="string">
            <text:p>SGW</text:p>
          </table:table-cell>
          <table:table-cell/>
          <table:table-cell table:formula="of:=CONCATENATE([$przecinki.$A$2];[.B380];[$przecinki.$A$2];[$przecinki.$B$2];[$przecinki.$C$2];[$przecinki.$A$2];[.F380];[$przecinki.$A$2];[$przecinki.$D$2])" office:value-type="string" office:string-value="&quot;szcz&quot;: &quot;SGW&quot;," calcext:value-type="string">
            <text:p>"szcz": "SGW",</text:p>
          </table:table-cell>
        </table:table-row>
        <table:table-row table:style-name="ro1">
          <table:table-cell/>
          <table:table-cell table:formula="of:=[$tu_edytuj.G382]" office:value-type="string" office:string-value="szczk" calcext:value-type="string">
            <text:p>szczk</text:p>
          </table:table-cell>
          <table:table-cell table:formula="of:=[$tu_edytuj.H382]" office:value-type="string" office:string-value="LSGW" calcext:value-type="string">
            <text:p>LSGW</text:p>
          </table:table-cell>
          <table:table-cell table:formula="of:=[$tu_edytuj.I382]" office:value-type="float" office:value="0" calcext:value-type="float">
            <text:p>0</text:p>
          </table:table-cell>
          <table:table-cell/>
          <table:table-cell table:formula="of:=IF([.C381]=0;[.D381];[.C381])" office:value-type="string" office:string-value="LSGW" calcext:value-type="string">
            <text:p>LSGW</text:p>
          </table:table-cell>
          <table:table-cell/>
          <table:table-cell table:formula="of:=CONCATENATE([$przecinki.$A$2];[.B381];[$przecinki.$A$2];[$przecinki.$B$2];[$przecinki.$C$2];[$przecinki.$A$2];[.F381];[$przecinki.$A$2];[$przecinki.$D$2])" office:value-type="string" office:string-value="&quot;szczk&quot;: &quot;LSGW&quot;," calcext:value-type="string">
            <text:p>"szczk": "LSGW",</text:p>
          </table:table-cell>
        </table:table-row>
        <table:table-row table:style-name="ro1">
          <table:table-cell/>
          <table:table-cell table:formula="of:=[$tu_edytuj.G383]" office:value-type="string" office:string-value="ś" calcext:value-type="string">
            <text:p>ś</text:p>
          </table:table-cell>
          <table:table-cell table:formula="of:=[$tu_edytuj.H383]" office:value-type="string" office:string-value="SO" calcext:value-type="string">
            <text:p>SO</text:p>
          </table:table-cell>
          <table:table-cell table:formula="of:=[$tu_edytuj.I383]" office:value-type="float" office:value="0" calcext:value-type="float">
            <text:p>0</text:p>
          </table:table-cell>
          <table:table-cell/>
          <table:table-cell table:formula="of:=IF([.C382]=0;[.D382];[.C382])" office:value-type="string" office:string-value="SO" calcext:value-type="string">
            <text:p>SO</text:p>
          </table:table-cell>
          <table:table-cell/>
          <table:table-cell table:formula="of:=CONCATENATE([$przecinki.$A$2];[.B382];[$przecinki.$A$2];[$przecinki.$B$2];[$przecinki.$C$2];[$przecinki.$A$2];[.F382];[$przecinki.$A$2];[$przecinki.$D$2])" office:value-type="string" office:string-value="&quot;ś&quot;: &quot;SO&quot;," calcext:value-type="string">
            <text:p>"ś": "SO",</text:p>
          </table:table-cell>
        </table:table-row>
        <table:table-row table:style-name="ro1">
          <table:table-cell/>
          <table:table-cell table:formula="of:=[$tu_edytuj.G384]" office:value-type="string" office:string-value="si" calcext:value-type="string">
            <text:p>si</text:p>
          </table:table-cell>
          <table:table-cell table:formula="of:=[$tu_edytuj.H384]" office:value-type="string" office:string-value="SW" calcext:value-type="string">
            <text:p>SW</text:p>
          </table:table-cell>
          <table:table-cell table:formula="of:=[$tu_edytuj.I384]" office:value-type="float" office:value="0" calcext:value-type="float">
            <text:p>0</text:p>
          </table:table-cell>
          <table:table-cell/>
          <table:table-cell table:formula="of:=IF([.C383]=0;[.D383];[.C383])" office:value-type="string" office:string-value="SW" calcext:value-type="string">
            <text:p>SW</text:p>
          </table:table-cell>
          <table:table-cell/>
          <table:table-cell table:formula="of:=CONCATENATE([$przecinki.$A$2];[.B383];[$przecinki.$A$2];[$przecinki.$B$2];[$przecinki.$C$2];[$przecinki.$A$2];[.F383];[$przecinki.$A$2];[$przecinki.$D$2])" office:value-type="string" office:string-value="&quot;si&quot;: &quot;SW&quot;," calcext:value-type="string">
            <text:p>"si": "SW",</text:p>
          </table:table-cell>
        </table:table-row>
        <table:table-row table:style-name="ro1">
          <table:table-cell/>
          <table:table-cell table:formula="of:=[$tu_edytuj.G385]" office:value-type="string" office:string-value="śb" calcext:value-type="string">
            <text:p>śb</text:p>
          </table:table-cell>
          <table:table-cell table:formula="of:=[$tu_edytuj.H385]" office:value-type="string" office:string-value="BSW" calcext:value-type="string">
            <text:p>BSW</text:p>
          </table:table-cell>
          <table:table-cell table:formula="of:=[$tu_edytuj.I385]" office:value-type="float" office:value="0" calcext:value-type="float">
            <text:p>0</text:p>
          </table:table-cell>
          <table:table-cell/>
          <table:table-cell table:formula="of:=IF([.C384]=0;[.D384];[.C384])" office:value-type="string" office:string-value="BSW" calcext:value-type="string">
            <text:p>BSW</text:p>
          </table:table-cell>
          <table:table-cell/>
          <table:table-cell table:formula="of:=CONCATENATE([$przecinki.$A$2];[.B384];[$przecinki.$A$2];[$przecinki.$B$2];[$przecinki.$C$2];[$przecinki.$A$2];[.F384];[$przecinki.$A$2];[$przecinki.$D$2])" office:value-type="string" office:string-value="&quot;śb&quot;: &quot;BSW&quot;," calcext:value-type="string">
            <text:p>"śb": "BSW",</text:p>
          </table:table-cell>
        </table:table-row>
        <table:table-row table:style-name="ro1">
          <table:table-cell/>
          <table:table-cell table:formula="of:=[$tu_edytuj.G386]" office:value-type="string" office:string-value="ść" calcext:value-type="string">
            <text:p>ść</text:p>
          </table:table-cell>
          <table:table-cell table:formula="of:=[$tu_edytuj.H386]" office:value-type="string" office:string-value="STO" calcext:value-type="string">
            <text:p>STO</text:p>
          </table:table-cell>
          <table:table-cell table:formula="of:=[$tu_edytuj.I386]" office:value-type="float" office:value="0" calcext:value-type="float">
            <text:p>0</text:p>
          </table:table-cell>
          <table:table-cell/>
          <table:table-cell table:formula="of:=IF([.C385]=0;[.D385];[.C385])" office:value-type="string" office:string-value="STO" calcext:value-type="string">
            <text:p>STO</text:p>
          </table:table-cell>
          <table:table-cell/>
          <table:table-cell table:formula="of:=CONCATENATE([$przecinki.$A$2];[.B385];[$przecinki.$A$2];[$przecinki.$B$2];[$przecinki.$C$2];[$przecinki.$A$2];[.F385];[$przecinki.$A$2];[$przecinki.$D$2])" office:value-type="string" office:string-value="&quot;ść&quot;: &quot;STO&quot;," calcext:value-type="string">
            <text:p>"ść": "STO",</text:p>
          </table:table-cell>
        </table:table-row>
        <table:table-row table:style-name="ro1">
          <table:table-cell/>
          <table:table-cell table:formula="of:=[$tu_edytuj.G387]" office:value-type="string" office:string-value="ści" calcext:value-type="string">
            <text:p>ści</text:p>
          </table:table-cell>
          <table:table-cell table:formula="of:=[$tu_edytuj.H387]" office:value-type="string" office:string-value="STW" calcext:value-type="string">
            <text:p>STW</text:p>
          </table:table-cell>
          <table:table-cell table:formula="of:=[$tu_edytuj.I387]" office:value-type="float" office:value="0" calcext:value-type="float">
            <text:p>0</text:p>
          </table:table-cell>
          <table:table-cell/>
          <table:table-cell table:formula="of:=IF([.C386]=0;[.D386];[.C386])" office:value-type="string" office:string-value="STW" calcext:value-type="string">
            <text:p>STW</text:p>
          </table:table-cell>
          <table:table-cell/>
          <table:table-cell table:formula="of:=CONCATENATE([$przecinki.$A$2];[.B386];[$przecinki.$A$2];[$przecinki.$B$2];[$przecinki.$C$2];[$przecinki.$A$2];[.F386];[$przecinki.$A$2];[$przecinki.$D$2])" office:value-type="string" office:string-value="&quot;ści&quot;: &quot;STW&quot;," calcext:value-type="string">
            <text:p>"ści": "STW",</text:p>
          </table:table-cell>
        </table:table-row>
        <table:table-row table:style-name="ro1">
          <table:table-cell/>
          <table:table-cell table:formula="of:=[$tu_edytuj.G388]" office:value-type="string" office:string-value="śl" calcext:value-type="string">
            <text:p>śl</text:p>
          </table:table-cell>
          <table:table-cell table:formula="of:=[$tu_edytuj.H388]" office:value-type="string" office:string-value="LSW" calcext:value-type="string">
            <text:p>LSW</text:p>
          </table:table-cell>
          <table:table-cell table:formula="of:=[$tu_edytuj.I388]" office:value-type="float" office:value="0" calcext:value-type="float">
            <text:p>0</text:p>
          </table:table-cell>
          <table:table-cell/>
          <table:table-cell table:formula="of:=IF([.C387]=0;[.D387];[.C387])" office:value-type="string" office:string-value="LSW" calcext:value-type="string">
            <text:p>LSW</text:p>
          </table:table-cell>
          <table:table-cell/>
          <table:table-cell table:formula="of:=CONCATENATE([$przecinki.$A$2];[.B387];[$przecinki.$A$2];[$przecinki.$B$2];[$przecinki.$C$2];[$przecinki.$A$2];[.F387];[$przecinki.$A$2];[$przecinki.$D$2])" office:value-type="string" office:string-value="&quot;śl&quot;: &quot;LSW&quot;," calcext:value-type="string">
            <text:p>"śl": "LSW",</text:p>
          </table:table-cell>
        </table:table-row>
        <table:table-row table:style-name="ro1">
          <table:table-cell/>
          <table:table-cell table:formula="of:=[$tu_edytuj.G389]" office:value-type="string" office:string-value="śm" calcext:value-type="string">
            <text:p>śm</text:p>
          </table:table-cell>
          <table:table-cell table:formula="of:=[$tu_edytuj.H389]" office:value-type="string" office:string-value="CSW" calcext:value-type="string">
            <text:p>CSW</text:p>
          </table:table-cell>
          <table:table-cell table:formula="of:=[$tu_edytuj.I389]" office:value-type="float" office:value="0" calcext:value-type="float">
            <text:p>0</text:p>
          </table:table-cell>
          <table:table-cell/>
          <table:table-cell table:formula="of:=IF([.C388]=0;[.D388];[.C388])" office:value-type="string" office:string-value="CSW" calcext:value-type="string">
            <text:p>CSW</text:p>
          </table:table-cell>
          <table:table-cell/>
          <table:table-cell table:formula="of:=CONCATENATE([$przecinki.$A$2];[.B388];[$przecinki.$A$2];[$przecinki.$B$2];[$przecinki.$C$2];[$przecinki.$A$2];[.F388];[$przecinki.$A$2];[$przecinki.$D$2])" office:value-type="string" office:string-value="&quot;śm&quot;: &quot;CSW&quot;," calcext:value-type="string">
            <text:p>"śm": "CSW",</text:p>
          </table:table-cell>
        </table:table-row>
        <table:table-row table:style-name="ro1">
          <table:table-cell/>
          <table:table-cell table:formula="of:=[$tu_edytuj.G390]" office:value-type="string" office:string-value="śń" calcext:value-type="string">
            <text:p>śń</text:p>
          </table:table-cell>
          <table:table-cell table:formula="of:=[$tu_edytuj.H390]" office:value-type="string" office:string-value="CLSO" calcext:value-type="string">
            <text:p>CLSO</text:p>
          </table:table-cell>
          <table:table-cell table:formula="of:=[$tu_edytuj.I390]" office:value-type="float" office:value="0" calcext:value-type="float">
            <text:p>0</text:p>
          </table:table-cell>
          <table:table-cell/>
          <table:table-cell table:formula="of:=IF([.C389]=0;[.D389];[.C389])" office:value-type="string" office:string-value="CLSO" calcext:value-type="string">
            <text:p>CLSO</text:p>
          </table:table-cell>
          <table:table-cell/>
          <table:table-cell table:formula="of:=CONCATENATE([$przecinki.$A$2];[.B389];[$przecinki.$A$2];[$przecinki.$B$2];[$przecinki.$C$2];[$przecinki.$A$2];[.F389];[$przecinki.$A$2];[$przecinki.$D$2])" office:value-type="string" office:string-value="&quot;śń&quot;: &quot;CLSO&quot;," calcext:value-type="string">
            <text:p>"śń": "CLSO",</text:p>
          </table:table-cell>
        </table:table-row>
        <table:table-row table:style-name="ro1">
          <table:table-cell/>
          <table:table-cell table:formula="of:=[$tu_edytuj.G391]" office:value-type="string" office:string-value="śni" calcext:value-type="string">
            <text:p>śni</text:p>
          </table:table-cell>
          <table:table-cell table:formula="of:=[$tu_edytuj.H391]" office:value-type="string" office:string-value="CLSW" calcext:value-type="string">
            <text:p>CLSW</text:p>
          </table:table-cell>
          <table:table-cell table:formula="of:=[$tu_edytuj.I391]" office:value-type="float" office:value="0" calcext:value-type="float">
            <text:p>0</text:p>
          </table:table-cell>
          <table:table-cell/>
          <table:table-cell table:formula="of:=IF([.C390]=0;[.D390];[.C390])" office:value-type="string" office:string-value="CLSW" calcext:value-type="string">
            <text:p>CLSW</text:p>
          </table:table-cell>
          <table:table-cell/>
          <table:table-cell table:formula="of:=CONCATENATE([$przecinki.$A$2];[.B390];[$przecinki.$A$2];[$przecinki.$B$2];[$przecinki.$C$2];[$przecinki.$A$2];[.F390];[$przecinki.$A$2];[$przecinki.$D$2])" office:value-type="string" office:string-value="&quot;śni&quot;: &quot;CLSW&quot;," calcext:value-type="string">
            <text:p>"śni": "CLSW",</text:p>
          </table:table-cell>
        </table:table-row>
        <table:table-row table:style-name="ro1">
          <table:table-cell/>
          <table:table-cell table:formula="of:=[$tu_edytuj.G392]" office:value-type="string" office:string-value="t" calcext:value-type="string">
            <text:p>t</text:p>
          </table:table-cell>
          <table:table-cell table:formula="of:=[$tu_edytuj.H392]" office:value-type="string" office:string-value="T" calcext:value-type="string">
            <text:p>T</text:p>
          </table:table-cell>
          <table:table-cell table:formula="of:=[$tu_edytuj.I392]" office:value-type="float" office:value="0" calcext:value-type="float">
            <text:p>0</text:p>
          </table:table-cell>
          <table:table-cell/>
          <table:table-cell table:formula="of:=IF([.C391]=0;[.D391];[.C391])" office:value-type="string" office:string-value="T" calcext:value-type="string">
            <text:p>T</text:p>
          </table:table-cell>
          <table:table-cell/>
          <table:table-cell table:formula="of:=CONCATENATE([$przecinki.$A$2];[.B391];[$przecinki.$A$2];[$przecinki.$B$2];[$przecinki.$C$2];[$przecinki.$A$2];[.F391];[$przecinki.$A$2];[$przecinki.$D$2])" office:value-type="string" office:string-value="&quot;t&quot;: &quot;T&quot;," calcext:value-type="string">
            <text:p>"t": "T",</text:p>
          </table:table-cell>
        </table:table-row>
        <table:table-row table:style-name="ro1">
          <table:table-cell/>
          <table:table-cell table:formula="of:=[$tu_edytuj.G393]" office:value-type="string" office:string-value="tch" calcext:value-type="string">
            <text:p>tch</text:p>
          </table:table-cell>
          <table:table-cell table:formula="of:=[$tu_edytuj.H393]" office:value-type="string" office:string-value="GW" calcext:value-type="string">
            <text:p>GW</text:p>
          </table:table-cell>
          <table:table-cell table:formula="of:=[$tu_edytuj.I393]" office:value-type="float" office:value="0" calcext:value-type="float">
            <text:p>0</text:p>
          </table:table-cell>
          <table:table-cell/>
          <table:table-cell table:formula="of:=IF([.C392]=0;[.D392];[.C392])" office:value-type="string" office:string-value="GW" calcext:value-type="string">
            <text:p>GW</text:p>
          </table:table-cell>
          <table:table-cell/>
          <table:table-cell table:formula="of:=CONCATENATE([$przecinki.$A$2];[.B392];[$przecinki.$A$2];[$przecinki.$B$2];[$przecinki.$C$2];[$przecinki.$A$2];[.F392];[$przecinki.$A$2];[$przecinki.$D$2])" office:value-type="string" office:string-value="&quot;tch&quot;: &quot;GW&quot;," calcext:value-type="string">
            <text:p>"tch": "GW",</text:p>
          </table:table-cell>
        </table:table-row>
        <table:table-row table:style-name="ro1">
          <table:table-cell/>
          <table:table-cell table:formula="of:=[$tu_edytuj.G394]" office:value-type="string" office:string-value="th" calcext:value-type="string">
            <text:p>th</text:p>
          </table:table-cell>
          <table:table-cell table:formula="of:=[$tu_edytuj.H394]" office:value-type="string" office:string-value="T" calcext:value-type="string">
            <text:p>T</text:p>
          </table:table-cell>
          <table:table-cell table:formula="of:=[$tu_edytuj.I394]" office:value-type="float" office:value="0" calcext:value-type="float">
            <text:p>0</text:p>
          </table:table-cell>
          <table:table-cell/>
          <table:table-cell table:formula="of:=IF([.C393]=0;[.D393];[.C393])" office:value-type="string" office:string-value="T" calcext:value-type="string">
            <text:p>T</text:p>
          </table:table-cell>
          <table:table-cell/>
          <table:table-cell table:formula="of:=CONCATENATE([$przecinki.$A$2];[.B393];[$przecinki.$A$2];[$przecinki.$B$2];[$przecinki.$C$2];[$przecinki.$A$2];[.F393];[$przecinki.$A$2];[$przecinki.$D$2])" office:value-type="string" office:string-value="&quot;th&quot;: &quot;T&quot;," calcext:value-type="string">
            <text:p>"th": "T",</text:p>
          </table:table-cell>
        </table:table-row>
        <table:table-row table:style-name="ro1">
          <table:table-cell/>
          <table:table-cell table:formula="of:=[$tu_edytuj.G395]" office:value-type="string" office:string-value="tl" calcext:value-type="string">
            <text:p>tl</text:p>
          </table:table-cell>
          <table:table-cell table:formula="of:=[$tu_edytuj.H395]" office:value-type="string" office:string-value="LT" calcext:value-type="string">
            <text:p>LT</text:p>
          </table:table-cell>
          <table:table-cell table:formula="of:=[$tu_edytuj.I395]" office:value-type="float" office:value="0" calcext:value-type="float">
            <text:p>0</text:p>
          </table:table-cell>
          <table:table-cell/>
          <table:table-cell table:formula="of:=IF([.C394]=0;[.D394];[.C394])" office:value-type="string" office:string-value="LT" calcext:value-type="string">
            <text:p>LT</text:p>
          </table:table-cell>
          <table:table-cell/>
          <table:table-cell table:formula="of:=CONCATENATE([$przecinki.$A$2];[.B394];[$przecinki.$A$2];[$przecinki.$B$2];[$przecinki.$C$2];[$przecinki.$A$2];[.F394];[$przecinki.$A$2];[$przecinki.$D$2])" office:value-type="string" office:string-value="&quot;tl&quot;: &quot;LT&quot;," calcext:value-type="string">
            <text:p>"tl": "LT",</text:p>
          </table:table-cell>
        </table:table-row>
        <table:table-row table:style-name="ro1">
          <table:table-cell/>
          <table:table-cell table:formula="of:=[$tu_edytuj.G396]" office:value-type="string" office:string-value="tł" calcext:value-type="string">
            <text:p>tł</text:p>
          </table:table-cell>
          <table:table-cell table:formula="of:=[$tu_edytuj.H396]" office:value-type="string" office:string-value="TW" calcext:value-type="string">
            <text:p>TW</text:p>
          </table:table-cell>
          <table:table-cell table:formula="of:=[$tu_edytuj.I396]" office:value-type="float" office:value="0" calcext:value-type="float">
            <text:p>0</text:p>
          </table:table-cell>
          <table:table-cell/>
          <table:table-cell table:formula="of:=IF([.C395]=0;[.D395];[.C395])" office:value-type="string" office:string-value="TW" calcext:value-type="string">
            <text:p>TW</text:p>
          </table:table-cell>
          <table:table-cell/>
          <table:table-cell table:formula="of:=CONCATENATE([$przecinki.$A$2];[.B395];[$przecinki.$A$2];[$przecinki.$B$2];[$przecinki.$C$2];[$przecinki.$A$2];[.F395];[$przecinki.$A$2];[$przecinki.$D$2])" office:value-type="string" office:string-value="&quot;tł&quot;: &quot;TW&quot;," calcext:value-type="string">
            <text:p>"tł": "TW",</text:p>
          </table:table-cell>
        </table:table-row>
        <table:table-row table:style-name="ro1">
          <table:table-cell/>
          <table:table-cell table:formula="of:=[$tu_edytuj.G397]" office:value-type="string" office:string-value="tm" calcext:value-type="string">
            <text:p>tm</text:p>
          </table:table-cell>
          <table:table-cell table:formula="of:=[$tu_edytuj.H397]" office:value-type="string" office:string-value="CST" calcext:value-type="string">
            <text:p>CST</text:p>
          </table:table-cell>
          <table:table-cell table:formula="of:=[$tu_edytuj.I397]" office:value-type="float" office:value="0" calcext:value-type="float">
            <text:p>0</text:p>
          </table:table-cell>
          <table:table-cell/>
          <table:table-cell table:formula="of:=IF([.C396]=0;[.D396];[.C396])" office:value-type="string" office:string-value="CST" calcext:value-type="string">
            <text:p>CST</text:p>
          </table:table-cell>
          <table:table-cell/>
          <table:table-cell table:formula="of:=CONCATENATE([$przecinki.$A$2];[.B396];[$przecinki.$A$2];[$przecinki.$B$2];[$przecinki.$C$2];[$przecinki.$A$2];[.F396];[$przecinki.$A$2];[$przecinki.$D$2])" office:value-type="string" office:string-value="&quot;tm&quot;: &quot;CST&quot;," calcext:value-type="string">
            <text:p>"tm": "CST",</text:p>
          </table:table-cell>
        </table:table-row>
        <table:table-row table:style-name="ro1">
          <table:table-cell/>
          <table:table-cell table:formula="of:=[$tu_edytuj.G398]" office:value-type="string" office:string-value="tn" calcext:value-type="string">
            <text:p>tn</text:p>
          </table:table-cell>
          <table:table-cell table:formula="of:=[$tu_edytuj.H398]" office:value-type="string" office:string-value="CLT" calcext:value-type="string">
            <text:p>CLT</text:p>
          </table:table-cell>
          <table:table-cell table:formula="of:=[$tu_edytuj.I398]" office:value-type="float" office:value="0" calcext:value-type="float">
            <text:p>0</text:p>
          </table:table-cell>
          <table:table-cell/>
          <table:table-cell table:formula="of:=IF([.C397]=0;[.D397];[.C397])" office:value-type="string" office:string-value="CLT" calcext:value-type="string">
            <text:p>CLT</text:p>
          </table:table-cell>
          <table:table-cell/>
          <table:table-cell table:formula="of:=CONCATENATE([$przecinki.$A$2];[.B397];[$przecinki.$A$2];[$przecinki.$B$2];[$przecinki.$C$2];[$przecinki.$A$2];[.F397];[$przecinki.$A$2];[$przecinki.$D$2])" office:value-type="string" office:string-value="&quot;tn&quot;: &quot;CLT&quot;," calcext:value-type="string">
            <text:p>"tn": "CLT",</text:p>
          </table:table-cell>
        </table:table-row>
        <table:table-row table:style-name="ro1">
          <table:table-cell/>
          <table:table-cell table:formula="of:=[$tu_edytuj.G399]" office:value-type="string" office:string-value="tp" calcext:value-type="string">
            <text:p>tp</text:p>
          </table:table-cell>
          <table:table-cell table:formula="of:=[$tu_edytuj.H399]" office:value-type="string" office:string-value="BT" calcext:value-type="string">
            <text:p>BT</text:p>
          </table:table-cell>
          <table:table-cell table:formula="of:=[$tu_edytuj.I399]" office:value-type="float" office:value="0" calcext:value-type="float">
            <text:p>0</text:p>
          </table:table-cell>
          <table:table-cell/>
          <table:table-cell table:formula="of:=IF([.C398]=0;[.D398];[.C398])" office:value-type="string" office:string-value="BT" calcext:value-type="string">
            <text:p>BT</text:p>
          </table:table-cell>
          <table:table-cell/>
          <table:table-cell table:formula="of:=CONCATENATE([$przecinki.$A$2];[.B398];[$przecinki.$A$2];[$przecinki.$B$2];[$przecinki.$C$2];[$przecinki.$A$2];[.F398];[$przecinki.$A$2];[$przecinki.$D$2])" office:value-type="string" office:string-value="&quot;tp&quot;: &quot;BT&quot;," calcext:value-type="string">
            <text:p>"tp": "BT",</text:p>
          </table:table-cell>
        </table:table-row>
        <table:table-row table:style-name="ro1">
          <table:table-cell/>
          <table:table-cell table:formula="of:=[$tu_edytuj.G400]" office:value-type="string" office:string-value="tr" calcext:value-type="string">
            <text:p>tr</text:p>
          </table:table-cell>
          <table:table-cell table:formula="of:=[$tu_edytuj.H400]" office:value-type="string" office:string-value="RT" calcext:value-type="string">
            <text:p>RT</text:p>
          </table:table-cell>
          <table:table-cell table:formula="of:=[$tu_edytuj.I400]" office:value-type="float" office:value="0" calcext:value-type="float">
            <text:p>0</text:p>
          </table:table-cell>
          <table:table-cell/>
          <table:table-cell table:formula="of:=IF([.C399]=0;[.D399];[.C399])" office:value-type="string" office:string-value="RT" calcext:value-type="string">
            <text:p>RT</text:p>
          </table:table-cell>
          <table:table-cell/>
          <table:table-cell table:formula="of:=CONCATENATE([$przecinki.$A$2];[.B399];[$przecinki.$A$2];[$przecinki.$B$2];[$przecinki.$C$2];[$przecinki.$A$2];[.F399];[$przecinki.$A$2];[$przecinki.$D$2])" office:value-type="string" office:string-value="&quot;tr&quot;: &quot;RT&quot;," calcext:value-type="string">
            <text:p>"tr": "RT",</text:p>
          </table:table-cell>
        </table:table-row>
        <table:table-row table:style-name="ro1">
          <table:table-cell/>
          <table:table-cell table:formula="of:=[$tu_edytuj.G401]" office:value-type="string" office:string-value="trz" calcext:value-type="string">
            <text:p>trz</text:p>
          </table:table-cell>
          <table:table-cell table:formula="of:=[$tu_edytuj.H401]" office:value-type="string" office:string-value="SGT" calcext:value-type="string">
            <text:p>SGT</text:p>
          </table:table-cell>
          <table:table-cell table:formula="of:=[$tu_edytuj.I401]" office:value-type="float" office:value="0" calcext:value-type="float">
            <text:p>0</text:p>
          </table:table-cell>
          <table:table-cell/>
          <table:table-cell table:formula="of:=IF([.C400]=0;[.D400];[.C400])" office:value-type="string" office:string-value="SGT" calcext:value-type="string">
            <text:p>SGT</text:p>
          </table:table-cell>
          <table:table-cell/>
          <table:table-cell table:formula="of:=CONCATENATE([$przecinki.$A$2];[.B400];[$przecinki.$A$2];[$przecinki.$B$2];[$przecinki.$C$2];[$przecinki.$A$2];[.F400];[$przecinki.$A$2];[$przecinki.$D$2])" office:value-type="string" office:string-value="&quot;trz&quot;: &quot;SGT&quot;," calcext:value-type="string">
            <text:p>"trz": "SGT",</text:p>
          </table:table-cell>
        </table:table-row>
        <table:table-row table:style-name="ro1">
          <table:table-cell/>
          <table:table-cell table:formula="of:=[$tu_edytuj.G402]" office:value-type="string" office:string-value="ts" calcext:value-type="string">
            <text:p>ts</text:p>
          </table:table-cell>
          <table:table-cell table:formula="of:=[$tu_edytuj.H402]" office:value-type="string" office:string-value="C" calcext:value-type="string">
            <text:p>C</text:p>
          </table:table-cell>
          <table:table-cell table:formula="of:=[$tu_edytuj.I402]" office:value-type="float" office:value="0" calcext:value-type="float">
            <text:p>0</text:p>
          </table:table-cell>
          <table:table-cell/>
          <table:table-cell table:formula="of:=IF([.C401]=0;[.D401];[.C401])" office:value-type="string" office:string-value="C" calcext:value-type="string">
            <text:p>C</text:p>
          </table:table-cell>
          <table:table-cell/>
          <table:table-cell table:formula="of:=CONCATENATE([$przecinki.$A$2];[.B401];[$przecinki.$A$2];[$przecinki.$B$2];[$przecinki.$C$2];[$przecinki.$A$2];[.F401];[$przecinki.$A$2];[$przecinki.$D$2])" office:value-type="string" office:string-value="&quot;ts&quot;: &quot;C&quot;," calcext:value-type="string">
            <text:p>"ts": "C",</text:p>
          </table:table-cell>
        </table:table-row>
        <table:table-row table:style-name="ro1">
          <table:table-cell/>
          <table:table-cell table:formula="of:=[$tu_edytuj.G403]" office:value-type="string" office:string-value="tt" calcext:value-type="string">
            <text:p>tt</text:p>
          </table:table-cell>
          <table:table-cell table:formula="of:=[$tu_edytuj.H403]" office:value-type="string" office:string-value="T" calcext:value-type="string">
            <text:p>T</text:p>
          </table:table-cell>
          <table:table-cell table:formula="of:=[$tu_edytuj.I403]" office:value-type="float" office:value="0" calcext:value-type="float">
            <text:p>0</text:p>
          </table:table-cell>
          <table:table-cell/>
          <table:table-cell table:formula="of:=IF([.C402]=0;[.D402];[.C402])" office:value-type="string" office:string-value="T" calcext:value-type="string">
            <text:p>T</text:p>
          </table:table-cell>
          <table:table-cell/>
          <table:table-cell table:formula="of:=CONCATENATE([$przecinki.$A$2];[.B402];[$przecinki.$A$2];[$przecinki.$B$2];[$przecinki.$C$2];[$przecinki.$A$2];[.F402];[$przecinki.$A$2];[$przecinki.$D$2])" office:value-type="string" office:string-value="&quot;tt&quot;: &quot;T&quot;," calcext:value-type="string">
            <text:p>"tt": "T",</text:p>
          </table:table-cell>
        </table:table-row>
        <table:table-row table:style-name="ro1">
          <table:table-cell/>
          <table:table-cell table:formula="of:=[$tu_edytuj.G404]" office:value-type="string" office:string-value="tts" calcext:value-type="string">
            <text:p>tts</text:p>
          </table:table-cell>
          <table:table-cell table:formula="of:=[$tu_edytuj.H404]" office:value-type="string" office:string-value="C" calcext:value-type="string">
            <text:p>C</text:p>
          </table:table-cell>
          <table:table-cell table:formula="of:=[$tu_edytuj.I404]" office:value-type="float" office:value="0" calcext:value-type="float">
            <text:p>0</text:p>
          </table:table-cell>
          <table:table-cell/>
          <table:table-cell table:formula="of:=IF([.C403]=0;[.D403];[.C403])" office:value-type="string" office:string-value="C" calcext:value-type="string">
            <text:p>C</text:p>
          </table:table-cell>
          <table:table-cell/>
          <table:table-cell table:formula="of:=CONCATENATE([$przecinki.$A$2];[.B403];[$przecinki.$A$2];[$przecinki.$B$2];[$przecinki.$C$2];[$przecinki.$A$2];[.F403];[$przecinki.$A$2];[$przecinki.$D$2])" office:value-type="string" office:string-value="&quot;tts&quot;: &quot;C&quot;," calcext:value-type="string">
            <text:p>"tts": "C",</text:p>
          </table:table-cell>
        </table:table-row>
        <table:table-row table:style-name="ro1">
          <table:table-cell/>
          <table:table-cell table:formula="of:=[$tu_edytuj.G405]" office:value-type="string" office:string-value="tw" calcext:value-type="string">
            <text:p>tw</text:p>
          </table:table-cell>
          <table:table-cell table:formula="of:=[$tu_edytuj.H405]" office:value-type="string" office:string-value="TW" calcext:value-type="string">
            <text:p>TW</text:p>
          </table:table-cell>
          <table:table-cell table:formula="of:=[$tu_edytuj.I405]" office:value-type="float" office:value="0" calcext:value-type="float">
            <text:p>0</text:p>
          </table:table-cell>
          <table:table-cell/>
          <table:table-cell table:formula="of:=IF([.C404]=0;[.D404];[.C404])" office:value-type="string" office:string-value="TW" calcext:value-type="string">
            <text:p>TW</text:p>
          </table:table-cell>
          <table:table-cell/>
          <table:table-cell table:formula="of:=CONCATENATE([$przecinki.$A$2];[.B404];[$przecinki.$A$2];[$przecinki.$B$2];[$przecinki.$C$2];[$przecinki.$A$2];[.F404];[$przecinki.$A$2];[$przecinki.$D$2])" office:value-type="string" office:string-value="&quot;tw&quot;: &quot;TW&quot;," calcext:value-type="string">
            <text:p>"tw": "TW",</text:p>
          </table:table-cell>
        </table:table-row>
        <table:table-row table:style-name="ro1">
          <table:table-cell/>
          <table:table-cell table:formula="of:=[$tu_edytuj.G406]" office:value-type="string" office:string-value="w" calcext:value-type="string">
            <text:p>w</text:p>
          </table:table-cell>
          <table:table-cell table:formula="of:=[$tu_edytuj.H406]" office:value-type="string" office:string-value="W" calcext:value-type="string">
            <text:p>W</text:p>
          </table:table-cell>
          <table:table-cell table:formula="of:=[$tu_edytuj.I406]" office:value-type="float" office:value="0" calcext:value-type="float">
            <text:p>0</text:p>
          </table:table-cell>
          <table:table-cell/>
          <table:table-cell table:formula="of:=IF([.C405]=0;[.D405];[.C405])" office:value-type="string" office:string-value="W" calcext:value-type="string">
            <text:p>W</text:p>
          </table:table-cell>
          <table:table-cell/>
          <table:table-cell table:formula="of:=CONCATENATE([$przecinki.$A$2];[.B405];[$przecinki.$A$2];[$przecinki.$B$2];[$przecinki.$C$2];[$przecinki.$A$2];[.F405];[$przecinki.$A$2];[$przecinki.$D$2])" office:value-type="string" office:string-value="&quot;w&quot;: &quot;W&quot;," calcext:value-type="string">
            <text:p>"w": "W",</text:p>
          </table:table-cell>
        </table:table-row>
        <table:table-row table:style-name="ro1">
          <table:table-cell/>
          <table:table-cell table:formula="of:=[$tu_edytuj.G407]" office:value-type="string" office:string-value="wc" calcext:value-type="string">
            <text:p>wc</text:p>
          </table:table-cell>
          <table:table-cell table:formula="of:=[$tu_edytuj.H407]" office:value-type="string" office:string-value="CW" calcext:value-type="string">
            <text:p>CW</text:p>
          </table:table-cell>
          <table:table-cell table:formula="of:=[$tu_edytuj.I407]" office:value-type="float" office:value="0" calcext:value-type="float">
            <text:p>0</text:p>
          </table:table-cell>
          <table:table-cell/>
          <table:table-cell table:formula="of:=IF([.C406]=0;[.D406];[.C406])" office:value-type="string" office:string-value="CW" calcext:value-type="string">
            <text:p>CW</text:p>
          </table:table-cell>
          <table:table-cell/>
          <table:table-cell table:formula="of:=CONCATENATE([$przecinki.$A$2];[.B406];[$przecinki.$A$2];[$przecinki.$B$2];[$przecinki.$C$2];[$przecinki.$A$2];[.F406];[$przecinki.$A$2];[$przecinki.$D$2])" office:value-type="string" office:string-value="&quot;wc&quot;: &quot;CW&quot;," calcext:value-type="string">
            <text:p>"wc": "CW",</text:p>
          </table:table-cell>
        </table:table-row>
        <table:table-row table:style-name="ro1">
          <table:table-cell/>
          <table:table-cell table:formula="of:=[$tu_edytuj.G408]" office:value-type="string" office:string-value="wć" calcext:value-type="string">
            <text:p>wć</text:p>
          </table:table-cell>
          <table:table-cell table:formula="of:=[$tu_edytuj.H408]" office:value-type="string" office:string-value="TO" calcext:value-type="string">
            <text:p>TO</text:p>
          </table:table-cell>
          <table:table-cell table:formula="of:=[$tu_edytuj.I408]" office:value-type="float" office:value="0" calcext:value-type="float">
            <text:p>0</text:p>
          </table:table-cell>
          <table:table-cell/>
          <table:table-cell table:formula="of:=IF([.C407]=0;[.D407];[.C407])" office:value-type="string" office:string-value="TO" calcext:value-type="string">
            <text:p>TO</text:p>
          </table:table-cell>
          <table:table-cell/>
          <table:table-cell table:formula="of:=CONCATENATE([$przecinki.$A$2];[.B407];[$przecinki.$A$2];[$przecinki.$B$2];[$przecinki.$C$2];[$przecinki.$A$2];[.F407];[$przecinki.$A$2];[$przecinki.$D$2])" office:value-type="string" office:string-value="&quot;wć&quot;: &quot;TO&quot;," calcext:value-type="string">
            <text:p>"wć": "TO",</text:p>
          </table:table-cell>
        </table:table-row>
        <table:table-row table:style-name="ro1">
          <table:table-cell/>
          <table:table-cell table:formula="of:=[$tu_edytuj.G409]" office:value-type="string" office:string-value="wci" calcext:value-type="string">
            <text:p>wci</text:p>
          </table:table-cell>
          <table:table-cell table:formula="of:=[$tu_edytuj.H409]" office:value-type="string" office:string-value="TW" calcext:value-type="string">
            <text:p>TW</text:p>
          </table:table-cell>
          <table:table-cell table:formula="of:=[$tu_edytuj.I409]" office:value-type="float" office:value="0" calcext:value-type="float">
            <text:p>0</text:p>
          </table:table-cell>
          <table:table-cell/>
          <table:table-cell table:formula="of:=IF([.C408]=0;[.D408];[.C408])" office:value-type="string" office:string-value="TW" calcext:value-type="string">
            <text:p>TW</text:p>
          </table:table-cell>
          <table:table-cell/>
          <table:table-cell table:formula="of:=CONCATENATE([$przecinki.$A$2];[.B408];[$przecinki.$A$2];[$przecinki.$B$2];[$przecinki.$C$2];[$przecinki.$A$2];[.F408];[$przecinki.$A$2];[$przecinki.$D$2])" office:value-type="string" office:string-value="&quot;wci&quot;: &quot;TW&quot;," calcext:value-type="string">
            <text:p>"wci": "TW",</text:p>
          </table:table-cell>
        </table:table-row>
        <table:table-row table:style-name="ro1">
          <table:table-cell/>
          <table:table-cell table:formula="of:=[$tu_edytuj.G410]" office:value-type="string" office:string-value="wd" calcext:value-type="string">
            <text:p>wd</text:p>
          </table:table-cell>
          <table:table-cell table:formula="of:=[$tu_edytuj.H410]" office:value-type="string" office:string-value="TW" calcext:value-type="string">
            <text:p>TW</text:p>
          </table:table-cell>
          <table:table-cell table:formula="of:=[$tu_edytuj.I410]" office:value-type="float" office:value="0" calcext:value-type="float">
            <text:p>0</text:p>
          </table:table-cell>
          <table:table-cell/>
          <table:table-cell table:formula="of:=IF([.C409]=0;[.D409];[.C409])" office:value-type="string" office:string-value="TW" calcext:value-type="string">
            <text:p>TW</text:p>
          </table:table-cell>
          <table:table-cell/>
          <table:table-cell table:formula="of:=CONCATENATE([$przecinki.$A$2];[.B409];[$przecinki.$A$2];[$przecinki.$B$2];[$przecinki.$C$2];[$przecinki.$A$2];[.F409];[$przecinki.$A$2];[$przecinki.$D$2])" office:value-type="string" office:string-value="&quot;wd&quot;: &quot;TW&quot;," calcext:value-type="string">
            <text:p>"wd": "TW",</text:p>
          </table:table-cell>
        </table:table-row>
        <table:table-row table:style-name="ro1">
          <table:table-cell/>
          <table:table-cell table:formula="of:=[$tu_edytuj.G411]" office:value-type="string" office:string-value="wdź" calcext:value-type="string">
            <text:p>wdź</text:p>
          </table:table-cell>
          <table:table-cell table:formula="of:=[$tu_edytuj.H411]" office:value-type="string" office:string-value="STO" calcext:value-type="string">
            <text:p>STO</text:p>
          </table:table-cell>
          <table:table-cell table:formula="of:=[$tu_edytuj.I411]" office:value-type="float" office:value="0" calcext:value-type="float">
            <text:p>0</text:p>
          </table:table-cell>
          <table:table-cell/>
          <table:table-cell table:formula="of:=IF([.C410]=0;[.D410];[.C410])" office:value-type="string" office:string-value="STO" calcext:value-type="string">
            <text:p>STO</text:p>
          </table:table-cell>
          <table:table-cell/>
          <table:table-cell table:formula="of:=CONCATENATE([$przecinki.$A$2];[.B410];[$przecinki.$A$2];[$przecinki.$B$2];[$przecinki.$C$2];[$przecinki.$A$2];[.F410];[$przecinki.$A$2];[$przecinki.$D$2])" office:value-type="string" office:string-value="&quot;wdź&quot;: &quot;STO&quot;," calcext:value-type="string">
            <text:p>"wdź": "STO",</text:p>
          </table:table-cell>
        </table:table-row>
        <table:table-row table:style-name="ro1">
          <table:table-cell/>
          <table:table-cell table:formula="of:=[$tu_edytuj.G412]" office:value-type="string" office:string-value="wdzi" calcext:value-type="string">
            <text:p>wdzi</text:p>
          </table:table-cell>
          <table:table-cell table:formula="of:=[$tu_edytuj.H412]" office:value-type="string" office:string-value="STW" calcext:value-type="string">
            <text:p>STW</text:p>
          </table:table-cell>
          <table:table-cell table:formula="of:=[$tu_edytuj.I412]" office:value-type="float" office:value="0" calcext:value-type="float">
            <text:p>0</text:p>
          </table:table-cell>
          <table:table-cell/>
          <table:table-cell table:formula="of:=IF([.C411]=0;[.D411];[.C411])" office:value-type="string" office:string-value="STW" calcext:value-type="string">
            <text:p>STW</text:p>
          </table:table-cell>
          <table:table-cell/>
          <table:table-cell table:formula="of:=CONCATENATE([$przecinki.$A$2];[.B411];[$przecinki.$A$2];[$przecinki.$B$2];[$przecinki.$C$2];[$przecinki.$A$2];[.F411];[$przecinki.$A$2];[$przecinki.$D$2])" office:value-type="string" office:string-value="&quot;wdzi&quot;: &quot;STW&quot;," calcext:value-type="string">
            <text:p>"wdzi": "STW",</text:p>
          </table:table-cell>
        </table:table-row>
        <table:table-row table:style-name="ro1">
          <table:table-cell/>
          <table:table-cell table:formula="of:=[$tu_edytuj.G413]" office:value-type="string" office:string-value="wk" calcext:value-type="string">
            <text:p>wk</text:p>
          </table:table-cell>
          <table:table-cell table:formula="of:=[$tu_edytuj.H413]" office:value-type="string" office:string-value="G" calcext:value-type="string">
            <text:p>G</text:p>
          </table:table-cell>
          <table:table-cell table:formula="of:=[$tu_edytuj.I413]" office:value-type="float" office:value="0" calcext:value-type="float">
            <text:p>0</text:p>
          </table:table-cell>
          <table:table-cell/>
          <table:table-cell table:formula="of:=IF([.C412]=0;[.D412];[.C412])" office:value-type="string" office:string-value="G" calcext:value-type="string">
            <text:p>G</text:p>
          </table:table-cell>
          <table:table-cell/>
          <table:table-cell table:formula="of:=CONCATENATE([$przecinki.$A$2];[.B412];[$przecinki.$A$2];[$przecinki.$B$2];[$przecinki.$C$2];[$przecinki.$A$2];[.F412];[$przecinki.$A$2];[$przecinki.$D$2])" office:value-type="string" office:string-value="&quot;wk&quot;: &quot;G&quot;," calcext:value-type="string">
            <text:p>"wk": "G",</text:p>
          </table:table-cell>
        </table:table-row>
        <table:table-row table:style-name="ro1">
          <table:table-cell/>
          <table:table-cell table:formula="of:=[$tu_edytuj.G414]" office:value-type="string" office:string-value="wl" calcext:value-type="string">
            <text:p>wl</text:p>
          </table:table-cell>
          <table:table-cell table:formula="of:=[$tu_edytuj.H414]" office:value-type="string" office:string-value="L" calcext:value-type="string">
            <text:p>L</text:p>
          </table:table-cell>
          <table:table-cell table:formula="of:=[$tu_edytuj.I414]" office:value-type="float" office:value="0" calcext:value-type="float">
            <text:p>0</text:p>
          </table:table-cell>
          <table:table-cell/>
          <table:table-cell table:formula="of:=IF([.C413]=0;[.D413];[.C413])" office:value-type="string" office:string-value="L" calcext:value-type="string">
            <text:p>L</text:p>
          </table:table-cell>
          <table:table-cell/>
          <table:table-cell table:formula="of:=CONCATENATE([$przecinki.$A$2];[.B413];[$przecinki.$A$2];[$przecinki.$B$2];[$przecinki.$C$2];[$przecinki.$A$2];[.F413];[$przecinki.$A$2];[$przecinki.$D$2])" office:value-type="string" office:string-value="&quot;wl&quot;: &quot;L&quot;," calcext:value-type="string">
            <text:p>"wl": "L",</text:p>
          </table:table-cell>
        </table:table-row>
        <table:table-row table:style-name="ro1">
          <table:table-cell/>
          <table:table-cell table:formula="of:=[$tu_edytuj.G415]" office:value-type="string" office:string-value="wn" calcext:value-type="string">
            <text:p>wn</text:p>
          </table:table-cell>
          <table:table-cell table:formula="of:=[$tu_edytuj.H415]" office:value-type="string" office:string-value="CL" calcext:value-type="string">
            <text:p>CL</text:p>
          </table:table-cell>
          <table:table-cell table:formula="of:=[$tu_edytuj.I415]" office:value-type="float" office:value="0" calcext:value-type="float">
            <text:p>0</text:p>
          </table:table-cell>
          <table:table-cell/>
          <table:table-cell table:formula="of:=IF([.C414]=0;[.D414];[.C414])" office:value-type="string" office:string-value="CL" calcext:value-type="string">
            <text:p>CL</text:p>
          </table:table-cell>
          <table:table-cell/>
          <table:table-cell table:formula="of:=CONCATENATE([$przecinki.$A$2];[.B414];[$przecinki.$A$2];[$przecinki.$B$2];[$przecinki.$C$2];[$przecinki.$A$2];[.F414];[$przecinki.$A$2];[$przecinki.$D$2])" office:value-type="string" office:string-value="&quot;wn&quot;: &quot;CL&quot;," calcext:value-type="string">
            <text:p>"wn": "CL",</text:p>
          </table:table-cell>
        </table:table-row>
        <table:table-row table:style-name="ro1">
          <table:table-cell/>
          <table:table-cell table:formula="of:=[$tu_edytuj.G416]" office:value-type="string" office:string-value="wń" calcext:value-type="string">
            <text:p>wń</text:p>
          </table:table-cell>
          <table:table-cell table:formula="of:=[$tu_edytuj.H416]" office:value-type="string" office:string-value="CLO" calcext:value-type="string">
            <text:p>CLO</text:p>
          </table:table-cell>
          <table:table-cell table:formula="of:=[$tu_edytuj.I416]" office:value-type="float" office:value="0" calcext:value-type="float">
            <text:p>0</text:p>
          </table:table-cell>
          <table:table-cell/>
          <table:table-cell table:formula="of:=IF([.C415]=0;[.D415];[.C415])" office:value-type="string" office:string-value="CLO" calcext:value-type="string">
            <text:p>CLO</text:p>
          </table:table-cell>
          <table:table-cell/>
          <table:table-cell table:formula="of:=CONCATENATE([$przecinki.$A$2];[.B415];[$przecinki.$A$2];[$przecinki.$B$2];[$przecinki.$C$2];[$przecinki.$A$2];[.F415];[$przecinki.$A$2];[$przecinki.$D$2])" office:value-type="string" office:string-value="&quot;wń&quot;: &quot;CLO&quot;," calcext:value-type="string">
            <text:p>"wń": "CLO",</text:p>
          </table:table-cell>
        </table:table-row>
        <table:table-row table:style-name="ro1">
          <table:table-cell/>
          <table:table-cell table:formula="of:=[$tu_edytuj.G417]" office:value-type="string" office:string-value="wni" calcext:value-type="string">
            <text:p>wni</text:p>
          </table:table-cell>
          <table:table-cell table:formula="of:=[$tu_edytuj.H417]" office:value-type="string" office:string-value="CLW" calcext:value-type="string">
            <text:p>CLW</text:p>
          </table:table-cell>
          <table:table-cell table:formula="of:=[$tu_edytuj.I417]" office:value-type="float" office:value="0" calcext:value-type="float">
            <text:p>0</text:p>
          </table:table-cell>
          <table:table-cell/>
          <table:table-cell table:formula="of:=IF([.C416]=0;[.D416];[.C416])" office:value-type="string" office:string-value="CLW" calcext:value-type="string">
            <text:p>CLW</text:p>
          </table:table-cell>
          <table:table-cell/>
          <table:table-cell table:formula="of:=CONCATENATE([$przecinki.$A$2];[.B416];[$przecinki.$A$2];[$przecinki.$B$2];[$przecinki.$C$2];[$przecinki.$A$2];[.F416];[$przecinki.$A$2];[$przecinki.$D$2])" office:value-type="string" office:string-value="&quot;wni&quot;: &quot;CLW&quot;," calcext:value-type="string">
            <text:p>"wni": "CLW",</text:p>
          </table:table-cell>
        </table:table-row>
        <table:table-row table:style-name="ro1">
          <table:table-cell/>
          <table:table-cell table:formula="of:=[$tu_edytuj.G418]" office:value-type="string" office:string-value="wr" calcext:value-type="string">
            <text:p>wr</text:p>
          </table:table-cell>
          <table:table-cell table:formula="of:=[$tu_edytuj.H418]" office:value-type="string" office:string-value="RW" calcext:value-type="string">
            <text:p>RW</text:p>
          </table:table-cell>
          <table:table-cell table:formula="of:=[$tu_edytuj.I418]" office:value-type="float" office:value="0" calcext:value-type="float">
            <text:p>0</text:p>
          </table:table-cell>
          <table:table-cell/>
          <table:table-cell table:formula="of:=IF([.C417]=0;[.D417];[.C417])" office:value-type="string" office:string-value="RW" calcext:value-type="string">
            <text:p>RW</text:p>
          </table:table-cell>
          <table:table-cell/>
          <table:table-cell table:formula="of:=CONCATENATE([$przecinki.$A$2];[.B417];[$przecinki.$A$2];[$przecinki.$B$2];[$przecinki.$C$2];[$przecinki.$A$2];[.F417];[$przecinki.$A$2];[$przecinki.$D$2])" office:value-type="string" office:string-value="&quot;wr&quot;: &quot;RW&quot;," calcext:value-type="string">
            <text:p>"wr": "RW",</text:p>
          </table:table-cell>
        </table:table-row>
        <table:table-row table:style-name="ro1">
          <table:table-cell/>
          <table:table-cell table:formula="of:=[$tu_edytuj.G419]" office:value-type="string" office:string-value="ws" calcext:value-type="string">
            <text:p>ws</text:p>
          </table:table-cell>
          <table:table-cell table:formula="of:=[$tu_edytuj.H419]" office:value-type="string" office:string-value="S" calcext:value-type="string">
            <text:p>S</text:p>
          </table:table-cell>
          <table:table-cell table:formula="of:=[$tu_edytuj.I419]" office:value-type="float" office:value="0" calcext:value-type="float">
            <text:p>0</text:p>
          </table:table-cell>
          <table:table-cell/>
          <table:table-cell table:formula="of:=IF([.C418]=0;[.D418];[.C418])" office:value-type="string" office:string-value="S" calcext:value-type="string">
            <text:p>S</text:p>
          </table:table-cell>
          <table:table-cell/>
          <table:table-cell table:formula="of:=CONCATENATE([$przecinki.$A$2];[.B418];[$przecinki.$A$2];[$przecinki.$B$2];[$przecinki.$C$2];[$przecinki.$A$2];[.F418];[$przecinki.$A$2];[$przecinki.$D$2])" office:value-type="string" office:string-value="&quot;ws&quot;: &quot;S&quot;," calcext:value-type="string">
            <text:p>"ws": "S",</text:p>
          </table:table-cell>
        </table:table-row>
        <table:table-row table:style-name="ro1">
          <table:table-cell/>
          <table:table-cell table:formula="of:=[$tu_edytuj.G420]" office:value-type="string" office:string-value="wsk" calcext:value-type="string">
            <text:p>wsk</text:p>
          </table:table-cell>
          <table:table-cell table:formula="of:=[$tu_edytuj.H420]" office:value-type="string" office:string-value="LSW" calcext:value-type="string">
            <text:p>LSW</text:p>
          </table:table-cell>
          <table:table-cell table:formula="of:=[$tu_edytuj.I420]" office:value-type="float" office:value="0" calcext:value-type="float">
            <text:p>0</text:p>
          </table:table-cell>
          <table:table-cell/>
          <table:table-cell table:formula="of:=IF([.C419]=0;[.D419];[.C419])" office:value-type="string" office:string-value="LSW" calcext:value-type="string">
            <text:p>LSW</text:p>
          </table:table-cell>
          <table:table-cell/>
          <table:table-cell table:formula="of:=CONCATENATE([$przecinki.$A$2];[.B419];[$przecinki.$A$2];[$przecinki.$B$2];[$przecinki.$C$2];[$przecinki.$A$2];[.F419];[$przecinki.$A$2];[$przecinki.$D$2])" office:value-type="string" office:string-value="&quot;wsk&quot;: &quot;LSW&quot;," calcext:value-type="string">
            <text:p>"wsk": "LSW",</text:p>
          </table:table-cell>
        </table:table-row>
        <table:table-row table:style-name="ro1">
          <table:table-cell/>
          <table:table-cell table:formula="of:=[$tu_edytuj.G421]" office:value-type="string" office:string-value="wstw" calcext:value-type="string">
            <text:p>wstw</text:p>
          </table:table-cell>
          <table:table-cell table:formula="of:=[$tu_edytuj.H421]" office:value-type="string" office:string-value="LSTW" calcext:value-type="string">
            <text:p>LSTW</text:p>
          </table:table-cell>
          <table:table-cell table:formula="of:=[$tu_edytuj.I421]" office:value-type="float" office:value="0" calcext:value-type="float">
            <text:p>0</text:p>
          </table:table-cell>
          <table:table-cell/>
          <table:table-cell table:formula="of:=IF([.C420]=0;[.D420];[.C420])" office:value-type="string" office:string-value="LSTW" calcext:value-type="string">
            <text:p>LSTW</text:p>
          </table:table-cell>
          <table:table-cell/>
          <table:table-cell table:formula="of:=CONCATENATE([$przecinki.$A$2];[.B420];[$przecinki.$A$2];[$przecinki.$B$2];[$przecinki.$C$2];[$przecinki.$A$2];[.F420];[$przecinki.$A$2];[$przecinki.$D$2])" office:value-type="string" office:string-value="&quot;wstw&quot;: &quot;LSTW&quot;," calcext:value-type="string">
            <text:p>"wstw": "LSTW",</text:p>
          </table:table-cell>
        </table:table-row>
        <table:table-row table:style-name="ro1">
          <table:table-cell/>
          <table:table-cell table:formula="of:=[$tu_edytuj.G422]" office:value-type="string" office:string-value="x" calcext:value-type="string">
            <text:p>x</text:p>
          </table:table-cell>
          <table:table-cell table:formula="of:=[$tu_edytuj.H422]" office:value-type="float" office:value="0" calcext:value-type="float">
            <text:p>0</text:p>
          </table:table-cell>
          <table:table-cell table:formula="of:=[$tu_edytuj.I422]" office:value-type="string" office:string-value="LS" calcext:value-type="string">
            <text:p>LS</text:p>
          </table:table-cell>
          <table:table-cell/>
          <table:table-cell table:formula="of:=IF([.C421]=0;[.D421];[.C421])" office:value-type="string" office:string-value="LS" calcext:value-type="string">
            <text:p>LS</text:p>
          </table:table-cell>
          <table:table-cell/>
          <table:table-cell table:formula="of:=CONCATENATE([$przecinki.$A$2];[.B421];[$przecinki.$A$2];[$przecinki.$B$2];[$przecinki.$C$2];[$przecinki.$A$2];[.F421];[$przecinki.$A$2];[$przecinki.$D$2])" office:value-type="string" office:string-value="&quot;x&quot;: &quot;LS&quot;," calcext:value-type="string">
            <text:p>"x": "LS",</text:p>
          </table:table-cell>
        </table:table-row>
        <table:table-row table:style-name="ro1">
          <table:table-cell/>
          <table:table-cell table:formula="of:=[$tu_edytuj.G423]" office:value-type="string" office:string-value="z" calcext:value-type="string">
            <text:p>z</text:p>
          </table:table-cell>
          <table:table-cell table:formula="of:=[$tu_edytuj.H423]" office:value-type="string" office:string-value="S" calcext:value-type="string">
            <text:p>S</text:p>
          </table:table-cell>
          <table:table-cell table:formula="of:=[$tu_edytuj.I423]" office:value-type="float" office:value="0" calcext:value-type="float">
            <text:p>0</text:p>
          </table:table-cell>
          <table:table-cell/>
          <table:table-cell table:formula="of:=IF([.C422]=0;[.D422];[.C422])" office:value-type="string" office:string-value="S" calcext:value-type="string">
            <text:p>S</text:p>
          </table:table-cell>
          <table:table-cell/>
          <table:table-cell table:formula="of:=CONCATENATE([$przecinki.$A$2];[.B422];[$przecinki.$A$2];[$przecinki.$B$2];[$przecinki.$C$2];[$przecinki.$A$2];[.F422];[$przecinki.$A$2];[$przecinki.$D$2])" office:value-type="string" office:string-value="&quot;z&quot;: &quot;S&quot;," calcext:value-type="string">
            <text:p>"z": "S",</text:p>
          </table:table-cell>
        </table:table-row>
        <table:table-row table:style-name="ro1">
          <table:table-cell/>
          <table:table-cell table:formula="of:=[$tu_edytuj.G424]" office:value-type="string" office:string-value="zb" calcext:value-type="string">
            <text:p>zb</text:p>
          </table:table-cell>
          <table:table-cell table:formula="of:=[$tu_edytuj.H424]" office:value-type="string" office:string-value="BS" calcext:value-type="string">
            <text:p>BS</text:p>
          </table:table-cell>
          <table:table-cell table:formula="of:=[$tu_edytuj.I424]" office:value-type="float" office:value="0" calcext:value-type="float">
            <text:p>0</text:p>
          </table:table-cell>
          <table:table-cell/>
          <table:table-cell table:formula="of:=IF([.C423]=0;[.D423];[.C423])" office:value-type="string" office:string-value="BS" calcext:value-type="string">
            <text:p>BS</text:p>
          </table:table-cell>
          <table:table-cell/>
          <table:table-cell table:formula="of:=CONCATENATE([$przecinki.$A$2];[.B423];[$przecinki.$A$2];[$przecinki.$B$2];[$przecinki.$C$2];[$przecinki.$A$2];[.F423];[$przecinki.$A$2];[$przecinki.$D$2])" office:value-type="string" office:string-value="&quot;zb&quot;: &quot;BS&quot;," calcext:value-type="string">
            <text:p>"zb": "BS",</text:p>
          </table:table-cell>
        </table:table-row>
        <table:table-row table:style-name="ro1">
          <table:table-cell/>
          <table:table-cell table:formula="of:=[$tu_edytuj.G425]" office:value-type="string" office:string-value="zd" calcext:value-type="string">
            <text:p>zd</text:p>
          </table:table-cell>
          <table:table-cell table:formula="of:=[$tu_edytuj.H425]" office:value-type="string" office:string-value="ST" calcext:value-type="string">
            <text:p>ST</text:p>
          </table:table-cell>
          <table:table-cell table:formula="of:=[$tu_edytuj.I425]" office:value-type="float" office:value="0" calcext:value-type="float">
            <text:p>0</text:p>
          </table:table-cell>
          <table:table-cell/>
          <table:table-cell table:formula="of:=IF([.C424]=0;[.D424];[.C424])" office:value-type="string" office:string-value="ST" calcext:value-type="string">
            <text:p>ST</text:p>
          </table:table-cell>
          <table:table-cell/>
          <table:table-cell table:formula="of:=CONCATENATE([$przecinki.$A$2];[.B424];[$przecinki.$A$2];[$przecinki.$B$2];[$przecinki.$C$2];[$przecinki.$A$2];[.F424];[$przecinki.$A$2];[$przecinki.$D$2])" office:value-type="string" office:string-value="&quot;zd&quot;: &quot;ST&quot;," calcext:value-type="string">
            <text:p>"zd": "ST",</text:p>
          </table:table-cell>
        </table:table-row>
        <table:table-row table:style-name="ro1">
          <table:table-cell/>
          <table:table-cell table:formula="of:=[$tu_edytuj.G426]" office:value-type="string" office:string-value="zdr" calcext:value-type="string">
            <text:p>zdr</text:p>
          </table:table-cell>
          <table:table-cell table:formula="of:=[$tu_edytuj.H426]" office:value-type="string" office:string-value="RST" calcext:value-type="string">
            <text:p>RST</text:p>
          </table:table-cell>
          <table:table-cell table:formula="of:=[$tu_edytuj.I426]" office:value-type="float" office:value="0" calcext:value-type="float">
            <text:p>0</text:p>
          </table:table-cell>
          <table:table-cell/>
          <table:table-cell table:formula="of:=IF([.C425]=0;[.D425];[.C425])" office:value-type="string" office:string-value="RST" calcext:value-type="string">
            <text:p>RST</text:p>
          </table:table-cell>
          <table:table-cell/>
          <table:table-cell table:formula="of:=CONCATENATE([$przecinki.$A$2];[.B425];[$przecinki.$A$2];[$przecinki.$B$2];[$przecinki.$C$2];[$przecinki.$A$2];[.F425];[$przecinki.$A$2];[$przecinki.$D$2])" office:value-type="string" office:string-value="&quot;zdr&quot;: &quot;RST&quot;," calcext:value-type="string">
            <text:p>"zdr": "RST",</text:p>
          </table:table-cell>
        </table:table-row>
        <table:table-row table:style-name="ro1">
          <table:table-cell/>
          <table:table-cell table:formula="of:=[$tu_edytuj.G427]" office:value-type="string" office:string-value="zdrz" calcext:value-type="string">
            <text:p>zdrz</text:p>
          </table:table-cell>
          <table:table-cell table:formula="of:=[$tu_edytuj.H427]" office:value-type="string" office:string-value="SGT" calcext:value-type="string">
            <text:p>SGT</text:p>
          </table:table-cell>
          <table:table-cell table:formula="of:=[$tu_edytuj.I427]" office:value-type="float" office:value="0" calcext:value-type="float">
            <text:p>0</text:p>
          </table:table-cell>
          <table:table-cell/>
          <table:table-cell table:formula="of:=IF([.C426]=0;[.D426];[.C426])" office:value-type="string" office:string-value="SGT" calcext:value-type="string">
            <text:p>SGT</text:p>
          </table:table-cell>
          <table:table-cell/>
          <table:table-cell table:formula="of:=CONCATENATE([$przecinki.$A$2];[.B426];[$przecinki.$A$2];[$przecinki.$B$2];[$przecinki.$C$2];[$przecinki.$A$2];[.F426];[$przecinki.$A$2];[$przecinki.$D$2])" office:value-type="string" office:string-value="&quot;zdrz&quot;: &quot;SGT&quot;," calcext:value-type="string">
            <text:p>"zdrz": "SGT",</text:p>
          </table:table-cell>
        </table:table-row>
        <table:table-row table:style-name="ro1">
          <table:table-cell/>
          <table:table-cell table:formula="of:=[$tu_edytuj.G428]" office:value-type="string" office:string-value="zdz" calcext:value-type="string">
            <text:p>zdz</text:p>
          </table:table-cell>
          <table:table-cell table:formula="of:=[$tu_edytuj.H428]" office:value-type="string" office:string-value="CS" calcext:value-type="string">
            <text:p>CS</text:p>
          </table:table-cell>
          <table:table-cell table:formula="of:=[$tu_edytuj.I428]" office:value-type="float" office:value="0" calcext:value-type="float">
            <text:p>0</text:p>
          </table:table-cell>
          <table:table-cell/>
          <table:table-cell table:formula="of:=IF([.C427]=0;[.D427];[.C427])" office:value-type="string" office:string-value="CS" calcext:value-type="string">
            <text:p>CS</text:p>
          </table:table-cell>
          <table:table-cell/>
          <table:table-cell table:formula="of:=CONCATENATE([$przecinki.$A$2];[.B427];[$przecinki.$A$2];[$przecinki.$B$2];[$przecinki.$C$2];[$przecinki.$A$2];[.F427];[$przecinki.$A$2];[$przecinki.$D$2])" office:value-type="string" office:string-value="&quot;zdz&quot;: &quot;CS&quot;," calcext:value-type="string">
            <text:p>"zdz": "CS",</text:p>
          </table:table-cell>
        </table:table-row>
        <table:table-row table:style-name="ro1">
          <table:table-cell/>
          <table:table-cell table:formula="of:=[$tu_edytuj.G429]" office:value-type="string" office:string-value="zg" calcext:value-type="string">
            <text:p>zg</text:p>
          </table:table-cell>
          <table:table-cell table:formula="of:=[$tu_edytuj.H429]" office:value-type="string" office:string-value="LS" calcext:value-type="string">
            <text:p>LS</text:p>
          </table:table-cell>
          <table:table-cell table:formula="of:=[$tu_edytuj.I429]" office:value-type="float" office:value="0" calcext:value-type="float">
            <text:p>0</text:p>
          </table:table-cell>
          <table:table-cell/>
          <table:table-cell table:formula="of:=IF([.C428]=0;[.D428];[.C428])" office:value-type="string" office:string-value="LS" calcext:value-type="string">
            <text:p>LS</text:p>
          </table:table-cell>
          <table:table-cell/>
          <table:table-cell table:formula="of:=CONCATENATE([$przecinki.$A$2];[.B428];[$przecinki.$A$2];[$przecinki.$B$2];[$przecinki.$C$2];[$przecinki.$A$2];[.F428];[$przecinki.$A$2];[$przecinki.$D$2])" office:value-type="string" office:string-value="&quot;zg&quot;: &quot;LS&quot;," calcext:value-type="string">
            <text:p>"zg": "LS",</text:p>
          </table:table-cell>
        </table:table-row>
        <table:table-row table:style-name="ro1">
          <table:table-cell/>
          <table:table-cell table:formula="of:=[$tu_edytuj.G430]" office:value-type="string" office:string-value="zgrz" calcext:value-type="string">
            <text:p>zgrz</text:p>
          </table:table-cell>
          <table:table-cell table:formula="of:=[$tu_edytuj.H430]" office:value-type="string" office:string-value="LSGT" calcext:value-type="string">
            <text:p>LSGT</text:p>
          </table:table-cell>
          <table:table-cell table:formula="of:=[$tu_edytuj.I430]" office:value-type="float" office:value="0" calcext:value-type="float">
            <text:p>0</text:p>
          </table:table-cell>
          <table:table-cell/>
          <table:table-cell table:formula="of:=IF([.C429]=0;[.D429];[.C429])" office:value-type="string" office:string-value="LSGT" calcext:value-type="string">
            <text:p>LSGT</text:p>
          </table:table-cell>
          <table:table-cell/>
          <table:table-cell table:formula="of:=CONCATENATE([$przecinki.$A$2];[.B429];[$przecinki.$A$2];[$przecinki.$B$2];[$przecinki.$C$2];[$przecinki.$A$2];[.F429];[$przecinki.$A$2];[$przecinki.$D$2])" office:value-type="string" office:string-value="&quot;zgrz&quot;: &quot;LSGT&quot;," calcext:value-type="string">
            <text:p>"zgrz": "LSGT",</text:p>
          </table:table-cell>
        </table:table-row>
        <table:table-row table:style-name="ro1">
          <table:table-cell/>
          <table:table-cell table:formula="of:=[$tu_edytuj.G431]" office:value-type="string" office:string-value="zł" calcext:value-type="string">
            <text:p>zł</text:p>
          </table:table-cell>
          <table:table-cell table:formula="of:=[$tu_edytuj.H431]" office:value-type="string" office:string-value="LBS" calcext:value-type="string">
            <text:p>LBS</text:p>
          </table:table-cell>
          <table:table-cell table:formula="of:=[$tu_edytuj.I431]" office:value-type="float" office:value="0" calcext:value-type="float">
            <text:p>0</text:p>
          </table:table-cell>
          <table:table-cell/>
          <table:table-cell table:formula="of:=IF([.C430]=0;[.D430];[.C430])" office:value-type="string" office:string-value="LBS" calcext:value-type="string">
            <text:p>LBS</text:p>
          </table:table-cell>
          <table:table-cell/>
          <table:table-cell table:formula="of:=CONCATENATE([$przecinki.$A$2];[.B430];[$przecinki.$A$2];[$przecinki.$B$2];[$przecinki.$C$2];[$przecinki.$A$2];[.F430];[$przecinki.$A$2];[$przecinki.$D$2])" office:value-type="string" office:string-value="&quot;zł&quot;: &quot;LBS&quot;," calcext:value-type="string">
            <text:p>"zł": "LBS",</text:p>
          </table:table-cell>
        </table:table-row>
        <table:table-row table:style-name="ro1">
          <table:table-cell/>
          <table:table-cell table:formula="of:=[$tu_edytuj.G432]" office:value-type="string" office:string-value="zm" calcext:value-type="string">
            <text:p>zm</text:p>
          </table:table-cell>
          <table:table-cell table:formula="of:=[$tu_edytuj.H432]" office:value-type="string" office:string-value="CSW" calcext:value-type="string">
            <text:p>CSW</text:p>
          </table:table-cell>
          <table:table-cell table:formula="of:=[$tu_edytuj.I432]" office:value-type="float" office:value="0" calcext:value-type="float">
            <text:p>0</text:p>
          </table:table-cell>
          <table:table-cell/>
          <table:table-cell table:formula="of:=IF([.C431]=0;[.D431];[.C431])" office:value-type="string" office:string-value="CSW" calcext:value-type="string">
            <text:p>CSW</text:p>
          </table:table-cell>
          <table:table-cell/>
          <table:table-cell table:formula="of:=CONCATENATE([$przecinki.$A$2];[.B431];[$przecinki.$A$2];[$przecinki.$B$2];[$przecinki.$C$2];[$przecinki.$A$2];[.F431];[$przecinki.$A$2];[$przecinki.$D$2])" office:value-type="string" office:string-value="&quot;zm&quot;: &quot;CSW&quot;," calcext:value-type="string">
            <text:p>"zm": "CSW",</text:p>
          </table:table-cell>
        </table:table-row>
        <table:table-row table:style-name="ro1">
          <table:table-cell/>
          <table:table-cell table:formula="of:=[$tu_edytuj.G433]" office:value-type="string" office:string-value="zn" calcext:value-type="string">
            <text:p>zn</text:p>
          </table:table-cell>
          <table:table-cell table:formula="of:=[$tu_edytuj.H433]" office:value-type="string" office:string-value="CLS" calcext:value-type="string">
            <text:p>CLS</text:p>
          </table:table-cell>
          <table:table-cell table:formula="of:=[$tu_edytuj.I433]" office:value-type="float" office:value="0" calcext:value-type="float">
            <text:p>0</text:p>
          </table:table-cell>
          <table:table-cell/>
          <table:table-cell table:formula="of:=IF([.C432]=0;[.D432];[.C432])" office:value-type="string" office:string-value="CLS" calcext:value-type="string">
            <text:p>CLS</text:p>
          </table:table-cell>
          <table:table-cell/>
          <table:table-cell table:formula="of:=CONCATENATE([$przecinki.$A$2];[.B432];[$przecinki.$A$2];[$przecinki.$B$2];[$przecinki.$C$2];[$przecinki.$A$2];[.F432];[$przecinki.$A$2];[$przecinki.$D$2])" office:value-type="string" office:string-value="&quot;zn&quot;: &quot;CLS&quot;," calcext:value-type="string">
            <text:p>"zn": "CLS",</text:p>
          </table:table-cell>
        </table:table-row>
        <table:table-row table:style-name="ro1">
          <table:table-cell/>
          <table:table-cell table:formula="of:=[$tu_edytuj.G434]" office:value-type="string" office:string-value="zw" calcext:value-type="string">
            <text:p>zw</text:p>
          </table:table-cell>
          <table:table-cell table:formula="of:=[$tu_edytuj.H434]" office:value-type="string" office:string-value="SW" calcext:value-type="string">
            <text:p>SW</text:p>
          </table:table-cell>
          <table:table-cell table:formula="of:=[$tu_edytuj.I434]" office:value-type="float" office:value="0" calcext:value-type="float">
            <text:p>0</text:p>
          </table:table-cell>
          <table:table-cell/>
          <table:table-cell table:formula="of:=IF([.C433]=0;[.D433];[.C433])" office:value-type="string" office:string-value="SW" calcext:value-type="string">
            <text:p>SW</text:p>
          </table:table-cell>
          <table:table-cell/>
          <table:table-cell table:formula="of:=CONCATENATE([$przecinki.$A$2];[.B433];[$przecinki.$A$2];[$przecinki.$B$2];[$przecinki.$C$2];[$przecinki.$A$2];[.F433];[$przecinki.$A$2];[$przecinki.$D$2])" office:value-type="string" office:string-value="&quot;zw&quot;: &quot;SW&quot;," calcext:value-type="string">
            <text:p>"zw": "SW",</text:p>
          </table:table-cell>
        </table:table-row>
        <table:table-row table:style-name="ro1">
          <table:table-cell/>
          <table:table-cell table:formula="of:=[$tu_edytuj.G435]" office:value-type="string" office:string-value="zz" calcext:value-type="string">
            <text:p>zz</text:p>
          </table:table-cell>
          <table:table-cell table:formula="of:=[$tu_edytuj.H435]" office:value-type="string" office:string-value="C" calcext:value-type="string">
            <text:p>C</text:p>
          </table:table-cell>
          <table:table-cell table:formula="of:=[$tu_edytuj.I435]" office:value-type="float" office:value="0" calcext:value-type="float">
            <text:p>0</text:p>
          </table:table-cell>
          <table:table-cell/>
          <table:table-cell table:formula="of:=IF([.C434]=0;[.D434];[.C434])" office:value-type="string" office:string-value="C" calcext:value-type="string">
            <text:p>C</text:p>
          </table:table-cell>
          <table:table-cell/>
          <table:table-cell table:formula="of:=CONCATENATE([$przecinki.$A$2];[.B434];[$przecinki.$A$2];[$przecinki.$B$2];[$przecinki.$C$2];[$przecinki.$A$2];[.F434];[$przecinki.$A$2];[$przecinki.$D$2])" office:value-type="string" office:string-value="&quot;zz&quot;: &quot;C&quot;," calcext:value-type="string">
            <text:p>"zz": "C",</text:p>
          </table:table-cell>
        </table:table-row>
        <table:table-row table:style-name="ro1">
          <table:table-cell/>
          <table:table-cell table:formula="of:=[$tu_edytuj.G436]" office:value-type="string" office:string-value="ź" calcext:value-type="string">
            <text:p>ź</text:p>
          </table:table-cell>
          <table:table-cell table:formula="of:=[$tu_edytuj.H436]" office:value-type="float" office:value="0" calcext:value-type="float">
            <text:p>0</text:p>
          </table:table-cell>
          <table:table-cell table:formula="of:=[$tu_edytuj.I436]" office:value-type="string" office:string-value="BSW" calcext:value-type="string">
            <text:p>BSW</text:p>
          </table:table-cell>
          <table:table-cell/>
          <table:table-cell table:formula="of:=IF([.C435]=0;[.D435];[.C435])" office:value-type="string" office:string-value="BSW" calcext:value-type="string">
            <text:p>BSW</text:p>
          </table:table-cell>
          <table:table-cell/>
          <table:table-cell table:formula="of:=CONCATENATE([$przecinki.$A$2];[.B435];[$przecinki.$A$2];[$przecinki.$B$2];[$przecinki.$C$2];[$przecinki.$A$2];[.F435];[$przecinki.$A$2];[$przecinki.$D$2])" office:value-type="string" office:string-value="&quot;ź&quot;: &quot;BSW&quot;," calcext:value-type="string">
            <text:p>"ź": "BSW",</text:p>
          </table:table-cell>
        </table:table-row>
        <table:table-row table:style-name="ro1">
          <table:table-cell/>
          <table:table-cell table:formula="of:=[$tu_edytuj.G437]" office:value-type="string" office:string-value="źb" calcext:value-type="string">
            <text:p>źb</text:p>
          </table:table-cell>
          <table:table-cell table:formula="of:=[$tu_edytuj.H437]" office:value-type="string" office:string-value="BSW" calcext:value-type="string">
            <text:p>BSW</text:p>
          </table:table-cell>
          <table:table-cell table:formula="of:=[$tu_edytuj.I437]" office:value-type="float" office:value="0" calcext:value-type="float">
            <text:p>0</text:p>
          </table:table-cell>
          <table:table-cell/>
          <table:table-cell table:formula="of:=IF([.C436]=0;[.D436];[.C436])" office:value-type="string" office:string-value="BSW" calcext:value-type="string">
            <text:p>BSW</text:p>
          </table:table-cell>
          <table:table-cell/>
          <table:table-cell table:formula="of:=CONCATENATE([$przecinki.$A$2];[.B436];[$przecinki.$A$2];[$przecinki.$B$2];[$przecinki.$C$2];[$przecinki.$A$2];[.F436];[$przecinki.$A$2];[$przecinki.$D$2])" office:value-type="string" office:string-value="&quot;źb&quot;: &quot;BSW&quot;," calcext:value-type="string">
            <text:p>"źb": "BSW",</text:p>
          </table:table-cell>
        </table:table-row>
        <table:table-row table:style-name="ro1">
          <table:table-cell/>
          <table:table-cell table:formula="of:=[$tu_edytuj.G438]" office:value-type="string" office:string-value="źć" calcext:value-type="string">
            <text:p>źć</text:p>
          </table:table-cell>
          <table:table-cell table:formula="of:=[$tu_edytuj.H438]" office:value-type="string" office:string-value="STO" calcext:value-type="string">
            <text:p>STO</text:p>
          </table:table-cell>
          <table:table-cell table:formula="of:=[$tu_edytuj.I438]" office:value-type="float" office:value="0" calcext:value-type="float">
            <text:p>0</text:p>
          </table:table-cell>
          <table:table-cell/>
          <table:table-cell table:formula="of:=IF([.C437]=0;[.D437];[.C437])" office:value-type="string" office:string-value="STO" calcext:value-type="string">
            <text:p>STO</text:p>
          </table:table-cell>
          <table:table-cell/>
          <table:table-cell table:formula="of:=CONCATENATE([$przecinki.$A$2];[.B437];[$przecinki.$A$2];[$przecinki.$B$2];[$przecinki.$C$2];[$przecinki.$A$2];[.F437];[$przecinki.$A$2];[$przecinki.$D$2])" office:value-type="string" office:string-value="&quot;źć&quot;: &quot;STO&quot;," calcext:value-type="string">
            <text:p>"źć": "STO",</text:p>
          </table:table-cell>
        </table:table-row>
        <table:table-row table:style-name="ro1">
          <table:table-cell/>
          <table:table-cell table:formula="of:=[$tu_edytuj.G439]" office:value-type="string" office:string-value="źci" calcext:value-type="string">
            <text:p>źci</text:p>
          </table:table-cell>
          <table:table-cell table:formula="of:=[$tu_edytuj.H439]" office:value-type="string" office:string-value="STW" calcext:value-type="string">
            <text:p>STW</text:p>
          </table:table-cell>
          <table:table-cell table:formula="of:=[$tu_edytuj.I439]" office:value-type="float" office:value="0" calcext:value-type="float">
            <text:p>0</text:p>
          </table:table-cell>
          <table:table-cell/>
          <table:table-cell table:formula="of:=IF([.C438]=0;[.D438];[.C438])" office:value-type="string" office:string-value="STW" calcext:value-type="string">
            <text:p>STW</text:p>
          </table:table-cell>
          <table:table-cell/>
          <table:table-cell table:formula="of:=CONCATENATE([$przecinki.$A$2];[.B438];[$przecinki.$A$2];[$przecinki.$B$2];[$przecinki.$C$2];[$przecinki.$A$2];[.F438];[$przecinki.$A$2];[$przecinki.$D$2])" office:value-type="string" office:string-value="&quot;źci&quot;: &quot;STW&quot;," calcext:value-type="string">
            <text:p>"źci": "STW",</text:p>
          </table:table-cell>
        </table:table-row>
        <table:table-row table:style-name="ro1">
          <table:table-cell/>
          <table:table-cell table:formula="of:=[$tu_edytuj.G440]" office:value-type="string" office:string-value="źdź" calcext:value-type="string">
            <text:p>źdź</text:p>
          </table:table-cell>
          <table:table-cell table:formula="of:=[$tu_edytuj.H440]" office:value-type="string" office:string-value="STO" calcext:value-type="string">
            <text:p>STO</text:p>
          </table:table-cell>
          <table:table-cell table:formula="of:=[$tu_edytuj.I440]" office:value-type="float" office:value="0" calcext:value-type="float">
            <text:p>0</text:p>
          </table:table-cell>
          <table:table-cell/>
          <table:table-cell table:formula="of:=IF([.C439]=0;[.D439];[.C439])" office:value-type="string" office:string-value="STO" calcext:value-type="string">
            <text:p>STO</text:p>
          </table:table-cell>
          <table:table-cell/>
          <table:table-cell table:formula="of:=CONCATENATE([$przecinki.$A$2];[.B439];[$przecinki.$A$2];[$przecinki.$B$2];[$przecinki.$C$2];[$przecinki.$A$2];[.F439];[$przecinki.$A$2];[$przecinki.$D$2])" office:value-type="string" office:string-value="&quot;źdź&quot;: &quot;STO&quot;," calcext:value-type="string">
            <text:p>"źdź": "STO",</text:p>
          </table:table-cell>
        </table:table-row>
        <table:table-row table:style-name="ro1">
          <table:table-cell/>
          <table:table-cell table:formula="of:=[$tu_edytuj.G441]" office:value-type="string" office:string-value="ździ" calcext:value-type="string">
            <text:p>ździ</text:p>
          </table:table-cell>
          <table:table-cell table:formula="of:=[$tu_edytuj.H441]" office:value-type="string" office:string-value="STW" calcext:value-type="string">
            <text:p>STW</text:p>
          </table:table-cell>
          <table:table-cell table:formula="of:=[$tu_edytuj.I441]" office:value-type="float" office:value="0" calcext:value-type="float">
            <text:p>0</text:p>
          </table:table-cell>
          <table:table-cell/>
          <table:table-cell table:formula="of:=IF([.C440]=0;[.D440];[.C440])" office:value-type="string" office:string-value="STW" calcext:value-type="string">
            <text:p>STW</text:p>
          </table:table-cell>
          <table:table-cell/>
          <table:table-cell table:formula="of:=CONCATENATE([$przecinki.$A$2];[.B440];[$przecinki.$A$2];[$przecinki.$B$2];[$przecinki.$C$2];[$przecinki.$A$2];[.F440];[$przecinki.$A$2];[$przecinki.$D$2])" office:value-type="string" office:string-value="&quot;ździ&quot;: &quot;STW&quot;," calcext:value-type="string">
            <text:p>"ździ": "STW",</text:p>
          </table:table-cell>
        </table:table-row>
        <table:table-row table:style-name="ro1">
          <table:table-cell/>
          <table:table-cell table:formula="of:=[$tu_edytuj.G442]" office:value-type="string" office:string-value="źl" calcext:value-type="string">
            <text:p>źl</text:p>
          </table:table-cell>
          <table:table-cell table:formula="of:=[$tu_edytuj.H442]" office:value-type="string" office:string-value="LSW" calcext:value-type="string">
            <text:p>LSW</text:p>
          </table:table-cell>
          <table:table-cell table:formula="of:=[$tu_edytuj.I442]" office:value-type="float" office:value="0" calcext:value-type="float">
            <text:p>0</text:p>
          </table:table-cell>
          <table:table-cell/>
          <table:table-cell table:formula="of:=IF([.C441]=0;[.D441];[.C441])" office:value-type="string" office:string-value="LSW" calcext:value-type="string">
            <text:p>LSW</text:p>
          </table:table-cell>
          <table:table-cell/>
          <table:table-cell table:formula="of:=CONCATENATE([$przecinki.$A$2];[.B441];[$przecinki.$A$2];[$przecinki.$B$2];[$przecinki.$C$2];[$przecinki.$A$2];[.F441];[$przecinki.$A$2];[$przecinki.$D$2])" office:value-type="string" office:string-value="&quot;źl&quot;: &quot;LSW&quot;," calcext:value-type="string">
            <text:p>"źl": "LSW",</text:p>
          </table:table-cell>
        </table:table-row>
        <table:table-row table:style-name="ro1">
          <table:table-cell/>
          <table:table-cell table:formula="of:=[$tu_edytuj.G443]" office:value-type="string" office:string-value="źń" calcext:value-type="string">
            <text:p>źń</text:p>
          </table:table-cell>
          <table:table-cell table:formula="of:=[$tu_edytuj.H443]" office:value-type="string" office:string-value="CLSO" calcext:value-type="string">
            <text:p>CLSO</text:p>
          </table:table-cell>
          <table:table-cell table:formula="of:=[$tu_edytuj.I443]" office:value-type="float" office:value="0" calcext:value-type="float">
            <text:p>0</text:p>
          </table:table-cell>
          <table:table-cell/>
          <table:table-cell table:formula="of:=IF([.C442]=0;[.D442];[.C442])" office:value-type="string" office:string-value="CLSO" calcext:value-type="string">
            <text:p>CLSO</text:p>
          </table:table-cell>
          <table:table-cell/>
          <table:table-cell table:formula="of:=CONCATENATE([$przecinki.$A$2];[.B442];[$przecinki.$A$2];[$przecinki.$B$2];[$przecinki.$C$2];[$przecinki.$A$2];[.F442];[$przecinki.$A$2];[$przecinki.$D$2])" office:value-type="string" office:string-value="&quot;źń&quot;: &quot;CLSO&quot;," calcext:value-type="string">
            <text:p>"źń": "CLSO",</text:p>
          </table:table-cell>
        </table:table-row>
        <table:table-row table:style-name="ro1">
          <table:table-cell/>
          <table:table-cell table:formula="of:=[$tu_edytuj.G444]" office:value-type="string" office:string-value="źni" calcext:value-type="string">
            <text:p>źni</text:p>
          </table:table-cell>
          <table:table-cell table:formula="of:=[$tu_edytuj.H444]" office:value-type="string" office:string-value="CLTW" calcext:value-type="string">
            <text:p>CLTW</text:p>
          </table:table-cell>
          <table:table-cell table:formula="of:=[$tu_edytuj.I444]" office:value-type="string" office:string-value="CLSW" calcext:value-type="string">
            <text:p>CLSW</text:p>
          </table:table-cell>
          <table:table-cell/>
          <table:table-cell table:formula="of:=IF([.C443]=0;[.D443];[.C443])" office:value-type="string" office:string-value="CLTW" calcext:value-type="string">
            <text:p>CLTW</text:p>
          </table:table-cell>
          <table:table-cell/>
          <table:table-cell table:formula="of:=CONCATENATE([$przecinki.$A$2];[.B443];[$przecinki.$A$2];[$przecinki.$B$2];[$przecinki.$C$2];[$przecinki.$A$2];[.F443];[$przecinki.$A$2];[$przecinki.$D$2])" office:value-type="string" office:string-value="&quot;źni&quot;: &quot;CLTW&quot;," calcext:value-type="string">
            <text:p>"źni": "CLTW",</text:p>
          </table:table-cell>
        </table:table-row>
        <table:table-row table:style-name="ro1">
          <table:table-cell/>
          <table:table-cell table:formula="of:=[$tu_edytuj.G445]" office:value-type="string" office:string-value="źw" calcext:value-type="string">
            <text:p>źw</text:p>
          </table:table-cell>
          <table:table-cell table:formula="of:=[$tu_edytuj.H445]" office:value-type="string" office:string-value="SW" calcext:value-type="string">
            <text:p>SW</text:p>
          </table:table-cell>
          <table:table-cell table:formula="of:=[$tu_edytuj.I445]" office:value-type="float" office:value="0" calcext:value-type="float">
            <text:p>0</text:p>
          </table:table-cell>
          <table:table-cell/>
          <table:table-cell table:formula="of:=IF([.C444]=0;[.D444];[.C444])" office:value-type="string" office:string-value="SW" calcext:value-type="string">
            <text:p>SW</text:p>
          </table:table-cell>
          <table:table-cell/>
          <table:table-cell table:formula="of:=CONCATENATE([$przecinki.$A$2];[.B444];[$przecinki.$A$2];[$przecinki.$B$2];[$przecinki.$C$2];[$przecinki.$A$2];[.F444];[$przecinki.$A$2];[$przecinki.$D$2])" office:value-type="string" office:string-value="&quot;źw&quot;: &quot;SW&quot;," calcext:value-type="string">
            <text:p>"źw": "SW",</text:p>
          </table:table-cell>
        </table:table-row>
        <table:table-row table:style-name="ro1">
          <table:table-cell/>
          <table:table-cell table:formula="of:=[$tu_edytuj.G446]" office:value-type="string" office:string-value="ż" calcext:value-type="string">
            <text:p>ż</text:p>
          </table:table-cell>
          <table:table-cell table:formula="of:=[$tu_edytuj.H446]" office:value-type="string" office:string-value="SG" calcext:value-type="string">
            <text:p>SG</text:p>
          </table:table-cell>
          <table:table-cell table:formula="of:=[$tu_edytuj.I446]" office:value-type="float" office:value="0" calcext:value-type="float">
            <text:p>0</text:p>
          </table:table-cell>
          <table:table-cell/>
          <table:table-cell table:formula="of:=IF([.C445]=0;[.D445];[.C445])" office:value-type="string" office:string-value="SG" calcext:value-type="string">
            <text:p>SG</text:p>
          </table:table-cell>
          <table:table-cell/>
          <table:table-cell table:formula="of:=CONCATENATE([$przecinki.$A$2];[.B445];[$przecinki.$A$2];[$przecinki.$B$2];[$przecinki.$C$2];[$przecinki.$A$2];[.F445];[$przecinki.$A$2];[$przecinki.$D$2])" office:value-type="string" office:string-value="&quot;ż&quot;: &quot;SG&quot;," calcext:value-type="string">
            <text:p>"ż": "SG",</text:p>
          </table:table-cell>
        </table:table-row>
        <table:table-row table:style-name="ro1">
          <table:table-cell/>
          <table:table-cell table:formula="of:=[$tu_edytuj.G447]" office:value-type="string" office:string-value="żb" calcext:value-type="string">
            <text:p>żb</text:p>
          </table:table-cell>
          <table:table-cell table:formula="of:=[$tu_edytuj.H447]" office:value-type="string" office:string-value="BSG" calcext:value-type="string">
            <text:p>BSG</text:p>
          </table:table-cell>
          <table:table-cell table:formula="of:=[$tu_edytuj.I447]" office:value-type="float" office:value="0" calcext:value-type="float">
            <text:p>0</text:p>
          </table:table-cell>
          <table:table-cell/>
          <table:table-cell table:formula="of:=IF([.C446]=0;[.D446];[.C446])" office:value-type="string" office:string-value="BSG" calcext:value-type="string">
            <text:p>BSG</text:p>
          </table:table-cell>
          <table:table-cell/>
          <table:table-cell table:formula="of:=CONCATENATE([$przecinki.$A$2];[.B446];[$przecinki.$A$2];[$przecinki.$B$2];[$przecinki.$C$2];[$przecinki.$A$2];[.F446];[$przecinki.$A$2];[$przecinki.$D$2])" office:value-type="string" office:string-value="&quot;żb&quot;: &quot;BSG&quot;," calcext:value-type="string">
            <text:p>"żb": "BSG",</text:p>
          </table:table-cell>
        </table:table-row>
        <table:table-row table:style-name="ro1">
          <table:table-cell/>
          <table:table-cell table:formula="of:=[$tu_edytuj.G448]" office:value-type="string" office:string-value="żd" calcext:value-type="string">
            <text:p>żd</text:p>
          </table:table-cell>
          <table:table-cell table:formula="of:=[$tu_edytuj.H448]" office:value-type="string" office:string-value="SGT" calcext:value-type="string">
            <text:p>SGT</text:p>
          </table:table-cell>
          <table:table-cell table:formula="of:=[$tu_edytuj.I448]" office:value-type="float" office:value="0" calcext:value-type="float">
            <text:p>0</text:p>
          </table:table-cell>
          <table:table-cell/>
          <table:table-cell table:formula="of:=IF([.C447]=0;[.D447];[.C447])" office:value-type="string" office:string-value="SGT" calcext:value-type="string">
            <text:p>SGT</text:p>
          </table:table-cell>
          <table:table-cell/>
          <table:table-cell table:formula="of:=CONCATENATE([$przecinki.$A$2];[.B447];[$przecinki.$A$2];[$przecinki.$B$2];[$przecinki.$C$2];[$przecinki.$A$2];[.F447];[$przecinki.$A$2];[$przecinki.$D$2])" office:value-type="string" office:string-value="&quot;żd&quot;: &quot;SGT&quot;," calcext:value-type="string">
            <text:p>"żd": "SGT",</text:p>
          </table:table-cell>
        </table:table-row>
        <table:table-row table:style-name="ro1">
          <table:table-cell/>
          <table:table-cell table:formula="of:=[$tu_edytuj.G449]" office:value-type="string" office:string-value="żdż" calcext:value-type="string">
            <text:p>żdż</text:p>
          </table:table-cell>
          <table:table-cell table:formula="of:=[$tu_edytuj.H449]" office:value-type="string" office:string-value="SGW" calcext:value-type="string">
            <text:p>SGW</text:p>
          </table:table-cell>
          <table:table-cell table:formula="of:=[$tu_edytuj.I449]" office:value-type="float" office:value="0" calcext:value-type="float">
            <text:p>0</text:p>
          </table:table-cell>
          <table:table-cell/>
          <table:table-cell table:formula="of:=IF([.C448]=0;[.D448];[.C448])" office:value-type="string" office:string-value="SGW" calcext:value-type="string">
            <text:p>SGW</text:p>
          </table:table-cell>
          <table:table-cell/>
          <table:table-cell table:formula="of:=CONCATENATE([$przecinki.$A$2];[.B448];[$przecinki.$A$2];[$przecinki.$B$2];[$przecinki.$C$2];[$przecinki.$A$2];[.F448];[$przecinki.$A$2];[$przecinki.$D$2])" office:value-type="string" office:string-value="&quot;żdż&quot;: &quot;SGW&quot;," calcext:value-type="string">
            <text:p>"żdż": "SGW",</text:p>
          </table:table-cell>
        </table:table-row>
        <table:table-row table:style-name="ro1">
          <table:table-cell/>
          <table:table-cell table:formula="of:=[$tu_edytuj.G450]" office:value-type="string" office:string-value="żm" calcext:value-type="string">
            <text:p>żm</text:p>
          </table:table-cell>
          <table:table-cell table:formula="of:=[$tu_edytuj.H450]" office:value-type="string" office:string-value="CSG" calcext:value-type="string">
            <text:p>CSG</text:p>
          </table:table-cell>
          <table:table-cell table:formula="of:=[$tu_edytuj.I450]" office:value-type="float" office:value="0" calcext:value-type="float">
            <text:p>0</text:p>
          </table:table-cell>
          <table:table-cell/>
          <table:table-cell table:formula="of:=IF([.C449]=0;[.D449];[.C449])" office:value-type="string" office:string-value="CSG" calcext:value-type="string">
            <text:p>CSG</text:p>
          </table:table-cell>
          <table:table-cell/>
          <table:table-cell table:formula="of:=CONCATENATE([$przecinki.$A$2];[.B449];[$przecinki.$A$2];[$przecinki.$B$2];[$przecinki.$C$2];[$przecinki.$A$2];[.F449];[$przecinki.$A$2];[$przecinki.$D$2])" office:value-type="string" office:string-value="&quot;żm&quot;: &quot;CSG&quot;," calcext:value-type="string">
            <text:p>"żm": "CSG",</text:p>
          </table:table-cell>
        </table:table-row>
        <table:table-row table:style-name="ro1">
          <table:table-cell/>
          <table:table-cell table:formula="of:=[$tu_edytuj.G451]" office:value-type="string" office:string-value="żn" calcext:value-type="string">
            <text:p>żn</text:p>
          </table:table-cell>
          <table:table-cell table:formula="of:=[$tu_edytuj.H451]" office:value-type="float" office:value="0" calcext:value-type="float">
            <text:p>0</text:p>
          </table:table-cell>
          <table:table-cell table:formula="of:=[$tu_edytuj.I451]" office:value-type="string" office:string-value="CLSG" calcext:value-type="string">
            <text:p>CLSG</text:p>
          </table:table-cell>
          <table:table-cell/>
          <table:table-cell table:formula="of:=IF([.C450]=0;[.D450];[.C450])" office:value-type="string" office:string-value="CLSG" calcext:value-type="string">
            <text:p>CLSG</text:p>
          </table:table-cell>
          <table:table-cell/>
          <table:table-cell table:formula="of:=CONCATENATE([$przecinki.$A$2];[.B450];[$przecinki.$A$2];[$przecinki.$B$2];[$przecinki.$C$2];[$przecinki.$A$2];[.F450];[$przecinki.$A$2];[$przecinki.$D$2])" office:value-type="string" office:string-value="&quot;żn&quot;: &quot;CLSG&quot;," calcext:value-type="string">
            <text:p>"żn": "CLSG",</text:p>
          </table:table-cell>
        </table:table-row>
        <table:table-row table:style-name="ro1">
          <table:table-cell/>
          <table:table-cell table:formula="of:=[$tu_edytuj.G452]" office:value-type="string" office:string-value="żń" calcext:value-type="string">
            <text:p>żń</text:p>
          </table:table-cell>
          <table:table-cell table:formula="of:=[$tu_edytuj.H452]" office:value-type="string" office:string-value="CLSGO" calcext:value-type="string">
            <text:p>CLSGO</text:p>
          </table:table-cell>
          <table:table-cell table:formula="of:=[$tu_edytuj.I452]" office:value-type="float" office:value="0" calcext:value-type="float">
            <text:p>0</text:p>
          </table:table-cell>
          <table:table-cell/>
          <table:table-cell table:formula="of:=IF([.C451]=0;[.D451];[.C451])" office:value-type="string" office:string-value="CLSGO" calcext:value-type="string">
            <text:p>CLSGO</text:p>
          </table:table-cell>
          <table:table-cell/>
          <table:table-cell table:formula="of:=CONCATENATE([$przecinki.$A$2];[.B451];[$przecinki.$A$2];[$przecinki.$B$2];[$przecinki.$C$2];[$przecinki.$A$2];[.F451];[$przecinki.$A$2];[$przecinki.$D$2])" office:value-type="string" office:string-value="&quot;żń&quot;: &quot;CLSGO&quot;," calcext:value-type="string">
            <text:p>"żń": "CLSGO",</text:p>
          </table:table-cell>
        </table:table-row>
        <table:table-row table:style-name="ro1">
          <table:table-cell/>
          <table:table-cell table:formula="of:=[$tu_edytuj.G453]" office:value-type="string" office:string-value="żni" calcext:value-type="string">
            <text:p>żni</text:p>
          </table:table-cell>
          <table:table-cell table:formula="of:=[$tu_edytuj.H453]" office:value-type="string" office:string-value="CLSGW" calcext:value-type="string">
            <text:p>CLSGW</text:p>
          </table:table-cell>
          <table:table-cell table:formula="of:=[$tu_edytuj.I453]" office:value-type="float" office:value="0" calcext:value-type="float">
            <text:p>0</text:p>
          </table:table-cell>
          <table:table-cell/>
          <table:table-cell table:formula="of:=IF([.C452]=0;[.D452];[.C452])" office:value-type="string" office:string-value="CLSGW" calcext:value-type="string">
            <text:p>CLSGW</text:p>
          </table:table-cell>
          <table:table-cell/>
          <table:table-cell table:formula="of:=CONCATENATE([$przecinki.$A$2];[.B452];[$przecinki.$A$2];[$przecinki.$B$2];[$przecinki.$C$2];[$przecinki.$A$2];[.F452];[$przecinki.$A$2];[$przecinki.$D$2])" office:value-type="string" office:string-value="&quot;żni&quot;: &quot;CLSGW&quot;," calcext:value-type="string">
            <text:p>"żni": "CLSGW",</text:p>
          </table:table-cell>
        </table:table-row>
        <table:table-row table:style-name="ro1">
          <table:table-cell/>
          <table:table-cell table:formula="of:=[$tu_edytuj.G454]" office:value-type="string" office:string-value="ższ" calcext:value-type="string">
            <text:p>ższ</text:p>
          </table:table-cell>
          <table:table-cell table:formula="of:=[$tu_edytuj.H454]" office:value-type="string" office:string-value="SG" calcext:value-type="string">
            <text:p>SG</text:p>
          </table:table-cell>
          <table:table-cell table:formula="of:=[$tu_edytuj.I454]" office:value-type="float" office:value="0" calcext:value-type="float">
            <text:p>0</text:p>
          </table:table-cell>
          <table:table-cell/>
          <table:table-cell table:formula="of:=IF([.C453]=0;[.D453];[.C453])" office:value-type="string" office:string-value="SG" calcext:value-type="string">
            <text:p>SG</text:p>
          </table:table-cell>
          <table:table-cell/>
          <table:table-cell table:formula="of:=CONCATENATE([$przecinki.$A$2];[.B453];[$przecinki.$A$2];[$przecinki.$B$2];[$przecinki.$C$2];[$przecinki.$A$2];[.F453];[$przecinki.$A$2];[$przecinki.$D$2])" office:value-type="string" office:string-value="&quot;ższ&quot;: &quot;SG&quot;," calcext:value-type="string">
            <text:p>"ższ": "SG",</text:p>
          </table:table-cell>
        </table:table-row>
        <table:table-row table:style-name="ro1">
          <table:table-cell/>
          <table:table-cell table:formula="of:=[$tu_edytuj.G455]" office:value-type="string" office:string-value="żw" calcext:value-type="string">
            <text:p>żw</text:p>
          </table:table-cell>
          <table:table-cell table:formula="of:=[$tu_edytuj.H455]" office:value-type="string" office:string-value="SGW" calcext:value-type="string">
            <text:p>SGW</text:p>
          </table:table-cell>
          <table:table-cell table:formula="of:=[$tu_edytuj.I455]" office:value-type="float" office:value="0" calcext:value-type="float">
            <text:p>0</text:p>
          </table:table-cell>
          <table:table-cell/>
          <table:table-cell table:formula="of:=IF([.C454]=0;[.D454];[.C454])" office:value-type="string" office:string-value="SGW" calcext:value-type="string">
            <text:p>SGW</text:p>
          </table:table-cell>
          <table:table-cell/>
          <table:table-cell table:formula="of:=CONCATENATE([$przecinki.$A$2];[.B454];[$przecinki.$A$2];[$przecinki.$B$2];[$przecinki.$C$2];[$przecinki.$A$2];[.F454];[$przecinki.$A$2];[$przecinki.$D$2])" office:value-type="string" office:string-value="&quot;żw&quot;: &quot;SGW&quot;," calcext:value-type="string">
            <text:p>"żw": "SGW",</text:p>
          </table:table-cell>
        </table:table-row>
        <table:table-row table:style-name="ro1">
          <table:table-cell/>
          <table:table-cell table:formula="of:=[$tu_edytuj.G456]" office:value-type="string" office:string-value="rz" calcext:value-type="string">
            <text:p>rz</text:p>
          </table:table-cell>
          <table:table-cell table:formula="of:=[$tu_edytuj.H456]" office:value-type="string" office:string-value="SG" calcext:value-type="string">
            <text:p>SG</text:p>
          </table:table-cell>
          <table:table-cell table:formula="of:=[$tu_edytuj.I456]" office:value-type="float" office:value="0" calcext:value-type="float">
            <text:p>0</text:p>
          </table:table-cell>
          <table:table-cell/>
          <table:table-cell table:formula="of:=IF([.C455]=0;[.D455];[.C455])" office:value-type="string" office:string-value="SG" calcext:value-type="string">
            <text:p>SG</text:p>
          </table:table-cell>
          <table:table-cell/>
          <table:table-cell table:formula="of:=CONCATENATE([$przecinki.$A$2];[.B455];[$przecinki.$A$2];[$przecinki.$B$2];[$przecinki.$C$2];[$przecinki.$A$2];[.F455];[$przecinki.$A$2];[$przecinki.$D$2])" office:value-type="string" office:string-value="&quot;rz&quot;: &quot;SG&quot;," calcext:value-type="string">
            <text:p>"rz": "SG",</text:p>
          </table:table-cell>
        </table:table-row>
        <table:table-row table:style-name="ro1">
          <table:table-cell/>
          <table:table-cell table:formula="of:=[$tu_edytuj.G457]" office:value-type="string" office:string-value="rzk" calcext:value-type="string">
            <text:p>rzk</text:p>
          </table:table-cell>
          <table:table-cell table:formula="of:=[$tu_edytuj.H457]" office:value-type="string" office:string-value="LSG" calcext:value-type="string">
            <text:p>LSG</text:p>
          </table:table-cell>
          <table:table-cell table:formula="of:=[$tu_edytuj.I457]" office:value-type="float" office:value="0" calcext:value-type="float">
            <text:p>0</text:p>
          </table:table-cell>
          <table:table-cell/>
          <table:table-cell table:formula="of:=IF([.C456]=0;[.D456];[.C456])" office:value-type="string" office:string-value="LSG" calcext:value-type="string">
            <text:p>LSG</text:p>
          </table:table-cell>
          <table:table-cell/>
          <table:table-cell table:formula="of:=CONCATENATE([$przecinki.$A$2];[.B456];[$przecinki.$A$2];[$przecinki.$B$2];[$przecinki.$C$2];[$przecinki.$A$2];[.F456];[$przecinki.$A$2];[$przecinki.$D$2])" office:value-type="string" office:string-value="&quot;rzk&quot;: &quot;LSG&quot;," calcext:value-type="string">
            <text:p>"rzk": "LSG",</text:p>
          </table:table-cell>
        </table:table-row>
        <table:table-row table:style-name="ro1">
          <table:table-cell/>
          <table:table-cell table:formula="of:=[$tu_edytuj.G458]" office:value-type="string" office:string-value="rzł" calcext:value-type="string">
            <text:p>rzł</text:p>
          </table:table-cell>
          <table:table-cell table:formula="of:=[$tu_edytuj.H458]" office:value-type="string" office:string-value="RSW" calcext:value-type="string">
            <text:p>RSW</text:p>
          </table:table-cell>
          <table:table-cell table:formula="of:=[$tu_edytuj.I458]" office:value-type="float" office:value="0" calcext:value-type="float">
            <text:p>0</text:p>
          </table:table-cell>
          <table:table-cell/>
          <table:table-cell table:formula="of:=IF([.C457]=0;[.D457];[.C457])" office:value-type="string" office:string-value="RSW" calcext:value-type="string">
            <text:p>RSW</text:p>
          </table:table-cell>
          <table:table-cell/>
          <table:table-cell table:formula="of:=CONCATENATE([$przecinki.$A$2];[.B457];[$przecinki.$A$2];[$przecinki.$B$2];[$przecinki.$C$2];[$przecinki.$A$2];[.F457];[$przecinki.$A$2];[$przecinki.$D$2])" office:value-type="string" office:string-value="&quot;rzł&quot;: &quot;RSW&quot;," calcext:value-type="string">
            <text:p>"rzł": "RSW",</text:p>
          </table:table-cell>
        </table:table-row>
        <table:table-row table:style-name="ro1">
          <table:table-cell/>
          <table:table-cell table:formula="of:=[$tu_edytuj.G459]" office:value-type="string" office:string-value="rzm" calcext:value-type="string">
            <text:p>rzm</text:p>
          </table:table-cell>
          <table:table-cell table:formula="of:=[$tu_edytuj.H459]" office:value-type="string" office:string-value="CSG" calcext:value-type="string">
            <text:p>CSG</text:p>
          </table:table-cell>
          <table:table-cell table:formula="of:=[$tu_edytuj.I459]" office:value-type="float" office:value="0" calcext:value-type="float">
            <text:p>0</text:p>
          </table:table-cell>
          <table:table-cell/>
          <table:table-cell table:formula="of:=IF([.C458]=0;[.D458];[.C458])" office:value-type="string" office:string-value="CSG" calcext:value-type="string">
            <text:p>CSG</text:p>
          </table:table-cell>
          <table:table-cell/>
          <table:table-cell table:formula="of:=CONCATENATE([$przecinki.$A$2];[.B458];[$przecinki.$A$2];[$przecinki.$B$2];[$przecinki.$C$2];[$przecinki.$A$2];[.F458];[$przecinki.$A$2];[$przecinki.$D$2])" office:value-type="string" office:string-value="&quot;rzm&quot;: &quot;CSG&quot;," calcext:value-type="string">
            <text:p>"rzm": "CSG",</text:p>
          </table:table-cell>
        </table:table-row>
        <table:table-row table:style-name="ro1">
          <table:table-cell/>
          <table:table-cell table:formula="of:=[$tu_edytuj.G460]" office:value-type="string" office:string-value="rzch" calcext:value-type="string">
            <text:p>rzch</text:p>
          </table:table-cell>
          <table:table-cell table:formula="of:=[$tu_edytuj.H460]" office:value-type="float" office:value="0" calcext:value-type="float">
            <text:p>0</text:p>
          </table:table-cell>
          <table:table-cell table:formula="of:=[$tu_edytuj.I460]" office:value-type="string" office:string-value="CRB" calcext:value-type="string">
            <text:p>CRB</text:p>
          </table:table-cell>
          <table:table-cell/>
          <table:table-cell table:formula="of:=IF([.C459]=0;[.D459];[.C459])" office:value-type="string" office:string-value="CRB" calcext:value-type="string">
            <text:p>CRB</text:p>
          </table:table-cell>
          <table:table-cell/>
          <table:table-cell table:formula="of:=CONCATENATE([$przecinki.$A$2];[.B459];[$przecinki.$A$2];[$przecinki.$B$2];[$przecinki.$C$2];[$przecinki.$A$2];[.F459];[$przecinki.$A$2];[$przecinki.$D$2])" office:value-type="string" office:string-value="&quot;rzch&quot;: &quot;CRB&quot;," calcext:value-type="string">
            <text:p>"rzch": "CRB",</text:p>
          </table:table-cell>
        </table:table-row>
        <table:table-row table:style-name="ro1">
          <table:table-cell/>
          <table:table-cell table:formula="of:=[$tu_edytuj.G461]" office:value-type="float" office:value="0" calcext:value-type="float">
            <text:p>0</text:p>
          </table:table-cell>
          <table:table-cell table:formula="of:=[$tu_edytuj.H461]" office:value-type="float" office:value="0" calcext:value-type="float">
            <text:p>0</text:p>
          </table:table-cell>
          <table:table-cell table:formula="of:=[$tu_edytuj.I461]" office:value-type="float" office:value="0" calcext:value-type="float">
            <text:p>0</text:p>
          </table:table-cell>
          <table:table-cell/>
          <table:table-cell table:formula="of:=IF([.C460]=0;[.D460];[.C460])" office:value-type="float" office:value="0" calcext:value-type="float">
            <text:p>0</text:p>
          </table:table-cell>
          <table:table-cell/>
          <table:table-cell table:formula="of:=CONCATENATE([$przecinki.$A$2];[.B460];[$przecinki.$A$2];[$przecinki.$B$2];[$przecinki.$C$2];[$przecinki.$A$2];[.F46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2]" office:value-type="float" office:value="0" calcext:value-type="float">
            <text:p>0</text:p>
          </table:table-cell>
          <table:table-cell table:formula="of:=[$tu_edytuj.H462]" office:value-type="float" office:value="0" calcext:value-type="float">
            <text:p>0</text:p>
          </table:table-cell>
          <table:table-cell table:formula="of:=[$tu_edytuj.I462]" office:value-type="float" office:value="0" calcext:value-type="float">
            <text:p>0</text:p>
          </table:table-cell>
          <table:table-cell/>
          <table:table-cell table:formula="of:=IF([.C461]=0;[.D461];[.C461])" office:value-type="float" office:value="0" calcext:value-type="float">
            <text:p>0</text:p>
          </table:table-cell>
          <table:table-cell/>
          <table:table-cell table:formula="of:=CONCATENATE([$przecinki.$A$2];[.B461];[$przecinki.$A$2];[$przecinki.$B$2];[$przecinki.$C$2];[$przecinki.$A$2];[.F461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3]" office:value-type="float" office:value="0" calcext:value-type="float">
            <text:p>0</text:p>
          </table:table-cell>
          <table:table-cell table:formula="of:=[$tu_edytuj.H463]" office:value-type="float" office:value="0" calcext:value-type="float">
            <text:p>0</text:p>
          </table:table-cell>
          <table:table-cell table:formula="of:=[$tu_edytuj.I463]" office:value-type="float" office:value="0" calcext:value-type="float">
            <text:p>0</text:p>
          </table:table-cell>
          <table:table-cell/>
          <table:table-cell table:formula="of:=IF([.C462]=0;[.D462];[.C462])" office:value-type="float" office:value="0" calcext:value-type="float">
            <text:p>0</text:p>
          </table:table-cell>
          <table:table-cell/>
          <table:table-cell table:formula="of:=CONCATENATE([$przecinki.$A$2];[.B462];[$przecinki.$A$2];[$przecinki.$B$2];[$przecinki.$C$2];[$przecinki.$A$2];[.F462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4]" office:value-type="float" office:value="0" calcext:value-type="float">
            <text:p>0</text:p>
          </table:table-cell>
          <table:table-cell table:formula="of:=[$tu_edytuj.H464]" office:value-type="float" office:value="0" calcext:value-type="float">
            <text:p>0</text:p>
          </table:table-cell>
          <table:table-cell table:formula="of:=[$tu_edytuj.I464]" office:value-type="float" office:value="0" calcext:value-type="float">
            <text:p>0</text:p>
          </table:table-cell>
          <table:table-cell/>
          <table:table-cell table:formula="of:=IF([.C463]=0;[.D463];[.C463])" office:value-type="float" office:value="0" calcext:value-type="float">
            <text:p>0</text:p>
          </table:table-cell>
          <table:table-cell/>
          <table:table-cell table:formula="of:=CONCATENATE([$przecinki.$A$2];[.B463];[$przecinki.$A$2];[$przecinki.$B$2];[$przecinki.$C$2];[$przecinki.$A$2];[.F463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5]" office:value-type="float" office:value="0" calcext:value-type="float">
            <text:p>0</text:p>
          </table:table-cell>
          <table:table-cell table:formula="of:=[$tu_edytuj.H465]" office:value-type="float" office:value="0" calcext:value-type="float">
            <text:p>0</text:p>
          </table:table-cell>
          <table:table-cell table:formula="of:=[$tu_edytuj.I465]" office:value-type="float" office:value="0" calcext:value-type="float">
            <text:p>0</text:p>
          </table:table-cell>
          <table:table-cell/>
          <table:table-cell table:formula="of:=IF([.C464]=0;[.D464];[.C464])" office:value-type="float" office:value="0" calcext:value-type="float">
            <text:p>0</text:p>
          </table:table-cell>
          <table:table-cell/>
          <table:table-cell table:formula="of:=CONCATENATE([$przecinki.$A$2];[.B464];[$przecinki.$A$2];[$przecinki.$B$2];[$przecinki.$C$2];[$przecinki.$A$2];[.F464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6]" office:value-type="float" office:value="0" calcext:value-type="float">
            <text:p>0</text:p>
          </table:table-cell>
          <table:table-cell table:formula="of:=[$tu_edytuj.H466]" office:value-type="float" office:value="0" calcext:value-type="float">
            <text:p>0</text:p>
          </table:table-cell>
          <table:table-cell table:formula="of:=[$tu_edytuj.I466]" office:value-type="float" office:value="0" calcext:value-type="float">
            <text:p>0</text:p>
          </table:table-cell>
          <table:table-cell/>
          <table:table-cell table:formula="of:=IF([.C465]=0;[.D465];[.C465])" office:value-type="float" office:value="0" calcext:value-type="float">
            <text:p>0</text:p>
          </table:table-cell>
          <table:table-cell/>
          <table:table-cell table:formula="of:=CONCATENATE([$przecinki.$A$2];[.B465];[$przecinki.$A$2];[$przecinki.$B$2];[$przecinki.$C$2];[$przecinki.$A$2];[.F465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7]" office:value-type="float" office:value="0" calcext:value-type="float">
            <text:p>0</text:p>
          </table:table-cell>
          <table:table-cell table:formula="of:=[$tu_edytuj.H467]" office:value-type="float" office:value="0" calcext:value-type="float">
            <text:p>0</text:p>
          </table:table-cell>
          <table:table-cell table:formula="of:=[$tu_edytuj.I467]" office:value-type="float" office:value="0" calcext:value-type="float">
            <text:p>0</text:p>
          </table:table-cell>
          <table:table-cell/>
          <table:table-cell table:formula="of:=IF([.C466]=0;[.D466];[.C466])" office:value-type="float" office:value="0" calcext:value-type="float">
            <text:p>0</text:p>
          </table:table-cell>
          <table:table-cell/>
          <table:table-cell table:formula="of:=CONCATENATE([$przecinki.$A$2];[.B466];[$przecinki.$A$2];[$przecinki.$B$2];[$przecinki.$C$2];[$przecinki.$A$2];[.F466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8]" office:value-type="float" office:value="0" calcext:value-type="float">
            <text:p>0</text:p>
          </table:table-cell>
          <table:table-cell table:formula="of:=[$tu_edytuj.H468]" office:value-type="float" office:value="0" calcext:value-type="float">
            <text:p>0</text:p>
          </table:table-cell>
          <table:table-cell table:formula="of:=[$tu_edytuj.I468]" office:value-type="float" office:value="0" calcext:value-type="float">
            <text:p>0</text:p>
          </table:table-cell>
          <table:table-cell/>
          <table:table-cell table:formula="of:=IF([.C467]=0;[.D467];[.C467])" office:value-type="float" office:value="0" calcext:value-type="float">
            <text:p>0</text:p>
          </table:table-cell>
          <table:table-cell/>
          <table:table-cell table:formula="of:=CONCATENATE([$przecinki.$A$2];[.B467];[$przecinki.$A$2];[$przecinki.$B$2];[$przecinki.$C$2];[$przecinki.$A$2];[.F467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69]" office:value-type="float" office:value="0" calcext:value-type="float">
            <text:p>0</text:p>
          </table:table-cell>
          <table:table-cell table:formula="of:=[$tu_edytuj.H469]" office:value-type="float" office:value="0" calcext:value-type="float">
            <text:p>0</text:p>
          </table:table-cell>
          <table:table-cell table:formula="of:=[$tu_edytuj.I469]" office:value-type="float" office:value="0" calcext:value-type="float">
            <text:p>0</text:p>
          </table:table-cell>
          <table:table-cell/>
          <table:table-cell table:formula="of:=IF([.C468]=0;[.D468];[.C468])" office:value-type="float" office:value="0" calcext:value-type="float">
            <text:p>0</text:p>
          </table:table-cell>
          <table:table-cell/>
          <table:table-cell table:formula="of:=CONCATENATE([$przecinki.$A$2];[.B468];[$przecinki.$A$2];[$przecinki.$B$2];[$przecinki.$C$2];[$przecinki.$A$2];[.F468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70]" office:value-type="float" office:value="0" calcext:value-type="float">
            <text:p>0</text:p>
          </table:table-cell>
          <table:table-cell table:formula="of:=[$tu_edytuj.H470]" office:value-type="float" office:value="0" calcext:value-type="float">
            <text:p>0</text:p>
          </table:table-cell>
          <table:table-cell table:formula="of:=[$tu_edytuj.I470]" office:value-type="float" office:value="0" calcext:value-type="float">
            <text:p>0</text:p>
          </table:table-cell>
          <table:table-cell/>
          <table:table-cell table:formula="of:=IF([.C469]=0;[.D469];[.C469])" office:value-type="float" office:value="0" calcext:value-type="float">
            <text:p>0</text:p>
          </table:table-cell>
          <table:table-cell/>
          <table:table-cell table:formula="of:=CONCATENATE([$przecinki.$A$2];[.B469];[$przecinki.$A$2];[$przecinki.$B$2];[$przecinki.$C$2];[$przecinki.$A$2];[.F469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>
          <table:table-cell/>
          <table:table-cell table:formula="of:=[$tu_edytuj.G471]" office:value-type="float" office:value="0" calcext:value-type="float">
            <text:p>0</text:p>
          </table:table-cell>
          <table:table-cell table:formula="of:=[$tu_edytuj.H471]" office:value-type="float" office:value="0" calcext:value-type="float">
            <text:p>0</text:p>
          </table:table-cell>
          <table:table-cell table:formula="of:=[$tu_edytuj.I471]" office:value-type="float" office:value="0" calcext:value-type="float">
            <text:p>0</text:p>
          </table:table-cell>
          <table:table-cell/>
          <table:table-cell table:formula="of:=IF([.C470]=0;[.D470];[.C470])" office:value-type="float" office:value="0" calcext:value-type="float">
            <text:p>0</text:p>
          </table:table-cell>
          <table:table-cell/>
          <table:table-cell table:formula="of:=CONCATENATE([$przecinki.$A$2];[.B470];[$przecinki.$A$2];[$przecinki.$B$2];[$przecinki.$C$2];[$przecinki.$A$2];[.F470];[$przecinki.$A$2];[$przecinki.$D$2])" office:value-type="string" office:string-value="&quot;0&quot;: &quot;0&quot;," calcext:value-type="string">
            <text:p>"0": "0",</text:p>
          </table:table-cell>
        </table:table-row>
        <table:table-row table:style-name="ro1" table:number-rows-repeated="10481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zecinki" table:style-name="ta1"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row table:style-name="ro1">
          <table:table-cell table:style-name="ce42" office:value-type="string" calcext:value-type="string">
            <text:p>cudzysłów</text:p>
          </table:table-cell>
          <table:table-cell table:style-name="ce42" office:value-type="string" calcext:value-type="string">
            <text:p>dwukropek</text:p>
          </table:table-cell>
          <table:table-cell table:style-name="ce42" office:value-type="string" calcext:value-type="string">
            <text:p>spacja</text:p>
          </table:table-cell>
          <table:table-cell table:style-name="ce42" office:value-type="string" calcext:value-type="string">
            <text:p>przecinek</text:p>
          </table:table-cell>
        </table:table-row>
        <table:table-row table:style-name="ro3">
          <table:table-cell table:style-name="ce43" office:value-type="string" calcext:value-type="string">
            <text:p>"</text:p>
          </table:table-cell>
          <table:table-cell table:style-name="ce43" office:value-type="string" calcext:value-type="string">
            <text:p>:</text:p>
          </table:table-cell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,</text:p>
          </table:table-cell>
        </table:table-row>
        <table:table-row table:style-name="ro1" table:number-rows-repeated="10485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tu_edytuj.G1:tu_edytuj.J459" table:display-filter-buttons="true" table:orientation="column"/>
        <table:database-range table:name="__Anonymous_Sheet_DB__1" table:target-range-address="do_pliku.D1:do_pliku.D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 style:data-style-name="N2" text:time-value="09:06:01.65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37:49.586000000</meta:creation-date>
    <dc:date>2022-05-09T12:31:08.028000000</dc:date>
    <meta:editing-duration>P24DT7H19M34S</meta:editing-duration>
    <meta:editing-cycles>33</meta:editing-cycles>
    <meta:generator>LibreOffice/7.2.4.1$Windows_X86_64 LibreOffice_project/27d75539669ac387bb498e35313b970b7fe9c4f9</meta:generator>
    <meta:document-statistic meta:table-count="3" meta:cell-count="4600" meta:object-count="0"/>
  </office:meta>
</office:document-meta>
</file>